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center"/>
      <style:text-properties fo:language="ru" fo:country="RU"/>
    </style:style>
    <style:style style:name="P49" style:parent-style-name="Textbody" style:family="paragraph">
      <style:paragraph-properties fo:text-align="center"/>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background-color="#FFFF00" fo:language="ru" fo:country="RU"/>
    </style:style>
    <style:style style:name="P76" style:parent-style-name="Textbody" style:family="paragraph">
      <style:paragraph-properties fo:text-align="justify"/>
      <style:text-properties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center"/>
      <style:text-properties fo:language="ru" fo:country="RU"/>
    </style:style>
    <style:style style:name="P82" style:parent-style-name="Textbody" style:family="paragraph">
      <style:paragraph-properties fo:text-align="justify"/>
      <style:text-properties fo:language="ru" fo:country="RU"/>
    </style:style>
    <style:style style:name="P83" style:parent-style-name="Textbody" style:family="paragraph">
      <style:paragraph-properties fo:text-align="justify"/>
    </style:style>
    <style:style style:name="T84" style:parent-style-name="DefaultParagraphFont" style:family="text">
      <style:text-properties fo:font-style="italic" style:font-style-asian="italic" style:font-style-complex="italic" fo:language="ru" fo:country="RU"/>
    </style:style>
    <style:style style:name="P85" style:parent-style-name="Textbody" style:family="paragraph">
      <style:paragraph-properties fo:text-align="justify"/>
      <style:text-properties fo:language="ru" fo:country="RU"/>
    </style:style>
    <style:style style:name="P86" style:parent-style-name="Textbody" style:family="paragraph">
      <style:paragraph-properties fo:text-align="justify"/>
      <style:text-properties fo:font-style="italic" style:font-style-asian="italic" style:font-style-complex="italic" fo:language="ru" fo:country="RU"/>
    </style:style>
    <style:style style:name="P87" style:parent-style-name="Textbody" style:family="paragraph">
      <style:paragraph-properties fo:text-align="justify"/>
      <style:text-properties fo:language="ru" fo:country="RU"/>
    </style:style>
    <style:style style:name="P88" style:parent-style-name="Textbody" style:family="paragraph">
      <style:paragraph-properties fo:text-align="justify"/>
      <style:text-properties fo:font-style="italic" style:font-style-asian="italic" style:font-style-complex="italic"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font-style="italic" style:font-style-asian="italic" style:font-style-complex="italic"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style>
    <style:style style:name="T95" style:parent-style-name="DefaultParagraphFont" style:family="text">
      <style:text-properties fo:font-style="italic" style:font-style-asian="italic" style:font-style-complex="italic" fo:language="ru" fo:country="RU"/>
    </style:style>
    <style:style style:name="P96" style:parent-style-name="Textbody" style:family="paragraph">
      <style:paragraph-properties fo:text-align="justify"/>
      <style:text-properties fo:language="ru" fo:country="RU"/>
    </style:style>
    <style:style style:name="P97" style:parent-style-name="Textbody" style:family="paragraph">
      <style:paragraph-properties fo:text-align="justify"/>
      <style:text-properties fo:font-style="italic" style:font-style-asian="italic" style:font-style-complex="italic" fo:language="ru" fo:country="RU"/>
    </style:style>
    <style:style style:name="P98" style:parent-style-name="Textbody" style:family="paragraph">
      <style:paragraph-properties fo:text-align="justify"/>
      <style:text-properties fo:font-style="italic" style:font-style-asian="italic" style:font-style-complex="italic" fo:language="ru" fo:country="RU"/>
    </style:style>
    <style:style style:name="P99" style:parent-style-name="Textbody" style:family="paragraph">
      <style:paragraph-properties fo:text-align="justify"/>
      <style:text-properties fo:font-style="italic" style:font-style-asian="italic" style:font-style-complex="italic" fo:language="ru" fo:country="RU"/>
    </style:style>
    <style:style style:name="P100" style:parent-style-name="Textbody" style:family="paragraph">
      <style:paragraph-properties fo:text-align="justify"/>
      <style:text-properties fo:language="ru" fo:country="RU"/>
    </style:style>
    <style:style style:name="P101" style:parent-style-name="Textbody" style:family="paragraph">
      <style:paragraph-properties fo:text-align="justify"/>
    </style:style>
    <style:style style:name="T102" style:parent-style-name="DefaultParagraphFont" style:family="text">
      <style:text-properties fo:font-style="italic" style:font-style-asian="italic" style:font-style-complex="italic" fo:language="ru" fo:country="RU"/>
    </style:style>
    <style:style style:name="P103" style:parent-style-name="Textbody" style:family="paragraph">
      <style:paragraph-properties fo:text-align="justify"/>
    </style:style>
    <style:style style:name="T104" style:parent-style-name="DefaultParagraphFont" style:family="text">
      <style:text-properties fo:font-style="italic" style:font-style-asian="italic" style:font-style-complex="italic" fo:language="ru" fo:country="RU"/>
    </style:style>
    <style:style style:name="P105" style:parent-style-name="Textbody" style:family="paragraph">
      <style:paragraph-properties fo:text-align="justify"/>
      <style:text-properties fo:font-style="italic" style:font-style-asian="italic" style:font-style-complex="italic" fo:language="ru" fo:country="RU"/>
    </style:style>
    <style:style style:name="P106" style:parent-style-name="Textbody" style:family="paragraph">
      <style:paragraph-properties fo:text-align="justify"/>
      <style:text-properties fo:font-style="italic" style:font-style-asian="italic" style:font-style-complex="italic" fo:language="ru" fo:country="RU"/>
    </style:style>
    <style:style style:name="P107" style:parent-style-name="Textbody" style:family="paragraph">
      <style:paragraph-properties fo:text-align="justify"/>
      <style:text-properties fo:language="ru" fo:country="RU"/>
    </style:style>
    <style:style style:name="P108" style:parent-style-name="Textbody" style:family="paragraph">
      <style:paragraph-properties fo:text-align="justify"/>
    </style:style>
    <style:style style:name="T109" style:parent-style-name="DefaultParagraphFont" style:family="text">
      <style:text-properties fo:font-style="italic" style:font-style-asian="italic" style:font-style-complex="italic" fo:language="ru" fo:country="RU"/>
    </style:style>
    <style:style style:name="P110" style:parent-style-name="Textbody" style:family="paragraph">
      <style:paragraph-properties fo:text-align="justify"/>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language="ru" fo:country="RU"/>
    </style:style>
    <style:style style:name="P113" style:parent-style-name="Textbody" style:family="paragraph">
      <style:paragraph-properties fo:text-align="justify"/>
      <style:text-properties fo:font-style="italic" style:font-style-asian="italic" style:font-style-complex="italic" fo:language="ru" fo:country="RU"/>
    </style:style>
    <style:style style:name="P114" style:parent-style-name="Textbody" style:family="paragraph">
      <style:paragraph-properties fo:text-align="justify"/>
      <style:text-properties fo:font-style="italic" style:font-style-asian="italic" style:font-style-complex="italic" fo:language="ru" fo:country="RU"/>
    </style:style>
    <style:style style:name="P115" style:parent-style-name="Textbody" style:family="paragraph">
      <style:paragraph-properties fo:text-align="justify"/>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language="ru" fo:country="RU"/>
    </style:style>
    <style:style style:name="P119" style:parent-style-name="Textbody" style:family="paragraph">
      <style:paragraph-properties fo:text-align="justify"/>
      <style:text-properties fo:font-style="italic" style:font-style-asian="italic" style:font-style-complex="italic"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style>
    <style:style style:name="T122" style:parent-style-name="DefaultParagraphFont" style:family="text">
      <style:text-properties fo:font-style="italic" style:font-style-asian="italic" style:font-style-complex="italic" fo:language="ru" fo:country="RU"/>
    </style:style>
    <style:style style:name="P123" style:parent-style-name="Textbody" style:family="paragraph">
      <style:paragraph-properties fo:text-align="justify"/>
      <style:text-properties fo:font-style="italic" style:font-style-asian="italic" style:font-style-complex="italic" fo:language="ru" fo:country="RU"/>
    </style:style>
    <style:style style:name="P124" style:parent-style-name="Textbody" style:family="paragraph">
      <style:paragraph-properties fo:text-align="justify"/>
    </style:style>
    <style:style style:name="T125" style:parent-style-name="DefaultParagraphFont" style:family="text">
      <style:text-properties fo:font-style="italic" style:font-style-asian="italic" style:font-style-complex="italic" fo:language="ru" fo:country="RU"/>
    </style:style>
    <style:style style:name="P126" style:parent-style-name="Textbody" style:family="paragraph">
      <style:paragraph-properties fo:text-align="justify"/>
      <style:text-properties fo:font-style="italic" style:font-style-asian="italic" style:font-style-complex="italic" fo:language="ru" fo:country="RU"/>
    </style:style>
    <style:style style:name="P127" style:parent-style-name="Textbody" style:family="paragraph">
      <style:paragraph-properties fo:text-align="justify"/>
      <style:text-properties fo:font-style="italic" style:font-style-asian="italic" style:font-style-complex="italic" fo:language="ru" fo:country="RU"/>
    </style:style>
    <style:style style:name="P128" style:parent-style-name="Textbody" style:family="paragraph">
      <style:paragraph-properties fo:text-align="justify"/>
      <style:text-properties fo:language="ru" fo:country="RU"/>
    </style:style>
    <style:style style:name="P129" style:parent-style-name="Textbody" style:family="paragraph">
      <style:paragraph-properties fo:text-align="justify"/>
      <style:text-properties fo:font-style="italic" style:font-style-asian="italic" style:font-style-complex="italic" fo:language="ru" fo:country="RU"/>
    </style:style>
    <style:style style:name="P130" style:parent-style-name="Textbody" style:family="paragraph">
      <style:paragraph-properties fo:text-align="justify"/>
      <style:text-properties fo:font-style="italic" style:font-style-asian="italic" style:font-style-complex="italic" fo:language="ru" fo:country="RU"/>
    </style:style>
    <style:style style:name="P131" style:parent-style-name="Textbody" style:family="paragraph">
      <style:paragraph-properties fo:text-align="justify"/>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font-style="italic" style:font-style-asian="italic" style:font-style-complex="italic"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style>
    <style:style style:name="T139" style:parent-style-name="DefaultParagraphFont" style:family="text">
      <style:text-properties fo:font-style="italic" style:font-style-asian="italic" style:font-style-complex="italic" fo:language="ru" fo:country="RU"/>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fo:language="ru" fo:country="RU"/>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fo:language="ru" fo:country="RU"/>
    </style:style>
    <style:style style:name="P144" style:parent-style-name="Textbody" style:family="paragraph">
      <style:paragraph-properties fo:text-align="justify"/>
      <style:text-properties fo:font-style="italic" style:font-style-asian="italic" style:font-style-complex="italic" fo:language="ru" fo:country="RU"/>
    </style:style>
    <style:style style:name="P145" style:parent-style-name="Textbody" style:family="paragraph">
      <style:paragraph-properties fo:text-align="justify"/>
      <style:text-properties fo:font-style="italic" style:font-style-asian="italic" style:font-style-complex="italic" fo:language="ru" fo:country="RU"/>
    </style:style>
    <style:style style:name="P146" style:parent-style-name="Textbody" style:family="paragraph">
      <style:paragraph-properties fo:text-align="justify"/>
      <style:text-properties fo:font-style="italic" style:font-style-asian="italic" style:font-style-complex="italic" fo:language="ru" fo:country="RU"/>
    </style:style>
    <style:style style:name="P147" style:parent-style-name="Textbody" style:family="paragraph">
      <style:paragraph-properties fo:text-align="justify"/>
    </style:style>
    <style:style style:name="T148" style:parent-style-name="DefaultParagraphFont" style:family="text">
      <style:text-properties fo:font-style="italic" style:font-style-asian="italic" style:font-style-complex="italic" fo:language="ru" fo:country="RU"/>
    </style:style>
    <style:style style:name="T149" style:parent-style-name="DefaultParagraphFont" style:family="text">
      <style:text-properties fo:font-style="italic" style:font-style-asian="italic" style:font-style-complex="italic" fo:language="uk" fo:country="UA"/>
    </style:style>
    <style:style style:name="T150" style:parent-style-name="DefaultParagraphFont" style:family="text">
      <style:text-properties fo:font-style="italic" style:font-style-asian="italic" style:font-style-complex="italic" fo:language="ru" fo:country="RU"/>
    </style:style>
    <style:style style:name="T151" style:parent-style-name="DefaultParagraphFont" style:family="text">
      <style:text-properties fo:font-style="italic" style:font-style-asian="italic" style:font-style-complex="italic" fo:language="uk" fo:country="UA"/>
    </style:style>
    <style:style style:name="T152" style:parent-style-name="DefaultParagraphFont" style:family="text">
      <style:text-properties fo:font-style="italic" style:font-style-asian="italic" style:font-style-complex="italic" fo:language="ru" fo:country="RU"/>
    </style:style>
    <style:style style:name="P153" style:parent-style-name="Textbody" style:family="paragraph">
      <style:paragraph-properties fo:text-align="justify"/>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text-properties fo:font-style="italic" style:font-style-asian="italic" style:font-style-complex="italic" fo:language="ru" fo:country="RU"/>
    </style:style>
    <style:style style:name="P156" style:parent-style-name="Textbody" style:family="paragraph">
      <style:paragraph-properties fo:text-align="justify"/>
      <style:text-properties fo:font-style="italic" style:font-style-asian="italic" style:font-style-complex="italic" fo:language="ru" fo:country="RU"/>
    </style:style>
    <style:style style:name="P157" style:parent-style-name="Textbody" style:family="paragraph">
      <style:paragraph-properties fo:text-align="justify"/>
      <style:text-properties fo:font-style="italic" style:font-style-asian="italic" style:font-style-complex="italic" fo:language="ru" fo:country="RU"/>
    </style:style>
    <style:style style:name="P158" style:parent-style-name="Textbody" style:family="paragraph">
      <style:paragraph-properties fo:text-align="justify"/>
      <style:text-properties fo:font-style="italic" style:font-style-asian="italic" style:font-style-complex="italic" fo:language="ru" fo:country="RU"/>
    </style:style>
    <style:style style:name="P159" style:parent-style-name="Textbody" style:family="paragraph">
      <style:paragraph-properties fo:text-align="justify"/>
      <style:text-properties fo:font-style="italic" style:font-style-asian="italic" style:font-style-complex="italic" fo:language="ru" fo:country="RU"/>
    </style:style>
    <style:style style:name="P160" style:parent-style-name="Textbody" style:family="paragraph">
      <style:paragraph-properties fo:text-align="justify"/>
      <style:text-properties fo:font-style="italic" style:font-style-asian="italic" style:font-style-complex="italic" fo:language="ru" fo:country="RU"/>
    </style:style>
    <style:style style:name="P161" style:parent-style-name="Textbody" style:family="paragraph">
      <style:paragraph-properties fo:text-align="justify"/>
      <style:text-properties fo:font-style="italic" style:font-style-asian="italic" style:font-style-complex="italic" fo:language="ru" fo:country="RU"/>
    </style:style>
    <style:style style:name="P162" style:parent-style-name="Textbody" style:family="paragraph">
      <style:paragraph-properties fo:text-align="justify"/>
      <style:text-properties fo:font-style="italic" style:font-style-asian="italic" style:font-style-complex="italic" fo:language="ru" fo:country="RU"/>
    </style:style>
    <style:style style:name="P163" style:parent-style-name="Textbody" style:family="paragraph">
      <style:paragraph-properties fo:text-align="justify"/>
      <style:text-properties fo:font-style="italic" style:font-style-asian="italic" style:font-style-complex="italic" fo:language="ru" fo:country="RU"/>
    </style:style>
    <style:style style:name="P164" style:parent-style-name="Textbody" style:family="paragraph">
      <style:paragraph-properties fo:text-align="justify"/>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language="ru" fo:country="RU"/>
    </style:style>
    <style:style style:name="P170" style:parent-style-name="Textbody" style:family="paragraph">
      <style:paragraph-properties fo:text-align="justify"/>
      <style:text-properties fo:font-style="italic" style:font-style-asian="italic" style:font-style-complex="italic" fo:language="ru" fo:country="RU"/>
    </style:style>
    <style:style style:name="P171" style:parent-style-name="Textbody" style:family="paragraph">
      <style:paragraph-properties fo:text-align="justify"/>
      <style:text-properties fo:language="ru" fo:country="RU"/>
    </style:style>
    <style:style style:name="P172" style:parent-style-name="Textbody" style:family="paragraph">
      <style:paragraph-properties fo:text-align="justify"/>
      <style:text-properties fo:font-style="italic" style:font-style-asian="italic" style:font-style-complex="italic" fo:language="ru" fo:country="RU"/>
    </style:style>
    <style:style style:name="P173" style:parent-style-name="Textbody" style:family="paragraph">
      <style:paragraph-properties fo:text-align="justify"/>
      <style:text-properties fo:language="ru" fo:country="RU"/>
    </style:style>
    <style:style style:name="P174" style:parent-style-name="Textbody" style:family="paragraph">
      <style:paragraph-properties fo:text-align="justify"/>
      <style:text-properties fo:font-style="italic" style:font-style-asian="italic" style:font-style-complex="italic" fo:language="ru" fo:country="RU"/>
    </style:style>
    <style:style style:name="P175" style:parent-style-name="Textbody" style:family="paragraph">
      <style:paragraph-properties fo:text-align="justify"/>
      <style:text-properties fo:language="ru" fo:country="RU"/>
    </style:style>
    <style:style style:name="P176" style:parent-style-name="Textbody" style:family="paragraph">
      <style:paragraph-properties fo:text-align="justify"/>
      <style:text-properties fo:font-style="italic" style:font-style-asian="italic" style:font-style-complex="italic"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font-style="italic" style:font-style-asian="italic" style:font-style-complex="italic"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font-style="italic" style:font-style-asian="italic" style:font-style-complex="italic" fo:language="ru" fo:country="RU"/>
    </style:style>
    <style:style style:name="P184" style:parent-style-name="Textbody" style:family="paragraph">
      <style:paragraph-properties fo:text-align="justify"/>
      <style:text-properties fo:language="ru" fo:country="RU"/>
    </style:style>
    <style:style style:name="P185" style:parent-style-name="Textbody" style:family="paragraph">
      <style:paragraph-properties fo:text-align="justify"/>
      <style:text-properties fo:font-style="italic" style:font-style-asian="italic" style:font-style-complex="italic"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font-style="italic" style:font-style-asian="italic" style:font-style-complex="italic" fo:language="ru" fo:country="RU"/>
    </style:style>
    <style:style style:name="P188" style:parent-style-name="Textbody" style:family="paragraph">
      <style:paragraph-properties fo:text-align="justify"/>
      <style:text-properties fo:language="ru" fo:country="RU"/>
    </style:style>
    <style:style style:name="P189" style:parent-style-name="Textbody" style:family="paragraph">
      <style:paragraph-properties fo:text-align="justify"/>
      <style:text-properties fo:font-style="italic" style:font-style-asian="italic" style:font-style-complex="italic"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language="ru" fo:country="RU"/>
    </style:style>
    <style:style style:name="P193" style:parent-style-name="Textbody" style:family="paragraph">
      <style:paragraph-properties fo:text-align="justify"/>
      <style:text-properties fo:font-style="italic" style:font-style-asian="italic" style:font-style-complex="italic"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style>
    <style:style style:name="T196" style:parent-style-name="DefaultParagraphFont" style:family="text">
      <style:text-properties fo:font-style="italic" style:font-style-asian="italic" style:font-style-complex="italic" fo:language="ru" fo:country="RU"/>
    </style:style>
    <style:style style:name="T197" style:parent-style-name="DefaultParagraphFont" style:family="text">
      <style:text-properties fo:font-style="italic" style:font-style-asian="italic" style:font-style-complex="italic"/>
    </style:style>
    <style:style style:name="P198" style:parent-style-name="Textbody" style:family="paragraph">
      <style:paragraph-properties fo:text-align="justify"/>
      <style:text-properties fo:font-style="italic" style:font-style-asian="italic" style:font-style-complex="italic"/>
    </style:style>
    <style:style style:name="P199" style:parent-style-name="Textbody" style:family="paragraph">
      <style:paragraph-properties fo:text-align="justify"/>
      <style:text-properties fo:font-style="italic" style:font-style-asian="italic" style:font-style-complex="italic"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center"/>
      <style:text-properties fo:language="ru" fo:country="RU"/>
    </style:style>
    <style:style style:name="P205" style:parent-style-name="Textbody" style:family="paragraph">
      <style:paragraph-properties fo:text-align="justify"/>
      <style:text-properties fo:font-style="italic" style:font-style-asian="italic" style:font-style-complex="italic"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text-properties fo:font-style="italic" style:font-style-asian="italic" style:font-style-complex="italic" fo:language="ru" fo:country="RU"/>
    </style:style>
    <style:style style:name="P208" style:parent-style-name="Textbody" style:family="paragraph">
      <style:paragraph-properties fo:text-align="justify"/>
      <style:text-properties fo:language="ru" fo:country="RU"/>
    </style:style>
    <style:style style:name="P209" style:parent-style-name="Textbody" style:family="paragraph">
      <style:paragraph-properties fo:text-align="justify"/>
      <style:text-properties fo:font-style="italic" style:font-style-asian="italic" style:font-style-complex="italic" fo:language="ru" fo:country="RU"/>
    </style:style>
    <style:style style:name="P210" style:parent-style-name="Textbody" style:family="paragraph">
      <style:paragraph-properties fo:text-align="justify"/>
    </style:style>
    <style:style style:name="T211" style:parent-style-name="DefaultParagraphFont" style:family="text">
      <style:text-properties fo:font-style="italic" style:font-style-asian="italic" style:font-style-complex="italic" fo:language="ru" fo:country="RU"/>
    </style:style>
    <style:style style:name="T212" style:parent-style-name="DefaultParagraphFont" style:family="text">
      <style:text-properties fo:font-style="italic" style:font-style-asian="italic" style:font-style-complex="italic" fo:language="ru" fo:country="RU"/>
    </style:style>
    <style:style style:name="T213" style:parent-style-name="DefaultParagraphFont" style:family="text">
      <style:text-properties fo:font-style="italic" style:font-style-asian="italic" style:font-style-complex="italic" fo:language="ru" fo:country="RU"/>
    </style:style>
    <style:style style:name="P214" style:parent-style-name="Textbody" style:family="paragraph">
      <style:paragraph-properties fo:text-align="justify"/>
      <style:text-properties fo:language="ru" fo:country="RU"/>
    </style:style>
    <style:style style:name="P215" style:parent-style-name="Textbody" style:family="paragraph">
      <style:paragraph-properties fo:text-align="justify"/>
      <style:text-properties fo:font-style="italic" style:font-style-asian="italic" style:font-style-complex="italic" fo:language="ru" fo:country="RU"/>
    </style:style>
    <style:style style:name="P216" style:parent-style-name="Textbody" style:family="paragraph">
      <style:paragraph-properties fo:text-align="justify"/>
      <style:text-properties fo:font-style="italic" style:font-style-asian="italic" style:font-style-complex="italic" fo:language="ru" fo:country="RU"/>
    </style:style>
    <style:style style:name="P217" style:parent-style-name="Textbody" style:family="paragraph">
      <style:paragraph-properties fo:text-align="justify"/>
      <style:text-properties fo:language="ru" fo:country="RU"/>
    </style:style>
    <style:style style:name="P218" style:parent-style-name="Textbody" style:family="paragraph">
      <style:paragraph-properties fo:text-align="justify"/>
      <style:text-properties fo:font-style="italic" style:font-style-asian="italic" style:font-style-complex="italic" fo:language="ru" fo:country="RU"/>
    </style:style>
    <style:style style:name="P219" style:parent-style-name="Textbody" style:family="paragraph">
      <style:paragraph-properties fo:text-align="justify"/>
    </style:style>
    <style:style style:name="T220" style:parent-style-name="DefaultParagraphFont" style:family="text">
      <style:text-properties fo:font-style="italic" style:font-style-asian="italic" style:font-style-complex="italic" fo:language="ru" fo:country="RU"/>
    </style:style>
    <style:style style:name="P221" style:parent-style-name="Textbody" style:family="paragraph">
      <style:paragraph-properties fo:text-align="justify"/>
      <style:text-properties fo:font-style="italic" style:font-style-asian="italic" style:font-style-complex="italic" fo:language="ru" fo:country="RU"/>
    </style:style>
    <style:style style:name="P222" style:parent-style-name="Textbody" style:family="paragraph">
      <style:paragraph-properties fo:text-align="justify"/>
      <style:text-properties fo:font-style="italic" style:font-style-asian="italic" style:font-style-complex="italic" fo:language="ru" fo:country="RU"/>
    </style:style>
    <style:style style:name="P223" style:parent-style-name="Textbody" style:family="paragraph">
      <style:paragraph-properties fo:text-align="justify"/>
      <style:text-properties fo:language="ru" fo:country="RU"/>
    </style:style>
    <style:style style:name="P224" style:parent-style-name="Textbody" style:family="paragraph">
      <style:paragraph-properties fo:text-align="justify"/>
      <style:text-properties fo:language="ru" fo:country="RU"/>
    </style:style>
    <style:style style:name="P225" style:parent-style-name="Textbody" style:family="paragraph">
      <style:paragraph-properties fo:text-align="justify"/>
      <style:text-properties fo:font-style="italic" style:font-style-asian="italic" style:font-style-complex="italic" fo:language="ru" fo:country="RU"/>
    </style:style>
    <style:style style:name="P226" style:parent-style-name="Textbody" style:family="paragraph">
      <style:paragraph-properties fo:text-align="justify"/>
      <style:text-properties fo:font-style="italic" style:font-style-asian="italic" style:font-style-complex="italic"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font-style="italic" style:font-style-asian="italic" style:font-style-complex="italic"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text-properties fo:font-style="italic" style:font-style-asian="italic" style:font-style-complex="italic" fo:language="ru" fo:country="RU"/>
    </style:style>
    <style:style style:name="P232" style:parent-style-name="Textbody" style:family="paragraph">
      <style:paragraph-properties fo:text-align="justify"/>
      <style:text-properties fo:font-style="italic" style:font-style-asian="italic" style:font-style-complex="italic" fo:language="ru" fo:country="RU"/>
    </style:style>
    <style:style style:name="P233" style:parent-style-name="Textbody" style:family="paragraph">
      <style:paragraph-properties fo:text-align="justify"/>
      <style:text-properties fo:font-style="italic" style:font-style-asian="italic" style:font-style-complex="italic" fo:language="ru" fo:country="RU"/>
    </style:style>
    <style:style style:name="P234" style:parent-style-name="Textbody" style:family="paragraph">
      <style:paragraph-properties fo:text-align="justify"/>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font-style="italic" style:font-style-asian="italic" style:font-style-complex="italic" fo:language="ru" fo:country="RU"/>
    </style:style>
    <style:style style:name="P238" style:parent-style-name="Textbody" style:family="paragraph">
      <style:paragraph-properties fo:text-align="justify"/>
      <style:text-properties fo:font-style="italic" style:font-style-asian="italic" style:font-style-complex="italic"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text-properties fo:font-style="italic" style:font-style-asian="italic" style:font-style-complex="italic" fo:language="ru" fo:country="RU"/>
    </style:style>
    <style:style style:name="P264" style:parent-style-name="Textbody" style:family="paragraph">
      <style:paragraph-properties fo:text-align="justify"/>
      <style:text-properties fo:font-style="italic" style:font-style-asian="italic" style:font-style-complex="italic" fo:language="ru" fo:country="RU"/>
    </style:style>
    <style:style style:name="P265" style:parent-style-name="Textbody" style:family="paragraph">
      <style:paragraph-properties fo:text-align="justify"/>
    </style:style>
    <style:style style:name="T266" style:parent-style-name="DefaultParagraphFont" style:family="text">
      <style:text-properties fo:font-style="italic" style:font-style-asian="italic" style:font-style-complex="italic" fo:language="ru" fo:country="RU"/>
    </style:style>
    <style:style style:name="P267" style:parent-style-name="Textbody" style:family="paragraph">
      <style:paragraph-properties fo:text-align="justify"/>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text-properties fo:font-style="italic" style:font-style-asian="italic" style:font-style-complex="italic" fo:language="ru" fo:country="RU"/>
    </style:style>
    <style:style style:name="P280" style:parent-style-name="Textbody" style:family="paragraph">
      <style:paragraph-properties fo:text-align="justify"/>
      <style:text-properties fo:font-style="italic" style:font-style-asian="italic" style:font-style-complex="italic" fo:language="ru" fo:country="RU"/>
    </style:style>
    <style:style style:name="P281" style:parent-style-name="Textbody" style:family="paragraph">
      <style:paragraph-properties fo:text-align="justify"/>
      <style:text-properties fo:font-style="italic" style:font-style-asian="italic" style:font-style-complex="italic" fo:language="ru" fo:country="RU"/>
    </style:style>
    <style:style style:name="P282" style:parent-style-name="Textbody" style:family="paragraph">
      <style:paragraph-properties fo:text-align="center"/>
      <style:text-properties fo:language="ru" fo:country="RU"/>
    </style:style>
    <style:style style:name="P283" style:parent-style-name="Textbody" style:family="paragraph">
      <style:paragraph-properties fo:text-align="justify"/>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Textbody" style:family="paragraph">
      <style:paragraph-properties fo:text-align="justify"/>
      <style:text-properties fo:language="ru" fo:country="RU"/>
    </style:style>
    <style:style style:name="P289" style:parent-style-name="Textbody" style:family="paragraph">
      <style:paragraph-properties fo:text-align="justify"/>
      <style:text-properties fo:language="ru" fo:country="RU"/>
    </style:style>
    <style:style style:name="P290" style:parent-style-name="Heading2" style:family="paragraph">
      <style:paragraph-properties fo:text-align="center"/>
      <style:text-properties fo:language="ru" fo:country="RU"/>
    </style:style>
    <style:style style:name="P291" style:parent-style-name="Textbody" style:family="paragraph">
      <style:paragraph-properties fo:text-align="center"/>
      <style:text-properties fo:language="ru" fo:country="RU"/>
    </style:style>
    <style:style style:name="P292"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3"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5" style:parent-style-name="Textbody" style:family="paragraph">
      <style:paragraph-properties fo:text-align="justify" fo:margin-left="2.4618in">
        <style:tab-stops/>
      </style:paragraph-properties>
      <style:text-properties fo:language="ru" fo:country="RU"/>
    </style:style>
    <style:style style:name="P296" style:parent-style-name="Textbody" style:family="paragraph">
      <style:paragraph-properties fo:text-align="justify"/>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background-color="#FFFF00"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text-properties fo:language="ru" fo:country="RU"/>
    </style:style>
    <style:style style:name="P311" style:parent-style-name="Textbody" style:family="paragraph">
      <style:paragraph-properties fo:text-align="justify"/>
      <style:text-properties fo:language="ru" fo:country="RU"/>
    </style:style>
    <style:style style:name="P312" style:parent-style-name="Textbody" style:family="paragraph">
      <style:paragraph-properties fo:text-align="justify"/>
      <style:text-properties fo:language="ru" fo:country="RU"/>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style>
    <style:style style:name="T316" style:parent-style-name="DefaultParagraphFont" style:family="text">
      <style:text-properties fo:language="ru" fo:country="RU"/>
    </style:style>
    <style:style style:name="T317" style:parent-style-name="DefaultParagraphFont" style:family="text">
      <style:text-properties fo:language="uk" fo:country="UA"/>
    </style:style>
    <style:style style:name="T318" style:parent-style-name="DefaultParagraphFont" style:family="text">
      <style:text-properties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style>
    <style:style style:name="T321" style:parent-style-name="DefaultParagraphFont" style:family="text">
      <style:text-properties fo:language="ru" fo:country="RU"/>
    </style:style>
    <style:style style:name="T322" style:parent-style-name="DefaultParagraphFont" style:family="text">
      <style:text-properties fo:language="ru" fo:country="RU"/>
    </style:style>
    <style:style style:name="T323" style:parent-style-name="DefaultParagraphFont" style:family="text">
      <style:text-properties fo:language="ru" fo:country="RU"/>
    </style:style>
    <style:style style:name="P324" style:parent-style-name="Textbody" style:family="paragraph">
      <style:paragraph-properties fo:text-align="justify"/>
      <style:text-properties fo:language="ru" fo:country="RU"/>
    </style:style>
    <style:style style:name="P325" style:parent-style-name="Textbody" style:family="paragraph">
      <style:paragraph-properties fo:text-align="justify"/>
      <style:text-properties fo:font-style="italic" style:font-style-asian="italic" style:font-style-complex="italic" fo:language="ru" fo:country="RU"/>
    </style:style>
    <style:style style:name="P326" style:parent-style-name="Textbody" style:family="paragraph">
      <style:paragraph-properties fo:text-align="justify"/>
      <style:text-properties fo:font-style="italic" style:font-style-asian="italic" style:font-style-complex="italic" fo:language="ru" fo:country="RU"/>
    </style:style>
    <style:style style:name="P327" style:parent-style-name="Textbody" style:family="paragraph">
      <style:paragraph-properties fo:text-align="justify"/>
    </style:style>
    <style:style style:name="T328" style:parent-style-name="DefaultParagraphFont" style:family="text">
      <style:text-properties fo:font-style="italic" style:font-style-asian="italic" style:font-style-complex="italic" fo:language="ru" fo:country="RU"/>
    </style:style>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fo:font-style="italic" style:font-style-asian="italic" style:font-style-complex="italic" fo:language="ru" fo:country="RU"/>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fo:language="ru" fo:country="RU"/>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fo:language="ru" fo:country="RU"/>
    </style:style>
    <style:style style:name="P335" style:parent-style-name="Textbody" style:family="paragraph">
      <style:paragraph-properties fo:text-align="justify"/>
      <style:text-properties fo:font-style="italic" style:font-style-asian="italic" style:font-style-complex="italic"/>
    </style:style>
    <style:style style:name="P336" style:parent-style-name="Textbody" style:family="paragraph">
      <style:paragraph-properties fo:text-align="justify"/>
      <style:text-properties fo:font-style="italic" style:font-style-asian="italic" style:font-style-complex="italic"/>
    </style:style>
    <style:style style:name="P337" style:parent-style-name="Textbody" style:family="paragraph">
      <style:paragraph-properties fo:text-align="justify"/>
      <style:text-properties fo:font-style="italic" style:font-style-asian="italic" style:font-style-complex="italic"/>
    </style:style>
    <style:style style:name="P338" style:parent-style-name="Textbody" style:family="paragraph">
      <style:paragraph-properties fo:text-align="justify"/>
      <style:text-properties fo:font-style="italic" style:font-style-asian="italic" style:font-style-complex="italic"/>
    </style:style>
    <style:style style:name="P339" style:parent-style-name="Textbody" style:family="paragraph">
      <style:paragraph-properties fo:text-align="justify"/>
      <style:text-properties fo:font-style="italic" style:font-style-asian="italic" style:font-style-complex="italic"/>
    </style:style>
    <style:style style:name="P340" style:parent-style-name="Textbody" style:family="paragraph">
      <style:paragraph-properties fo:text-align="justify"/>
    </style:style>
    <style:style style:name="T341" style:parent-style-name="DefaultParagraphFont" style:family="text">
      <style:text-properties fo:font-style="italic" style:font-style-asian="italic" style:font-style-complex="italic"/>
    </style:style>
    <style:style style:name="T342" style:parent-style-name="FootnoteReference" style:family="text">
      <style:text-properties fo:font-style="italic" style:font-style-asian="italic" style:font-style-complex="italic"/>
    </style:style>
    <style:style style:name="T343" style:parent-style-name="DefaultParagraphFont" style:family="text">
      <style:text-properties fo:language="ru" fo:country="RU"/>
    </style:style>
    <style:style style:name="P344" style:parent-style-name="Textbody" style:family="paragraph">
      <style:paragraph-properties fo:text-align="justify"/>
      <style:text-properties fo:font-style="italic" style:font-style-asian="italic" style:font-style-complex="italic"/>
    </style:style>
    <style:style style:name="P345" style:parent-style-name="Textbody" style:family="paragraph">
      <style:paragraph-properties fo:text-align="justify"/>
      <style:text-properties fo:font-style="italic" style:font-style-asian="italic" style:font-style-complex="italic" fo:language="ru" fo:country="RU"/>
    </style:style>
    <style:style style:name="P346" style:parent-style-name="Textbody" style:family="paragraph">
      <style:paragraph-properties fo:text-align="justify"/>
      <style:text-properties fo:font-style="italic" style:font-style-asian="italic" style:font-style-complex="italic" fo:language="ru" fo:country="RU"/>
    </style:style>
    <style:style style:name="P347" style:parent-style-name="Textbody" style:family="paragraph">
      <style:paragraph-properties fo:text-align="justify"/>
      <style:text-properties fo:language="ru" fo:country="RU"/>
    </style:style>
    <style:style style:name="P348" style:parent-style-name="Textbody" style:family="paragraph">
      <style:paragraph-properties fo:text-align="justify"/>
      <style:text-properties fo:language="ru" fo:country="RU"/>
    </style:style>
    <style:style style:name="P349" style:parent-style-name="Textbody" style:family="paragraph">
      <style:paragraph-properties fo:text-align="justify"/>
      <style:text-properties fo:language="ru" fo:country="RU"/>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style>
    <style:style style:name="T353" style:parent-style-name="DefaultParagraphFont" style:family="text">
      <style:text-properties fo:language="ru" fo:country="RU"/>
    </style:style>
    <style:style style:name="P354" style:parent-style-name="Textbody" style:family="paragraph">
      <style:paragraph-properties fo:text-align="justify"/>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text-properties fo:language="ru" fo:country="RU"/>
    </style:style>
    <style:style style:name="P357" style:parent-style-name="Textbody" style:family="paragraph">
      <style:paragraph-properties fo:text-align="justify"/>
      <style:text-properties fo:language="ru" fo:country="RU"/>
    </style:style>
    <style:style style:name="P358" style:parent-style-name="Textbody" style:family="paragraph">
      <style:paragraph-properties fo:text-align="justify"/>
      <style:text-properties fo:language="ru" fo:country="RU"/>
    </style:style>
    <style:style style:name="P359" style:parent-style-name="Textbody" style:family="paragraph">
      <style:paragraph-properties fo:text-align="justify"/>
      <style:text-properties fo:language="ru" fo:country="RU"/>
    </style:style>
    <style:style style:name="P360" style:parent-style-name="Textbody" style:family="paragraph">
      <style:paragraph-properties fo:text-align="justify"/>
      <style:text-properties fo:language="ru" fo:country="RU"/>
    </style:style>
    <style:style style:name="P361" style:parent-style-name="Textbody" style:family="paragraph">
      <style:paragraph-properties fo:text-align="justify"/>
      <style:text-properties fo:language="ru" fo:country="RU"/>
    </style:style>
    <style:style style:name="P362" style:parent-style-name="Textbody" style:family="paragraph">
      <style:paragraph-properties fo:text-align="justify"/>
      <style:text-properties fo:language="ru" fo:country="RU"/>
    </style:style>
    <style:style style:name="P363" style:parent-style-name="Textbody" style:family="paragraph">
      <style:text-properties fo:language="ru" fo:country="RU"/>
    </style:style>
    <style:style style:name="P364" style:parent-style-name="Textbody" style:family="paragraph">
      <style:text-properties fo:language="ru" fo:country="RU"/>
    </style:style>
    <style:style style:name="P365" style:parent-style-name="Textbody" style:family="paragraph">
      <style:text-properties fo:language="ru" fo:country="RU"/>
    </style:style>
    <style:style style:name="P366" style:parent-style-name="Textbody" style:family="paragraph">
      <style:text-properties fo:language="ru" fo:country="RU"/>
    </style:style>
    <style:style style:name="P367" style:parent-style-name="Textbody" style:family="paragraph">
      <style:text-properties fo:language="ru" fo:country="RU"/>
    </style:style>
    <style:style style:name="P368" style:parent-style-name="Textbody" style:family="paragraph">
      <style:text-properties fo:language="ru" fo:country="RU"/>
    </style:style>
    <style:style style:name="T369" style:parent-style-name="DefaultParagraphFont" style:family="text">
      <style:text-properties fo:language="ru" fo:country="RU"/>
    </style:style>
    <style:style style:name="T370" style:parent-style-name="DefaultParagraphFont" style:family="text">
      <style:text-properties fo:language="uk" fo:country="UA"/>
    </style:style>
    <style:style style:name="T371" style:parent-style-name="DefaultParagraphFont" style:family="text">
      <style:text-properties fo:language="ru" fo:country="RU"/>
    </style:style>
    <style:style style:name="T372" style:parent-style-name="DefaultParagraphFont" style:family="text">
      <style:text-properties fo:language="uk" fo:country="UA"/>
    </style:style>
    <style:style style:name="T373" style:parent-style-name="DefaultParagraphFont" style:family="text">
      <style:text-properties fo:language="ru" fo:country="RU"/>
    </style:style>
    <style:style style:name="P374" style:parent-style-name="Textbody" style:family="paragraph">
      <style:text-properties fo:language="ru" fo:country="RU"/>
    </style:style>
    <style:style style:name="P375" style:parent-style-name="Textbody" style:family="paragraph">
      <style:paragraph-properties fo:text-align="justify"/>
      <style:text-properties fo:language="ru" fo:country="RU"/>
    </style:style>
    <style:style style:name="P376" style:parent-style-name="Textbody" style:family="paragraph">
      <style:paragraph-properties fo:text-align="justify"/>
      <style:text-properties fo:language="ru" fo:country="RU"/>
    </style:style>
    <style:style style:name="P377" style:parent-style-name="Textbody" style:family="paragraph">
      <style:paragraph-properties fo:text-align="justify"/>
    </style:style>
    <style:style style:name="T378" style:parent-style-name="DefaultParagraphFont" style:family="text">
      <style:text-properties fo:language="ru" fo:country="RU"/>
    </style:style>
    <style:style style:name="T379" style:parent-style-name="DefaultParagraphFont" style:family="text">
      <style:text-properties fo:language="uk" fo:country="UA"/>
    </style:style>
    <style:style style:name="T380" style:parent-style-name="DefaultParagraphFont" style:family="text">
      <style:text-properties fo:language="ru" fo:country="RU"/>
    </style:style>
    <style:style style:name="T381" style:parent-style-name="DefaultParagraphFont" style:family="text">
      <style:text-properties fo:language="ru" fo:country="RU"/>
    </style:style>
    <style:style style:name="T382" style:parent-style-name="DefaultParagraphFont" style:family="text">
      <style:text-properties fo:language="uk" fo:country="UA"/>
    </style:style>
    <style:style style:name="T383" style:parent-style-name="DefaultParagraphFont" style:family="text">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text-properties fo:language="ru" fo:country="RU"/>
    </style:style>
    <style:style style:name="P389" style:parent-style-name="Textbody" style:family="paragraph">
      <style:paragraph-properties fo:text-align="center"/>
      <style:text-properties fo:language="ru" fo:country="RU"/>
    </style:style>
    <style:style style:name="P390" style:parent-style-name="Textbody" style:family="paragraph">
      <style:paragraph-properties fo:text-align="justify"/>
      <style:text-properties fo:language="ru" fo:country="RU"/>
    </style:style>
    <style:style style:name="P391" style:parent-style-name="Textbody" style:family="paragraph">
      <style:paragraph-properties fo:text-align="justify"/>
      <style:text-properties fo:language="ru" fo:country="RU"/>
    </style:style>
    <style:style style:name="P392" style:parent-style-name="Textbody" style:family="paragraph">
      <style:paragraph-properties fo:text-align="justify"/>
      <style:text-properties fo:language="ru" fo:country="RU"/>
    </style:style>
    <style:style style:name="P393" style:parent-style-name="Textbody" style:family="paragraph">
      <style:paragraph-properties fo:text-align="justify"/>
      <style:text-properties fo:language="ru" fo:country="RU"/>
    </style:style>
    <style:style style:name="P394" style:parent-style-name="Textbody" style:family="paragraph">
      <style:paragraph-properties fo:text-align="justify"/>
      <style:text-properties fo:language="ru" fo:country="RU"/>
    </style:style>
    <style:style style:name="P395" style:parent-style-name="Textbody" style:family="paragraph">
      <style:paragraph-properties fo:text-align="justify"/>
      <style:text-properties fo:language="ru" fo:country="RU"/>
    </style:style>
    <style:style style:name="P396" style:parent-style-name="Textbody" style:family="paragraph">
      <style:paragraph-properties fo:text-align="justify"/>
      <style:text-properties fo:language="ru" fo:country="RU"/>
    </style:style>
    <style:style style:name="P397" style:parent-style-name="Textbody" style:family="paragraph">
      <style:paragraph-properties fo:text-align="justify"/>
    </style:style>
    <style:style style:name="T398" style:parent-style-name="DefaultParagraphFont" style:family="text">
      <style:text-properties fo:language="ru" fo:country="RU"/>
    </style:style>
    <style:style style:name="T399" style:parent-style-name="DefaultParagraphFont" style:family="text">
      <style:text-properties fo:background-color="#FFFFFF" fo:language="ru" fo:country="RU"/>
    </style:style>
    <style:style style:name="T400" style:parent-style-name="DefaultParagraphFont" style:family="text">
      <style:text-properties fo:language="ru" fo:country="RU"/>
    </style:style>
    <style:style style:name="P401" style:parent-style-name="Textbody" style:family="paragraph">
      <style:paragraph-properties fo:text-align="justify"/>
      <style:text-properties fo:language="ru" fo:country="RU"/>
    </style:style>
    <style:style style:name="P402" style:parent-style-name="Textbody" style:family="paragraph">
      <style:paragraph-properties fo:text-align="justify"/>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paragraph-properties fo:text-align="justify"/>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style>
    <style:style style:name="T439" style:parent-style-name="DefaultParagraphFont" style:family="text">
      <style:text-properties fo:language="ru" fo:country="RU"/>
    </style:style>
    <style:style style:name="T440" style:parent-style-name="DefaultParagraphFont" style:family="text">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text-properties fo:language="ru" fo:country="RU"/>
    </style:style>
    <style:style style:name="P462" style:parent-style-name="Textbody" style:family="paragraph">
      <style:paragraph-properties fo:text-align="justify"/>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style>
    <style:style style:name="T469" style:parent-style-name="DefaultParagraphFont" style:family="text">
      <style:text-properties fo:language="ru" fo:country="RU"/>
    </style:style>
    <style:style style:name="T470" style:parent-style-name="DefaultParagraphFont" style:family="text">
      <style:text-properties fo:language="ru" fo:country="RU"/>
    </style:style>
    <style:style style:name="P471" style:parent-style-name="Textbody" style:family="paragraph">
      <style:paragraph-properties fo:text-align="justify"/>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text-properties fo:language="ru" fo:country="RU"/>
    </style:style>
    <style:style style:name="P474" style:parent-style-name="Textbody" style:family="paragraph">
      <style:paragraph-properties fo:text-align="justify"/>
      <style:text-properties fo:language="ru" fo:country="RU"/>
    </style:style>
    <style:style style:name="P475" style:parent-style-name="Textbody" style:family="paragraph">
      <style:paragraph-properties fo:text-align="justify"/>
      <style:text-properties fo:language="ru" fo:country="RU"/>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Heading2" style:family="paragraph">
      <style:paragraph-properties fo:text-align="center"/>
      <style:text-properties fo:language="ru" fo:country="RU"/>
    </style:style>
    <style:style style:name="P481" style:parent-style-name="Textbody" style:family="paragraph">
      <style:paragraph-properties fo:text-align="center"/>
      <style:text-properties fo:language="ru" fo:country="RU"/>
    </style:style>
    <style:style style:name="P482"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3"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text-properties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Textbody" style:family="paragraph">
      <style:paragraph-properties fo:text-align="justify"/>
      <style:text-properties fo:language="ru" fo:country="RU"/>
    </style:style>
    <style:style style:name="P498" style:parent-style-name="Textbody" style:family="paragraph">
      <style:paragraph-properties fo:text-align="justify"/>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language="ru" fo:country="RU"/>
    </style:style>
    <style:style style:name="P501" style:parent-style-name="Textbody" style:family="paragraph">
      <style:paragraph-properties fo:text-align="justify"/>
      <style:text-properties fo:language="ru" fo:country="RU"/>
    </style:style>
    <style:style style:name="P502" style:parent-style-name="Textbody" style:family="paragraph">
      <style:paragraph-properties fo:text-align="justify"/>
    </style:style>
    <style:style style:name="T503" style:parent-style-name="DefaultParagraphFont" style:family="text">
      <style:text-properties fo:language="ru" fo:country="RU"/>
    </style:style>
    <style:style style:name="T504" style:parent-style-name="DefaultParagraphFont" style:family="text">
      <style:text-properties fo:background-color="#FFFFFF" fo:language="ru" fo:country="RU"/>
    </style:style>
    <style:style style:name="T505" style:parent-style-name="DefaultParagraphFont" style:family="text">
      <style:text-properties fo:language="ru" fo:country="RU"/>
    </style:style>
    <style:style style:name="P506" style:parent-style-name="Textbody" style:family="paragraph">
      <style:paragraph-properties fo:text-align="justify"/>
      <style:text-properties fo:language="ru" fo:country="RU"/>
    </style:style>
    <style:style style:name="P507" style:parent-style-name="Textbody" style:family="paragraph">
      <style:paragraph-properties fo:text-align="justify"/>
    </style:style>
    <style:style style:name="T508" style:parent-style-name="DefaultParagraphFont" style:family="text">
      <style:text-properties fo:language="ru" fo:country="RU"/>
    </style:style>
    <style:style style:name="T509" style:parent-style-name="DefaultParagraphFont" style:family="text">
      <style:text-properties fo:background-color="#FFFFFF" fo:language="ru" fo:country="RU"/>
    </style:style>
    <style:style style:name="T510" style:parent-style-name="DefaultParagraphFont" style:family="text">
      <style:text-properties fo:language="ru" fo:country="RU"/>
    </style:style>
    <style:style style:name="P511" style:parent-style-name="Textbody" style:family="paragraph">
      <style:paragraph-properties fo:text-align="justify"/>
      <style:text-properties fo:language="ru" fo:country="RU"/>
    </style:style>
    <style:style style:name="P512" style:parent-style-name="Textbody" style:family="paragraph">
      <style:paragraph-properties fo:text-align="justify"/>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style>
    <style:style style:name="T522" style:parent-style-name="DefaultParagraphFont" style:family="text">
      <style:text-properties fo:language="ru" fo:country="RU"/>
    </style:style>
    <style:style style:name="T523" style:parent-style-name="DefaultParagraphFont" style:family="text">
      <style:text-properties fo:language="uk" fo:country="UA"/>
    </style:style>
    <style:style style:name="T524" style:parent-style-name="DefaultParagraphFont" style:family="text">
      <style:text-properties fo:language="ru" fo:country="RU"/>
    </style:style>
    <style:style style:name="P525" style:parent-style-name="Textbody" style:family="paragraph">
      <style:paragraph-properties fo:text-align="justify"/>
      <style:text-properties fo:language="ru" fo:country="RU"/>
    </style:style>
    <style:style style:name="P526" style:parent-style-name="Textbody" style:family="paragraph">
      <style:paragraph-properties fo:text-align="justify"/>
      <style:text-properties fo:language="ru" fo:country="RU"/>
    </style:style>
    <style:style style:name="P527" style:parent-style-name="Textbody" style:family="paragraph">
      <style:paragraph-properties fo:text-align="justify"/>
      <style:text-properties fo:language="ru" fo:country="RU"/>
    </style:style>
    <style:style style:name="P528" style:parent-style-name="Textbody" style:family="paragraph">
      <style:paragraph-properties fo:text-align="justify"/>
      <style:text-properties fo:language="ru" fo:country="RU"/>
    </style:style>
    <style:style style:name="P529" style:parent-style-name="Textbody" style:family="paragraph">
      <style:paragraph-properties fo:text-align="justify"/>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style>
    <style:style style:name="T549" style:parent-style-name="DefaultParagraphFont" style:family="text">
      <style:text-properties fo:language="ru" fo:country="RU"/>
    </style:style>
    <style:style style:name="T550" style:parent-style-name="DefaultParagraphFont" style:family="text">
      <style:text-properties fo:language="uk" fo:country="UA"/>
    </style:style>
    <style:style style:name="T551" style:parent-style-name="DefaultParagraphFont" style:family="text">
      <style:text-properties fo:language="ru" fo:country="RU"/>
    </style:style>
    <style:style style:name="T552" style:parent-style-name="DefaultParagraphFont" style:family="text">
      <style:text-properties fo:language="uk" fo:country="UA"/>
    </style:style>
    <style:style style:name="T553" style:parent-style-name="DefaultParagraphFont" style:family="text">
      <style:text-properties fo:language="ru" fo:country="RU"/>
    </style:style>
    <style:style style:name="P554" style:parent-style-name="Textbody" style:family="paragraph">
      <style:paragraph-properties fo:text-align="justify"/>
      <style:text-properties fo:font-style="italic" style:font-style-asian="italic" style:font-style-complex="italic" fo:language="ru" fo:country="RU"/>
    </style:style>
    <style:style style:name="P555" style:parent-style-name="Textbody" style:family="paragraph">
      <style:paragraph-properties fo:text-align="justify"/>
      <style:text-properties fo:language="ru" fo:country="RU"/>
    </style:style>
    <style:style style:name="P556" style:parent-style-name="Textbody" style:family="paragraph">
      <style:paragraph-properties fo:text-align="justify"/>
      <style:text-properties fo:language="ru" fo:country="RU"/>
    </style:style>
    <style:style style:name="P557" style:parent-style-name="Textbody" style:family="paragraph">
      <style:paragraph-properties fo:text-align="justify"/>
    </style:style>
    <style:style style:name="T558" style:parent-style-name="DefaultParagraphFont" style:family="text">
      <style:text-properties fo:language="ru" fo:country="RU"/>
    </style:style>
    <style:style style:name="T559" style:parent-style-name="DefaultParagraphFont" style:family="text">
      <style:text-properties fo:language="uk" fo:country="UA"/>
    </style:style>
    <style:style style:name="P560" style:parent-style-name="Textbody" style:family="paragraph">
      <style:paragraph-properties fo:text-align="justify"/>
      <style:text-properties fo:background-color="#FFFF00" fo:language="ru" fo:country="RU"/>
    </style:style>
    <style:style style:name="P561" style:parent-style-name="Textbody" style:family="paragraph">
      <style:paragraph-properties fo:text-align="justify"/>
    </style:style>
    <style:style style:name="T562" style:parent-style-name="DefaultParagraphFont" style:family="text">
      <style:text-properties fo:language="ru" fo:country="RU"/>
    </style:style>
    <style:style style:name="T563" style:parent-style-name="DefaultParagraphFont" style:family="text">
      <style:text-properties fo:language="uk" fo:country="UA"/>
    </style:style>
    <style:style style:name="T564" style:parent-style-name="DefaultParagraphFont" style:family="text">
      <style:text-properties fo:language="ru" fo:country="RU"/>
    </style:style>
    <style:style style:name="T565" style:parent-style-name="DefaultParagraphFont" style:family="text">
      <style:text-properties fo:language="uk" fo:country="UA"/>
    </style:style>
    <style:style style:name="T566" style:parent-style-name="DefaultParagraphFont" style:family="text">
      <style:text-properties fo:language="ru" fo:country="RU"/>
    </style:style>
    <style:style style:name="T567" style:parent-style-name="DefaultParagraphFont" style:family="text">
      <style:text-properties fo:language="uk" fo:country="UA"/>
    </style:style>
    <style:style style:name="T568" style:parent-style-name="DefaultParagraphFont" style:family="text">
      <style:text-properties fo:language="ru" fo:country="RU"/>
    </style:style>
    <style:style style:name="P569" style:parent-style-name="Textbody" style:family="paragraph">
      <style:paragraph-properties fo:text-align="justify"/>
      <style:text-properties fo:language="ru" fo:country="RU"/>
    </style:style>
    <style:style style:name="P570" style:parent-style-name="Textbody" style:family="paragraph">
      <style:paragraph-properties fo:text-align="justify"/>
      <style:text-properties fo:language="ru" fo:country="RU"/>
    </style:style>
    <style:style style:name="P571" style:parent-style-name="Textbody" style:family="paragraph">
      <style:paragraph-properties fo:text-align="justify"/>
      <style:text-properties fo:language="ru" fo:country="RU"/>
    </style:style>
    <style:style style:name="P572" style:parent-style-name="Textbody" style:family="paragraph">
      <style:paragraph-properties fo:text-align="justify"/>
    </style:style>
    <style:style style:name="T573" style:parent-style-name="DefaultParagraphFont" style:family="text">
      <style:text-properties fo:language="ru" fo:country="RU"/>
    </style:style>
    <style:style style:name="T574" style:parent-style-name="DefaultParagraphFont" style:family="text">
      <style:text-properties fo:language="uk" fo:country="UA"/>
    </style:style>
    <style:style style:name="T575" style:parent-style-name="DefaultParagraphFont" style:family="text">
      <style:text-properties fo:language="ru" fo:country="RU"/>
    </style:style>
    <style:style style:name="T576" style:parent-style-name="DefaultParagraphFont" style:family="text">
      <style:text-properties fo:language="ru" fo:country="RU"/>
    </style:style>
    <style:style style:name="T577" style:parent-style-name="DefaultParagraphFont" style:family="text">
      <style:text-properties fo:language="ru" fo:country="RU"/>
    </style:style>
    <style:style style:name="T578" style:parent-style-name="DefaultParagraphFont" style:family="text">
      <style:text-properties fo:language="ru" fo:country="RU"/>
    </style:style>
    <style:style style:name="T579" style:parent-style-name="DefaultParagraphFont" style:family="text">
      <style:text-properties fo:language="ru" fo:country="RU"/>
    </style:style>
    <style:style style:name="P580" style:parent-style-name="Textbody" style:family="paragraph">
      <style:paragraph-properties fo:text-align="justify"/>
      <style:text-properties fo:language="ru" fo:country="RU"/>
    </style:style>
    <style:style style:name="P581" style:parent-style-name="Textbody" style:family="paragraph">
      <style:paragraph-properties fo:text-align="justify"/>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style>
    <style:style style:name="T596" style:parent-style-name="DefaultParagraphFont" style:family="text">
      <style:text-properties fo:language="ru" fo:country="RU"/>
    </style:style>
    <style:style style:name="T597" style:parent-style-name="DefaultParagraphFont" style:family="text">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text-properties fo:language="ru" fo:country="RU"/>
    </style:style>
    <style:style style:name="P600" style:parent-style-name="Textbody" style:family="paragraph">
      <style:paragraph-properties fo:text-align="justify"/>
    </style:style>
    <style:style style:name="T601" style:parent-style-name="DefaultParagraphFont" style:family="text">
      <style:text-properties fo:language="ru" fo:country="RU"/>
    </style:style>
    <style:style style:name="T602" style:parent-style-name="DefaultParagraphFont" style:family="text">
      <style:text-properties fo:language="ru" fo:country="RU"/>
    </style:style>
    <style:style style:name="T603" style:parent-style-name="DefaultParagraphFont" style:family="text">
      <style:text-properties fo:language="ru" fo:country="RU"/>
    </style:style>
    <style:style style:name="T604" style:parent-style-name="DefaultParagraphFont" style:family="text">
      <style:text-properties fo:language="ru" fo:country="RU"/>
    </style:style>
    <style:style style:name="T605" style:parent-style-name="DefaultParagraphFont" style:family="text">
      <style:text-properties fo:language="ru" fo:country="RU"/>
    </style:style>
    <style:style style:name="T606" style:parent-style-name="DefaultParagraphFont" style:family="text">
      <style:text-properties fo:language="ru" fo:country="RU"/>
    </style:style>
    <style:style style:name="P607" style:parent-style-name="Textbody" style:family="paragraph">
      <style:paragraph-properties fo:text-align="justify"/>
      <style:text-properties fo:language="ru" fo:country="RU"/>
    </style:style>
    <style:style style:name="P608" style:parent-style-name="Textbody" style:family="paragraph">
      <style:paragraph-properties fo:text-align="justify"/>
      <style:text-properties fo:language="ru" fo:country="RU"/>
    </style:style>
    <style:style style:name="P609" style:parent-style-name="Textbody" style:family="paragraph">
      <style:paragraph-properties fo:text-align="justify"/>
      <style:text-properties fo:language="ru" fo:country="RU"/>
    </style:style>
    <style:style style:name="P610" style:parent-style-name="Textbody" style:family="paragraph">
      <style:paragraph-properties fo:text-align="justify"/>
    </style:style>
    <style:style style:name="T611" style:parent-style-name="DefaultParagraphFont" style:family="text">
      <style:text-properties fo:language="ru" fo:country="RU"/>
    </style:style>
    <style:style style:name="T612" style:parent-style-name="DefaultParagraphFont" style:family="text">
      <style:text-properties fo:language="uk" fo:country="UA"/>
    </style:style>
    <style:style style:name="T613" style:parent-style-name="DefaultParagraphFont" style:family="text">
      <style:text-properties fo:language="ru" fo:country="RU"/>
    </style:style>
    <style:style style:name="P614" style:parent-style-name="Textbody" style:family="paragraph">
      <style:paragraph-properties fo:text-align="justify"/>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style>
    <style:style style:name="T623" style:parent-style-name="DefaultParagraphFont" style:family="text">
      <style:text-properties fo:language="ru" fo:country="RU"/>
    </style:style>
    <style:style style:name="T624" style:parent-style-name="DefaultParagraphFont" style:family="text">
      <style:text-properties fo:language="uk" fo:country="UA"/>
    </style:style>
    <style:style style:name="T625" style:parent-style-name="DefaultParagraphFont" style:family="text">
      <style:text-properties fo:language="ru" fo:country="RU"/>
    </style:style>
    <style:style style:name="P626" style:parent-style-name="Textbody" style:family="paragraph">
      <style:paragraph-properties fo:text-align="justify"/>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text-properties fo:language="ru" fo:country="RU"/>
    </style:style>
    <style:style style:name="P631" style:parent-style-name="Textbody" style:family="paragraph">
      <style:paragraph-properties fo:text-align="justify"/>
      <style:text-properties fo:language="ru" fo:country="RU"/>
    </style:style>
    <style:style style:name="P632" style:parent-style-name="Textbody" style:family="paragraph">
      <style:paragraph-properties fo:text-align="justify"/>
    </style:style>
    <style:style style:name="T633" style:parent-style-name="DefaultParagraphFont" style:family="text">
      <style:text-properties fo:language="ru" fo:country="RU"/>
    </style:style>
    <style:style style:name="T634" style:parent-style-name="DefaultParagraphFont" style:family="text">
      <style:text-properties fo:language="uk" fo:country="UA"/>
    </style:style>
    <style:style style:name="T635" style:parent-style-name="DefaultParagraphFont" style:family="text">
      <style:text-properties fo:language="ru" fo:country="RU"/>
    </style:style>
    <style:style style:name="P636" style:parent-style-name="Textbody" style:family="paragraph">
      <style:paragraph-properties fo:text-align="justify"/>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justify"/>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center"/>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center"/>
      <style:text-properties fo:language="ru" fo:country="RU"/>
    </style:style>
    <style:style style:name="P663" style:parent-style-name="Textbody" style:family="paragraph">
      <style:paragraph-properties fo:text-align="justify"/>
      <style:text-properties fo:font-style="italic" style:font-style-asian="italic" style:font-style-complex="italic" fo:language="ru" fo:country="RU"/>
    </style:style>
    <style:style style:name="P664" style:parent-style-name="Textbody" style:family="paragraph">
      <style:paragraph-properties fo:text-align="justify"/>
      <style:text-properties fo:font-style="italic" style:font-style-asian="italic" style:font-style-complex="italic" fo:language="ru" fo:country="RU"/>
    </style:style>
    <style:style style:name="P665" style:parent-style-name="Textbody" style:family="paragraph">
      <style:paragraph-properties fo:text-align="justify"/>
      <style:text-properties fo:font-style="italic" style:font-style-asian="italic" style:font-style-complex="italic" fo:language="ru" fo:country="RU"/>
    </style:style>
    <style:style style:name="P666" style:parent-style-name="Textbody" style:family="paragraph">
      <style:paragraph-properties fo:text-align="justify"/>
      <style:text-properties fo:font-style="italic" style:font-style-asian="italic" style:font-style-complex="italic" fo:language="ru" fo:country="RU"/>
    </style:style>
    <style:style style:name="P667" style:parent-style-name="Textbody" style:family="paragraph">
      <style:paragraph-properties fo:text-align="justify"/>
      <style:text-properties fo:font-style="italic" style:font-style-asian="italic" style:font-style-complex="italic" fo:language="ru" fo:country="RU"/>
    </style:style>
    <style:style style:name="P668" style:parent-style-name="Textbody" style:family="paragraph">
      <style:paragraph-properties fo:text-align="justify"/>
      <style:text-properties fo:font-style="italic" style:font-style-asian="italic" style:font-style-complex="italic" fo:language="ru" fo:country="RU"/>
    </style:style>
    <style:style style:name="P669" style:parent-style-name="Textbody" style:family="paragraph">
      <style:paragraph-properties fo:text-align="justify"/>
      <style:text-properties fo:font-style="italic" style:font-style-asian="italic" style:font-style-complex="italic" fo:language="ru" fo:country="RU"/>
    </style:style>
    <style:style style:name="P670" style:parent-style-name="Textbody" style:family="paragraph">
      <style:paragraph-properties fo:text-align="justify"/>
      <style:text-properties fo:font-style="italic" style:font-style-asian="italic" style:font-style-complex="italic" fo:language="ru" fo:country="RU"/>
    </style:style>
    <style:style style:name="P671" style:parent-style-name="Textbody" style:family="paragraph">
      <style:paragraph-properties fo:text-align="justify"/>
      <style:text-properties fo:font-style="italic" style:font-style-asian="italic" style:font-style-complex="italic" fo:language="ru" fo:country="RU"/>
    </style:style>
    <style:style style:name="P672" style:parent-style-name="Textbody" style:family="paragraph">
      <style:paragraph-properties fo:text-align="justify"/>
      <style:text-properties fo:font-style="italic" style:font-style-asian="italic" style:font-style-complex="italic" fo:language="ru" fo:country="RU"/>
    </style:style>
    <style:style style:name="P673" style:parent-style-name="Textbody" style:family="paragraph">
      <style:paragraph-properties fo:text-align="justify"/>
      <style:text-properties fo:font-style="italic" style:font-style-asian="italic" style:font-style-complex="italic" fo:language="ru" fo:country="RU"/>
    </style:style>
    <style:style style:name="P674" style:parent-style-name="Textbody" style:family="paragraph">
      <style:paragraph-properties fo:text-align="justify"/>
      <style:text-properties fo:font-style="italic" style:font-style-asian="italic" style:font-style-complex="italic" fo:language="ru" fo:country="RU"/>
    </style:style>
    <style:style style:name="P675" style:parent-style-name="Textbody" style:family="paragraph">
      <style:paragraph-properties fo:text-align="justify"/>
      <style:text-properties fo:font-style="italic" style:font-style-asian="italic" style:font-style-complex="italic" fo:language="ru" fo:country="RU"/>
    </style:style>
    <style:style style:name="P676" style:parent-style-name="Textbody" style:family="paragraph">
      <style:paragraph-properties fo:text-align="justify"/>
      <style:text-properties fo:font-style="italic" style:font-style-asian="italic" style:font-style-complex="italic" fo:language="ru" fo:country="RU"/>
    </style:style>
    <style:style style:name="P677" style:parent-style-name="Textbody" style:family="paragraph">
      <style:paragraph-properties fo:text-align="justify"/>
      <style:text-properties fo:font-style="italic" style:font-style-asian="italic" style:font-style-complex="italic" fo:language="ru" fo:country="RU"/>
    </style:style>
    <style:style style:name="P678" style:parent-style-name="Textbody" style:family="paragraph">
      <style:paragraph-properties fo:text-align="justify"/>
      <style:text-properties fo:font-style="italic" style:font-style-asian="italic" style:font-style-complex="italic" fo:language="ru" fo:country="RU"/>
    </style:style>
    <style:style style:name="P679" style:parent-style-name="Textbody" style:family="paragraph">
      <style:paragraph-properties fo:text-align="justify"/>
      <style:text-properties fo:font-style="italic" style:font-style-asian="italic" style:font-style-complex="italic" fo:language="ru" fo:country="RU"/>
    </style:style>
    <style:style style:name="P680" style:parent-style-name="Textbody" style:family="paragraph">
      <style:paragraph-properties fo:text-align="justify"/>
      <style:text-properties fo:font-style="italic" style:font-style-asian="italic" style:font-style-complex="italic" fo:language="ru" fo:country="RU"/>
    </style:style>
    <style:style style:name="P681" style:parent-style-name="Textbody" style:family="paragraph">
      <style:paragraph-properties fo:text-align="justify"/>
      <style:text-properties fo:font-style="italic" style:font-style-asian="italic" style:font-style-complex="italic" fo:language="ru" fo:country="RU"/>
    </style:style>
    <style:style style:name="P682" style:parent-style-name="Textbody" style:family="paragraph">
      <style:paragraph-properties fo:text-align="justify"/>
      <style:text-properties fo:font-style="italic" style:font-style-asian="italic" style:font-style-complex="italic" fo:language="ru" fo:country="RU"/>
    </style:style>
    <style:style style:name="P683" style:parent-style-name="Textbody" style:family="paragraph">
      <style:paragraph-properties fo:text-align="justify"/>
      <style:text-properties fo:font-style="italic" style:font-style-asian="italic" style:font-style-complex="italic" fo:background-color="#FFFF00" fo:language="ru" fo:country="RU"/>
    </style:style>
    <style:style style:name="P684" style:parent-style-name="Textbody" style:family="paragraph">
      <style:paragraph-properties fo:text-align="justify"/>
      <style:text-properties fo:font-style="italic" style:font-style-asian="italic" style:font-style-complex="italic" fo:language="ru" fo:country="RU"/>
    </style:style>
    <style:style style:name="P685" style:parent-style-name="Textbody" style:family="paragraph">
      <style:paragraph-properties fo:text-align="justify"/>
      <style:text-properties fo:font-style="italic" style:font-style-asian="italic" style:font-style-complex="italic" fo:language="ru" fo:country="RU"/>
    </style:style>
    <style:style style:name="P686" style:parent-style-name="Textbody" style:family="paragraph">
      <style:paragraph-properties fo:text-align="justify"/>
      <style:text-properties fo:font-style="italic" style:font-style-asian="italic" style:font-style-complex="italic" fo:language="ru" fo:country="RU"/>
    </style:style>
    <style:style style:name="P687" style:parent-style-name="Textbody" style:family="paragraph">
      <style:paragraph-properties fo:text-align="justify"/>
      <style:text-properties fo:font-style="italic" style:font-style-asian="italic" style:font-style-complex="italic" fo:language="ru" fo:country="RU"/>
    </style:style>
    <style:style style:name="P688" style:parent-style-name="Textbody" style:family="paragraph">
      <style:paragraph-properties fo:text-align="justify"/>
      <style:text-properties fo:font-style="italic" style:font-style-asian="italic" style:font-style-complex="italic" fo:language="ru" fo:country="RU"/>
    </style:style>
    <style:style style:name="P689" style:parent-style-name="Textbody" style:family="paragraph">
      <style:paragraph-properties fo:text-align="justify"/>
      <style:text-properties fo:font-style="italic" style:font-style-asian="italic" style:font-style-complex="italic" fo:language="ru" fo:country="RU"/>
    </style:style>
    <style:style style:name="P690" style:parent-style-name="Textbody" style:family="paragraph">
      <style:paragraph-properties fo:text-align="justify"/>
      <style:text-properties fo:font-style="italic" style:font-style-asian="italic" style:font-style-complex="italic" fo:language="ru" fo:country="RU"/>
    </style:style>
    <style:style style:name="P691" style:parent-style-name="Textbody" style:family="paragraph">
      <style:paragraph-properties fo:text-align="justify"/>
      <style:text-properties fo:font-style="italic" style:font-style-asian="italic" style:font-style-complex="italic" fo:language="ru" fo:country="RU"/>
    </style:style>
    <style:style style:name="P692" style:parent-style-name="Textbody" style:family="paragraph">
      <style:paragraph-properties fo:text-align="justify"/>
      <style:text-properties fo:font-style="italic" style:font-style-asian="italic" style:font-style-complex="italic" fo:language="ru" fo:country="RU"/>
    </style:style>
    <style:style style:name="P693" style:parent-style-name="Textbody" style:family="paragraph">
      <style:paragraph-properties fo:text-align="justify"/>
      <style:text-properties fo:font-style="italic" style:font-style-asian="italic" style:font-style-complex="italic" fo:language="ru" fo:country="RU"/>
    </style:style>
    <style:style style:name="P694" style:parent-style-name="Textbody" style:family="paragraph">
      <style:paragraph-properties fo:text-align="justify"/>
      <style:text-properties fo:font-style="italic" style:font-style-asian="italic" style:font-style-complex="italic" fo:language="ru" fo:country="RU"/>
    </style:style>
    <style:style style:name="P695" style:parent-style-name="Textbody" style:family="paragraph">
      <style:paragraph-properties fo:text-align="justify"/>
      <style:text-properties fo:font-style="italic" style:font-style-asian="italic" style:font-style-complex="italic" fo:language="ru" fo:country="RU"/>
    </style:style>
    <style:style style:name="P696" style:parent-style-name="Textbody" style:family="paragraph">
      <style:paragraph-properties fo:text-align="justify"/>
      <style:text-properties fo:font-style="italic" style:font-style-asian="italic" style:font-style-complex="italic" fo:language="ru" fo:country="RU"/>
    </style:style>
    <style:style style:name="P697" style:parent-style-name="Textbody" style:family="paragraph">
      <style:paragraph-properties fo:text-align="justify"/>
      <style:text-properties fo:font-style="italic" style:font-style-asian="italic" style:font-style-complex="italic" fo:language="ru" fo:country="RU"/>
    </style:style>
    <style:style style:name="P698" style:parent-style-name="Textbody" style:family="paragraph">
      <style:paragraph-properties fo:text-align="justify"/>
      <style:text-properties fo:font-style="italic" style:font-style-asian="italic" style:font-style-complex="italic" fo:language="ru" fo:country="RU"/>
    </style:style>
    <style:style style:name="P699" style:parent-style-name="Textbody" style:family="paragraph">
      <style:paragraph-properties fo:text-align="justify"/>
      <style:text-properties fo:font-style="italic" style:font-style-asian="italic" style:font-style-complex="italic" fo:language="ru" fo:country="RU"/>
    </style:style>
    <style:style style:name="P700" style:parent-style-name="Textbody" style:family="paragraph">
      <style:paragraph-properties fo:text-align="justify"/>
      <style:text-properties fo:font-style="italic" style:font-style-asian="italic" style:font-style-complex="italic" fo:language="ru" fo:country="RU"/>
    </style:style>
    <style:style style:name="P701" style:parent-style-name="Textbody" style:family="paragraph">
      <style:paragraph-properties fo:text-align="justify"/>
      <style:text-properties fo:font-style="italic" style:font-style-asian="italic" style:font-style-complex="italic" fo:language="ru" fo:country="RU"/>
    </style:style>
    <style:style style:name="P702" style:parent-style-name="Textbody" style:family="paragraph">
      <style:paragraph-properties fo:text-align="justify"/>
      <style:text-properties fo:font-style="italic" style:font-style-asian="italic" style:font-style-complex="italic" fo:language="ru" fo:country="RU"/>
    </style:style>
    <style:style style:name="P703" style:parent-style-name="Textbody" style:family="paragraph">
      <style:paragraph-properties fo:text-align="justify"/>
      <style:text-properties fo:font-style="italic" style:font-style-asian="italic" style:font-style-complex="italic" fo:language="ru" fo:country="RU"/>
    </style:style>
    <style:style style:name="P704" style:parent-style-name="Textbody" style:family="paragraph">
      <style:paragraph-properties fo:text-align="justify"/>
      <style:text-properties fo:font-style="italic" style:font-style-asian="italic" style:font-style-complex="italic" fo:language="ru" fo:country="RU"/>
    </style:style>
    <style:style style:name="P705" style:parent-style-name="Textbody" style:family="paragraph">
      <style:paragraph-properties fo:text-align="justify"/>
      <style:text-properties fo:font-style="italic" style:font-style-asian="italic" style:font-style-complex="italic" fo:language="ru" fo:country="RU"/>
    </style:style>
    <style:style style:name="P706" style:parent-style-name="Textbody" style:family="paragraph">
      <style:paragraph-properties fo:text-align="justify"/>
      <style:text-properties fo:font-style="italic" style:font-style-asian="italic" style:font-style-complex="italic" fo:language="ru" fo:country="RU"/>
    </style:style>
    <style:style style:name="P707" style:parent-style-name="Textbody" style:family="paragraph">
      <style:paragraph-properties fo:text-align="justify"/>
      <style:text-properties fo:font-style="italic" style:font-style-asian="italic" style:font-style-complex="italic" fo:language="ru" fo:country="RU"/>
    </style:style>
    <style:style style:name="P708" style:parent-style-name="Textbody" style:family="paragraph">
      <style:paragraph-properties fo:text-align="justify"/>
      <style:text-properties fo:font-style="italic" style:font-style-asian="italic" style:font-style-complex="italic" fo:language="ru" fo:country="RU"/>
    </style:style>
    <style:style style:name="P709" style:parent-style-name="Textbody" style:family="paragraph">
      <style:paragraph-properties fo:text-align="justify"/>
      <style:text-properties fo:font-style="italic" style:font-style-asian="italic" style:font-style-complex="italic" fo:language="ru" fo:country="RU"/>
    </style:style>
    <style:style style:name="P710" style:parent-style-name="Textbody" style:family="paragraph">
      <style:paragraph-properties fo:text-align="justify"/>
      <style:text-properties fo:font-style="italic" style:font-style-asian="italic" style:font-style-complex="italic" fo:language="ru" fo:country="RU"/>
    </style:style>
    <style:style style:name="P711" style:parent-style-name="Textbody" style:family="paragraph">
      <style:paragraph-properties fo:text-align="justify"/>
      <style:text-properties fo:font-style="italic" style:font-style-asian="italic" style:font-style-complex="italic" fo:language="ru" fo:country="RU"/>
    </style:style>
    <style:style style:name="P712" style:parent-style-name="Textbody" style:family="paragraph">
      <style:paragraph-properties fo:text-align="justify"/>
      <style:text-properties fo:font-style="italic" style:font-style-asian="italic" style:font-style-complex="italic" fo:language="ru" fo:country="RU"/>
    </style:style>
    <style:style style:name="P713" style:parent-style-name="Textbody" style:family="paragraph">
      <style:paragraph-properties fo:text-align="justify"/>
      <style:text-properties fo:font-style="italic" style:font-style-asian="italic" style:font-style-complex="italic" fo:language="ru" fo:country="RU"/>
    </style:style>
    <style:style style:name="P714" style:parent-style-name="Textbody" style:family="paragraph">
      <style:paragraph-properties fo:text-align="justify"/>
      <style:text-properties fo:font-style="italic" style:font-style-asian="italic" style:font-style-complex="italic" fo:language="ru" fo:country="RU"/>
    </style:style>
    <style:style style:name="P715" style:parent-style-name="Textbody" style:family="paragraph">
      <style:paragraph-properties fo:text-align="justify"/>
      <style:text-properties fo:font-style="italic" style:font-style-asian="italic" style:font-style-complex="italic" fo:language="ru" fo:country="RU"/>
    </style:style>
    <style:style style:name="P716" style:parent-style-name="Textbody" style:family="paragraph">
      <style:paragraph-properties fo:text-align="justify"/>
      <style:text-properties fo:font-style="italic" style:font-style-asian="italic" style:font-style-complex="italic" fo:language="ru" fo:country="RU"/>
    </style:style>
    <style:style style:name="P717" style:parent-style-name="Textbody" style:family="paragraph">
      <style:paragraph-properties fo:text-align="justify"/>
      <style:text-properties fo:font-style="italic" style:font-style-asian="italic" style:font-style-complex="italic" fo:language="ru" fo:country="RU"/>
    </style:style>
    <style:style style:name="P718" style:parent-style-name="Textbody" style:family="paragraph">
      <style:paragraph-properties fo:text-align="justify"/>
      <style:text-properties fo:font-style="italic" style:font-style-asian="italic" style:font-style-complex="italic" fo:language="ru" fo:country="RU"/>
    </style:style>
    <style:style style:name="P719" style:parent-style-name="Textbody" style:family="paragraph">
      <style:paragraph-properties fo:text-align="justify"/>
      <style:text-properties fo:font-style="italic" style:font-style-asian="italic" style:font-style-complex="italic" fo:language="ru" fo:country="RU"/>
    </style:style>
    <style:style style:name="P720" style:parent-style-name="Textbody" style:family="paragraph">
      <style:paragraph-properties fo:text-align="justify"/>
      <style:text-properties fo:font-style="italic" style:font-style-asian="italic" style:font-style-complex="italic" fo:language="ru" fo:country="RU"/>
    </style:style>
    <style:style style:name="P721" style:parent-style-name="Textbody" style:family="paragraph">
      <style:paragraph-properties fo:text-align="justify"/>
      <style:text-properties fo:font-style="italic" style:font-style-asian="italic" style:font-style-complex="italic" fo:language="ru" fo:country="RU"/>
    </style:style>
    <style:style style:name="P722" style:parent-style-name="Textbody" style:family="paragraph">
      <style:paragraph-properties fo:text-align="justify"/>
      <style:text-properties fo:font-style="italic" style:font-style-asian="italic" style:font-style-complex="italic" fo:language="ru" fo:country="RU"/>
    </style:style>
    <style:style style:name="P723" style:parent-style-name="Textbody" style:family="paragraph">
      <style:paragraph-properties fo:text-align="justify"/>
      <style:text-properties fo:font-style="italic" style:font-style-asian="italic" style:font-style-complex="italic" fo:language="ru" fo:country="RU"/>
    </style:style>
    <style:style style:name="P724" style:parent-style-name="Textbody" style:family="paragraph">
      <style:paragraph-properties fo:text-align="justify"/>
      <style:text-properties fo:font-style="italic" style:font-style-asian="italic" style:font-style-complex="italic" fo:language="ru" fo:country="RU"/>
    </style:style>
    <style:style style:name="P725" style:parent-style-name="Textbody" style:family="paragraph">
      <style:paragraph-properties fo:text-align="justify"/>
      <style:text-properties fo:font-style="italic" style:font-style-asian="italic" style:font-style-complex="italic" fo:language="ru" fo:country="RU"/>
    </style:style>
    <style:style style:name="P726" style:parent-style-name="Textbody" style:family="paragraph">
      <style:paragraph-properties fo:text-align="justify"/>
      <style:text-properties fo:font-style="italic" style:font-style-asian="italic" style:font-style-complex="italic" fo:language="ru" fo:country="RU"/>
    </style:style>
    <style:style style:name="P727" style:parent-style-name="Textbody" style:family="paragraph">
      <style:paragraph-properties fo:text-align="justify"/>
      <style:text-properties fo:font-style="italic" style:font-style-asian="italic" style:font-style-complex="italic" fo:language="ru" fo:country="RU"/>
    </style:style>
    <style:style style:name="P728" style:parent-style-name="Textbody" style:family="paragraph">
      <style:paragraph-properties fo:text-align="justify"/>
      <style:text-properties fo:font-style="italic" style:font-style-asian="italic" style:font-style-complex="italic" fo:language="ru" fo:country="RU"/>
    </style:style>
    <style:style style:name="P729" style:parent-style-name="Textbody" style:family="paragraph">
      <style:paragraph-properties fo:text-align="justify"/>
      <style:text-properties fo:font-style="italic" style:font-style-asian="italic" style:font-style-complex="italic" fo:language="ru" fo:country="RU"/>
    </style:style>
    <style:style style:name="P730" style:parent-style-name="Textbody" style:family="paragraph">
      <style:paragraph-properties fo:text-align="justify"/>
      <style:text-properties fo:font-style="italic" style:font-style-asian="italic" style:font-style-complex="italic" fo:language="ru" fo:country="RU"/>
    </style:style>
    <style:style style:name="P731" style:parent-style-name="Textbody" style:family="paragraph">
      <style:paragraph-properties fo:text-align="justify"/>
      <style:text-properties fo:font-style="italic" style:font-style-asian="italic" style:font-style-complex="italic" fo:language="ru" fo:country="RU"/>
    </style:style>
    <style:style style:name="P732" style:parent-style-name="Textbody" style:family="paragraph">
      <style:paragraph-properties fo:text-align="justify"/>
      <style:text-properties fo:font-style="italic" style:font-style-asian="italic" style:font-style-complex="italic" fo:language="ru" fo:country="RU"/>
    </style:style>
    <style:style style:name="P733" style:parent-style-name="Textbody" style:family="paragraph">
      <style:paragraph-properties fo:text-align="justify"/>
      <style:text-properties fo:font-style="italic" style:font-style-asian="italic" style:font-style-complex="italic" fo:language="ru" fo:country="RU"/>
    </style:style>
    <style:style style:name="P734" style:parent-style-name="Textbody" style:family="paragraph">
      <style:paragraph-properties fo:text-align="justify"/>
      <style:text-properties fo:font-style="italic" style:font-style-asian="italic" style:font-style-complex="italic" fo:language="ru" fo:country="RU"/>
    </style:style>
    <style:style style:name="P735" style:parent-style-name="Textbody" style:family="paragraph">
      <style:paragraph-properties fo:text-align="justify"/>
      <style:text-properties fo:font-style="italic" style:font-style-asian="italic" style:font-style-complex="italic" fo:language="ru" fo:country="RU"/>
    </style:style>
    <style:style style:name="P736" style:parent-style-name="Textbody" style:family="paragraph">
      <style:paragraph-properties fo:text-align="justify"/>
      <style:text-properties fo:font-style="italic" style:font-style-asian="italic" style:font-style-complex="italic" fo:language="ru" fo:country="RU"/>
    </style:style>
    <style:style style:name="P737" style:parent-style-name="Textbody" style:family="paragraph">
      <style:paragraph-properties fo:text-align="justify"/>
      <style:text-properties fo:font-style="italic" style:font-style-asian="italic" style:font-style-complex="italic" fo:language="ru" fo:country="RU"/>
    </style:style>
    <style:style style:name="P738" style:parent-style-name="Textbody" style:family="paragraph">
      <style:paragraph-properties fo:text-align="justify"/>
      <style:text-properties fo:font-style="italic" style:font-style-asian="italic" style:font-style-complex="italic" fo:language="ru" fo:country="RU"/>
    </style:style>
    <style:style style:name="P739" style:parent-style-name="Textbody" style:family="paragraph">
      <style:paragraph-properties fo:text-align="justify"/>
      <style:text-properties fo:font-style="italic" style:font-style-asian="italic" style:font-style-complex="italic" fo:language="ru" fo:country="RU"/>
    </style:style>
    <style:style style:name="P740" style:parent-style-name="Textbody" style:family="paragraph">
      <style:paragraph-properties fo:text-align="justify"/>
      <style:text-properties fo:font-style="italic" style:font-style-asian="italic" style:font-style-complex="italic" fo:language="ru" fo:country="RU"/>
    </style:style>
    <style:style style:name="P741" style:parent-style-name="Textbody" style:family="paragraph">
      <style:paragraph-properties fo:text-align="justify"/>
      <style:text-properties fo:font-style="italic" style:font-style-asian="italic" style:font-style-complex="italic" fo:language="ru" fo:country="RU"/>
    </style:style>
    <style:style style:name="P742" style:parent-style-name="Textbody" style:family="paragraph">
      <style:paragraph-properties fo:text-align="justify"/>
      <style:text-properties fo:font-style="italic" style:font-style-asian="italic" style:font-style-complex="italic" fo:language="ru" fo:country="RU"/>
    </style:style>
    <style:style style:name="P743" style:parent-style-name="Textbody" style:family="paragraph">
      <style:paragraph-properties fo:text-align="justify"/>
    </style:style>
    <style:style style:name="T744" style:parent-style-name="DefaultParagraphFont" style:family="text">
      <style:text-properties fo:font-style="italic" style:font-style-asian="italic" style:font-style-complex="italic" fo:language="uk" fo:country="UA"/>
    </style:style>
    <style:style style:name="T745" style:parent-style-name="DefaultParagraphFont" style:family="text">
      <style:text-properties fo:font-style="italic" style:font-style-asian="italic" style:font-style-complex="italic" fo:language="ru" fo:country="RU"/>
    </style:style>
    <style:style style:name="T746" style:parent-style-name="DefaultParagraphFont" style:family="text">
      <style:text-properties fo:font-style="italic" style:font-style-asian="italic" style:font-style-complex="italic" fo:language="uk" fo:country="UA"/>
    </style:style>
    <style:style style:name="T747" style:parent-style-name="DefaultParagraphFont" style:family="text">
      <style:text-properties fo:font-style="italic" style:font-style-asian="italic" style:font-style-complex="italic" fo:language="ru" fo:country="RU"/>
    </style:style>
    <style:style style:name="P748" style:parent-style-name="Textbody" style:family="paragraph">
      <style:paragraph-properties fo:text-align="justify"/>
      <style:text-properties fo:font-style="italic" style:font-style-asian="italic" style:font-style-complex="italic" fo:language="ru" fo:country="RU"/>
    </style:style>
    <style:style style:name="P749" style:parent-style-name="Textbody" style:family="paragraph">
      <style:paragraph-properties fo:text-align="justify"/>
      <style:text-properties fo:font-style="italic" style:font-style-asian="italic" style:font-style-complex="italic" fo:language="ru" fo:country="RU"/>
    </style:style>
    <style:style style:name="P750" style:parent-style-name="Textbody" style:family="paragraph">
      <style:paragraph-properties fo:text-align="justify"/>
      <style:text-properties fo:font-style="italic" style:font-style-asian="italic" style:font-style-complex="italic" fo:language="ru" fo:country="RU"/>
    </style:style>
    <style:style style:name="P751" style:parent-style-name="Textbody" style:family="paragraph">
      <style:paragraph-properties fo:text-align="justify"/>
      <style:text-properties fo:font-style="italic" style:font-style-asian="italic" style:font-style-complex="italic" fo:language="ru" fo:country="RU"/>
    </style:style>
    <style:style style:name="P752" style:parent-style-name="Textbody" style:family="paragraph">
      <style:paragraph-properties fo:text-align="justify"/>
      <style:text-properties fo:font-style="italic" style:font-style-asian="italic" style:font-style-complex="italic" fo:language="ru" fo:country="RU"/>
    </style:style>
    <style:style style:name="P753" style:parent-style-name="Textbody" style:family="paragraph">
      <style:paragraph-properties fo:text-align="justify"/>
      <style:text-properties fo:font-style="italic" style:font-style-asian="italic" style:font-style-complex="italic" fo:language="ru" fo:country="RU"/>
    </style:style>
    <style:style style:name="P754" style:parent-style-name="Textbody" style:family="paragraph">
      <style:paragraph-properties fo:text-align="justify"/>
      <style:text-properties fo:font-style="italic" style:font-style-asian="italic" style:font-style-complex="italic" fo:language="ru" fo:country="RU"/>
    </style:style>
    <style:style style:name="P755" style:parent-style-name="Textbody" style:family="paragraph">
      <style:paragraph-properties fo:text-align="justify"/>
      <style:text-properties fo:font-style="italic" style:font-style-asian="italic" style:font-style-complex="italic" fo:language="ru" fo:country="RU"/>
    </style:style>
    <style:style style:name="P756" style:parent-style-name="Textbody" style:family="paragraph">
      <style:paragraph-properties fo:text-align="justify"/>
      <style:text-properties fo:font-style="italic" style:font-style-asian="italic" style:font-style-complex="italic" fo:language="ru" fo:country="RU"/>
    </style:style>
    <style:style style:name="P757" style:parent-style-name="Textbody" style:family="paragraph">
      <style:paragraph-properties fo:text-align="justify"/>
      <style:text-properties fo:font-style="italic" style:font-style-asian="italic" style:font-style-complex="italic" fo:language="ru" fo:country="RU"/>
    </style:style>
    <style:style style:name="P758" style:parent-style-name="Textbody" style:family="paragraph">
      <style:paragraph-properties fo:text-align="justify"/>
      <style:text-properties fo:font-style="italic" style:font-style-asian="italic" style:font-style-complex="italic" fo:language="ru" fo:country="RU"/>
    </style:style>
    <style:style style:name="P759" style:parent-style-name="Textbody" style:family="paragraph">
      <style:paragraph-properties fo:text-align="justify"/>
      <style:text-properties fo:font-style="italic" style:font-style-asian="italic" style:font-style-complex="italic" fo:language="ru" fo:country="RU"/>
    </style:style>
    <style:style style:name="P760" style:parent-style-name="Textbody" style:family="paragraph">
      <style:paragraph-properties fo:text-align="justify"/>
      <style:text-properties fo:font-style="italic" style:font-style-asian="italic" style:font-style-complex="italic" fo:language="ru" fo:country="RU"/>
    </style:style>
    <style:style style:name="P761" style:parent-style-name="Textbody" style:family="paragraph">
      <style:paragraph-properties fo:text-align="justify"/>
      <style:text-properties fo:font-style="italic" style:font-style-asian="italic" style:font-style-complex="italic" fo:language="ru" fo:country="RU"/>
    </style:style>
    <style:style style:name="P762" style:parent-style-name="Textbody" style:family="paragraph">
      <style:paragraph-properties fo:text-align="justify"/>
    </style:style>
    <style:style style:name="T763" style:parent-style-name="DefaultParagraphFont" style:family="text">
      <style:text-properties fo:font-style="italic" style:font-style-asian="italic" style:font-style-complex="italic" fo:language="ru" fo:country="RU"/>
    </style:style>
    <style:style style:name="T764" style:parent-style-name="DefaultParagraphFont" style:family="text">
      <style:text-properties fo:font-weight="bold" style:font-weight-asian="bold" style:font-weight-complex="bold" fo:font-style="italic" style:font-style-asian="italic" style:font-style-complex="italic" fo:language="ru" fo:country="RU"/>
    </style:style>
    <style:style style:name="T765" style:parent-style-name="DefaultParagraphFont" style:family="text">
      <style:text-properties fo:font-style="italic" style:font-style-asian="italic" style:font-style-complex="italic" fo:language="ru" fo:country="RU"/>
    </style:style>
    <style:style style:name="P766" style:parent-style-name="Textbody" style:family="paragraph">
      <style:paragraph-properties fo:text-align="justify"/>
      <style:text-properties fo:font-style="italic" style:font-style-asian="italic" style:font-style-complex="italic" fo:language="ru" fo:country="RU"/>
    </style:style>
    <style:style style:name="P767" style:parent-style-name="Textbody" style:family="paragraph">
      <style:paragraph-properties fo:text-align="justify"/>
      <style:text-properties fo:font-style="italic" style:font-style-asian="italic" style:font-style-complex="italic" fo:language="ru" fo:country="RU"/>
    </style:style>
    <style:style style:name="P768" style:parent-style-name="Textbody" style:family="paragraph">
      <style:paragraph-properties fo:text-align="justify"/>
      <style:text-properties fo:font-style="italic" style:font-style-asian="italic" style:font-style-complex="italic" fo:language="ru" fo:country="RU"/>
    </style:style>
    <style:style style:name="P769" style:parent-style-name="Textbody" style:family="paragraph">
      <style:paragraph-properties fo:text-align="justify"/>
      <style:text-properties fo:font-style="italic" style:font-style-asian="italic" style:font-style-complex="italic" fo:language="ru" fo:country="RU"/>
    </style:style>
    <style:style style:name="P770" style:parent-style-name="Textbody" style:family="paragraph">
      <style:paragraph-properties fo:text-align="justify"/>
      <style:text-properties fo:font-style="italic" style:font-style-asian="italic" style:font-style-complex="italic" fo:language="ru" fo:country="RU"/>
    </style:style>
    <style:style style:name="P771" style:parent-style-name="Textbody" style:family="paragraph">
      <style:paragraph-properties fo:text-align="justify"/>
      <style:text-properties fo:font-style="italic" style:font-style-asian="italic" style:font-style-complex="italic" fo:language="ru" fo:country="RU"/>
    </style:style>
    <style:style style:name="P772" style:parent-style-name="Textbody" style:family="paragraph">
      <style:paragraph-properties fo:text-align="justify"/>
      <style:text-properties fo:font-style="italic" style:font-style-asian="italic" style:font-style-complex="italic" fo:language="ru" fo:country="RU"/>
    </style:style>
    <style:style style:name="P773" style:parent-style-name="Textbody" style:family="paragraph">
      <style:paragraph-properties fo:text-align="justify"/>
      <style:text-properties fo:font-style="italic" style:font-style-asian="italic" style:font-style-complex="italic" fo:language="ru" fo:country="RU"/>
    </style:style>
    <style:style style:name="P774" style:parent-style-name="Textbody" style:family="paragraph">
      <style:paragraph-properties fo:text-align="justify"/>
      <style:text-properties fo:font-style="italic" style:font-style-asian="italic" style:font-style-complex="italic" fo:language="ru" fo:country="RU"/>
    </style:style>
    <style:style style:name="P775" style:parent-style-name="Textbody" style:family="paragraph">
      <style:paragraph-properties fo:text-align="justify"/>
      <style:text-properties fo:font-style="italic" style:font-style-asian="italic" style:font-style-complex="italic" fo:language="ru" fo:country="RU"/>
    </style:style>
    <style:style style:name="P776" style:parent-style-name="Textbody" style:family="paragraph">
      <style:paragraph-properties fo:text-align="justify"/>
      <style:text-properties fo:font-style="italic" style:font-style-asian="italic" style:font-style-complex="italic" fo:language="ru" fo:country="RU"/>
    </style:style>
    <style:style style:name="P777" style:parent-style-name="Textbody" style:family="paragraph">
      <style:paragraph-properties fo:text-align="justify"/>
    </style:style>
    <style:style style:name="T778" style:parent-style-name="DefaultParagraphFont" style:family="text">
      <style:text-properties fo:font-style="italic" style:font-style-asian="italic" style:font-style-complex="italic" fo:language="ru" fo:country="RU"/>
    </style:style>
    <style:style style:name="T779" style:parent-style-name="DefaultParagraphFont" style:family="text">
      <style:text-properties fo:font-weight="bold" style:font-weight-asian="bold" style:font-weight-complex="bold" fo:font-style="italic" style:font-style-asian="italic" style:font-style-complex="italic" fo:language="ru" fo:country="RU"/>
    </style:style>
    <style:style style:name="P780" style:parent-style-name="Textbody" style:family="paragraph">
      <style:paragraph-properties fo:text-align="justify"/>
      <style:text-properties fo:font-style="italic" style:font-style-asian="italic" style:font-style-complex="italic" fo:language="ru" fo:country="RU"/>
    </style:style>
    <style:style style:name="P781" style:parent-style-name="Textbody" style:family="paragraph">
      <style:paragraph-properties fo:text-align="justify"/>
    </style:style>
    <style:style style:name="T782" style:parent-style-name="DefaultParagraphFont" style:family="text">
      <style:text-properties fo:font-style="italic" style:font-style-asian="italic" style:font-style-complex="italic" fo:language="ru" fo:country="RU"/>
    </style:style>
    <style:style style:name="T783" style:parent-style-name="DefaultParagraphFont" style:family="text">
      <style:text-properties fo:font-weight="bold" style:font-weight-asian="bold" style:font-weight-complex="bold" fo:font-style="italic" style:font-style-asian="italic" style:font-style-complex="italic" fo:language="ru" fo:country="RU"/>
    </style:style>
    <style:style style:name="T784" style:parent-style-name="DefaultParagraphFont" style:family="text">
      <style:text-properties fo:font-style="italic" style:font-style-asian="italic" style:font-style-complex="italic" fo:language="ru" fo:country="RU"/>
    </style:style>
    <style:style style:name="T785" style:parent-style-name="DefaultParagraphFont" style:family="text">
      <style:text-properties fo:font-weight="bold" style:font-weight-asian="bold" style:font-weight-complex="bold" fo:font-style="italic" style:font-style-asian="italic" style:font-style-complex="italic" fo:language="ru" fo:country="RU"/>
    </style:style>
    <style:style style:name="T786" style:parent-style-name="DefaultParagraphFont" style:family="text">
      <style:text-properties fo:font-style="italic" style:font-style-asian="italic" style:font-style-complex="italic" fo:language="ru" fo:country="RU"/>
    </style:style>
    <style:style style:name="T787" style:parent-style-name="DefaultParagraphFont" style:family="text">
      <style:text-properties fo:font-weight="bold" style:font-weight-asian="bold" style:font-weight-complex="bold" fo:font-style="italic" style:font-style-asian="italic" style:font-style-complex="italic" fo:language="ru" fo:country="RU"/>
    </style:style>
    <style:style style:name="P788" style:parent-style-name="Textbody" style:family="paragraph">
      <style:paragraph-properties fo:text-align="justify"/>
      <style:text-properties fo:font-style="italic" style:font-style-asian="italic" style:font-style-complex="italic" fo:language="ru" fo:country="RU"/>
    </style:style>
    <style:style style:name="P789" style:parent-style-name="Textbody" style:family="paragraph">
      <style:paragraph-properties fo:text-align="justify"/>
      <style:text-properties fo:font-style="italic" style:font-style-asian="italic" style:font-style-complex="italic" fo:language="ru" fo:country="RU"/>
    </style:style>
    <style:style style:name="P790" style:parent-style-name="Textbody" style:family="paragraph">
      <style:paragraph-properties fo:text-align="justify"/>
      <style:text-properties fo:font-style="italic" style:font-style-asian="italic" style:font-style-complex="italic" fo:language="ru" fo:country="RU"/>
    </style:style>
    <style:style style:name="P791" style:parent-style-name="Textbody" style:family="paragraph">
      <style:paragraph-properties fo:text-align="justify"/>
      <style:text-properties fo:font-style="italic" style:font-style-asian="italic" style:font-style-complex="italic" fo:language="ru" fo:country="RU"/>
    </style:style>
    <style:style style:name="P792" style:parent-style-name="Textbody" style:family="paragraph">
      <style:paragraph-properties fo:text-align="justify"/>
      <style:text-properties fo:font-style="italic" style:font-style-asian="italic" style:font-style-complex="italic" fo:language="ru" fo:country="RU"/>
    </style:style>
    <style:style style:name="P793" style:parent-style-name="Textbody" style:family="paragraph">
      <style:paragraph-properties fo:text-align="justify"/>
      <style:text-properties fo:font-style="italic" style:font-style-asian="italic" style:font-style-complex="italic" fo:language="ru" fo:country="RU"/>
    </style:style>
    <style:style style:name="P794" style:parent-style-name="Textbody" style:family="paragraph">
      <style:paragraph-properties fo:text-align="justify"/>
      <style:text-properties fo:font-style="italic" style:font-style-asian="italic" style:font-style-complex="italic" fo:language="ru" fo:country="RU"/>
    </style:style>
    <style:style style:name="P795" style:parent-style-name="Textbody" style:family="paragraph">
      <style:paragraph-properties fo:text-align="justify"/>
      <style:text-properties fo:font-style="italic" style:font-style-asian="italic" style:font-style-complex="italic" fo:language="ru" fo:country="RU"/>
    </style:style>
    <style:style style:name="P796" style:parent-style-name="Textbody" style:family="paragraph">
      <style:paragraph-properties fo:text-align="justify"/>
      <style:text-properties fo:font-style="italic" style:font-style-asian="italic" style:font-style-complex="italic" fo:language="ru" fo:country="RU"/>
    </style:style>
    <style:style style:name="P797" style:parent-style-name="Textbody" style:family="paragraph">
      <style:paragraph-properties fo:text-align="justify"/>
      <style:text-properties fo:font-style="italic" style:font-style-asian="italic" style:font-style-complex="italic" fo:language="ru" fo:country="RU"/>
    </style:style>
    <style:style style:name="P798" style:parent-style-name="Textbody" style:family="paragraph">
      <style:paragraph-properties fo:text-align="justify"/>
      <style:text-properties fo:font-style="italic" style:font-style-asian="italic" style:font-style-complex="italic" fo:language="ru" fo:country="RU"/>
    </style:style>
    <style:style style:name="P799" style:parent-style-name="Textbody" style:family="paragraph">
      <style:paragraph-properties fo:text-align="justify"/>
      <style:text-properties fo:font-style="italic" style:font-style-asian="italic" style:font-style-complex="italic" fo:language="ru" fo:country="RU"/>
    </style:style>
    <style:style style:name="P800" style:parent-style-name="Textbody" style:family="paragraph">
      <style:paragraph-properties fo:text-align="justify"/>
      <style:text-properties fo:font-style="italic" style:font-style-asian="italic" style:font-style-complex="italic" fo:language="ru" fo:country="RU"/>
    </style:style>
    <style:style style:name="P801" style:parent-style-name="Textbody" style:family="paragraph">
      <style:paragraph-properties fo:text-align="justify"/>
      <style:text-properties fo:font-style="italic" style:font-style-asian="italic" style:font-style-complex="italic" fo:language="ru" fo:country="RU"/>
    </style:style>
    <style:style style:name="P802" style:parent-style-name="Textbody" style:family="paragraph">
      <style:paragraph-properties fo:text-align="justify"/>
      <style:text-properties fo:font-style="italic" style:font-style-asian="italic" style:font-style-complex="italic" fo:language="ru" fo:country="RU"/>
    </style:style>
    <style:style style:name="P803" style:parent-style-name="Textbody" style:family="paragraph">
      <style:paragraph-properties fo:text-align="justify"/>
      <style:text-properties fo:font-style="italic" style:font-style-asian="italic" style:font-style-complex="italic" fo:language="ru" fo:country="RU"/>
    </style:style>
    <style:style style:name="P804" style:parent-style-name="Textbody" style:family="paragraph">
      <style:paragraph-properties fo:text-align="justify"/>
    </style:style>
    <style:style style:name="T805" style:parent-style-name="DefaultParagraphFont" style:family="text">
      <style:text-properties fo:font-weight="bold" style:font-weight-asian="bold" style:font-weight-complex="bold" fo:font-style="italic" style:font-style-asian="italic" style:font-style-complex="italic" fo:language="ru" fo:country="RU"/>
    </style:style>
    <style:style style:name="T806" style:parent-style-name="DefaultParagraphFont" style:family="text">
      <style:text-properties fo:font-style="italic" style:font-style-asian="italic" style:font-style-complex="italic" fo:language="ru" fo:country="RU"/>
    </style:style>
    <style:style style:name="P807" style:parent-style-name="Textbody" style:family="paragraph">
      <style:paragraph-properties fo:text-align="justify"/>
      <style:text-properties fo:font-style="italic" style:font-style-asian="italic" style:font-style-complex="italic" fo:language="ru" fo:country="RU"/>
    </style:style>
    <style:style style:name="P808" style:parent-style-name="Textbody" style:family="paragraph">
      <style:paragraph-properties fo:text-align="justify"/>
      <style:text-properties fo:font-style="italic" style:font-style-asian="italic" style:font-style-complex="italic" fo:language="ru" fo:country="RU"/>
    </style:style>
    <style:style style:name="P809" style:parent-style-name="Textbody" style:family="paragraph">
      <style:paragraph-properties fo:text-align="justify"/>
      <style:text-properties fo:font-style="italic" style:font-style-asian="italic" style:font-style-complex="italic" fo:language="ru" fo:country="RU"/>
    </style:style>
    <style:style style:name="P810" style:parent-style-name="Textbody" style:family="paragraph">
      <style:paragraph-properties fo:text-align="justify"/>
      <style:text-properties fo:font-style="italic" style:font-style-asian="italic" style:font-style-complex="italic" fo:language="ru" fo:country="RU"/>
    </style:style>
    <style:style style:name="P811" style:parent-style-name="Textbody" style:family="paragraph">
      <style:paragraph-properties fo:text-align="justify"/>
      <style:text-properties fo:font-style="italic" style:font-style-asian="italic" style:font-style-complex="italic" fo:language="ru" fo:country="RU"/>
    </style:style>
    <style:style style:name="P812" style:parent-style-name="Textbody" style:family="paragraph">
      <style:paragraph-properties fo:text-align="justify"/>
      <style:text-properties fo:font-style="italic" style:font-style-asian="italic" style:font-style-complex="italic" fo:language="ru" fo:country="RU"/>
    </style:style>
    <style:style style:name="P813" style:parent-style-name="Textbody" style:family="paragraph">
      <style:paragraph-properties fo:text-align="justify"/>
      <style:text-properties fo:font-style="italic" style:font-style-asian="italic" style:font-style-complex="italic" fo:language="ru" fo:country="RU"/>
    </style:style>
    <style:style style:name="P814" style:parent-style-name="Textbody" style:family="paragraph">
      <style:paragraph-properties fo:text-align="justify"/>
      <style:text-properties fo:font-style="italic" style:font-style-asian="italic" style:font-style-complex="italic" fo:language="ru" fo:country="RU"/>
    </style:style>
    <style:style style:name="P815" style:parent-style-name="Textbody" style:family="paragraph">
      <style:paragraph-properties fo:text-align="justify"/>
      <style:text-properties fo:font-style="italic" style:font-style-asian="italic" style:font-style-complex="italic" fo:language="ru" fo:country="RU"/>
    </style:style>
    <style:style style:name="P816" style:parent-style-name="Textbody" style:family="paragraph">
      <style:paragraph-properties fo:text-align="justify"/>
      <style:text-properties fo:font-style="italic" style:font-style-asian="italic" style:font-style-complex="italic" fo:language="ru" fo:country="RU"/>
    </style:style>
    <style:style style:name="P817" style:parent-style-name="Textbody" style:family="paragraph">
      <style:paragraph-properties fo:text-align="justify"/>
      <style:text-properties fo:font-style="italic" style:font-style-asian="italic" style:font-style-complex="italic" fo:language="ru" fo:country="RU"/>
    </style:style>
    <style:style style:name="P818" style:parent-style-name="Textbody" style:family="paragraph">
      <style:paragraph-properties fo:text-align="justify"/>
      <style:text-properties fo:font-style="italic" style:font-style-asian="italic" style:font-style-complex="italic" fo:language="ru" fo:country="RU"/>
    </style:style>
    <style:style style:name="P819" style:parent-style-name="Textbody" style:family="paragraph">
      <style:paragraph-properties fo:text-align="justify"/>
      <style:text-properties fo:font-style="italic" style:font-style-asian="italic" style:font-style-complex="italic" fo:language="ru" fo:country="RU"/>
    </style:style>
    <style:style style:name="P820" style:parent-style-name="Textbody" style:family="paragraph">
      <style:paragraph-properties fo:text-align="justify"/>
      <style:text-properties fo:font-style="italic" style:font-style-asian="italic" style:font-style-complex="italic" fo:language="ru" fo:country="RU"/>
    </style:style>
    <style:style style:name="P821" style:parent-style-name="Textbody" style:family="paragraph">
      <style:paragraph-properties fo:text-align="justify"/>
      <style:text-properties fo:font-style="italic" style:font-style-asian="italic" style:font-style-complex="italic" fo:language="ru" fo:country="RU"/>
    </style:style>
    <style:style style:name="P822" style:parent-style-name="Textbody" style:family="paragraph">
      <style:paragraph-properties fo:text-align="justify"/>
      <style:text-properties fo:font-style="italic" style:font-style-asian="italic" style:font-style-complex="italic" fo:language="ru" fo:country="RU"/>
    </style:style>
    <style:style style:name="P823" style:parent-style-name="Textbody" style:family="paragraph">
      <style:paragraph-properties fo:text-align="justify"/>
      <style:text-properties fo:font-style="italic" style:font-style-asian="italic" style:font-style-complex="italic" fo:background-color="#FFFF00" fo:language="ru" fo:country="RU"/>
    </style:style>
    <style:style style:name="P824" style:parent-style-name="Textbody" style:family="paragraph">
      <style:paragraph-properties fo:text-align="justify"/>
      <style:text-properties fo:font-style="italic" style:font-style-asian="italic" style:font-style-complex="italic" fo:language="ru" fo:country="RU"/>
    </style:style>
    <style:style style:name="P825" style:parent-style-name="Textbody" style:family="paragraph">
      <style:paragraph-properties fo:text-align="justify"/>
      <style:text-properties fo:font-style="italic" style:font-style-asian="italic" style:font-style-complex="italic" fo:language="ru" fo:country="RU"/>
    </style:style>
    <style:style style:name="P826" style:parent-style-name="Textbody" style:family="paragraph">
      <style:paragraph-properties fo:text-align="justify"/>
      <style:text-properties fo:font-style="italic" style:font-style-asian="italic" style:font-style-complex="italic" fo:language="ru" fo:country="RU"/>
    </style:style>
    <style:style style:name="P827" style:parent-style-name="Textbody" style:family="paragraph">
      <style:paragraph-properties fo:text-align="justify"/>
      <style:text-properties fo:font-style="italic" style:font-style-asian="italic" style:font-style-complex="italic" fo:language="ru" fo:country="RU"/>
    </style:style>
    <style:style style:name="P828" style:parent-style-name="Textbody" style:family="paragraph">
      <style:paragraph-properties fo:text-align="justify"/>
      <style:text-properties fo:font-style="italic" style:font-style-asian="italic" style:font-style-complex="italic" fo:language="ru" fo:country="RU"/>
    </style:style>
    <style:style style:name="P829" style:parent-style-name="Textbody" style:family="paragraph">
      <style:paragraph-properties fo:text-align="justify"/>
      <style:text-properties fo:font-style="italic" style:font-style-asian="italic" style:font-style-complex="italic" fo:language="ru" fo:country="RU"/>
    </style:style>
    <style:style style:name="P830" style:parent-style-name="Textbody" style:family="paragraph">
      <style:paragraph-properties fo:text-align="justify"/>
      <style:text-properties fo:font-style="italic" style:font-style-asian="italic" style:font-style-complex="italic" fo:language="ru" fo:country="RU"/>
    </style:style>
    <style:style style:name="P831" style:parent-style-name="Textbody" style:family="paragraph">
      <style:paragraph-properties fo:text-align="justify"/>
      <style:text-properties fo:font-style="italic" style:font-style-asian="italic" style:font-style-complex="italic" fo:language="ru" fo:country="RU"/>
    </style:style>
    <style:style style:name="P832" style:parent-style-name="Textbody" style:family="paragraph">
      <style:paragraph-properties fo:text-align="justify"/>
      <style:text-properties fo:font-style="italic" style:font-style-asian="italic" style:font-style-complex="italic" fo:language="ru" fo:country="RU"/>
    </style:style>
    <style:style style:name="P833" style:parent-style-name="Textbody" style:family="paragraph">
      <style:paragraph-properties fo:text-align="justify"/>
      <style:text-properties fo:font-style="italic" style:font-style-asian="italic" style:font-style-complex="italic" fo:language="ru" fo:country="RU"/>
    </style:style>
    <style:style style:name="P834" style:parent-style-name="Textbody" style:family="paragraph">
      <style:paragraph-properties fo:text-align="justify"/>
      <style:text-properties fo:font-style="italic" style:font-style-asian="italic" style:font-style-complex="italic" fo:language="ru" fo:country="RU"/>
    </style:style>
    <style:style style:name="P835" style:parent-style-name="Textbody" style:family="paragraph">
      <style:paragraph-properties fo:text-align="justify"/>
      <style:text-properties fo:font-style="italic" style:font-style-asian="italic" style:font-style-complex="italic" fo:language="ru" fo:country="RU"/>
    </style:style>
    <style:style style:name="P836" style:parent-style-name="Textbody" style:family="paragraph">
      <style:paragraph-properties fo:text-align="justify"/>
      <style:text-properties fo:font-style="italic" style:font-style-asian="italic" style:font-style-complex="italic" fo:language="ru" fo:country="RU"/>
    </style:style>
    <style:style style:name="P837" style:parent-style-name="Textbody" style:family="paragraph">
      <style:paragraph-properties fo:text-align="justify"/>
      <style:text-properties fo:font-style="italic" style:font-style-asian="italic" style:font-style-complex="italic" fo:language="ru" fo:country="RU"/>
    </style:style>
    <style:style style:name="P838" style:parent-style-name="Textbody" style:family="paragraph">
      <style:paragraph-properties fo:text-align="justify"/>
      <style:text-properties fo:font-style="italic" style:font-style-asian="italic" style:font-style-complex="italic" fo:language="ru" fo:country="RU"/>
    </style:style>
    <style:style style:name="P839" style:parent-style-name="Textbody" style:family="paragraph">
      <style:paragraph-properties fo:text-align="justify"/>
      <style:text-properties fo:font-style="italic" style:font-style-asian="italic" style:font-style-complex="italic" fo:language="ru" fo:country="RU"/>
    </style:style>
    <style:style style:name="P840" style:parent-style-name="Textbody" style:family="paragraph">
      <style:paragraph-properties fo:text-align="justify"/>
      <style:text-properties fo:font-style="italic" style:font-style-asian="italic" style:font-style-complex="italic" fo:language="ru" fo:country="RU"/>
    </style:style>
    <style:style style:name="P841" style:parent-style-name="Textbody" style:family="paragraph">
      <style:paragraph-properties fo:text-align="justify"/>
      <style:text-properties fo:font-style="italic" style:font-style-asian="italic" style:font-style-complex="italic" fo:language="ru" fo:country="RU"/>
    </style:style>
    <style:style style:name="P842" style:parent-style-name="Textbody" style:family="paragraph">
      <style:paragraph-properties fo:text-align="justify"/>
      <style:text-properties fo:font-style="italic" style:font-style-asian="italic" style:font-style-complex="italic" fo:language="ru" fo:country="RU"/>
    </style:style>
    <style:style style:name="P843" style:parent-style-name="Textbody" style:family="paragraph">
      <style:paragraph-properties fo:text-align="justify"/>
      <style:text-properties fo:font-style="italic" style:font-style-asian="italic" style:font-style-complex="italic" fo:language="ru" fo:country="RU"/>
    </style:style>
    <style:style style:name="P844" style:parent-style-name="Textbody" style:family="paragraph">
      <style:paragraph-properties fo:text-align="justify"/>
      <style:text-properties fo:font-style="italic" style:font-style-asian="italic" style:font-style-complex="italic" fo:language="ru" fo:country="RU"/>
    </style:style>
    <style:style style:name="P845" style:parent-style-name="Textbody" style:family="paragraph">
      <style:paragraph-properties fo:text-align="justify"/>
      <style:text-properties fo:font-style="italic" style:font-style-asian="italic" style:font-style-complex="italic" fo:language="ru" fo:country="RU"/>
    </style:style>
    <style:style style:name="P846" style:parent-style-name="Textbody" style:family="paragraph">
      <style:paragraph-properties fo:text-align="justify"/>
      <style:text-properties fo:font-style="italic" style:font-style-asian="italic" style:font-style-complex="italic" fo:language="ru" fo:country="RU"/>
    </style:style>
    <style:style style:name="P847" style:parent-style-name="Textbody" style:family="paragraph">
      <style:paragraph-properties fo:text-align="justify"/>
      <style:text-properties fo:font-style="italic" style:font-style-asian="italic" style:font-style-complex="italic" fo:language="ru" fo:country="RU"/>
    </style:style>
    <style:style style:name="P848" style:parent-style-name="Textbody" style:family="paragraph">
      <style:paragraph-properties fo:text-align="justify"/>
      <style:text-properties fo:font-style="italic" style:font-style-asian="italic" style:font-style-complex="italic" fo:language="ru" fo:country="RU"/>
    </style:style>
    <style:style style:name="P849" style:parent-style-name="Textbody" style:family="paragraph">
      <style:paragraph-properties fo:text-align="justify"/>
      <style:text-properties fo:font-style="italic" style:font-style-asian="italic" style:font-style-complex="italic" fo:language="ru" fo:country="RU"/>
    </style:style>
    <style:style style:name="P850" style:parent-style-name="Textbody" style:family="paragraph">
      <style:paragraph-properties fo:text-align="justify"/>
      <style:text-properties fo:font-style="italic" style:font-style-asian="italic" style:font-style-complex="italic" fo:language="ru" fo:country="RU"/>
    </style:style>
    <style:style style:name="P851" style:parent-style-name="Textbody" style:family="paragraph">
      <style:paragraph-properties fo:text-align="justify"/>
      <style:text-properties fo:font-style="italic" style:font-style-asian="italic" style:font-style-complex="italic" fo:language="ru" fo:country="RU"/>
    </style:style>
    <style:style style:name="P852" style:parent-style-name="Textbody" style:family="paragraph">
      <style:paragraph-properties fo:text-align="justify"/>
      <style:text-properties fo:font-style="italic" style:font-style-asian="italic" style:font-style-complex="italic" fo:language="ru" fo:country="RU"/>
    </style:style>
    <style:style style:name="P853" style:parent-style-name="Textbody" style:family="paragraph">
      <style:paragraph-properties fo:text-align="justify"/>
      <style:text-properties fo:font-style="italic" style:font-style-asian="italic" style:font-style-complex="italic" fo:language="ru" fo:country="RU"/>
    </style:style>
    <style:style style:name="P854" style:parent-style-name="Textbody" style:family="paragraph">
      <style:paragraph-properties fo:text-align="justify"/>
      <style:text-properties fo:font-style="italic" style:font-style-asian="italic" style:font-style-complex="italic" fo:language="ru" fo:country="RU"/>
    </style:style>
    <style:style style:name="P855" style:parent-style-name="Textbody" style:family="paragraph">
      <style:paragraph-properties fo:text-align="justify"/>
      <style:text-properties fo:font-style="italic" style:font-style-asian="italic" style:font-style-complex="italic" fo:language="ru" fo:country="RU"/>
    </style:style>
    <style:style style:name="P856" style:parent-style-name="Textbody" style:family="paragraph">
      <style:paragraph-properties fo:text-align="justify"/>
      <style:text-properties fo:font-style="italic" style:font-style-asian="italic" style:font-style-complex="italic" fo:language="ru" fo:country="RU"/>
    </style:style>
    <style:style style:name="P857" style:parent-style-name="Textbody" style:family="paragraph">
      <style:paragraph-properties fo:text-align="justify"/>
      <style:text-properties fo:font-style="italic" style:font-style-asian="italic" style:font-style-complex="italic" fo:language="ru" fo:country="RU"/>
    </style:style>
    <style:style style:name="P858" style:parent-style-name="Textbody" style:family="paragraph">
      <style:paragraph-properties fo:text-align="justify"/>
      <style:text-properties fo:font-style="italic" style:font-style-asian="italic" style:font-style-complex="italic" fo:language="ru" fo:country="RU"/>
    </style:style>
    <style:style style:name="P859" style:parent-style-name="Textbody" style:family="paragraph">
      <style:paragraph-properties fo:text-align="justify"/>
      <style:text-properties fo:font-style="italic" style:font-style-asian="italic" style:font-style-complex="italic" fo:language="ru" fo:country="RU"/>
    </style:style>
    <style:style style:name="P860" style:parent-style-name="Textbody" style:family="paragraph">
      <style:paragraph-properties fo:text-align="justify"/>
      <style:text-properties fo:font-style="italic" style:font-style-asian="italic" style:font-style-complex="italic" fo:language="ru" fo:country="RU"/>
    </style:style>
    <style:style style:name="P861" style:parent-style-name="Textbody" style:family="paragraph">
      <style:paragraph-properties fo:text-align="justify"/>
      <style:text-properties fo:font-style="italic" style:font-style-asian="italic" style:font-style-complex="italic" fo:language="ru" fo:country="RU"/>
    </style:style>
    <style:style style:name="P862" style:parent-style-name="Textbody" style:family="paragraph">
      <style:paragraph-properties fo:text-align="justify"/>
      <style:text-properties fo:font-style="italic" style:font-style-asian="italic" style:font-style-complex="italic" fo:language="ru" fo:country="RU"/>
    </style:style>
    <style:style style:name="P863" style:parent-style-name="Textbody" style:family="paragraph">
      <style:paragraph-properties fo:text-align="justify"/>
      <style:text-properties fo:font-style="italic" style:font-style-asian="italic" style:font-style-complex="italic" fo:language="ru" fo:country="RU"/>
    </style:style>
    <style:style style:name="P864" style:parent-style-name="Textbody" style:family="paragraph">
      <style:paragraph-properties fo:text-align="justify"/>
      <style:text-properties fo:font-style="italic" style:font-style-asian="italic" style:font-style-complex="italic" fo:language="ru" fo:country="RU"/>
    </style:style>
    <style:style style:name="P865" style:parent-style-name="Textbody" style:family="paragraph">
      <style:paragraph-properties fo:text-align="justify"/>
      <style:text-properties fo:font-style="italic" style:font-style-asian="italic" style:font-style-complex="italic" fo:language="ru" fo:country="RU"/>
    </style:style>
    <style:style style:name="P866" style:parent-style-name="Textbody" style:family="paragraph">
      <style:paragraph-properties fo:text-align="justify"/>
      <style:text-properties fo:font-style="italic" style:font-style-asian="italic" style:font-style-complex="italic" fo:language="ru" fo:country="RU"/>
    </style:style>
    <style:style style:name="P867" style:parent-style-name="Textbody" style:family="paragraph">
      <style:paragraph-properties fo:text-align="justify"/>
      <style:text-properties fo:font-style="italic" style:font-style-asian="italic" style:font-style-complex="italic" fo:language="ru" fo:country="RU"/>
    </style:style>
    <style:style style:name="P868" style:parent-style-name="Textbody" style:family="paragraph">
      <style:paragraph-properties fo:text-align="justify"/>
      <style:text-properties fo:font-style="italic" style:font-style-asian="italic" style:font-style-complex="italic" fo:language="ru" fo:country="RU"/>
    </style:style>
    <style:style style:name="P869" style:parent-style-name="Textbody" style:family="paragraph">
      <style:paragraph-properties fo:text-align="justify"/>
      <style:text-properties fo:font-style="italic" style:font-style-asian="italic" style:font-style-complex="italic" fo:language="ru" fo:country="RU"/>
    </style:style>
    <style:style style:name="P870" style:parent-style-name="Textbody" style:family="paragraph">
      <style:paragraph-properties fo:text-align="justify"/>
      <style:text-properties fo:font-style="italic" style:font-style-asian="italic" style:font-style-complex="italic" fo:language="ru" fo:country="RU"/>
    </style:style>
    <style:style style:name="P871" style:parent-style-name="Textbody" style:family="paragraph">
      <style:paragraph-properties fo:text-align="justify"/>
      <style:text-properties fo:font-style="italic" style:font-style-asian="italic" style:font-style-complex="italic" fo:language="ru" fo:country="RU"/>
    </style:style>
    <style:style style:name="P872" style:parent-style-name="Textbody" style:family="paragraph">
      <style:paragraph-properties fo:text-align="justify"/>
      <style:text-properties fo:font-style="italic" style:font-style-asian="italic" style:font-style-complex="italic" fo:language="ru" fo:country="RU"/>
    </style:style>
    <style:style style:name="P873" style:parent-style-name="Textbody" style:family="paragraph">
      <style:paragraph-properties fo:text-align="justify"/>
      <style:text-properties fo:font-style="italic" style:font-style-asian="italic" style:font-style-complex="italic" fo:language="ru" fo:country="RU"/>
    </style:style>
    <style:style style:name="P874" style:parent-style-name="Textbody" style:family="paragraph">
      <style:paragraph-properties fo:text-align="justify"/>
      <style:text-properties fo:font-style="italic" style:font-style-asian="italic" style:font-style-complex="italic" fo:language="ru" fo:country="RU"/>
    </style:style>
    <style:style style:name="P875" style:parent-style-name="Textbody" style:family="paragraph">
      <style:paragraph-properties fo:text-align="justify"/>
      <style:text-properties fo:font-style="italic" style:font-style-asian="italic" style:font-style-complex="italic" fo:language="ru" fo:country="RU"/>
    </style:style>
    <style:style style:name="P876" style:parent-style-name="Textbody" style:family="paragraph">
      <style:paragraph-properties fo:text-align="justify"/>
      <style:text-properties fo:font-style="italic" style:font-style-asian="italic" style:font-style-complex="italic" fo:language="ru" fo:country="RU"/>
    </style:style>
    <style:style style:name="P877" style:parent-style-name="Textbody" style:family="paragraph">
      <style:paragraph-properties fo:text-align="justify"/>
      <style:text-properties fo:font-style="italic" style:font-style-asian="italic" style:font-style-complex="italic" fo:language="ru" fo:country="RU"/>
    </style:style>
    <style:style style:name="P878" style:parent-style-name="Textbody" style:family="paragraph">
      <style:paragraph-properties fo:text-align="justify"/>
      <style:text-properties fo:font-style="italic" style:font-style-asian="italic" style:font-style-complex="italic" fo:language="ru" fo:country="RU"/>
    </style:style>
    <style:style style:name="P879" style:parent-style-name="Textbody" style:family="paragraph">
      <style:paragraph-properties fo:text-align="justify"/>
      <style:text-properties fo:font-style="italic" style:font-style-asian="italic" style:font-style-complex="italic" fo:language="ru" fo:country="RU"/>
    </style:style>
    <style:style style:name="P880" style:parent-style-name="Textbody" style:family="paragraph">
      <style:paragraph-properties fo:text-align="justify"/>
      <style:text-properties fo:font-style="italic" style:font-style-asian="italic" style:font-style-complex="italic" fo:language="ru" fo:country="RU"/>
    </style:style>
    <style:style style:name="P881" style:parent-style-name="Textbody" style:family="paragraph">
      <style:paragraph-properties fo:text-align="justify"/>
      <style:text-properties fo:font-style="italic" style:font-style-asian="italic" style:font-style-complex="italic" fo:language="ru" fo:country="RU"/>
    </style:style>
    <style:style style:name="P882" style:parent-style-name="Textbody" style:family="paragraph">
      <style:paragraph-properties fo:text-align="justify"/>
      <style:text-properties fo:font-style="italic" style:font-style-asian="italic" style:font-style-complex="italic" fo:language="ru" fo:country="RU"/>
    </style:style>
    <style:style style:name="P883" style:parent-style-name="Textbody" style:family="paragraph">
      <style:paragraph-properties fo:text-align="justify"/>
      <style:text-properties fo:font-style="italic" style:font-style-asian="italic" style:font-style-complex="italic" fo:language="ru" fo:country="RU"/>
    </style:style>
    <style:style style:name="P884" style:parent-style-name="Textbody" style:family="paragraph">
      <style:paragraph-properties fo:text-align="justify"/>
      <style:text-properties fo:font-style="italic" style:font-style-asian="italic" style:font-style-complex="italic" fo:language="ru" fo:country="RU"/>
    </style:style>
    <style:style style:name="P885" style:parent-style-name="Textbody" style:family="paragraph">
      <style:paragraph-properties fo:text-align="justify"/>
      <style:text-properties fo:font-style="italic" style:font-style-asian="italic" style:font-style-complex="italic" fo:language="ru" fo:country="RU"/>
    </style:style>
    <style:style style:name="P886" style:parent-style-name="Textbody" style:family="paragraph">
      <style:paragraph-properties fo:text-align="justify"/>
      <style:text-properties fo:font-style="italic" style:font-style-asian="italic" style:font-style-complex="italic" fo:language="ru" fo:country="RU"/>
    </style:style>
    <style:style style:name="P887" style:parent-style-name="Textbody" style:family="paragraph">
      <style:paragraph-properties fo:text-align="justify"/>
      <style:text-properties fo:font-style="italic" style:font-style-asian="italic" style:font-style-complex="italic" fo:language="ru" fo:country="RU"/>
    </style:style>
    <style:style style:name="P888" style:parent-style-name="Textbody" style:family="paragraph">
      <style:paragraph-properties fo:text-align="justify"/>
      <style:text-properties fo:font-style="italic" style:font-style-asian="italic" style:font-style-complex="italic" fo:language="ru" fo:country="RU"/>
    </style:style>
    <style:style style:name="P889" style:parent-style-name="Textbody" style:family="paragraph">
      <style:paragraph-properties fo:text-align="justify"/>
      <style:text-properties fo:font-style="italic" style:font-style-asian="italic" style:font-style-complex="italic" fo:language="ru" fo:country="RU"/>
    </style:style>
    <style:style style:name="P890" style:parent-style-name="Textbody" style:family="paragraph">
      <style:paragraph-properties fo:text-align="justify"/>
      <style:text-properties fo:font-style="italic" style:font-style-asian="italic" style:font-style-complex="italic" fo:language="ru" fo:country="RU"/>
    </style:style>
    <style:style style:name="P891" style:parent-style-name="Textbody" style:family="paragraph">
      <style:paragraph-properties fo:text-align="justify"/>
      <style:text-properties fo:font-style="italic" style:font-style-asian="italic" style:font-style-complex="italic" fo:language="ru" fo:country="RU"/>
    </style:style>
    <style:style style:name="P892" style:parent-style-name="Textbody" style:family="paragraph">
      <style:paragraph-properties fo:text-align="justify"/>
      <style:text-properties fo:font-style="italic" style:font-style-asian="italic" style:font-style-complex="italic" fo:language="ru" fo:country="RU"/>
    </style:style>
    <style:style style:name="P893" style:parent-style-name="Textbody" style:family="paragraph">
      <style:paragraph-properties fo:text-align="justify"/>
      <style:text-properties fo:font-style="italic" style:font-style-asian="italic" style:font-style-complex="italic" fo:language="ru" fo:country="RU"/>
    </style:style>
    <style:style style:name="P894" style:parent-style-name="Textbody" style:family="paragraph">
      <style:paragraph-properties fo:text-align="justify"/>
      <style:text-properties fo:font-style="italic" style:font-style-asian="italic" style:font-style-complex="italic" fo:language="ru" fo:country="RU"/>
    </style:style>
    <style:style style:name="P895" style:parent-style-name="Textbody" style:family="paragraph">
      <style:paragraph-properties fo:text-align="justify"/>
      <style:text-properties fo:font-style="italic" style:font-style-asian="italic" style:font-style-complex="italic" fo:language="ru" fo:country="RU"/>
    </style:style>
    <style:style style:name="P896" style:parent-style-name="Textbody" style:family="paragraph">
      <style:paragraph-properties fo:text-align="justify"/>
      <style:text-properties fo:font-style="italic" style:font-style-asian="italic" style:font-style-complex="italic" fo:language="ru" fo:country="RU"/>
    </style:style>
    <style:style style:name="P897" style:parent-style-name="Textbody" style:family="paragraph">
      <style:paragraph-properties fo:text-align="justify"/>
      <style:text-properties fo:font-style="italic" style:font-style-asian="italic" style:font-style-complex="italic" fo:language="ru" fo:country="RU"/>
    </style:style>
    <style:style style:name="P898" style:parent-style-name="Textbody" style:family="paragraph">
      <style:paragraph-properties fo:text-align="justify"/>
      <style:text-properties fo:font-style="italic" style:font-style-asian="italic" style:font-style-complex="italic" fo:language="ru" fo:country="RU"/>
    </style:style>
    <style:style style:name="P899" style:parent-style-name="Textbody" style:family="paragraph">
      <style:paragraph-properties fo:text-align="justify"/>
      <style:text-properties fo:font-style="italic" style:font-style-asian="italic" style:font-style-complex="italic" fo:language="ru" fo:country="RU"/>
    </style:style>
    <style:style style:name="P900" style:parent-style-name="Textbody" style:family="paragraph">
      <style:paragraph-properties fo:text-align="justify"/>
      <style:text-properties fo:font-style="italic" style:font-style-asian="italic" style:font-style-complex="italic" fo:language="ru" fo:country="RU"/>
    </style:style>
    <style:style style:name="P901" style:parent-style-name="Textbody" style:family="paragraph">
      <style:paragraph-properties fo:text-align="justify"/>
      <style:text-properties fo:font-style="italic" style:font-style-asian="italic" style:font-style-complex="italic" fo:language="ru" fo:country="RU"/>
    </style:style>
    <style:style style:name="P902" style:parent-style-name="Textbody" style:family="paragraph">
      <style:paragraph-properties fo:text-align="justify"/>
      <style:text-properties fo:font-style="italic" style:font-style-asian="italic" style:font-style-complex="italic" fo:language="ru" fo:country="RU"/>
    </style:style>
    <style:style style:name="P903" style:parent-style-name="Textbody" style:family="paragraph">
      <style:paragraph-properties fo:text-align="justify"/>
      <style:text-properties fo:font-style="italic" style:font-style-asian="italic" style:font-style-complex="italic" fo:language="ru" fo:country="RU"/>
    </style:style>
    <style:style style:name="P904" style:parent-style-name="Textbody" style:family="paragraph">
      <style:paragraph-properties fo:text-align="justify"/>
      <style:text-properties fo:font-style="italic" style:font-style-asian="italic" style:font-style-complex="italic"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font-style="italic" style:font-style-asian="italic" style:font-style-complex="italic" fo:language="ru" fo:country="RU"/>
    </style:style>
    <style:style style:name="P910" style:parent-style-name="Textbody" style:family="paragraph">
      <style:paragraph-properties fo:text-align="justify"/>
      <style:text-properties fo:font-style="italic" style:font-style-asian="italic" style:font-style-complex="italic"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font-style="italic" style:font-style-asian="italic" style:font-style-complex="italic" fo:language="ru" fo:country="RU"/>
    </style:style>
    <style:style style:name="P916" style:parent-style-name="Textbody" style:family="paragraph">
      <style:paragraph-properties fo:text-align="justify"/>
      <style:text-properties fo:font-style="italic" style:font-style-asian="italic" style:font-style-complex="italic" fo:language="ru" fo:country="RU"/>
    </style:style>
    <style:style style:name="P917" style:parent-style-name="Textbody" style:family="paragraph">
      <style:paragraph-properties fo:text-align="justify"/>
      <style:text-properties fo:font-style="italic" style:font-style-asian="italic" style:font-style-complex="italic" fo:language="ru" fo:country="RU"/>
    </style:style>
    <style:style style:name="P918" style:parent-style-name="Textbody" style:family="paragraph">
      <style:paragraph-properties fo:text-align="justify"/>
      <style:text-properties fo:font-style="italic" style:font-style-asian="italic" style:font-style-complex="italic" fo:language="ru" fo:country="RU"/>
    </style:style>
    <style:style style:name="P919" style:parent-style-name="Textbody" style:family="paragraph">
      <style:paragraph-properties fo:text-align="justify"/>
      <style:text-properties fo:font-style="italic" style:font-style-asian="italic" style:font-style-complex="italic" fo:language="ru" fo:country="RU"/>
    </style:style>
    <style:style style:name="P920" style:parent-style-name="Textbody" style:family="paragraph">
      <style:paragraph-properties fo:text-align="justify"/>
      <style:text-properties fo:font-style="italic" style:font-style-asian="italic" style:font-style-complex="italic" fo:language="ru" fo:country="RU"/>
    </style:style>
    <style:style style:name="P921" style:parent-style-name="Textbody" style:family="paragraph">
      <style:paragraph-properties fo:text-align="justify"/>
      <style:text-properties fo:font-style="italic" style:font-style-asian="italic" style:font-style-complex="italic" fo:language="ru" fo:country="RU"/>
    </style:style>
    <style:style style:name="P922" style:parent-style-name="Textbody" style:family="paragraph">
      <style:paragraph-properties fo:text-align="justify"/>
      <style:text-properties fo:font-style="italic" style:font-style-asian="italic" style:font-style-complex="italic" fo:language="ru" fo:country="RU"/>
    </style:style>
    <style:style style:name="P923" style:parent-style-name="Textbody" style:family="paragraph">
      <style:paragraph-properties fo:text-align="justify"/>
      <style:text-properties fo:font-style="italic" style:font-style-asian="italic" style:font-style-complex="italic"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language="ru" fo:country="RU"/>
    </style:style>
    <style:style style:name="P926" style:parent-style-name="Textbody" style:family="paragraph">
      <style:paragraph-properties fo:text-align="justify"/>
      <style:text-properties fo:font-style="italic" style:font-style-asian="italic" style:font-style-complex="italic" fo:language="ru" fo:country="RU"/>
    </style:style>
    <style:style style:name="P927" style:parent-style-name="Textbody" style:family="paragraph">
      <style:paragraph-properties fo:text-align="justify"/>
      <style:text-properties fo:font-style="italic" style:font-style-asian="italic" style:font-style-complex="italic" fo:language="ru" fo:country="RU"/>
    </style:style>
    <style:style style:name="P928" style:parent-style-name="Textbody" style:family="paragraph">
      <style:paragraph-properties fo:text-align="justify"/>
      <style:text-properties fo:font-style="italic" style:font-style-asian="italic" style:font-style-complex="italic" fo:language="ru" fo:country="RU"/>
    </style:style>
    <style:style style:name="P929" style:parent-style-name="Textbody" style:family="paragraph">
      <style:paragraph-properties fo:text-align="justify"/>
    </style:style>
    <style:style style:name="T930" style:parent-style-name="DefaultParagraphFont" style:family="text">
      <style:text-properties fo:font-style="italic" style:font-style-asian="italic" style:font-style-complex="italic"/>
    </style:style>
    <style:style style:name="T931" style:parent-style-name="DefaultParagraphFont" style:family="text">
      <style:text-properties fo:font-style="italic" style:font-style-asian="italic" style:font-style-complex="italic" fo:language="ru" fo:country="RU"/>
    </style:style>
    <style:style style:name="P932" style:parent-style-name="Textbody" style:family="paragraph">
      <style:paragraph-properties fo:text-align="justify"/>
      <style:text-properties fo:font-style="italic" style:font-style-asian="italic" style:font-style-complex="italic" fo:language="ru" fo:country="RU"/>
    </style:style>
    <style:style style:name="P933" style:parent-style-name="Textbody" style:family="paragraph">
      <style:paragraph-properties fo:text-align="justify"/>
      <style:text-properties fo:font-style="italic" style:font-style-asian="italic" style:font-style-complex="italic" fo:language="ru" fo:country="RU"/>
    </style:style>
    <style:style style:name="P934" style:parent-style-name="Textbody" style:family="paragraph">
      <style:paragraph-properties fo:text-align="justify"/>
      <style:text-properties fo:font-style="italic" style:font-style-asian="italic" style:font-style-complex="italic" fo:language="ru" fo:country="RU"/>
    </style:style>
    <style:style style:name="P935" style:parent-style-name="Textbody" style:family="paragraph">
      <style:paragraph-properties fo:text-align="justify"/>
      <style:text-properties fo:font-style="italic" style:font-style-asian="italic" style:font-style-complex="italic" fo:language="ru" fo:country="RU"/>
    </style:style>
    <style:style style:name="P936" style:parent-style-name="Textbody" style:family="paragraph">
      <style:paragraph-properties fo:text-align="justify"/>
      <style:text-properties fo:font-style="italic" style:font-style-asian="italic" style:font-style-complex="italic" fo:background-color="#FFFF00" fo:language="ru" fo:country="RU"/>
    </style:style>
    <style:style style:name="P937" style:parent-style-name="Textbody" style:family="paragraph">
      <style:paragraph-properties fo:text-align="justify"/>
      <style:text-properties fo:font-style="italic" style:font-style-asian="italic" style:font-style-complex="italic" fo:language="ru" fo:country="RU"/>
    </style:style>
    <style:style style:name="P938" style:parent-style-name="Textbody" style:family="paragraph">
      <style:paragraph-properties fo:text-align="justify"/>
      <style:text-properties fo:language="ru" fo:country="RU"/>
    </style:style>
    <style:style style:name="P939" style:parent-style-name="Textbody" style:family="paragraph">
      <style:paragraph-properties fo:text-align="center"/>
      <style:text-properties fo:language="ru" fo:country="RU"/>
    </style:style>
    <style:style style:name="P940" style:parent-style-name="Textbody" style:family="paragraph">
      <style:paragraph-properties fo:text-align="justify"/>
      <style:text-properties fo:background-color="#FFFF00" fo:language="ru" fo:country="RU"/>
    </style:style>
    <style:style style:name="P941" style:parent-style-name="Textbody" style:family="paragraph">
      <style:paragraph-properties fo:text-align="justify"/>
      <style:text-properties fo:language="ru" fo:country="RU"/>
    </style:style>
    <style:style style:name="P942" style:parent-style-name="Textbody" style:family="paragraph">
      <style:paragraph-properties fo:text-align="justify"/>
      <style:text-properties fo:language="ru" fo:country="RU"/>
    </style:style>
    <style:style style:name="P943" style:parent-style-name="Heading2" style:family="paragraph">
      <style:paragraph-properties fo:text-align="center"/>
      <style:text-properties fo:language="ru" fo:country="RU"/>
    </style:style>
    <style:style style:name="P944" style:parent-style-name="Textbody" style:family="paragraph">
      <style:paragraph-properties fo:text-align="center"/>
      <style:text-properties fo:language="ru" fo:country="RU"/>
    </style:style>
    <style:style style:name="P945"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6"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7" style:parent-style-name="Textbody" style:family="paragraph">
      <style:paragraph-properties fo:text-align="justify"/>
      <style:text-properties fo:language="ru" fo:country="RU"/>
    </style:style>
    <style:style style:name="P948" style:parent-style-name="Textbody" style:family="paragraph">
      <style:paragraph-properties fo:text-align="justify"/>
      <style:text-properties fo:font-style="italic" style:font-style-asian="italic" style:font-style-complex="italic" fo:language="ru" fo:country="RU"/>
    </style:style>
    <style:style style:name="P949" style:parent-style-name="Textbody" style:family="paragraph">
      <style:paragraph-properties fo:text-align="justify"/>
      <style:text-properties fo:font-style="italic" style:font-style-asian="italic" style:font-style-complex="italic" fo:language="ru" fo:country="RU"/>
    </style:style>
    <style:style style:name="P950" style:parent-style-name="Textbody" style:family="paragraph">
      <style:paragraph-properties fo:text-align="justify"/>
      <style:text-properties fo:font-style="italic" style:font-style-asian="italic" style:font-style-complex="italic" fo:language="ru" fo:country="RU"/>
    </style:style>
    <style:style style:name="P951" style:parent-style-name="Textbody" style:family="paragraph">
      <style:paragraph-properties fo:text-align="justify"/>
      <style:text-properties fo:font-style="italic" style:font-style-asian="italic" style:font-style-complex="italic"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font-style="italic" style:font-style-asian="italic" style:font-style-complex="italic" fo:language="ru" fo:country="RU"/>
    </style:style>
    <style:style style:name="P955" style:parent-style-name="Textbody" style:family="paragraph">
      <style:paragraph-properties fo:text-align="justify"/>
      <style:text-properties fo:font-style="italic" style:font-style-asian="italic" style:font-style-complex="italic" fo:language="ru" fo:country="RU"/>
    </style:style>
    <style:style style:name="P956" style:parent-style-name="Textbody" style:family="paragraph">
      <style:paragraph-properties fo:text-align="justify"/>
      <style:text-properties fo:font-style="italic" style:font-style-asian="italic" style:font-style-complex="italic" fo:language="ru" fo:country="RU"/>
    </style:style>
    <style:style style:name="P957" style:parent-style-name="Textbody" style:family="paragraph">
      <style:paragraph-properties fo:text-align="justify"/>
      <style:text-properties fo:font-style="italic" style:font-style-asian="italic" style:font-style-complex="italic"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text-properties fo:language="ru" fo:country="RU"/>
    </style:style>
    <style:style style:name="P966" style:parent-style-name="Textbody" style:family="paragraph">
      <style:paragraph-properties fo:text-align="justify"/>
      <style:text-properties fo:language="ru" fo:country="RU"/>
    </style:style>
    <style:style style:name="P967" style:parent-style-name="Textbody" style:family="paragraph">
      <style:paragraph-properties fo:text-align="justify"/>
      <style:text-properties fo:language="ru" fo:country="RU"/>
    </style:style>
    <style:style style:name="P968" style:parent-style-name="Textbody" style:family="paragraph">
      <style:paragraph-properties fo:text-align="justify"/>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text-properties fo:language="ru" fo:country="RU"/>
    </style:style>
    <style:style style:name="P973" style:parent-style-name="Textbody" style:family="paragraph">
      <style:paragraph-properties fo:text-align="justify"/>
      <style:text-properties fo:language="ru" fo:country="RU"/>
    </style:style>
    <style:style style:name="P974" style:parent-style-name="Textbody" style:family="paragraph">
      <style:paragraph-properties fo:text-align="justify"/>
      <style:text-properties fo:language="ru" fo:country="RU"/>
    </style:style>
    <style:style style:name="P975" style:parent-style-name="Textbody" style:family="paragraph">
      <style:paragraph-properties fo:text-align="justify"/>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text-properties fo:language="ru" fo:country="RU"/>
    </style:style>
    <style:style style:name="P984" style:parent-style-name="Textbody" style:family="paragraph">
      <style:paragraph-properties fo:text-align="justify"/>
      <style:text-properties fo:language="ru" fo:country="RU"/>
    </style:style>
    <style:style style:name="P985" style:parent-style-name="Textbody" style:family="paragraph">
      <style:paragraph-properties fo:text-align="justify"/>
      <style:text-properties fo:language="ru" fo:country="RU"/>
    </style:style>
    <style:style style:name="P986" style:parent-style-name="Textbody" style:family="paragraph">
      <style:paragraph-properties fo:text-align="justify"/>
      <style:text-properties fo:language="ru" fo:country="RU"/>
    </style:style>
    <style:style style:name="P987" style:parent-style-name="Textbody" style:family="paragraph">
      <style:paragraph-properties fo:text-align="justify"/>
      <style:text-properties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style>
    <style:style style:name="T1006" style:parent-style-name="DefaultParagraphFont" style:family="text">
      <style:text-properties fo:language="ru" fo:country="RU"/>
    </style:style>
    <style:style style:name="T1007" style:parent-style-name="DefaultParagraphFont" style:family="text">
      <style:text-properties fo:background-color="#FFFFFF" fo:language="ru" fo:country="RU"/>
    </style:style>
    <style:style style:name="T1008" style:parent-style-name="DefaultParagraphFont" style:family="text">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background-color="#FFFF00"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background-color="#FFFF00"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background-color="#FFFF00"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justify"/>
      <style:text-properties fo:background-color="#FFFF00"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background-color="#FFFF00"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center"/>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justify"/>
      <style:text-properties fo:language="ru" fo:country="RU"/>
    </style:style>
    <style:style style:name="P1122" style:parent-style-name="Textbody" style:family="paragraph">
      <style:paragraph-properties fo:text-align="justify"/>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language="ru" fo:country="RU"/>
    </style:style>
    <style:style style:name="P1125" style:parent-style-name="Textbody" style:family="paragraph">
      <style:paragraph-properties fo:text-align="justify"/>
      <style:text-properties fo:language="ru" fo:country="RU"/>
    </style:style>
    <style:style style:name="P1126" style:parent-style-name="Textbody" style:family="paragraph">
      <style:paragraph-properties fo:text-align="justify"/>
      <style:text-properties fo:language="ru" fo:country="RU"/>
    </style:style>
    <style:style style:name="P1127" style:parent-style-name="Textbody" style:family="paragraph">
      <style:paragraph-properties fo:text-align="justify"/>
      <style:text-properties fo:language="ru" fo:country="RU"/>
    </style:style>
    <style:style style:name="P1128" style:parent-style-name="Textbody" style:family="paragraph">
      <style:paragraph-properties fo:text-align="justify"/>
      <style:text-properties fo:language="ru" fo:country="RU"/>
    </style:style>
    <style:style style:name="P1129" style:parent-style-name="Textbody" style:family="paragraph">
      <style:paragraph-properties fo:text-align="justify"/>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justify"/>
      <style:text-properties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language="ru" fo:country="RU"/>
    </style:style>
    <style:style style:name="P1139" style:parent-style-name="Textbody" style:family="paragraph">
      <style:paragraph-properties fo:text-align="justify"/>
      <style:text-properties fo:language="ru" fo:country="RU"/>
    </style:style>
    <style:style style:name="P1140" style:parent-style-name="Textbody" style:family="paragraph">
      <style:paragraph-properties fo:text-align="justify"/>
      <style:text-properties fo:language="ru" fo:country="RU"/>
    </style:style>
    <style:style style:name="P1141" style:parent-style-name="Textbody" style:family="paragraph">
      <style:paragraph-properties fo:text-align="justify"/>
      <style:text-properties fo:language="ru" fo:country="RU"/>
    </style:style>
    <style:style style:name="P1142" style:parent-style-name="Textbody" style:family="paragraph">
      <style:paragraph-properties fo:text-align="justify"/>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language="ru" fo:country="RU"/>
    </style:style>
    <style:style style:name="P1145" style:parent-style-name="Textbody" style:family="paragraph">
      <style:paragraph-properties fo:text-align="justify"/>
      <style:text-properties fo:language="ru" fo:country="RU"/>
    </style:style>
    <style:style style:name="P1146" style:parent-style-name="Textbody" style:family="paragraph">
      <style:paragraph-properties fo:text-align="justify"/>
      <style:text-properties fo:language="ru" fo:country="RU"/>
    </style:style>
    <style:style style:name="P1147" style:parent-style-name="Textbody" style:family="paragraph">
      <style:paragraph-properties fo:text-align="center"/>
      <style:text-properties fo:language="ru" fo:country="RU"/>
    </style:style>
    <style:style style:name="P1148" style:parent-style-name="Textbody" style:family="paragraph">
      <style:paragraph-properties fo:text-align="justify"/>
      <style:text-properties fo:font-style="italic" style:font-style-asian="italic" style:font-style-complex="italic" fo:language="ru" fo:country="RU"/>
    </style:style>
    <style:style style:name="P1149" style:parent-style-name="Textbody" style:family="paragraph">
      <style:paragraph-properties fo:text-align="justify"/>
      <style:text-properties fo:font-style="italic" style:font-style-asian="italic" style:font-style-complex="italic" fo:language="ru" fo:country="RU"/>
    </style:style>
    <style:style style:name="P1150" style:parent-style-name="Textbody" style:family="paragraph">
      <style:paragraph-properties fo:text-align="justify"/>
      <style:text-properties fo:font-style="italic" style:font-style-asian="italic" style:font-style-complex="italic" fo:language="ru" fo:country="RU"/>
    </style:style>
    <style:style style:name="P1151" style:parent-style-name="Textbody" style:family="paragraph">
      <style:paragraph-properties fo:text-align="justify"/>
      <style:text-properties fo:font-style="italic" style:font-style-asian="italic" style:font-style-complex="italic" fo:language="ru" fo:country="RU"/>
    </style:style>
    <style:style style:name="P1152" style:parent-style-name="Textbody" style:family="paragraph">
      <style:paragraph-properties fo:text-align="justify"/>
      <style:text-properties fo:font-style="italic" style:font-style-asian="italic" style:font-style-complex="italic" fo:language="ru" fo:country="RU"/>
    </style:style>
    <style:style style:name="P1153" style:parent-style-name="Textbody" style:family="paragraph">
      <style:paragraph-properties fo:text-align="justify"/>
      <style:text-properties fo:font-style="italic" style:font-style-asian="italic" style:font-style-complex="italic" fo:language="ru" fo:country="RU"/>
    </style:style>
    <style:style style:name="P1154" style:parent-style-name="Textbody" style:family="paragraph">
      <style:paragraph-properties fo:text-align="justify"/>
      <style:text-properties fo:font-style="italic" style:font-style-asian="italic" style:font-style-complex="italic" fo:language="ru" fo:country="RU"/>
    </style:style>
    <style:style style:name="P1155" style:parent-style-name="Textbody" style:family="paragraph">
      <style:paragraph-properties fo:text-align="justify"/>
      <style:text-properties fo:font-style="italic" style:font-style-asian="italic" style:font-style-complex="italic" fo:language="ru" fo:country="RU"/>
    </style:style>
    <style:style style:name="P1156" style:parent-style-name="Textbody" style:family="paragraph">
      <style:paragraph-properties fo:text-align="justify"/>
      <style:text-properties fo:font-style="italic" style:font-style-asian="italic" style:font-style-complex="italic" fo:language="ru" fo:country="RU"/>
    </style:style>
    <style:style style:name="P1157" style:parent-style-name="Textbody" style:family="paragraph">
      <style:paragraph-properties fo:text-align="justify"/>
      <style:text-properties fo:font-style="italic" style:font-style-asian="italic" style:font-style-complex="italic" fo:language="ru" fo:country="RU"/>
    </style:style>
    <style:style style:name="P1158" style:parent-style-name="Textbody" style:family="paragraph">
      <style:paragraph-properties fo:text-align="justify"/>
      <style:text-properties fo:font-style="italic" style:font-style-asian="italic" style:font-style-complex="italic" fo:language="ru" fo:country="RU"/>
    </style:style>
    <style:style style:name="P1159" style:parent-style-name="Textbody" style:family="paragraph">
      <style:paragraph-properties fo:text-align="justify"/>
      <style:text-properties fo:font-style="italic" style:font-style-asian="italic" style:font-style-complex="italic" fo:language="ru" fo:country="RU"/>
    </style:style>
    <style:style style:name="P1160" style:parent-style-name="Textbody" style:family="paragraph">
      <style:paragraph-properties fo:text-align="justify"/>
      <style:text-properties fo:font-style="italic" style:font-style-asian="italic" style:font-style-complex="italic" fo:language="ru" fo:country="RU"/>
    </style:style>
    <style:style style:name="P1161" style:parent-style-name="Textbody" style:family="paragraph">
      <style:paragraph-properties fo:text-align="justify"/>
    </style:style>
    <style:style style:name="T1162" style:parent-style-name="DefaultParagraphFont" style:family="text">
      <style:text-properties fo:font-style="italic" style:font-style-asian="italic" style:font-style-complex="italic" fo:language="ru" fo:country="RU"/>
    </style:style>
    <style:style style:name="P1163" style:parent-style-name="Textbody" style:family="paragraph">
      <style:paragraph-properties fo:text-align="justify"/>
      <style:text-properties fo:background-color="#00CCFF" fo:language="ru" fo:country="RU"/>
    </style:style>
    <style:style style:name="P1164" style:parent-style-name="Textbody" style:family="paragraph">
      <style:paragraph-properties fo:text-align="center"/>
      <style:text-properties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Heading2" style:family="paragraph">
      <style:paragraph-properties fo:text-align="center"/>
      <style:text-properties fo:language="ru" fo:country="RU"/>
    </style:style>
    <style:style style:name="P1176" style:parent-style-name="Textbody" style:family="paragraph">
      <style:paragraph-properties fo:text-align="center"/>
      <style:text-properties fo:language="ru" fo:country="RU"/>
    </style:style>
    <style:style style:name="P1177"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78" style:parent-style-name="Textbody" style:family="paragraph">
      <style:paragraph-properties fo:text-align="center"/>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Textbody" style:family="paragraph">
      <style:paragraph-properties fo:text-align="justify"/>
      <style:text-properties fo:language="ru" fo:country="RU"/>
    </style:style>
    <style:style style:name="P1185" style:parent-style-name="Textbody" style:family="paragraph">
      <style:paragraph-properties fo:text-align="justify"/>
      <style:text-properties fo:language="ru" fo:country="RU"/>
    </style:style>
    <style:style style:name="P1186" style:parent-style-name="Textbody" style:family="paragraph">
      <style:paragraph-properties fo:text-align="justify"/>
      <style:text-properties fo:language="ru" fo:country="RU"/>
    </style:style>
    <style:style style:name="P1187" style:parent-style-name="Textbody" style:family="paragraph">
      <style:paragraph-properties fo:text-align="justify"/>
      <style:text-properties fo:language="ru" fo:country="RU"/>
    </style:style>
    <style:style style:name="P1188" style:parent-style-name="Textbody" style:family="paragraph">
      <style:paragraph-properties fo:text-align="justify"/>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justify"/>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center"/>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Textbody" style:family="paragraph">
      <style:paragraph-properties fo:text-align="justify"/>
      <style:text-properties fo:language="ru" fo:country="RU"/>
    </style:style>
    <style:style style:name="P1266" style:parent-style-name="Textbody" style:family="paragraph">
      <style:paragraph-properties fo:text-align="justify"/>
      <style:text-properties fo:language="ru" fo:country="RU"/>
    </style:style>
    <style:style style:name="P1267" style:parent-style-name="Textbody" style:family="paragraph">
      <style:paragraph-properties fo:text-align="justify"/>
      <style:text-properties fo:language="ru" fo:country="RU"/>
    </style:style>
    <style:style style:name="P1268" style:parent-style-name="Textbody" style:family="paragraph">
      <style:paragraph-properties fo:text-align="justify"/>
      <style:text-properties fo:language="ru" fo:country="RU"/>
    </style:style>
    <style:style style:name="P1269" style:parent-style-name="Textbody" style:family="paragraph">
      <style:paragraph-properties fo:text-align="justify"/>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text-properties fo:language="ru" fo:country="RU"/>
    </style:style>
    <style:style style:name="P1273" style:parent-style-name="Textbody" style:family="paragraph">
      <style:paragraph-properties fo:text-align="justify"/>
      <style:text-properties fo:language="ru" fo:country="RU"/>
    </style:style>
    <style:style style:name="P1274" style:parent-style-name="Textbody" style:family="paragraph">
      <style:paragraph-properties fo:text-align="justify"/>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Textbody" style:family="paragraph">
      <style:paragraph-properties fo:text-align="justify"/>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text-properties fo:language="ru" fo:country="RU"/>
    </style:style>
    <style:style style:name="P1291" style:parent-style-name="Heading2" style:family="paragraph">
      <style:paragraph-properties fo:text-align="center"/>
      <style:text-properties fo:language="ru" fo:country="RU"/>
    </style:style>
    <style:style style:name="P1292" style:parent-style-name="Textbody" style:family="paragraph">
      <style:paragraph-properties fo:text-align="center"/>
      <style:text-properties fo:language="ru" fo:country="RU"/>
    </style:style>
    <style:style style:name="P1293"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4"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text-properties fo:language="ru" fo:country="RU"/>
    </style:style>
    <style:style style:name="P1298" style:parent-style-name="Textbody" style:family="paragraph">
      <style:paragraph-properties fo:text-align="justify"/>
      <style:text-properties fo:language="ru" fo:country="RU"/>
    </style:style>
    <style:style style:name="P1299" style:parent-style-name="Textbody" style:family="paragraph">
      <style:paragraph-properties fo:text-align="justify"/>
      <style:text-properties fo:language="ru" fo:country="RU"/>
    </style:style>
    <style:style style:name="P1300" style:parent-style-name="Textbody" style:family="paragraph">
      <style:paragraph-properties fo:text-align="justify"/>
    </style:style>
    <style:style style:name="T1301" style:parent-style-name="DefaultParagraphFont" style:family="text">
      <style:text-properties fo:language="ru" fo:country="RU"/>
    </style:style>
    <style:style style:name="T1302" style:parent-style-name="DefaultParagraphFont" style:family="text">
      <style:text-properties fo:language="uk" fo:country="UA"/>
    </style:style>
    <style:style style:name="T1303" style:parent-style-name="DefaultParagraphFont" style:family="text">
      <style:text-properties fo:language="ru" fo:country="RU"/>
    </style:style>
    <style:style style:name="T1304" style:parent-style-name="DefaultParagraphFont" style:family="text">
      <style:text-properties fo:language="uk" fo:country="UA"/>
    </style:style>
    <style:style style:name="T1305" style:parent-style-name="DefaultParagraphFont" style:family="text">
      <style:text-properties fo:language="ru" fo:country="RU"/>
    </style:style>
    <style:style style:name="T1306" style:parent-style-name="DefaultParagraphFont" style:family="text">
      <style:text-properties fo:language="ru" fo:country="RU"/>
    </style:style>
    <style:style style:name="T1307" style:parent-style-name="DefaultParagraphFont" style:family="text">
      <style:text-properties fo:language="ru" fo:country="RU"/>
    </style:style>
    <style:style style:name="T1308" style:parent-style-name="DefaultParagraphFont" style:family="text">
      <style:text-properties fo:language="ru" fo:country="RU"/>
    </style:style>
    <style:style style:name="T1309" style:parent-style-name="DefaultParagraphFont" style:family="text">
      <style:text-properties fo:language="ru" fo:country="RU"/>
    </style:style>
    <style:style style:name="P1310" style:parent-style-name="Textbody" style:family="paragraph">
      <style:paragraph-properties fo:text-align="justify"/>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text-properties fo:language="ru" fo:country="RU"/>
    </style:style>
    <style:style style:name="P1317" style:parent-style-name="Textbody" style:family="paragraph">
      <style:paragraph-properties fo:text-align="justify"/>
      <style:text-properties fo:language="ru" fo:country="RU"/>
    </style:style>
    <style:style style:name="P1318" style:parent-style-name="Textbody" style:family="paragraph">
      <style:paragraph-properties fo:text-align="justify"/>
      <style:text-properties fo:language="ru" fo:country="RU"/>
    </style:style>
    <style:style style:name="P1319" style:parent-style-name="Textbody" style:family="paragraph">
      <style:paragraph-properties fo:text-align="justify"/>
    </style:style>
    <style:style style:name="T1320" style:parent-style-name="DefaultParagraphFont" style:family="text">
      <style:text-properties fo:language="ru" fo:country="RU"/>
    </style:style>
    <style:style style:name="T1321" style:parent-style-name="DefaultParagraphFont" style:family="text">
      <style:text-properties fo:language="uk" fo:country="UA"/>
    </style:style>
    <style:style style:name="T1322" style:parent-style-name="DefaultParagraphFont" style:family="text">
      <style:text-properties fo:language="ru" fo:country="RU"/>
    </style:style>
    <style:style style:name="T1323" style:parent-style-name="DefaultParagraphFont" style:family="text">
      <style:text-properties fo:language="ru" fo:country="RU"/>
    </style:style>
    <style:style style:name="T1324" style:parent-style-name="DefaultParagraphFont" style:family="text">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text-properties fo:language="ru" fo:country="RU"/>
    </style:style>
    <style:style style:name="P1327" style:parent-style-name="Textbody" style:family="paragraph">
      <style:paragraph-properties fo:text-align="justify"/>
      <style:text-properties fo:language="ru" fo:country="RU"/>
    </style:style>
    <style:style style:name="P1328" style:parent-style-name="Textbody" style:family="paragraph">
      <style:paragraph-properties fo:text-align="justify"/>
      <style:text-properties fo:language="ru" fo:country="RU"/>
    </style:style>
    <style:style style:name="P1329" style:parent-style-name="Textbody" style:family="paragraph">
      <style:paragraph-properties fo:text-align="justify"/>
      <style:text-properties fo:language="ru" fo:country="RU"/>
    </style:style>
    <style:style style:name="P1330" style:parent-style-name="Textbody" style:family="paragraph">
      <style:paragraph-properties fo:text-align="justify"/>
      <style:text-properties fo:language="ru" fo:country="RU"/>
    </style:style>
    <style:style style:name="P1331" style:parent-style-name="Textbody" style:family="paragraph">
      <style:paragraph-properties fo:text-align="justify"/>
      <style:text-properties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text-properties fo:font-style="italic" style:font-style-asian="italic" style:font-style-complex="italic" fo:language="ru" fo:country="RU"/>
    </style:style>
    <style:style style:name="P1334" style:parent-style-name="Textbody" style:family="paragraph">
      <style:paragraph-properties fo:text-align="justify"/>
      <style:text-properties fo:font-style="italic" style:font-style-asian="italic" style:font-style-complex="italic" fo:language="ru" fo:country="RU"/>
    </style:style>
    <style:style style:name="P1335" style:parent-style-name="Textbody" style:family="paragraph">
      <style:paragraph-properties fo:text-align="justify"/>
    </style:style>
    <style:style style:name="T1336" style:parent-style-name="DefaultParagraphFont" style:family="text">
      <style:text-properties fo:font-style="italic" style:font-style-asian="italic" style:font-style-complex="italic" fo:language="ru" fo:country="RU"/>
    </style:style>
    <style:style style:name="P1337" style:parent-style-name="Textbody" style:family="paragraph">
      <style:paragraph-properties fo:text-align="justify"/>
      <style:text-properties fo:language="ru" fo:country="RU"/>
    </style:style>
    <style:style style:name="P1338" style:parent-style-name="Textbody" style:family="paragraph">
      <style:paragraph-properties fo:text-align="justify"/>
    </style:style>
    <style:style style:name="T1339" style:parent-style-name="DefaultParagraphFont" style:family="text">
      <style:text-properties fo:font-style="italic" style:font-style-asian="italic" style:font-style-complex="italic" fo:language="ru" fo:country="RU"/>
    </style:style>
    <style:style style:name="P1340" style:parent-style-name="Textbody" style:family="paragraph">
      <style:paragraph-properties fo:text-align="justify"/>
      <style:text-properties fo:language="ru" fo:country="RU"/>
    </style:style>
    <style:style style:name="P1341" style:parent-style-name="Textbody" style:family="paragraph">
      <style:paragraph-properties fo:text-align="center"/>
      <style:text-properties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justify"/>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text-properties fo:language="ru" fo:country="RU"/>
    </style:style>
    <style:style style:name="P1357" style:parent-style-name="Textbody" style:family="paragraph">
      <style:paragraph-properties fo:text-align="justify"/>
      <style:text-properties fo:language="ru" fo:country="RU"/>
    </style:style>
    <style:style style:name="P1358" style:parent-style-name="Textbody" style:family="paragraph">
      <style:paragraph-properties fo:text-align="justify"/>
      <style:text-properties fo:language="ru" fo:country="RU"/>
    </style:style>
    <style:style style:name="P1359" style:parent-style-name="Textbody" style:family="paragraph">
      <style:paragraph-properties fo:text-align="justify"/>
      <style:text-properties fo:language="ru" fo:country="RU"/>
    </style:style>
    <style:style style:name="P1360" style:parent-style-name="Textbody" style:family="paragraph">
      <style:paragraph-properties fo:text-align="justify"/>
      <style:text-properties fo:language="ru" fo:country="RU"/>
    </style:style>
    <style:style style:name="P1361" style:parent-style-name="Textbody" style:family="paragraph">
      <style:paragraph-properties fo:text-align="justify"/>
      <style:text-properties fo:language="ru" fo:country="RU"/>
    </style:style>
    <style:style style:name="P1362" style:parent-style-name="Textbody" style:family="paragraph">
      <style:paragraph-properties fo:text-align="justify"/>
      <style:text-properties fo:language="ru" fo:country="RU"/>
    </style:style>
    <style:style style:name="P1363" style:parent-style-name="Textbody" style:family="paragraph">
      <style:paragraph-properties fo:text-align="justify"/>
      <style:text-properties fo:language="ru" fo:country="RU"/>
    </style:style>
    <style:style style:name="P1364" style:parent-style-name="Textbody" style:family="paragraph">
      <style:paragraph-properties fo:text-align="justify"/>
      <style:text-properties fo:language="ru" fo:country="RU"/>
    </style:style>
    <style:style style:name="P1365" style:parent-style-name="Textbody" style:family="paragraph">
      <style:paragraph-properties fo:text-align="justify"/>
      <style:text-properties fo:language="ru" fo:country="RU"/>
    </style:style>
    <style:style style:name="P1366" style:parent-style-name="Textbody" style:family="paragraph">
      <style:paragraph-properties fo:text-align="justify"/>
      <style:text-properties fo:language="ru" fo:country="RU"/>
    </style:style>
    <style:style style:name="P1367" style:parent-style-name="Textbody" style:family="paragraph">
      <style:paragraph-properties fo:text-align="justify"/>
    </style:style>
    <style:style style:name="T1368" style:parent-style-name="DefaultParagraphFont" style:family="text">
      <style:text-properties fo:language="ru" fo:country="RU"/>
    </style:style>
    <style:style style:name="T1369" style:parent-style-name="DefaultParagraphFont" style:family="text">
      <style:text-properties fo:language="ru" fo:country="RU"/>
    </style:style>
    <style:style style:name="T1370" style:parent-style-name="DefaultParagraphFont" style:family="text">
      <style:text-properties fo:language="ru" fo:country="RU"/>
    </style:style>
    <style:style style:name="T1371" style:parent-style-name="DefaultParagraphFont" style:family="text">
      <style:text-properties fo:language="ru" fo:country="RU"/>
    </style:style>
    <style:style style:name="T1372" style:parent-style-name="DefaultParagraphFont" style:family="text">
      <style:text-properties fo:language="ru" fo:country="RU"/>
    </style:style>
    <style:style style:name="T1373" style:parent-style-name="DefaultParagraphFont" style:family="text">
      <style:text-properties fo:language="uk" fo:country="UA"/>
    </style:style>
    <style:style style:name="T1374" style:parent-style-name="DefaultParagraphFont" style:family="text">
      <style:text-properties fo:language="ru" fo:country="RU"/>
    </style:style>
    <style:style style:name="T1375" style:parent-style-name="DefaultParagraphFont" style:family="text">
      <style:text-properties fo:language="ru" fo:country="RU"/>
    </style:style>
    <style:style style:name="T1376" style:parent-style-name="DefaultParagraphFont" style:family="text">
      <style:text-properties fo:language="ru" fo:country="RU"/>
    </style:style>
    <style:style style:name="T1377" style:parent-style-name="DefaultParagraphFont" style:family="text">
      <style:text-properties fo:language="uk" fo:country="UA"/>
    </style:style>
    <style:style style:name="T1378" style:parent-style-name="DefaultParagraphFont" style:family="text">
      <style:text-properties fo:language="ru" fo:country="RU"/>
    </style:style>
    <style:style style:name="T1379" style:parent-style-name="DefaultParagraphFont" style:family="text">
      <style:text-properties fo:language="uk" fo:country="UA"/>
    </style:style>
    <style:style style:name="T1380" style:parent-style-name="DefaultParagraphFont" style:family="text">
      <style:text-properties fo:language="ru" fo:country="RU"/>
    </style:style>
    <style:style style:name="T1381" style:parent-style-name="DefaultParagraphFont" style:family="text">
      <style:text-properties fo:language="uk" fo:country="UA"/>
    </style:style>
    <style:style style:name="T1382" style:parent-style-name="DefaultParagraphFont" style:family="text">
      <style:text-properties fo:language="ru" fo:country="RU"/>
    </style:style>
    <style:style style:name="T1383" style:parent-style-name="DefaultParagraphFont" style:family="text">
      <style:text-properties fo:language="uk" fo:country="UA"/>
    </style:style>
    <style:style style:name="T1384" style:parent-style-name="DefaultParagraphFont" style:family="text">
      <style:text-properties fo:language="ru" fo:country="RU"/>
    </style:style>
    <style:style style:name="T1385" style:parent-style-name="DefaultParagraphFont" style:family="text">
      <style:text-properties fo:language="ru" fo:country="RU"/>
    </style:style>
    <style:style style:name="T1386" style:parent-style-name="DefaultParagraphFont" style:family="text">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text-properties fo:language="ru" fo:country="RU"/>
    </style:style>
    <style:style style:name="P1406" style:parent-style-name="Textbody" style:family="paragraph">
      <style:paragraph-properties fo:text-align="justify"/>
      <style:text-properties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Textbody" style:family="paragraph">
      <style:paragraph-properties fo:text-align="justify"/>
      <style:text-properties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Textbody" style:family="paragraph">
      <style:paragraph-properties fo:text-align="justify"/>
      <style:text-properties fo:language="ru" fo:country="RU"/>
    </style:style>
    <style:style style:name="P1437" style:parent-style-name="Textbody" style:family="paragraph">
      <style:paragraph-properties fo:text-align="justify"/>
      <style:text-properties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language="ru" fo:country="RU"/>
    </style:style>
    <style:style style:name="P1441" style:parent-style-name="Textbody" style:family="paragraph">
      <style:paragraph-properties fo:text-align="justify"/>
      <style:text-properties fo:language="ru" fo:country="RU"/>
    </style:style>
    <style:style style:name="P1442" style:parent-style-name="Heading2" style:family="paragraph">
      <style:paragraph-properties fo:text-align="center"/>
      <style:text-properties fo:language="ru" fo:country="RU"/>
    </style:style>
    <style:style style:name="P1443" style:parent-style-name="Textbody" style:family="paragraph">
      <style:paragraph-properties fo:text-align="center"/>
      <style:text-properties fo:language="ru" fo:country="RU"/>
    </style:style>
    <style:style style:name="P144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45"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justify"/>
      <style:text-properties fo:background-color="#FFFFFF" fo:language="ru" fo:country="RU"/>
    </style:style>
    <style:style style:name="P1453" style:parent-style-name="Textbody" style:family="paragraph">
      <style:paragraph-properties fo:text-align="justify"/>
      <style:text-properties fo:background-color="#FFFF00"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background-color="#FFFF00"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background-color="#FFFF00"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text-properties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background-color="#FFFF00"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text-properties fo:language="ru" fo:country="RU"/>
    </style:style>
    <style:style style:name="P1483" style:parent-style-name="Textbody" style:family="paragraph">
      <style:paragraph-properties fo:text-align="justify"/>
      <style:text-properties fo:language="ru" fo:country="RU"/>
    </style:style>
    <style:style style:name="P1484" style:parent-style-name="Textbody" style:family="paragraph">
      <style:paragraph-properties fo:text-align="justify"/>
      <style:text-properties fo:language="ru" fo:country="RU"/>
    </style:style>
    <style:style style:name="P1485" style:parent-style-name="Textbody" style:family="paragraph">
      <style:paragraph-properties fo:text-align="justify"/>
      <style:text-properties fo:language="ru" fo:country="RU"/>
    </style:style>
    <style:style style:name="P1486" style:parent-style-name="Textbody" style:family="paragraph">
      <style:paragraph-properties fo:text-align="justify"/>
      <style:text-properties fo:language="ru" fo:country="RU"/>
    </style:style>
    <style:style style:name="P1487" style:parent-style-name="Textbody" style:family="paragraph">
      <style:paragraph-properties fo:text-align="justify"/>
      <style:text-properties fo:language="ru" fo:country="RU"/>
    </style:style>
    <style:style style:name="P1488" style:parent-style-name="Textbody" style:family="paragraph">
      <style:paragraph-properties fo:text-align="justify"/>
    </style:style>
    <style:style style:name="T1489" style:parent-style-name="DefaultParagraphFont" style:family="text">
      <style:text-properties fo:language="ru" fo:country="RU"/>
    </style:style>
    <style:style style:name="T1490" style:parent-style-name="DefaultParagraphFont" style:family="text">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style>
    <style:style style:name="T1499" style:parent-style-name="DefaultParagraphFont" style:family="text">
      <style:text-properties fo:font-style="italic" style:font-style-asian="italic" style:font-style-complex="italic" fo:language="ru" fo:country="RU"/>
    </style:style>
    <style:style style:name="T1500" style:parent-style-name="DefaultParagraphFont" style:family="text">
      <style:text-properties fo:font-style="italic" style:font-style-asian="italic" style:font-style-complex="italic"/>
    </style:style>
    <style:style style:name="T1501" style:parent-style-name="DefaultParagraphFont" style:family="text">
      <style:text-properties fo:font-style="italic" style:font-style-asian="italic" style:font-style-complex="italic" fo:language="ru" fo:country="RU"/>
    </style:style>
    <style:style style:name="T1502" style:parent-style-name="DefaultParagraphFont" style:family="text">
      <style:text-properties fo:font-style="italic" style:font-style-asian="italic" style:font-style-complex="italic" fo:background-color="#FFFFFF" fo:language="ru" fo:country="RU"/>
    </style:style>
    <style:style style:name="T1503" style:parent-style-name="DefaultParagraphFont" style:family="text">
      <style:text-properties fo:font-style="italic" style:font-style-asian="italic" style:font-style-complex="italic" fo:language="ru" fo:country="RU"/>
    </style:style>
    <style:style style:name="T1504" style:parent-style-name="DefaultParagraphFont" style:family="text">
      <style:text-properties fo:font-style="italic" style:font-style-asian="italic" style:font-style-complex="italic" fo:language="ru" fo:country="RU"/>
    </style:style>
    <style:style style:name="P1505" style:parent-style-name="Textbody" style:family="paragraph">
      <style:paragraph-properties fo:text-align="justify"/>
      <style:text-properties fo:font-style="italic" style:font-style-asian="italic" style:font-style-complex="italic"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Heading2" style:family="paragraph">
      <style:paragraph-properties fo:text-align="center"/>
      <style:text-properties fo:font-weight="normal" style:font-weight-asian="normal" style:font-weight-complex="normal"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text-properties fo:language="ru" fo:country="RU"/>
    </style:style>
    <style:style style:name="P1566" style:parent-style-name="Textbody" style:family="paragraph">
      <style:paragraph-properties fo:text-align="justify"/>
      <style:text-properties fo:language="ru" fo:country="RU"/>
    </style:style>
    <style:style style:name="P1567" style:parent-style-name="Textbody" style:family="paragraph">
      <style:paragraph-properties fo:text-align="justify"/>
      <style:text-properties fo:language="ru" fo:country="RU"/>
    </style:style>
    <style:style style:name="P1568" style:parent-style-name="Textbody" style:family="paragraph">
      <style:paragraph-properties fo:text-align="justify"/>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Textbody" style:family="paragraph">
      <style:paragraph-properties fo:text-align="justify"/>
      <style:text-properties fo:language="ru" fo:country="RU"/>
    </style:style>
    <style:style style:name="P1588" style:parent-style-name="Textbody" style:family="paragraph">
      <style:paragraph-properties fo:text-align="justify"/>
      <style:text-properties fo:language="ru" fo:country="RU"/>
    </style:style>
    <style:style style:name="P1589" style:parent-style-name="Textbody" style:family="paragraph">
      <style:paragraph-properties fo:text-align="justify"/>
      <style:text-properties fo:language="ru" fo:country="RU"/>
    </style:style>
    <style:style style:name="P1590" style:parent-style-name="Textbody" style:family="paragraph">
      <style:paragraph-properties fo:text-align="justify"/>
      <style:text-properties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text-properties fo:language="ru" fo:country="RU"/>
    </style:style>
    <style:style style:name="P1599" style:parent-style-name="Textbody" style:family="paragraph">
      <style:paragraph-properties fo:text-align="justify"/>
      <style:text-properties fo:language="ru" fo:country="RU"/>
    </style:style>
    <style:style style:name="P1600" style:parent-style-name="Textbody" style:family="paragraph">
      <style:paragraph-properties fo:text-align="justify"/>
      <style:text-properties fo:language="ru" fo:country="RU"/>
    </style:style>
    <style:style style:name="P1601" style:parent-style-name="Textbody" style:family="paragraph">
      <style:paragraph-properties fo:text-align="justify"/>
      <style:text-properties fo:language="ru" fo:country="RU"/>
    </style:style>
    <style:style style:name="P1602" style:parent-style-name="Textbody" style:family="paragraph">
      <style:paragraph-properties fo:text-align="justify"/>
      <style:text-properties fo:language="ru" fo:country="RU"/>
    </style:style>
    <style:style style:name="P1603" style:parent-style-name="Textbody" style:family="paragraph">
      <style:paragraph-properties fo:text-align="justify"/>
      <style:text-properties fo:language="ru" fo:country="RU"/>
    </style:style>
    <style:style style:name="P1604" style:parent-style-name="Heading2" style:family="paragraph">
      <style:paragraph-properties fo:text-align="center"/>
      <style:text-properties fo:language="ru" fo:country="RU"/>
    </style:style>
    <style:style style:name="P1605" style:parent-style-name="Textbody" style:family="paragraph">
      <style:paragraph-properties fo:text-align="center"/>
      <style:text-properties fo:language="ru" fo:country="RU"/>
    </style:style>
    <style:style style:name="P1606"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607"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justify"/>
      <style:text-properties fo:language="ru" fo:country="RU"/>
    </style:style>
    <style:style style:name="P1629" style:parent-style-name="Textbody" style:family="paragraph">
      <style:paragraph-properties fo:text-align="justify"/>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text-properties fo:language="ru" fo:country="RU"/>
    </style:style>
    <style:style style:name="P1637" style:parent-style-name="Textbody" style:family="paragraph">
      <style:paragraph-properties fo:text-align="justify"/>
      <style:text-properties fo:language="ru" fo:country="RU"/>
    </style:style>
    <style:style style:name="P1638" style:parent-style-name="Textbody" style:family="paragraph">
      <style:paragraph-properties fo:text-align="justify"/>
      <style:text-properties fo:language="ru" fo:country="RU"/>
    </style:style>
    <style:style style:name="P1639" style:parent-style-name="Textbody" style:family="paragraph">
      <style:paragraph-properties fo:text-align="justify"/>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center"/>
      <style:text-properties fo:language="ru" fo:country="RU"/>
    </style:style>
    <style:style style:name="P1644" style:parent-style-name="Textbody" style:family="paragraph">
      <style:paragraph-properties fo:text-align="center"/>
      <style:text-properties fo:language="ru" fo:country="RU"/>
    </style:style>
    <style:style style:name="P1645" style:parent-style-name="Textbody" style:family="paragraph">
      <style:paragraph-properties fo:text-align="justify"/>
    </style:style>
    <style:style style:name="T1646" style:parent-style-name="DefaultParagraphFont" style:family="text">
      <style:text-properties fo:language="ru" fo:country="RU"/>
    </style:style>
    <style:style style:name="T1647" style:parent-style-name="DefaultParagraphFont" style:family="text">
      <style:text-properties fo:background-color="#FFFF00" fo:language="ru" fo:country="RU"/>
    </style:style>
    <style:style style:name="T1648" style:parent-style-name="DefaultParagraphFont" style:family="text">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text-properties fo:language="ru" fo:country="RU"/>
    </style:style>
    <style:style style:name="P1661" style:parent-style-name="Textbody" style:family="paragraph">
      <style:paragraph-properties fo:text-align="justify"/>
      <style:text-properties fo:language="ru" fo:country="RU"/>
    </style:style>
    <style:style style:name="P1662" style:parent-style-name="Textbody" style:family="paragraph">
      <style:paragraph-properties fo:text-align="justify"/>
      <style:text-properties fo:language="ru" fo:country="RU"/>
    </style:style>
    <style:style style:name="P1663" style:parent-style-name="Textbody" style:family="paragraph">
      <style:paragraph-properties fo:text-align="justify"/>
      <style:text-properties fo:language="ru" fo:country="RU"/>
    </style:style>
    <style:style style:name="P1664" style:parent-style-name="Textbody" style:family="paragraph">
      <style:paragraph-properties fo:text-align="justify"/>
      <style:text-properties fo:language="ru" fo:country="RU"/>
    </style:style>
    <style:style style:name="P1665" style:parent-style-name="Textbody" style:family="paragraph">
      <style:paragraph-properties fo:text-align="justify"/>
      <style:text-properties fo:language="ru" fo:country="RU"/>
    </style:style>
    <style:style style:name="P1666" style:parent-style-name="Textbody" style:family="paragraph">
      <style:paragraph-properties fo:text-align="justify"/>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Textbody" style:family="paragraph">
      <style:paragraph-properties fo:text-align="justify"/>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text-properties fo:language="ru" fo:country="RU"/>
    </style:style>
    <style:style style:name="P1675" style:parent-style-name="Textbody" style:family="paragraph">
      <style:paragraph-properties fo:text-align="justify"/>
      <style:text-properties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text-properties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style:text-properties fo:language="ru" fo:country="RU"/>
    </style:style>
    <style:style style:name="P1697" style:parent-style-name="Textbody" style:family="paragraph">
      <style:paragraph-properties fo:text-align="justify"/>
      <style:text-properties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language="ru" fo:country="RU"/>
    </style:style>
    <style:style style:name="P1700" style:parent-style-name="Textbody" style:family="paragraph">
      <style:paragraph-properties fo:text-align="justify"/>
      <style:text-properties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style>
    <style:style style:name="T1703" style:parent-style-name="DefaultParagraphFont" style:family="text">
      <style:text-properties fo:language="ru" fo:country="RU"/>
    </style:style>
    <style:style style:name="T1704" style:parent-style-name="DefaultParagraphFont" style:family="text">
      <style:text-properties fo:language="ru" fo:country="RU"/>
    </style:style>
    <style:style style:name="T1705" style:parent-style-name="DefaultParagraphFont" style:family="text">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Heading2" style:family="paragraph">
      <style:paragraph-properties fo:text-align="center"/>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14"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style>
    <style:style style:name="T1720" style:parent-style-name="DefaultParagraphFont" style:family="text">
      <style:text-properties fo:language="ru" fo:country="RU"/>
    </style:style>
    <style:style style:name="T1721" style:parent-style-name="DefaultParagraphFont" style:family="text">
      <style:text-properties fo:background-color="#FFFF00" fo:language="ru" fo:country="RU"/>
    </style:style>
    <style:style style:name="T1722" style:parent-style-name="DefaultParagraphFont" style:family="text">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text-properties fo:language="ru" fo:country="RU"/>
    </style:style>
    <style:style style:name="P1759" style:parent-style-name="Textbody" style:family="paragraph">
      <style:paragraph-properties fo:text-align="justify"/>
      <style:text-properties fo:language="ru" fo:country="RU"/>
    </style:style>
    <style:style style:name="P1760" style:parent-style-name="Textbody" style:family="paragraph">
      <style:paragraph-properties fo:text-align="justify"/>
      <style:text-properties fo:language="ru" fo:country="RU"/>
    </style:style>
    <style:style style:name="P1761" style:parent-style-name="Textbody" style:family="paragraph">
      <style:paragraph-properties fo:text-align="justify"/>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Textbody" style:family="paragraph">
      <style:paragraph-properties fo:text-align="justify"/>
      <style:text-properties fo:language="ru" fo:country="RU"/>
    </style:style>
    <style:style style:name="P1768" style:parent-style-name="Textbody" style:family="paragraph">
      <style:paragraph-properties fo:text-align="justify"/>
      <style:text-properties fo:language="ru" fo:country="RU"/>
    </style:style>
    <style:style style:name="P1769" style:parent-style-name="Textbody" style:family="paragraph">
      <style:paragraph-properties fo:text-align="justify"/>
      <style:text-properties fo:language="ru" fo:country="RU"/>
    </style:style>
    <style:style style:name="P1770" style:parent-style-name="Textbody" style:family="paragraph">
      <style:paragraph-properties fo:text-align="justify"/>
      <style:text-properties fo:language="ru" fo:country="RU"/>
    </style:style>
    <style:style style:name="P1771" style:parent-style-name="Textbody" style:family="paragraph">
      <style:paragraph-properties fo:text-align="justify"/>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paragraph-properties fo:text-align="justify"/>
      <style:text-properties fo:language="ru" fo:country="RU"/>
    </style:style>
    <style:style style:name="P1779" style:parent-style-name="Textbody" style:family="paragraph">
      <style:paragraph-properties fo:text-align="justify"/>
      <style:text-properties fo:language="ru" fo:country="RU"/>
    </style:style>
    <style:style style:name="P1780" style:parent-style-name="Textbody" style:family="paragraph">
      <style:paragraph-properties fo:text-align="justify"/>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text-properties fo:language="ru" fo:country="RU"/>
    </style:style>
    <style:style style:name="P1790" style:parent-style-name="Textbody" style:family="paragraph">
      <style:paragraph-properties fo:text-align="justify"/>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text-properties fo:language="ru" fo:country="RU"/>
    </style:style>
    <style:style style:name="P1793" style:parent-style-name="Textbody" style:family="paragraph">
      <style:paragraph-properties fo:text-align="justify"/>
      <style:text-properties fo:language="ru" fo:country="RU"/>
    </style:style>
    <style:style style:name="P1794" style:parent-style-name="Textbody" style:family="paragraph">
      <style:paragraph-properties fo:text-align="justify"/>
      <style:text-properties fo:language="ru" fo:country="RU"/>
    </style:style>
    <style:style style:name="P1795" style:parent-style-name="Textbody" style:family="paragraph">
      <style:text-properties fo:language="ru" fo:country="RU"/>
    </style:style>
    <style:style style:name="P1796" style:parent-style-name="Textbody" style:family="paragraph">
      <style:text-properties fo:language="ru" fo:country="RU"/>
    </style:style>
    <style:style style:name="P1797" style:parent-style-name="Textbody" style:family="paragraph">
      <style:text-properties fo:language="ru" fo:country="RU"/>
    </style:style>
    <style:style style:name="P1798" style:parent-style-name="Textbody" style:family="paragraph">
      <style:paragraph-properties fo:text-align="justify"/>
      <style:text-properties fo:language="ru" fo:country="RU"/>
    </style:style>
    <style:style style:name="P1799" style:parent-style-name="Textbody" style:family="paragraph">
      <style:paragraph-properties fo:text-align="justify"/>
      <style:text-properties fo:language="ru" fo:country="RU"/>
    </style:style>
    <style:style style:name="P1800" style:parent-style-name="Textbody" style:family="paragraph">
      <style:paragraph-properties fo:text-align="justify"/>
    </style:style>
    <style:style style:name="T1801" style:parent-style-name="DefaultParagraphFont" style:family="text">
      <style:text-properties fo:language="ru" fo:country="RU"/>
    </style:style>
    <style:style style:name="T1802" style:parent-style-name="DefaultParagraphFont" style:family="text">
      <style:text-properties fo:language="ru" fo:country="RU"/>
    </style:style>
    <style:style style:name="P1803" style:parent-style-name="Textbody" style:family="paragraph">
      <style:paragraph-properties fo:text-align="justify"/>
      <style:text-properties fo:language="ru" fo:country="RU"/>
    </style:style>
    <style:style style:name="P1804" style:parent-style-name="Textbody" style:family="paragraph">
      <style:paragraph-properties fo:text-align="justify"/>
      <style:text-properties fo:language="ru" fo:country="RU"/>
    </style:style>
    <style:style style:name="P1805" style:parent-style-name="Textbody" style:family="paragraph">
      <style:paragraph-properties fo:text-align="justify"/>
      <style:text-properties fo:language="ru" fo:country="RU"/>
    </style:style>
    <style:style style:name="P1806" style:parent-style-name="Textbody" style:family="paragraph">
      <style:paragraph-properties fo:text-align="justify"/>
    </style:style>
    <style:style style:name="T1807" style:parent-style-name="DefaultParagraphFont" style:family="text">
      <style:text-properties fo:language="ru" fo:country="RU"/>
    </style:style>
    <style:style style:name="T1808" style:parent-style-name="DefaultParagraphFont" style:family="text">
      <style:text-properties fo:language="ru" fo:country="RU"/>
    </style:style>
    <style:style style:name="P1809" style:parent-style-name="Textbody" style:family="paragraph">
      <style:paragraph-properties fo:text-align="justify"/>
      <style:text-properties fo:language="ru" fo:country="RU"/>
    </style:style>
    <style:style style:name="P1810" style:parent-style-name="Quotations" style:family="paragraph">
      <style:text-properties fo:language="ru" fo:country="RU"/>
    </style:style>
    <style:style style:name="P1811" style:parent-style-name="Quotations" style:family="paragraph">
      <style:text-properties fo:language="ru" fo:country="RU"/>
    </style:style>
    <style:style style:name="P1812" style:parent-style-name="Quotations" style:family="paragraph">
      <style:text-properties fo:language="ru" fo:country="RU"/>
    </style:style>
    <style:style style:name="P1813" style:parent-style-name="Quotations" style:family="paragraph">
      <style:text-properties fo:language="ru" fo:country="RU"/>
    </style:style>
    <style:style style:name="T1814" style:parent-style-name="DefaultParagraphFont" style:family="text">
      <style:text-properties fo:language="ru" fo:country="RU"/>
    </style:style>
    <style:style style:name="T1815" style:parent-style-name="DefaultParagraphFont" style:family="text">
      <style:text-properties fo:language="ru" fo:country="RU"/>
    </style:style>
    <style:style style:name="P1816" style:parent-style-name="Quotations" style:family="paragraph">
      <style:text-properties fo:language="ru" fo:country="RU"/>
    </style:style>
    <style:style style:name="P1817" style:parent-style-name="Quotations" style:family="paragraph">
      <style:text-properties fo:language="ru" fo:country="RU"/>
    </style:style>
    <style:style style:name="P1818" style:parent-style-name="Textbody" style:family="paragraph">
      <style:paragraph-properties fo:text-align="justify"/>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style>
    <style:style style:name="T1821" style:parent-style-name="DefaultParagraphFont" style:family="text">
      <style:text-properties fo:language="ru" fo:country="RU"/>
    </style:style>
    <style:style style:name="T1822" style:parent-style-name="DefaultParagraphFont" style:family="text">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text-properties fo:language="ru" fo:country="RU"/>
    </style:style>
    <style:style style:name="P1829" style:parent-style-name="Textbody" style:family="paragraph">
      <style:paragraph-properties fo:text-align="justify"/>
      <style:text-properties fo:language="ru" fo:country="RU"/>
    </style:style>
    <style:style style:name="P1830" style:parent-style-name="Textbody" style:family="paragraph">
      <style:paragraph-properties fo:text-align="justify"/>
      <style:text-properties fo:language="ru" fo:country="RU"/>
    </style:style>
    <style:style style:name="P1831" style:parent-style-name="Textbody" style:family="paragraph">
      <style:paragraph-properties fo:text-align="justify"/>
      <style:text-properties fo:language="ru" fo:country="RU"/>
    </style:style>
    <style:style style:name="P1832" style:parent-style-name="Textbody" style:family="paragraph">
      <style:paragraph-properties fo:text-align="justify"/>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text-properties fo:language="ru" fo:country="RU"/>
    </style:style>
    <style:style style:name="P1841" style:parent-style-name="Textbody" style:family="paragraph">
      <style:paragraph-properties fo:text-align="justify"/>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background-color="#FFFF00" fo:language="ru" fo:country="RU"/>
    </style:style>
    <style:style style:name="P1845" style:parent-style-name="Textbody" style:family="paragraph">
      <style:paragraph-properties fo:text-align="center"/>
      <style:text-properties fo:language="ru" fo:country="RU"/>
    </style:style>
    <style:style style:name="P1846" style:parent-style-name="Textbody" style:family="paragraph">
      <style:paragraph-properties fo:text-align="center"/>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Textbody" style:family="paragraph">
      <style:paragraph-properties fo:text-align="justify"/>
      <style:text-properties fo:language="ru" fo:country="RU"/>
    </style:style>
    <style:style style:name="P1854" style:parent-style-name="Textbody" style:family="paragraph">
      <style:paragraph-properties fo:text-align="justify"/>
      <style:text-properties fo:language="ru" fo:country="RU"/>
    </style:style>
    <style:style style:name="P1855" style:parent-style-name="Textbody" style:family="paragraph">
      <style:paragraph-properties fo:text-align="justify"/>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text-properties fo:language="ru" fo:country="RU"/>
    </style:style>
    <style:style style:name="P1861" style:parent-style-name="Textbody" style:family="paragraph">
      <style:paragraph-properties fo:text-align="justify"/>
      <style:text-properties fo:language="ru" fo:country="RU"/>
    </style:style>
    <style:style style:name="P1862" style:parent-style-name="Textbody" style:family="paragraph">
      <style:paragraph-properties fo:text-align="justify"/>
      <style:text-properties fo:language="ru" fo:country="RU"/>
    </style:style>
    <style:style style:name="P1863" style:parent-style-name="Textbody" style:family="paragraph">
      <style:paragraph-properties fo:text-align="justify"/>
      <style:text-properties fo:language="ru" fo:country="RU"/>
    </style:style>
    <style:style style:name="P1864" style:parent-style-name="Textbody" style:family="paragraph">
      <style:paragraph-properties fo:text-align="justify"/>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style>
    <style:style style:name="T1878" style:parent-style-name="DefaultParagraphFont" style:family="text">
      <style:text-properties fo:language="ru" fo:country="RU"/>
    </style:style>
    <style:style style:name="T1879" style:parent-style-name="DefaultParagraphFont" style:family="text">
      <style:text-properties fo:background-color="#FFFF00" fo:language="ru" fo:country="RU"/>
    </style:style>
    <style:style style:name="T1880" style:parent-style-name="DefaultParagraphFont" style:family="text">
      <style:text-properties fo:language="ru" fo:country="RU"/>
    </style:style>
    <style:style style:name="P1881" style:parent-style-name="Textbody" style:family="paragraph">
      <style:paragraph-properties fo:text-align="justify"/>
      <style:text-properties fo:language="ru" fo:country="RU"/>
    </style:style>
    <style:style style:name="P1882" style:parent-style-name="Textbody" style:family="paragraph">
      <style:paragraph-properties fo:text-align="justify"/>
      <style:text-properties fo:language="ru" fo:country="RU"/>
    </style:style>
    <style:style style:name="P1883" style:parent-style-name="Textbody" style:family="paragraph">
      <style:paragraph-properties fo:text-align="justify"/>
      <style:text-properties fo:language="ru" fo:country="RU"/>
    </style:style>
    <style:style style:name="P1884" style:parent-style-name="Textbody" style:family="paragraph">
      <style:paragraph-properties fo:text-align="justify"/>
      <style:text-properties fo:language="ru" fo:country="RU"/>
    </style:style>
    <style:style style:name="P1885" style:parent-style-name="Textbody" style:family="paragraph">
      <style:paragraph-properties fo:text-align="justify"/>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text-properties fo:language="ru" fo:country="RU"/>
    </style:style>
    <style:style style:name="P1892" style:parent-style-name="Textbody" style:family="paragraph">
      <style:paragraph-properties fo:text-align="justify"/>
      <style:text-properties fo:language="ru" fo:country="RU"/>
    </style:style>
    <style:style style:name="P1893" style:parent-style-name="Textbody" style:family="paragraph">
      <style:paragraph-properties fo:text-align="justify"/>
      <style:text-properties fo:language="ru" fo:country="RU"/>
    </style:style>
    <style:style style:name="P1894" style:parent-style-name="Textbody" style:family="paragraph">
      <style:paragraph-properties fo:text-align="justify"/>
      <style:text-properties fo:language="ru" fo:country="RU"/>
    </style:style>
    <style:style style:name="P1895" style:parent-style-name="Heading2" style:family="paragraph">
      <style:paragraph-properties fo:text-align="center"/>
      <style:text-properties fo:language="ru" fo:country="RU"/>
    </style:style>
    <style:style style:name="P1896" style:parent-style-name="Textbody" style:family="paragraph">
      <style:text-properties fo:language="ru" fo:country="RU"/>
    </style:style>
    <style:style style:name="P1897"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98" style:parent-style-name="Textbody" style:family="paragraph">
      <style:text-properties fo:language="ru" fo:country="RU"/>
    </style:style>
    <style:style style:name="T1899" style:parent-style-name="DefaultParagraphFont" style:family="text">
      <style:text-properties fo:language="ru" fo:country="RU"/>
    </style:style>
    <style:style style:name="T1900" style:parent-style-name="DefaultParagraphFont" style:family="text">
      <style:text-properties fo:background-color="#FFFF00" fo:language="ru" fo:country="RU"/>
    </style:style>
    <style:style style:name="T1901" style:parent-style-name="DefaultParagraphFont" style:family="text">
      <style:text-properties fo:language="ru" fo:country="RU"/>
    </style:style>
    <style:style style:name="P1902" style:parent-style-name="Textbody" style:family="paragraph">
      <style:paragraph-properties fo:text-align="justify"/>
      <style:text-properties fo:language="ru" fo:country="RU"/>
    </style:style>
    <style:style style:name="P1903" style:parent-style-name="Textbody" style:family="paragraph">
      <style:paragraph-properties fo:text-align="justify"/>
      <style:text-properties fo:language="ru" fo:country="RU"/>
    </style:style>
    <style:style style:name="P1904" style:parent-style-name="Textbody" style:family="paragraph">
      <style:paragraph-properties fo:text-align="justify"/>
      <style:text-properties fo:language="ru" fo:country="RU"/>
    </style:style>
    <style:style style:name="P1905" style:parent-style-name="Textbody" style:family="paragraph">
      <style:paragraph-properties fo:text-align="justify"/>
      <style:text-properties fo:language="ru" fo:country="RU"/>
    </style:style>
    <style:style style:name="P1906" style:parent-style-name="Textbody" style:family="paragraph">
      <style:paragraph-properties fo:text-align="justify"/>
      <style:text-properties fo:language="ru" fo:country="RU"/>
    </style:style>
    <style:style style:name="P1907" style:parent-style-name="Textbody" style:family="paragraph">
      <style:paragraph-properties fo:text-align="justify"/>
      <style:text-properties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text-properties fo:language="ru" fo:country="RU"/>
    </style:style>
    <style:style style:name="P1923" style:parent-style-name="Textbody" style:family="paragraph">
      <style:paragraph-properties fo:text-align="justify"/>
      <style:text-properties fo:language="ru" fo:country="RU"/>
    </style:style>
    <style:style style:name="P1924" style:parent-style-name="Textbody" style:family="paragraph">
      <style:paragraph-properties fo:text-align="justify"/>
      <style:text-properties fo:language="ru" fo:country="RU"/>
    </style:style>
    <style:style style:name="P1925" style:parent-style-name="Textbody" style:family="paragraph">
      <style:paragraph-properties fo:text-align="justify"/>
      <style:text-properties fo:language="ru" fo:country="RU"/>
    </style:style>
    <style:style style:name="P1926" style:parent-style-name="Textbody" style:family="paragraph">
      <style:paragraph-properties fo:text-align="justify"/>
      <style:text-properties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justify"/>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text-properties fo:language="ru" fo:country="RU"/>
    </style:style>
    <style:style style:name="P1932" style:parent-style-name="Textbody" style:family="paragraph">
      <style:paragraph-properties fo:text-align="justify"/>
      <style:text-properties fo:language="ru" fo:country="RU"/>
    </style:style>
    <style:style style:name="P1933" style:parent-style-name="Textbody" style:family="paragraph">
      <style:paragraph-properties fo:text-align="justify"/>
      <style:text-properties fo:language="ru" fo:country="RU"/>
    </style:style>
    <style:style style:name="P1934" style:parent-style-name="Textbody" style:family="paragraph">
      <style:paragraph-properties fo:text-align="justify"/>
      <style:text-properties fo:language="ru" fo:country="RU"/>
    </style:style>
    <style:style style:name="P1935" style:parent-style-name="Textbody" style:family="paragraph">
      <style:paragraph-properties fo:text-align="justify"/>
      <style:text-properties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style>
    <style:style style:name="T1939" style:parent-style-name="DefaultParagraphFont" style:family="text">
      <style:text-properties fo:language="ru" fo:country="RU"/>
    </style:style>
    <style:style style:name="T1940" style:parent-style-name="DefaultParagraphFont" style:family="text">
      <style:text-properties fo:language="ru" fo:country="RU"/>
    </style:style>
    <style:style style:name="T1941" style:parent-style-name="DefaultParagraphFont" style:family="text">
      <style:text-properties fo:background-color="#FFFFFF" fo:language="ru" fo:country="RU"/>
    </style:style>
    <style:style style:name="T1942" style:parent-style-name="DefaultParagraphFont" style:family="text">
      <style:text-properties fo:background-color="#FFFFFF" fo:language="ru" fo:country="RU"/>
    </style:style>
    <style:style style:name="P1943" style:parent-style-name="Textbody" style:family="paragraph">
      <style:paragraph-properties fo:text-align="justify"/>
      <style:text-properties fo:background-color="#FFFFFF"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text-properties fo:language="ru" fo:country="RU"/>
    </style:style>
    <style:style style:name="P1962" style:parent-style-name="Textbody" style:family="paragraph">
      <style:paragraph-properties fo:text-align="justify"/>
      <style:text-properties fo:language="ru" fo:country="RU"/>
    </style:style>
    <style:style style:name="P1963" style:parent-style-name="Textbody" style:family="paragraph">
      <style:paragraph-properties fo:text-align="justify"/>
      <style:text-properties fo:language="ru" fo:country="RU"/>
    </style:style>
    <style:style style:name="P1964" style:parent-style-name="Textbody" style:family="paragraph">
      <style:paragraph-properties fo:text-align="justify"/>
      <style:text-properties fo:language="ru" fo:country="RU"/>
    </style:style>
    <style:style style:name="P1965" style:parent-style-name="Textbody" style:family="paragraph">
      <style:paragraph-properties fo:text-align="justify"/>
      <style:text-properties fo:language="ru" fo:country="RU"/>
    </style:style>
    <style:style style:name="P1966" style:parent-style-name="Textbody" style:family="paragraph">
      <style:paragraph-properties fo:text-align="justify"/>
      <style:text-properties fo:language="ru" fo:country="RU"/>
    </style:style>
    <style:style style:name="P1967" style:parent-style-name="Textbody" style:family="paragraph">
      <style:paragraph-properties fo:text-align="justify"/>
      <style:text-properties fo:language="ru" fo:country="RU"/>
    </style:style>
    <style:style style:name="P1968" style:parent-style-name="Textbody" style:family="paragraph">
      <style:paragraph-properties fo:text-align="justify"/>
      <style:text-properties fo:language="ru" fo:country="RU"/>
    </style:style>
    <style:style style:name="P1969" style:parent-style-name="Textbody" style:family="paragraph">
      <style:paragraph-properties fo:text-align="justify"/>
      <style:text-properties fo:language="ru" fo:country="RU"/>
    </style:style>
    <style:style style:name="P1970" style:parent-style-name="Textbody" style:family="paragraph">
      <style:paragraph-properties fo:text-align="justify"/>
      <style:text-properties fo:language="ru" fo:country="RU"/>
    </style:style>
    <style:style style:name="P1971" style:parent-style-name="Textbody" style:family="paragraph">
      <style:paragraph-properties fo:text-align="justify"/>
      <style:text-properties fo:language="ru" fo:country="RU"/>
    </style:style>
    <style:style style:name="P1972" style:parent-style-name="Textbody" style:family="paragraph">
      <style:paragraph-properties fo:text-align="justify"/>
      <style:text-properties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text-properties fo:language="ru" fo:country="RU"/>
    </style:style>
    <style:style style:name="P1988" style:parent-style-name="Textbody" style:family="paragraph">
      <style:paragraph-properties fo:text-align="justify"/>
      <style:text-properties fo:language="ru" fo:country="RU"/>
    </style:style>
    <style:style style:name="P1989" style:parent-style-name="Textbody" style:family="paragraph">
      <style:paragraph-properties fo:text-align="justify"/>
      <style:text-properties fo:language="ru" fo:country="RU"/>
    </style:style>
    <style:style style:name="P1990" style:parent-style-name="Textbody" style:family="paragraph">
      <style:paragraph-properties fo:text-align="justify"/>
      <style:text-properties fo:language="ru" fo:country="RU"/>
    </style:style>
    <style:style style:name="P1991" style:parent-style-name="Textbody" style:family="paragraph">
      <style:paragraph-properties fo:text-align="justify"/>
      <style:text-properties fo:language="ru" fo:country="RU"/>
    </style:style>
    <style:style style:name="P1992" style:parent-style-name="Textbody" style:family="paragraph">
      <style:paragraph-properties fo:text-align="justify"/>
      <style:text-properties fo:language="ru" fo:country="RU"/>
    </style:style>
    <style:style style:name="P1993" style:parent-style-name="Textbody" style:family="paragraph">
      <style:paragraph-properties fo:text-align="justify"/>
      <style:text-properties fo:language="ru" fo:country="RU"/>
    </style:style>
    <style:style style:name="P1994" style:parent-style-name="Textbody" style:family="paragraph">
      <style:paragraph-properties fo:text-align="justify"/>
      <style:text-properties fo:language="ru" fo:country="RU"/>
    </style:style>
    <style:style style:name="P1995" style:parent-style-name="Textbody" style:family="paragraph">
      <style:paragraph-properties fo:text-align="justify"/>
      <style:text-properties fo:language="ru" fo:country="RU"/>
    </style:style>
    <style:style style:name="P1996" style:parent-style-name="Textbody" style:family="paragraph">
      <style:paragraph-properties fo:text-align="justify"/>
      <style:text-properties fo:language="ru" fo:country="RU"/>
    </style:style>
    <style:style style:name="P1997" style:parent-style-name="Textbody" style:family="paragraph">
      <style:paragraph-properties fo:text-align="justify"/>
      <style:text-properties fo:language="ru" fo:country="RU"/>
    </style:style>
    <style:style style:name="P1998" style:parent-style-name="Textbody" style:family="paragraph">
      <style:paragraph-properties fo:text-align="justify"/>
      <style:text-properties fo:language="ru" fo:country="RU"/>
    </style:style>
    <style:style style:name="P1999" style:parent-style-name="Textbody" style:family="paragraph">
      <style:paragraph-properties fo:text-align="justify"/>
      <style:text-properties fo:language="ru" fo:country="RU"/>
    </style:style>
    <style:style style:name="P2000" style:parent-style-name="Textbody" style:family="paragraph">
      <style:paragraph-properties fo:text-align="justify"/>
      <style:text-properties fo:language="ru" fo:country="RU"/>
    </style:style>
    <style:style style:name="P2001" style:parent-style-name="Textbody" style:family="paragraph">
      <style:paragraph-properties fo:text-align="justify"/>
      <style:text-properties fo:language="ru" fo:country="RU"/>
    </style:style>
    <style:style style:name="P2002" style:parent-style-name="Textbody" style:family="paragraph">
      <style:paragraph-properties fo:text-align="justify"/>
      <style:text-properties fo:language="ru" fo:country="RU"/>
    </style:style>
    <style:style style:name="P2003" style:parent-style-name="Textbody" style:family="paragraph">
      <style:paragraph-properties fo:text-align="justify"/>
      <style:text-properties fo:language="ru" fo:country="RU"/>
    </style:style>
    <style:style style:name="P2004" style:parent-style-name="Textbody" style:family="paragraph">
      <style:paragraph-properties fo:text-align="justify"/>
    </style:style>
    <style:style style:name="T2005" style:parent-style-name="DefaultParagraphFont" style:family="text">
      <style:text-properties fo:font-style="italic" style:font-style-asian="italic" style:font-style-complex="italic" fo:language="ru" fo:country="RU"/>
    </style:style>
    <style:style style:name="P2006" style:parent-style-name="Textbody" style:family="paragraph">
      <style:paragraph-properties fo:text-align="justify"/>
    </style:style>
    <style:style style:name="T2007" style:parent-style-name="DefaultParagraphFont" style:family="text">
      <style:text-properties fo:font-style="italic" style:font-style-asian="italic" style:font-style-complex="italic" fo:language="ru" fo:country="RU"/>
    </style:style>
    <style:style style:name="P2008" style:parent-style-name="Textbody" style:family="paragraph">
      <style:paragraph-properties fo:text-align="justify"/>
      <style:text-properties fo:font-style="italic" style:font-style-asian="italic" style:font-style-complex="italic" fo:language="ru" fo:country="RU"/>
    </style:style>
    <style:style style:name="P2009" style:parent-style-name="Textbody" style:family="paragraph">
      <style:paragraph-properties fo:text-align="justify"/>
      <style:text-properties fo:font-style="italic" style:font-style-asian="italic" style:font-style-complex="italic" fo:language="ru" fo:country="RU"/>
    </style:style>
    <style:style style:name="P2010" style:parent-style-name="Textbody" style:family="paragraph">
      <style:paragraph-properties fo:text-align="justify"/>
      <style:text-properties fo:font-style="italic" style:font-style-asian="italic" style:font-style-complex="italic" fo:language="ru" fo:country="RU"/>
    </style:style>
    <style:style style:name="P2011" style:parent-style-name="Textbody" style:family="paragraph">
      <style:paragraph-properties fo:text-align="justify"/>
    </style:style>
    <style:style style:name="T2012" style:parent-style-name="DefaultParagraphFont" style:family="text">
      <style:text-properties fo:font-style="italic" style:font-style-asian="italic" style:font-style-complex="italic" fo:language="ru" fo:country="RU"/>
    </style:style>
    <style:style style:name="P2013" style:parent-style-name="Textbody" style:family="paragraph">
      <style:paragraph-properties fo:text-align="justify"/>
      <style:text-properties fo:font-style="italic" style:font-style-asian="italic" style:font-style-complex="italic" fo:language="ru" fo:country="RU"/>
    </style:style>
    <style:style style:name="P2014" style:parent-style-name="Textbody" style:family="paragraph">
      <style:paragraph-properties fo:text-align="justify"/>
      <style:text-properties fo:font-style="italic" style:font-style-asian="italic" style:font-style-complex="italic" fo:language="ru" fo:country="RU"/>
    </style:style>
    <style:style style:name="P2015" style:parent-style-name="Textbody" style:family="paragraph">
      <style:paragraph-properties fo:text-align="justify"/>
      <style:text-properties fo:font-style="italic" style:font-style-asian="italic" style:font-style-complex="italic" fo:language="ru" fo:country="RU"/>
    </style:style>
    <style:style style:name="P2016" style:parent-style-name="Textbody" style:family="paragraph">
      <style:paragraph-properties fo:text-align="justify"/>
      <style:text-properties fo:font-style="italic" style:font-style-asian="italic" style:font-style-complex="italic" fo:language="ru" fo:country="RU"/>
    </style:style>
    <style:style style:name="P2017" style:parent-style-name="Textbody" style:family="paragraph">
      <style:paragraph-properties fo:text-align="justify"/>
      <style:text-properties fo:font-style="italic" style:font-style-asian="italic" style:font-style-complex="italic" fo:language="ru" fo:country="RU"/>
    </style:style>
    <style:style style:name="P2018" style:parent-style-name="Textbody" style:family="paragraph">
      <style:paragraph-properties fo:text-align="justify"/>
      <style:text-properties fo:language="ru" fo:country="RU"/>
    </style:style>
    <style:style style:name="P2019" style:parent-style-name="Textbody" style:family="paragraph">
      <style:paragraph-properties fo:text-align="center"/>
      <style:text-properties fo:language="ru" fo:country="RU"/>
    </style:style>
    <style:style style:name="P2020" style:parent-style-name="Textbody" style:family="paragraph">
      <style:paragraph-properties fo:text-align="justify"/>
      <style:text-properties fo:language="ru" fo:country="RU"/>
    </style:style>
    <style:style style:name="P2021" style:parent-style-name="Textbody" style:family="paragraph">
      <style:paragraph-properties fo:text-align="justify"/>
      <style:text-properties fo:font-style="italic" style:font-style-asian="italic" style:font-style-complex="italic" fo:language="ru" fo:country="RU"/>
    </style:style>
    <style:style style:name="P2022" style:parent-style-name="Textbody" style:family="paragraph">
      <style:paragraph-properties fo:text-align="justify"/>
      <style:text-properties fo:font-style="italic" style:font-style-asian="italic" style:font-style-complex="italic" fo:language="ru" fo:country="RU"/>
    </style:style>
    <style:style style:name="P2023" style:parent-style-name="Textbody" style:family="paragraph">
      <style:paragraph-properties fo:text-align="justify"/>
      <style:text-properties fo:font-style="italic" style:font-style-asian="italic" style:font-style-complex="italic" fo:language="ru" fo:country="RU"/>
    </style:style>
    <style:style style:name="P2024" style:parent-style-name="Textbody" style:family="paragraph">
      <style:paragraph-properties fo:text-align="justify"/>
    </style:style>
    <style:style style:name="T2025" style:parent-style-name="DefaultParagraphFont" style:family="text">
      <style:text-properties fo:font-style="italic" style:font-style-asian="italic" style:font-style-complex="italic" fo:language="ru" fo:country="RU"/>
    </style:style>
    <style:style style:name="T2026" style:parent-style-name="DefaultParagraphFont" style:family="text">
      <style:text-properties fo:font-style="italic" style:font-style-asian="italic" style:font-style-complex="italic" fo:background-color="#FFFF00" fo:language="ru" fo:country="RU"/>
    </style:style>
    <style:style style:name="T2027" style:parent-style-name="DefaultParagraphFont" style:family="text">
      <style:text-properties fo:font-style="italic" style:font-style-asian="italic" style:font-style-complex="italic" fo:language="ru" fo:country="RU"/>
    </style:style>
    <style:style style:name="P2028" style:parent-style-name="Textbody" style:family="paragraph">
      <style:paragraph-properties fo:text-align="justify"/>
    </style:style>
    <style:style style:name="T2029" style:parent-style-name="DefaultParagraphFont" style:family="text">
      <style:text-properties fo:font-style="italic" style:font-style-asian="italic" style:font-style-complex="italic" fo:language="ru" fo:country="RU"/>
    </style:style>
    <style:style style:name="P2030" style:parent-style-name="Textbody" style:family="paragraph">
      <style:paragraph-properties fo:text-align="justify"/>
    </style:style>
    <style:style style:name="T2031" style:parent-style-name="DefaultParagraphFont" style:family="text">
      <style:text-properties fo:font-style="italic" style:font-style-asian="italic" style:font-style-complex="italic" fo:language="ru" fo:country="RU"/>
    </style:style>
    <style:style style:name="T2032" style:parent-style-name="DefaultParagraphFont" style:family="text">
      <style:text-properties fo:font-style="italic" style:font-style-asian="italic" style:font-style-complex="italic" fo:background-color="#FFFF66" fo:language="ru" fo:country="RU"/>
    </style:style>
    <style:style style:name="T2033" style:parent-style-name="DefaultParagraphFont" style:family="text">
      <style:text-properties fo:font-style="italic" style:font-style-asian="italic" style:font-style-complex="italic" fo:language="ru" fo:country="RU"/>
    </style:style>
    <style:style style:name="P2034" style:parent-style-name="Textbody" style:family="paragraph">
      <style:paragraph-properties fo:text-align="justify"/>
      <style:text-properties fo:language="ru" fo:country="RU"/>
    </style:style>
    <style:style style:name="P2035" style:parent-style-name="Textbody" style:family="paragraph">
      <style:paragraph-properties fo:text-align="center"/>
      <style:text-properties fo:language="ru" fo:country="RU"/>
    </style:style>
    <style:style style:name="P2036" style:parent-style-name="Textbody" style:family="paragraph">
      <style:paragraph-properties fo:text-align="justify"/>
      <style:text-properties fo:language="ru" fo:country="RU"/>
    </style:style>
    <style:style style:name="P2037" style:parent-style-name="Textbody" style:family="paragraph">
      <style:paragraph-properties fo:text-align="justify"/>
      <style:text-properties fo:font-style="italic" style:font-style-asian="italic" style:font-style-complex="italic" fo:language="ru" fo:country="RU"/>
    </style:style>
    <style:style style:name="P2038" style:parent-style-name="Textbody" style:family="paragraph">
      <style:paragraph-properties fo:text-align="justify"/>
      <style:text-properties fo:font-style="italic" style:font-style-asian="italic" style:font-style-complex="italic" fo:language="ru" fo:country="RU"/>
    </style:style>
    <style:style style:name="P2039" style:parent-style-name="Textbody" style:family="paragraph">
      <style:paragraph-properties fo:text-align="justify"/>
      <style:text-properties fo:font-style="italic" style:font-style-asian="italic" style:font-style-complex="italic" fo:language="ru" fo:country="RU"/>
    </style:style>
    <style:style style:name="P2040" style:parent-style-name="Textbody" style:family="paragraph">
      <style:paragraph-properties fo:text-align="justify"/>
      <style:text-properties fo:font-style="italic" style:font-style-asian="italic" style:font-style-complex="italic" fo:language="ru" fo:country="RU"/>
    </style:style>
    <style:style style:name="P2041" style:parent-style-name="Textbody" style:family="paragraph">
      <style:paragraph-properties fo:text-align="justify"/>
      <style:text-properties fo:font-style="italic" style:font-style-asian="italic" style:font-style-complex="italic" fo:language="ru" fo:country="RU"/>
    </style:style>
    <style:style style:name="P2042" style:parent-style-name="Textbody" style:family="paragraph">
      <style:paragraph-properties fo:text-align="justify"/>
    </style:style>
    <style:style style:name="T2043" style:parent-style-name="DefaultParagraphFont" style:family="text">
      <style:text-properties fo:font-style="italic" style:font-style-asian="italic" style:font-style-complex="italic" fo:language="ru" fo:country="RU"/>
    </style:style>
    <style:style style:name="P2044" style:parent-style-name="Textbody" style:family="paragraph">
      <style:paragraph-properties fo:text-align="justify"/>
      <style:text-properties fo:font-style="italic" style:font-style-asian="italic" style:font-style-complex="italic" fo:language="ru" fo:country="RU"/>
    </style:style>
    <style:style style:name="P2045" style:parent-style-name="Textbody" style:family="paragraph">
      <style:paragraph-properties fo:text-align="justify"/>
      <style:text-properties fo:font-style="italic" style:font-style-asian="italic" style:font-style-complex="italic" fo:language="ru" fo:country="RU"/>
    </style:style>
    <style:style style:name="P2046" style:parent-style-name="Textbody" style:family="paragraph">
      <style:paragraph-properties fo:text-align="justify"/>
      <style:text-properties fo:font-style="italic" style:font-style-asian="italic" style:font-style-complex="italic" fo:language="ru" fo:country="RU"/>
    </style:style>
    <style:style style:name="P2047" style:parent-style-name="Textbody" style:family="paragraph">
      <style:paragraph-properties fo:text-align="justify"/>
      <style:text-properties fo:font-style="italic" style:font-style-asian="italic" style:font-style-complex="italic" fo:language="ru" fo:country="RU"/>
    </style:style>
    <style:style style:name="P2048" style:parent-style-name="Textbody" style:family="paragraph">
      <style:paragraph-properties fo:text-align="justify"/>
      <style:text-properties fo:font-style="italic" style:font-style-asian="italic" style:font-style-complex="italic" fo:language="ru" fo:country="RU"/>
    </style:style>
    <style:style style:name="P2049" style:parent-style-name="Textbody" style:family="paragraph">
      <style:paragraph-properties fo:text-align="justify"/>
    </style:style>
    <style:style style:name="T2050" style:parent-style-name="DefaultParagraphFont" style:family="text">
      <style:text-properties fo:font-style="italic" style:font-style-asian="italic" style:font-style-complex="italic" fo:language="ru" fo:country="RU"/>
    </style:style>
    <style:style style:name="P2051" style:parent-style-name="Textbody" style:family="paragraph">
      <style:paragraph-properties fo:text-align="justify"/>
      <style:text-properties fo:font-style="italic" style:font-style-asian="italic" style:font-style-complex="italic" fo:language="ru" fo:country="RU"/>
    </style:style>
    <style:style style:name="P2052" style:parent-style-name="Textbody" style:family="paragraph">
      <style:paragraph-properties fo:text-align="justify"/>
      <style:text-properties fo:font-style="italic" style:font-style-asian="italic" style:font-style-complex="italic" fo:language="ru" fo:country="RU"/>
    </style:style>
    <style:style style:name="P2053" style:parent-style-name="Textbody" style:family="paragraph">
      <style:paragraph-properties fo:text-align="justify"/>
      <style:text-properties fo:font-style="italic" style:font-style-asian="italic" style:font-style-complex="italic" fo:language="ru" fo:country="RU"/>
    </style:style>
    <style:style style:name="P2054" style:parent-style-name="Textbody" style:family="paragraph">
      <style:paragraph-properties fo:text-align="justify"/>
      <style:text-properties fo:font-style="italic" style:font-style-asian="italic" style:font-style-complex="italic" fo:language="ru" fo:country="RU"/>
    </style:style>
    <style:style style:name="P2055" style:parent-style-name="Textbody" style:family="paragraph">
      <style:paragraph-properties fo:text-align="justify"/>
      <style:text-properties fo:font-style="italic" style:font-style-asian="italic" style:font-style-complex="italic" fo:language="ru" fo:country="RU"/>
    </style:style>
    <style:style style:name="P2056" style:parent-style-name="Textbody" style:family="paragraph">
      <style:paragraph-properties fo:text-align="justify"/>
      <style:text-properties fo:font-style="italic" style:font-style-asian="italic" style:font-style-complex="italic" fo:language="ru" fo:country="RU"/>
    </style:style>
    <style:style style:name="P2057" style:parent-style-name="Textbody" style:family="paragraph">
      <style:paragraph-properties fo:text-align="justify"/>
      <style:text-properties fo:font-style="italic" style:font-style-asian="italic" style:font-style-complex="italic" fo:language="ru" fo:country="RU"/>
    </style:style>
    <style:style style:name="P2058" style:parent-style-name="Textbody" style:family="paragraph">
      <style:paragraph-properties fo:text-align="justify"/>
    </style:style>
    <style:style style:name="T2059" style:parent-style-name="DefaultParagraphFont" style:family="text">
      <style:text-properties fo:font-style="italic" style:font-style-asian="italic" style:font-style-complex="italic" fo:language="ru" fo:country="RU"/>
    </style:style>
    <style:style style:name="P2060" style:parent-style-name="Textbody" style:family="paragraph">
      <style:paragraph-properties fo:text-align="justify"/>
      <style:text-properties fo:font-style="italic" style:font-style-asian="italic" style:font-style-complex="italic" fo:language="ru" fo:country="RU"/>
    </style:style>
    <style:style style:name="P2061" style:parent-style-name="Textbody" style:family="paragraph">
      <style:paragraph-properties fo:text-align="justify"/>
      <style:text-properties fo:font-style="italic" style:font-style-asian="italic" style:font-style-complex="italic" fo:language="ru" fo:country="RU"/>
    </style:style>
    <style:style style:name="P2062" style:parent-style-name="Textbody" style:family="paragraph">
      <style:paragraph-properties fo:text-align="justify"/>
      <style:text-properties fo:font-style="italic" style:font-style-asian="italic" style:font-style-complex="italic" fo:language="ru" fo:country="RU"/>
    </style:style>
    <style:style style:name="P2063" style:parent-style-name="Textbody" style:family="paragraph">
      <style:paragraph-properties fo:text-align="justify"/>
      <style:text-properties fo:font-style="italic" style:font-style-asian="italic" style:font-style-complex="italic" fo:language="ru" fo:country="RU"/>
    </style:style>
    <style:style style:name="P2064" style:parent-style-name="Textbody" style:family="paragraph">
      <style:paragraph-properties fo:text-align="justify"/>
      <style:text-properties fo:font-style="italic" style:font-style-asian="italic" style:font-style-complex="italic" fo:language="ru" fo:country="RU"/>
    </style:style>
    <style:style style:name="P2065" style:parent-style-name="Textbody" style:family="paragraph">
      <style:paragraph-properties fo:text-align="justify"/>
      <style:text-properties fo:font-style="italic" style:font-style-asian="italic" style:font-style-complex="italic" fo:language="ru" fo:country="RU"/>
    </style:style>
    <style:style style:name="P2066" style:parent-style-name="Textbody" style:family="paragraph">
      <style:paragraph-properties fo:text-align="justify"/>
      <style:text-properties fo:font-style="italic" style:font-style-asian="italic" style:font-style-complex="italic" fo:language="ru" fo:country="RU"/>
    </style:style>
    <style:style style:name="P2067" style:parent-style-name="Textbody" style:family="paragraph">
      <style:paragraph-properties fo:text-align="justify"/>
      <style:text-properties fo:font-style="italic" style:font-style-asian="italic" style:font-style-complex="italic" fo:language="ru" fo:country="RU"/>
    </style:style>
    <style:style style:name="P2068" style:parent-style-name="Textbody" style:family="paragraph">
      <style:paragraph-properties fo:text-align="justify"/>
      <style:text-properties fo:font-style="italic" style:font-style-asian="italic" style:font-style-complex="italic" fo:language="ru" fo:country="RU"/>
    </style:style>
    <style:style style:name="P2069" style:parent-style-name="Textbody" style:family="paragraph">
      <style:paragraph-properties fo:text-align="justify"/>
      <style:text-properties fo:font-style="italic" style:font-style-asian="italic" style:font-style-complex="italic" fo:language="ru" fo:country="RU"/>
    </style:style>
    <style:style style:name="P2070" style:parent-style-name="Textbody" style:family="paragraph">
      <style:paragraph-properties fo:text-align="justify"/>
      <style:text-properties fo:font-style="italic" style:font-style-asian="italic" style:font-style-complex="italic" fo:language="ru" fo:country="RU"/>
    </style:style>
    <style:style style:name="P2071" style:parent-style-name="Textbody" style:family="paragraph">
      <style:paragraph-properties fo:text-align="justify"/>
      <style:text-properties fo:font-style="italic" style:font-style-asian="italic" style:font-style-complex="italic" fo:language="ru" fo:country="RU"/>
    </style:style>
    <style:style style:name="P2072" style:parent-style-name="Textbody" style:family="paragraph">
      <style:paragraph-properties fo:text-align="justify"/>
      <style:text-properties fo:font-style="italic" style:font-style-asian="italic" style:font-style-complex="italic" fo:language="ru" fo:country="RU"/>
    </style:style>
    <style:style style:name="P2073" style:parent-style-name="Textbody" style:family="paragraph">
      <style:paragraph-properties fo:text-align="justify"/>
    </style:style>
    <style:style style:name="T2074" style:parent-style-name="DefaultParagraphFont" style:family="text">
      <style:text-properties fo:font-style="italic" style:font-style-asian="italic" style:font-style-complex="italic" fo:language="ru" fo:country="RU"/>
    </style:style>
    <style:style style:name="T2075" style:parent-style-name="DefaultParagraphFont" style:family="text">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text-properties fo:language="ru" fo:country="RU"/>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text-properties fo:language="ru" fo:country="RU"/>
    </style:style>
    <style:style style:name="P2086" style:parent-style-name="Textbody" style:family="paragraph">
      <style:paragraph-properties fo:text-align="justify"/>
      <style:text-properties fo:language="ru" fo:country="RU"/>
    </style:style>
    <style:style style:name="P2087" style:parent-style-name="Textbody" style:family="paragraph">
      <style:paragraph-properties fo:text-align="justify"/>
      <style:text-properties fo:language="ru" fo:country="RU"/>
    </style:style>
    <style:style style:name="P2088" style:parent-style-name="Textbody" style:family="paragraph">
      <style:paragraph-properties fo:text-align="justify"/>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text-properties fo:language="ru" fo:country="RU"/>
    </style:style>
    <style:style style:name="P2095" style:parent-style-name="Textbody" style:family="paragraph">
      <style:paragraph-properties fo:text-align="justify"/>
      <style:text-properties fo:language="ru" fo:country="RU"/>
    </style:style>
    <style:style style:name="P2096" style:parent-style-name="Textbody" style:family="paragraph">
      <style:paragraph-properties fo:text-align="justify"/>
      <style:text-properties fo:language="ru" fo:country="RU"/>
    </style:style>
    <style:style style:name="P2097" style:parent-style-name="Textbody" style:family="paragraph">
      <style:paragraph-properties fo:text-align="justify"/>
      <style:text-properties fo:language="ru" fo:country="RU"/>
    </style:style>
    <style:style style:name="P2098" style:parent-style-name="Textbody" style:family="paragraph">
      <style:paragraph-properties fo:text-align="justify"/>
      <style:text-properties fo:language="ru" fo:country="RU"/>
    </style:style>
    <style:style style:name="P2099" style:parent-style-name="Textbody" style:family="paragraph">
      <style:paragraph-properties fo:text-align="justify"/>
      <style:text-properties fo:language="ru" fo:country="RU"/>
    </style:style>
    <style:style style:name="P2100" style:parent-style-name="Textbody" style:family="paragraph">
      <style:paragraph-properties fo:text-align="justify"/>
      <style:text-properties fo:language="ru" fo:country="RU"/>
    </style:style>
    <style:style style:name="P2101" style:parent-style-name="Textbody" style:family="paragraph">
      <style:paragraph-properties fo:text-align="justify"/>
      <style:text-properties fo:language="ru" fo:country="RU"/>
    </style:style>
    <style:style style:name="P2102" style:parent-style-name="Textbody" style:family="paragraph">
      <style:paragraph-properties fo:text-align="justify"/>
    </style:style>
    <style:style style:name="T2103" style:parent-style-name="DefaultParagraphFont" style:family="text">
      <style:text-properties fo:font-weight="bold" style:font-weight-asian="bold" style:font-weight-complex="bold" fo:language="ru" fo:country="RU"/>
    </style:style>
    <style:style style:name="T2104" style:parent-style-name="DefaultParagraphFont" style:family="text">
      <style:text-properties fo:language="ru" fo:country="RU"/>
    </style:style>
    <style:style style:name="P2105" style:parent-style-name="Textbody" style:family="paragraph">
      <style:paragraph-properties fo:text-align="justify"/>
      <style:text-properties fo:language="ru" fo:country="RU"/>
    </style:style>
    <style:style style:name="P2106" style:parent-style-name="Textbody" style:family="paragraph">
      <style:paragraph-properties fo:text-align="justify"/>
      <style:text-properties fo:language="ru" fo:country="RU"/>
    </style:style>
    <style:style style:name="P2107" style:parent-style-name="Textbody" style:family="paragraph">
      <style:paragraph-properties fo:text-align="justify"/>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text-properties fo:language="ru" fo:country="RU"/>
    </style:style>
    <style:style style:name="P2110" style:parent-style-name="Textbody" style:family="paragraph">
      <style:paragraph-properties fo:text-align="justify"/>
      <style:text-properties fo:language="ru" fo:country="RU"/>
    </style:style>
    <style:style style:name="P2111" style:parent-style-name="Textbody" style:family="paragraph">
      <style:paragraph-properties fo:text-align="justify"/>
      <style:text-properties fo:language="ru" fo:country="RU"/>
    </style:style>
    <style:style style:name="P2112" style:parent-style-name="Textbody" style:family="paragraph">
      <style:paragraph-properties fo:text-align="justify"/>
      <style:text-properties fo:language="ru" fo:country="RU"/>
    </style:style>
    <style:style style:name="P2113" style:parent-style-name="Textbody" style:family="paragraph">
      <style:paragraph-properties fo:text-align="justify"/>
      <style:text-properties fo:language="ru" fo:country="RU"/>
    </style:style>
    <style:style style:name="P2114" style:parent-style-name="Textbody" style:family="paragraph">
      <style:paragraph-properties fo:text-align="justify"/>
      <style:text-properties fo:language="ru" fo:country="RU"/>
    </style:style>
    <style:style style:name="P2115" style:parent-style-name="Textbody" style:family="paragraph">
      <style:paragraph-properties fo:text-align="justify"/>
      <style:text-properties fo:language="ru" fo:country="RU"/>
    </style:style>
    <style:style style:name="P2116" style:parent-style-name="Textbody" style:family="paragraph">
      <style:paragraph-properties fo:text-align="justify"/>
      <style:text-properties fo:language="ru" fo:country="RU"/>
    </style:style>
    <style:style style:name="P2117" style:parent-style-name="Textbody" style:family="paragraph">
      <style:paragraph-properties fo:text-align="justify"/>
    </style:style>
    <style:style style:name="T2118" style:parent-style-name="DefaultParagraphFont" style:family="text">
      <style:text-properties fo:background-color="#FFFF00"/>
    </style:style>
    <style:style style:name="T2119" style:parent-style-name="DefaultParagraphFont" style:family="text">
      <style:text-properties fo:background-color="#FFFF00"/>
    </style:style>
    <style:style style:name="T2120" style:parent-style-name="DefaultParagraphFont" style:family="text">
      <style:text-properties fo:background-color="#FFFF00"/>
    </style:style>
    <style:style style:name="P2121" style:parent-style-name="Textbody" style:family="paragraph">
      <style:paragraph-properties fo:text-align="justify"/>
      <style:text-properties fo:language="ru" fo:country="RU"/>
    </style:style>
    <style:style style:name="P2122" style:parent-style-name="Textbody" style:family="paragraph">
      <style:paragraph-properties fo:text-align="justify"/>
      <style:text-properties fo:language="ru" fo:country="RU"/>
    </style:style>
    <style:style style:name="P2123" style:parent-style-name="Textbody" style:family="paragraph">
      <style:paragraph-properties fo:text-align="justify"/>
      <style:text-properties fo:language="ru" fo:country="RU"/>
    </style:style>
    <style:style style:name="P2124" style:parent-style-name="Textbody" style:family="paragraph">
      <style:paragraph-properties fo:text-align="justify"/>
      <style:text-properties fo:language="ru" fo:country="RU"/>
    </style:style>
    <style:style style:name="P2125" style:parent-style-name="Textbody" style:family="paragraph">
      <style:paragraph-properties fo:text-align="justify"/>
      <style:text-properties fo:language="ru" fo:country="RU"/>
    </style:style>
    <style:style style:name="P2126" style:parent-style-name="Textbody" style:family="paragraph">
      <style:paragraph-properties fo:text-align="justify"/>
      <style:text-properties fo:language="ru" fo:country="RU"/>
    </style:style>
    <style:style style:name="P2127" style:parent-style-name="Textbody" style:family="paragraph">
      <style:paragraph-properties fo:text-align="justify"/>
    </style:style>
    <style:style style:name="T2128" style:parent-style-name="DefaultParagraphFont" style:family="text">
      <style:text-properties fo:language="ru" fo:country="RU"/>
    </style:style>
    <style:style style:name="T2129" style:parent-style-name="DefaultParagraphFont" style:family="text">
      <style:text-properties fo:background-color="#FFFF00" fo:language="ru" fo:country="RU"/>
    </style:style>
    <style:style style:name="T2130" style:parent-style-name="DefaultParagraphFont" style:family="text">
      <style:text-properties fo:language="ru" fo:country="RU"/>
    </style:style>
    <style:style style:name="P2131" style:parent-style-name="Textbody" style:family="paragraph">
      <style:paragraph-properties fo:text-align="justify"/>
      <style:text-properties fo:language="ru" fo:country="RU"/>
    </style:style>
    <style:style style:name="P2132" style:parent-style-name="Textbody" style:family="paragraph">
      <style:paragraph-properties fo:text-align="justify"/>
      <style:text-properties fo:background-color="#FFFF00" fo:language="ru" fo:country="RU"/>
    </style:style>
    <style:style style:name="P2133" style:parent-style-name="Textbody" style:family="paragraph">
      <style:paragraph-properties fo:text-align="justify"/>
      <style:text-properties fo:language="ru" fo:country="RU"/>
    </style:style>
    <style:style style:name="P2134" style:parent-style-name="Textbody" style:family="paragraph">
      <style:paragraph-properties fo:text-align="justify"/>
      <style:text-properties fo:language="ru" fo:country="RU"/>
    </style:style>
    <style:style style:name="P2135" style:parent-style-name="Textbody" style:family="paragraph">
      <style:paragraph-properties fo:text-align="justify"/>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style>
    <style:style style:name="T2138" style:parent-style-name="DefaultParagraphFont" style:family="text">
      <style:text-properties fo:language="ru" fo:country="RU"/>
    </style:style>
    <style:style style:name="T2139" style:parent-style-name="DefaultParagraphFont" style:family="text">
      <style:text-properties fo:background-color="#FFFF00" fo:language="ru" fo:country="RU"/>
    </style:style>
    <style:style style:name="T2140" style:parent-style-name="DefaultParagraphFont" style:family="text">
      <style:text-properties fo:language="ru" fo:country="RU"/>
    </style:style>
    <style:style style:name="P2141" style:parent-style-name="Heading2" style:family="paragraph">
      <style:paragraph-properties fo:text-align="center"/>
      <style:text-properties fo:language="ru" fo:country="RU"/>
    </style:style>
    <style:style style:name="P2142" style:parent-style-name="Textbody" style:family="paragraph">
      <style:paragraph-properties fo:text-align="center"/>
      <style:text-properties fo:language="ru" fo:country="RU"/>
    </style:style>
    <style:style style:name="P2143" style:parent-style-name="Textbody" style:family="paragraph">
      <style:paragraph-properties fo:text-align="center"/>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language="ru" fo:country="RU"/>
    </style:style>
    <style:style style:name="P2160" style:parent-style-name="Textbody" style:family="paragraph">
      <style:paragraph-properties fo:text-align="justify"/>
      <style:text-properties fo:language="ru" fo:country="RU"/>
    </style:style>
    <style:style style:name="P2161" style:parent-style-name="Textbody" style:family="paragraph">
      <style:paragraph-properties fo:text-align="justify"/>
      <style:text-properties fo:language="ru" fo:country="RU"/>
    </style:style>
    <style:style style:name="P2162" style:parent-style-name="Textbody" style:family="paragraph">
      <style:paragraph-properties fo:text-align="justify"/>
      <style:text-properties fo:language="ru" fo:country="RU"/>
    </style:style>
    <style:style style:name="P2163" style:parent-style-name="Textbody" style:family="paragraph">
      <style:paragraph-properties fo:text-align="justify"/>
      <style:text-properties fo:language="ru" fo:country="RU"/>
    </style:style>
    <style:style style:name="P2164" style:parent-style-name="Textbody" style:family="paragraph">
      <style:paragraph-properties fo:text-align="justify"/>
      <style:text-properties fo:language="ru" fo:country="RU"/>
    </style:style>
    <style:style style:name="P2165" style:parent-style-name="Textbody" style:family="paragraph">
      <style:paragraph-properties fo:text-align="justify"/>
      <style:text-properties fo:language="ru" fo:country="RU"/>
    </style:style>
    <style:style style:name="P2166" style:parent-style-name="Textbody" style:family="paragraph">
      <style:paragraph-properties fo:text-align="justify"/>
      <style:text-properties fo:language="ru" fo:country="RU"/>
    </style:style>
    <style:style style:name="P2167" style:parent-style-name="Textbody" style:family="paragraph">
      <style:paragraph-properties fo:text-align="justify"/>
      <style:text-properties fo:language="ru" fo:country="RU"/>
    </style:style>
    <style:style style:name="P2168" style:parent-style-name="Textbody" style:family="paragraph">
      <style:paragraph-properties fo:text-align="justify"/>
      <style:text-properties fo:language="ru" fo:country="RU"/>
    </style:style>
    <style:style style:name="P2169" style:parent-style-name="Textbody" style:family="paragraph">
      <style:paragraph-properties fo:text-align="justify"/>
      <style:text-properties fo:language="ru" fo:country="RU"/>
    </style:style>
    <style:style style:name="P2170" style:parent-style-name="Textbody" style:family="paragraph">
      <style:paragraph-properties fo:text-align="justify"/>
      <style:text-properties fo:language="ru" fo:country="RU"/>
    </style:style>
    <style:style style:name="P2171" style:parent-style-name="Textbody" style:family="paragraph">
      <style:paragraph-properties fo:text-align="justify"/>
      <style:text-properties fo:language="ru" fo:country="RU"/>
    </style:style>
    <style:style style:name="P2172" style:parent-style-name="Textbody" style:family="paragraph">
      <style:paragraph-properties fo:text-align="justify"/>
      <style:text-properties fo:language="ru" fo:country="RU"/>
    </style:style>
    <style:style style:name="P2173" style:parent-style-name="Textbody" style:family="paragraph">
      <style:paragraph-properties fo:text-align="justify"/>
      <style:text-properties fo:language="ru" fo:country="RU"/>
    </style:style>
    <style:style style:name="P2174" style:parent-style-name="Textbody" style:family="paragraph">
      <style:paragraph-properties fo:text-align="justify"/>
      <style:text-properties fo:language="ru" fo:country="RU"/>
    </style:style>
    <style:style style:name="P2175" style:parent-style-name="Textbody" style:family="paragraph">
      <style:paragraph-properties fo:text-align="justify"/>
      <style:text-properties fo:language="ru" fo:country="RU"/>
    </style:style>
    <style:style style:name="P2176" style:parent-style-name="Textbody" style:family="paragraph">
      <style:paragraph-properties fo:text-align="justify"/>
      <style:text-properties fo:language="ru" fo:country="RU"/>
    </style:style>
    <style:style style:name="P2177" style:parent-style-name="Textbody" style:family="paragraph">
      <style:paragraph-properties fo:text-align="justify"/>
      <style:text-properties fo:language="ru" fo:country="RU"/>
    </style:style>
    <style:style style:name="P2178" style:parent-style-name="Textbody" style:family="paragraph">
      <style:paragraph-properties fo:text-align="justify"/>
      <style:text-properties fo:language="ru" fo:country="RU"/>
    </style:style>
    <style:style style:name="P2179" style:parent-style-name="Textbody" style:family="paragraph">
      <style:paragraph-properties fo:text-align="justify"/>
      <style:text-properties fo:language="ru" fo:country="RU"/>
    </style:style>
    <style:style style:name="P2180" style:parent-style-name="Textbody" style:family="paragraph">
      <style:paragraph-properties fo:text-align="justify"/>
      <style:text-properties fo:language="ru" fo:country="RU"/>
    </style:style>
    <style:style style:name="P2181" style:parent-style-name="Textbody" style:family="paragraph">
      <style:paragraph-properties fo:text-align="justify"/>
      <style:text-properties fo:language="ru" fo:country="RU"/>
    </style:style>
    <style:style style:name="P2182" style:parent-style-name="Textbody" style:family="paragraph">
      <style:paragraph-properties fo:text-align="justify"/>
      <style:text-properties fo:language="ru" fo:country="RU"/>
    </style:style>
    <style:style style:name="P2183" style:parent-style-name="Textbody" style:family="paragraph">
      <style:paragraph-properties fo:text-align="justify"/>
      <style:text-properties fo:language="ru" fo:country="RU"/>
    </style:style>
    <style:style style:name="P2184" style:parent-style-name="Textbody" style:family="paragraph">
      <style:paragraph-properties fo:text-align="justify"/>
      <style:text-properties fo:language="ru" fo:country="RU"/>
    </style:style>
    <style:style style:name="P2185" style:parent-style-name="Textbody" style:family="paragraph">
      <style:paragraph-properties fo:text-align="justify"/>
      <style:text-properties fo:language="ru" fo:country="RU"/>
    </style:style>
    <style:style style:name="P2186" style:parent-style-name="Textbody" style:family="paragraph">
      <style:paragraph-properties fo:text-align="justify"/>
      <style:text-properties fo:language="ru" fo:country="RU"/>
    </style:style>
    <style:style style:name="P2187" style:parent-style-name="Textbody" style:family="paragraph">
      <style:paragraph-properties fo:text-align="justify"/>
      <style:text-properties fo:language="ru" fo:country="RU"/>
    </style:style>
    <style:style style:name="P2188" style:parent-style-name="Textbody" style:family="paragraph">
      <style:paragraph-properties fo:text-align="justify"/>
      <style:text-properties fo:language="ru" fo:country="RU"/>
    </style:style>
    <style:style style:name="P2189" style:parent-style-name="Textbody" style:family="paragraph">
      <style:paragraph-properties fo:text-align="justify"/>
      <style:text-properties fo:language="ru" fo:country="RU"/>
    </style:style>
    <style:style style:name="P2190" style:parent-style-name="Textbody" style:family="paragraph">
      <style:paragraph-properties fo:text-align="justify"/>
      <style:text-properties fo:language="ru" fo:country="RU"/>
    </style:style>
    <style:style style:name="P2191" style:parent-style-name="Textbody" style:family="paragraph">
      <style:paragraph-properties fo:text-align="justify"/>
      <style:text-properties fo:language="ru" fo:country="RU"/>
    </style:style>
    <style:style style:name="P2192" style:parent-style-name="Textbody" style:family="paragraph">
      <style:paragraph-properties fo:text-align="justify"/>
      <style:text-properties fo:language="ru" fo:country="RU"/>
    </style:style>
    <style:style style:name="P2193" style:parent-style-name="Textbody" style:family="paragraph">
      <style:paragraph-properties fo:text-align="justify"/>
      <style:text-properties fo:language="ru" fo:country="RU"/>
    </style:style>
    <style:style style:name="P2194" style:parent-style-name="Textbody" style:family="paragraph">
      <style:paragraph-properties fo:text-align="justify"/>
      <style:text-properties fo:language="ru" fo:country="RU"/>
    </style:style>
    <style:style style:name="P2195" style:parent-style-name="Textbody" style:family="paragraph">
      <style:paragraph-properties fo:text-align="justify"/>
      <style:text-properties fo:language="ru" fo:country="RU"/>
    </style:style>
    <style:style style:name="P2196" style:parent-style-name="Textbody" style:family="paragraph">
      <style:paragraph-properties fo:text-align="justify"/>
      <style:text-properties fo:language="ru" fo:country="RU"/>
    </style:style>
    <style:style style:name="P2197" style:parent-style-name="Textbody" style:family="paragraph">
      <style:paragraph-properties fo:text-align="justify"/>
      <style:text-properties fo:language="ru" fo:country="RU"/>
    </style:style>
    <style:style style:name="P2198" style:parent-style-name="Textbody" style:family="paragraph">
      <style:paragraph-properties fo:text-align="justify"/>
      <style:text-properties fo:language="ru" fo:country="RU"/>
    </style:style>
    <style:style style:name="P2199" style:parent-style-name="Textbody" style:family="paragraph">
      <style:paragraph-properties fo:text-align="justify"/>
      <style:text-properties fo:language="ru" fo:country="RU"/>
    </style:style>
    <style:style style:name="P2200" style:parent-style-name="Textbody" style:family="paragraph">
      <style:paragraph-properties fo:text-align="justify"/>
      <style:text-properties fo:language="ru" fo:country="RU"/>
    </style:style>
    <style:style style:name="P2201" style:parent-style-name="Textbody" style:family="paragraph">
      <style:paragraph-properties fo:text-align="justify"/>
      <style:text-properties fo:language="ru" fo:country="RU"/>
    </style:style>
    <style:style style:name="P2202" style:parent-style-name="Textbody" style:family="paragraph">
      <style:paragraph-properties fo:text-align="justify"/>
      <style:text-properties fo:background-color="#FFFF00"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Heading2" style:family="paragraph">
      <style:paragraph-properties fo:text-align="center"/>
      <style:text-properties fo:language="ru" fo:country="RU"/>
    </style:style>
    <style:style style:name="P2205" style:parent-style-name="Textbody" style:family="paragraph">
      <style:paragraph-properties fo:text-align="center"/>
      <style:text-properties fo:font-style="italic" style:font-style-asian="italic" style:font-style-complex="italic" fo:language="ru" fo:country="RU"/>
    </style:style>
    <style:style style:name="P2206"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7"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8"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1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style>
    <style:style style:name="T2221" style:parent-style-name="DefaultParagraphFont" style:family="text">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text-properties fo:font-style="italic" style:font-style-asian="italic" style:font-style-complex="italic" fo:language="ru" fo:country="RU"/>
    </style:style>
    <style:style style:name="P2225" style:parent-style-name="Textbody" style:family="paragraph">
      <style:paragraph-properties fo:text-align="justify"/>
      <style:text-properties fo:font-style="italic" style:font-style-asian="italic" style:font-style-complex="italic" fo:language="ru" fo:country="RU"/>
    </style:style>
    <style:style style:name="P2226" style:parent-style-name="Textbody" style:family="paragraph">
      <style:paragraph-properties fo:text-align="justify"/>
      <style:text-properties fo:font-style="italic" style:font-style-asian="italic" style:font-style-complex="italic" fo:language="ru" fo:country="RU"/>
    </style:style>
    <style:style style:name="P2227" style:parent-style-name="Textbody" style:family="paragraph">
      <style:paragraph-properties fo:text-align="justify"/>
      <style:text-properties fo:font-style="italic" style:font-style-asian="italic" style:font-style-complex="italic" fo:language="ru" fo:country="RU"/>
    </style:style>
    <style:style style:name="P2228" style:parent-style-name="Textbody" style:family="paragraph">
      <style:paragraph-properties fo:text-align="justify"/>
      <style:text-properties fo:font-style="italic" style:font-style-asian="italic" style:font-style-complex="italic" fo:language="ru" fo:country="RU"/>
    </style:style>
    <style:style style:name="P2229" style:parent-style-name="Textbody" style:family="paragraph">
      <style:paragraph-properties fo:text-align="justify"/>
      <style:text-properties fo:font-style="italic" style:font-style-asian="italic" style:font-style-complex="italic" fo:language="ru" fo:country="RU"/>
    </style:style>
    <style:style style:name="P2230" style:parent-style-name="Textbody" style:family="paragraph">
      <style:paragraph-properties fo:text-align="justify"/>
      <style:text-properties fo:font-style="italic" style:font-style-asian="italic" style:font-style-complex="italic" fo:language="ru" fo:country="RU"/>
    </style:style>
    <style:style style:name="P2231" style:parent-style-name="Textbody" style:family="paragraph">
      <style:paragraph-properties fo:text-align="justify"/>
      <style:text-properties fo:font-style="italic" style:font-style-asian="italic" style:font-style-complex="italic" fo:language="ru" fo:country="RU"/>
    </style:style>
    <style:style style:name="P2232" style:parent-style-name="Textbody" style:family="paragraph">
      <style:paragraph-properties fo:text-align="justify"/>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style>
    <style:style style:name="T2240" style:parent-style-name="DefaultParagraphFont" style:family="text">
      <style:text-properties fo:font-style="italic" style:font-style-asian="italic" style:font-style-complex="italic" fo:language="ru" fo:country="RU"/>
    </style:style>
    <style:style style:name="T2241" style:parent-style-name="DefaultParagraphFont" style:family="text">
      <style:text-properties fo:font-style="italic" style:font-style-asian="italic" style:font-style-complex="italic" fo:background-color="#FFFFFF" fo:language="ru" fo:country="RU"/>
    </style:style>
    <style:style style:name="P2242" style:parent-style-name="Textbody" style:family="paragraph">
      <style:paragraph-properties fo:text-align="justify"/>
      <style:text-properties fo:font-style="italic" style:font-style-asian="italic" style:font-style-complex="italic" fo:background-color="#FFFFFF" fo:language="ru" fo:country="RU"/>
    </style:style>
    <style:style style:name="P2243" style:parent-style-name="Textbody" style:family="paragraph">
      <style:paragraph-properties fo:text-align="justify"/>
      <style:text-properties fo:font-style="italic" style:font-style-asian="italic" style:font-style-complex="italic" fo:background-color="#FFFFFF" fo:language="ru" fo:country="RU"/>
    </style:style>
    <style:style style:name="P2244" style:parent-style-name="Textbody" style:family="paragraph">
      <style:paragraph-properties fo:text-align="justify"/>
      <style:text-properties fo:font-style="italic" style:font-style-asian="italic" style:font-style-complex="italic" fo:background-color="#FFFFFF" fo:language="ru" fo:country="RU"/>
    </style:style>
    <style:style style:name="P2245" style:parent-style-name="Textbody" style:family="paragraph">
      <style:paragraph-properties fo:text-align="justify"/>
      <style:text-properties fo:font-style="italic" style:font-style-asian="italic" style:font-style-complex="italic" fo:background-color="#FFFFFF" fo:language="ru" fo:country="RU"/>
    </style:style>
    <style:style style:name="P2246" style:parent-style-name="Textbody" style:family="paragraph">
      <style:paragraph-properties fo:text-align="center"/>
      <style:text-properties fo:font-style="italic" style:font-style-asian="italic" style:font-style-complex="italic" fo:language="ru" fo:country="RU"/>
    </style:style>
    <style:style style:name="P2247" style:parent-style-name="Textbody" style:family="paragraph">
      <style:paragraph-properties fo:text-align="center"/>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text-properties fo:font-style="italic" style:font-style-asian="italic" style:font-style-complex="italic" fo:language="ru" fo:country="RU"/>
    </style:style>
    <style:style style:name="P2258" style:parent-style-name="Textbody" style:family="paragraph">
      <style:paragraph-properties fo:text-align="justify"/>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justify"/>
      <style:text-properties fo:font-style="italic" style:font-style-asian="italic" style:font-style-complex="italic" fo:language="ru" fo:country="RU"/>
    </style:style>
    <style:style style:name="P2269" style:parent-style-name="Textbody" style:family="paragraph">
      <style:paragraph-properties fo:text-align="justify"/>
      <style:text-properties fo:font-style="italic" style:font-style-asian="italic" style:font-style-complex="italic" fo:language="ru" fo:country="RU"/>
    </style:style>
    <style:style style:name="P2270" style:parent-style-name="Textbody" style:family="paragraph">
      <style:paragraph-properties fo:text-align="justify"/>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style>
    <style:style style:name="T2274" style:parent-style-name="DefaultParagraphFont" style:family="text">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style>
    <style:style style:name="T2284" style:parent-style-name="DefaultParagraphFont" style:family="text">
      <style:text-properties fo:font-style="italic" style:font-style-asian="italic" style:font-style-complex="italic" fo:language="ru" fo:country="RU"/>
    </style:style>
    <style:style style:name="T2285" style:parent-style-name="DefaultParagraphFont" style:family="text">
      <style:text-properties fo:font-style="italic" style:font-style-asian="italic" style:font-style-complex="italic" fo:background-color="#FFFF00" fo:language="ru" fo:country="RU"/>
    </style:style>
    <style:style style:name="T2286" style:parent-style-name="DefaultParagraphFont" style:family="text">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text-properties fo:font-style="italic" style:font-style-asian="italic" style:font-style-complex="italic" fo:language="ru" fo:country="RU"/>
    </style:style>
    <style:style style:name="P2299" style:parent-style-name="Textbody" style:family="paragraph">
      <style:paragraph-properties fo:text-align="justify"/>
    </style:style>
    <style:style style:name="T2300" style:parent-style-name="DefaultParagraphFont" style:family="text">
      <style:text-properties fo:font-style="italic" style:font-style-asian="italic" style:font-style-complex="italic" fo:language="ru" fo:country="RU"/>
    </style:style>
    <style:style style:name="P2301" style:parent-style-name="Textbody" style:family="paragraph">
      <style:paragraph-properties fo:text-align="justify"/>
      <style:text-properties fo:font-style="italic" style:font-style-asian="italic" style:font-style-complex="italic" fo:language="ru" fo:country="RU"/>
    </style:style>
    <style:style style:name="P2302" style:parent-style-name="Textbody" style:family="paragraph">
      <style:paragraph-properties fo:text-align="justify"/>
      <style:text-properties fo:font-style="italic" style:font-style-asian="italic" style:font-style-complex="italic" fo:language="ru" fo:country="RU"/>
    </style:style>
    <style:style style:name="P2303" style:parent-style-name="Textbody" style:family="paragraph">
      <style:paragraph-properties fo:text-align="justify"/>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justify"/>
      <style:text-properties fo:font-style="italic" style:font-style-asian="italic" style:font-style-complex="italic" fo:language="ru" fo:country="RU"/>
    </style:style>
    <style:style style:name="P2325" style:parent-style-name="Textbody" style:family="paragraph">
      <style:paragraph-properties fo:text-align="justify"/>
      <style:text-properties fo:font-style="italic" style:font-style-asian="italic" style:font-style-complex="italic" fo:language="ru" fo:country="RU"/>
    </style:style>
    <style:style style:name="P2326" style:parent-style-name="Textbody" style:family="paragraph">
      <style:paragraph-properties fo:text-align="justify"/>
      <style:text-properties fo:font-style="italic" style:font-style-asian="italic" style:font-style-complex="italic" fo:language="ru" fo:country="RU"/>
    </style:style>
    <style:style style:name="P2327" style:parent-style-name="Textbody" style:family="paragraph">
      <style:paragraph-properties fo:text-align="justify"/>
      <style:text-properties fo:font-style="italic" style:font-style-asian="italic" style:font-style-complex="italic" fo:language="ru" fo:country="RU"/>
    </style:style>
    <style:style style:name="P2328" style:parent-style-name="Textbody" style:family="paragraph">
      <style:paragraph-properties fo:text-align="justify"/>
      <style:text-properties fo:font-style="italic" style:font-style-asian="italic" style:font-style-complex="italic" fo:language="ru" fo:country="RU"/>
    </style:style>
    <style:style style:name="P2329" style:parent-style-name="Textbody" style:family="paragraph">
      <style:paragraph-properties fo:text-align="justify"/>
      <style:text-properties fo:font-style="italic" style:font-style-asian="italic" style:font-style-complex="italic" fo:language="ru" fo:country="RU"/>
    </style:style>
    <style:style style:name="P2330" style:parent-style-name="Textbody" style:family="paragraph">
      <style:paragraph-properties fo:text-align="justify"/>
      <style:text-properties fo:font-style="italic" style:font-style-asian="italic" style:font-style-complex="italic" fo:language="ru" fo:country="RU"/>
    </style:style>
    <style:style style:name="P2331" style:parent-style-name="Textbody" style:family="paragraph">
      <style:paragraph-properties fo:text-align="justify"/>
      <style:text-properties fo:font-style="italic" style:font-style-asian="italic" style:font-style-complex="italic" fo:language="ru" fo:country="RU"/>
    </style:style>
    <style:style style:name="P2332" style:parent-style-name="Textbody" style:family="paragraph">
      <style:paragraph-properties fo:text-align="justify"/>
      <style:text-properties fo:font-style="italic" style:font-style-asian="italic" style:font-style-complex="italic" fo:language="ru" fo:country="RU"/>
    </style:style>
    <style:style style:name="P2333" style:parent-style-name="Textbody" style:family="paragraph">
      <style:paragraph-properties fo:text-align="justify"/>
      <style:text-properties fo:font-style="italic" style:font-style-asian="italic" style:font-style-complex="italic" fo:language="ru" fo:country="RU"/>
    </style:style>
    <style:style style:name="P2334" style:parent-style-name="Textbody" style:family="paragraph">
      <style:paragraph-properties fo:text-align="justify"/>
      <style:text-properties fo:font-style="italic" style:font-style-asian="italic" style:font-style-complex="italic" fo:language="ru" fo:country="RU"/>
    </style:style>
    <style:style style:name="P2335" style:parent-style-name="Textbody" style:family="paragraph">
      <style:paragraph-properties fo:text-align="justify"/>
      <style:text-properties fo:font-style="italic" style:font-style-asian="italic" style:font-style-complex="italic" fo:language="ru" fo:country="RU"/>
    </style:style>
    <style:style style:name="P2336" style:parent-style-name="Textbody" style:family="paragraph">
      <style:paragraph-properties fo:text-align="justify"/>
      <style:text-properties fo:font-style="italic" style:font-style-asian="italic" style:font-style-complex="italic" fo:language="ru" fo:country="RU"/>
    </style:style>
    <style:style style:name="P2337" style:parent-style-name="Textbody" style:family="paragraph">
      <style:paragraph-properties fo:text-align="justify"/>
      <style:text-properties fo:font-style="italic" style:font-style-asian="italic" style:font-style-complex="italic" fo:language="ru" fo:country="RU"/>
    </style:style>
    <style:style style:name="P2338" style:parent-style-name="Textbody" style:family="paragraph">
      <style:paragraph-properties fo:text-align="justify"/>
      <style:text-properties fo:font-style="italic" style:font-style-asian="italic" style:font-style-complex="italic" fo:language="ru" fo:country="RU"/>
    </style:style>
    <style:style style:name="P2339" style:parent-style-name="Textbody" style:family="paragraph">
      <style:paragraph-properties fo:text-align="justify"/>
      <style:text-properties fo:font-style="italic" style:font-style-asian="italic" style:font-style-complex="italic" fo:language="ru" fo:country="RU"/>
    </style:style>
    <style:style style:name="P2340" style:parent-style-name="Textbody" style:family="paragraph">
      <style:paragraph-properties fo:text-align="justify"/>
      <style:text-properties fo:font-style="italic" style:font-style-asian="italic" style:font-style-complex="italic" fo:language="ru" fo:country="RU"/>
    </style:style>
    <style:style style:name="P2341" style:parent-style-name="Textbody" style:family="paragraph">
      <style:paragraph-properties fo:text-align="center"/>
      <style:text-properties fo:font-style="italic" style:font-style-asian="italic" style:font-style-complex="italic" fo:language="ru" fo:country="RU"/>
    </style:style>
    <style:style style:name="P2342" style:parent-style-name="Textbody" style:family="paragraph">
      <style:paragraph-properties fo:text-align="center"/>
      <style:text-properties fo:font-style="italic" style:font-style-asian="italic" style:font-style-complex="italic"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background-color="#FFFF00"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language="ru" fo:country="RU"/>
    </style:style>
    <style:style style:name="P2356" style:parent-style-name="Textbody" style:family="paragraph">
      <style:paragraph-properties fo:text-align="justify"/>
      <style:text-properties fo:language="ru" fo:country="RU"/>
    </style:style>
    <style:style style:name="P2357" style:parent-style-name="Textbody" style:family="paragraph">
      <style:paragraph-properties fo:text-align="justify"/>
      <style:text-properties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language="ru" fo:country="RU"/>
    </style:style>
    <style:style style:name="P2363" style:parent-style-name="Textbody" style:family="paragraph">
      <style:paragraph-properties fo:text-align="justify"/>
      <style:text-properties fo:language="ru" fo:country="RU"/>
    </style:style>
    <style:style style:name="P2364" style:parent-style-name="Textbody" style:family="paragraph">
      <style:paragraph-properties fo:text-align="justify"/>
      <style:text-properties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language="ru" fo:country="RU"/>
    </style:style>
    <style:style style:name="P2383" style:parent-style-name="Textbody" style:family="paragraph">
      <style:paragraph-properties fo:text-align="justify"/>
      <style:text-properties fo:language="ru" fo:country="RU"/>
    </style:style>
    <style:style style:name="P2384" style:parent-style-name="Textbody" style:family="paragraph">
      <style:paragraph-properties fo:text-align="justify"/>
      <style:text-properties fo:language="ru" fo:country="RU"/>
    </style:style>
    <style:style style:name="P2385" style:parent-style-name="Textbody" style:family="paragraph">
      <style:paragraph-properties fo:text-align="justify"/>
      <style:text-properties fo:language="ru" fo:country="RU"/>
    </style:style>
    <style:style style:name="P2386" style:parent-style-name="Textbody" style:family="paragraph">
      <style:paragraph-properties fo:text-align="justify"/>
      <style:text-properties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language="ru" fo:country="RU"/>
    </style:style>
    <style:style style:name="P2391" style:parent-style-name="Textbody" style:family="paragraph">
      <style:paragraph-properties fo:text-align="justify"/>
      <style:text-properties fo:language="ru" fo:country="RU"/>
    </style:style>
    <style:style style:name="P2392" style:parent-style-name="Textbody" style:family="paragraph">
      <style:paragraph-properties fo:text-align="justify"/>
      <style:text-properties fo:language="ru" fo:country="RU"/>
    </style:style>
    <style:style style:name="P2393" style:parent-style-name="Textbody" style:family="paragraph">
      <style:paragraph-properties fo:text-align="justify"/>
      <style:text-properties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font-style="italic" style:font-style-asian="italic" style:font-style-complex="italic" fo:language="ru" fo:country="RU"/>
    </style:style>
    <style:style style:name="P2399" style:parent-style-name="Textbody" style:family="paragraph">
      <style:paragraph-properties fo:text-align="justify"/>
      <style:text-properties fo:font-style="italic" style:font-style-asian="italic" style:font-style-complex="italic" fo:language="ru" fo:country="RU"/>
    </style:style>
    <style:style style:name="P2400" style:parent-style-name="Textbody" style:family="paragraph">
      <style:paragraph-properties fo:text-align="justify"/>
      <style:text-properties fo:font-style="italic" style:font-style-asian="italic" style:font-style-complex="italic"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language="ru" fo:country="RU"/>
    </style:style>
    <style:style style:name="P2414" style:parent-style-name="Textbody" style:family="paragraph">
      <style:paragraph-properties fo:text-align="justify"/>
      <style:text-properties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language="ru" fo:country="RU"/>
    </style:style>
    <style:style style:name="P2417" style:parent-style-name="Textbody" style:family="paragraph">
      <style:paragraph-properties fo:text-align="justify"/>
      <style:text-properties fo:language="ru" fo:country="RU"/>
    </style:style>
    <style:style style:name="P2418" style:parent-style-name="Textbody" style:family="paragraph">
      <style:paragraph-properties fo:text-align="justify"/>
      <style:text-properties fo:language="ru" fo:country="RU"/>
    </style:style>
    <style:style style:name="P2419" style:parent-style-name="Textbody" style:family="paragraph">
      <style:paragraph-properties fo:text-align="justify"/>
      <style:text-properties fo:language="ru" fo:country="RU"/>
    </style:style>
    <style:style style:name="P2420" style:parent-style-name="Textbody" style:family="paragraph">
      <style:paragraph-properties fo:text-align="justify"/>
      <style:text-properties fo:language="ru" fo:country="RU"/>
    </style:style>
    <style:style style:name="P2421" style:parent-style-name="Textbody" style:family="paragraph">
      <style:paragraph-properties fo:text-align="justify"/>
      <style:text-properties fo:language="ru" fo:country="RU"/>
    </style:style>
    <style:style style:name="P2422" style:parent-style-name="Textbody" style:family="paragraph">
      <style:paragraph-properties fo:text-align="justify"/>
      <style:text-properties fo:language="ru" fo:country="RU"/>
    </style:style>
    <style:style style:name="P2423" style:parent-style-name="Textbody" style:family="paragraph">
      <style:paragraph-properties fo:text-align="justify"/>
      <style:text-properties fo:language="ru" fo:country="RU"/>
    </style:style>
    <style:style style:name="P2424" style:parent-style-name="Textbody" style:family="paragraph">
      <style:paragraph-properties fo:text-align="justify"/>
      <style:text-properties fo:language="ru" fo:country="RU"/>
    </style:style>
    <style:style style:name="P2425" style:parent-style-name="Textbody" style:family="paragraph">
      <style:paragraph-properties fo:text-align="justify"/>
      <style:text-properties fo:language="ru" fo:country="RU"/>
    </style:style>
    <style:style style:name="P2426" style:parent-style-name="Textbody" style:family="paragraph">
      <style:paragraph-properties fo:text-align="justify"/>
      <style:text-properties fo:language="ru" fo:country="RU"/>
    </style:style>
    <style:style style:name="P2427" style:parent-style-name="Textbody" style:family="paragraph">
      <style:paragraph-properties fo:text-align="justify"/>
      <style:text-properties fo:language="ru" fo:country="RU"/>
    </style:style>
    <style:style style:name="P2428" style:parent-style-name="Textbody" style:family="paragraph">
      <style:paragraph-properties fo:text-align="justify"/>
      <style:text-properties fo:language="ru" fo:country="RU"/>
    </style:style>
    <style:style style:name="P2429" style:parent-style-name="Textbody" style:family="paragraph">
      <style:paragraph-properties fo:text-align="justify"/>
      <style:text-properties fo:font-style="italic" style:font-style-asian="italic" style:font-style-complex="italic" fo:language="ru" fo:country="RU"/>
    </style:style>
    <style:style style:name="P2430" style:parent-style-name="Textbody" style:family="paragraph">
      <style:paragraph-properties fo:text-align="justify"/>
      <style:text-properties fo:language="ru" fo:country="RU"/>
    </style:style>
    <style:style style:name="P2431" style:parent-style-name="Textbody" style:family="paragraph">
      <style:paragraph-properties fo:text-align="justify"/>
      <style:text-properties fo:language="ru" fo:country="RU"/>
    </style:style>
    <style:style style:name="P2432" style:parent-style-name="Textbody" style:family="paragraph">
      <style:paragraph-properties fo:text-align="justify"/>
      <style:text-properties fo:language="ru" fo:country="RU"/>
    </style:style>
    <style:style style:name="P2433" style:parent-style-name="Textbody" style:family="paragraph">
      <style:paragraph-properties fo:text-align="justify"/>
      <style:text-properties fo:language="ru" fo:country="RU"/>
    </style:style>
    <style:style style:name="P2434" style:parent-style-name="Textbody" style:family="paragraph">
      <style:paragraph-properties fo:text-align="justify"/>
      <style:text-properties fo:language="ru" fo:country="RU"/>
    </style:style>
    <style:style style:name="P2435" style:parent-style-name="Textbody" style:family="paragraph">
      <style:paragraph-properties fo:text-align="justify"/>
      <style:text-properties fo:language="ru" fo:country="RU"/>
    </style:style>
    <style:style style:name="P2436" style:parent-style-name="Textbody" style:family="paragraph">
      <style:paragraph-properties fo:text-align="justify"/>
      <style:text-properties fo:language="ru" fo:country="RU"/>
    </style:style>
    <style:style style:name="P2437" style:parent-style-name="Textbody" style:family="paragraph">
      <style:paragraph-properties fo:text-align="justify"/>
      <style:text-properties fo:language="ru" fo:country="RU"/>
    </style:style>
    <style:style style:name="P2438" style:parent-style-name="Textbody" style:family="paragraph">
      <style:paragraph-properties fo:text-align="justify"/>
      <style:text-properties fo:language="ru" fo:country="RU"/>
    </style:style>
    <style:style style:name="P2439" style:parent-style-name="Textbody" style:family="paragraph">
      <style:paragraph-properties fo:text-align="justify"/>
      <style:text-properties fo:language="ru" fo:country="RU"/>
    </style:style>
    <style:style style:name="P2440" style:parent-style-name="Textbody" style:family="paragraph">
      <style:paragraph-properties fo:text-align="justify"/>
      <style:text-properties fo:language="ru" fo:country="RU"/>
    </style:style>
    <style:style style:name="P2441" style:parent-style-name="Textbody" style:family="paragraph">
      <style:paragraph-properties fo:text-align="justify"/>
      <style:text-properties fo:language="ru" fo:country="RU"/>
    </style:style>
    <style:style style:name="P2442" style:parent-style-name="Textbody" style:family="paragraph">
      <style:paragraph-properties fo:text-align="justify"/>
      <style:text-properties fo:language="ru" fo:country="RU"/>
    </style:style>
    <style:style style:name="P2443" style:parent-style-name="Textbody" style:family="paragraph">
      <style:paragraph-properties fo:text-align="justify"/>
      <style:text-properties fo:language="ru" fo:country="RU"/>
    </style:style>
    <style:style style:name="P2444" style:parent-style-name="Textbody" style:family="paragraph">
      <style:paragraph-properties fo:text-align="justify"/>
      <style:text-properties fo:language="ru" fo:country="RU"/>
    </style:style>
    <style:style style:name="P2445" style:parent-style-name="Textbody" style:family="paragraph">
      <style:paragraph-properties fo:text-align="justify"/>
      <style:text-properties fo:language="ru" fo:country="RU"/>
    </style:style>
    <style:style style:name="P2446" style:parent-style-name="Textbody" style:family="paragraph">
      <style:paragraph-properties fo:text-align="justify"/>
      <style:text-properties fo:language="ru" fo:country="RU"/>
    </style:style>
    <style:style style:name="P2447" style:parent-style-name="Textbody" style:family="paragraph">
      <style:paragraph-properties fo:text-align="justify"/>
      <style:text-properties fo:language="ru" fo:country="RU"/>
    </style:style>
    <style:style style:name="P2448" style:parent-style-name="Textbody" style:family="paragraph">
      <style:paragraph-properties fo:text-align="justify"/>
      <style:text-properties fo:language="ru" fo:country="RU"/>
    </style:style>
    <style:style style:name="P2449" style:parent-style-name="Textbody" style:family="paragraph">
      <style:paragraph-properties fo:text-align="justify"/>
      <style:text-properties fo:language="ru" fo:country="RU"/>
    </style:style>
    <style:style style:name="P2450" style:parent-style-name="Textbody" style:family="paragraph">
      <style:paragraph-properties fo:text-align="justify"/>
      <style:text-properties fo:language="ru" fo:country="RU"/>
    </style:style>
    <style:style style:name="P2451" style:parent-style-name="Textbody" style:family="paragraph">
      <style:paragraph-properties fo:text-align="justify"/>
      <style:text-properties fo:language="ru" fo:country="RU"/>
    </style:style>
    <style:style style:name="P2452" style:parent-style-name="Textbody" style:family="paragraph">
      <style:paragraph-properties fo:text-align="justify"/>
      <style:text-properties fo:language="ru" fo:country="RU"/>
    </style:style>
    <style:style style:name="P2453" style:parent-style-name="Textbody" style:family="paragraph">
      <style:paragraph-properties fo:text-align="justify"/>
      <style:text-properties fo:language="ru" fo:country="RU"/>
    </style:style>
    <style:style style:name="P2454" style:parent-style-name="Textbody" style:family="paragraph">
      <style:paragraph-properties fo:text-align="justify"/>
      <style:text-properties fo:language="ru" fo:country="RU"/>
    </style:style>
    <style:style style:name="P2455" style:parent-style-name="Textbody" style:family="paragraph">
      <style:paragraph-properties fo:text-align="justify"/>
      <style:text-properties fo:language="ru" fo:country="RU"/>
    </style:style>
    <style:style style:name="P2456" style:parent-style-name="Textbody" style:family="paragraph">
      <style:paragraph-properties fo:text-align="justify"/>
      <style:text-properties fo:language="ru" fo:country="RU"/>
    </style:style>
    <style:style style:name="P2457" style:parent-style-name="Textbody" style:family="paragraph">
      <style:paragraph-properties fo:text-align="justify"/>
      <style:text-properties fo:language="ru" fo:country="RU"/>
    </style:style>
    <style:style style:name="P2458" style:parent-style-name="Textbody" style:family="paragraph">
      <style:paragraph-properties fo:text-align="justify"/>
      <style:text-properties fo:language="ru" fo:country="RU"/>
    </style:style>
    <style:style style:name="P2459" style:parent-style-name="Textbody" style:family="paragraph">
      <style:paragraph-properties fo:text-align="justify"/>
      <style:text-properties fo:font-style="italic" style:font-style-asian="italic" style:font-style-complex="italic" fo:language="ru" fo:country="RU"/>
    </style:style>
    <style:style style:name="P2460" style:parent-style-name="Heading2" style:family="paragraph">
      <style:paragraph-properties fo:text-align="center"/>
      <style:text-properties fo:language="ru" fo:country="RU"/>
    </style:style>
    <style:style style:name="P2461" style:parent-style-name="Textbody" style:family="paragraph">
      <style:paragraph-properties fo:text-align="center"/>
      <style:text-properties fo:font-style="italic" style:font-style-asian="italic" style:font-style-complex="italic" fo:language="ru" fo:country="RU"/>
    </style:style>
    <style:style style:name="P246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justify"/>
      <style:text-properties fo:font-style="italic" style:font-style-asian="italic" style:font-style-complex="italic" fo:language="ru" fo:country="RU"/>
    </style:style>
    <style:style style:name="P2489" style:parent-style-name="Textbody" style:family="paragraph">
      <style:paragraph-properties fo:text-align="justify"/>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text-properties fo:font-style="italic" style:font-style-asian="italic" style:font-style-complex="italic" fo:language="ru" fo:country="RU"/>
    </style:style>
    <style:style style:name="P2492" style:parent-style-name="Textbody" style:family="paragraph">
      <style:paragraph-properties fo:text-align="justify"/>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justify"/>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text-properties fo:font-style="italic" style:font-style-asian="italic" style:font-style-complex="italic" fo:language="ru" fo:country="RU"/>
    </style:style>
    <style:style style:name="P2499" style:parent-style-name="Textbody" style:family="paragraph">
      <style:paragraph-properties fo:text-align="justify"/>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center"/>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text-properties fo:font-style="italic" style:font-style-asian="italic" style:font-style-complex="italic" fo:language="ru" fo:country="RU"/>
    </style:style>
    <style:style style:name="P2519" style:parent-style-name="Textbody" style:family="paragraph">
      <style:paragraph-properties fo:text-align="justify"/>
      <style:text-properties fo:font-style="italic" style:font-style-asian="italic" style:font-style-complex="italic" fo:language="ru" fo:country="RU"/>
    </style:style>
    <style:style style:name="P2520" style:parent-style-name="Textbody" style:family="paragraph">
      <style:paragraph-properties fo:text-align="justify"/>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text-properties fo:font-style="italic" style:font-style-asian="italic" style:font-style-complex="italic" fo:language="ru" fo:country="RU"/>
    </style:style>
    <style:style style:name="P2527" style:parent-style-name="Textbody" style:family="paragraph">
      <style:paragraph-properties fo:text-align="justify"/>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text-properties fo:font-style="italic" style:font-style-asian="italic" style:font-style-complex="italic" fo:language="ru" fo:country="RU"/>
    </style:style>
    <style:style style:name="P2530" style:parent-style-name="Textbody" style:family="paragraph">
      <style:paragraph-properties fo:text-align="justify"/>
      <style:text-properties fo:font-style="italic" style:font-style-asian="italic" style:font-style-complex="italic" fo:language="ru" fo:country="RU"/>
    </style:style>
    <style:style style:name="P2531" style:parent-style-name="Textbody" style:family="paragraph">
      <style:paragraph-properties fo:text-align="justify"/>
      <style:text-properties fo:font-style="italic" style:font-style-asian="italic" style:font-style-complex="italic" fo:language="ru" fo:country="RU"/>
    </style:style>
    <style:style style:name="P2532" style:parent-style-name="Textbody" style:family="paragraph">
      <style:paragraph-properties fo:text-align="justify"/>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style>
    <style:style style:name="T2535" style:parent-style-name="DefaultParagraphFont" style:family="text">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language="ru" fo:country="RU"/>
    </style:style>
    <style:style style:name="P2540" style:parent-style-name="Textbody" style:family="paragraph">
      <style:paragraph-properties fo:text-align="justify"/>
      <style:text-properties fo:font-style="italic" style:font-style-asian="italic" style:font-style-complex="italic" fo:language="ru" fo:country="RU"/>
    </style:style>
    <style:style style:name="P2541" style:parent-style-name="Textbody" style:family="paragraph">
      <style:paragraph-properties fo:text-align="justify"/>
      <style:text-properties fo:font-style="italic" style:font-style-asian="italic" style:font-style-complex="italic" fo:language="ru" fo:country="RU"/>
    </style:style>
    <style:style style:name="P2542" style:parent-style-name="Textbody" style:family="paragraph">
      <style:paragraph-properties fo:text-align="justify"/>
      <style:text-properties fo:font-style="italic" style:font-style-asian="italic" style:font-style-complex="italic" fo:language="ru" fo:country="RU"/>
    </style:style>
    <style:style style:name="P2543" style:parent-style-name="Textbody" style:family="paragraph">
      <style:paragraph-properties fo:text-align="justify"/>
      <style:text-properties fo:font-style="italic" style:font-style-asian="italic" style:font-style-complex="italic" fo:language="ru" fo:country="RU"/>
    </style:style>
    <style:style style:name="P2544" style:parent-style-name="Textbody" style:family="paragraph">
      <style:paragraph-properties fo:text-align="justify"/>
      <style:text-properties fo:font-style="italic" style:font-style-asian="italic" style:font-style-complex="italic" fo:language="ru" fo:country="RU"/>
    </style:style>
    <style:style style:name="P2545" style:parent-style-name="Textbody" style:family="paragraph">
      <style:paragraph-properties fo:text-align="justify"/>
      <style:text-properties fo:font-style="italic" style:font-style-asian="italic" style:font-style-complex="italic" fo:language="ru" fo:country="RU"/>
    </style:style>
    <style:style style:name="P2546" style:parent-style-name="Textbody" style:family="paragraph">
      <style:paragraph-properties fo:text-align="justify"/>
      <style:text-properties fo:font-style="italic" style:font-style-asian="italic" style:font-style-complex="italic" fo:language="ru" fo:country="RU"/>
    </style:style>
    <style:style style:name="P2547" style:parent-style-name="Textbody" style:family="paragraph">
      <style:paragraph-properties fo:text-align="justify"/>
      <style:text-properties fo:font-style="italic" style:font-style-asian="italic" style:font-style-complex="italic" fo:language="ru" fo:country="RU"/>
    </style:style>
    <style:style style:name="P2548" style:parent-style-name="Textbody" style:family="paragraph">
      <style:paragraph-properties fo:text-align="justify"/>
      <style:text-properties fo:font-style="italic" style:font-style-asian="italic" style:font-style-complex="italic" fo:language="ru" fo:country="RU"/>
    </style:style>
    <style:style style:name="P2549" style:parent-style-name="Textbody" style:family="paragraph">
      <style:paragraph-properties fo:text-align="justify"/>
      <style:text-properties fo:font-style="italic" style:font-style-asian="italic" style:font-style-complex="italic" fo:language="ru" fo:country="RU"/>
    </style:style>
    <style:style style:name="P2550" style:parent-style-name="Textbody" style:family="paragraph">
      <style:paragraph-properties fo:text-align="justify"/>
      <style:text-properties fo:font-style="italic" style:font-style-asian="italic" style:font-style-complex="italic" fo:language="ru" fo:country="RU"/>
    </style:style>
    <style:style style:name="P2551" style:parent-style-name="Textbody" style:family="paragraph">
      <style:paragraph-properties fo:text-align="justify"/>
      <style:text-properties fo:font-style="italic" style:font-style-asian="italic" style:font-style-complex="italic" fo:language="ru" fo:country="RU"/>
    </style:style>
    <style:style style:name="P2552" style:parent-style-name="Textbody" style:family="paragraph">
      <style:paragraph-properties fo:text-align="justify"/>
      <style:text-properties fo:font-style="italic" style:font-style-asian="italic" style:font-style-complex="italic" fo:language="ru" fo:country="RU"/>
    </style:style>
    <style:style style:name="P2553" style:parent-style-name="Textbody" style:family="paragraph">
      <style:paragraph-properties fo:text-align="justify"/>
      <style:text-properties fo:font-style="italic" style:font-style-asian="italic" style:font-style-complex="italic" fo:language="ru" fo:country="RU"/>
    </style:style>
    <style:style style:name="P2554" style:parent-style-name="Textbody" style:family="paragraph">
      <style:paragraph-properties fo:text-align="justify"/>
      <style:text-properties fo:font-style="italic" style:font-style-asian="italic" style:font-style-complex="italic" fo:language="ru" fo:country="RU"/>
    </style:style>
    <style:style style:name="P2555" style:parent-style-name="Textbody" style:family="paragraph">
      <style:paragraph-properties fo:text-align="justify"/>
      <style:text-properties fo:font-style="italic" style:font-style-asian="italic" style:font-style-complex="italic" fo:background-color="#FFFF00" fo:language="ru" fo:country="RU"/>
    </style:style>
    <style:style style:name="P2556" style:parent-style-name="Textbody" style:family="paragraph">
      <style:paragraph-properties fo:text-align="center"/>
      <style:text-properties fo:language="ru" fo:country="RU"/>
    </style:style>
    <style:style style:name="P2557" style:parent-style-name="Textbody" style:family="paragraph">
      <style:paragraph-properties fo:text-align="center"/>
      <style:text-properties fo:language="ru" fo:country="RU"/>
    </style:style>
    <style:style style:name="P2558" style:parent-style-name="Textbody" style:family="paragraph">
      <style:paragraph-properties fo:text-align="justify"/>
      <style:text-properties fo:language="ru" fo:country="RU"/>
    </style:style>
    <style:style style:name="P2559" style:parent-style-name="Textbody" style:family="paragraph">
      <style:paragraph-properties fo:text-align="justify"/>
      <style:text-properties fo:language="ru" fo:country="RU"/>
    </style:style>
    <style:style style:name="P2560" style:parent-style-name="Textbody" style:family="paragraph">
      <style:paragraph-properties fo:text-align="justify"/>
      <style:text-properties fo:language="ru" fo:country="RU"/>
    </style:style>
    <style:style style:name="P2561" style:parent-style-name="Textbody" style:family="paragraph">
      <style:paragraph-properties fo:text-align="justify"/>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text-properties fo:language="ru" fo:country="RU"/>
    </style:style>
    <style:style style:name="P2566" style:parent-style-name="Textbody" style:family="paragraph">
      <style:paragraph-properties fo:text-align="justify"/>
      <style:text-properties fo:language="ru" fo:country="RU"/>
    </style:style>
    <style:style style:name="P2567" style:parent-style-name="Textbody" style:family="paragraph">
      <style:paragraph-properties fo:text-align="justify"/>
      <style:text-properties fo:language="ru" fo:country="RU"/>
    </style:style>
    <style:style style:name="P2568" style:parent-style-name="Textbody" style:family="paragraph">
      <style:paragraph-properties fo:text-align="justify"/>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style>
    <style:style style:name="T2574" style:parent-style-name="DefaultParagraphFont" style:family="text">
      <style:text-properties fo:language="ru" fo:country="RU"/>
    </style:style>
    <style:style style:name="T2575" style:parent-style-name="DefaultParagraphFont" style:family="text">
      <style:text-properties fo:language="ru" fo:country="RU"/>
    </style:style>
    <style:style style:name="T2576" style:parent-style-name="DefaultParagraphFont" style:family="text">
      <style:text-properties fo:language="ru" fo:country="RU"/>
    </style:style>
    <style:style style:name="P2577" style:parent-style-name="Textbody" style:family="paragraph">
      <style:paragraph-properties fo:text-align="justify"/>
      <style:text-properties fo:language="ru" fo:country="RU"/>
    </style:style>
    <style:style style:name="P2578" style:parent-style-name="Textbody" style:family="paragraph">
      <style:paragraph-properties fo:text-align="justify"/>
      <style:text-properties fo:language="ru" fo:country="RU"/>
    </style:style>
    <style:style style:name="P2579" style:parent-style-name="Textbody" style:family="paragraph">
      <style:paragraph-properties fo:text-align="justify"/>
      <style:text-properties fo:language="ru" fo:country="RU"/>
    </style:style>
    <style:style style:name="P2580" style:parent-style-name="Textbody" style:family="paragraph">
      <style:paragraph-properties fo:text-align="justify"/>
      <style:text-properties fo:language="ru" fo:country="RU"/>
    </style:style>
    <style:style style:name="P2581" style:parent-style-name="Textbody" style:family="paragraph">
      <style:paragraph-properties fo:text-align="justify"/>
      <style:text-properties fo:language="ru" fo:country="RU"/>
    </style:style>
    <style:style style:name="P2582" style:parent-style-name="Textbody" style:family="paragraph">
      <style:paragraph-properties fo:text-align="justify"/>
      <style:text-properties fo:language="ru" fo:country="RU"/>
    </style:style>
    <style:style style:name="P2583" style:parent-style-name="Textbody" style:family="paragraph">
      <style:paragraph-properties fo:text-align="justify"/>
      <style:text-properties fo:language="ru" fo:country="RU"/>
    </style:style>
    <style:style style:name="P2584" style:parent-style-name="Textbody" style:family="paragraph">
      <style:paragraph-properties fo:text-align="justify"/>
      <style:text-properties fo:language="ru" fo:country="RU"/>
    </style:style>
    <style:style style:name="P2585" style:parent-style-name="Textbody" style:family="paragraph">
      <style:paragraph-properties fo:text-align="justify"/>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justify"/>
      <style:text-properties fo:language="ru" fo:country="RU"/>
    </style:style>
    <style:style style:name="P2590" style:parent-style-name="Textbody" style:family="paragraph">
      <style:paragraph-properties fo:text-align="justify"/>
      <style:text-properties fo:language="ru" fo:country="RU"/>
    </style:style>
    <style:style style:name="P2591" style:parent-style-name="Textbody" style:family="paragraph">
      <style:paragraph-properties fo:text-align="justify"/>
      <style:text-properties fo:language="ru" fo:country="RU"/>
    </style:style>
    <style:style style:name="P2592" style:parent-style-name="Textbody" style:family="paragraph">
      <style:paragraph-properties fo:text-align="justify"/>
      <style:text-properties fo:language="ru" fo:country="RU"/>
    </style:style>
    <style:style style:name="P2593" style:parent-style-name="Textbody" style:family="paragraph">
      <style:paragraph-properties fo:text-align="justify"/>
      <style:text-properties fo:language="ru" fo:country="RU"/>
    </style:style>
    <style:style style:name="P2594" style:parent-style-name="Textbody" style:family="paragraph">
      <style:paragraph-properties fo:text-align="justify"/>
      <style:text-properties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center"/>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language="ru" fo:country="RU"/>
    </style:style>
    <style:style style:name="P2603" style:parent-style-name="Textbody" style:family="paragraph">
      <style:paragraph-properties fo:text-align="justify"/>
      <style:text-properties fo:language="ru" fo:country="RU"/>
    </style:style>
    <style:style style:name="P2604" style:parent-style-name="Textbody" style:family="paragraph">
      <style:paragraph-properties fo:text-align="justify"/>
      <style:text-properties fo:language="ru" fo:country="RU"/>
    </style:style>
    <style:style style:name="P2605" style:parent-style-name="Textbody" style:family="paragraph">
      <style:paragraph-properties fo:text-align="justify"/>
      <style:text-properties fo:language="ru" fo:country="RU"/>
    </style:style>
    <style:style style:name="P2606" style:parent-style-name="Textbody" style:family="paragraph">
      <style:paragraph-properties fo:text-align="justify"/>
      <style:text-properties fo:language="ru" fo:country="RU"/>
    </style:style>
    <style:style style:name="P2607" style:parent-style-name="Textbody" style:family="paragraph">
      <style:paragraph-properties fo:text-align="justify"/>
      <style:text-properties fo:language="ru" fo:country="RU"/>
    </style:style>
    <style:style style:name="P2608" style:parent-style-name="Textbody" style:family="paragraph">
      <style:paragraph-properties fo:text-align="justify"/>
      <style:text-properties fo:language="ru" fo:country="RU"/>
    </style:style>
    <style:style style:name="P2609" style:parent-style-name="Textbody" style:family="paragraph">
      <style:paragraph-properties fo:text-align="justify"/>
      <style:text-properties fo:language="ru" fo:country="RU"/>
    </style:style>
    <style:style style:name="P2610" style:parent-style-name="Textbody" style:family="paragraph">
      <style:paragraph-properties fo:text-align="justify"/>
      <style:text-properties fo:language="ru" fo:country="RU"/>
    </style:style>
    <style:style style:name="P2611" style:parent-style-name="Textbody" style:family="paragraph">
      <style:paragraph-properties fo:text-align="justify"/>
      <style:text-properties fo:language="ru" fo:country="RU"/>
    </style:style>
    <style:style style:name="P2612" style:parent-style-name="Textbody" style:family="paragraph">
      <style:paragraph-properties fo:text-align="justify"/>
      <style:text-properties fo:language="ru" fo:country="RU"/>
    </style:style>
    <style:style style:name="P2613" style:parent-style-name="Textbody" style:family="paragraph">
      <style:paragraph-properties fo:text-align="justify"/>
      <style:text-properties fo:language="ru" fo:country="RU"/>
    </style:style>
    <style:style style:name="P2614" style:parent-style-name="Textbody" style:family="paragraph">
      <style:paragraph-properties fo:text-align="justify"/>
      <style:text-properties fo:language="ru" fo:country="RU"/>
    </style:style>
    <style:style style:name="P2615" style:parent-style-name="Textbody" style:family="paragraph">
      <style:paragraph-properties fo:text-align="justify"/>
      <style:text-properties fo:language="ru" fo:country="RU"/>
    </style:style>
    <style:style style:name="P2616" style:parent-style-name="Textbody" style:family="paragraph">
      <style:paragraph-properties fo:text-align="justify"/>
      <style:text-properties fo:language="ru" fo:country="RU"/>
    </style:style>
    <style:style style:name="P2617" style:parent-style-name="Textbody" style:family="paragraph">
      <style:paragraph-properties fo:text-align="justify"/>
      <style:text-properties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Heading2" style:family="paragraph">
      <style:paragraph-properties fo:text-align="center"/>
      <style:text-properties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2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justify"/>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justify"/>
      <style:text-properties fo:font-style="italic" style:font-style-asian="italic" style:font-style-complex="italic" fo:language="ru" fo:country="RU"/>
    </style:style>
    <style:style style:name="P2730" style:parent-style-name="Textbody" style:family="paragraph">
      <style:paragraph-properties fo:text-align="justify"/>
      <style:text-properties fo:font-style="italic" style:font-style-asian="italic" style:font-style-complex="italic" fo:language="ru" fo:country="RU"/>
    </style:style>
    <style:style style:name="P2731" style:parent-style-name="Textbody" style:family="paragraph">
      <style:paragraph-properties fo:text-align="justify"/>
      <style:text-properties fo:font-style="italic" style:font-style-asian="italic" style:font-style-complex="italic" fo:language="ru" fo:country="RU"/>
    </style:style>
    <style:style style:name="P2732" style:parent-style-name="Textbody" style:family="paragraph">
      <style:paragraph-properties fo:text-align="justify"/>
      <style:text-properties fo:font-style="italic" style:font-style-asian="italic" style:font-style-complex="italic" fo:language="ru" fo:country="RU"/>
    </style:style>
    <style:style style:name="P2733" style:parent-style-name="Textbody" style:family="paragraph">
      <style:paragraph-properties fo:text-align="justify"/>
      <style:text-properties fo:font-style="italic" style:font-style-asian="italic" style:font-style-complex="italic" fo:language="ru" fo:country="RU"/>
    </style:style>
    <style:style style:name="P2734" style:parent-style-name="Textbody" style:family="paragraph">
      <style:paragraph-properties fo:text-align="justify"/>
      <style:text-properties fo:font-style="italic" style:font-style-asian="italic" style:font-style-complex="italic" fo:language="ru" fo:country="RU"/>
    </style:style>
    <style:style style:name="P2735" style:parent-style-name="Textbody" style:family="paragraph">
      <style:paragraph-properties fo:text-align="justify"/>
      <style:text-properties fo:font-style="italic" style:font-style-asian="italic" style:font-style-complex="italic" fo:language="ru" fo:country="RU"/>
    </style:style>
    <style:style style:name="P2736" style:parent-style-name="Textbody" style:family="paragraph">
      <style:paragraph-properties fo:text-align="justify"/>
      <style:text-properties fo:font-style="italic" style:font-style-asian="italic" style:font-style-complex="italic" fo:language="ru" fo:country="RU"/>
    </style:style>
    <style:style style:name="P2737" style:parent-style-name="Textbody" style:family="paragraph">
      <style:paragraph-properties fo:text-align="justify"/>
      <style:text-properties fo:font-style="italic" style:font-style-asian="italic" style:font-style-complex="italic" fo:language="ru" fo:country="RU"/>
    </style:style>
    <style:style style:name="P2738" style:parent-style-name="Textbody" style:family="paragraph">
      <style:paragraph-properties fo:text-align="justify"/>
      <style:text-properties fo:font-style="italic" style:font-style-asian="italic" style:font-style-complex="italic" fo:language="ru" fo:country="RU"/>
    </style:style>
    <style:style style:name="P2739" style:parent-style-name="Textbody" style:family="paragraph">
      <style:paragraph-properties fo:text-align="justify"/>
      <style:text-properties fo:font-style="italic" style:font-style-asian="italic" style:font-style-complex="italic" fo:language="ru" fo:country="RU"/>
    </style:style>
    <style:style style:name="P2740" style:parent-style-name="Textbody" style:family="paragraph">
      <style:paragraph-properties fo:text-align="justify"/>
      <style:text-properties fo:font-style="italic" style:font-style-asian="italic" style:font-style-complex="italic" fo:language="ru" fo:country="RU"/>
    </style:style>
    <style:style style:name="P2741" style:parent-style-name="Textbody" style:family="paragraph">
      <style:paragraph-properties fo:text-align="justify"/>
      <style:text-properties fo:font-style="italic" style:font-style-asian="italic" style:font-style-complex="italic" fo:language="ru" fo:country="RU"/>
    </style:style>
    <style:style style:name="P2742" style:parent-style-name="Textbody" style:family="paragraph">
      <style:paragraph-properties fo:text-align="justify"/>
      <style:text-properties fo:font-style="italic" style:font-style-asian="italic" style:font-style-complex="italic" fo:language="ru" fo:country="RU"/>
    </style:style>
    <style:style style:name="P2743" style:parent-style-name="Textbody" style:family="paragraph">
      <style:paragraph-properties fo:text-align="justify"/>
      <style:text-properties fo:font-style="italic" style:font-style-asian="italic" style:font-style-complex="italic" fo:language="ru" fo:country="RU"/>
    </style:style>
    <style:style style:name="P2744" style:parent-style-name="Textbody" style:family="paragraph">
      <style:paragraph-properties fo:text-align="justify"/>
      <style:text-properties fo:font-style="italic" style:font-style-asian="italic" style:font-style-complex="italic" fo:language="ru" fo:country="RU"/>
    </style:style>
    <style:style style:name="P2745" style:parent-style-name="Textbody" style:family="paragraph">
      <style:paragraph-properties fo:text-align="center"/>
      <style:text-properties fo:font-style="italic" style:font-style-asian="italic" style:font-style-complex="italic" fo:language="ru" fo:country="RU"/>
    </style:style>
    <style:style style:name="P2746" style:parent-style-name="Textbody" style:family="paragraph">
      <style:paragraph-properties fo:text-align="justify"/>
      <style:text-properties fo:font-style="italic" style:font-style-asian="italic" style:font-style-complex="italic"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text-properties fo:language="ru" fo:country="RU"/>
    </style:style>
    <style:style style:name="P2828" style:parent-style-name="Textbody" style:family="paragraph">
      <style:paragraph-properties fo:text-align="justify"/>
      <style:text-properties fo:language="ru" fo:country="RU"/>
    </style:style>
    <style:style style:name="P2829" style:parent-style-name="Textbody" style:family="paragraph">
      <style:paragraph-properties fo:text-align="justify"/>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style>
    <style:style style:name="T2843" style:parent-style-name="DefaultParagraphFont" style:family="text">
      <style:text-properties fo:language="ru" fo:country="RU"/>
    </style:style>
    <style:style style:name="T2844" style:parent-style-name="DefaultParagraphFont" style:family="text">
      <style:text-properties fo:background-color="#FFFF00" fo:language="ru" fo:country="RU"/>
    </style:style>
    <style:style style:name="T2845" style:parent-style-name="DefaultParagraphFont" style:family="text">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Textbody" style:family="paragraph">
      <style:paragraph-properties fo:text-align="justify"/>
      <style:text-properties fo:language="ru" fo:country="RU"/>
    </style:style>
    <style:style style:name="P2851" style:parent-style-name="Textbody" style:family="paragraph">
      <style:paragraph-properties fo:text-align="justify"/>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text-properties fo:language="ru" fo:country="RU"/>
    </style:style>
    <style:style style:name="P2854" style:parent-style-name="Textbody" style:family="paragraph">
      <style:paragraph-properties fo:text-align="justify"/>
      <style:text-properties fo:language="ru" fo:country="RU"/>
    </style:style>
    <style:style style:name="P2855" style:parent-style-name="Textbody" style:family="paragraph">
      <style:paragraph-properties fo:text-align="justify"/>
      <style:text-properties fo:language="ru" fo:country="RU"/>
    </style:style>
    <style:style style:name="P2856" style:parent-style-name="Textbody" style:family="paragraph">
      <style:paragraph-properties fo:text-align="justify"/>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text-properties fo:language="ru" fo:country="RU"/>
    </style:style>
    <style:style style:name="P2869" style:parent-style-name="Textbody" style:family="paragraph">
      <style:paragraph-properties fo:text-align="justify"/>
      <style:text-properties fo:language="ru" fo:country="RU"/>
    </style:style>
    <style:style style:name="P2870" style:parent-style-name="Textbody" style:family="paragraph">
      <style:paragraph-properties fo:text-align="justify"/>
      <style:text-properties fo:language="ru" fo:country="RU"/>
    </style:style>
    <style:style style:name="P2871" style:parent-style-name="Textbody" style:family="paragraph">
      <style:paragraph-properties fo:text-align="justify"/>
      <style:text-properties fo:language="ru" fo:country="RU"/>
    </style:style>
    <style:style style:name="P2872" style:parent-style-name="Textbody" style:family="paragraph">
      <style:paragraph-properties fo:text-align="justify"/>
      <style:text-properties fo:language="ru" fo:country="RU"/>
    </style:style>
    <style:style style:name="P2873" style:parent-style-name="Textbody" style:family="paragraph">
      <style:paragraph-properties fo:text-align="justify"/>
      <style:text-properties fo:language="ru" fo:country="RU"/>
    </style:style>
    <style:style style:name="P2874" style:parent-style-name="Textbody" style:family="paragraph">
      <style:paragraph-properties fo:text-align="justify"/>
      <style:text-properties fo:language="ru" fo:country="RU"/>
    </style:style>
    <style:style style:name="P2875" style:parent-style-name="Textbody" style:family="paragraph">
      <style:paragraph-properties fo:text-align="justify"/>
      <style:text-properties fo:language="ru" fo:country="RU"/>
    </style:style>
    <style:style style:name="P2876" style:parent-style-name="Textbody" style:family="paragraph">
      <style:paragraph-properties fo:text-align="justify"/>
      <style:text-properties fo:language="ru" fo:country="RU"/>
    </style:style>
    <style:style style:name="P2877" style:parent-style-name="Textbody" style:family="paragraph">
      <style:paragraph-properties fo:text-align="justify"/>
      <style:text-properties fo:language="ru" fo:country="RU"/>
    </style:style>
    <style:style style:name="P2878" style:parent-style-name="Textbody" style:family="paragraph">
      <style:paragraph-properties fo:text-align="justify"/>
      <style:text-properties fo:language="ru" fo:country="RU"/>
    </style:style>
    <style:style style:name="P2879" style:parent-style-name="Textbody" style:family="paragraph">
      <style:paragraph-properties fo:text-align="justify"/>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text-properties fo:language="ru" fo:country="RU"/>
    </style:style>
    <style:style style:name="P2882" style:parent-style-name="Textbody" style:family="paragraph">
      <style:paragraph-properties fo:text-align="justify"/>
      <style:text-properties fo:language="ru" fo:country="RU"/>
    </style:style>
    <style:style style:name="P2883" style:parent-style-name="Textbody" style:family="paragraph">
      <style:paragraph-properties fo:text-align="justify"/>
      <style:text-properties fo:language="ru" fo:country="RU"/>
    </style:style>
    <style:style style:name="P2884" style:parent-style-name="Textbody" style:family="paragraph">
      <style:paragraph-properties fo:text-align="justify"/>
    </style:style>
    <style:style style:name="T2885" style:parent-style-name="DefaultParagraphFont" style:family="text">
      <style:text-properties fo:language="ru" fo:country="RU"/>
    </style:style>
    <style:style style:name="T2886" style:parent-style-name="DefaultParagraphFont" style:family="text">
      <style:text-properties fo:language="ru" fo:country="RU"/>
    </style:style>
    <style:style style:name="T2887" style:parent-style-name="DefaultParagraphFont" style:family="text">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style>
    <style:style style:name="T2890" style:parent-style-name="DefaultParagraphFont" style:family="text">
      <style:text-properties fo:language="ru" fo:country="RU"/>
    </style:style>
    <style:style style:name="T2891" style:parent-style-name="DefaultParagraphFont" style:family="text">
      <style:text-properties fo:language="ru" fo:country="RU"/>
    </style:style>
    <style:style style:name="T2892" style:parent-style-name="DefaultParagraphFont" style:family="text">
      <style:text-properties fo:language="ru" fo:country="RU"/>
    </style:style>
    <style:style style:name="P2893" style:parent-style-name="Textbody" style:family="paragraph">
      <style:paragraph-properties fo:text-align="justify"/>
      <style:text-properties fo:language="ru" fo:country="RU"/>
    </style:style>
    <style:style style:name="P2894" style:parent-style-name="Textbody" style:family="paragraph">
      <style:paragraph-properties fo:text-align="justify"/>
      <style:text-properties fo:language="ru" fo:country="RU"/>
    </style:style>
    <style:style style:name="P2895" style:parent-style-name="Textbody" style:family="paragraph">
      <style:paragraph-properties fo:text-align="justify"/>
      <style:text-properties fo:language="ru" fo:country="RU"/>
    </style:style>
    <style:style style:name="P2896" style:parent-style-name="Textbody" style:family="paragraph">
      <style:paragraph-properties fo:text-align="justify"/>
      <style:text-properties fo:language="ru" fo:country="RU"/>
    </style:style>
    <style:style style:name="P2897" style:parent-style-name="Textbody" style:family="paragraph">
      <style:paragraph-properties fo:text-align="justify"/>
      <style:text-properties fo:language="ru" fo:country="RU"/>
    </style:style>
    <style:style style:name="P2898" style:parent-style-name="Textbody" style:family="paragraph">
      <style:paragraph-properties fo:text-align="justify"/>
      <style:text-properties fo:language="ru" fo:country="RU"/>
    </style:style>
    <style:style style:name="P2899" style:parent-style-name="Textbody" style:family="paragraph">
      <style:paragraph-properties fo:text-align="justify"/>
      <style:text-properties fo:language="ru" fo:country="RU"/>
    </style:style>
    <style:style style:name="P2900" style:parent-style-name="Textbody" style:family="paragraph">
      <style:paragraph-properties fo:text-align="justify"/>
      <style:text-properties fo:language="ru" fo:country="RU"/>
    </style:style>
    <style:style style:name="P2901" style:parent-style-name="Textbody" style:family="paragraph">
      <style:paragraph-properties fo:text-align="justify"/>
      <style:text-properties fo:language="ru" fo:country="RU"/>
    </style:style>
    <style:style style:name="P2902" style:parent-style-name="Textbody" style:family="paragraph">
      <style:paragraph-properties fo:text-align="justify"/>
      <style:text-properties fo:language="ru" fo:country="RU"/>
    </style:style>
    <style:style style:name="P2903" style:parent-style-name="Textbody" style:family="paragraph">
      <style:paragraph-properties fo:text-align="justify"/>
      <style:text-properties fo:language="ru" fo:country="RU"/>
    </style:style>
    <style:style style:name="P2904" style:parent-style-name="Textbody" style:family="paragraph">
      <style:paragraph-properties fo:text-align="justify"/>
      <style:text-properties fo:language="ru" fo:country="RU"/>
    </style:style>
    <style:style style:name="P2905" style:parent-style-name="Textbody" style:family="paragraph">
      <style:paragraph-properties fo:text-align="justify"/>
      <style:text-properties fo:language="ru" fo:country="RU"/>
    </style:style>
    <style:style style:name="P2906" style:parent-style-name="Textbody" style:family="paragraph">
      <style:paragraph-properties fo:text-align="justify"/>
      <style:text-properties fo:language="ru" fo:country="RU"/>
    </style:style>
    <style:style style:name="P2907" style:parent-style-name="Textbody" style:family="paragraph">
      <style:paragraph-properties fo:text-align="justify"/>
      <style:text-properties fo:language="ru" fo:country="RU"/>
    </style:style>
    <style:style style:name="P2908" style:parent-style-name="Textbody" style:family="paragraph">
      <style:paragraph-properties fo:text-align="justify"/>
      <style:text-properties fo:language="ru" fo:country="RU"/>
    </style:style>
    <style:style style:name="P2909" style:parent-style-name="Textbody" style:family="paragraph">
      <style:paragraph-properties fo:text-align="justify"/>
      <style:text-properties fo:language="ru" fo:country="RU"/>
    </style:style>
    <style:style style:name="P2910" style:parent-style-name="Textbody" style:family="paragraph">
      <style:paragraph-properties fo:text-align="justify"/>
      <style:text-properties fo:language="ru" fo:country="RU"/>
    </style:style>
    <style:style style:name="P2911" style:parent-style-name="Textbody" style:family="paragraph">
      <style:paragraph-properties fo:text-align="justify"/>
      <style:text-properties fo:language="ru" fo:country="RU"/>
    </style:style>
    <style:style style:name="P2912" style:parent-style-name="Textbody" style:family="paragraph">
      <style:paragraph-properties fo:text-align="justify"/>
      <style:text-properties fo:language="ru" fo:country="RU"/>
    </style:style>
    <style:style style:name="P2913" style:parent-style-name="Textbody" style:family="paragraph">
      <style:paragraph-properties fo:text-align="justify"/>
      <style:text-properties fo:language="ru" fo:country="RU"/>
    </style:style>
    <style:style style:name="P2914" style:parent-style-name="Textbody" style:family="paragraph">
      <style:paragraph-properties fo:text-align="justify"/>
      <style:text-properties fo:language="ru" fo:country="RU"/>
    </style:style>
    <style:style style:name="P2915" style:parent-style-name="Textbody" style:family="paragraph">
      <style:paragraph-properties fo:text-align="justify"/>
      <style:text-properties fo:language="ru" fo:country="RU"/>
    </style:style>
    <style:style style:name="P2916" style:parent-style-name="Textbody" style:family="paragraph">
      <style:paragraph-properties fo:text-align="justify"/>
      <style:text-properties fo:language="ru" fo:country="RU"/>
    </style:style>
    <style:style style:name="P2917" style:parent-style-name="Textbody" style:family="paragraph">
      <style:paragraph-properties fo:text-align="justify"/>
      <style:text-properties fo:language="ru" fo:country="RU"/>
    </style:style>
    <style:style style:name="P2918" style:parent-style-name="Textbody" style:family="paragraph">
      <style:paragraph-properties fo:text-align="justify"/>
      <style:text-properties fo:language="ru" fo:country="RU"/>
    </style:style>
    <style:style style:name="P2919" style:parent-style-name="Textbody" style:family="paragraph">
      <style:paragraph-properties fo:text-align="justify"/>
      <style:text-properties fo:language="ru" fo:country="RU"/>
    </style:style>
    <style:style style:name="P2920" style:parent-style-name="Textbody" style:family="paragraph">
      <style:paragraph-properties fo:text-align="justify"/>
      <style:text-properties fo:language="ru" fo:country="RU"/>
    </style:style>
    <style:style style:name="P2921" style:parent-style-name="Textbody" style:family="paragraph">
      <style:paragraph-properties fo:text-align="justify"/>
      <style:text-properties fo:language="ru" fo:country="RU"/>
    </style:style>
    <style:style style:name="P2922" style:parent-style-name="Textbody" style:family="paragraph">
      <style:paragraph-properties fo:text-align="justify"/>
      <style:text-properties fo:language="ru" fo:country="RU"/>
    </style:style>
    <style:style style:name="P2923" style:parent-style-name="Textbody" style:family="paragraph">
      <style:paragraph-properties fo:text-align="justify"/>
      <style:text-properties fo:language="ru" fo:country="RU"/>
    </style:style>
    <style:style style:name="P2924" style:parent-style-name="Textbody" style:family="paragraph">
      <style:paragraph-properties fo:text-align="justify"/>
      <style:text-properties fo:language="ru" fo:country="RU"/>
    </style:style>
    <style:style style:name="P2925" style:parent-style-name="Textbody" style:family="paragraph">
      <style:paragraph-properties fo:text-align="justify"/>
      <style:text-properties fo:language="ru" fo:country="RU"/>
    </style:style>
    <style:style style:name="P2926" style:parent-style-name="Textbody" style:family="paragraph">
      <style:paragraph-properties fo:text-align="justify"/>
      <style:text-properties fo:language="ru" fo:country="RU"/>
    </style:style>
    <style:style style:name="P2927" style:parent-style-name="Textbody" style:family="paragraph">
      <style:paragraph-properties fo:text-align="justify"/>
      <style:text-properties fo:language="ru" fo:country="RU"/>
    </style:style>
    <style:style style:name="P2928" style:parent-style-name="Textbody" style:family="paragraph">
      <style:paragraph-properties fo:text-align="justify"/>
      <style:text-properties fo:language="ru" fo:country="RU"/>
    </style:style>
    <style:style style:name="P2929" style:parent-style-name="Textbody" style:family="paragraph">
      <style:paragraph-properties fo:text-align="justify"/>
      <style:text-properties fo:language="ru" fo:country="RU"/>
    </style:style>
    <style:style style:name="P2930" style:parent-style-name="Textbody" style:family="paragraph">
      <style:paragraph-properties fo:text-align="justify"/>
      <style:text-properties fo:language="ru" fo:country="RU"/>
    </style:style>
    <style:style style:name="P2931" style:parent-style-name="Textbody" style:family="paragraph">
      <style:paragraph-properties fo:text-align="justify"/>
      <style:text-properties fo:language="ru" fo:country="RU"/>
    </style:style>
    <style:style style:name="P2932" style:parent-style-name="Textbody" style:family="paragraph">
      <style:paragraph-properties fo:text-align="justify"/>
      <style:text-properties fo:language="ru" fo:country="RU"/>
    </style:style>
    <style:style style:name="P2933" style:parent-style-name="Textbody" style:family="paragraph">
      <style:paragraph-properties fo:text-align="justify"/>
      <style:text-properties fo:language="ru" fo:country="RU"/>
    </style:style>
    <style:style style:name="P2934" style:parent-style-name="Heading2" style:family="paragraph">
      <style:paragraph-properties fo:text-align="center"/>
      <style:text-properties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text-properties fo:font-style="italic" style:font-style-asian="italic" style:font-style-complex="italic" fo:language="ru" fo:country="RU"/>
    </style:style>
    <style:style style:name="P2945" style:parent-style-name="Textbody" style:family="paragraph">
      <style:paragraph-properties fo:text-align="justify"/>
      <style:text-properties fo:font-style="italic" style:font-style-asian="italic" style:font-style-complex="italic" fo:language="ru" fo:country="RU"/>
    </style:style>
    <style:style style:name="P2946" style:parent-style-name="Textbody" style:family="paragraph">
      <style:paragraph-properties fo:text-align="justify"/>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text-properties fo:font-style="italic" style:font-style-asian="italic" style:font-style-complex="italic" fo:language="ru" fo:country="RU"/>
    </style:style>
    <style:style style:name="P2953" style:parent-style-name="Textbody" style:family="paragraph">
      <style:paragraph-properties fo:text-align="justify"/>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style>
    <style:style style:name="T2961" style:parent-style-name="DefaultParagraphFont" style:family="text">
      <style:text-properties fo:font-style="italic" style:font-style-asian="italic" style:font-style-complex="italic" fo:language="ru" fo:country="RU"/>
    </style:style>
    <style:style style:name="T2962" style:parent-style-name="DefaultParagraphFont" style:family="text">
      <style:text-properties fo:font-style="italic" style:font-style-asian="italic" style:font-style-complex="italic" fo:language="ru" fo:country="RU"/>
    </style:style>
    <style:style style:name="P2963" style:parent-style-name="Textbody" style:family="paragraph">
      <style:paragraph-properties fo:text-align="justify"/>
      <style:text-properties fo:font-style="italic" style:font-style-asian="italic" style:font-style-complex="italic" fo:language="ru" fo:country="RU"/>
    </style:style>
    <style:style style:name="P2964" style:parent-style-name="Textbody" style:family="paragraph">
      <style:paragraph-properties fo:text-align="justify"/>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text-properties fo:font-style="italic" style:font-style-asian="italic" style:font-style-complex="italic" fo:language="ru" fo:country="RU"/>
    </style:style>
    <style:style style:name="P2971" style:parent-style-name="Textbody" style:family="paragraph">
      <style:paragraph-properties fo:text-align="justify"/>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text-properties fo:font-style="italic" style:font-style-asian="italic" style:font-style-complex="italic" fo:language="ru" fo:country="RU"/>
    </style:style>
    <style:style style:name="P2992" style:parent-style-name="Textbody" style:family="paragraph">
      <style:paragraph-properties fo:text-align="justify"/>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style>
    <style:style style:name="T3008" style:parent-style-name="DefaultParagraphFont" style:family="text">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justify"/>
      <style:text-properties fo:font-style="italic" style:font-style-asian="italic" style:font-style-complex="italic" fo:language="ru" fo:country="RU"/>
    </style:style>
    <style:style style:name="P3027" style:parent-style-name="Textbody" style:family="paragraph">
      <style:paragraph-properties fo:text-align="justify"/>
      <style:text-properties fo:font-style="italic" style:font-style-asian="italic" style:font-style-complex="italic" fo:language="ru" fo:country="RU"/>
    </style:style>
    <style:style style:name="P3028" style:parent-style-name="Textbody" style:family="paragraph">
      <style:paragraph-properties fo:text-align="justify"/>
      <style:text-properties fo:font-style="italic" style:font-style-asian="italic" style:font-style-complex="italic" fo:language="ru" fo:country="RU"/>
    </style:style>
    <style:style style:name="P3029" style:parent-style-name="Textbody" style:family="paragraph">
      <style:paragraph-properties fo:text-align="justify"/>
      <style:text-properties fo:font-style="italic" style:font-style-asian="italic" style:font-style-complex="italic" fo:language="ru" fo:country="RU"/>
    </style:style>
    <style:style style:name="P3030" style:parent-style-name="Textbody" style:family="paragraph">
      <style:paragraph-properties fo:text-align="justify"/>
      <style:text-properties fo:font-style="italic" style:font-style-asian="italic" style:font-style-complex="italic" fo:language="ru" fo:country="RU"/>
    </style:style>
    <style:style style:name="P3031" style:parent-style-name="Textbody" style:family="paragraph">
      <style:paragraph-properties fo:text-align="justify"/>
      <style:text-properties fo:font-style="italic" style:font-style-asian="italic" style:font-style-complex="italic" fo:language="ru" fo:country="RU"/>
    </style:style>
    <style:style style:name="P3032" style:parent-style-name="Textbody" style:family="paragraph">
      <style:paragraph-properties fo:text-align="justify"/>
      <style:text-properties fo:font-style="italic" style:font-style-asian="italic" style:font-style-complex="italic" fo:language="ru" fo:country="RU"/>
    </style:style>
    <style:style style:name="P3033" style:parent-style-name="Textbody" style:family="paragraph">
      <style:paragraph-properties fo:text-align="justify"/>
      <style:text-properties fo:font-style="italic" style:font-style-asian="italic" style:font-style-complex="italic" fo:language="ru" fo:country="RU"/>
    </style:style>
    <style:style style:name="P3034" style:parent-style-name="Textbody" style:family="paragraph">
      <style:paragraph-properties fo:text-align="justify"/>
      <style:text-properties fo:font-style="italic" style:font-style-asian="italic" style:font-style-complex="italic" fo:language="ru" fo:country="RU"/>
    </style:style>
    <style:style style:name="P3035" style:parent-style-name="Textbody" style:family="paragraph">
      <style:paragraph-properties fo:text-align="justify"/>
      <style:text-properties fo:font-style="italic" style:font-style-asian="italic" style:font-style-complex="italic" fo:language="ru" fo:country="RU"/>
    </style:style>
    <style:style style:name="P3036" style:parent-style-name="Textbody" style:family="paragraph">
      <style:paragraph-properties fo:text-align="justify"/>
      <style:text-properties fo:font-style="italic" style:font-style-asian="italic" style:font-style-complex="italic" fo:language="ru" fo:country="RU"/>
    </style:style>
    <style:style style:name="P3037" style:parent-style-name="Textbody" style:family="paragraph">
      <style:paragraph-properties fo:text-align="justify"/>
      <style:text-properties fo:font-style="italic" style:font-style-asian="italic" style:font-style-complex="italic" fo:language="ru" fo:country="RU"/>
    </style:style>
    <style:style style:name="P3038" style:parent-style-name="Textbody" style:family="paragraph">
      <style:paragraph-properties fo:text-align="justify"/>
      <style:text-properties fo:font-style="italic" style:font-style-asian="italic" style:font-style-complex="italic" fo:language="ru" fo:country="RU"/>
    </style:style>
    <style:style style:name="P3039" style:parent-style-name="Textbody" style:family="paragraph">
      <style:paragraph-properties fo:text-align="justify"/>
      <style:text-properties fo:font-style="italic" style:font-style-asian="italic" style:font-style-complex="italic" fo:language="ru" fo:country="RU"/>
    </style:style>
    <style:style style:name="P3040" style:parent-style-name="Textbody" style:family="paragraph">
      <style:paragraph-properties fo:text-align="justify"/>
      <style:text-properties fo:font-style="italic" style:font-style-asian="italic" style:font-style-complex="italic" fo:language="ru" fo:country="RU"/>
    </style:style>
    <style:style style:name="P3041" style:parent-style-name="Textbody" style:family="paragraph">
      <style:paragraph-properties fo:text-align="justify"/>
      <style:text-properties fo:font-style="italic" style:font-style-asian="italic" style:font-style-complex="italic" fo:language="ru" fo:country="RU"/>
    </style:style>
    <style:style style:name="P3042" style:parent-style-name="Textbody" style:family="paragraph">
      <style:paragraph-properties fo:text-align="justify"/>
      <style:text-properties fo:font-style="italic" style:font-style-asian="italic" style:font-style-complex="italic" fo:language="ru" fo:country="RU"/>
    </style:style>
    <style:style style:name="P3043" style:parent-style-name="Textbody" style:family="paragraph">
      <style:paragraph-properties fo:text-align="justify"/>
      <style:text-properties fo:font-style="italic" style:font-style-asian="italic" style:font-style-complex="italic" fo:language="ru" fo:country="RU"/>
    </style:style>
    <style:style style:name="P3044" style:parent-style-name="Textbody" style:family="paragraph">
      <style:paragraph-properties fo:text-align="justify"/>
      <style:text-properties fo:font-style="italic" style:font-style-asian="italic" style:font-style-complex="italic" fo:language="ru" fo:country="RU"/>
    </style:style>
    <style:style style:name="P3045" style:parent-style-name="Textbody" style:family="paragraph">
      <style:paragraph-properties fo:text-align="justify"/>
      <style:text-properties fo:font-style="italic" style:font-style-asian="italic" style:font-style-complex="italic" fo:language="ru" fo:country="RU"/>
    </style:style>
    <style:style style:name="P3046" style:parent-style-name="Textbody" style:family="paragraph">
      <style:paragraph-properties fo:text-align="justify"/>
      <style:text-properties fo:font-style="italic" style:font-style-asian="italic" style:font-style-complex="italic" fo:language="ru" fo:country="RU"/>
    </style:style>
    <style:style style:name="P3047" style:parent-style-name="Textbody" style:family="paragraph">
      <style:paragraph-properties fo:text-align="justify"/>
      <style:text-properties fo:font-style="italic" style:font-style-asian="italic" style:font-style-complex="italic" fo:language="ru" fo:country="RU"/>
    </style:style>
    <style:style style:name="P3048" style:parent-style-name="Textbody" style:family="paragraph">
      <style:paragraph-properties fo:text-align="justify"/>
      <style:text-properties fo:font-style="italic" style:font-style-asian="italic" style:font-style-complex="italic" fo:language="ru" fo:country="RU"/>
    </style:style>
    <style:style style:name="P3049" style:parent-style-name="Textbody" style:family="paragraph">
      <style:paragraph-properties fo:text-align="justify"/>
      <style:text-properties fo:font-style="italic" style:font-style-asian="italic" style:font-style-complex="italic" fo:language="ru" fo:country="RU"/>
    </style:style>
    <style:style style:name="P3050" style:parent-style-name="Textbody" style:family="paragraph">
      <style:paragraph-properties fo:text-align="justify"/>
      <style:text-properties fo:font-style="italic" style:font-style-asian="italic" style:font-style-complex="italic" fo:language="ru" fo:country="RU"/>
    </style:style>
    <style:style style:name="P3051" style:parent-style-name="Textbody" style:family="paragraph">
      <style:paragraph-properties fo:text-align="justify"/>
      <style:text-properties fo:font-style="italic" style:font-style-asian="italic" style:font-style-complex="italic" fo:language="ru" fo:country="RU"/>
    </style:style>
    <style:style style:name="P3052" style:parent-style-name="Textbody" style:family="paragraph">
      <style:paragraph-properties fo:text-align="justify"/>
      <style:text-properties fo:font-style="italic" style:font-style-asian="italic" style:font-style-complex="italic" fo:language="ru" fo:country="RU"/>
    </style:style>
    <style:style style:name="P3053" style:parent-style-name="Textbody" style:family="paragraph">
      <style:paragraph-properties fo:text-align="justify"/>
      <style:text-properties fo:font-style="italic" style:font-style-asian="italic" style:font-style-complex="italic" fo:language="ru" fo:country="RU"/>
    </style:style>
    <style:style style:name="P3054" style:parent-style-name="Textbody" style:family="paragraph">
      <style:paragraph-properties fo:text-align="justify"/>
      <style:text-properties fo:font-style="italic" style:font-style-asian="italic" style:font-style-complex="italic" fo:language="ru" fo:country="RU"/>
    </style:style>
    <style:style style:name="P3055" style:parent-style-name="Textbody" style:family="paragraph">
      <style:paragraph-properties fo:text-align="justify"/>
      <style:text-properties fo:font-style="italic" style:font-style-asian="italic" style:font-style-complex="italic" fo:language="ru" fo:country="RU"/>
    </style:style>
    <style:style style:name="P3056" style:parent-style-name="Textbody" style:family="paragraph">
      <style:paragraph-properties fo:text-align="justify"/>
      <style:text-properties fo:font-style="italic" style:font-style-asian="italic" style:font-style-complex="italic" fo:language="ru" fo:country="RU"/>
    </style:style>
    <style:style style:name="P3057" style:parent-style-name="Textbody" style:family="paragraph">
      <style:paragraph-properties fo:text-align="justify"/>
      <style:text-properties fo:font-style="italic" style:font-style-asian="italic" style:font-style-complex="italic" fo:language="ru" fo:country="RU"/>
    </style:style>
    <style:style style:name="P3058" style:parent-style-name="Textbody" style:family="paragraph">
      <style:paragraph-properties fo:text-align="justify"/>
      <style:text-properties fo:font-style="italic" style:font-style-asian="italic" style:font-style-complex="italic" fo:language="ru" fo:country="RU"/>
    </style:style>
    <style:style style:name="P3059" style:parent-style-name="Textbody" style:family="paragraph">
      <style:paragraph-properties fo:text-align="justify"/>
      <style:text-properties fo:font-style="italic" style:font-style-asian="italic" style:font-style-complex="italic" fo:language="ru" fo:country="RU"/>
    </style:style>
    <style:style style:name="P3060" style:parent-style-name="Textbody" style:family="paragraph">
      <style:paragraph-properties fo:text-align="justify"/>
      <style:text-properties fo:font-style="italic" style:font-style-asian="italic" style:font-style-complex="italic" fo:language="ru" fo:country="RU"/>
    </style:style>
    <style:style style:name="P3061" style:parent-style-name="Textbody" style:family="paragraph">
      <style:paragraph-properties fo:text-align="justify"/>
      <style:text-properties fo:font-style="italic" style:font-style-asian="italic" style:font-style-complex="italic" fo:language="ru" fo:country="RU"/>
    </style:style>
    <style:style style:name="P3062" style:parent-style-name="Textbody" style:family="paragraph">
      <style:paragraph-properties fo:text-align="justify"/>
      <style:text-properties fo:font-style="italic" style:font-style-asian="italic" style:font-style-complex="italic" fo:language="ru" fo:country="RU"/>
    </style:style>
    <style:style style:name="P3063" style:parent-style-name="Textbody" style:family="paragraph">
      <style:paragraph-properties fo:text-align="justify"/>
      <style:text-properties fo:font-style="italic" style:font-style-asian="italic" style:font-style-complex="italic" fo:language="ru" fo:country="RU"/>
    </style:style>
    <style:style style:name="P3064" style:parent-style-name="Textbody" style:family="paragraph">
      <style:paragraph-properties fo:text-align="justify"/>
      <style:text-properties fo:font-style="italic" style:font-style-asian="italic" style:font-style-complex="italic" fo:language="ru" fo:country="RU"/>
    </style:style>
    <style:style style:name="P3065" style:parent-style-name="Textbody" style:family="paragraph">
      <style:paragraph-properties fo:text-align="justify"/>
      <style:text-properties fo:font-style="italic" style:font-style-asian="italic" style:font-style-complex="italic" fo:language="ru" fo:country="RU"/>
    </style:style>
    <style:style style:name="P3066" style:parent-style-name="Textbody" style:family="paragraph">
      <style:paragraph-properties fo:text-align="justify"/>
      <style:text-properties fo:font-style="italic" style:font-style-asian="italic" style:font-style-complex="italic" fo:language="ru" fo:country="RU"/>
    </style:style>
    <style:style style:name="P3067" style:parent-style-name="Textbody" style:family="paragraph">
      <style:paragraph-properties fo:text-align="justify"/>
      <style:text-properties fo:font-style="italic" style:font-style-asian="italic" style:font-style-complex="italic" fo:language="ru" fo:country="RU"/>
    </style:style>
    <style:style style:name="P3068" style:parent-style-name="Textbody" style:family="paragraph">
      <style:paragraph-properties fo:text-align="justify"/>
      <style:text-properties fo:font-style="italic" style:font-style-asian="italic" style:font-style-complex="italic" fo:language="ru" fo:country="RU"/>
    </style:style>
    <style:style style:name="P3069" style:parent-style-name="Textbody" style:family="paragraph">
      <style:paragraph-properties fo:text-align="justify"/>
      <style:text-properties fo:font-style="italic" style:font-style-asian="italic" style:font-style-complex="italic" fo:language="ru" fo:country="RU"/>
    </style:style>
    <style:style style:name="P3070" style:parent-style-name="Textbody" style:family="paragraph">
      <style:paragraph-properties fo:text-align="center"/>
      <style:text-properties fo:font-style="italic" style:font-style-asian="italic" style:font-style-complex="italic" fo:language="ru" fo:country="RU"/>
    </style:style>
    <style:style style:name="P3071" style:parent-style-name="Textbody" style:family="paragraph">
      <style:paragraph-properties fo:text-align="center"/>
      <style:text-properties fo:font-style="italic" style:font-style-asian="italic" style:font-style-complex="italic"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text-properties fo:language="ru" fo:country="RU"/>
    </style:style>
    <style:style style:name="P3075" style:parent-style-name="Textbody" style:family="paragraph">
      <style:paragraph-properties fo:text-align="justify"/>
      <style:text-properties fo:language="ru" fo:country="RU"/>
    </style:style>
    <style:style style:name="P3076" style:parent-style-name="Textbody" style:family="paragraph">
      <style:paragraph-properties fo:text-align="justify"/>
      <style:text-properties fo:language="ru" fo:country="RU"/>
    </style:style>
    <style:style style:name="P3077" style:parent-style-name="Textbody" style:family="paragraph">
      <style:paragraph-properties fo:text-align="justify"/>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text-properties fo:language="ru" fo:country="RU"/>
    </style:style>
    <style:style style:name="P3090" style:parent-style-name="Textbody" style:family="paragraph">
      <style:paragraph-properties fo:text-align="justify"/>
    </style:style>
    <style:style style:name="T3091" style:parent-style-name="DefaultParagraphFont" style:family="text">
      <style:text-properties fo:language="ru" fo:country="RU"/>
    </style:style>
    <style:style style:name="T3092" style:parent-style-name="DefaultParagraphFont" style:family="text">
      <style:text-properties fo:background-color="#FFFF38" fo:language="ru" fo:country="RU"/>
    </style:style>
    <style:style style:name="T3093" style:parent-style-name="DefaultParagraphFont" style:family="text">
      <style:text-properties fo:language="ru" fo:country="RU"/>
    </style:style>
    <style:style style:name="P3094" style:parent-style-name="Textbody" style:family="paragraph">
      <style:paragraph-properties fo:text-align="justify"/>
      <style:text-properties fo:language="ru" fo:country="RU"/>
    </style:style>
    <style:style style:name="P3095" style:parent-style-name="Textbody" style:family="paragraph">
      <style:paragraph-properties fo:text-align="justify"/>
      <style:text-properties fo:language="ru" fo:country="RU"/>
    </style:style>
    <style:style style:name="P3096" style:parent-style-name="Textbody" style:family="paragraph">
      <style:paragraph-properties fo:text-align="justify"/>
      <style:text-properties fo:language="ru" fo:country="RU"/>
    </style:style>
    <style:style style:name="P3097" style:parent-style-name="Textbody" style:family="paragraph">
      <style:paragraph-properties fo:text-align="justify"/>
      <style:text-properties fo:language="ru" fo:country="RU"/>
    </style:style>
    <style:style style:name="P3098" style:parent-style-name="Textbody" style:family="paragraph">
      <style:paragraph-properties fo:text-align="justify"/>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justify"/>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style>
    <style:style style:name="T3106" style:parent-style-name="DefaultParagraphFont" style:family="text">
      <style:text-properties fo:language="ru" fo:country="RU"/>
    </style:style>
    <style:style style:name="T3107" style:parent-style-name="DefaultParagraphFont" style:family="text">
      <style:text-properties fo:background-color="#FFFF00" fo:language="ru" fo:country="RU"/>
    </style:style>
    <style:style style:name="T3108" style:parent-style-name="DefaultParagraphFont" style:family="text">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style>
    <style:style style:name="T3111" style:parent-style-name="DefaultParagraphFont" style:family="text">
      <style:text-properties fo:language="ru" fo:country="RU"/>
    </style:style>
    <style:style style:name="T3112" style:parent-style-name="DefaultParagraphFont" style:family="text">
      <style:text-properties fo:background-color="#FFFF00" fo:language="ru" fo:country="RU"/>
    </style:style>
    <style:style style:name="T3113" style:parent-style-name="DefaultParagraphFont" style:family="text">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ab-stops>
          <style:tab-stop style:type="left" style:position="7.4916in"/>
        </style:tab-stops>
      </style:paragraph-properties>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text-properties fo:language="ru" fo:country="RU"/>
    </style:style>
    <style:style style:name="P3336" style:parent-style-name="Textbody" style:family="paragraph">
      <style:paragraph-properties fo:text-align="justify"/>
      <style:text-properties fo:language="ru" fo:country="RU"/>
    </style:style>
    <style:style style:name="P3337" style:parent-style-name="Textbody" style:family="paragraph">
      <style:paragraph-properties fo:text-align="justify"/>
      <style:text-properties fo:language="ru" fo:country="RU"/>
    </style:style>
    <style:style style:name="P3338" style:parent-style-name="Textbody" style:family="paragraph">
      <style:paragraph-properties fo:text-align="justify"/>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text-properties fo:language="ru" fo:country="RU"/>
    </style:style>
    <style:style style:name="P3341" style:parent-style-name="Textbody" style:family="paragraph">
      <style:paragraph-properties fo:text-align="justify"/>
      <style:text-properties fo:language="ru" fo:country="RU"/>
    </style:style>
    <style:style style:name="P3342" style:parent-style-name="Textbody" style:family="paragraph">
      <style:paragraph-properties fo:text-align="justify"/>
      <style:text-properties fo:language="ru" fo:country="RU"/>
    </style:style>
    <style:style style:name="P3343" style:parent-style-name="Textbody" style:family="paragraph">
      <style:paragraph-properties fo:text-align="justify"/>
      <style:text-properties fo:language="ru" fo:country="RU"/>
    </style:style>
    <style:style style:name="P3344" style:parent-style-name="Textbody" style:family="paragraph">
      <style:paragraph-properties fo:text-align="justify"/>
      <style:text-properties fo:language="ru" fo:country="RU"/>
    </style:style>
    <style:style style:name="P3345" style:parent-style-name="Textbody" style:family="paragraph">
      <style:paragraph-properties fo:text-align="justify"/>
      <style:text-properties fo:language="ru" fo:country="RU"/>
    </style:style>
    <style:style style:name="P3346" style:parent-style-name="Textbody" style:family="paragraph">
      <style:paragraph-properties fo:text-align="justify"/>
      <style:text-properties fo:language="ru" fo:country="RU"/>
    </style:style>
    <style:style style:name="P3347" style:parent-style-name="Textbody" style:family="paragraph">
      <style:paragraph-properties fo:text-align="justify"/>
      <style:text-properties fo:language="ru" fo:country="RU"/>
    </style:style>
    <style:style style:name="P3348" style:parent-style-name="Textbody" style:family="paragraph">
      <style:paragraph-properties fo:text-align="justify"/>
      <style:text-properties fo:language="ru" fo:country="RU"/>
    </style:style>
    <style:style style:name="P3349" style:parent-style-name="Textbody" style:family="paragraph">
      <style:paragraph-properties fo:text-align="justify"/>
      <style:text-properties fo:language="ru" fo:country="RU"/>
    </style:style>
    <style:style style:name="P3350" style:parent-style-name="Textbody" style:family="paragraph">
      <style:paragraph-properties fo:text-align="justify"/>
      <style:text-properties fo:language="ru" fo:country="RU"/>
    </style:style>
    <style:style style:name="P3351" style:parent-style-name="Textbody" style:family="paragraph">
      <style:paragraph-properties fo:text-align="justify"/>
      <style:text-properties fo:language="ru" fo:country="RU"/>
    </style:style>
    <style:style style:name="P3352" style:parent-style-name="Textbody" style:family="paragraph">
      <style:paragraph-properties fo:text-align="justify"/>
      <style:text-properties fo:language="ru" fo:country="RU"/>
    </style:style>
    <style:style style:name="P3353" style:parent-style-name="Textbody" style:family="paragraph">
      <style:paragraph-properties fo:text-align="justify"/>
      <style:text-properties fo:language="ru" fo:country="RU"/>
    </style:style>
    <style:style style:name="P3354" style:parent-style-name="Textbody" style:family="paragraph">
      <style:paragraph-properties fo:text-align="justify"/>
      <style:text-properties fo:language="ru" fo:country="RU"/>
    </style:style>
    <style:style style:name="P3355" style:parent-style-name="Textbody" style:family="paragraph">
      <style:paragraph-properties fo:text-align="justify"/>
      <style:text-properties fo:language="ru" fo:country="RU"/>
    </style:style>
    <style:style style:name="P3356" style:parent-style-name="Textbody" style:family="paragraph">
      <style:paragraph-properties fo:text-align="justify"/>
      <style:text-properties fo:language="ru" fo:country="RU"/>
    </style:style>
    <style:style style:name="P3357" style:parent-style-name="Textbody" style:family="paragraph">
      <style:paragraph-properties fo:text-align="justify"/>
      <style:text-properties fo:language="ru" fo:country="RU"/>
    </style:style>
    <style:style style:name="P3358" style:parent-style-name="Heading2" style:family="paragraph">
      <style:paragraph-properties fo:text-align="center"/>
      <style:text-properties fo:language="ru" fo:country="RU"/>
    </style:style>
    <style:style style:name="P3359" style:parent-style-name="Textbody" style:family="paragraph">
      <style:paragraph-properties fo:text-align="center"/>
      <style:text-properties fo:language="ru" fo:country="RU"/>
    </style:style>
    <style:style style:name="P3360"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61"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62" style:parent-style-name="Textbody" style:family="paragraph">
      <style:paragraph-properties fo:text-align="center"/>
      <style:text-properties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style>
    <style:style style:name="T3366" style:parent-style-name="DefaultParagraphFont" style:family="text">
      <style:text-properties fo:font-style="italic" style:font-style-asian="italic" style:font-style-complex="italic" fo:language="ru" fo:country="RU"/>
    </style:style>
    <style:style style:name="T3367" style:parent-style-name="DefaultParagraphFont" style:family="text">
      <style:text-properties fo:font-style="italic" style:font-style-asian="italic" style:font-style-complex="italic" fo:language="uk" fo:country="UA"/>
    </style:style>
    <style:style style:name="T3368" style:parent-style-name="DefaultParagraphFont" style:family="text">
      <style:text-properties fo:font-style="italic" style:font-style-asian="italic" style:font-style-complex="italic" fo:language="ru" fo:country="RU"/>
    </style:style>
    <style:style style:name="T3369" style:parent-style-name="DefaultParagraphFont" style:family="text">
      <style:text-properties fo:font-style="italic" style:font-style-asian="italic" style:font-style-complex="italic" fo:language="uk" fo:country="UA"/>
    </style:style>
    <style:style style:name="T3370" style:parent-style-name="DefaultParagraphFont" style:family="text">
      <style:text-properties fo:font-style="italic" style:font-style-asian="italic" style:font-style-complex="italic" fo:language="ru" fo:country="RU"/>
    </style:style>
    <style:style style:name="P3371" style:parent-style-name="Textbody" style:family="paragraph">
      <style:paragraph-properties fo:text-align="justify"/>
      <style:text-properties fo:font-style="italic" style:font-style-asian="italic" style:font-style-complex="italic" fo:language="ru" fo:country="RU"/>
    </style:style>
    <style:style style:name="P3372" style:parent-style-name="Textbody" style:family="paragraph">
      <style:paragraph-properties fo:text-align="justify"/>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justify"/>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justify"/>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text-properties fo:font-style="italic" style:font-style-asian="italic" style:font-style-complex="italic" fo:language="ru" fo:country="RU"/>
    </style:style>
    <style:style style:name="P3397" style:parent-style-name="Textbody" style:family="paragraph">
      <style:paragraph-properties fo:text-align="justify"/>
      <style:text-properties fo:font-style="italic" style:font-style-asian="italic" style:font-style-complex="italic" fo:language="ru" fo:country="RU"/>
    </style:style>
    <style:style style:name="P3398" style:parent-style-name="Textbody" style:family="paragraph">
      <style:paragraph-properties fo:text-align="justify"/>
      <style:text-properties fo:font-style="italic" style:font-style-asian="italic" style:font-style-complex="italic" fo:language="ru" fo:country="RU"/>
    </style:style>
    <style:style style:name="P3399" style:parent-style-name="Textbody" style:family="paragraph">
      <style:paragraph-properties fo:text-align="justify"/>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text-properties fo:font-style="italic" style:font-style-asian="italic" style:font-style-complex="italic" fo:language="ru" fo:country="RU"/>
    </style:style>
    <style:style style:name="P3404" style:parent-style-name="Textbody" style:family="paragraph">
      <style:paragraph-properties fo:text-align="justify"/>
      <style:text-properties fo:font-style="italic" style:font-style-asian="italic" style:font-style-complex="italic" fo:language="ru" fo:country="RU"/>
    </style:style>
    <style:style style:name="P3405" style:parent-style-name="Textbody" style:family="paragraph">
      <style:paragraph-properties fo:text-align="justify"/>
      <style:text-properties fo:font-style="italic" style:font-style-asian="italic" style:font-style-complex="italic" fo:language="ru" fo:country="RU"/>
    </style:style>
    <style:style style:name="P3406" style:parent-style-name="Textbody" style:family="paragraph">
      <style:paragraph-properties fo:text-align="justify"/>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justify"/>
      <style:text-properties fo:font-style="italic" style:font-style-asian="italic" style:font-style-complex="italic" fo:language="ru" fo:country="RU"/>
    </style:style>
    <style:style style:name="P3412" style:parent-style-name="Textbody" style:family="paragraph">
      <style:paragraph-properties fo:text-align="justify"/>
      <style:text-properties fo:font-style="italic" style:font-style-asian="italic" style:font-style-complex="italic"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justify"/>
      <style:text-properties fo:font-style="italic" style:font-style-asian="italic" style:font-style-complex="italic"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text-properties fo:font-style="italic" style:font-style-asian="italic" style:font-style-complex="italic" fo:language="ru" fo:country="RU"/>
    </style:style>
    <style:style style:name="P3425" style:parent-style-name="Textbody" style:family="paragraph">
      <style:paragraph-properties fo:text-align="justify"/>
      <style:text-properties fo:font-style="italic" style:font-style-asian="italic" style:font-style-complex="italic" fo:language="ru" fo:country="RU"/>
    </style:style>
    <style:style style:name="P3426" style:parent-style-name="Textbody" style:family="paragraph">
      <style:paragraph-properties fo:text-align="justify"/>
      <style:text-properties fo:font-style="italic" style:font-style-asian="italic" style:font-style-complex="italic" fo:language="ru" fo:country="RU"/>
    </style:style>
    <style:style style:name="P3427" style:parent-style-name="Textbody" style:family="paragraph">
      <style:paragraph-properties fo:text-align="justify"/>
      <style:text-properties fo:font-style="italic" style:font-style-asian="italic" style:font-style-complex="italic" fo:language="ru" fo:country="RU"/>
    </style:style>
    <style:style style:name="P3428" style:parent-style-name="Textbody" style:family="paragraph">
      <style:paragraph-properties fo:text-align="center"/>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justify"/>
      <style:text-properties fo:font-style="italic" style:font-style-asian="italic" style:font-style-complex="italic" fo:language="ru" fo:country="RU"/>
    </style:style>
    <style:style style:name="P3431" style:parent-style-name="Textbody" style:family="paragraph">
      <style:paragraph-properties fo:text-align="justify"/>
      <style:text-properties fo:font-style="italic" style:font-style-asian="italic" style:font-style-complex="italic" fo:language="ru" fo:country="RU"/>
    </style:style>
    <style:style style:name="P3432" style:parent-style-name="Textbody" style:family="paragraph">
      <style:paragraph-properties fo:text-align="justify"/>
      <style:text-properties fo:font-style="italic" style:font-style-asian="italic" style:font-style-complex="italic" fo:language="ru" fo:country="RU"/>
    </style:style>
    <style:style style:name="P3433" style:parent-style-name="Textbody" style:family="paragraph">
      <style:paragraph-properties fo:text-align="justify"/>
      <style:text-properties fo:font-style="italic" style:font-style-asian="italic" style:font-style-complex="italic" fo:language="ru" fo:country="RU"/>
    </style:style>
    <style:style style:name="P3434" style:parent-style-name="Textbody" style:family="paragraph">
      <style:paragraph-properties fo:text-align="justify"/>
      <style:text-properties fo:font-style="italic" style:font-style-asian="italic" style:font-style-complex="italic" fo:language="ru" fo:country="RU"/>
    </style:style>
    <style:style style:name="P3435" style:parent-style-name="Textbody" style:family="paragraph">
      <style:paragraph-properties fo:text-align="justify"/>
      <style:text-properties fo:font-style="italic" style:font-style-asian="italic" style:font-style-complex="italic" fo:language="ru" fo:country="RU"/>
    </style:style>
    <style:style style:name="P3436" style:parent-style-name="Textbody" style:family="paragraph">
      <style:paragraph-properties fo:text-align="justify"/>
      <style:text-properties fo:font-style="italic" style:font-style-asian="italic" style:font-style-complex="italic" fo:language="ru" fo:country="RU"/>
    </style:style>
    <style:style style:name="P3437" style:parent-style-name="Textbody" style:family="paragraph">
      <style:paragraph-properties fo:text-align="justify"/>
      <style:text-properties fo:font-style="italic" style:font-style-asian="italic" style:font-style-complex="italic" fo:language="ru" fo:country="RU"/>
    </style:style>
    <style:style style:name="P3438" style:parent-style-name="Textbody" style:family="paragraph">
      <style:paragraph-properties fo:text-align="justify"/>
      <style:text-properties fo:font-style="italic" style:font-style-asian="italic" style:font-style-complex="italic" fo:language="ru" fo:country="RU"/>
    </style:style>
    <style:style style:name="P3439" style:parent-style-name="Textbody" style:family="paragraph">
      <style:paragraph-properties fo:text-align="justify"/>
      <style:text-properties fo:font-style="italic" style:font-style-asian="italic" style:font-style-complex="italic" fo:language="ru" fo:country="RU"/>
    </style:style>
    <style:style style:name="P3440" style:parent-style-name="Textbody" style:family="paragraph">
      <style:paragraph-properties fo:text-align="justify"/>
    </style:style>
    <style:style style:name="T3441" style:parent-style-name="DefaultParagraphFont" style:family="text">
      <style:text-properties fo:font-style="italic" style:font-style-asian="italic" style:font-style-complex="italic" fo:language="ru" fo:country="RU"/>
    </style:style>
    <style:style style:name="T3442" style:parent-style-name="DefaultParagraphFont" style:family="text">
      <style:text-properties fo:font-style="italic" style:font-style-asian="italic" style:font-style-complex="italic" fo:background-color="#FFFF00" fo:language="ru" fo:country="RU"/>
    </style:style>
    <style:style style:name="T3443" style:parent-style-name="DefaultParagraphFont" style:family="text">
      <style:text-properties fo:font-style="italic" style:font-style-asian="italic" style:font-style-complex="italic" fo:language="ru" fo:country="RU"/>
    </style:style>
    <style:style style:name="T3444" style:parent-style-name="DefaultParagraphFont" style:family="text">
      <style:text-properties fo:font-style="italic" style:font-style-asian="italic" style:font-style-complex="italic" fo:language="ru" fo:country="RU"/>
    </style:style>
    <style:style style:name="P3445" style:parent-style-name="Textbody" style:family="paragraph">
      <style:paragraph-properties fo:text-align="justify"/>
      <style:text-properties fo:font-style="italic" style:font-style-asian="italic" style:font-style-complex="italic" fo:language="ru" fo:country="RU"/>
    </style:style>
    <style:style style:name="P3446" style:parent-style-name="Textbody" style:family="paragraph">
      <style:paragraph-properties fo:text-align="justify"/>
      <style:text-properties fo:font-style="italic" style:font-style-asian="italic" style:font-style-complex="italic" fo:language="ru" fo:country="RU"/>
    </style:style>
    <style:style style:name="P3447" style:parent-style-name="Textbody" style:family="paragraph">
      <style:paragraph-properties fo:text-align="justify"/>
      <style:text-properties fo:font-style="italic" style:font-style-asian="italic" style:font-style-complex="italic" fo:language="ru" fo:country="RU"/>
    </style:style>
    <style:style style:name="P3448" style:parent-style-name="Textbody" style:family="paragraph">
      <style:paragraph-properties fo:text-align="justify"/>
      <style:text-properties fo:font-style="italic" style:font-style-asian="italic" style:font-style-complex="italic" fo:language="ru" fo:country="RU"/>
    </style:style>
    <style:style style:name="P3449" style:parent-style-name="Textbody" style:family="paragraph">
      <style:paragraph-properties fo:text-align="center"/>
      <style:text-properties fo:font-style="italic" style:font-style-asian="italic" style:font-style-complex="italic" fo:language="ru" fo:country="RU"/>
    </style:style>
    <style:style style:name="P3450" style:parent-style-name="Textbody" style:family="paragraph">
      <style:paragraph-properties fo:text-align="center"/>
      <style:text-properties fo:font-style="italic" style:font-style-asian="italic" style:font-style-complex="italic" fo:language="ru" fo:country="RU"/>
    </style:style>
    <style:style style:name="P3451" style:parent-style-name="Textbody" style:family="paragraph">
      <style:paragraph-properties fo:text-align="justify"/>
      <style:text-properties fo:font-style="italic" style:font-style-asian="italic" style:font-style-complex="italic" fo:language="ru" fo:country="RU"/>
    </style:style>
    <style:style style:name="P3452" style:parent-style-name="Textbody" style:family="paragraph">
      <style:paragraph-properties fo:text-align="justify"/>
      <style:text-properties fo:font-style="italic" style:font-style-asian="italic" style:font-style-complex="italic" fo:language="ru" fo:country="RU"/>
    </style:style>
    <style:style style:name="P3453" style:parent-style-name="Textbody" style:family="paragraph">
      <style:paragraph-properties fo:text-align="justify"/>
      <style:text-properties fo:font-style="italic" style:font-style-asian="italic" style:font-style-complex="italic" fo:language="ru" fo:country="RU"/>
    </style:style>
    <style:style style:name="P3454" style:parent-style-name="Textbody" style:family="paragraph">
      <style:paragraph-properties fo:text-align="justify"/>
      <style:text-properties fo:font-style="italic" style:font-style-asian="italic" style:font-style-complex="italic" fo:language="ru" fo:country="RU"/>
    </style:style>
    <style:style style:name="P3455" style:parent-style-name="Textbody" style:family="paragraph">
      <style:paragraph-properties fo:text-align="justify"/>
      <style:text-properties fo:font-style="italic" style:font-style-asian="italic" style:font-style-complex="italic" fo:language="ru" fo:country="RU"/>
    </style:style>
    <style:style style:name="P3456" style:parent-style-name="Textbody" style:family="paragraph">
      <style:paragraph-properties fo:text-align="justify"/>
      <style:text-properties fo:font-style="italic" style:font-style-asian="italic" style:font-style-complex="italic" fo:language="ru" fo:country="RU"/>
    </style:style>
    <style:style style:name="P3457" style:parent-style-name="Textbody" style:family="paragraph">
      <style:paragraph-properties fo:text-align="justify"/>
      <style:text-properties fo:font-style="italic" style:font-style-asian="italic" style:font-style-complex="italic" fo:background-color="#FFFF00" fo:language="ru" fo:country="RU"/>
    </style:style>
    <style:style style:name="P3458" style:parent-style-name="Textbody" style:family="paragraph">
      <style:paragraph-properties fo:text-align="justify"/>
      <style:text-properties fo:font-style="italic" style:font-style-asian="italic" style:font-style-complex="italic" fo:language="ru" fo:country="RU"/>
    </style:style>
    <style:style style:name="P3459" style:parent-style-name="Textbody" style:family="paragraph">
      <style:paragraph-properties fo:text-align="justify"/>
      <style:text-properties fo:font-style="italic" style:font-style-asian="italic" style:font-style-complex="italic" fo:language="ru" fo:country="RU"/>
    </style:style>
    <style:style style:name="P3460" style:parent-style-name="Textbody" style:family="paragraph">
      <style:paragraph-properties fo:text-align="justify"/>
      <style:text-properties fo:font-style="italic" style:font-style-asian="italic" style:font-style-complex="italic" fo:language="ru" fo:country="RU"/>
    </style:style>
    <style:style style:name="P3461" style:parent-style-name="Textbody" style:family="paragraph">
      <style:paragraph-properties fo:text-align="justify"/>
      <style:text-properties fo:font-style="italic" style:font-style-asian="italic" style:font-style-complex="italic" fo:language="ru" fo:country="RU"/>
    </style:style>
    <style:style style:name="P3462" style:parent-style-name="Textbody" style:family="paragraph">
      <style:paragraph-properties fo:text-align="justify"/>
      <style:text-properties fo:font-style="italic" style:font-style-asian="italic" style:font-style-complex="italic" fo:language="ru" fo:country="RU"/>
    </style:style>
    <style:style style:name="P3463" style:parent-style-name="Textbody" style:family="paragraph">
      <style:paragraph-properties fo:text-align="justify"/>
      <style:text-properties fo:font-style="italic" style:font-style-asian="italic" style:font-style-complex="italic" fo:language="ru" fo:country="RU"/>
    </style:style>
    <style:style style:name="P3464" style:parent-style-name="Textbody" style:family="paragraph">
      <style:paragraph-properties fo:text-align="justify"/>
      <style:text-properties fo:font-style="italic" style:font-style-asian="italic" style:font-style-complex="italic" fo:language="ru" fo:country="RU"/>
    </style:style>
    <style:style style:name="P3465" style:parent-style-name="Textbody" style:family="paragraph">
      <style:paragraph-properties fo:text-align="justify"/>
      <style:text-properties fo:font-style="italic" style:font-style-asian="italic" style:font-style-complex="italic" fo:language="ru" fo:country="RU"/>
    </style:style>
    <style:style style:name="P3466" style:parent-style-name="Textbody" style:family="paragraph">
      <style:paragraph-properties fo:text-align="justify"/>
      <style:text-properties fo:font-style="italic" style:font-style-asian="italic" style:font-style-complex="italic" fo:language="ru" fo:country="RU"/>
    </style:style>
    <style:style style:name="P3467" style:parent-style-name="Textbody" style:family="paragraph">
      <style:paragraph-properties fo:text-align="justify"/>
      <style:text-properties fo:font-style="italic" style:font-style-asian="italic" style:font-style-complex="italic" fo:language="ru" fo:country="RU"/>
    </style:style>
    <style:style style:name="P3468" style:parent-style-name="Textbody" style:family="paragraph">
      <style:paragraph-properties fo:text-align="justify"/>
      <style:text-properties fo:font-style="italic" style:font-style-asian="italic" style:font-style-complex="italic" fo:language="ru" fo:country="RU"/>
    </style:style>
    <style:style style:name="P3469" style:parent-style-name="Textbody" style:family="paragraph">
      <style:paragraph-properties fo:text-align="justify"/>
      <style:text-properties fo:font-style="italic" style:font-style-asian="italic" style:font-style-complex="italic" fo:language="ru" fo:country="RU"/>
    </style:style>
    <style:style style:name="P3470" style:parent-style-name="Textbody" style:family="paragraph">
      <style:paragraph-properties fo:text-align="justify"/>
      <style:text-properties fo:font-style="italic" style:font-style-asian="italic" style:font-style-complex="italic" fo:language="ru" fo:country="RU"/>
    </style:style>
    <style:style style:name="P3471" style:parent-style-name="Textbody" style:family="paragraph">
      <style:paragraph-properties fo:text-align="justify"/>
      <style:text-properties fo:font-style="italic" style:font-style-asian="italic" style:font-style-complex="italic" fo:language="ru" fo:country="RU"/>
    </style:style>
    <style:style style:name="P3472" style:parent-style-name="Textbody" style:family="paragraph">
      <style:paragraph-properties fo:text-align="justify"/>
      <style:text-properties fo:font-style="italic" style:font-style-asian="italic" style:font-style-complex="italic" fo:language="ru" fo:country="RU"/>
    </style:style>
    <style:style style:name="P3473" style:parent-style-name="Textbody" style:family="paragraph">
      <style:paragraph-properties fo:text-align="justify"/>
      <style:text-properties fo:font-style="italic" style:font-style-asian="italic" style:font-style-complex="italic" fo:language="ru" fo:country="RU"/>
    </style:style>
    <style:style style:name="P3474" style:parent-style-name="Textbody" style:family="paragraph">
      <style:paragraph-properties fo:text-align="justify"/>
      <style:text-properties fo:font-style="italic" style:font-style-asian="italic" style:font-style-complex="italic" fo:language="ru" fo:country="RU"/>
    </style:style>
    <style:style style:name="P3475" style:parent-style-name="Textbody" style:family="paragraph">
      <style:paragraph-properties fo:text-align="justify"/>
      <style:text-properties fo:font-style="italic" style:font-style-asian="italic" style:font-style-complex="italic" fo:language="ru" fo:country="RU"/>
    </style:style>
    <style:style style:name="P3476" style:parent-style-name="Textbody" style:family="paragraph">
      <style:paragraph-properties fo:text-align="justify"/>
      <style:text-properties fo:font-style="italic" style:font-style-asian="italic" style:font-style-complex="italic" fo:language="ru" fo:country="RU"/>
    </style:style>
    <style:style style:name="P3477" style:parent-style-name="Textbody" style:family="paragraph">
      <style:paragraph-properties fo:text-align="justify"/>
      <style:text-properties fo:font-style="italic" style:font-style-asian="italic" style:font-style-complex="italic" fo:language="ru" fo:country="RU"/>
    </style:style>
    <style:style style:name="P3478" style:parent-style-name="Textbody" style:family="paragraph">
      <style:paragraph-properties fo:text-align="justify"/>
      <style:text-properties fo:font-style="italic" style:font-style-asian="italic" style:font-style-complex="italic"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center"/>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center"/>
      <style:text-properties fo:font-weight="bold" style:font-weight-asian="bold" style:font-weight-complex="bold"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Textbody" style:family="paragraph">
      <style:paragraph-properties fo:text-align="justify"/>
      <style:text-properties fo:language="ru" fo:country="RU"/>
    </style:style>
    <style:style style:name="P3509" style:parent-style-name="Textbody" style:family="paragraph">
      <style:paragraph-properties fo:text-align="justify"/>
      <style:text-properties fo:language="ru" fo:country="RU"/>
    </style:style>
    <style:style style:name="P3510" style:parent-style-name="Textbody" style:family="paragraph">
      <style:paragraph-properties fo:text-align="justify"/>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Textbody" style:family="paragraph">
      <style:paragraph-properties fo:text-align="justify"/>
      <style:text-properties fo:language="ru" fo:country="RU"/>
    </style:style>
    <style:style style:name="P3537" style:parent-style-name="Textbody" style:family="paragraph">
      <style:paragraph-properties fo:text-align="justify"/>
      <style:text-properties fo:language="ru" fo:country="RU"/>
    </style:style>
    <style:style style:name="P3538" style:parent-style-name="Textbody" style:family="paragraph">
      <style:paragraph-properties fo:text-align="justify"/>
      <style:text-properties fo:language="ru" fo:country="RU"/>
    </style:style>
    <style:style style:name="P3539" style:parent-style-name="Textbody" style:family="paragraph">
      <style:paragraph-properties fo:text-align="justify"/>
      <style:text-properties fo:language="ru" fo:country="RU"/>
    </style:style>
    <style:style style:name="P3540" style:parent-style-name="Textbody" style:family="paragraph">
      <style:paragraph-properties fo:text-align="justify"/>
      <style:text-properties fo:language="ru" fo:country="RU"/>
    </style:style>
    <style:style style:name="P3541" style:parent-style-name="Textbody" style:family="paragraph">
      <style:paragraph-properties fo:text-align="justify"/>
      <style:text-properties fo:language="ru" fo:country="RU"/>
    </style:style>
    <style:style style:name="P3542" style:parent-style-name="Textbody" style:family="paragraph">
      <style:paragraph-properties fo:text-align="justify"/>
      <style:text-properties fo:language="ru" fo:country="RU"/>
    </style:style>
    <style:style style:name="P3543" style:parent-style-name="Textbody" style:family="paragraph">
      <style:paragraph-properties fo:text-align="justify"/>
      <style:text-properties fo:language="ru" fo:country="RU"/>
    </style:style>
    <style:style style:name="P3544" style:parent-style-name="Textbody" style:family="paragraph">
      <style:paragraph-properties fo:text-align="justify"/>
      <style:text-properties fo:language="ru" fo:country="RU"/>
    </style:style>
    <style:style style:name="P3545" style:parent-style-name="Textbody" style:family="paragraph">
      <style:paragraph-properties fo:text-align="justify"/>
      <style:text-properties fo:language="ru" fo:country="RU"/>
    </style:style>
    <style:style style:name="P3546" style:parent-style-name="Textbody" style:family="paragraph">
      <style:paragraph-properties fo:text-align="justify"/>
      <style:text-properties fo:language="ru" fo:country="RU"/>
    </style:style>
    <style:style style:name="P3547" style:parent-style-name="Textbody" style:family="paragraph">
      <style:paragraph-properties fo:text-align="justify"/>
      <style:text-properties fo:language="ru" fo:country="RU"/>
    </style:style>
    <style:style style:name="P3548" style:parent-style-name="Textbody" style:family="paragraph">
      <style:paragraph-properties fo:text-align="justify"/>
      <style:text-properties fo:language="ru" fo:country="RU"/>
    </style:style>
    <style:style style:name="P3549" style:parent-style-name="Textbody" style:family="paragraph">
      <style:paragraph-properties fo:text-align="justify"/>
      <style:text-properties fo:language="ru" fo:country="RU"/>
    </style:style>
    <style:style style:name="P3550" style:parent-style-name="Textbody" style:family="paragraph">
      <style:paragraph-properties fo:text-align="justify"/>
      <style:text-properties fo:language="ru" fo:country="RU"/>
    </style:style>
    <style:style style:name="P3551" style:parent-style-name="Textbody" style:family="paragraph">
      <style:paragraph-properties fo:text-align="justify"/>
      <style:text-properties fo:language="ru" fo:country="RU"/>
    </style:style>
    <style:style style:name="P3552" style:parent-style-name="Textbody" style:family="paragraph">
      <style:paragraph-properties fo:text-align="justify"/>
      <style:text-properties fo:language="ru" fo:country="RU"/>
    </style:style>
    <style:style style:name="P3553" style:parent-style-name="Heading2" style:family="paragraph">
      <style:paragraph-properties fo:text-align="center"/>
      <style:text-properties fo:language="ru" fo:country="RU"/>
    </style:style>
    <style:style style:name="P3554" style:parent-style-name="Textbody" style:family="paragraph">
      <style:paragraph-properties fo:text-align="center"/>
      <style:text-properties fo:language="ru" fo:country="RU"/>
    </style:style>
    <style:style style:name="P3555"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56"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57" style:parent-style-name="Textbody" style:family="paragraph">
      <style:paragraph-properties fo:text-align="center"/>
      <style:text-properties fo:language="ru" fo:country="RU"/>
    </style:style>
    <style:style style:name="P355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8" style:parent-style-name="Textbody" style:family="paragraph">
      <style:paragraph-properties fo:text-align="justify"/>
      <style:text-properties fo:font-style="italic" style:font-style-asian="italic" style:font-style-complex="italic" fo:language="ru" fo:country="RU"/>
    </style:style>
    <style:style style:name="P3569" style:parent-style-name="Textbody" style:family="paragraph">
      <style:paragraph-properties fo:text-align="justify"/>
    </style:style>
    <style:style style:name="T3570" style:parent-style-name="DefaultParagraphFont" style:family="text">
      <style:text-properties fo:font-style="italic" style:font-style-asian="italic" style:font-style-complex="italic" fo:language="ru" fo:country="RU"/>
    </style:style>
    <style:style style:name="T3571" style:parent-style-name="DefaultParagraphFont" style:family="text">
      <style:text-properties fo:font-style="italic" style:font-style-asian="italic" style:font-style-complex="italic" fo:language="uk" fo:country="UA"/>
    </style:style>
    <style:style style:name="T3572" style:parent-style-name="DefaultParagraphFont" style:family="text">
      <style:text-properties fo:font-style="italic" style:font-style-asian="italic" style:font-style-complex="italic" fo:language="ru" fo:country="RU"/>
    </style:style>
    <style:style style:name="P3573" style:parent-style-name="Textbody" style:family="paragraph">
      <style:paragraph-properties fo:text-align="justify"/>
      <style:text-properties fo:font-style="italic" style:font-style-asian="italic" style:font-style-complex="italic" fo:language="ru" fo:country="RU"/>
    </style:style>
    <style:style style:name="P3574" style:parent-style-name="Textbody" style:family="paragraph">
      <style:paragraph-properties fo:text-align="justify"/>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style>
    <style:style style:name="T3579" style:parent-style-name="DefaultParagraphFont" style:family="text">
      <style:text-properties fo:font-style="italic" style:font-style-asian="italic" style:font-style-complex="italic" fo:language="ru" fo:country="RU"/>
    </style:style>
    <style:style style:name="T3580" style:parent-style-name="DefaultParagraphFont" style:family="text">
      <style:text-properties fo:font-style="italic" style:font-style-asian="italic" style:font-style-complex="italic" fo:language="uk" fo:country="UA"/>
    </style:style>
    <style:style style:name="T3581" style:parent-style-name="DefaultParagraphFont" style:family="text">
      <style:text-properties fo:font-style="italic" style:font-style-asian="italic" style:font-style-complex="italic"/>
    </style:style>
    <style:style style:name="T3582" style:parent-style-name="DefaultParagraphFont" style:family="text">
      <style:text-properties fo:font-style="italic" style:font-style-asian="italic" style:font-style-complex="italic" fo:language="uk" fo:country="UA"/>
    </style:style>
    <style:style style:name="T3583" style:parent-style-name="DefaultParagraphFont" style:family="text">
      <style:text-properties fo:font-style="italic" style:font-style-asian="italic" style:font-style-complex="italic" fo:language="ru" fo:country="RU"/>
    </style:style>
    <style:style style:name="P3584" style:parent-style-name="Textbody" style:family="paragraph">
      <style:paragraph-properties fo:text-align="justify"/>
      <style:text-properties fo:font-style="italic" style:font-style-asian="italic" style:font-style-complex="italic" fo:language="ru" fo:country="RU"/>
    </style:style>
    <style:style style:name="P3585" style:parent-style-name="Textbody" style:family="paragraph">
      <style:paragraph-properties fo:text-align="justify"/>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justify"/>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ext-properties fo:font-style="italic" style:font-style-asian="italic" style:font-style-complex="italic" fo:language="ru" fo:country="RU"/>
    </style:style>
    <style:style style:name="P3600" style:parent-style-name="Textbody" style:family="paragraph">
      <style:paragraph-properties fo:text-align="justify"/>
      <style:text-properties fo:font-style="italic" style:font-style-asian="italic" style:font-style-complex="italic" fo:language="ru" fo:country="RU"/>
    </style:style>
    <style:style style:name="P3601" style:parent-style-name="Textbody" style:family="paragraph">
      <style:paragraph-properties fo:text-align="justify"/>
      <style:text-properties fo:font-style="italic" style:font-style-asian="italic" style:font-style-complex="italic" fo:language="ru" fo:country="RU"/>
    </style:style>
    <style:style style:name="P3602" style:parent-style-name="Textbody" style:family="paragraph">
      <style:paragraph-properties fo:text-align="justify"/>
      <style:text-properties fo:font-style="italic" style:font-style-asian="italic" style:font-style-complex="italic" fo:language="ru" fo:country="RU"/>
    </style:style>
    <style:style style:name="P3603" style:parent-style-name="Textbody" style:family="paragraph">
      <style:paragraph-properties fo:text-align="justify"/>
      <style:text-properties fo:font-style="italic" style:font-style-asian="italic" style:font-style-complex="italic" fo:language="ru" fo:country="RU"/>
    </style:style>
    <style:style style:name="P3604" style:parent-style-name="Textbody" style:family="paragraph">
      <style:paragraph-properties fo:text-align="justify"/>
      <style:text-properties fo:font-style="italic" style:font-style-asian="italic" style:font-style-complex="italic" fo:language="ru" fo:country="RU"/>
    </style:style>
    <style:style style:name="P3605" style:parent-style-name="Textbody" style:family="paragraph">
      <style:paragraph-properties fo:text-align="justify"/>
      <style:text-properties fo:font-style="italic" style:font-style-asian="italic" style:font-style-complex="italic" fo:language="ru" fo:country="RU"/>
    </style:style>
    <style:style style:name="P3606" style:parent-style-name="Textbody" style:family="paragraph">
      <style:paragraph-properties fo:text-align="justify"/>
      <style:text-properties fo:font-style="italic" style:font-style-asian="italic" style:font-style-complex="italic" fo:language="ru" fo:country="RU"/>
    </style:style>
    <style:style style:name="P3607" style:parent-style-name="Textbody" style:family="paragraph">
      <style:paragraph-properties fo:text-align="justify"/>
      <style:text-properties fo:font-style="italic" style:font-style-asian="italic" style:font-style-complex="italic" fo:language="ru" fo:country="RU"/>
    </style:style>
    <style:style style:name="P3608" style:parent-style-name="Textbody" style:family="paragraph">
      <style:paragraph-properties fo:text-align="justify"/>
      <style:text-properties fo:font-style="italic" style:font-style-asian="italic" style:font-style-complex="italic" fo:language="ru" fo:country="RU"/>
    </style:style>
    <style:style style:name="P3609" style:parent-style-name="Textbody" style:family="paragraph">
      <style:paragraph-properties fo:text-align="justify"/>
      <style:text-properties fo:font-style="italic" style:font-style-asian="italic" style:font-style-complex="italic" fo:language="ru" fo:country="RU"/>
    </style:style>
    <style:style style:name="P3610" style:parent-style-name="Textbody" style:family="paragraph">
      <style:paragraph-properties fo:text-align="justify"/>
      <style:text-properties fo:font-style="italic" style:font-style-asian="italic" style:font-style-complex="italic" fo:language="ru" fo:country="RU"/>
    </style:style>
    <style:style style:name="P3611" style:parent-style-name="Textbody" style:family="paragraph">
      <style:paragraph-properties fo:text-align="justify"/>
      <style:text-properties fo:font-style="italic" style:font-style-asian="italic" style:font-style-complex="italic" fo:language="ru" fo:country="RU"/>
    </style:style>
    <style:style style:name="P3612" style:parent-style-name="Textbody" style:family="paragraph">
      <style:paragraph-properties fo:text-align="justify"/>
      <style:text-properties fo:font-style="italic" style:font-style-asian="italic" style:font-style-complex="italic" fo:language="ru" fo:country="RU"/>
    </style:style>
    <style:style style:name="P3613" style:parent-style-name="Textbody" style:family="paragraph">
      <style:paragraph-properties fo:text-align="justify"/>
      <style:text-properties fo:font-style="italic" style:font-style-asian="italic" style:font-style-complex="italic" fo:language="ru" fo:country="RU"/>
    </style:style>
    <style:style style:name="P3614" style:parent-style-name="Textbody" style:family="paragraph">
      <style:paragraph-properties fo:text-align="justify"/>
      <style:text-properties fo:font-style="italic" style:font-style-asian="italic" style:font-style-complex="italic" fo:language="ru" fo:country="RU"/>
    </style:style>
    <style:style style:name="P3615" style:parent-style-name="Textbody" style:family="paragraph">
      <style:paragraph-properties fo:text-align="justify"/>
      <style:text-properties fo:font-style="italic" style:font-style-asian="italic" style:font-style-complex="italic" fo:language="ru" fo:country="RU"/>
    </style:style>
    <style:style style:name="P3616" style:parent-style-name="Textbody" style:family="paragraph">
      <style:paragraph-properties fo:text-align="justify"/>
      <style:text-properties fo:font-style="italic" style:font-style-asian="italic" style:font-style-complex="italic" fo:language="ru" fo:country="RU"/>
    </style:style>
    <style:style style:name="P3617" style:parent-style-name="Textbody" style:family="paragraph">
      <style:paragraph-properties fo:text-align="justify"/>
      <style:text-properties fo:font-style="italic" style:font-style-asian="italic" style:font-style-complex="italic" fo:language="ru" fo:country="RU"/>
    </style:style>
    <style:style style:name="P3618" style:parent-style-name="Textbody" style:family="paragraph">
      <style:paragraph-properties fo:text-align="justify"/>
      <style:text-properties fo:font-style="italic" style:font-style-asian="italic" style:font-style-complex="italic" fo:language="ru" fo:country="RU"/>
    </style:style>
    <style:style style:name="P3619" style:parent-style-name="Textbody" style:family="paragraph">
      <style:paragraph-properties fo:text-align="justify"/>
      <style:text-properties fo:font-style="italic" style:font-style-asian="italic" style:font-style-complex="italic" fo:language="ru" fo:country="RU"/>
    </style:style>
    <style:style style:name="P3620" style:parent-style-name="Textbody" style:family="paragraph">
      <style:paragraph-properties fo:text-align="justify"/>
      <style:text-properties fo:font-style="italic" style:font-style-asian="italic" style:font-style-complex="italic" fo:language="ru" fo:country="RU"/>
    </style:style>
    <style:style style:name="P3621" style:parent-style-name="Textbody" style:family="paragraph">
      <style:paragraph-properties fo:text-align="justify"/>
      <style:text-properties fo:font-style="italic" style:font-style-asian="italic" style:font-style-complex="italic" fo:language="ru" fo:country="RU"/>
    </style:style>
    <style:style style:name="P3622" style:parent-style-name="Textbody" style:family="paragraph">
      <style:paragraph-properties fo:text-align="justify"/>
      <style:text-properties fo:font-style="italic" style:font-style-asian="italic" style:font-style-complex="italic" fo:language="ru" fo:country="RU"/>
    </style:style>
    <style:style style:name="P3623" style:parent-style-name="Textbody" style:family="paragraph">
      <style:paragraph-properties fo:text-align="justify"/>
      <style:text-properties fo:font-style="italic" style:font-style-asian="italic" style:font-style-complex="italic" fo:language="ru" fo:country="RU"/>
    </style:style>
    <style:style style:name="P3624" style:parent-style-name="Textbody" style:family="paragraph">
      <style:paragraph-properties fo:text-align="justify"/>
      <style:text-properties fo:font-style="italic" style:font-style-asian="italic" style:font-style-complex="italic" fo:language="ru" fo:country="RU"/>
    </style:style>
    <style:style style:name="P3625" style:parent-style-name="Textbody" style:family="paragraph">
      <style:paragraph-properties fo:text-align="justify"/>
      <style:text-properties fo:font-style="italic" style:font-style-asian="italic" style:font-style-complex="italic" fo:language="ru" fo:country="RU"/>
    </style:style>
    <style:style style:name="P3626" style:parent-style-name="Textbody" style:family="paragraph">
      <style:paragraph-properties fo:text-align="justify"/>
      <style:text-properties fo:font-style="italic" style:font-style-asian="italic" style:font-style-complex="italic" fo:language="ru" fo:country="RU"/>
    </style:style>
    <style:style style:name="P3627" style:parent-style-name="Textbody" style:family="paragraph">
      <style:paragraph-properties fo:text-align="center"/>
      <style:text-properties fo:font-style="italic" style:font-style-asian="italic" style:font-style-complex="italic" fo:language="ru" fo:country="RU"/>
    </style:style>
    <style:style style:name="P3628" style:parent-style-name="Textbody" style:family="paragraph">
      <style:paragraph-properties fo:text-align="justify"/>
      <style:text-properties fo:font-style="italic" style:font-style-asian="italic" style:font-style-complex="italic" fo:language="ru" fo:country="RU"/>
    </style:style>
    <style:style style:name="P3629" style:parent-style-name="Textbody" style:family="paragraph">
      <style:paragraph-properties fo:text-align="justify"/>
      <style:text-properties fo:font-style="italic" style:font-style-asian="italic" style:font-style-complex="italic" fo:language="ru" fo:country="RU"/>
    </style:style>
    <style:style style:name="P3630" style:parent-style-name="Textbody" style:family="paragraph">
      <style:paragraph-properties fo:text-align="justify"/>
      <style:text-properties fo:font-style="italic" style:font-style-asian="italic" style:font-style-complex="italic" fo:language="ru" fo:country="RU"/>
    </style:style>
    <style:style style:name="P3631" style:parent-style-name="Textbody" style:family="paragraph">
      <style:paragraph-properties fo:text-align="justify"/>
      <style:text-properties fo:font-style="italic" style:font-style-asian="italic" style:font-style-complex="italic" fo:language="ru" fo:country="RU"/>
    </style:style>
    <style:style style:name="P3632" style:parent-style-name="Textbody" style:family="paragraph">
      <style:paragraph-properties fo:text-align="justify"/>
      <style:text-properties fo:font-style="italic" style:font-style-asian="italic" style:font-style-complex="italic" fo:language="ru" fo:country="RU"/>
    </style:style>
    <style:style style:name="P3633" style:parent-style-name="Textbody" style:family="paragraph">
      <style:paragraph-properties fo:text-align="justify"/>
      <style:text-properties fo:font-style="italic" style:font-style-asian="italic" style:font-style-complex="italic" fo:language="ru" fo:country="RU"/>
    </style:style>
    <style:style style:name="P3634" style:parent-style-name="Textbody" style:family="paragraph">
      <style:paragraph-properties fo:text-align="justify"/>
      <style:text-properties fo:font-style="italic" style:font-style-asian="italic" style:font-style-complex="italic" fo:language="ru" fo:country="RU"/>
    </style:style>
    <style:style style:name="P3635" style:parent-style-name="Textbody" style:family="paragraph">
      <style:paragraph-properties fo:text-align="justify"/>
      <style:text-properties fo:font-style="italic" style:font-style-asian="italic" style:font-style-complex="italic" fo:language="ru" fo:country="RU"/>
    </style:style>
    <style:style style:name="P3636" style:parent-style-name="Textbody" style:family="paragraph">
      <style:paragraph-properties fo:text-align="justify"/>
      <style:text-properties fo:font-style="italic" style:font-style-asian="italic" style:font-style-complex="italic" fo:language="ru" fo:country="RU"/>
    </style:style>
    <style:style style:name="P3637" style:parent-style-name="Textbody" style:family="paragraph">
      <style:paragraph-properties fo:text-align="justify"/>
      <style:text-properties fo:font-style="italic" style:font-style-asian="italic" style:font-style-complex="italic" fo:language="ru" fo:country="RU"/>
    </style:style>
    <style:style style:name="P3638" style:parent-style-name="Textbody" style:family="paragraph">
      <style:paragraph-properties fo:text-align="justify"/>
      <style:text-properties fo:font-style="italic" style:font-style-asian="italic" style:font-style-complex="italic" fo:language="ru" fo:country="RU"/>
    </style:style>
    <style:style style:name="P3639" style:parent-style-name="Textbody" style:family="paragraph">
      <style:paragraph-properties fo:text-align="justify"/>
      <style:text-properties fo:font-style="italic" style:font-style-asian="italic" style:font-style-complex="italic" fo:language="ru" fo:country="RU"/>
    </style:style>
    <style:style style:name="P3640" style:parent-style-name="Textbody" style:family="paragraph">
      <style:paragraph-properties fo:text-align="justify"/>
      <style:text-properties fo:font-style="italic" style:font-style-asian="italic" style:font-style-complex="italic" fo:language="ru" fo:country="RU"/>
    </style:style>
    <style:style style:name="P3641" style:parent-style-name="Textbody" style:family="paragraph">
      <style:paragraph-properties fo:text-align="justify"/>
      <style:text-properties fo:font-style="italic" style:font-style-asian="italic" style:font-style-complex="italic" fo:language="ru" fo:country="RU"/>
    </style:style>
    <style:style style:name="P3642" style:parent-style-name="Textbody" style:family="paragraph">
      <style:paragraph-properties fo:text-align="justify"/>
      <style:text-properties fo:font-style="italic" style:font-style-asian="italic" style:font-style-complex="italic" fo:language="ru" fo:country="RU"/>
    </style:style>
    <style:style style:name="P3643" style:parent-style-name="Textbody" style:family="paragraph">
      <style:paragraph-properties fo:text-align="justify"/>
      <style:text-properties fo:font-style="italic" style:font-style-asian="italic" style:font-style-complex="italic" fo:language="ru" fo:country="RU"/>
    </style:style>
    <style:style style:name="P36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center"/>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center"/>
      <style:text-properties fo:language="ru" fo:country="RU"/>
    </style:style>
    <style:style style:name="P3697" style:parent-style-name="Textbody" style:family="paragraph">
      <style:paragraph-properties fo:text-align="center"/>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text-properties fo:language="ru" fo:country="RU"/>
    </style:style>
    <style:style style:name="P3944" style:parent-style-name="Textbody" style:family="paragraph">
      <style:paragraph-properties fo:text-align="justify"/>
      <style:text-properties fo:language="ru" fo:country="RU"/>
    </style:style>
    <style:style style:name="P3945" style:parent-style-name="Textbody" style:family="paragraph">
      <style:paragraph-properties fo:text-align="justify"/>
      <style:text-properties fo:language="ru" fo:country="RU"/>
    </style:style>
    <style:style style:name="P3946" style:parent-style-name="Textbody" style:family="paragraph">
      <style:paragraph-properties fo:text-align="justify"/>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paragraph-properties fo:text-align="justify"/>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style>
    <style:style style:name="T3961" style:parent-style-name="DefaultParagraphFont" style:family="text">
      <style:text-properties fo:language="ru" fo:country="RU"/>
    </style:style>
    <style:style style:name="T3962" style:parent-style-name="DefaultParagraphFont" style:family="text">
      <style:text-properties fo:language="ru" fo:country="RU"/>
    </style:style>
    <style:style style:name="T3963" style:parent-style-name="DefaultParagraphFont" style:family="text">
      <style:text-properties fo:background-color="#FFFF00" fo:language="ru" fo:country="RU"/>
    </style:style>
    <style:style style:name="T3964" style:parent-style-name="DefaultParagraphFont" style:family="text">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paragraph-properties fo:text-align="justify"/>
      <style:text-properties fo:language="ru" fo:country="RU"/>
    </style:style>
    <style:style style:name="P3979" style:parent-style-name="Textbody" style:family="paragraph">
      <style:paragraph-properties fo:text-align="justify"/>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justify"/>
      <style:text-properties fo:language="ru" fo:country="RU"/>
    </style:style>
    <style:style style:name="P3982" style:parent-style-name="Textbody" style:family="paragraph">
      <style:paragraph-properties fo:text-align="justify"/>
      <style:text-properties fo:language="ru" fo:country="RU"/>
    </style:style>
    <style:style style:name="P3983" style:parent-style-name="Textbody" style:family="paragraph">
      <style:paragraph-properties fo:text-align="justify"/>
      <style:text-properties fo:language="ru" fo:country="RU"/>
    </style:style>
    <style:style style:name="P3984" style:parent-style-name="Textbody" style:family="paragraph">
      <style:paragraph-properties fo:text-align="justify"/>
      <style:text-properties fo:language="ru" fo:country="RU"/>
    </style:style>
    <style:style style:name="P3985" style:parent-style-name="Textbody" style:family="paragraph">
      <style:paragraph-properties fo:text-align="justify"/>
      <style:text-properties fo:language="ru" fo:country="RU"/>
    </style:style>
    <style:style style:name="P3986" style:parent-style-name="Textbody" style:family="paragraph">
      <style:paragraph-properties fo:text-align="justify"/>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justify"/>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text-properties fo:language="ru" fo:country="RU"/>
    </style:style>
    <style:style style:name="P3995" style:parent-style-name="Textbody" style:family="paragraph">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center"/>
      <style:text-properties fo:language="ru" fo:country="RU"/>
    </style:style>
    <style:style style:name="P4000" style:parent-style-name="Textbody" style:family="paragraph">
      <style:paragraph-properties fo:text-align="center"/>
      <style:text-properties fo:language="ru" fo:country="RU"/>
    </style:style>
    <style:style style:name="P4001" style:parent-style-name="Textbody" style:family="paragraph">
      <style:paragraph-properties fo:text-align="justify"/>
    </style:style>
    <style:style style:name="T4002" style:parent-style-name="DefaultParagraphFont" style:family="text">
      <style:text-properties fo:language="ru" fo:country="RU"/>
    </style:style>
    <style:style style:name="T4003" style:parent-style-name="DefaultParagraphFont" style:family="text">
      <style:text-properties fo:background-color="#FFFF00" fo:language="ru" fo:country="RU"/>
    </style:style>
    <style:style style:name="T4004" style:parent-style-name="DefaultParagraphFont" style:family="text">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text-properties fo:language="ru" fo:country="RU"/>
    </style:style>
    <style:style style:name="P4012" style:parent-style-name="Textbody" style:family="paragraph">
      <style:paragraph-properties fo:text-align="justify"/>
      <style:text-properties fo:language="ru" fo:country="RU"/>
    </style:style>
    <style:style style:name="P4013" style:parent-style-name="Textbody" style:family="paragraph">
      <style:paragraph-properties fo:text-align="justify"/>
      <style:text-properties fo:language="ru" fo:country="RU"/>
    </style:style>
    <style:style style:name="P4014" style:parent-style-name="Textbody" style:family="paragraph">
      <style:paragraph-properties fo:text-align="justify"/>
      <style:text-properties fo:language="ru" fo:country="RU"/>
    </style:style>
    <style:style style:name="P4015" style:parent-style-name="Textbody" style:family="paragraph">
      <style:paragraph-properties fo:text-align="justify"/>
      <style:text-properties fo:language="ru" fo:country="RU"/>
    </style:style>
    <style:style style:name="P4016" style:parent-style-name="Textbody" style:family="paragraph">
      <style:paragraph-properties fo:text-align="justify"/>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style>
    <style:style style:name="T4028" style:parent-style-name="DefaultParagraphFont" style:family="text">
      <style:text-properties fo:language="ru" fo:country="RU"/>
    </style:style>
    <style:style style:name="T4029" style:parent-style-name="DefaultParagraphFont" style:family="text">
      <style:text-properties fo:language="uk" fo:country="UA"/>
    </style:style>
    <style:style style:name="T4030" style:parent-style-name="DefaultParagraphFont" style:family="text">
      <style:text-properties fo:language="ru" fo:country="RU"/>
    </style:style>
    <style:style style:name="T4031" style:parent-style-name="DefaultParagraphFont" style:family="text">
      <style:text-properties fo:language="uk" fo:country="UA"/>
    </style:style>
    <style:style style:name="T4032" style:parent-style-name="DefaultParagraphFont" style:family="text">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paragraph-properties fo:text-align="justify"/>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paragraph-properties fo:text-align="justify"/>
      <style:text-properties fo:language="ru" fo:country="RU"/>
    </style:style>
    <style:style style:name="P4053" style:parent-style-name="Textbody" style:family="paragraph">
      <style:paragraph-properties fo:text-align="justify"/>
      <style:text-properties fo:language="ru" fo:country="RU"/>
    </style:style>
    <style:style style:name="P4054" style:parent-style-name="Textbody" style:family="paragraph">
      <style:paragraph-properties fo:text-align="justify"/>
      <style:text-properties fo:language="ru" fo:country="RU"/>
    </style:style>
    <style:style style:name="P4055" style:parent-style-name="Textbody" style:family="paragraph">
      <style:paragraph-properties fo:text-align="justify"/>
      <style:text-properties fo:language="ru" fo:country="RU"/>
    </style:style>
    <style:style style:name="P4056" style:parent-style-name="Textbody" style:family="paragraph">
      <style:paragraph-properties fo:text-align="justify"/>
      <style:text-properties fo:language="ru" fo:country="RU"/>
    </style:style>
    <style:style style:name="P4057" style:parent-style-name="Textbody" style:family="paragraph">
      <style:paragraph-properties fo:text-align="justify"/>
      <style:text-properties fo:language="ru" fo:country="RU"/>
    </style:style>
    <style:style style:name="P4058" style:parent-style-name="Textbody" style:family="paragraph">
      <style:paragraph-properties fo:text-align="justify"/>
      <style:text-properties fo:language="ru" fo:country="RU"/>
    </style:style>
    <style:style style:name="P4059" style:parent-style-name="Textbody" style:family="paragraph">
      <style:paragraph-properties fo:text-align="justify"/>
      <style:text-properties fo:language="ru" fo:country="RU"/>
    </style:style>
    <style:style style:name="P4060" style:parent-style-name="Textbody" style:family="paragraph">
      <style:paragraph-properties fo:text-align="justify"/>
      <style:text-properties fo:language="ru" fo:country="RU"/>
    </style:style>
    <style:style style:name="P4061" style:parent-style-name="Textbody" style:family="paragraph">
      <style:paragraph-properties fo:text-align="justify"/>
      <style:text-properties fo:language="ru" fo:country="RU"/>
    </style:style>
    <style:style style:name="P4062" style:parent-style-name="Textbody" style:family="paragraph">
      <style:paragraph-properties fo:text-align="justify"/>
      <style:text-properties fo:language="ru" fo:country="RU"/>
    </style:style>
    <style:style style:name="P4063" style:parent-style-name="Textbody" style:family="paragraph">
      <style:paragraph-properties fo:text-align="justify"/>
      <style:text-properties fo:language="ru" fo:country="RU"/>
    </style:style>
    <style:style style:name="P4064" style:parent-style-name="Textbody" style:family="paragraph">
      <style:paragraph-properties fo:text-align="justify"/>
      <style:text-properties fo:language="ru" fo:country="RU"/>
    </style:style>
    <style:style style:name="P4065" style:parent-style-name="Textbody" style:family="paragraph">
      <style:paragraph-properties fo:text-align="justify"/>
      <style:text-properties fo:language="ru" fo:country="RU"/>
    </style:style>
    <style:style style:name="P4066" style:parent-style-name="Textbody" style:family="paragraph">
      <style:paragraph-properties fo:text-align="justify"/>
      <style:text-properties fo:language="ru" fo:country="RU"/>
    </style:style>
    <style:style style:name="P4067" style:parent-style-name="Textbody" style:family="paragraph">
      <style:paragraph-properties fo:text-align="justify"/>
      <style:text-properties fo:language="ru" fo:country="RU"/>
    </style:style>
    <style:style style:name="P4068" style:parent-style-name="Textbody" style:family="paragraph">
      <style:paragraph-properties fo:text-align="justify"/>
      <style:text-properties fo:language="ru" fo:country="RU"/>
    </style:style>
    <style:style style:name="P4069" style:parent-style-name="Textbody" style:family="paragraph">
      <style:paragraph-properties fo:text-align="justify"/>
      <style:text-properties fo:language="ru" fo:country="RU"/>
    </style:style>
    <style:style style:name="P4070" style:parent-style-name="Textbody" style:family="paragraph">
      <style:paragraph-properties fo:text-align="justify"/>
      <style:text-properties fo:language="ru" fo:country="RU"/>
    </style:style>
    <style:style style:name="P4071" style:parent-style-name="Textbody" style:family="paragraph">
      <style:paragraph-properties fo:text-align="justify"/>
      <style:text-properties fo:language="ru" fo:country="RU"/>
    </style:style>
    <style:style style:name="P4072" style:parent-style-name="Textbody" style:family="paragraph">
      <style:paragraph-properties fo:text-align="justify"/>
      <style:text-properties fo:language="ru" fo:country="RU"/>
    </style:style>
    <style:style style:name="P4073" style:parent-style-name="Textbody" style:family="paragraph">
      <style:text-properties fo:language="ru" fo:country="RU"/>
    </style:style>
    <style:style style:name="P4074" style:parent-style-name="Textbody" style:family="paragraph">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text-properties fo:language="ru" fo:country="RU"/>
    </style:style>
    <style:style style:name="P4084" style:parent-style-name="Textbody" style:family="paragraph">
      <style:text-properties fo:language="ru" fo:country="RU"/>
    </style:style>
    <style:style style:name="P4085" style:parent-style-name="Textbody" style:family="paragraph">
      <style:text-properties fo:language="ru" fo:country="RU"/>
    </style:style>
    <style:style style:name="P4086" style:parent-style-name="Textbody" style:family="paragraph">
      <style:text-properties fo:language="ru" fo:country="RU"/>
    </style:style>
    <style:style style:name="P4087" style:parent-style-name="Textbody" style:family="paragraph">
      <style:text-properties fo:language="ru" fo:country="RU"/>
    </style:style>
    <style:style style:name="P4088" style:parent-style-name="Textbody" style:family="paragraph">
      <style:text-properties fo:language="ru" fo:country="RU"/>
    </style:style>
    <style:style style:name="P4089" style:parent-style-name="Textbody" style:family="paragraph">
      <style:text-properties fo:language="ru" fo:country="RU"/>
    </style:style>
    <style:style style:name="P4090" style:parent-style-name="Textbody" style:family="paragraph">
      <style:text-properties fo:language="ru" fo:country="RU"/>
    </style:style>
    <style:style style:name="P4091" style:parent-style-name="Textbody" style:family="paragraph">
      <style:text-properties fo:language="ru" fo:country="RU"/>
    </style:style>
    <style:style style:name="P4092" style:parent-style-name="Textbody" style:family="paragraph">
      <style:text-properties fo:language="ru" fo:country="RU"/>
    </style:style>
    <style:style style:name="P4093" style:parent-style-name="Textbody" style:family="paragraph">
      <style:text-properties fo:language="ru" fo:country="RU"/>
    </style:style>
    <style:style style:name="P4094" style:parent-style-name="Textbody" style:family="paragraph">
      <style:text-properties fo:language="ru" fo:country="RU"/>
    </style:style>
    <style:style style:name="P4095" style:parent-style-name="Textbody" style:family="paragraph">
      <style:text-properties fo:language="ru" fo:country="RU"/>
    </style:style>
    <style:style style:name="P4096" style:parent-style-name="Textbody" style:family="paragraph">
      <style:text-properties fo:language="ru" fo:country="RU"/>
    </style:style>
    <style:style style:name="P4097" style:parent-style-name="Textbody" style:family="paragraph">
      <style:text-properties fo:language="ru" fo:country="RU"/>
    </style:style>
    <style:style style:name="P4098" style:parent-style-name="Textbody" style:family="paragraph">
      <style:text-properties fo:language="ru" fo:country="RU"/>
    </style:style>
    <style:style style:name="P4099" style:parent-style-name="Textbody" style:family="paragraph">
      <style:text-properties fo:language="ru" fo:country="RU"/>
    </style:style>
    <style:style style:name="P4100" style:parent-style-name="Textbody" style:family="paragraph">
      <style:text-properties fo:language="ru" fo:country="RU"/>
    </style:style>
    <style:style style:name="P4101" style:parent-style-name="Textbody" style:family="paragraph">
      <style:text-properties fo:language="ru" fo:country="RU"/>
    </style:style>
    <style:style style:name="P4102" style:parent-style-name="Textbody" style:family="paragraph">
      <style:text-properties fo:language="ru" fo:country="RU"/>
    </style:style>
    <style:style style:name="P4103" style:parent-style-name="Textbody" style:family="paragraph">
      <style:text-properties fo:language="ru" fo:country="RU"/>
    </style:style>
    <style:style style:name="P4104" style:parent-style-name="Textbody" style:family="paragraph">
      <style:text-properties fo:language="ru" fo:country="RU"/>
    </style:style>
    <style:style style:name="P4105" style:parent-style-name="Textbody" style:family="paragraph">
      <style:paragraph-properties fo:text-align="justify"/>
      <style:text-properties fo:language="ru" fo:country="RU"/>
    </style:style>
    <style:style style:name="P4106" style:parent-style-name="Textbody" style:family="paragraph">
      <style:paragraph-properties fo:text-align="justify"/>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justify"/>
      <style:text-properties fo:language="ru" fo:country="RU"/>
    </style:style>
    <style:style style:name="P4110" style:parent-style-name="Textbody" style:family="paragraph">
      <style:paragraph-properties fo:text-align="justify"/>
      <style:text-properties fo:language="ru" fo:country="RU"/>
    </style:style>
    <style:style style:name="P4111" style:parent-style-name="Textbody" style:family="paragraph">
      <style:paragraph-properties fo:text-align="justify"/>
      <style:text-properties fo:language="ru" fo:country="RU"/>
    </style:style>
    <style:style style:name="P4112" style:parent-style-name="Textbody" style:family="paragraph">
      <style:paragraph-properties fo:text-align="justify"/>
      <style:text-properties fo:language="ru" fo:country="RU"/>
    </style:style>
    <style:style style:name="P4113" style:parent-style-name="Textbody" style:family="paragraph">
      <style:paragraph-properties fo:text-align="justify"/>
    </style:style>
    <style:style style:name="T4114" style:parent-style-name="DefaultParagraphFont" style:family="text">
      <style:text-properties fo:language="ru" fo:country="RU"/>
    </style:style>
    <style:style style:name="T4115" style:parent-style-name="DefaultParagraphFont" style:family="text">
      <style:text-properties fo:background-color="#FFFF00" fo:language="ru" fo:country="RU"/>
    </style:style>
    <style:style style:name="T4116" style:parent-style-name="DefaultParagraphFont" style:family="text">
      <style:text-properties fo:language="ru" fo:country="RU"/>
    </style:style>
    <style:style style:name="P4117" style:parent-style-name="Textbody" style:family="paragraph">
      <style:paragraph-properties fo:text-align="justify"/>
      <style:text-properties fo:language="ru" fo:country="RU"/>
    </style:style>
    <style:style style:name="P4118" style:parent-style-name="Textbody" style:family="paragraph">
      <style:paragraph-properties fo:text-align="justify"/>
      <style:text-properties fo:language="ru" fo:country="RU"/>
    </style:style>
    <style:style style:name="P4119" style:parent-style-name="Textbody" style:family="paragraph">
      <style:paragraph-properties fo:text-align="justify"/>
      <style:text-properties fo:language="ru" fo:country="RU"/>
    </style:style>
    <style:style style:name="P4120" style:parent-style-name="Textbody" style:family="paragraph">
      <style:paragraph-properties fo:text-align="justify"/>
      <style:text-properties fo:language="ru" fo:country="RU"/>
    </style:style>
    <style:style style:name="P4121" style:parent-style-name="Textbody" style:family="paragraph">
      <style:paragraph-properties fo:text-align="justify"/>
      <style:text-properties fo:language="ru" fo:country="RU"/>
    </style:style>
    <style:style style:name="P4122" style:parent-style-name="Textbody" style:family="paragraph">
      <style:paragraph-properties fo:text-align="justify"/>
      <style:text-properties fo:language="ru" fo:country="RU"/>
    </style:style>
    <style:style style:name="P4123" style:parent-style-name="Textbody" style:family="paragraph">
      <style:paragraph-properties fo:text-align="justify"/>
      <style:text-properties fo:language="ru" fo:country="RU"/>
    </style:style>
    <style:style style:name="P4124" style:parent-style-name="Textbody" style:family="paragraph">
      <style:paragraph-properties fo:text-align="justify"/>
      <style:text-properties fo:language="ru" fo:country="RU"/>
    </style:style>
    <style:style style:name="P4125" style:parent-style-name="Textbody" style:family="paragraph">
      <style:paragraph-properties fo:text-align="justify"/>
      <style:text-properties fo:language="ru" fo:country="RU"/>
    </style:style>
    <style:style style:name="P4126" style:parent-style-name="Textbody" style:family="paragraph">
      <style:paragraph-properties fo:text-align="justify"/>
      <style:text-properties fo:language="ru" fo:country="RU"/>
    </style:style>
    <style:style style:name="P4127" style:parent-style-name="Textbody" style:family="paragraph">
      <style:paragraph-properties fo:text-align="justify"/>
      <style:text-properties fo:language="ru" fo:country="RU"/>
    </style:style>
    <style:style style:name="P4128" style:parent-style-name="Textbody" style:family="paragraph">
      <style:paragraph-properties fo:text-align="justify"/>
      <style:text-properties fo:language="ru" fo:country="RU"/>
    </style:style>
    <style:style style:name="P4129" style:parent-style-name="Textbody" style:family="paragraph">
      <style:paragraph-properties fo:text-align="center"/>
      <style:text-properties fo:language="ru" fo:country="RU"/>
    </style:style>
    <style:style style:name="P4130" style:parent-style-name="Textbody" style:family="paragraph">
      <style:paragraph-properties fo:text-align="justify"/>
      <style:text-properties fo:font-style="italic" style:font-style-asian="italic" style:font-style-complex="italic" fo:language="ru" fo:country="RU"/>
    </style:style>
    <style:style style:name="P4131" style:parent-style-name="Textbody" style:family="paragraph">
      <style:paragraph-properties fo:text-align="justify"/>
    </style:style>
    <style:style style:name="T4132" style:parent-style-name="DefaultParagraphFont" style:family="text">
      <style:text-properties fo:font-style="italic" style:font-style-asian="italic" style:font-style-complex="italic" fo:language="ru" fo:country="RU"/>
    </style:style>
    <style:style style:name="P4133" style:parent-style-name="Textbody" style:family="paragraph">
      <style:paragraph-properties fo:text-align="justify"/>
      <style:text-properties fo:font-style="italic" style:font-style-asian="italic" style:font-style-complex="italic" fo:language="ru" fo:country="RU"/>
    </style:style>
    <style:style style:name="P4134" style:parent-style-name="Textbody" style:family="paragraph">
      <style:paragraph-properties fo:text-align="justify"/>
    </style:style>
    <style:style style:name="T4135" style:parent-style-name="DefaultParagraphFont" style:family="text">
      <style:text-properties fo:font-style="italic" style:font-style-asian="italic" style:font-style-complex="italic" fo:language="ru" fo:country="RU"/>
    </style:style>
    <style:style style:name="T4136" style:parent-style-name="DefaultParagraphFont" style:family="text">
      <style:text-properties fo:font-style="italic" style:font-style-asian="italic" style:font-style-complex="italic" fo:language="ru" fo:country="RU"/>
    </style:style>
    <style:style style:name="P4137" style:parent-style-name="Textbody" style:family="paragraph">
      <style:paragraph-properties fo:text-align="justify"/>
      <style:text-properties fo:font-style="italic" style:font-style-asian="italic" style:font-style-complex="italic" fo:language="ru" fo:country="RU"/>
    </style:style>
    <style:style style:name="P4138" style:parent-style-name="Textbody" style:family="paragraph">
      <style:paragraph-properties fo:text-align="justify"/>
    </style:style>
    <style:style style:name="T4139" style:parent-style-name="DefaultParagraphFont" style:family="text">
      <style:text-properties fo:font-style="italic" style:font-style-asian="italic" style:font-style-complex="italic" fo:language="ru" fo:country="RU"/>
    </style:style>
    <style:style style:name="P4140" style:parent-style-name="Textbody" style:family="paragraph">
      <style:paragraph-properties fo:text-align="justify"/>
    </style:style>
    <style:style style:name="T4141" style:parent-style-name="DefaultParagraphFont" style:family="text">
      <style:text-properties fo:font-style="italic" style:font-style-asian="italic" style:font-style-complex="italic" fo:language="ru" fo:country="RU"/>
    </style:style>
    <style:style style:name="P4142" style:parent-style-name="Textbody" style:family="paragraph">
      <style:paragraph-properties fo:text-align="justify"/>
    </style:style>
    <style:style style:name="T4143" style:parent-style-name="DefaultParagraphFont" style:family="text">
      <style:text-properties fo:font-style="italic" style:font-style-asian="italic" style:font-style-complex="italic" fo:language="ru" fo:country="RU"/>
    </style:style>
    <style:style style:name="P4144" style:parent-style-name="Textbody" style:family="paragraph">
      <style:paragraph-properties fo:text-align="justify"/>
    </style:style>
    <style:style style:name="T4145" style:parent-style-name="DefaultParagraphFont" style:family="text">
      <style:text-properties fo:font-style="italic" style:font-style-asian="italic" style:font-style-complex="italic" fo:language="ru" fo:country="RU"/>
    </style:style>
    <style:style style:name="P4146" style:parent-style-name="Textbody" style:family="paragraph">
      <style:paragraph-properties fo:text-align="justify"/>
    </style:style>
    <style:style style:name="T4147" style:parent-style-name="DefaultParagraphFont" style:family="text">
      <style:text-properties fo:font-style="italic" style:font-style-asian="italic" style:font-style-complex="italic" fo:language="ru" fo:country="RU"/>
    </style:style>
    <style:style style:name="P4148" style:parent-style-name="Textbody" style:family="paragraph">
      <style:paragraph-properties fo:text-align="justify"/>
    </style:style>
    <style:style style:name="T4149" style:parent-style-name="DefaultParagraphFont" style:family="text">
      <style:text-properties fo:font-style="italic" style:font-style-asian="italic" style:font-style-complex="italic" fo:language="ru" fo:country="RU"/>
    </style:style>
    <style:style style:name="T4150" style:parent-style-name="DefaultParagraphFont" style:family="text">
      <style:text-properties fo:font-style="italic" style:font-style-asian="italic" style:font-style-complex="italic" fo:language="ru" fo:country="RU"/>
    </style:style>
    <style:style style:name="P4151" style:parent-style-name="Textbody" style:family="paragraph">
      <style:paragraph-properties fo:text-align="center"/>
      <style:text-properties fo:font-style="italic" style:font-style-asian="italic" style:font-style-complex="italic" fo:language="ru" fo:country="RU"/>
    </style:style>
    <style:style style:name="P4152" style:parent-style-name="Textbody" style:family="paragraph">
      <style:paragraph-properties fo:text-align="justify"/>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center"/>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style>
    <style:style style:name="T4167" style:parent-style-name="DefaultParagraphFont" style:family="text">
      <style:text-properties fo:language="ru" fo:country="RU"/>
    </style:style>
    <style:style style:name="T4168" style:parent-style-name="DefaultParagraphFont" style:family="text">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Textbody" style:family="paragraph">
      <style:paragraph-properties fo:text-align="justify"/>
      <style:text-properties fo:language="ru" fo:country="RU"/>
    </style:style>
    <style:style style:name="P4297" style:parent-style-name="Textbody" style:family="paragraph">
      <style:paragraph-properties fo:text-align="justify"/>
      <style:text-properties fo:language="ru" fo:country="RU"/>
    </style:style>
    <style:style style:name="P4298" style:parent-style-name="Textbody" style:family="paragraph">
      <style:paragraph-properties fo:text-align="justify"/>
      <style:text-properties fo:language="ru" fo:country="RU"/>
    </style:style>
    <style:style style:name="P4299" style:parent-style-name="Textbody" style:family="paragraph">
      <style:paragraph-properties fo:text-align="justify"/>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text-properties fo:language="ru" fo:country="RU"/>
    </style:style>
    <style:style style:name="P4307" style:parent-style-name="Textbody" style:family="paragraph">
      <style:paragraph-properties fo:text-align="justify"/>
      <style:text-properties fo:language="ru" fo:country="RU"/>
    </style:style>
    <style:style style:name="P4308" style:parent-style-name="Textbody" style:family="paragraph">
      <style:paragraph-properties fo:text-align="justify"/>
      <style:text-properties fo:language="ru" fo:country="RU"/>
    </style:style>
    <style:style style:name="P4309" style:parent-style-name="Textbody" style:family="paragraph">
      <style:paragraph-properties fo:text-align="justify"/>
      <style:text-properties fo:language="ru" fo:country="RU"/>
    </style:style>
    <style:style style:name="P4310" style:parent-style-name="Textbody" style:family="paragraph">
      <style:paragraph-properties fo:text-align="justify"/>
      <style:text-properties fo:language="ru" fo:country="RU"/>
    </style:style>
    <style:style style:name="P4311" style:parent-style-name="Textbody" style:family="paragraph">
      <style:paragraph-properties fo:text-align="justify"/>
      <style:text-properties fo:language="ru" fo:country="RU"/>
    </style:style>
    <style:style style:name="P4312" style:parent-style-name="Heading2" style:family="paragraph">
      <style:paragraph-properties fo:text-align="center"/>
      <style:text-properties fo:language="ru" fo:country="RU"/>
    </style:style>
    <style:style style:name="P4313" style:parent-style-name="Textbody" style:family="paragraph">
      <style:paragraph-properties fo:text-align="center"/>
      <style:text-properties fo:language="ru" fo:country="RU"/>
    </style:style>
    <style:style style:name="P4314"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315" style:parent-style-name="Textbody" style:family="paragraph">
      <style:paragraph-properties fo:text-align="center"/>
      <style:text-properties fo:language="ru" fo:country="RU"/>
    </style:style>
    <style:style style:name="P4316" style:parent-style-name="Textbody" style:family="paragraph">
      <style:paragraph-properties fo:text-align="justify"/>
      <style:text-properties fo:language="ru" fo:country="RU"/>
    </style:style>
    <style:style style:name="P4317" style:parent-style-name="Textbody" style:family="paragraph">
      <style:paragraph-properties fo:text-align="justify"/>
      <style:text-properties fo:language="ru" fo:country="RU"/>
    </style:style>
    <style:style style:name="P4318" style:parent-style-name="Textbody" style:family="paragraph">
      <style:paragraph-properties fo:text-align="justify"/>
      <style:text-properties fo:language="ru" fo:country="RU"/>
    </style:style>
    <style:style style:name="P4319" style:parent-style-name="Textbody" style:family="paragraph">
      <style:paragraph-properties fo:text-align="justify"/>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justify"/>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justify"/>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text-properties fo:language="ru" fo:country="RU"/>
    </style:style>
    <style:style style:name="P4327" style:parent-style-name="Textbody" style:family="paragraph">
      <style:paragraph-properties fo:text-align="justify"/>
      <style:text-properties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text-properties fo:language="ru" fo:country="RU"/>
    </style:style>
    <style:style style:name="P4330" style:parent-style-name="Textbody" style:family="paragraph">
      <style:paragraph-properties fo:text-align="justify"/>
      <style:text-properties fo:language="ru" fo:country="RU"/>
    </style:style>
    <style:style style:name="P4331" style:parent-style-name="Textbody" style:family="paragraph">
      <style:paragraph-properties fo:text-align="justify"/>
      <style:text-properties fo:language="ru" fo:country="RU"/>
    </style:style>
    <style:style style:name="P4332" style:parent-style-name="Textbody" style:family="paragraph">
      <style:paragraph-properties fo:text-align="justify"/>
      <style:text-properties fo:language="ru" fo:country="RU"/>
    </style:style>
    <style:style style:name="P4333" style:parent-style-name="Textbody" style:family="paragraph">
      <style:paragraph-properties fo:text-align="justify"/>
      <style:text-properties fo:language="ru" fo:country="RU"/>
    </style:style>
    <style:style style:name="P4334" style:parent-style-name="Textbody" style:family="paragraph">
      <style:paragraph-properties fo:text-align="justify"/>
      <style:text-properties fo:language="ru" fo:country="RU"/>
    </style:style>
    <style:style style:name="P4335" style:parent-style-name="Textbody" style:family="paragraph">
      <style:paragraph-properties fo:text-align="justify"/>
      <style:text-properties fo:language="ru" fo:country="RU"/>
    </style:style>
    <style:style style:name="P4336" style:parent-style-name="Textbody" style:family="paragraph">
      <style:paragraph-properties fo:text-align="justify"/>
      <style:text-properties fo:language="ru" fo:country="RU"/>
    </style:style>
    <style:style style:name="P4337" style:parent-style-name="Textbody" style:family="paragraph">
      <style:paragraph-properties fo:text-align="justify"/>
      <style:text-properties fo:language="ru" fo:country="RU"/>
    </style:style>
    <style:style style:name="P4338" style:parent-style-name="Textbody" style:family="paragraph">
      <style:paragraph-properties fo:text-align="justify"/>
      <style:text-properties fo:language="ru" fo:country="RU"/>
    </style:style>
    <style:style style:name="P4339" style:parent-style-name="Textbody" style:family="paragraph">
      <style:paragraph-properties fo:text-align="justify"/>
      <style:text-properties fo:language="ru" fo:country="RU"/>
    </style:style>
    <style:style style:name="P4340" style:parent-style-name="Textbody" style:family="paragraph">
      <style:paragraph-properties fo:text-align="justify"/>
      <style:text-properties fo:language="ru" fo:country="RU"/>
    </style:style>
    <style:style style:name="P4341" style:parent-style-name="Textbody" style:family="paragraph">
      <style:paragraph-properties fo:text-align="justify"/>
      <style:text-properties fo:language="ru" fo:country="RU"/>
    </style:style>
    <style:style style:name="P4342" style:parent-style-name="Textbody" style:family="paragraph">
      <style:paragraph-properties fo:text-align="justify"/>
      <style:text-properties fo:language="ru" fo:country="RU"/>
    </style:style>
    <style:style style:name="P4343" style:parent-style-name="Textbody" style:family="paragraph">
      <style:paragraph-properties fo:text-align="justify"/>
      <style:text-properties fo:language="ru" fo:country="RU"/>
    </style:style>
    <style:style style:name="P4344" style:parent-style-name="Textbody" style:family="paragraph">
      <style:paragraph-properties fo:text-align="justify"/>
      <style:text-properties fo:language="ru" fo:country="RU"/>
    </style:style>
    <style:style style:name="P4345" style:parent-style-name="Textbody" style:family="paragraph">
      <style:paragraph-properties fo:text-align="justify"/>
    </style:style>
    <style:style style:name="T4346" style:parent-style-name="DefaultParagraphFont" style:family="text">
      <style:text-properties fo:background-color="#FFFF00" fo:language="ru" fo:country="RU"/>
    </style:style>
    <style:style style:name="P4347" style:parent-style-name="Textbody" style:family="paragraph">
      <style:paragraph-properties fo:text-align="justify"/>
      <style:text-properties fo:language="ru" fo:country="RU"/>
    </style:style>
    <style:style style:name="P4348" style:parent-style-name="Textbody" style:family="paragraph">
      <style:paragraph-properties fo:text-align="justify"/>
    </style:style>
    <style:style style:name="T4349" style:parent-style-name="DefaultParagraphFont" style:family="text">
      <style:text-properties fo:background-color="#FFFF00" fo:language="ru" fo:country="RU"/>
    </style:style>
    <style:style style:name="T4350" style:parent-style-name="DefaultParagraphFont" style:family="text">
      <style:text-properties fo:language="ru" fo:country="RU"/>
    </style:style>
    <style:style style:name="P4351" style:parent-style-name="Textbody" style:family="paragraph">
      <style:paragraph-properties fo:text-align="justify"/>
      <style:text-properties fo:language="ru" fo:country="RU"/>
    </style:style>
    <style:style style:name="P4352" style:parent-style-name="Textbody" style:family="paragraph">
      <style:paragraph-properties fo:text-align="justify"/>
      <style:text-properties fo:language="ru" fo:country="RU"/>
    </style:style>
    <style:style style:name="P4353" style:parent-style-name="Textbody" style:family="paragraph">
      <style:paragraph-properties fo:text-align="justify"/>
    </style:style>
    <style:style style:name="T4354" style:parent-style-name="DefaultParagraphFont" style:family="text">
      <style:text-properties fo:language="ru" fo:country="RU"/>
    </style:style>
    <style:style style:name="T4355" style:parent-style-name="DefaultParagraphFont" style:family="text">
      <style:text-properties fo:background-color="#FFFF00" fo:language="ru" fo:country="RU"/>
    </style:style>
    <style:style style:name="T4356" style:parent-style-name="DefaultParagraphFont" style:family="text">
      <style:text-properties fo:language="ru" fo:country="RU"/>
    </style:style>
    <style:style style:name="P4357" style:parent-style-name="Textbody" style:family="paragraph">
      <style:paragraph-properties fo:text-align="justify"/>
      <style:text-properties fo:language="ru" fo:country="RU"/>
    </style:style>
    <style:style style:name="P4358" style:parent-style-name="Textbody" style:family="paragraph">
      <style:paragraph-properties fo:text-align="justify"/>
      <style:text-properties fo:language="ru" fo:country="RU"/>
    </style:style>
    <style:style style:name="P4359" style:parent-style-name="Textbody" style:family="paragraph">
      <style:paragraph-properties fo:text-align="justify"/>
      <style:text-properties fo:language="ru" fo:country="RU"/>
    </style:style>
    <style:style style:name="P4360" style:parent-style-name="Textbody" style:family="paragraph">
      <style:paragraph-properties fo:text-align="center"/>
      <style:text-properties fo:language="ru" fo:country="RU"/>
    </style:style>
    <style:style style:name="P4361" style:parent-style-name="Textbody" style:family="paragraph">
      <style:paragraph-properties fo:text-align="justify"/>
      <style:text-properties fo:language="ru" fo:country="RU"/>
    </style:style>
    <style:style style:name="P4362" style:parent-style-name="Textbody" style:family="paragraph">
      <style:paragraph-properties fo:text-align="justify"/>
      <style:text-properties fo:language="ru" fo:country="RU"/>
    </style:style>
    <style:style style:name="P4363" style:parent-style-name="Textbody" style:family="paragraph">
      <style:paragraph-properties fo:text-align="justify"/>
      <style:text-properties fo:language="ru" fo:country="RU"/>
    </style:style>
    <style:style style:name="P4364" style:parent-style-name="Textbody" style:family="paragraph">
      <style:paragraph-properties fo:text-align="justify"/>
      <style:text-properties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center"/>
      <style:text-properties fo:language="ru" fo:country="RU"/>
    </style:style>
    <style:style style:name="P4370" style:parent-style-name="Textbody" style:family="paragraph">
      <style:paragraph-properties fo:text-align="justify"/>
      <style:text-properties fo:language="ru" fo:country="RU"/>
    </style:style>
    <style:style style:name="P4371" style:parent-style-name="Textbody" style:family="paragraph">
      <style:paragraph-properties fo:text-align="center"/>
      <style:text-properties fo:language="ru" fo:country="RU"/>
    </style:style>
    <style:style style:name="P4372" style:parent-style-name="Textbody" style:family="paragraph">
      <style:paragraph-properties fo:text-align="justify"/>
      <style:text-properties fo:language="ru" fo:country="RU"/>
    </style:style>
    <style:style style:name="P4373" style:parent-style-name="Textbody" style:family="paragraph">
      <style:paragraph-properties fo:text-align="justify"/>
      <style:text-properties fo:language="ru" fo:country="RU"/>
    </style:style>
    <style:style style:name="P4374" style:parent-style-name="Textbody" style:family="paragraph">
      <style:paragraph-properties fo:text-align="justify"/>
      <style:text-properties fo:language="ru" fo:country="RU"/>
    </style:style>
    <style:style style:name="P4375" style:parent-style-name="Textbody" style:family="paragraph">
      <style:paragraph-properties fo:text-align="justify"/>
      <style:text-properties fo:language="ru" fo:country="RU"/>
    </style:style>
    <style:style style:name="P4376" style:parent-style-name="Textbody" style:family="paragraph">
      <style:paragraph-properties fo:text-align="justify"/>
      <style:text-properties fo:language="ru" fo:country="RU"/>
    </style:style>
    <style:style style:name="P4377" style:parent-style-name="Textbody" style:family="paragraph">
      <style:paragraph-properties fo:text-align="justify"/>
      <style:text-properties fo:language="ru" fo:country="RU"/>
    </style:style>
    <style:style style:name="P4378" style:parent-style-name="Textbody" style:family="paragraph">
      <style:paragraph-properties fo:text-align="justify"/>
      <style:text-properties fo:language="ru" fo:country="RU"/>
    </style:style>
    <style:style style:name="P4379" style:parent-style-name="Textbody" style:family="paragraph">
      <style:paragraph-properties fo:text-align="justify"/>
      <style:text-properties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text-properties fo:language="ru" fo:country="RU"/>
    </style:style>
    <style:style style:name="P4382" style:parent-style-name="Textbody" style:family="paragraph">
      <style:paragraph-properties fo:text-align="justify"/>
      <style:text-properties fo:language="ru" fo:country="RU"/>
    </style:style>
    <style:style style:name="P4383" style:parent-style-name="Textbody" style:family="paragraph">
      <style:paragraph-properties fo:text-align="justify"/>
      <style:text-properties fo:language="ru" fo:country="RU"/>
    </style:style>
    <style:style style:name="P4384" style:parent-style-name="Textbody" style:family="paragraph">
      <style:paragraph-properties fo:text-align="justify"/>
      <style:text-properties fo:language="ru" fo:country="RU"/>
    </style:style>
    <style:style style:name="P4385" style:parent-style-name="Textbody" style:family="paragraph">
      <style:paragraph-properties fo:text-align="justify"/>
      <style:text-properties fo:language="ru" fo:country="RU"/>
    </style:style>
    <style:style style:name="P4386" style:parent-style-name="Textbody" style:family="paragraph">
      <style:paragraph-properties fo:text-align="justify"/>
      <style:text-properties fo:language="ru" fo:country="RU"/>
    </style:style>
    <style:style style:name="P4387" style:parent-style-name="Textbody" style:family="paragraph">
      <style:paragraph-properties fo:text-align="justify"/>
      <style:text-properties fo:language="ru" fo:country="RU"/>
    </style:style>
    <style:style style:name="P4388" style:parent-style-name="Textbody" style:family="paragraph">
      <style:paragraph-properties fo:text-align="justify"/>
      <style:text-properties fo:language="ru" fo:country="RU"/>
    </style:style>
    <style:style style:name="P4389" style:parent-style-name="Textbody" style:family="paragraph">
      <style:paragraph-properties fo:text-align="justify"/>
      <style:text-properties fo:language="ru" fo:country="RU"/>
    </style:style>
    <style:style style:name="P4390" style:parent-style-name="Textbody" style:family="paragraph">
      <style:paragraph-properties fo:text-align="justify"/>
      <style:text-properties fo:language="ru" fo:country="RU"/>
    </style:style>
    <style:style style:name="P4391" style:parent-style-name="Textbody" style:family="paragraph">
      <style:paragraph-properties fo:text-align="justify"/>
      <style:text-properties fo:language="ru" fo:country="RU"/>
    </style:style>
    <style:style style:name="P4392" style:parent-style-name="Textbody" style:family="paragraph">
      <style:paragraph-properties fo:text-align="justify"/>
      <style:text-properties fo:language="ru" fo:country="RU"/>
    </style:style>
    <style:style style:name="P4393" style:parent-style-name="Textbody" style:family="paragraph">
      <style:paragraph-properties fo:text-align="justify"/>
      <style:text-properties fo:language="ru" fo:country="RU"/>
    </style:style>
    <style:style style:name="P4394" style:parent-style-name="Textbody" style:family="paragraph">
      <style:paragraph-properties fo:text-align="justify"/>
      <style:text-properties fo:language="ru" fo:country="RU"/>
    </style:style>
    <style:style style:name="P4395" style:parent-style-name="Textbody" style:family="paragraph">
      <style:paragraph-properties fo:text-align="justify"/>
      <style:text-properties fo:background-color="#FFFF00" fo:language="ru" fo:country="RU"/>
    </style:style>
    <style:style style:name="P4396" style:parent-style-name="Textbody" style:family="paragraph">
      <style:paragraph-properties fo:text-align="justify"/>
      <style:text-properties fo:language="ru" fo:country="RU"/>
    </style:style>
    <style:style style:name="P4397" style:parent-style-name="Textbody" style:family="paragraph">
      <style:paragraph-properties fo:text-align="justify"/>
      <style:text-properties fo:background-color="#FFFF00" fo:language="ru" fo:country="RU"/>
    </style:style>
    <style:style style:name="P4398" style:parent-style-name="Textbody" style:family="paragraph">
      <style:paragraph-properties fo:text-align="justify"/>
      <style:text-properties fo:language="ru" fo:country="RU"/>
    </style:style>
    <style:style style:name="P4399" style:parent-style-name="Textbody" style:family="paragraph">
      <style:paragraph-properties fo:text-align="justify"/>
      <style:text-properties fo:language="ru" fo:country="RU"/>
    </style:style>
    <style:style style:name="P4400" style:parent-style-name="Textbody" style:family="paragraph">
      <style:paragraph-properties fo:text-align="justify"/>
      <style:text-properties fo:language="ru" fo:country="RU"/>
    </style:style>
    <style:style style:name="P4401" style:parent-style-name="Textbody" style:family="paragraph">
      <style:paragraph-properties fo:text-align="justify"/>
      <style:text-properties fo:language="ru" fo:country="RU"/>
    </style:style>
    <style:style style:name="P4402" style:parent-style-name="Textbody" style:family="paragraph">
      <style:paragraph-properties fo:text-align="justify"/>
      <style:text-properties fo:language="ru" fo:country="RU"/>
    </style:style>
    <style:style style:name="P4403" style:parent-style-name="Textbody" style:family="paragraph">
      <style:paragraph-properties fo:text-align="justify"/>
      <style:text-properties fo:background-color="#FFFF00" fo:language="ru" fo:country="RU"/>
    </style:style>
    <style:style style:name="P4404" style:parent-style-name="Textbody" style:family="paragraph">
      <style:paragraph-properties fo:text-align="justify"/>
      <style:text-properties fo:language="ru" fo:country="RU"/>
    </style:style>
    <style:style style:name="P4405" style:parent-style-name="Textbody" style:family="paragraph">
      <style:paragraph-properties fo:text-align="justify"/>
      <style:text-properties fo:language="ru" fo:country="RU"/>
    </style:style>
    <style:style style:name="P4406" style:parent-style-name="Textbody" style:family="paragraph">
      <style:paragraph-properties fo:text-align="justify"/>
    </style:style>
    <style:style style:name="T4407" style:parent-style-name="DefaultParagraphFont" style:family="text">
      <style:text-properties fo:language="ru" fo:country="RU"/>
    </style:style>
    <style:style style:name="T4408" style:parent-style-name="DefaultParagraphFont" style:family="text">
      <style:text-properties fo:language="uk" fo:country="UA"/>
    </style:style>
    <style:style style:name="T4409" style:parent-style-name="DefaultParagraphFont" style:family="text">
      <style:text-properties fo:language="ru" fo:country="RU"/>
    </style:style>
    <style:style style:name="P4410" style:parent-style-name="Textbody" style:family="paragraph">
      <style:paragraph-properties fo:text-align="justify"/>
    </style:style>
    <style:style style:name="T4411" style:parent-style-name="DefaultParagraphFont" style:family="text">
      <style:text-properties fo:language="ru" fo:country="RU"/>
    </style:style>
    <style:style style:name="T4412" style:parent-style-name="DefaultParagraphFont" style:family="text">
      <style:text-properties fo:background-color="#FFFF00" fo:language="ru" fo:country="RU"/>
    </style:style>
    <style:style style:name="P4413" style:parent-style-name="Textbody" style:family="paragraph">
      <style:paragraph-properties fo:text-align="justify"/>
      <style:text-properties fo:language="ru" fo:country="RU"/>
    </style:style>
    <style:style style:name="P4414" style:parent-style-name="Textbody" style:family="paragraph">
      <style:paragraph-properties fo:text-align="justify"/>
      <style:text-properties fo:language="ru" fo:country="RU"/>
    </style:style>
    <style:style style:name="P4415" style:parent-style-name="Textbody" style:family="paragraph">
      <style:paragraph-properties fo:text-align="justify"/>
      <style:text-properties fo:language="ru" fo:country="RU"/>
    </style:style>
    <style:style style:name="P4416" style:parent-style-name="Textbody" style:family="paragraph">
      <style:paragraph-properties fo:text-align="justify"/>
      <style:text-properties fo:language="ru" fo:country="RU"/>
    </style:style>
    <style:style style:name="P4417" style:parent-style-name="Textbody" style:family="paragraph">
      <style:paragraph-properties fo:text-align="justify"/>
      <style:text-properties fo:language="ru" fo:country="RU"/>
    </style:style>
    <style:style style:name="P4418" style:parent-style-name="Textbody" style:family="paragraph">
      <style:paragraph-properties fo:text-align="justify"/>
      <style:text-properties fo:language="ru" fo:country="RU"/>
    </style:style>
    <style:style style:name="P4419" style:parent-style-name="Textbody" style:family="paragraph">
      <style:paragraph-properties fo:text-align="justify"/>
      <style:text-properties fo:language="ru" fo:country="RU"/>
    </style:style>
    <style:style style:name="P4420" style:parent-style-name="Textbody" style:family="paragraph">
      <style:paragraph-properties fo:text-align="justify"/>
      <style:text-properties fo:background-color="#FFFF00" fo:language="ru" fo:country="RU"/>
    </style:style>
    <style:style style:name="P4421" style:parent-style-name="Textbody" style:family="paragraph">
      <style:paragraph-properties fo:text-align="justify"/>
    </style:style>
    <style:style style:name="T4422" style:parent-style-name="DefaultParagraphFont" style:family="text">
      <style:text-properties fo:language="ru" fo:country="RU"/>
    </style:style>
    <style:style style:name="T4423" style:parent-style-name="DefaultParagraphFont" style:family="text">
      <style:text-properties fo:language="uk" fo:country="UA"/>
    </style:style>
    <style:style style:name="T4424" style:parent-style-name="DefaultParagraphFont" style:family="text">
      <style:text-properties fo:language="ru" fo:country="RU"/>
    </style:style>
    <style:style style:name="P4425" style:parent-style-name="Textbody" style:family="paragraph">
      <style:paragraph-properties fo:text-align="justify"/>
      <style:text-properties fo:background-color="#FFFF00" fo:language="ru" fo:country="RU"/>
    </style:style>
    <style:style style:name="P4426" style:parent-style-name="Textbody" style:family="paragraph">
      <style:paragraph-properties fo:text-align="justify"/>
      <style:text-properties fo:language="ru" fo:country="RU"/>
    </style:style>
    <style:style style:name="P4427" style:parent-style-name="Textbody" style:family="paragraph">
      <style:paragraph-properties fo:text-align="justify"/>
      <style:text-properties fo:background-color="#FFFF00" fo:language="ru" fo:country="RU"/>
    </style:style>
    <style:style style:name="P4428" style:parent-style-name="Textbody" style:family="paragraph">
      <style:paragraph-properties fo:text-align="justify"/>
      <style:text-properties fo:language="ru" fo:country="RU"/>
    </style:style>
    <style:style style:name="P4429" style:parent-style-name="Textbody" style:family="paragraph">
      <style:paragraph-properties fo:text-align="justify"/>
    </style:style>
    <style:style style:name="T4430" style:parent-style-name="DefaultParagraphFont" style:family="text">
      <style:text-properties fo:language="ru" fo:country="RU"/>
    </style:style>
    <style:style style:name="T4431" style:parent-style-name="DefaultParagraphFont" style:family="text">
      <style:text-properties fo:language="uk" fo:country="UA"/>
    </style:style>
    <style:style style:name="T4432" style:parent-style-name="DefaultParagraphFont" style:family="text">
      <style:text-properties fo:language="ru" fo:country="RU"/>
    </style:style>
    <style:style style:name="P4433" style:parent-style-name="Textbody" style:family="paragraph">
      <style:paragraph-properties fo:text-align="justify"/>
      <style:text-properties fo:language="ru" fo:country="RU"/>
    </style:style>
    <style:style style:name="P4434" style:parent-style-name="Textbody" style:family="paragraph">
      <style:paragraph-properties fo:text-align="justify"/>
      <style:text-properties fo:language="ru" fo:country="RU"/>
    </style:style>
    <style:style style:name="P4435" style:parent-style-name="Textbody" style:family="paragraph">
      <style:paragraph-properties fo:text-align="justify"/>
      <style:text-properties fo:background-color="#FFFF00" fo:language="ru" fo:country="RU"/>
    </style:style>
    <style:style style:name="P4436" style:parent-style-name="Textbody" style:family="paragraph">
      <style:paragraph-properties fo:text-align="justify"/>
      <style:text-properties fo:language="ru" fo:country="RU"/>
    </style:style>
    <style:style style:name="P4437" style:parent-style-name="Textbody" style:family="paragraph">
      <style:paragraph-properties fo:text-align="justify"/>
      <style:text-properties fo:language="ru" fo:country="RU"/>
    </style:style>
    <style:style style:name="P4438" style:parent-style-name="Textbody" style:family="paragraph">
      <style:paragraph-properties fo:text-align="justify"/>
      <style:text-properties fo:language="ru" fo:country="RU"/>
    </style:style>
    <style:style style:name="P4439" style:parent-style-name="Textbody" style:family="paragraph">
      <style:paragraph-properties fo:text-align="justify"/>
      <style:text-properties fo:font-style="italic" style:font-style-asian="italic" style:font-style-complex="italic" fo:language="ru" fo:country="RU"/>
    </style:style>
    <style:style style:name="P4440" style:parent-style-name="Textbody" style:family="paragraph">
      <style:paragraph-properties fo:text-align="justify"/>
      <style:text-properties fo:background-color="#FFFF00" fo:language="ru" fo:country="RU"/>
    </style:style>
    <style:style style:name="P4441" style:parent-style-name="Textbody" style:family="paragraph">
      <style:paragraph-properties fo:text-align="justify"/>
      <style:text-properties fo:language="ru" fo:country="RU"/>
    </style:style>
    <style:style style:name="P4442" style:parent-style-name="Textbody" style:family="paragraph">
      <style:paragraph-properties fo:text-align="justify"/>
      <style:text-properties fo:background-color="#FFFF00" fo:language="ru" fo:country="RU"/>
    </style:style>
    <style:style style:name="P4443" style:parent-style-name="Textbody" style:family="paragraph">
      <style:paragraph-properties fo:text-align="justify"/>
      <style:text-properties fo:font-style="italic" style:font-style-asian="italic" style:font-style-complex="italic" fo:language="ru" fo:country="RU"/>
    </style:style>
    <style:style style:name="P4444" style:parent-style-name="Textbody" style:family="paragraph">
      <style:paragraph-properties fo:text-align="justify"/>
      <style:text-properties fo:language="ru" fo:country="RU"/>
    </style:style>
    <style:style style:name="P4445" style:parent-style-name="Textbody" style:family="paragraph">
      <style:paragraph-properties fo:text-align="justify"/>
      <style:text-properties fo:language="ru" fo:country="RU"/>
    </style:style>
    <style:style style:name="P4446" style:parent-style-name="Textbody" style:family="paragraph">
      <style:paragraph-properties fo:text-align="justify"/>
      <style:text-properties fo:background-color="#FFFF00" fo:language="ru" fo:country="RU"/>
    </style:style>
    <style:style style:name="P4447" style:parent-style-name="Textbody" style:family="paragraph">
      <style:paragraph-properties fo:text-align="justify"/>
    </style:style>
    <style:style style:name="T4448" style:parent-style-name="DefaultParagraphFont" style:family="text">
      <style:text-properties fo:language="ru" fo:country="RU"/>
    </style:style>
    <style:style style:name="T4449" style:parent-style-name="DefaultParagraphFont" style:family="text">
      <style:text-properties fo:language="uk" fo:country="UA"/>
    </style:style>
    <style:style style:name="T4450" style:parent-style-name="DefaultParagraphFont" style:family="text">
      <style:text-properties fo:language="ru" fo:country="RU"/>
    </style:style>
    <style:style style:name="P4451" style:parent-style-name="Textbody" style:family="paragraph">
      <style:paragraph-properties fo:text-align="justify"/>
      <style:text-properties fo:language="ru" fo:country="RU"/>
    </style:style>
    <style:style style:name="P4452" style:parent-style-name="Textbody" style:family="paragraph">
      <style:paragraph-properties fo:text-align="justify"/>
      <style:text-properties fo:font-style="italic" style:font-style-asian="italic" style:font-style-complex="italic" fo:language="ru" fo:country="RU"/>
    </style:style>
    <style:style style:name="P4453" style:parent-style-name="Textbody" style:family="paragraph">
      <style:paragraph-properties fo:text-align="justify"/>
      <style:text-properties fo:background-color="#FFFF00" fo:language="ru" fo:country="RU"/>
    </style:style>
    <style:style style:name="P4454" style:parent-style-name="Textbody" style:family="paragraph">
      <style:paragraph-properties fo:text-align="justify"/>
      <style:text-properties fo:language="ru" fo:country="RU"/>
    </style:style>
    <style:style style:name="P4455" style:parent-style-name="Textbody" style:family="paragraph">
      <style:paragraph-properties fo:text-align="justify"/>
      <style:text-properties fo:background-color="#FFFF00" fo:language="ru" fo:country="RU"/>
    </style:style>
    <style:style style:name="P4456" style:parent-style-name="Textbody" style:family="paragraph">
      <style:paragraph-properties fo:text-align="justify"/>
    </style:style>
    <style:style style:name="T4457" style:parent-style-name="DefaultParagraphFont" style:family="text">
      <style:text-properties fo:font-style="italic" style:font-style-asian="italic" style:font-style-complex="italic" fo:language="ru" fo:country="RU"/>
    </style:style>
    <style:style style:name="P4458" style:parent-style-name="Textbody" style:family="paragraph">
      <style:paragraph-properties fo:text-align="justify"/>
      <style:text-properties fo:font-style="italic" style:font-style-asian="italic" style:font-style-complex="italic" fo:background-color="#FFFF00" fo:language="ru" fo:country="RU"/>
    </style:style>
    <style:style style:name="P4459" style:parent-style-name="Textbody" style:family="paragraph">
      <style:paragraph-properties fo:text-align="justify"/>
      <style:text-properties fo:language="ru" fo:country="RU"/>
    </style:style>
    <style:style style:name="P4460" style:parent-style-name="Textbody" style:family="paragraph">
      <style:paragraph-properties fo:text-align="justify"/>
      <style:text-properties fo:background-color="#FFFF00"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language="ru" fo:country="RU"/>
    </style:style>
    <style:style style:name="P4464" style:parent-style-name="Textbody" style:family="paragraph">
      <style:paragraph-properties fo:text-align="justify"/>
      <style:text-properties fo:background-color="#FFFF00" fo:language="ru" fo:country="RU"/>
    </style:style>
    <style:style style:name="P4465" style:parent-style-name="Textbody" style:family="paragraph">
      <style:paragraph-properties fo:text-align="justify"/>
      <style:text-properties fo:language="ru" fo:country="RU"/>
    </style:style>
    <style:style style:name="P4466" style:parent-style-name="Textbody" style:family="paragraph">
      <style:paragraph-properties fo:text-align="justify"/>
      <style:text-properties fo:language="ru" fo:country="RU"/>
    </style:style>
    <style:style style:name="P4467" style:parent-style-name="Textbody" style:family="paragraph">
      <style:paragraph-properties fo:text-align="justify"/>
      <style:text-properties fo:font-style="italic" style:font-style-asian="italic" style:font-style-complex="italic" fo:language="ru" fo:country="RU"/>
    </style:style>
    <style:style style:name="P4468" style:parent-style-name="Textbody" style:family="paragraph">
      <style:paragraph-properties fo:text-align="justify"/>
      <style:text-properties fo:font-style="italic" style:font-style-asian="italic" style:font-style-complex="italic" fo:background-color="#FFFF00" fo:language="ru" fo:country="RU"/>
    </style:style>
    <style:style style:name="P4469" style:parent-style-name="Textbody" style:family="paragraph">
      <style:paragraph-properties fo:text-align="justify"/>
    </style:style>
    <style:style style:name="T4470" style:parent-style-name="DefaultParagraphFont" style:family="text">
      <style:text-properties fo:language="ru" fo:country="RU"/>
    </style:style>
    <style:style style:name="T4471" style:parent-style-name="DefaultParagraphFont" style:family="text">
      <style:text-properties fo:language="ru" fo:country="RU"/>
    </style:style>
    <style:style style:name="T4472" style:parent-style-name="DefaultParagraphFont" style:family="text">
      <style:text-properties fo:language="ru" fo:country="RU"/>
    </style:style>
    <style:style style:name="P4473" style:parent-style-name="Textbody" style:family="paragraph">
      <style:paragraph-properties fo:text-align="justify"/>
      <style:text-properties fo:language="ru" fo:country="RU"/>
    </style:style>
    <style:style style:name="P4474" style:parent-style-name="Textbody" style:family="paragraph">
      <style:paragraph-properties fo:text-align="justify"/>
      <style:text-properties fo:language="ru" fo:country="RU"/>
    </style:style>
    <style:style style:name="P4475" style:parent-style-name="Textbody" style:family="paragraph">
      <style:paragraph-properties fo:text-align="justify"/>
      <style:text-properties fo:background-color="#FFFF00" fo:language="ru" fo:country="RU"/>
    </style:style>
    <style:style style:name="P4476" style:parent-style-name="Textbody" style:family="paragraph">
      <style:paragraph-properties fo:text-align="justify"/>
      <style:text-properties fo:language="ru" fo:country="RU"/>
    </style:style>
    <style:style style:name="P4477" style:parent-style-name="Textbody" style:family="paragraph">
      <style:paragraph-properties fo:text-align="justify"/>
      <style:text-properties fo:language="ru" fo:country="RU"/>
    </style:style>
    <style:style style:name="P4478" style:parent-style-name="Textbody" style:family="paragraph">
      <style:paragraph-properties fo:text-align="justify"/>
      <style:text-properties fo:language="ru" fo:country="RU"/>
    </style:style>
    <style:style style:name="P4479" style:parent-style-name="Textbody" style:family="paragraph">
      <style:paragraph-properties fo:text-align="justify"/>
      <style:text-properties fo:background-color="#FFFF00"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language="ru" fo:country="RU"/>
    </style:style>
    <style:style style:name="P4482" style:parent-style-name="Textbody" style:family="paragraph">
      <style:paragraph-properties fo:text-align="justify"/>
      <style:text-properties fo:language="ru" fo:country="RU"/>
    </style:style>
    <style:style style:name="P4483" style:parent-style-name="Textbody" style:family="paragraph">
      <style:paragraph-properties fo:text-align="justify"/>
      <style:text-properties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language="ru" fo:country="RU"/>
    </style:style>
    <style:style style:name="P4486" style:parent-style-name="Textbody" style:family="paragraph">
      <style:paragraph-properties fo:text-align="justify"/>
      <style:text-properties fo:language="ru" fo:country="RU"/>
    </style:style>
    <style:style style:name="P4487" style:parent-style-name="Textbody" style:family="paragraph">
      <style:paragraph-properties fo:text-align="justify"/>
      <style:text-properties fo:background-color="#FFFF00" fo:language="ru" fo:country="RU"/>
    </style:style>
    <style:style style:name="P4488" style:parent-style-name="Textbody" style:family="paragraph">
      <style:paragraph-properties fo:text-align="justify"/>
      <style:text-properties fo:language="ru" fo:country="RU"/>
    </style:style>
    <style:style style:name="P4489" style:parent-style-name="Textbody" style:family="paragraph">
      <style:paragraph-properties fo:text-align="justify"/>
      <style:text-properties fo:background-color="#FFFF00" fo:language="ru" fo:country="RU"/>
    </style:style>
    <style:style style:name="P4490" style:parent-style-name="Textbody" style:family="paragraph">
      <style:paragraph-properties fo:text-align="justify"/>
      <style:text-properties fo:language="ru" fo:country="RU"/>
    </style:style>
    <style:style style:name="P4491" style:parent-style-name="Textbody" style:family="paragraph">
      <style:paragraph-properties fo:text-align="justify"/>
      <style:text-properties fo:background-color="#FFFF00" fo:language="ru" fo:country="RU"/>
    </style:style>
    <style:style style:name="P4492" style:parent-style-name="Textbody" style:family="paragraph">
      <style:paragraph-properties fo:text-align="justify"/>
      <style:text-properties fo:language="ru" fo:country="RU"/>
    </style:style>
    <style:style style:name="P4493" style:parent-style-name="Textbody" style:family="paragraph">
      <style:paragraph-properties fo:text-align="justify"/>
      <style:text-properties fo:language="ru" fo:country="RU"/>
    </style:style>
    <style:style style:name="P4494" style:parent-style-name="Textbody" style:family="paragraph">
      <style:paragraph-properties fo:text-align="justify"/>
      <style:text-properties fo:language="ru" fo:country="RU"/>
    </style:style>
    <style:style style:name="P4495" style:parent-style-name="Textbody" style:family="paragraph">
      <style:paragraph-properties fo:text-align="justify"/>
      <style:text-properties fo:background-color="#FFFF00" fo:language="ru" fo:country="RU"/>
    </style:style>
    <style:style style:name="P4496" style:parent-style-name="Textbody" style:family="paragraph">
      <style:paragraph-properties fo:text-align="justify"/>
      <style:text-properties fo:language="ru" fo:country="RU"/>
    </style:style>
    <style:style style:name="P4497" style:parent-style-name="Textbody" style:family="paragraph">
      <style:paragraph-properties fo:text-align="justify"/>
      <style:text-properties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background-color="#FFFF00" fo:language="ru" fo:country="RU"/>
    </style:style>
    <style:style style:name="P4500" style:parent-style-name="Textbody" style:family="paragraph">
      <style:paragraph-properties fo:text-align="justify"/>
      <style:text-properties fo:language="ru" fo:country="RU"/>
    </style:style>
    <style:style style:name="P4501" style:parent-style-name="Textbody" style:family="paragraph">
      <style:paragraph-properties fo:text-align="justify"/>
      <style:text-properties fo:language="ru" fo:country="RU"/>
    </style:style>
    <style:style style:name="P4502" style:parent-style-name="Textbody" style:family="paragraph">
      <style:paragraph-properties fo:text-align="justify"/>
      <style:text-properties fo:background-color="#FFFF00"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language="ru" fo:country="RU"/>
    </style:style>
    <style:style style:name="P4505" style:parent-style-name="Textbody" style:family="paragraph">
      <style:paragraph-properties fo:text-align="justify"/>
      <style:text-properties fo:background-color="#FFFF00" fo:language="ru" fo:country="RU"/>
    </style:style>
    <style:style style:name="P4506" style:parent-style-name="Textbody" style:family="paragraph">
      <style:paragraph-properties fo:text-align="justify"/>
      <style:text-properties fo:language="ru" fo:country="RU"/>
    </style:style>
    <style:style style:name="P4507" style:parent-style-name="Textbody" style:family="paragraph">
      <style:paragraph-properties fo:text-align="justify"/>
      <style:text-properties fo:background-color="#FFFF00" fo:language="ru" fo:country="RU"/>
    </style:style>
    <style:style style:name="P4508" style:parent-style-name="Textbody" style:family="paragraph">
      <style:paragraph-properties fo:text-align="justify"/>
      <style:text-properties fo:language="ru" fo:country="RU"/>
    </style:style>
    <style:style style:name="P4509" style:parent-style-name="Textbody" style:family="paragraph">
      <style:paragraph-properties fo:text-align="justify"/>
      <style:text-properties fo:language="ru" fo:country="RU"/>
    </style:style>
    <style:style style:name="P4510" style:parent-style-name="Textbody" style:family="paragraph">
      <style:paragraph-properties fo:text-align="justify"/>
      <style:text-properties fo:background-color="#FFFF00" fo:language="ru" fo:country="RU"/>
    </style:style>
    <style:style style:name="P4511" style:parent-style-name="Textbody" style:family="paragraph">
      <style:paragraph-properties fo:text-align="justify"/>
      <style:text-properties fo:language="ru" fo:country="RU"/>
    </style:style>
    <style:style style:name="P4512" style:parent-style-name="Textbody" style:family="paragraph">
      <style:paragraph-properties fo:text-align="justify"/>
      <style:text-properties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language="ru" fo:country="RU"/>
    </style:style>
    <style:style style:name="P4515" style:parent-style-name="Textbody" style:family="paragraph">
      <style:paragraph-properties fo:text-align="justify"/>
      <style:text-properties fo:language="ru" fo:country="RU"/>
    </style:style>
    <style:style style:name="P4516" style:parent-style-name="Textbody" style:family="paragraph">
      <style:paragraph-properties fo:text-align="justify"/>
      <style:text-properties fo:language="ru" fo:country="RU"/>
    </style:style>
    <style:style style:name="P4517" style:parent-style-name="Textbody" style:family="paragraph">
      <style:paragraph-properties fo:text-align="justify"/>
      <style:text-properties fo:language="ru" fo:country="RU"/>
    </style:style>
    <style:style style:name="P4518" style:parent-style-name="Textbody" style:family="paragraph">
      <style:paragraph-properties fo:text-align="justify"/>
      <style:text-properties fo:language="ru" fo:country="RU"/>
    </style:style>
    <style:style style:name="P4519" style:parent-style-name="Textbody" style:family="paragraph">
      <style:paragraph-properties fo:text-align="justify"/>
      <style:text-properties fo:language="ru" fo:country="RU"/>
    </style:style>
    <style:style style:name="P4520" style:parent-style-name="Textbody" style:family="paragraph">
      <style:paragraph-properties fo:text-align="justify"/>
      <style:text-properties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language="ru" fo:country="RU"/>
    </style:style>
    <style:style style:name="P4523" style:parent-style-name="Textbody" style:family="paragraph">
      <style:paragraph-properties fo:text-align="justify"/>
      <style:text-properties fo:background-color="#FFFF00"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background-color="#FFFF00"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background-color="#FFFF00"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language="ru" fo:country="RU"/>
    </style:style>
    <style:style style:name="P4536" style:parent-style-name="Textbody" style:family="paragraph">
      <style:paragraph-properties fo:text-align="justify"/>
      <style:text-properties fo:background-color="#FFFF00"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background-color="#FFFF00" fo:language="ru" fo:country="RU"/>
    </style:style>
    <style:style style:name="P4540" style:parent-style-name="Textbody" style:family="paragraph">
      <style:paragraph-properties fo:text-align="justify"/>
      <style:text-properties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background-color="#FFFF00"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background-color="#FFFF00" fo:language="ru" fo:country="RU"/>
    </style:style>
    <style:style style:name="P4549" style:parent-style-name="Textbody" style:family="paragraph">
      <style:paragraph-properties fo:text-align="justify"/>
      <style:text-properties fo:language="ru" fo:country="RU"/>
    </style:style>
    <style:style style:name="P4550" style:parent-style-name="Textbody" style:family="paragraph">
      <style:paragraph-properties fo:text-align="justify"/>
      <style:text-properties fo:language="ru" fo:country="RU"/>
    </style:style>
    <style:style style:name="P4551" style:parent-style-name="Textbody" style:family="paragraph">
      <style:paragraph-properties fo:text-align="justify"/>
      <style:text-properties fo:language="ru" fo:country="RU"/>
    </style:style>
    <style:style style:name="P4552" style:parent-style-name="Textbody" style:family="paragraph">
      <style:paragraph-properties fo:text-align="justify"/>
      <style:text-properties fo:background-color="#FFFF00"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language="ru" fo:country="RU"/>
    </style:style>
    <style:style style:name="P4555" style:parent-style-name="Textbody" style:family="paragraph">
      <style:paragraph-properties fo:text-align="justify"/>
      <style:text-properties fo:language="ru" fo:country="RU"/>
    </style:style>
    <style:style style:name="P4556" style:parent-style-name="Textbody" style:family="paragraph">
      <style:paragraph-properties fo:text-align="justify"/>
      <style:text-properties fo:background-color="#FFFF00"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style>
    <style:style style:name="T4566" style:parent-style-name="DefaultParagraphFont" style:family="text">
      <style:text-properties fo:language="ru" fo:country="RU"/>
    </style:style>
    <style:style style:name="T4567" style:parent-style-name="DefaultParagraphFont" style:family="text">
      <style:text-properties fo:background-color="#FFFF00" fo:language="ru" fo:country="RU"/>
    </style:style>
    <style:style style:name="T4568" style:parent-style-name="DefaultParagraphFont" style:family="text">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background-color="#FFFF00"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background-color="#FFFF00"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background-color="#FFFF00"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background-color="#FFFF00"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background-color="#FFFF00"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background-color="#FFFF00"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background-color="#FFFF00"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text-properties fo:language="ru" fo:country="RU"/>
    </style:style>
    <style:style style:name="P4781" style:parent-style-name="Textbody" style:family="paragraph">
      <style:paragraph-properties fo:text-align="justify"/>
      <style:text-properties fo:language="ru" fo:country="RU"/>
    </style:style>
    <style:style style:name="P4782" style:parent-style-name="Textbody" style:family="paragraph">
      <style:paragraph-properties fo:text-align="justify"/>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text-properties fo:language="ru" fo:country="RU"/>
    </style:style>
    <style:style style:name="P4799" style:parent-style-name="Textbody" style:family="paragraph">
      <style:paragraph-properties fo:text-align="justify"/>
      <style:text-properties fo:language="ru" fo:country="RU"/>
    </style:style>
    <style:style style:name="P4800" style:parent-style-name="Textbody" style:family="paragraph">
      <style:paragraph-properties fo:text-align="justify"/>
      <style:text-properties fo:language="ru" fo:country="RU"/>
    </style:style>
    <style:style style:name="P4801" style:parent-style-name="Textbody" style:family="paragraph">
      <style:paragraph-properties fo:text-align="justify"/>
      <style:text-properties fo:language="ru" fo:country="RU"/>
    </style:style>
    <style:style style:name="P4802" style:parent-style-name="Textbody" style:family="paragraph">
      <style:paragraph-properties fo:text-align="justify"/>
      <style:text-properties fo:language="ru" fo:country="RU"/>
    </style:style>
    <style:style style:name="P4803" style:parent-style-name="Textbody" style:family="paragraph">
      <style:paragraph-properties fo:text-align="justify"/>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style>
    <style:style style:name="T4815" style:parent-style-name="DefaultParagraphFont" style:family="text">
      <style:text-properties fo:language="ru" fo:country="RU"/>
    </style:style>
    <style:style style:name="T4816" style:parent-style-name="DefaultParagraphFont" style:family="text">
      <style:text-properties fo:background-color="#FFFF00" fo:language="ru" fo:country="RU"/>
    </style:style>
    <style:style style:name="T4817" style:parent-style-name="DefaultParagraphFont" style:family="text">
      <style:text-properties fo:background-color="#FFFF00" fo:language="uk" fo:country="UA"/>
    </style:style>
    <style:style style:name="T4818" style:parent-style-name="DefaultParagraphFont" style:family="text">
      <style:text-properties fo:background-color="#FFFF00" fo:language="ru" fo:country="RU"/>
    </style:style>
    <style:style style:name="T4819" style:parent-style-name="DefaultParagraphFont" style:family="text">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text-properties fo:language="ru" fo:country="RU"/>
    </style:style>
    <style:style style:name="P4884" style:parent-style-name="Textbody" style:family="paragraph">
      <style:paragraph-properties fo:text-align="justify"/>
      <style:text-properties fo:language="ru" fo:country="RU"/>
    </style:style>
    <style:style style:name="P4885" style:parent-style-name="Textbody" style:family="paragraph">
      <style:paragraph-properties fo:text-align="justify"/>
      <style:text-properties fo:language="ru" fo:country="RU"/>
    </style:style>
    <style:style style:name="P4886" style:parent-style-name="Textbody" style:family="paragraph">
      <style:paragraph-properties fo:text-align="justify"/>
      <style:text-properties fo:language="ru" fo:country="RU"/>
    </style:style>
    <style:style style:name="P4887" style:parent-style-name="Textbody" style:family="paragraph">
      <style:paragraph-properties fo:text-align="justify"/>
      <style:text-properties fo:language="ru" fo:country="RU"/>
    </style:style>
    <style:style style:name="P4888" style:parent-style-name="Textbody" style:family="paragraph">
      <style:paragraph-properties fo:text-align="justify"/>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style>
    <style:style style:name="T4900" style:parent-style-name="DefaultParagraphFont" style:family="text">
      <style:text-properties fo:language="ru" fo:country="RU"/>
    </style:style>
    <style:style style:name="T4901" style:parent-style-name="DefaultParagraphFont" style:family="text">
      <style:text-properties fo:font-style="italic" style:font-style-asian="italic"/>
    </style:style>
    <style:style style:name="T4902" style:parent-style-name="DefaultParagraphFont" style:family="text">
      <style:text-properties fo:font-style="italic" style:font-style-asian="italic" fo:language="ru" fo:country="RU"/>
    </style:style>
    <style:style style:name="T4903" style:parent-style-name="DefaultParagraphFont" style:family="text">
      <style:text-properties fo:font-style="italic" style:font-style-asian="italic"/>
    </style:style>
    <style:style style:name="T4904" style:parent-style-name="DefaultParagraphFont" style:family="text">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style:text-properties fo:language="ru" fo:country="RU"/>
    </style:style>
    <style:style style:name="P4931" style:parent-style-name="Textbody" style:family="paragraph">
      <style:paragraph-properties fo:text-align="justify"/>
      <style:text-properties fo:language="ru" fo:country="RU"/>
    </style:style>
    <style:style style:name="P4932" style:parent-style-name="Textbody" style:family="paragraph">
      <style:paragraph-properties fo:text-align="justify"/>
      <style:text-properties fo:language="ru" fo:country="RU"/>
    </style:style>
    <style:style style:name="P4933" style:parent-style-name="Textbody" style:family="paragraph">
      <style:paragraph-properties fo:text-align="justify"/>
      <style:text-properties fo:language="ru" fo:country="RU"/>
    </style:style>
    <style:style style:name="P4934" style:parent-style-name="Textbody" style:family="paragraph">
      <style:paragraph-properties fo:text-align="justify"/>
      <style:text-properties fo:language="ru" fo:country="RU"/>
    </style:style>
    <style:style style:name="P4935" style:parent-style-name="Textbody" style:family="paragraph">
      <style:paragraph-properties fo:text-align="justify"/>
      <style:text-properties fo:language="ru" fo:country="RU"/>
    </style:style>
    <style:style style:name="P4936" style:parent-style-name="Textbody" style:family="paragraph">
      <style:paragraph-properties fo:text-align="justify"/>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fo:text-indent="0.1965in"/>
      <style:text-properties fo:language="ru" fo:country="RU"/>
    </style:style>
    <style:style style:name="P4947" style:parent-style-name="Textbody" style:family="paragraph">
      <style:paragraph-properties fo:text-align="justify" fo:text-indent="0.1965in"/>
      <style:text-properties fo:language="ru" fo:country="RU"/>
    </style:style>
    <style:style style:name="P4948" style:parent-style-name="Textbody" style:family="paragraph">
      <style:paragraph-properties fo:text-align="justify" fo:text-indent="0.1965in"/>
      <style:text-properties fo:language="ru" fo:country="RU"/>
    </style:style>
    <style:style style:name="P4949" style:parent-style-name="Textbody" style:family="paragraph">
      <style:paragraph-properties fo:text-align="justify" fo:text-indent="0.1965in"/>
      <style:text-properties fo:language="ru" fo:country="RU"/>
    </style:style>
    <style:style style:name="P4950" style:parent-style-name="Textbody" style:family="paragraph">
      <style:paragraph-properties fo:text-align="justify" fo:text-indent="0.1965in"/>
      <style:text-properties fo:language="ru" fo:country="RU"/>
    </style:style>
    <style:style style:name="P4951" style:parent-style-name="Textbody" style:family="paragraph">
      <style:paragraph-properties fo:text-align="justify" fo:text-indent="0.1965in"/>
      <style:text-properties fo:language="ru" fo:country="RU"/>
    </style:style>
    <style:style style:name="P4952" style:parent-style-name="Textbody" style:family="paragraph">
      <style:paragraph-properties fo:text-align="justify" fo:text-indent="0.1965in"/>
      <style:text-properties fo:language="ru" fo:country="RU"/>
    </style:style>
    <style:style style:name="P4953" style:parent-style-name="Textbody" style:family="paragraph">
      <style:paragraph-properties fo:text-align="justify"/>
      <style:text-properties fo:language="ru" fo:country="RU"/>
    </style:style>
    <style:style style:name="P4954" style:parent-style-name="Textbody" style:family="paragraph">
      <style:paragraph-properties fo:text-align="justify"/>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text-properties fo:language="ru" fo:country="RU"/>
    </style:style>
    <style:style style:name="P4966" style:parent-style-name="Textbody" style:family="paragraph">
      <style:paragraph-properties fo:text-align="justify"/>
      <style:text-properties fo:language="ru" fo:country="RU"/>
    </style:style>
    <style:style style:name="P4967" style:parent-style-name="Textbody" style:family="paragraph">
      <style:paragraph-properties fo:text-align="justify"/>
      <style:text-properties fo:language="ru" fo:country="RU"/>
    </style:style>
    <style:style style:name="P4968" style:parent-style-name="Textbody" style:family="paragraph">
      <style:paragraph-properties fo:text-align="justify"/>
      <style:text-properties fo:language="ru" fo:country="RU"/>
    </style:style>
    <style:style style:name="P4969" style:parent-style-name="Textbody" style:family="paragraph">
      <style:paragraph-properties fo:text-align="justify"/>
      <style:text-properties fo:language="ru" fo:country="RU"/>
    </style:style>
    <style:style style:name="P4970" style:parent-style-name="Textbody" style:family="paragraph">
      <style:paragraph-properties fo:text-align="justify"/>
      <style:text-properties fo:language="ru" fo:country="RU"/>
    </style:style>
    <style:style style:name="P4971" style:parent-style-name="Textbody" style:family="paragraph">
      <style:paragraph-properties fo:text-align="justify"/>
      <style:text-properties fo:language="ru" fo:country="RU"/>
    </style:style>
    <style:style style:name="P4972" style:parent-style-name="Textbody" style:family="paragraph">
      <style:paragraph-properties fo:text-align="justify"/>
      <style:text-properties fo:language="ru" fo:country="RU"/>
    </style:style>
    <style:style style:name="P4973" style:parent-style-name="Textbody" style:family="paragraph">
      <style:paragraph-properties fo:text-align="justify"/>
      <style:text-properties fo:language="ru" fo:country="RU"/>
    </style:style>
    <style:style style:name="P4974" style:parent-style-name="Textbody" style:family="paragraph">
      <style:paragraph-properties fo:text-align="justify"/>
      <style:text-properties fo:language="ru" fo:country="RU"/>
    </style:style>
    <style:style style:name="P4975" style:parent-style-name="Textbody" style:family="paragraph">
      <style:paragraph-properties fo:text-align="justify"/>
      <style:text-properties fo:language="ru" fo:country="RU"/>
    </style:style>
    <style:style style:name="P4976" style:parent-style-name="Textbody" style:family="paragraph">
      <style:paragraph-properties fo:text-align="justify"/>
      <style:text-properties fo:language="ru" fo:country="RU"/>
    </style:style>
    <style:style style:name="P4977" style:parent-style-name="Textbody" style:family="paragraph">
      <style:paragraph-properties fo:text-align="justify"/>
      <style:text-properties fo:language="ru" fo:country="RU"/>
    </style:style>
    <style:style style:name="P4978" style:parent-style-name="Textbody" style:family="paragraph">
      <style:paragraph-properties fo:text-align="justify"/>
      <style:text-properties fo:language="ru" fo:country="RU"/>
    </style:style>
    <style:style style:name="P4979" style:parent-style-name="Textbody" style:family="paragraph">
      <style:paragraph-properties fo:text-align="justify"/>
      <style:text-properties fo:language="ru" fo:country="RU"/>
    </style:style>
    <style:style style:name="P4980" style:parent-style-name="Textbody" style:family="paragraph">
      <style:paragraph-properties fo:text-align="justify"/>
      <style:text-properties fo:language="ru" fo:country="RU"/>
    </style:style>
    <style:style style:name="P4981" style:parent-style-name="Textbody" style:family="paragraph">
      <style:paragraph-properties fo:text-align="justify"/>
      <style:text-properties fo:language="ru" fo:country="RU"/>
    </style:style>
    <style:style style:name="P4982" style:parent-style-name="Textbody" style:family="paragraph">
      <style:paragraph-properties fo:text-align="justify"/>
    </style:style>
    <style:style style:name="T4983" style:parent-style-name="DefaultParagraphFont" style:family="text">
      <style:text-properties fo:language="ru" fo:country="RU"/>
    </style:style>
    <style:style style:name="T4984" style:parent-style-name="DefaultParagraphFont" style:family="text">
      <style:text-properties fo:font-style="italic" style:font-style-asian="italic"/>
    </style:style>
    <style:style style:name="T4985" style:parent-style-name="DefaultParagraphFont" style:family="text">
      <style:text-properties fo:font-style="italic" style:font-style-asian="italic" fo:language="ru" fo:country="RU"/>
    </style:style>
    <style:style style:name="T4986" style:parent-style-name="DefaultParagraphFont" style:family="text">
      <style:text-properties fo:font-style="italic" style:font-style-asian="italic"/>
    </style:style>
    <style:style style:name="T4987" style:parent-style-name="DefaultParagraphFont" style:family="text">
      <style:text-properties fo:language="ru" fo:country="RU"/>
    </style:style>
    <style:style style:name="P4988" style:parent-style-name="Textbody" style:family="paragraph">
      <style:paragraph-properties fo:text-align="justify"/>
      <style:text-properties fo:language="ru" fo:country="RU"/>
    </style:style>
    <style:style style:name="P4989" style:parent-style-name="Heading2" style:family="paragraph">
      <style:paragraph-properties fo:text-align="center"/>
      <style:text-properties fo:language="ru" fo:country="RU"/>
    </style:style>
    <style:style style:name="P4990" style:parent-style-name="Textbody" style:family="paragraph">
      <style:paragraph-properties fo:text-align="center"/>
      <style:text-properties fo:language="ru" fo:country="RU"/>
    </style:style>
    <style:style style:name="P4991"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92"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93" style:parent-style-name="Textbody" style:family="paragraph">
      <style:paragraph-properties fo:text-align="center"/>
      <style:text-properties fo:language="ru" fo:country="RU"/>
    </style:style>
    <style:style style:name="P4994" style:parent-style-name="Textbody" style:family="paragraph">
      <style:paragraph-properties fo:text-align="justify"/>
      <style:text-properties fo:font-style="italic" style:font-style-asian="italic" style:font-style-complex="italic" fo:language="ru" fo:country="RU"/>
    </style:style>
    <style:style style:name="P4995" style:parent-style-name="Textbody" style:family="paragraph">
      <style:paragraph-properties fo:text-align="justify"/>
      <style:text-properties fo:font-style="italic" style:font-style-asian="italic" style:font-style-complex="italic"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text-properties fo:font-style="italic" style:font-style-asian="italic" style:font-style-complex="italic" fo:language="ru" fo:country="RU"/>
    </style:style>
    <style:style style:name="P4998" style:parent-style-name="Textbody" style:family="paragraph">
      <style:paragraph-properties fo:text-align="justify"/>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style>
    <style:style style:name="T5003" style:parent-style-name="DefaultParagraphFont" style:family="text">
      <style:text-properties fo:font-style="italic" style:font-style-asian="italic" style:font-style-complex="italic" fo:language="ru" fo:country="RU"/>
    </style:style>
    <style:style style:name="P5004" style:parent-style-name="Textbody" style:family="paragraph">
      <style:paragraph-properties fo:text-align="justify"/>
      <style:text-properties fo:font-style="italic" style:font-style-asian="italic" style:font-style-complex="italic" fo:language="ru" fo:country="RU"/>
    </style:style>
    <style:style style:name="P5005" style:parent-style-name="Textbody" style:family="paragraph">
      <style:paragraph-properties fo:text-align="justify"/>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style>
    <style:style style:name="T5011" style:parent-style-name="DefaultParagraphFont" style:family="text">
      <style:text-properties fo:font-style="italic" style:font-style-asian="italic" style:font-style-complex="italic" fo:language="ru" fo:country="RU"/>
    </style:style>
    <style:style style:name="P5012" style:parent-style-name="Textbody" style:family="paragraph">
      <style:paragraph-properties fo:text-align="justify"/>
      <style:text-properties fo:font-style="italic" style:font-style-asian="italic" style:font-style-complex="italic" fo:language="ru" fo:country="RU"/>
    </style:style>
    <style:style style:name="P5013" style:parent-style-name="Textbody" style:family="paragraph">
      <style:paragraph-properties fo:text-align="justify"/>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text-properties fo:font-style="italic" style:font-style-asian="italic" style:font-style-complex="italic" fo:language="ru" fo:country="RU"/>
    </style:style>
    <style:style style:name="P5018" style:parent-style-name="Textbody" style:family="paragraph">
      <style:paragraph-properties fo:text-align="justify"/>
      <style:text-properties fo:font-style="italic" style:font-style-asian="italic" style:font-style-complex="italic" fo:language="ru" fo:country="RU"/>
    </style:style>
    <style:style style:name="P5019" style:parent-style-name="Textbody" style:family="paragraph">
      <style:paragraph-properties fo:text-align="justify"/>
      <style:text-properties fo:font-style="italic" style:font-style-asian="italic" style:font-style-complex="italic" fo:language="ru" fo:country="RU"/>
    </style:style>
    <style:style style:name="P5020" style:parent-style-name="Textbody" style:family="paragraph">
      <style:paragraph-properties fo:text-align="justify"/>
      <style:text-properties fo:font-style="italic" style:font-style-asian="italic" style:font-style-complex="italic" fo:language="ru" fo:country="RU"/>
    </style:style>
    <style:style style:name="P5021" style:parent-style-name="Textbody" style:family="paragraph">
      <style:paragraph-properties fo:text-align="justify"/>
      <style:text-properties fo:font-style="italic" style:font-style-asian="italic" style:font-style-complex="italic" fo:language="ru" fo:country="RU"/>
    </style:style>
    <style:style style:name="P5022" style:parent-style-name="Textbody" style:family="paragraph">
      <style:paragraph-properties fo:text-align="justify"/>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font-style="italic" style:font-style-asian="italic" style:font-style-complex="italic" fo:language="ru" fo:country="RU"/>
    </style:style>
    <style:style style:name="P5025" style:parent-style-name="Textbody" style:family="paragraph">
      <style:paragraph-properties fo:text-align="justify"/>
      <style:text-properties fo:font-style="italic" style:font-style-asian="italic" style:font-style-complex="italic" fo:language="ru" fo:country="RU"/>
    </style:style>
    <style:style style:name="P5026" style:parent-style-name="Textbody" style:family="paragraph">
      <style:paragraph-properties fo:text-align="justify"/>
      <style:text-properties fo:font-style="italic" style:font-style-asian="italic" style:font-style-complex="italic" fo:language="ru" fo:country="RU"/>
    </style:style>
    <style:style style:name="P5027" style:parent-style-name="Textbody" style:family="paragraph">
      <style:paragraph-properties fo:text-align="justify"/>
      <style:text-properties fo:font-style="italic" style:font-style-asian="italic" style:font-style-complex="italic" fo:language="ru" fo:country="RU"/>
    </style:style>
    <style:style style:name="P5028" style:parent-style-name="Textbody" style:family="paragraph">
      <style:paragraph-properties fo:text-align="justify"/>
      <style:text-properties fo:font-style="italic" style:font-style-asian="italic" style:font-style-complex="italic" fo:language="ru" fo:country="RU"/>
    </style:style>
    <style:style style:name="P5029" style:parent-style-name="Textbody" style:family="paragraph">
      <style:paragraph-properties fo:text-align="justify"/>
      <style:text-properties fo:font-style="italic" style:font-style-asian="italic" style:font-style-complex="italic" fo:language="ru" fo:country="RU"/>
    </style:style>
    <style:style style:name="P5030" style:parent-style-name="Textbody" style:family="paragraph">
      <style:paragraph-properties fo:text-align="justify"/>
      <style:text-properties fo:font-style="italic" style:font-style-asian="italic" style:font-style-complex="italic" fo:language="ru" fo:country="RU"/>
    </style:style>
    <style:style style:name="P5031" style:parent-style-name="Textbody" style:family="paragraph">
      <style:paragraph-properties fo:text-align="justify"/>
      <style:text-properties fo:font-style="italic" style:font-style-asian="italic" style:font-style-complex="italic" fo:language="ru" fo:country="RU"/>
    </style:style>
    <style:style style:name="P5032" style:parent-style-name="Textbody" style:family="paragraph">
      <style:paragraph-properties fo:text-align="justify"/>
      <style:text-properties fo:font-style="italic" style:font-style-asian="italic" style:font-style-complex="italic" fo:language="ru" fo:country="RU"/>
    </style:style>
    <style:style style:name="P5033" style:parent-style-name="Textbody" style:family="paragraph">
      <style:paragraph-properties fo:text-align="justify"/>
      <style:text-properties fo:font-style="italic" style:font-style-asian="italic" style:font-style-complex="italic" fo:language="ru" fo:country="RU"/>
    </style:style>
    <style:style style:name="P5034" style:parent-style-name="Textbody" style:family="paragraph">
      <style:paragraph-properties fo:text-align="justify"/>
      <style:text-properties fo:font-style="italic" style:font-style-asian="italic" style:font-style-complex="italic" fo:language="ru" fo:country="RU"/>
    </style:style>
    <style:style style:name="P5035" style:parent-style-name="Textbody" style:family="paragraph">
      <style:paragraph-properties fo:text-align="justify"/>
      <style:text-properties fo:font-style="italic" style:font-style-asian="italic" style:font-style-complex="italic" fo:language="ru" fo:country="RU"/>
    </style:style>
    <style:style style:name="P5036" style:parent-style-name="Textbody" style:family="paragraph">
      <style:paragraph-properties fo:text-align="justify"/>
      <style:text-properties fo:font-style="italic" style:font-style-asian="italic" style:font-style-complex="italic" fo:language="ru" fo:country="RU"/>
    </style:style>
    <style:style style:name="P5037" style:parent-style-name="Textbody" style:family="paragraph">
      <style:paragraph-properties fo:text-align="justify"/>
      <style:text-properties fo:font-style="italic" style:font-style-asian="italic" style:font-style-complex="italic" fo:language="ru" fo:country="RU"/>
    </style:style>
    <style:style style:name="P5038" style:parent-style-name="Textbody" style:family="paragraph">
      <style:paragraph-properties fo:text-align="justify"/>
      <style:text-properties fo:font-style="italic" style:font-style-asian="italic" style:font-style-complex="italic" fo:language="ru" fo:country="RU"/>
    </style:style>
    <style:style style:name="P5039" style:parent-style-name="Textbody" style:family="paragraph">
      <style:paragraph-properties fo:text-align="justify"/>
      <style:text-properties fo:font-style="italic" style:font-style-asian="italic" style:font-style-complex="italic" fo:language="ru" fo:country="RU"/>
    </style:style>
    <style:style style:name="P5040" style:parent-style-name="Textbody" style:family="paragraph">
      <style:paragraph-properties fo:text-align="justify"/>
      <style:text-properties fo:font-style="italic" style:font-style-asian="italic" style:font-style-complex="italic" fo:language="ru" fo:country="RU"/>
    </style:style>
    <style:style style:name="P5041" style:parent-style-name="Textbody" style:family="paragraph">
      <style:paragraph-properties fo:text-align="justify"/>
      <style:text-properties fo:font-style="italic" style:font-style-asian="italic" style:font-style-complex="italic" fo:language="ru" fo:country="RU"/>
    </style:style>
    <style:style style:name="P5042" style:parent-style-name="Textbody" style:family="paragraph">
      <style:paragraph-properties fo:text-align="justify"/>
      <style:text-properties fo:font-style="italic" style:font-style-asian="italic" style:font-style-complex="italic" fo:language="ru" fo:country="RU"/>
    </style:style>
    <style:style style:name="P5043" style:parent-style-name="Textbody" style:family="paragraph">
      <style:paragraph-properties fo:text-align="justify"/>
      <style:text-properties fo:font-style="italic" style:font-style-asian="italic" style:font-style-complex="italic" fo:language="ru" fo:country="RU"/>
    </style:style>
    <style:style style:name="P5044" style:parent-style-name="Textbody" style:family="paragraph">
      <style:paragraph-properties fo:text-align="justify"/>
      <style:text-properties fo:font-style="italic" style:font-style-asian="italic" style:font-style-complex="italic" fo:language="ru" fo:country="RU"/>
    </style:style>
    <style:style style:name="P5045" style:parent-style-name="Textbody" style:family="paragraph">
      <style:paragraph-properties fo:text-align="justify"/>
      <style:text-properties fo:font-style="italic" style:font-style-asian="italic" style:font-style-complex="italic" fo:language="ru" fo:country="RU"/>
    </style:style>
    <style:style style:name="P5046" style:parent-style-name="Textbody" style:family="paragraph">
      <style:paragraph-properties fo:text-align="justify"/>
      <style:text-properties fo:font-style="italic" style:font-style-asian="italic" style:font-style-complex="italic" fo:language="ru" fo:country="RU"/>
    </style:style>
    <style:style style:name="P5047" style:parent-style-name="Textbody" style:family="paragraph">
      <style:paragraph-properties fo:text-align="justify"/>
      <style:text-properties fo:font-style="italic" style:font-style-asian="italic" style:font-style-complex="italic" fo:language="ru" fo:country="RU"/>
    </style:style>
    <style:style style:name="P5048" style:parent-style-name="Textbody" style:family="paragraph">
      <style:paragraph-properties fo:text-align="justify"/>
      <style:text-properties fo:font-style="italic" style:font-style-asian="italic" style:font-style-complex="italic" fo:language="ru" fo:country="RU"/>
    </style:style>
    <style:style style:name="P5049" style:parent-style-name="Textbody" style:family="paragraph">
      <style:paragraph-properties fo:text-align="justify"/>
      <style:text-properties fo:font-style="italic" style:font-style-asian="italic" style:font-style-complex="italic" fo:language="ru" fo:country="RU"/>
    </style:style>
    <style:style style:name="P5050" style:parent-style-name="Textbody" style:family="paragraph">
      <style:paragraph-properties fo:text-align="justify"/>
      <style:text-properties fo:font-style="italic" style:font-style-asian="italic" style:font-style-complex="italic" fo:language="ru" fo:country="RU"/>
    </style:style>
    <style:style style:name="P5051" style:parent-style-name="Textbody" style:family="paragraph">
      <style:paragraph-properties fo:text-align="justify"/>
      <style:text-properties fo:font-style="italic" style:font-style-asian="italic" style:font-style-complex="italic" fo:language="ru" fo:country="RU"/>
    </style:style>
    <style:style style:name="P5052" style:parent-style-name="Textbody" style:family="paragraph">
      <style:paragraph-properties fo:text-align="justify"/>
      <style:text-properties fo:font-style="italic" style:font-style-asian="italic" style:font-style-complex="italic" fo:language="ru" fo:country="RU"/>
    </style:style>
    <style:style style:name="P5053" style:parent-style-name="Textbody" style:family="paragraph">
      <style:paragraph-properties fo:text-align="justify"/>
      <style:text-properties fo:font-style="italic" style:font-style-asian="italic" style:font-style-complex="italic" fo:language="ru" fo:country="RU"/>
    </style:style>
    <style:style style:name="P5054" style:parent-style-name="Textbody" style:family="paragraph">
      <style:paragraph-properties fo:text-align="justify"/>
      <style:text-properties fo:font-style="italic" style:font-style-asian="italic" style:font-style-complex="italic" fo:language="ru" fo:country="RU"/>
    </style:style>
    <style:style style:name="P5055" style:parent-style-name="Textbody" style:family="paragraph">
      <style:paragraph-properties fo:text-align="justify"/>
      <style:text-properties fo:font-style="italic" style:font-style-asian="italic" style:font-style-complex="italic" fo:language="ru" fo:country="RU"/>
    </style:style>
    <style:style style:name="P5056" style:parent-style-name="Textbody" style:family="paragraph">
      <style:paragraph-properties fo:text-align="justify"/>
      <style:text-properties fo:font-style="italic" style:font-style-asian="italic" style:font-style-complex="italic" fo:language="ru" fo:country="RU"/>
    </style:style>
    <style:style style:name="P5057" style:parent-style-name="Textbody" style:family="paragraph">
      <style:paragraph-properties fo:text-align="justify"/>
      <style:text-properties fo:font-style="italic" style:font-style-asian="italic" style:font-style-complex="italic" fo:language="ru" fo:country="RU"/>
    </style:style>
    <style:style style:name="P5058" style:parent-style-name="Textbody" style:family="paragraph">
      <style:paragraph-properties fo:text-align="justify"/>
      <style:text-properties fo:font-style="italic" style:font-style-asian="italic" style:font-style-complex="italic" fo:language="ru" fo:country="RU"/>
    </style:style>
    <style:style style:name="P5059" style:parent-style-name="Textbody" style:family="paragraph">
      <style:paragraph-properties fo:text-align="justify"/>
      <style:text-properties fo:font-style="italic" style:font-style-asian="italic" style:font-style-complex="italic" fo:language="ru" fo:country="RU"/>
    </style:style>
    <style:style style:name="P5060" style:parent-style-name="Textbody" style:family="paragraph">
      <style:paragraph-properties fo:text-align="justify"/>
      <style:text-properties fo:font-style="italic" style:font-style-asian="italic" style:font-style-complex="italic" fo:language="ru" fo:country="RU"/>
    </style:style>
    <style:style style:name="P5061" style:parent-style-name="Textbody" style:family="paragraph">
      <style:paragraph-properties fo:text-align="justify"/>
      <style:text-properties fo:font-style="italic" style:font-style-asian="italic" style:font-style-complex="italic" fo:language="ru" fo:country="RU"/>
    </style:style>
    <style:style style:name="P5062" style:parent-style-name="Textbody" style:family="paragraph">
      <style:paragraph-properties fo:text-align="justify"/>
      <style:text-properties fo:font-style="italic" style:font-style-asian="italic" style:font-style-complex="italic" fo:language="ru" fo:country="RU"/>
    </style:style>
    <style:style style:name="P5063" style:parent-style-name="Textbody" style:family="paragraph">
      <style:paragraph-properties fo:text-align="justify"/>
      <style:text-properties fo:font-style="italic" style:font-style-asian="italic" style:font-style-complex="italic" fo:language="ru" fo:country="RU"/>
    </style:style>
    <style:style style:name="P5064" style:parent-style-name="Textbody" style:family="paragraph">
      <style:paragraph-properties fo:text-align="justify"/>
      <style:text-properties fo:font-style="italic" style:font-style-asian="italic" style:font-style-complex="italic" fo:language="ru" fo:country="RU"/>
    </style:style>
    <style:style style:name="P5065" style:parent-style-name="Textbody" style:family="paragraph">
      <style:paragraph-properties fo:text-align="justify"/>
    </style:style>
    <style:style style:name="T5066" style:parent-style-name="DefaultParagraphFont" style:family="text">
      <style:text-properties fo:font-style="italic" style:font-style-asian="italic" style:font-style-complex="italic" fo:language="ru" fo:country="RU"/>
    </style:style>
    <style:style style:name="T5067" style:parent-style-name="DefaultParagraphFont" style:family="text">
      <style:text-properties fo:font-style="italic" style:font-style-asian="italic" style:font-style-complex="italic" fo:language="uk" fo:country="UA"/>
    </style:style>
    <style:style style:name="T5068" style:parent-style-name="DefaultParagraphFont" style:family="text">
      <style:text-properties fo:font-style="italic" style:font-style-asian="italic" style:font-style-complex="italic" fo:language="ru" fo:country="RU"/>
    </style:style>
    <style:style style:name="T5069" style:parent-style-name="DefaultParagraphFont" style:family="text">
      <style:text-properties fo:font-style="italic" style:font-style-asian="italic" style:font-style-complex="italic" fo:language="uk" fo:country="UA"/>
    </style:style>
    <style:style style:name="T5070" style:parent-style-name="DefaultParagraphFont" style:family="text">
      <style:text-properties fo:font-style="italic" style:font-style-asian="italic" style:font-style-complex="italic" fo:language="ru" fo:country="RU"/>
    </style:style>
    <style:style style:name="P5071" style:parent-style-name="Textbody" style:family="paragraph">
      <style:paragraph-properties fo:text-align="justify"/>
      <style:text-properties fo:font-style="italic" style:font-style-asian="italic" style:font-style-complex="italic" fo:language="ru" fo:country="RU"/>
    </style:style>
    <style:style style:name="P5072" style:parent-style-name="Textbody" style:family="paragraph">
      <style:paragraph-properties fo:text-align="justify"/>
      <style:text-properties fo:language="ru" fo:country="RU"/>
    </style:style>
    <style:style style:name="P5073" style:parent-style-name="Textbody" style:family="paragraph">
      <style:paragraph-properties fo:text-align="justify"/>
    </style:style>
    <style:style style:name="T5074" style:parent-style-name="DefaultParagraphFont" style:family="text">
      <style:text-properties fo:font-style="italic" style:font-style-asian="italic" style:font-style-complex="italic" fo:language="ru" fo:country="RU"/>
    </style:style>
    <style:style style:name="T5075" style:parent-style-name="DefaultParagraphFont" style:family="text">
      <style:text-properties fo:font-style="italic" style:font-style-asian="italic" style:font-style-complex="italic" fo:language="ru" fo:country="RU"/>
    </style:style>
    <style:style style:name="P5076" style:parent-style-name="Textbody" style:family="paragraph">
      <style:paragraph-properties fo:text-align="justify"/>
      <style:text-properties fo:language="ru" fo:country="RU"/>
    </style:style>
    <style:style style:name="P5077" style:parent-style-name="Textbody" style:family="paragraph">
      <style:paragraph-properties fo:text-align="justify"/>
    </style:style>
    <style:style style:name="T5078" style:parent-style-name="DefaultParagraphFont" style:family="text">
      <style:text-properties fo:font-style="italic" style:font-style-asian="italic" style:font-style-complex="italic" fo:language="ru" fo:country="RU"/>
    </style:style>
    <style:style style:name="P5079" style:parent-style-name="Textbody" style:family="paragraph">
      <style:paragraph-properties fo:text-align="justify"/>
      <style:text-properties fo:language="ru" fo:country="RU"/>
    </style:style>
    <style:style style:name="P5080" style:parent-style-name="Textbody" style:family="paragraph">
      <style:paragraph-properties fo:text-align="justify"/>
    </style:style>
    <style:style style:name="T5081" style:parent-style-name="DefaultParagraphFont" style:family="text">
      <style:text-properties fo:font-style="italic" style:font-style-asian="italic" style:font-style-complex="italic" fo:language="ru" fo:country="RU"/>
    </style:style>
    <style:style style:name="P5082" style:parent-style-name="Textbody" style:family="paragraph">
      <style:paragraph-properties fo:text-align="justify"/>
    </style:style>
    <style:style style:name="T5083" style:parent-style-name="DefaultParagraphFont" style:family="text">
      <style:text-properties fo:font-style="italic" style:font-style-asian="italic" style:font-style-complex="italic" fo:language="ru" fo:country="RU"/>
    </style:style>
    <style:style style:name="P5084" style:parent-style-name="Textbody" style:family="paragraph">
      <style:paragraph-properties fo:text-align="justify"/>
    </style:style>
    <style:style style:name="T5085" style:parent-style-name="DefaultParagraphFont" style:family="text">
      <style:text-properties fo:font-style="italic" style:font-style-asian="italic" style:font-style-complex="italic" fo:language="ru" fo:country="RU"/>
    </style:style>
    <style:style style:name="P5086" style:parent-style-name="Textbody" style:family="paragraph">
      <style:paragraph-properties fo:text-align="justify"/>
    </style:style>
    <style:style style:name="T5087" style:parent-style-name="DefaultParagraphFont" style:family="text">
      <style:text-properties fo:font-style="italic" style:font-style-asian="italic" style:font-style-complex="italic" fo:language="ru" fo:country="RU"/>
    </style:style>
    <style:style style:name="P5088" style:parent-style-name="Textbody" style:family="paragraph">
      <style:paragraph-properties fo:text-align="justify"/>
      <style:text-properties fo:language="ru" fo:country="RU"/>
    </style:style>
    <style:style style:name="P5089" style:parent-style-name="Textbody" style:family="paragraph">
      <style:paragraph-properties fo:text-align="justify"/>
    </style:style>
    <style:style style:name="T5090" style:parent-style-name="DefaultParagraphFont" style:family="text">
      <style:text-properties fo:font-style="italic" style:font-style-asian="italic" style:font-style-complex="italic" fo:language="ru" fo:country="RU"/>
    </style:style>
    <style:style style:name="P5091" style:parent-style-name="Textbody" style:family="paragraph">
      <style:paragraph-properties fo:text-align="justify"/>
      <style:text-properties fo:font-style="italic" style:font-style-asian="italic" style:font-style-complex="italic" fo:language="ru" fo:country="RU"/>
    </style:style>
    <style:style style:name="P5092" style:parent-style-name="Textbody" style:family="paragraph">
      <style:paragraph-properties fo:text-align="justify"/>
      <style:text-properties fo:font-style="italic" style:font-style-asian="italic" style:font-style-complex="italic" fo:language="ru" fo:country="RU"/>
    </style:style>
    <style:style style:name="P5093" style:parent-style-name="Textbody" style:family="paragraph">
      <style:paragraph-properties fo:text-align="justify"/>
      <style:text-properties fo:font-style="italic" style:font-style-asian="italic" style:font-style-complex="italic" fo:language="ru" fo:country="RU"/>
    </style:style>
    <style:style style:name="P5094" style:parent-style-name="Textbody" style:family="paragraph">
      <style:paragraph-properties fo:text-align="justify"/>
      <style:text-properties fo:font-style="italic" style:font-style-asian="italic" style:font-style-complex="italic" fo:language="ru" fo:country="RU"/>
    </style:style>
    <style:style style:name="P5095" style:parent-style-name="Textbody" style:family="paragraph">
      <style:paragraph-properties fo:text-align="justify"/>
      <style:text-properties fo:font-style="italic" style:font-style-asian="italic" style:font-style-complex="italic" fo:language="ru" fo:country="RU"/>
    </style:style>
    <style:style style:name="P5096" style:parent-style-name="Textbody" style:family="paragraph">
      <style:paragraph-properties fo:text-align="justify"/>
      <style:text-properties fo:font-style="italic" style:font-style-asian="italic" style:font-style-complex="italic" fo:language="ru" fo:country="RU"/>
    </style:style>
    <style:style style:name="P5097" style:parent-style-name="Textbody" style:family="paragraph">
      <style:paragraph-properties fo:text-align="justify"/>
      <style:text-properties fo:language="ru" fo:country="RU"/>
    </style:style>
    <style:style style:name="P5098" style:parent-style-name="Textbody" style:family="paragraph">
      <style:paragraph-properties fo:text-align="justify"/>
      <style:text-properties fo:language="ru" fo:country="RU"/>
    </style:style>
    <style:style style:name="P5099" style:parent-style-name="Textbody" style:family="paragraph">
      <style:paragraph-properties fo:text-align="justify"/>
      <style:text-properties fo:font-style="italic" style:font-style-asian="italic" style:font-style-complex="italic" fo:language="ru" fo:country="RU"/>
    </style:style>
    <style:style style:name="P5100" style:parent-style-name="Textbody" style:family="paragraph">
      <style:paragraph-properties fo:text-align="justify"/>
      <style:text-properties fo:font-style="italic" style:font-style-asian="italic" style:font-style-complex="italic" fo:language="ru" fo:country="RU"/>
    </style:style>
    <style:style style:name="P5101" style:parent-style-name="Textbody" style:family="paragraph">
      <style:paragraph-properties fo:text-align="justify"/>
      <style:text-properties fo:font-style="italic" style:font-style-asian="italic" style:font-style-complex="italic" fo:language="ru" fo:country="RU"/>
    </style:style>
    <style:style style:name="P5102" style:parent-style-name="Textbody" style:family="paragraph">
      <style:paragraph-properties fo:text-align="justify"/>
      <style:text-properties fo:font-style="italic" style:font-style-asian="italic" style:font-style-complex="italic" fo:language="ru" fo:country="RU"/>
    </style:style>
    <style:style style:name="P5103" style:parent-style-name="Textbody" style:family="paragraph">
      <style:paragraph-properties fo:text-align="justify"/>
      <style:text-properties fo:font-style="italic" style:font-style-asian="italic" style:font-style-complex="italic" fo:language="ru" fo:country="RU"/>
    </style:style>
    <style:style style:name="P5104" style:parent-style-name="Standard" style:family="paragraph">
      <style:paragraph-properties fo:text-align="justify"/>
      <style:text-properties fo:font-style="italic" style:font-style-asian="italic" style:font-style-complex="italic" fo:language="ru" fo:country="RU"/>
    </style:style>
    <style:style style:name="P5105" style:parent-style-name="Textbody" style:family="paragraph">
      <style:paragraph-properties fo:text-align="justify"/>
      <style:text-properties fo:font-style="italic" style:font-style-asian="italic" style:font-style-complex="italic" fo:language="ru" fo:country="RU"/>
    </style:style>
    <style:style style:name="P5106" style:parent-style-name="Textbody" style:family="paragraph">
      <style:paragraph-properties fo:text-align="justify"/>
    </style:style>
    <style:style style:name="T5107" style:parent-style-name="DefaultParagraphFont" style:family="text">
      <style:text-properties fo:font-style="italic" style:font-style-asian="italic" style:font-style-complex="italic" fo:language="ru" fo:country="RU"/>
    </style:style>
    <style:style style:name="P5108" style:parent-style-name="Textbody" style:family="paragraph">
      <style:paragraph-properties fo:text-align="justify"/>
    </style:style>
    <style:style style:name="T5109" style:parent-style-name="DefaultParagraphFont" style:family="text">
      <style:text-properties fo:font-style="italic" style:font-style-asian="italic" style:font-style-complex="italic" fo:language="ru" fo:country="RU"/>
    </style:style>
    <style:style style:name="T5110" style:parent-style-name="DefaultParagraphFont" style:family="text">
      <style:text-properties fo:font-style="italic" style:font-style-asian="italic" style:font-style-complex="italic" fo:language="uk" fo:country="UA"/>
    </style:style>
    <style:style style:name="T5111" style:parent-style-name="DefaultParagraphFont" style:family="text">
      <style:text-properties fo:font-style="italic" style:font-style-asian="italic" style:font-style-complex="italic" fo:language="ru" fo:country="RU"/>
    </style:style>
    <style:style style:name="T5112" style:parent-style-name="DefaultParagraphFont" style:family="text">
      <style:text-properties fo:font-style="italic" style:font-style-asian="italic" style:font-style-complex="italic" fo:language="uk" fo:country="UA"/>
    </style:style>
    <style:style style:name="T5113" style:parent-style-name="DefaultParagraphFont" style:family="text">
      <style:text-properties fo:font-style="italic" style:font-style-asian="italic" style:font-style-complex="italic" fo:language="ru" fo:country="RU"/>
    </style:style>
    <style:style style:name="P5114" style:parent-style-name="Textbody" style:family="paragraph">
      <style:paragraph-properties fo:text-align="justify"/>
    </style:style>
    <style:style style:name="T5115" style:parent-style-name="DefaultParagraphFont" style:family="text">
      <style:text-properties fo:font-style="italic" style:font-style-asian="italic" style:font-style-complex="italic" fo:language="ru" fo:country="RU"/>
    </style:style>
    <style:style style:name="T5116" style:parent-style-name="DefaultParagraphFont" style:family="text">
      <style:text-properties fo:font-style="italic" style:font-style-asian="italic" style:font-style-complex="italic" fo:language="uk" fo:country="UA"/>
    </style:style>
    <style:style style:name="T5117" style:parent-style-name="DefaultParagraphFont" style:family="text">
      <style:text-properties fo:font-style="italic" style:font-style-asian="italic" style:font-style-complex="italic" fo:language="ru" fo:country="RU"/>
    </style:style>
    <style:style style:name="P5118" style:parent-style-name="Textbody" style:family="paragraph">
      <style:paragraph-properties fo:text-align="justify"/>
    </style:style>
    <style:style style:name="T5119" style:parent-style-name="DefaultParagraphFont" style:family="text">
      <style:text-properties fo:font-style="italic" style:font-style-asian="italic" style:font-style-complex="italic" fo:language="ru" fo:country="RU"/>
    </style:style>
    <style:style style:name="T5120" style:parent-style-name="DefaultParagraphFont" style:family="text">
      <style:text-properties fo:font-style="italic" style:font-style-asian="italic" style:font-style-complex="italic" fo:language="uk" fo:country="UA"/>
    </style:style>
    <style:style style:name="T5121" style:parent-style-name="DefaultParagraphFont" style:family="text">
      <style:text-properties fo:font-style="italic" style:font-style-asian="italic" style:font-style-complex="italic" fo:language="ru" fo:country="RU"/>
    </style:style>
    <style:style style:name="T5122" style:parent-style-name="DefaultParagraphFont" style:family="text">
      <style:text-properties fo:font-style="italic" style:font-style-asian="italic" style:font-style-complex="italic" fo:language="uk" fo:country="UA"/>
    </style:style>
    <style:style style:name="P5123" style:parent-style-name="Textbody" style:family="paragraph">
      <style:paragraph-properties fo:text-align="justify"/>
    </style:style>
    <style:style style:name="T5124" style:parent-style-name="DefaultParagraphFont" style:family="text">
      <style:text-properties fo:font-style="italic" style:font-style-asian="italic" style:font-style-complex="italic" fo:language="uk" fo:country="UA"/>
    </style:style>
    <style:style style:name="P5125" style:parent-style-name="Textbody" style:family="paragraph">
      <style:paragraph-properties fo:text-align="justify"/>
      <style:text-properties fo:font-style="italic" style:font-style-asian="italic" style:font-style-complex="italic" fo:language="ru" fo:country="RU"/>
    </style:style>
    <style:style style:name="P5126" style:parent-style-name="Textbody" style:family="paragraph">
      <style:paragraph-properties fo:text-align="justify"/>
      <style:text-properties fo:font-style="italic" style:font-style-asian="italic" style:font-style-complex="italic"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justify"/>
      <style:text-properties fo:language="ru" fo:country="RU"/>
    </style:style>
    <style:style style:name="P5129" style:parent-style-name="Textbody" style:family="paragraph">
      <style:paragraph-properties fo:text-align="justify"/>
      <style:text-properties fo:language="ru" fo:country="RU"/>
    </style:style>
    <style:style style:name="P5130" style:parent-style-name="Textbody" style:family="paragraph">
      <style:paragraph-properties fo:text-align="justify"/>
      <style:text-properties fo:language="ru" fo:country="RU"/>
    </style:style>
    <style:style style:name="P5131" style:parent-style-name="Textbody" style:family="paragraph">
      <style:paragraph-properties fo:text-align="justify"/>
      <style:text-properties fo:language="ru" fo:country="RU"/>
    </style:style>
    <style:style style:name="P5132" style:parent-style-name="Textbody" style:family="paragraph">
      <style:paragraph-properties fo:text-align="justify"/>
      <style:text-properties fo:language="ru" fo:country="RU"/>
    </style:style>
    <style:style style:name="P5133" style:parent-style-name="Textbody" style:family="paragraph">
      <style:paragraph-properties fo:text-align="justify"/>
      <style:text-properties fo:language="ru" fo:country="RU"/>
    </style:style>
    <style:style style:name="P5134" style:parent-style-name="Textbody" style:family="paragraph">
      <style:paragraph-properties fo:text-align="justify"/>
      <style:text-properties fo:language="ru" fo:country="RU"/>
    </style:style>
    <style:style style:name="P5135" style:parent-style-name="Textbody" style:family="paragraph">
      <style:paragraph-properties fo:text-align="justify"/>
      <style:text-properties fo:language="ru" fo:country="RU"/>
    </style:style>
    <style:style style:name="P5136" style:parent-style-name="Textbody" style:family="paragraph">
      <style:paragraph-properties fo:text-align="justify"/>
      <style:text-properties fo:language="ru" fo:country="RU"/>
    </style:style>
    <style:style style:name="P5137" style:parent-style-name="Textbody" style:family="paragraph">
      <style:paragraph-properties fo:text-align="justify"/>
      <style:text-properties fo:language="ru" fo:country="RU"/>
    </style:style>
    <style:style style:name="P5138" style:parent-style-name="Textbody" style:family="paragraph">
      <style:paragraph-properties fo:text-align="justify"/>
      <style:text-properties fo:language="ru" fo:country="RU"/>
    </style:style>
    <style:style style:name="P5139" style:parent-style-name="Textbody" style:family="paragraph">
      <style:paragraph-properties fo:text-align="justify"/>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center"/>
    </style:style>
    <style:style style:name="P5145" style:parent-style-name="Textbody" style:family="paragraph">
      <style:paragraph-properties fo:text-align="center"/>
    </style:style>
    <style:style style:name="P5146" style:parent-style-name="Textbody" style:family="paragraph">
      <style:paragraph-properties fo:text-align="justify"/>
    </style:style>
    <style:style style:name="T5147" style:parent-style-name="DefaultParagraphFont" style:family="text">
      <style:text-properties fo:language="ru" fo:country="RU"/>
    </style:style>
    <style:style style:name="P5148" style:parent-style-name="Textbody" style:family="paragraph">
      <style:paragraph-properties fo:text-align="justify"/>
    </style:style>
    <style:style style:name="T5149" style:parent-style-name="DefaultParagraphFont" style:family="text">
      <style:text-properties fo:language="uk" fo:country="UA"/>
    </style:style>
    <style:style style:name="T5150" style:parent-style-name="DefaultParagraphFont" style:family="text">
      <style:text-properties fo:language="ru" fo:country="RU"/>
    </style:style>
    <style:style style:name="T5151" style:parent-style-name="DefaultParagraphFont" style:family="text">
      <style:text-properties fo:language="uk" fo:country="UA"/>
    </style:style>
    <style:style style:name="T5152" style:parent-style-name="DefaultParagraphFont" style:family="text">
      <style:text-properties fo:language="ru" fo:country="RU"/>
    </style:style>
    <style:style style:name="P5153" style:parent-style-name="Standard" style:family="paragraph">
      <style:paragraph-properties fo:text-align="justify" fo:text-indent="0.1965in"/>
      <style:text-properties fo:language="ru" fo:country="RU"/>
    </style:style>
    <style:style style:name="P5154" style:parent-style-name="Textbody" style:family="paragraph">
      <style:paragraph-properties fo:text-align="justify" fo:text-indent="0.1965in"/>
      <style:text-properties fo:language="ru" fo:country="RU"/>
    </style:style>
    <style:style style:name="P5155" style:parent-style-name="Textbody" style:family="paragraph">
      <style:paragraph-properties fo:text-align="justify" fo:text-indent="0.1965in"/>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style>
    <style:style style:name="T5163" style:parent-style-name="DefaultParagraphFont" style:family="text">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text-properties fo:language="ru" fo:country="RU"/>
    </style:style>
    <style:style style:name="P5173" style:parent-style-name="Textbody" style:family="paragraph">
      <style:paragraph-properties fo:text-align="justify"/>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language="ru" fo:country="RU"/>
    </style:style>
    <style:style style:name="P5196" style:parent-style-name="Textbody" style:family="paragraph">
      <style:paragraph-properties fo:text-align="justify"/>
      <style:text-properties fo:language="ru" fo:country="RU"/>
    </style:style>
    <style:style style:name="P5197" style:parent-style-name="Textbody" style:family="paragraph">
      <style:paragraph-properties fo:text-align="justify"/>
      <style:text-properties fo:language="ru" fo:country="RU"/>
    </style:style>
    <style:style style:name="P5198" style:parent-style-name="Textbody" style:family="paragraph">
      <style:paragraph-properties fo:text-align="justify"/>
      <style:text-properties fo:background-color="#FFFF00" fo:language="ru" fo:country="RU"/>
    </style:style>
    <style:style style:name="P5199" style:parent-style-name="Textbody" style:family="paragraph">
      <style:paragraph-properties fo:text-align="justify"/>
      <style:text-properties fo:language="ru" fo:country="RU"/>
    </style:style>
    <style:style style:name="P5200" style:parent-style-name="Textbody" style:family="paragraph">
      <style:paragraph-properties fo:text-align="justify"/>
      <style:text-properties fo:language="ru" fo:country="RU"/>
    </style:style>
    <style:style style:name="P5201" style:parent-style-name="Textbody" style:family="paragraph">
      <style:paragraph-properties fo:text-align="justify"/>
      <style:text-properties fo:language="ru" fo:country="RU"/>
    </style:style>
    <style:style style:name="P5202" style:parent-style-name="Textbody" style:family="paragraph">
      <style:paragraph-properties fo:text-align="justify"/>
      <style:text-properties fo:language="ru" fo:country="RU"/>
    </style:style>
    <style:style style:name="P5203" style:parent-style-name="Textbody" style:family="paragraph">
      <style:paragraph-properties fo:text-align="justify"/>
      <style:text-properties fo:language="ru" fo:country="RU"/>
    </style:style>
    <style:style style:name="P5204" style:parent-style-name="Textbody" style:family="paragraph">
      <style:paragraph-properties fo:text-align="justify"/>
      <style:text-properties fo:language="ru" fo:country="RU"/>
    </style:style>
    <style:style style:name="P5205" style:parent-style-name="Textbody" style:family="paragraph">
      <style:paragraph-properties fo:text-align="justify"/>
      <style:text-properties fo:language="ru" fo:country="RU"/>
    </style:style>
    <style:style style:name="P5206" style:parent-style-name="Textbody" style:family="paragraph">
      <style:paragraph-properties fo:text-align="justify"/>
      <style:text-properties fo:language="ru" fo:country="RU"/>
    </style:style>
    <style:style style:name="P5207" style:parent-style-name="Textbody" style:family="paragraph">
      <style:paragraph-properties fo:text-align="justify"/>
      <style:text-properties fo:language="ru" fo:country="RU"/>
    </style:style>
    <style:style style:name="P5208" style:parent-style-name="Textbody" style:family="paragraph">
      <style:paragraph-properties fo:text-align="justify"/>
      <style:text-properties fo:language="ru" fo:country="RU"/>
    </style:style>
    <style:style style:name="P5209" style:parent-style-name="Textbody" style:family="paragraph">
      <style:paragraph-properties fo:text-align="justify"/>
      <style:text-properties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justify"/>
      <style:text-properties fo:font-style="italic" style:font-style-asian="italic" style:font-style-complex="italic" fo:language="ru" fo:country="RU"/>
    </style:style>
    <style:style style:name="P5212" style:parent-style-name="Textbody" style:family="paragraph">
      <style:paragraph-properties fo:text-align="justify"/>
      <style:text-properties fo:font-style="italic" style:font-style-asian="italic" style:font-style-complex="italic" fo:language="ru" fo:country="RU"/>
    </style:style>
    <style:style style:name="P5213" style:parent-style-name="Textbody" style:family="paragraph">
      <style:paragraph-properties fo:text-align="justify"/>
      <style:text-properties fo:font-style="italic" style:font-style-asian="italic" style:font-style-complex="italic" fo:language="ru" fo:country="RU"/>
    </style:style>
    <style:style style:name="P5214" style:parent-style-name="Textbody" style:family="paragraph">
      <style:paragraph-properties fo:text-align="justify"/>
      <style:text-properties fo:font-style="italic" style:font-style-asian="italic" style:font-style-complex="italic" fo:language="ru" fo:country="RU"/>
    </style:style>
    <style:style style:name="P5215" style:parent-style-name="Textbody" style:family="paragraph">
      <style:paragraph-properties fo:text-align="justify"/>
      <style:text-properties fo:font-style="italic" style:font-style-asian="italic" style:font-style-complex="italic" fo:language="ru" fo:country="RU"/>
    </style:style>
    <style:style style:name="P5216" style:parent-style-name="Textbody" style:family="paragraph">
      <style:paragraph-properties fo:text-align="justify"/>
      <style:text-properties fo:font-style="italic" style:font-style-asian="italic" style:font-style-complex="italic" fo:language="ru" fo:country="RU"/>
    </style:style>
    <style:style style:name="P5217" style:parent-style-name="Textbody" style:family="paragraph">
      <style:paragraph-properties fo:text-align="justify"/>
      <style:text-properties fo:font-style="italic" style:font-style-asian="italic" style:font-style-complex="italic" fo:language="ru" fo:country="RU"/>
    </style:style>
    <style:style style:name="P5218" style:parent-style-name="Textbody" style:family="paragraph">
      <style:paragraph-properties fo:text-align="justify"/>
      <style:text-properties fo:font-style="italic" style:font-style-asian="italic" style:font-style-complex="italic" fo:language="ru" fo:country="RU"/>
    </style:style>
    <style:style style:name="P5219" style:parent-style-name="Textbody" style:family="paragraph">
      <style:paragraph-properties fo:text-align="justify"/>
      <style:text-properties fo:font-style="italic" style:font-style-asian="italic" style:font-style-complex="italic" fo:language="ru" fo:country="RU"/>
    </style:style>
    <style:style style:name="P5220" style:parent-style-name="Textbody" style:family="paragraph">
      <style:paragraph-properties fo:text-align="justify"/>
      <style:text-properties fo:font-style="italic" style:font-style-asian="italic" style:font-style-complex="italic" fo:language="ru" fo:country="RU"/>
    </style:style>
    <style:style style:name="P5221" style:parent-style-name="Textbody" style:family="paragraph">
      <style:paragraph-properties fo:text-align="justify"/>
      <style:text-properties fo:font-style="italic" style:font-style-asian="italic" style:font-style-complex="italic" fo:language="ru" fo:country="RU"/>
    </style:style>
    <style:style style:name="P5222" style:parent-style-name="Textbody" style:family="paragraph">
      <style:paragraph-properties fo:text-align="justify"/>
      <style:text-properties fo:font-style="italic" style:font-style-asian="italic" style:font-style-complex="italic" fo:language="ru" fo:country="RU"/>
    </style:style>
    <style:style style:name="P5223" style:parent-style-name="Textbody" style:family="paragraph">
      <style:paragraph-properties fo:text-align="justify"/>
      <style:text-properties fo:font-style="italic" style:font-style-asian="italic" style:font-style-complex="italic" fo:language="ru" fo:country="RU"/>
    </style:style>
    <style:style style:name="P5224" style:parent-style-name="Textbody" style:family="paragraph">
      <style:paragraph-properties fo:text-align="justify"/>
      <style:text-properties fo:font-style="italic" style:font-style-asian="italic" style:font-style-complex="italic" fo:language="ru" fo:country="RU"/>
    </style:style>
    <style:style style:name="P5225" style:parent-style-name="Textbody" style:family="paragraph">
      <style:paragraph-properties fo:text-align="justify"/>
      <style:text-properties fo:font-style="italic" style:font-style-asian="italic" style:font-style-complex="italic"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center"/>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center"/>
      <style:text-properties fo:font-weight="bold" style:font-weight-asian="bold" style:font-weight-complex="bold"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text-properties fo:language="ru" fo:country="RU"/>
    </style:style>
    <style:style style:name="P5307" style:parent-style-name="Textbody" style:family="paragraph">
      <style:paragraph-properties fo:text-align="justify"/>
      <style:text-properties fo:language="ru" fo:country="RU"/>
    </style:style>
    <style:style style:name="P5308" style:parent-style-name="Textbody" style:family="paragraph">
      <style:paragraph-properties fo:text-align="justify"/>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text-properties fo:language="ru" fo:country="RU"/>
    </style:style>
    <style:style style:name="P5331" style:parent-style-name="Textbody" style:family="paragraph">
      <style:paragraph-properties fo:text-align="justify"/>
      <style:text-properties fo:language="ru" fo:country="RU"/>
    </style:style>
    <style:style style:name="P5332" style:parent-style-name="Textbody" style:family="paragraph">
      <style:paragraph-properties fo:text-align="justify"/>
      <style:text-properties fo:language="ru" fo:country="RU"/>
    </style:style>
    <style:style style:name="P5333" style:parent-style-name="Textbody" style:family="paragraph">
      <style:paragraph-properties fo:text-align="justify"/>
      <style:text-properties fo:language="ru" fo:country="RU"/>
    </style:style>
    <style:style style:name="P5334" style:parent-style-name="Textbody" style:family="paragraph">
      <style:paragraph-properties fo:text-align="justify"/>
      <style:text-properties fo:language="ru" fo:country="RU"/>
    </style:style>
    <style:style style:name="P5335" style:parent-style-name="Textbody" style:family="paragraph">
      <style:paragraph-properties fo:text-align="justify"/>
      <style:text-properties fo:language="ru" fo:country="RU"/>
    </style:style>
    <style:style style:name="P5336" style:parent-style-name="Textbody" style:family="paragraph">
      <style:paragraph-properties fo:text-align="justify"/>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text-properties fo:language="ru" fo:country="RU"/>
    </style:style>
    <style:style style:name="P5339" style:parent-style-name="Textbody" style:family="paragraph">
      <style:paragraph-properties fo:text-align="justify"/>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style>
    <style:style style:name="T5347" style:parent-style-name="DefaultParagraphFont" style:family="text">
      <style:text-properties fo:language="ru" fo:country="RU"/>
    </style:style>
    <style:style style:name="T5348" style:parent-style-name="DefaultParagraphFont" style:family="text">
      <style:text-properties fo:font-style="italic" style:font-style-asian="italic" style:font-style-complex="italic" fo:language="ru" fo:country="RU"/>
    </style:style>
    <style:style style:name="P5349" style:parent-style-name="Textbody" style:family="paragraph">
      <style:paragraph-properties fo:text-align="justify"/>
    </style:style>
    <style:style style:name="T5350" style:parent-style-name="DefaultParagraphFont" style:family="text">
      <style:text-properties fo:font-style="italic" style:font-style-asian="italic" style:font-style-complex="italic" fo:language="ru" fo:country="RU"/>
    </style:style>
    <style:style style:name="T5351" style:parent-style-name="DefaultParagraphFont" style:family="text">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text-properties fo:language="ru" fo:country="RU"/>
    </style:style>
    <style:style style:name="P5631" style:parent-style-name="Textbody" style:family="paragraph">
      <style:paragraph-properties fo:text-align="justify"/>
      <style:text-properties fo:language="ru" fo:country="RU"/>
    </style:style>
    <style:style style:name="P5632" style:parent-style-name="Textbody" style:family="paragraph">
      <style:paragraph-properties fo:text-align="justify"/>
      <style:text-properties fo:language="ru" fo:country="RU"/>
    </style:style>
    <style:style style:name="P5633" style:parent-style-name="Textbody" style:family="paragraph">
      <style:paragraph-properties fo:text-align="justify"/>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text-properties fo:language="ru" fo:country="RU"/>
    </style:style>
    <style:style style:name="P5636" style:parent-style-name="Textbody" style:family="paragraph">
      <style:paragraph-properties fo:text-align="justify"/>
      <style:text-properties fo:language="ru" fo:country="RU"/>
    </style:style>
    <style:style style:name="P5637" style:parent-style-name="Textbody" style:family="paragraph">
      <style:paragraph-properties fo:text-align="justify"/>
      <style:text-properties fo:language="ru" fo:country="RU"/>
    </style:style>
    <style:style style:name="P5638" style:parent-style-name="Textbody" style:family="paragraph">
      <style:paragraph-properties fo:text-align="justify"/>
      <style:text-properties fo:language="ru" fo:country="RU"/>
    </style:style>
    <style:style style:name="P5639" style:parent-style-name="Textbody" style:family="paragraph">
      <style:paragraph-properties fo:text-align="justify"/>
      <style:text-properties fo:language="ru" fo:country="RU"/>
    </style:style>
    <style:style style:name="P5640" style:parent-style-name="Textbody" style:family="paragraph">
      <style:paragraph-properties fo:text-align="justify"/>
      <style:text-properties fo:language="ru" fo:country="RU"/>
    </style:style>
    <style:style style:name="P5641" style:parent-style-name="Textbody" style:family="paragraph">
      <style:paragraph-properties fo:text-align="justify"/>
      <style:text-properties fo:language="ru" fo:country="RU"/>
    </style:style>
    <style:style style:name="P5642" style:parent-style-name="Textbody" style:family="paragraph">
      <style:paragraph-properties fo:text-align="justify"/>
      <style:text-properties fo:language="ru" fo:country="RU"/>
    </style:style>
    <style:style style:name="P5643" style:parent-style-name="Textbody" style:family="paragraph">
      <style:paragraph-properties fo:text-align="justify"/>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style>
    <style:style style:name="T5654" style:parent-style-name="DefaultParagraphFont" style:family="text">
      <style:text-properties fo:language="ru" fo:country="RU"/>
    </style:style>
    <style:style style:name="T5655" style:parent-style-name="DefaultParagraphFont" style:family="text">
      <style:text-properties fo:background-color="#FFFF00" fo:language="ru" fo:country="RU"/>
    </style:style>
    <style:style style:name="T5656" style:parent-style-name="DefaultParagraphFont" style:family="text">
      <style:text-properties fo:language="ru" fo:country="RU"/>
    </style:style>
    <style:style style:name="T5657" style:parent-style-name="DefaultParagraphFont" style:family="text">
      <style:text-properties fo:background-color="#FFFF00" fo:language="ru" fo:country="RU"/>
    </style:style>
    <style:style style:name="T5658" style:parent-style-name="DefaultParagraphFont" style:family="text">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text-properties fo:language="ru" fo:country="RU"/>
    </style:style>
    <style:style style:name="P5663" style:parent-style-name="Textbody" style:family="paragraph">
      <style:paragraph-properties fo:text-align="justify"/>
      <style:text-properties fo:language="ru" fo:country="RU"/>
    </style:style>
    <style:style style:name="P5664" style:parent-style-name="Textbody" style:family="paragraph">
      <style:paragraph-properties fo:text-align="justify"/>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text-properties fo:language="ru" fo:country="RU"/>
    </style:style>
    <style:style style:name="P5668" style:parent-style-name="Textbody" style:family="paragraph">
      <style:paragraph-properties fo:text-align="justify"/>
      <style:text-properties fo:language="ru" fo:country="RU"/>
    </style:style>
    <style:style style:name="P5669" style:parent-style-name="Textbody" style:family="paragraph">
      <style:paragraph-properties fo:text-align="justify"/>
      <style:text-properties fo:language="ru" fo:country="RU"/>
    </style:style>
    <style:style style:name="P5670" style:parent-style-name="Textbody" style:family="paragraph">
      <style:paragraph-properties fo:text-align="justify"/>
    </style:style>
    <style:style style:name="T5671" style:parent-style-name="DefaultParagraphFont" style:family="text">
      <style:text-properties fo:language="ru" fo:country="RU"/>
    </style:style>
    <style:style style:name="T5672" style:parent-style-name="DefaultParagraphFont" style:family="text">
      <style:text-properties fo:background-color="#FFFF00" fo:language="ru" fo:country="RU"/>
    </style:style>
    <style:style style:name="T5673" style:parent-style-name="DefaultParagraphFont" style:family="text">
      <style:text-properties fo:language="ru" fo:country="RU"/>
    </style:style>
    <style:style style:name="P5674" style:parent-style-name="Textbody" style:family="paragraph">
      <style:paragraph-properties fo:text-align="justify"/>
      <style:text-properties fo:language="ru" fo:country="RU"/>
    </style:style>
    <style:style style:name="P5675" style:parent-style-name="Textbody" style:family="paragraph">
      <style:paragraph-properties fo:text-align="justify"/>
      <style:text-properties fo:language="ru" fo:country="RU"/>
    </style:style>
    <style:style style:name="P5676" style:parent-style-name="Textbody" style:family="paragraph">
      <style:paragraph-properties fo:text-align="justify"/>
      <style:text-properties fo:language="ru" fo:country="RU"/>
    </style:style>
    <style:style style:name="P5677" style:parent-style-name="Textbody" style:family="paragraph">
      <style:paragraph-properties fo:text-align="justify"/>
      <style:text-properties fo:language="ru" fo:country="RU"/>
    </style:style>
    <style:style style:name="P5678" style:parent-style-name="Textbody" style:family="paragraph">
      <style:paragraph-properties fo:text-align="justify"/>
    </style:style>
    <style:style style:name="T5679" style:parent-style-name="DefaultParagraphFont" style:family="text">
      <style:text-properties fo:language="ru" fo:country="RU"/>
    </style:style>
    <style:style style:name="T5680" style:parent-style-name="DefaultParagraphFont" style:family="text">
      <style:text-properties fo:background-color="#FFFF00" fo:language="ru" fo:country="RU"/>
    </style:style>
    <style:style style:name="T5681" style:parent-style-name="DefaultParagraphFont" style:family="text">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style>
    <style:style style:name="T5684" style:parent-style-name="DefaultParagraphFont" style:family="text">
      <style:text-properties fo:language="ru" fo:country="RU"/>
    </style:style>
    <style:style style:name="T5685" style:parent-style-name="DefaultParagraphFont" style:family="text">
      <style:text-properties fo:background-color="#FFFF00" fo:language="ru" fo:country="RU"/>
    </style:style>
    <style:style style:name="T5686" style:parent-style-name="DefaultParagraphFont" style:family="text">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style>
    <style:style style:name="T5689" style:parent-style-name="DefaultParagraphFont" style:family="text">
      <style:text-properties fo:language="ru" fo:country="RU"/>
    </style:style>
    <style:style style:name="T5690" style:parent-style-name="DefaultParagraphFont" style:family="text">
      <style:text-properties fo:background-color="#FFFF00" fo:language="ru" fo:country="RU"/>
    </style:style>
    <style:style style:name="T5691" style:parent-style-name="DefaultParagraphFont" style:family="text">
      <style:text-properties fo:language="ru" fo:country="RU"/>
    </style:style>
    <style:style style:name="T5692" style:parent-style-name="DefaultParagraphFont" style:family="text">
      <style:text-properties fo:background-color="#FFFF00" fo:language="ru" fo:country="RU"/>
    </style:style>
    <style:style style:name="T5693" style:parent-style-name="DefaultParagraphFont" style:family="text">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text-properties fo:language="ru" fo:country="RU"/>
    </style:style>
    <style:style style:name="P5879" style:parent-style-name="Textbody" style:family="paragraph">
      <style:paragraph-properties fo:text-align="justify"/>
      <style:text-properties fo:language="ru" fo:country="RU"/>
    </style:style>
    <style:style style:name="P5880" style:parent-style-name="Textbody" style:family="paragraph">
      <style:paragraph-properties fo:text-align="justify"/>
      <style:text-properties fo:language="ru" fo:country="RU"/>
    </style:style>
    <style:style style:name="P5881" style:parent-style-name="Textbody" style:family="paragraph">
      <style:paragraph-properties fo:text-align="justify"/>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text-properties fo:language="ru" fo:country="RU"/>
    </style:style>
    <style:style style:name="P5889" style:parent-style-name="Textbody" style:family="paragraph">
      <style:paragraph-properties fo:text-align="justify"/>
      <style:text-properties fo:language="ru" fo:country="RU"/>
    </style:style>
    <style:style style:name="P5890" style:parent-style-name="Textbody" style:family="paragraph">
      <style:paragraph-properties fo:text-align="justify"/>
      <style:text-properties fo:language="ru" fo:country="RU"/>
    </style:style>
    <style:style style:name="P5891" style:parent-style-name="Textbody" style:family="paragraph">
      <style:paragraph-properties fo:text-align="justify"/>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text-properties fo:language="ru" fo:country="RU"/>
    </style:style>
    <style:style style:name="P5912" style:parent-style-name="Textbody" style:family="paragraph">
      <style:paragraph-properties fo:text-align="justify"/>
      <style:text-properties fo:language="ru" fo:country="RU"/>
    </style:style>
    <style:style style:name="P5913" style:parent-style-name="Textbody" style:family="paragraph">
      <style:paragraph-properties fo:text-align="justify"/>
      <style:text-properties fo:language="ru" fo:country="RU"/>
    </style:style>
    <style:style style:name="P5914" style:parent-style-name="Textbody" style:family="paragraph">
      <style:paragraph-properties fo:text-align="justify"/>
      <style:text-properties fo:language="ru" fo:country="RU"/>
    </style:style>
    <style:style style:name="P5915" style:parent-style-name="Textbody" style:family="paragraph">
      <style:paragraph-properties fo:text-align="justify"/>
      <style:text-properties fo:language="ru" fo:country="RU"/>
    </style:style>
    <style:style style:name="P5916" style:parent-style-name="Textbody" style:family="paragraph">
      <style:paragraph-properties fo:text-align="justify"/>
      <style:text-properties fo:language="ru" fo:country="RU"/>
    </style:style>
    <style:style style:name="P5917" style:parent-style-name="Textbody" style:family="paragraph">
      <style:paragraph-properties fo:text-align="justify"/>
      <style:text-properties fo:language="ru" fo:country="RU"/>
    </style:style>
    <style:style style:name="P5918" style:parent-style-name="Textbody" style:family="paragraph">
      <style:paragraph-properties fo:text-align="justify"/>
      <style:text-properties fo:language="ru" fo:country="RU"/>
    </style:style>
    <style:style style:name="P5919" style:parent-style-name="Textbody" style:family="paragraph">
      <style:paragraph-properties fo:text-align="justify"/>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style>
    <style:style style:name="T5929" style:parent-style-name="DefaultParagraphFont" style:family="text">
      <style:text-properties fo:language="ru" fo:country="RU"/>
    </style:style>
    <style:style style:name="T5930" style:parent-style-name="DefaultParagraphFont" style:family="text">
      <style:text-properties fo:background-color="#FFFF00" fo:language="ru" fo:country="RU"/>
    </style:style>
    <style:style style:name="T5931" style:parent-style-name="DefaultParagraphFont" style:family="text">
      <style:text-properties fo:language="ru" fo:country="RU"/>
    </style:style>
    <style:style style:name="P5932" style:parent-style-name="Textbody" style:family="paragraph">
      <style:paragraph-properties fo:text-align="justify"/>
      <style:text-properties fo:language="ru" fo:country="RU"/>
    </style:style>
    <style:style style:name="P5933" style:parent-style-name="Textbody" style:family="paragraph">
      <style:paragraph-properties fo:text-align="justify"/>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text-properties fo:language="ru" fo:country="RU"/>
    </style:style>
    <style:style style:name="P5950" style:parent-style-name="Textbody" style:family="paragraph">
      <style:paragraph-properties fo:text-align="justify"/>
      <style:text-properties fo:language="ru" fo:country="RU"/>
    </style:style>
    <style:style style:name="P5951" style:parent-style-name="Textbody" style:family="paragraph">
      <style:paragraph-properties fo:text-align="justify"/>
      <style:text-properties fo:language="ru" fo:country="RU"/>
    </style:style>
    <style:style style:name="P5952" style:parent-style-name="Textbody" style:family="paragraph">
      <style:paragraph-properties fo:text-align="justify"/>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text-properties fo:language="ru" fo:country="RU"/>
    </style:style>
    <style:style style:name="P5984" style:parent-style-name="Textbody" style:family="paragraph">
      <style:paragraph-properties fo:text-align="justify"/>
      <style:text-properties fo:language="ru" fo:country="RU"/>
    </style:style>
    <style:style style:name="P5985" style:parent-style-name="Textbody" style:family="paragraph">
      <style:paragraph-properties fo:text-align="justify"/>
      <style:text-properties fo:language="ru" fo:country="RU"/>
    </style:style>
    <style:style style:name="P5986" style:parent-style-name="Textbody" style:family="paragraph">
      <style:paragraph-properties fo:text-align="justify"/>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style>
    <style:style style:name="T6000" style:parent-style-name="DefaultParagraphFont" style:family="text">
      <style:text-properties fo:language="ru" fo:country="RU"/>
    </style:style>
    <style:style style:name="T6001" style:parent-style-name="DefaultParagraphFont" style:family="text">
      <style:text-properties fo:background-color="#FFFF00" fo:language="ru" fo:country="RU"/>
    </style:style>
    <style:style style:name="T6002" style:parent-style-name="DefaultParagraphFont" style:family="text">
      <style:text-properties fo:language="ru" fo:country="RU"/>
    </style:style>
    <style:style style:name="P6003" style:parent-style-name="Textbody" style:family="paragraph">
      <style:paragraph-properties fo:text-align="justify"/>
      <style:text-properties fo:language="ru" fo:country="RU"/>
    </style:style>
    <style:style style:name="P6004" style:parent-style-name="Textbody" style:family="paragraph">
      <style:paragraph-properties fo:text-align="justify"/>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ru" fo:country="RU"/>
    </style:style>
    <style:style style:name="P6193" style:parent-style-name="Textbody" style:family="paragraph">
      <style:paragraph-properties fo:text-align="justify"/>
      <style:text-properties fo:language="ru" fo:country="RU"/>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uk" fo:country="UA"/>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text-properties fo:language="ru" fo:country="RU"/>
    </style:style>
    <style:style style:name="P6216" style:parent-style-name="Textbody" style:family="paragraph">
      <style:paragraph-properties fo:text-align="justify"/>
      <style:text-properties fo:language="ru" fo:country="RU"/>
    </style:style>
    <style:style style:name="P6217" style:parent-style-name="Textbody" style:family="paragraph">
      <style:paragraph-properties fo:text-align="justify"/>
      <style:text-properties fo:language="ru" fo:country="RU"/>
    </style:style>
    <style:style style:name="P6218" style:parent-style-name="Textbody" style:family="paragraph">
      <style:paragraph-properties fo:text-align="justify"/>
      <style:text-properties fo:language="ru" fo:country="RU"/>
    </style:style>
    <style:style style:name="P6219" style:parent-style-name="Textbody" style:family="paragraph">
      <style:paragraph-properties fo:text-align="justify"/>
      <style:text-properties fo:language="ru" fo:country="RU"/>
    </style:style>
    <style:style style:name="P6220" style:parent-style-name="Textbody" style:family="paragraph">
      <style:paragraph-properties fo:text-align="justify"/>
      <style:text-properties fo:language="ru" fo:country="RU"/>
    </style:style>
    <style:style style:name="P6221" style:parent-style-name="Textbody" style:family="paragraph">
      <style:paragraph-properties fo:text-align="justify"/>
      <style:text-properties fo:language="ru" fo:country="RU"/>
    </style:style>
    <style:style style:name="P6222" style:parent-style-name="Textbody" style:family="paragraph">
      <style:paragraph-properties fo:text-align="justify"/>
      <style:text-properties fo:language="ru" fo:country="RU"/>
    </style:style>
    <style:style style:name="P6223" style:parent-style-name="Textbody" style:family="paragraph">
      <style:paragraph-properties fo:text-align="justify"/>
      <style:text-properties fo:language="ru" fo:country="RU"/>
    </style:style>
    <style:style style:name="P6224" style:parent-style-name="Textbody" style:family="paragraph">
      <style:paragraph-properties fo:text-align="justify"/>
      <style:text-properties fo:language="ru" fo:country="RU"/>
    </style:style>
    <style:style style:name="P6225" style:parent-style-name="Textbody" style:family="paragraph">
      <style:paragraph-properties fo:text-align="justify"/>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style>
    <style:style style:name="T6233" style:parent-style-name="DefaultParagraphFont" style:family="text">
      <style:text-properties fo:language="ru" fo:country="RU"/>
    </style:style>
    <style:style style:name="T6234" style:parent-style-name="DefaultParagraphFont" style:family="text">
      <style:text-properties fo:language="uk" fo:country="UA"/>
    </style:style>
    <style:style style:name="T6235" style:parent-style-name="DefaultParagraphFont" style:family="text">
      <style:text-properties fo:language="ru" fo:country="RU"/>
    </style:style>
    <style:style style:name="T6236" style:parent-style-name="DefaultParagraphFont" style:family="text">
      <style:text-properties fo:language="uk" fo:country="UA"/>
    </style:style>
    <style:style style:name="T6237" style:parent-style-name="DefaultParagraphFont" style:family="text">
      <style:text-properties fo:language="ru" fo:country="RU"/>
    </style:style>
    <style:style style:name="P6238" style:parent-style-name="Textbody" style:family="paragraph">
      <style:paragraph-properties fo:text-align="justify"/>
      <style:text-properties fo:language="ru" fo:country="RU"/>
    </style:style>
    <style:style style:name="P6239" style:parent-style-name="Textbody" style:family="paragraph">
      <style:paragraph-properties fo:text-align="justify"/>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text-properties fo:language="ru" fo:country="RU"/>
    </style:style>
    <style:style style:name="P6269" style:parent-style-name="Textbody" style:family="paragraph">
      <style:paragraph-properties fo:text-align="justify"/>
      <style:text-properties fo:language="ru" fo:country="RU"/>
    </style:style>
    <style:style style:name="P6270" style:parent-style-name="Textbody" style:family="paragraph">
      <style:paragraph-properties fo:text-align="justify"/>
      <style:text-properties fo:language="ru" fo:country="RU"/>
    </style:style>
    <style:style style:name="P6271" style:parent-style-name="Textbody" style:family="paragraph">
      <style:paragraph-properties fo:text-align="justify"/>
      <style:text-properties fo:language="ru" fo:country="RU"/>
    </style:style>
    <style:style style:name="P6272" style:parent-style-name="Textbody" style:family="paragraph">
      <style:paragraph-properties fo:text-align="justify"/>
      <style:text-properties fo:language="ru" fo:country="RU"/>
    </style:style>
    <style:style style:name="P6273" style:parent-style-name="Textbody" style:family="paragraph">
      <style:paragraph-properties fo:text-align="justify"/>
      <style:text-properties fo:language="ru" fo:country="RU"/>
    </style:style>
    <style:style style:name="P6274" style:parent-style-name="Textbody" style:family="paragraph">
      <style:paragraph-properties fo:text-align="justify"/>
      <style:text-properties fo:language="ru" fo:country="RU"/>
    </style:style>
    <style:style style:name="P6275" style:parent-style-name="Textbody" style:family="paragraph">
      <style:paragraph-properties fo:text-align="justify"/>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text-properties fo:language="ru" fo:country="RU"/>
    </style:style>
    <style:style style:name="P6279" style:parent-style-name="Textbody" style:family="paragraph">
      <style:paragraph-properties fo:text-align="justify"/>
      <style:text-properties fo:language="ru" fo:country="RU"/>
    </style:style>
    <style:style style:name="P6280" style:parent-style-name="Textbody" style:family="paragraph">
      <style:paragraph-properties fo:text-align="justify"/>
      <style:text-properties fo:language="ru" fo:country="RU"/>
    </style:style>
    <style:style style:name="P6281" style:parent-style-name="Textbody" style:family="paragraph">
      <style:paragraph-properties fo:text-align="justify"/>
      <style:text-properties fo:language="ru" fo:country="RU"/>
    </style:style>
    <style:style style:name="P6282" style:parent-style-name="Textbody" style:family="paragraph">
      <style:paragraph-properties fo:text-align="justify"/>
      <style:text-properties fo:language="ru" fo:country="RU"/>
    </style:style>
    <style:style style:name="P6283" style:parent-style-name="Textbody" style:family="paragraph">
      <style:paragraph-properties fo:text-align="justify"/>
      <style:text-properties fo:language="ru" fo:country="RU"/>
    </style:style>
    <style:style style:name="P6284" style:parent-style-name="Textbody" style:family="paragraph">
      <style:paragraph-properties fo:text-align="justify"/>
      <style:text-properties fo:language="ru" fo:country="RU"/>
    </style:style>
    <style:style style:name="P6285" style:parent-style-name="Textbody" style:family="paragraph">
      <style:paragraph-properties fo:text-align="justify"/>
      <style:text-properties fo:language="ru" fo:country="RU"/>
    </style:style>
    <style:style style:name="P6286" style:parent-style-name="Textbody" style:family="paragraph">
      <style:paragraph-properties fo:text-align="justify"/>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text-properties fo:language="ru" fo:country="RU"/>
    </style:style>
    <style:style style:name="P6290" style:parent-style-name="Textbody" style:family="paragraph">
      <style:paragraph-properties fo:text-align="justify"/>
      <style:text-properties fo:language="ru" fo:country="RU"/>
    </style:style>
    <style:style style:name="P6291" style:parent-style-name="Textbody" style:family="paragraph">
      <style:paragraph-properties fo:text-align="justify"/>
      <style:text-properties fo:language="ru" fo:country="RU"/>
    </style:style>
    <style:style style:name="P6292" style:parent-style-name="Textbody" style:family="paragraph">
      <style:paragraph-properties fo:text-align="justify"/>
      <style:text-properties fo:language="ru" fo:country="RU"/>
    </style:style>
    <style:style style:name="P6293" style:parent-style-name="Textbody" style:family="paragraph">
      <style:paragraph-properties fo:text-align="justify"/>
      <style:text-properties fo:language="ru" fo:country="RU"/>
    </style:style>
    <style:style style:name="P6294" style:parent-style-name="Textbody" style:family="paragraph">
      <style:paragraph-properties fo:text-align="justify"/>
      <style:text-properties fo:language="ru" fo:country="RU"/>
    </style:style>
    <style:style style:name="P6295" style:parent-style-name="Textbody" style:family="paragraph">
      <style:paragraph-properties fo:text-align="justify"/>
      <style:text-properties fo:language="ru" fo:country="RU"/>
    </style:style>
    <style:style style:name="P6296" style:parent-style-name="Textbody" style:family="paragraph">
      <style:paragraph-properties fo:text-align="justify"/>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text-properties fo:language="ru" fo:country="RU"/>
    </style:style>
    <style:style style:name="P6302" style:parent-style-name="Textbody" style:family="paragraph">
      <style:paragraph-properties fo:text-align="justify"/>
      <style:text-properties fo:language="ru" fo:country="RU"/>
    </style:style>
    <style:style style:name="P6303" style:parent-style-name="Textbody" style:family="paragraph">
      <style:paragraph-properties fo:text-align="justify"/>
      <style:text-properties fo:language="ru" fo:country="RU"/>
    </style:style>
    <style:style style:name="P6304" style:parent-style-name="Textbody" style:family="paragraph">
      <style:paragraph-properties fo:text-align="justify"/>
      <style:text-properties fo:language="ru" fo:country="RU"/>
    </style:style>
    <style:style style:name="P6305" style:parent-style-name="Textbody" style:family="paragraph">
      <style:paragraph-properties fo:text-align="justify"/>
      <style:text-properties fo:language="ru" fo:country="RU"/>
    </style:style>
    <style:style style:name="P6306" style:parent-style-name="Textbody" style:family="paragraph">
      <style:paragraph-properties fo:text-align="justify"/>
      <style:text-properties fo:language="ru" fo:country="RU"/>
    </style:style>
    <style:style style:name="P6307" style:parent-style-name="Textbody" style:family="paragraph">
      <style:paragraph-properties fo:text-align="justify"/>
      <style:text-properties fo:language="ru" fo:country="RU"/>
    </style:style>
    <style:style style:name="P6308" style:parent-style-name="Textbody" style:family="paragraph">
      <style:paragraph-properties fo:text-align="justify"/>
      <style:text-properties fo:language="ru" fo:country="RU"/>
    </style:style>
    <style:style style:name="P6309" style:parent-style-name="Textbody" style:family="paragraph">
      <style:paragraph-properties fo:text-align="justify"/>
      <style:text-properties fo:language="ru" fo:country="RU"/>
    </style:style>
    <style:style style:name="P6310" style:parent-style-name="Textbody" style:family="paragraph">
      <style:paragraph-properties fo:text-align="justify"/>
      <style:text-properties fo:language="ru" fo:country="RU"/>
    </style:style>
    <style:style style:name="P6311" style:parent-style-name="Textbody" style:family="paragraph">
      <style:paragraph-properties fo:text-align="justify"/>
      <style:text-properties fo:language="ru" fo:country="RU"/>
    </style:style>
    <style:style style:name="P6312" style:parent-style-name="Textbody" style:family="paragraph">
      <style:paragraph-properties fo:text-align="justify"/>
      <style:text-properties fo:language="ru" fo:country="RU"/>
    </style:style>
    <style:style style:name="P6313" style:parent-style-name="Textbody" style:family="paragraph">
      <style:paragraph-properties fo:text-align="justify"/>
      <style:text-properties fo:language="ru" fo:country="RU"/>
    </style:style>
    <style:style style:name="P6314" style:parent-style-name="Textbody" style:family="paragraph">
      <style:paragraph-properties fo:text-align="justify"/>
      <style:text-properties fo:language="ru" fo:country="RU"/>
    </style:style>
    <style:style style:name="P6315" style:parent-style-name="Textbody" style:family="paragraph">
      <style:paragraph-properties fo:text-align="justify"/>
      <style:text-properties fo:language="ru" fo:country="RU"/>
    </style:style>
    <style:style style:name="P6316" style:parent-style-name="Textbody" style:family="paragraph">
      <style:paragraph-properties fo:text-align="justify"/>
      <style:text-properties fo:language="ru" fo:country="RU"/>
    </style:style>
    <style:style style:name="P6317" style:parent-style-name="Textbody" style:family="paragraph">
      <style:paragraph-properties fo:text-align="justify"/>
      <style:text-properties fo:language="ru" fo:country="RU"/>
    </style:style>
    <style:style style:name="P6318" style:parent-style-name="Textbody" style:family="paragraph">
      <style:paragraph-properties fo:text-align="justify"/>
    </style:style>
    <style:style style:name="T6319" style:parent-style-name="DefaultParagraphFont" style:family="text">
      <style:text-properties fo:language="ru" fo:country="RU"/>
    </style:style>
    <style:style style:name="T6320" style:parent-style-name="DefaultParagraphFont" style:family="text">
      <style:text-properties fo:language="uk" fo:country="UA"/>
    </style:style>
    <style:style style:name="T6321" style:parent-style-name="DefaultParagraphFont" style:family="text">
      <style:text-properties fo:language="ru" fo:country="RU"/>
    </style:style>
    <style:style style:name="T6322" style:parent-style-name="DefaultParagraphFont" style:family="text">
      <style:text-properties fo:language="uk" fo:country="UA"/>
    </style:style>
    <style:style style:name="T6323" style:parent-style-name="DefaultParagraphFont" style:family="text">
      <style:text-properties fo:language="ru" fo:country="RU"/>
    </style:style>
    <style:style style:name="T6324" style:parent-style-name="DefaultParagraphFont" style:family="text">
      <style:text-properties fo:background-color="#FFFF00" fo:language="ru" fo:country="RU"/>
    </style:style>
    <style:style style:name="T6325" style:parent-style-name="DefaultParagraphFont" style:family="text">
      <style:text-properties fo:language="ru" fo:country="RU"/>
    </style:style>
    <style:style style:name="P6326" style:parent-style-name="Textbody" style:family="paragraph">
      <style:paragraph-properties fo:text-align="justify"/>
      <style:text-properties fo:language="ru" fo:country="RU"/>
    </style:style>
    <style:style style:name="P6327" style:parent-style-name="Textbody" style:family="paragraph">
      <style:paragraph-properties fo:text-align="justify"/>
      <style:text-properties fo:language="ru" fo:country="RU"/>
    </style:style>
    <style:style style:name="P6328" style:parent-style-name="Textbody" style:family="paragraph">
      <style:paragraph-properties fo:text-align="justify"/>
      <style:text-properties fo:language="ru" fo:country="RU"/>
    </style:style>
    <style:style style:name="P6329" style:parent-style-name="Textbody" style:family="paragraph">
      <style:paragraph-properties fo:text-align="justify"/>
    </style:style>
    <style:style style:name="T6330" style:parent-style-name="DefaultParagraphFont" style:family="text">
      <style:text-properties fo:language="ru" fo:country="RU"/>
    </style:style>
    <style:style style:name="T6331" style:parent-style-name="DefaultParagraphFont" style:family="text">
      <style:text-properties fo:language="uk" fo:country="UA"/>
    </style:style>
    <style:style style:name="T6332" style:parent-style-name="DefaultParagraphFont" style:family="text">
      <style:text-properties fo:language="ru" fo:country="RU"/>
    </style:style>
    <style:style style:name="T6333" style:parent-style-name="DefaultParagraphFont" style:family="text">
      <style:text-properties fo:language="uk" fo:country="UA"/>
    </style:style>
    <style:style style:name="T6334" style:parent-style-name="DefaultParagraphFont" style:family="text">
      <style:text-properties fo:language="ru" fo:country="RU"/>
    </style:style>
    <style:style style:name="T6335" style:parent-style-name="DefaultParagraphFont" style:family="text">
      <style:text-properties fo:language="uk" fo:country="UA"/>
    </style:style>
    <style:style style:name="T6336" style:parent-style-name="DefaultParagraphFont" style:family="text">
      <style:text-properties fo:language="ru" fo:country="RU"/>
    </style:style>
    <style:style style:name="P6337" style:parent-style-name="Textbody" style:family="paragraph">
      <style:paragraph-properties fo:text-align="justify"/>
      <style:text-properties fo:language="ru" fo:country="RU"/>
    </style:style>
    <style:style style:name="P6338" style:parent-style-name="Textbody" style:family="paragraph">
      <style:paragraph-properties fo:text-align="justify"/>
      <style:text-properties fo:language="ru" fo:country="RU"/>
    </style:style>
    <style:style style:name="P6339" style:parent-style-name="Textbody" style:family="paragraph">
      <style:paragraph-properties fo:text-align="justify"/>
      <style:text-properties fo:language="ru" fo:country="RU"/>
    </style:style>
    <style:style style:name="P6340" style:parent-style-name="Textbody" style:family="paragraph">
      <style:paragraph-properties fo:text-align="justify"/>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text-properties fo:language="ru" fo:country="RU"/>
    </style:style>
    <style:style style:name="P6343" style:parent-style-name="Textbody" style:family="paragraph">
      <style:paragraph-properties fo:text-align="justify"/>
      <style:text-properties fo:language="ru" fo:country="RU"/>
    </style:style>
    <style:style style:name="P6344" style:parent-style-name="Textbody" style:family="paragraph">
      <style:paragraph-properties fo:text-align="justify"/>
      <style:text-properties fo:language="ru" fo:country="RU"/>
    </style:style>
    <style:style style:name="P6345" style:parent-style-name="Textbody" style:family="paragraph">
      <style:paragraph-properties fo:text-align="justify"/>
      <style:text-properties fo:language="ru" fo:country="RU"/>
    </style:style>
    <style:style style:name="P6346" style:parent-style-name="Textbody" style:family="paragraph">
      <style:paragraph-properties fo:text-align="justify"/>
      <style:text-properties fo:language="ru" fo:country="RU"/>
    </style:style>
    <style:style style:name="P6347" style:parent-style-name="Textbody" style:family="paragraph">
      <style:paragraph-properties fo:text-align="justify"/>
      <style:text-properties fo:language="ru" fo:country="RU"/>
    </style:style>
    <style:style style:name="P6348" style:parent-style-name="Textbody" style:family="paragraph">
      <style:paragraph-properties fo:text-align="justify"/>
      <style:text-properties fo:language="ru" fo:country="RU"/>
    </style:style>
    <style:style style:name="P6349" style:parent-style-name="Textbody" style:family="paragraph">
      <style:paragraph-properties fo:text-align="justify"/>
      <style:text-properties fo:language="ru" fo:country="RU"/>
    </style:style>
    <style:style style:name="P6350" style:parent-style-name="Textbody" style:family="paragraph">
      <style:paragraph-properties fo:text-align="justify"/>
      <style:text-properties fo:language="ru" fo:country="RU"/>
    </style:style>
    <style:style style:name="P6351" style:parent-style-name="Textbody" style:family="paragraph">
      <style:paragraph-properties fo:text-align="justify"/>
      <style:text-properties fo:language="ru" fo:country="RU"/>
    </style:style>
    <style:style style:name="P6352" style:parent-style-name="Textbody" style:family="paragraph">
      <style:paragraph-properties fo:text-align="justify"/>
      <style:text-properties fo:language="ru" fo:country="RU"/>
    </style:style>
    <style:style style:name="P6353" style:parent-style-name="Textbody" style:family="paragraph">
      <style:paragraph-properties fo:text-align="justify"/>
      <style:text-properties fo:language="ru" fo:country="RU"/>
    </style:style>
    <style:style style:name="P6354" style:parent-style-name="Textbody" style:family="paragraph">
      <style:paragraph-properties fo:text-align="justify"/>
      <style:text-properties fo:language="ru" fo:country="RU"/>
    </style:style>
    <style:style style:name="P6355" style:parent-style-name="Textbody" style:family="paragraph">
      <style:paragraph-properties fo:text-align="justify"/>
      <style:text-properties fo:language="ru" fo:country="RU"/>
    </style:style>
    <style:style style:name="P6356" style:parent-style-name="Textbody" style:family="paragraph">
      <style:paragraph-properties fo:text-align="justify"/>
      <style:text-properties fo:language="ru" fo:country="RU"/>
    </style:style>
    <style:style style:name="P6357" style:parent-style-name="Textbody" style:family="paragraph">
      <style:paragraph-properties fo:text-align="justify"/>
      <style:text-properties fo:language="ru" fo:country="RU"/>
    </style:style>
    <style:style style:name="P6358" style:parent-style-name="Textbody" style:family="paragraph">
      <style:paragraph-properties fo:text-align="justify"/>
      <style:text-properties fo:language="ru" fo:country="RU"/>
    </style:style>
    <style:style style:name="P6359" style:parent-style-name="Textbody" style:family="paragraph">
      <style:paragraph-properties fo:text-align="justify"/>
      <style:text-properties fo:language="ru" fo:country="RU"/>
    </style:style>
    <style:style style:name="P6360" style:parent-style-name="Textbody" style:family="paragraph">
      <style:paragraph-properties fo:text-align="justify"/>
      <style:text-properties fo:language="ru" fo:country="RU"/>
    </style:style>
    <style:style style:name="P6361" style:parent-style-name="Textbody" style:family="paragraph">
      <style:paragraph-properties fo:text-align="justify"/>
      <style:text-properties fo:language="ru" fo:country="RU"/>
    </style:style>
    <style:style style:name="P6362" style:parent-style-name="Textbody" style:family="paragraph">
      <style:paragraph-properties fo:text-align="justify"/>
      <style:text-properties fo:language="ru" fo:country="RU"/>
    </style:style>
    <style:style style:name="P6363" style:parent-style-name="Textbody" style:family="paragraph">
      <style:paragraph-properties fo:text-align="justify"/>
      <style:text-properties fo:language="ru" fo:country="RU"/>
    </style:style>
    <style:style style:name="P6364" style:parent-style-name="Textbody" style:family="paragraph">
      <style:paragraph-properties fo:text-align="justify"/>
    </style:style>
    <style:style style:name="T6365" style:parent-style-name="DefaultParagraphFont" style:family="text">
      <style:text-properties fo:language="ru" fo:country="RU"/>
    </style:style>
    <style:style style:name="T6366" style:parent-style-name="DefaultParagraphFont" style:family="text">
      <style:text-properties fo:language="uk" fo:country="UA"/>
    </style:style>
    <style:style style:name="T6367" style:parent-style-name="DefaultParagraphFont" style:family="text">
      <style:text-properties fo:language="ru" fo:country="RU"/>
    </style:style>
    <style:style style:name="P6368" style:parent-style-name="Textbody" style:family="paragraph">
      <style:paragraph-properties fo:text-align="justify"/>
      <style:text-properties fo:language="ru" fo:country="RU"/>
    </style:style>
    <style:style style:name="P6369" style:parent-style-name="Textbody" style:family="paragraph">
      <style:paragraph-properties fo:text-align="justify"/>
      <style:text-properties fo:language="ru" fo:country="RU"/>
    </style:style>
    <style:style style:name="P6370" style:parent-style-name="Textbody" style:family="paragraph">
      <style:paragraph-properties fo:text-align="justify"/>
    </style:style>
    <style:style style:name="T6371" style:parent-style-name="DefaultParagraphFont" style:family="text">
      <style:text-properties fo:language="ru" fo:country="RU"/>
    </style:style>
    <style:style style:name="T6372" style:parent-style-name="DefaultParagraphFont" style:family="text">
      <style:text-properties fo:background-color="#FFFF00" fo:language="ru" fo:country="RU"/>
    </style:style>
    <style:style style:name="T6373" style:parent-style-name="DefaultParagraphFont" style:family="text">
      <style:text-properties fo:language="ru" fo:country="RU"/>
    </style:style>
    <style:style style:name="P6374" style:parent-style-name="Textbody" style:family="paragraph">
      <style:paragraph-properties fo:text-align="justify"/>
    </style:style>
    <style:style style:name="T6375" style:parent-style-name="DefaultParagraphFont" style:family="text">
      <style:text-properties fo:language="ru" fo:country="RU"/>
    </style:style>
    <style:style style:name="T6376" style:parent-style-name="DefaultParagraphFont" style:family="text">
      <style:text-properties fo:background-color="#FFFF00" fo:language="ru" fo:country="RU"/>
    </style:style>
    <style:style style:name="T6377" style:parent-style-name="DefaultParagraphFont" style:family="text">
      <style:text-properties fo:language="ru" fo:country="RU"/>
    </style:style>
    <style:style style:name="P6378" style:parent-style-name="Textbody" style:family="paragraph">
      <style:paragraph-properties fo:text-align="justify"/>
      <style:text-properties fo:language="ru" fo:country="RU"/>
    </style:style>
    <style:style style:name="P6379" style:parent-style-name="Heading2" style:family="paragraph">
      <style:paragraph-properties fo:text-align="center"/>
      <style:text-properties fo:language="ru" fo:country="RU"/>
    </style:style>
    <style:style style:name="P6380" style:parent-style-name="Textbody" style:family="paragraph">
      <style:paragraph-properties fo:text-align="center"/>
      <style:text-properties fo:language="ru" fo:country="RU"/>
    </style:style>
    <style:style style:name="P6381" style:parent-style-name="Textbody" style:family="paragraph">
      <style:paragraph-properties fo:text-align="justify"/>
      <style:text-properties fo:language="ru" fo:country="RU"/>
    </style:style>
    <style:style style:name="P6382" style:parent-style-name="Textbody" style:family="paragraph">
      <style:paragraph-properties fo:text-align="justify"/>
      <style:text-properties fo:language="ru" fo:country="RU"/>
    </style:style>
    <style:style style:name="P6383" style:parent-style-name="Textbody" style:family="paragraph">
      <style:paragraph-properties fo:text-align="justify"/>
    </style:style>
    <style:style style:name="T6384" style:parent-style-name="DefaultParagraphFont" style:family="text">
      <style:text-properties fo:language="ru" fo:country="RU"/>
    </style:style>
    <style:style style:name="T6385" style:parent-style-name="DefaultParagraphFont" style:family="text">
      <style:text-properties fo:language="uk" fo:country="UA"/>
    </style:style>
    <style:style style:name="T6386" style:parent-style-name="DefaultParagraphFont" style:family="text">
      <style:text-properties fo:language="ru" fo:country="RU"/>
    </style:style>
    <style:style style:name="P6387" style:parent-style-name="Textbody" style:family="paragraph">
      <style:paragraph-properties fo:text-align="justify"/>
      <style:text-properties fo:language="ru" fo:country="RU"/>
    </style:style>
    <style:style style:name="P6388" style:parent-style-name="Textbody" style:family="paragraph">
      <style:paragraph-properties fo:text-align="justify"/>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style>
    <style:style style:name="T6393" style:parent-style-name="DefaultParagraphFont" style:family="text">
      <style:text-properties fo:language="ru" fo:country="RU"/>
    </style:style>
    <style:style style:name="T6394" style:parent-style-name="DefaultParagraphFont" style:family="text">
      <style:text-properties fo:font-style="italic" style:font-style-asian="italic" style:font-style-complex="italic" fo:language="ru" fo:country="RU"/>
    </style:style>
    <style:style style:name="T6395" style:parent-style-name="DefaultParagraphFont" style:family="text">
      <style:text-properties fo:language="ru" fo:country="RU"/>
    </style:style>
    <style:style style:name="P6396" style:parent-style-name="Textbody" style:family="paragraph">
      <style:paragraph-properties fo:text-align="justify"/>
      <style:text-properties fo:language="ru" fo:country="RU"/>
    </style:style>
    <style:style style:name="P6397" style:parent-style-name="Heading2" style:family="paragraph">
      <style:paragraph-properties fo:text-align="center"/>
      <style:text-properties fo:language="ru" fo:country="RU"/>
    </style:style>
    <style:style style:name="P6398" style:parent-style-name="Textbody" style:family="paragraph">
      <style:paragraph-properties fo:text-align="justify"/>
      <style:text-properties fo:language="ru" fo:country="RU"/>
    </style:style>
    <style:style style:name="P6399" style:parent-style-name="Textbody" style:family="paragraph">
      <style:paragraph-properties fo:text-align="justify"/>
      <style:text-properties fo:language="ru" fo:country="RU"/>
    </style:style>
    <style:style style:name="P6400" style:parent-style-name="Textbody" style:family="paragraph">
      <style:paragraph-properties fo:text-align="justify"/>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language="ru" fo:country="RU"/>
    </style:style>
    <style:style style:name="P6403" style:parent-style-name="Textbody" style:family="paragraph">
      <style:paragraph-properties fo:text-align="justify"/>
      <style:text-properties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language="ru" fo:country="RU"/>
    </style:style>
    <style:style style:name="P6408" style:parent-style-name="Textbody" style:family="paragraph">
      <style:paragraph-properties fo:text-align="justify"/>
      <style:text-properties fo:language="ru" fo:country="RU"/>
    </style:style>
    <style:style style:name="P6409" style:parent-style-name="Textbody" style:family="paragraph">
      <style:paragraph-properties fo:text-align="justify"/>
    </style:style>
    <style:style style:name="T6410" style:parent-style-name="DefaultParagraphFont" style:family="text">
      <style:text-properties fo:language="ru" fo:country="RU"/>
    </style:style>
    <style:style style:name="T6411" style:parent-style-name="DefaultParagraphFont" style:family="text">
      <style:text-properties fo:language="uk" fo:country="UA"/>
    </style:style>
    <style:style style:name="T6412" style:parent-style-name="DefaultParagraphFont" style:family="text">
      <style:text-properties fo:language="ru" fo:country="RU"/>
    </style:style>
    <style:style style:name="P6413" style:parent-style-name="Textbody" style:family="paragraph">
      <style:paragraph-properties fo:text-align="justify"/>
      <style:text-properties fo:language="ru" fo:country="RU"/>
    </style:style>
    <style:style style:name="P6414" style:parent-style-name="Textbody" style:family="paragraph">
      <style:paragraph-properties fo:text-align="justify"/>
      <style:text-properties fo:language="ru" fo:country="RU"/>
    </style:style>
    <style:style style:name="P6415" style:parent-style-name="Textbody" style:family="paragraph">
      <style:paragraph-properties fo:text-align="justify"/>
      <style:text-properties fo:font-style="italic" style:font-style-asian="italic" style:font-style-complex="italic" fo:language="ru" fo:country="RU"/>
    </style:style>
    <style:style style:name="P6416" style:parent-style-name="Textbody" style:family="paragraph">
      <style:paragraph-properties fo:text-align="justify"/>
      <style:text-properties fo:language="ru" fo:country="RU"/>
    </style:style>
    <style:style style:name="P6417" style:parent-style-name="Textbody" style:family="paragraph">
      <style:paragraph-properties fo:text-align="justify"/>
      <style:text-properties fo:language="ru" fo:country="RU"/>
    </style:style>
    <style:style style:name="P6418" style:parent-style-name="Textbody" style:family="paragraph">
      <style:paragraph-properties fo:text-align="justify"/>
      <style:text-properties fo:language="ru" fo:country="RU"/>
    </style:style>
    <style:style style:name="P6419" style:parent-style-name="Textbody" style:family="paragraph">
      <style:paragraph-properties fo:text-align="justify"/>
      <style:text-properties fo:font-style="italic" style:font-style-asian="italic" style:font-style-complex="italic"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font-style="italic" style:font-style-asian="italic" style:font-style-complex="italic" fo:language="ru" fo:country="RU"/>
    </style:style>
    <style:style style:name="P6425" style:parent-style-name="Textbody" style:family="paragraph">
      <style:paragraph-properties fo:text-align="justify"/>
      <style:text-properties fo:language="ru" fo:country="RU"/>
    </style:style>
    <style:style style:name="P6426" style:parent-style-name="Textbody" style:family="paragraph">
      <style:paragraph-properties fo:text-align="justify"/>
      <style:text-properties fo:language="ru" fo:country="RU"/>
    </style:style>
    <style:style style:name="P6427" style:parent-style-name="Textbody" style:family="paragraph">
      <style:paragraph-properties fo:text-align="justify"/>
      <style:text-properties fo:language="ru" fo:country="RU"/>
    </style:style>
    <style:style style:name="P6428" style:parent-style-name="Textbody" style:family="paragraph">
      <style:paragraph-properties fo:text-align="justify"/>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justify"/>
      <style:text-properties fo:language="ru" fo:country="RU"/>
    </style:style>
    <style:style style:name="P6431" style:parent-style-name="Textbody" style:family="paragraph">
      <style:paragraph-properties fo:text-align="justify"/>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justify"/>
      <style:text-properties fo:language="ru" fo:country="RU"/>
    </style:style>
    <style:style style:name="P6441" style:parent-style-name="Textbody" style:family="paragraph">
      <style:paragraph-properties fo:text-align="justify"/>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text-properties fo:language="ru" fo:country="RU"/>
    </style:style>
    <style:style style:name="P6449" style:parent-style-name="Textbody" style:family="paragraph">
      <style:paragraph-properties fo:text-align="justify"/>
      <style:text-properties fo:language="ru" fo:country="RU"/>
    </style:style>
    <style:style style:name="P6450" style:parent-style-name="Textbody" style:family="paragraph">
      <style:paragraph-properties fo:text-align="justify"/>
      <style:text-properties fo:language="ru" fo:country="RU"/>
    </style:style>
    <style:style style:name="P6451" style:parent-style-name="Textbody" style:family="paragraph">
      <style:paragraph-properties fo:text-align="justify"/>
      <style:text-properties fo:language="ru" fo:country="RU"/>
    </style:style>
    <style:style style:name="P6452" style:parent-style-name="Textbody" style:family="paragraph">
      <style:paragraph-properties fo:text-align="justify"/>
      <style:text-properties fo:language="ru" fo:country="RU"/>
    </style:style>
    <style:style style:name="P6453" style:parent-style-name="Textbody" style:family="paragraph">
      <style:paragraph-properties fo:text-align="justify"/>
      <style:text-properties fo:language="ru" fo:country="RU"/>
    </style:style>
    <style:style style:name="P6454" style:parent-style-name="Textbody" style:family="paragraph">
      <style:paragraph-properties fo:text-align="justify"/>
      <style:text-properties fo:language="ru" fo:country="RU"/>
    </style:style>
    <style:style style:name="P6455" style:parent-style-name="Textbody" style:family="paragraph">
      <style:paragraph-properties fo:text-align="justify"/>
      <style:text-properties fo:language="ru" fo:country="RU"/>
    </style:style>
    <style:style style:name="P6456" style:parent-style-name="Textbody" style:family="paragraph">
      <style:paragraph-properties fo:text-align="justify"/>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justify"/>
      <style:text-properties fo:language="ru" fo:country="RU"/>
    </style:style>
    <style:style style:name="P6464" style:parent-style-name="Textbody" style:family="paragraph">
      <style:paragraph-properties fo:text-align="justify"/>
      <style:text-properties fo:language="ru" fo:country="RU"/>
    </style:style>
    <style:style style:name="P6465" style:parent-style-name="Textbody" style:family="paragraph">
      <style:paragraph-properties fo:text-align="justify"/>
    </style:style>
    <style:style style:name="T6466" style:parent-style-name="DefaultParagraphFont" style:family="text">
      <style:text-properties fo:language="ru" fo:country="RU"/>
    </style:style>
    <style:style style:name="T6467" style:parent-style-name="DefaultParagraphFont" style:family="text">
      <style:text-properties fo:background-color="#FFFF00" fo:language="ru" fo:country="RU"/>
    </style:style>
    <style:style style:name="T6468" style:parent-style-name="DefaultParagraphFont" style:family="text">
      <style:text-properties fo:language="ru" fo:country="RU"/>
    </style:style>
    <style:style style:name="P6469" style:parent-style-name="Textbody" style:family="paragraph">
      <style:paragraph-properties fo:text-align="justify"/>
      <style:text-properties fo:language="ru" fo:country="RU"/>
    </style:style>
    <style:style style:name="P6470" style:parent-style-name="Textbody" style:family="paragraph">
      <style:paragraph-properties fo:text-align="justify"/>
      <style:text-properties fo:language="ru" fo:country="RU"/>
    </style:style>
    <style:style style:name="P6471" style:parent-style-name="Textbody" style:family="paragraph">
      <style:paragraph-properties fo:text-align="justify"/>
      <style:text-properties fo:language="ru" fo:country="RU"/>
    </style:style>
    <style:style style:name="P6472" style:parent-style-name="Textbody" style:family="paragraph">
      <style:paragraph-properties fo:text-align="justify"/>
      <style:text-properties fo:language="ru" fo:country="RU"/>
    </style:style>
    <style:style style:name="P6473" style:parent-style-name="Textbody" style:family="paragraph">
      <style:paragraph-properties fo:text-align="justify"/>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text-properties fo:language="ru" fo:country="RU"/>
    </style:style>
    <style:style style:name="P6478" style:parent-style-name="Textbody" style:family="paragraph">
      <style:paragraph-properties fo:text-align="justify"/>
      <style:text-properties fo:language="ru" fo:country="RU"/>
    </style:style>
    <style:style style:name="P6479" style:parent-style-name="Textbody" style:family="paragraph">
      <style:paragraph-properties fo:text-align="justify"/>
      <style:text-properties fo:language="ru" fo:country="RU"/>
    </style:style>
    <style:style style:name="P6480" style:parent-style-name="Textbody" style:family="paragraph">
      <style:paragraph-properties fo:text-align="center"/>
      <style:text-properties fo:language="ru" fo:country="RU"/>
    </style:style>
    <style:style style:name="P6481" style:parent-style-name="Textbody" style:family="paragraph">
      <style:paragraph-properties fo:text-align="center"/>
      <style:text-properties fo:language="ru" fo:country="RU"/>
    </style:style>
    <style:style style:name="P6482" style:parent-style-name="Textbody" style:family="paragraph">
      <style:paragraph-properties fo:text-align="justify"/>
      <style:text-properties fo:language="ru" fo:country="RU"/>
    </style:style>
    <style:style style:name="P6483" style:parent-style-name="Textbody" style:family="paragraph">
      <style:paragraph-properties fo:text-align="justify"/>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text-properties fo:language="ru" fo:country="RU"/>
    </style:style>
    <style:style style:name="P6501" style:parent-style-name="Textbody" style:family="paragraph">
      <style:paragraph-properties fo:text-align="justify"/>
      <style:text-properties fo:language="ru" fo:country="RU"/>
    </style:style>
    <style:style style:name="P6502" style:parent-style-name="Textbody" style:family="paragraph">
      <style:paragraph-properties fo:text-align="justify"/>
      <style:text-properties fo:language="ru" fo:country="RU"/>
    </style:style>
    <style:style style:name="P6503" style:parent-style-name="Textbody" style:family="paragraph">
      <style:paragraph-properties fo:text-align="justify"/>
      <style:text-properties fo:language="ru" fo:country="RU"/>
    </style:style>
    <style:style style:name="P6504" style:parent-style-name="Textbody" style:family="paragraph">
      <style:paragraph-properties fo:text-align="justify"/>
      <style:text-properties fo:language="ru" fo:country="RU"/>
    </style:style>
    <style:style style:name="P6505" style:parent-style-name="Textbody" style:family="paragraph">
      <style:paragraph-properties fo:text-align="justify"/>
      <style:text-properties fo:language="ru" fo:country="RU"/>
    </style:style>
    <style:style style:name="P6506" style:parent-style-name="Textbody" style:family="paragraph">
      <style:paragraph-properties fo:text-align="justify"/>
      <style:text-properties fo:language="ru" fo:country="RU"/>
    </style:style>
    <style:style style:name="P6507" style:parent-style-name="Textbody" style:family="paragraph">
      <style:paragraph-properties fo:text-align="justify"/>
      <style:text-properties fo:language="ru" fo:country="RU"/>
    </style:style>
    <style:style style:name="P6508" style:parent-style-name="Textbody" style:family="paragraph">
      <style:paragraph-properties fo:text-align="justify"/>
      <style:text-properties fo:language="ru" fo:country="RU"/>
    </style:style>
    <style:style style:name="P6509" style:parent-style-name="Textbody" style:family="paragraph">
      <style:paragraph-properties fo:text-align="justify"/>
      <style:text-properties fo:language="ru" fo:country="RU"/>
    </style:style>
    <style:style style:name="P6510" style:parent-style-name="Textbody" style:family="paragraph">
      <style:paragraph-properties fo:text-align="justify"/>
      <style:text-properties fo:language="ru" fo:country="RU"/>
    </style:style>
    <style:style style:name="P6511" style:parent-style-name="Textbody" style:family="paragraph">
      <style:paragraph-properties fo:text-align="justify"/>
      <style:text-properties fo:language="ru" fo:country="RU"/>
    </style:style>
    <style:style style:name="P6512" style:parent-style-name="Textbody" style:family="paragraph">
      <style:paragraph-properties fo:text-align="justify"/>
      <style:text-properties fo:language="ru" fo:country="RU"/>
    </style:style>
    <style:style style:name="P6513" style:parent-style-name="Textbody" style:family="paragraph">
      <style:paragraph-properties fo:text-align="justify"/>
      <style:text-properties fo:language="ru" fo:country="RU"/>
    </style:style>
    <style:style style:name="P6514" style:parent-style-name="Textbody" style:family="paragraph">
      <style:paragraph-properties fo:text-align="justify"/>
      <style:text-properties fo:language="ru" fo:country="RU"/>
    </style:style>
    <style:style style:name="P6515" style:parent-style-name="Textbody" style:family="paragraph">
      <style:paragraph-properties fo:text-align="justify"/>
      <style:text-properties fo:language="ru" fo:country="RU"/>
    </style:style>
    <style:style style:name="P6516" style:parent-style-name="Textbody" style:family="paragraph">
      <style:paragraph-properties fo:text-align="justify"/>
      <style:text-properties fo:language="ru" fo:country="RU"/>
    </style:style>
    <style:style style:name="P6517" style:parent-style-name="Textbody" style:family="paragraph">
      <style:paragraph-properties fo:text-align="justify"/>
    </style:style>
    <style:style style:name="T6518" style:parent-style-name="DefaultParagraphFont" style:family="text">
      <style:text-properties fo:language="uk" fo:country="UA"/>
    </style:style>
    <style:style style:name="T6519" style:parent-style-name="DefaultParagraphFont" style:family="text">
      <style:text-properties fo:language="ru" fo:country="RU"/>
    </style:style>
    <style:style style:name="T6520" style:parent-style-name="DefaultParagraphFont" style:family="text">
      <style:text-properties fo:language="uk" fo:country="UA"/>
    </style:style>
    <style:style style:name="T6521" style:parent-style-name="DefaultParagraphFont" style:family="text">
      <style:text-properties fo:language="ru" fo:country="RU"/>
    </style:style>
    <style:style style:name="T6522" style:parent-style-name="DefaultParagraphFont" style:family="text">
      <style:text-properties fo:language="uk" fo:country="UA"/>
    </style:style>
    <style:style style:name="T6523" style:parent-style-name="DefaultParagraphFont" style:family="text">
      <style:text-properties fo:language="ru" fo:country="RU"/>
    </style:style>
    <style:style style:name="P6524" style:parent-style-name="Textbody" style:family="paragraph">
      <style:paragraph-properties fo:text-align="justify"/>
      <style:text-properties fo:language="ru" fo:country="RU"/>
    </style:style>
    <style:style style:name="P6525" style:parent-style-name="Textbody" style:family="paragraph">
      <style:paragraph-properties fo:text-align="justify"/>
      <style:text-properties fo:language="ru" fo:country="RU"/>
    </style:style>
    <style:style style:name="P6526" style:parent-style-name="Textbody" style:family="paragraph">
      <style:paragraph-properties fo:text-align="justify"/>
      <style:text-properties fo:language="ru" fo:country="RU"/>
    </style:style>
    <style:style style:name="P6527" style:parent-style-name="Textbody" style:family="paragraph">
      <style:paragraph-properties fo:text-align="justify"/>
      <style:text-properties fo:language="ru" fo:country="RU"/>
    </style:style>
    <style:style style:name="P6528" style:parent-style-name="Textbody" style:family="paragraph">
      <style:paragraph-properties fo:text-align="justify"/>
      <style:text-properties fo:language="ru" fo:country="RU"/>
    </style:style>
    <style:style style:name="P6529" style:parent-style-name="Textbody" style:family="paragraph">
      <style:paragraph-properties fo:text-align="justify"/>
      <style:text-properties fo:language="ru" fo:country="RU"/>
    </style:style>
    <style:style style:name="P6530" style:parent-style-name="Textbody" style:family="paragraph">
      <style:paragraph-properties fo:text-align="justify"/>
      <style:text-properties fo:language="ru" fo:country="RU"/>
    </style:style>
    <style:style style:name="P6531" style:parent-style-name="Textbody" style:family="paragraph">
      <style:paragraph-properties fo:text-align="justify"/>
      <style:text-properties fo:language="ru" fo:country="RU"/>
    </style:style>
    <style:style style:name="P6532" style:parent-style-name="Textbody" style:family="paragraph">
      <style:paragraph-properties fo:text-align="justify"/>
      <style:text-properties fo:language="ru" fo:country="RU"/>
    </style:style>
    <style:style style:name="P6533" style:parent-style-name="Textbody" style:family="paragraph">
      <style:paragraph-properties fo:text-align="justify"/>
      <style:text-properties fo:language="ru" fo:country="RU"/>
    </style:style>
    <style:style style:name="P6534" style:parent-style-name="Textbody" style:family="paragraph">
      <style:paragraph-properties fo:text-align="justify"/>
      <style:text-properties fo:language="ru" fo:country="RU"/>
    </style:style>
    <style:style style:name="P6535" style:parent-style-name="Textbody" style:family="paragraph">
      <style:paragraph-properties fo:text-align="justify"/>
      <style:text-properties fo:language="ru" fo:country="RU"/>
    </style:style>
    <style:style style:name="P6536" style:parent-style-name="Textbody" style:family="paragraph">
      <style:paragraph-properties fo:text-align="justify"/>
      <style:text-properties fo:language="ru" fo:country="RU"/>
    </style:style>
    <style:style style:name="P6537" style:parent-style-name="Textbody" style:family="paragraph">
      <style:paragraph-properties fo:text-align="justify"/>
      <style:text-properties fo:language="ru" fo:country="RU"/>
    </style:style>
    <style:style style:name="P6538" style:parent-style-name="Textbody" style:family="paragraph">
      <style:paragraph-properties fo:text-align="justify"/>
      <style:text-properties fo:language="ru" fo:country="RU"/>
    </style:style>
    <style:style style:name="P6539" style:parent-style-name="Textbody" style:family="paragraph">
      <style:paragraph-properties fo:text-align="justify"/>
      <style:text-properties fo:language="ru" fo:country="RU"/>
    </style:style>
    <style:style style:name="P6540" style:parent-style-name="Textbody" style:family="paragraph">
      <style:paragraph-properties fo:text-align="justify"/>
      <style:text-properties fo:language="ru" fo:country="RU"/>
    </style:style>
    <style:style style:name="P6541" style:parent-style-name="Textbody" style:family="paragraph">
      <style:paragraph-properties fo:text-align="justify"/>
      <style:text-properties fo:language="ru" fo:country="RU"/>
    </style:style>
    <style:style style:name="P6542" style:parent-style-name="Textbody" style:family="paragraph">
      <style:paragraph-properties fo:text-align="justify"/>
      <style:text-properties fo:language="ru" fo:country="RU"/>
    </style:style>
    <style:style style:name="P6543" style:parent-style-name="Textbody" style:family="paragraph">
      <style:paragraph-properties fo:text-align="justify"/>
      <style:text-properties fo:language="ru" fo:country="RU"/>
    </style:style>
    <style:style style:name="P6544" style:parent-style-name="Textbody" style:family="paragraph">
      <style:paragraph-properties fo:text-align="justify"/>
      <style:text-properties fo:language="ru" fo:country="RU"/>
    </style:style>
    <style:style style:name="P6545" style:parent-style-name="Textbody" style:family="paragraph">
      <style:paragraph-properties fo:text-align="justify"/>
      <style:text-properties fo:language="ru" fo:country="RU"/>
    </style:style>
    <style:style style:name="P6546" style:parent-style-name="Textbody" style:family="paragraph">
      <style:paragraph-properties fo:text-align="justify"/>
      <style:text-properties fo:language="ru" fo:country="RU"/>
    </style:style>
    <style:style style:name="P6547" style:parent-style-name="Textbody" style:family="paragraph">
      <style:paragraph-properties fo:text-align="justify"/>
      <style:text-properties fo:language="ru" fo:country="RU"/>
    </style:style>
    <style:style style:name="P6548" style:parent-style-name="Textbody" style:family="paragraph">
      <style:paragraph-properties fo:text-align="justify"/>
      <style:text-properties fo:language="ru" fo:country="RU"/>
    </style:style>
    <style:style style:name="P6549" style:parent-style-name="Textbody" style:family="paragraph">
      <style:paragraph-properties fo:text-align="justify"/>
      <style:text-properties fo:language="ru" fo:country="RU"/>
    </style:style>
    <style:style style:name="P6550" style:parent-style-name="Textbody" style:family="paragraph">
      <style:paragraph-properties fo:text-align="justify"/>
      <style:text-properties fo:language="ru" fo:country="RU"/>
    </style:style>
    <style:style style:name="P6551" style:parent-style-name="Textbody" style:family="paragraph">
      <style:paragraph-properties fo:text-align="justify"/>
      <style:text-properties fo:background-color="#FFFF00" fo:language="ru" fo:country="RU"/>
    </style:style>
    <style:style style:name="P6552" style:parent-style-name="Heading2" style:family="paragraph">
      <style:paragraph-properties fo:text-align="center"/>
      <style:text-properties fo:language="ru" fo:country="RU"/>
    </style:style>
    <style:style style:name="P6553" style:parent-style-name="Textbody" style:family="paragraph">
      <style:paragraph-properties fo:text-align="center"/>
      <style:text-properties fo:language="ru" fo:country="RU"/>
    </style:style>
    <style:style style:name="P6554" style:parent-style-name="Textbody" style:family="paragraph">
      <style:paragraph-properties fo:text-align="center"/>
      <style:text-properties fo:font-weight="bold" style:font-weight-asian="bold" style:font-weight-complex="bold" fo:language="ru" fo:country="RU"/>
    </style:style>
    <style:style style:name="P6555" style:parent-style-name="Textbody" style:family="paragraph">
      <style:paragraph-properties fo:text-align="center"/>
      <style:text-properties fo:background-color="#FFFF00" fo:language="ru" fo:country="RU"/>
    </style:style>
    <style:style style:name="P6556" style:parent-style-name="Textbody" style:family="paragraph">
      <style:text-properties fo:font-style="italic" style:font-style-asian="italic" style:font-style-complex="italic"/>
    </style:style>
    <style:style style:name="P6557" style:parent-style-name="Textbody" style:family="paragraph">
      <style:paragraph-properties fo:text-align="justify"/>
    </style:style>
    <style:style style:name="T6558" style:parent-style-name="DefaultParagraphFont" style:family="text">
      <style:text-properties fo:font-style="italic" style:font-style-asian="italic" style:font-style-complex="italic"/>
    </style:style>
    <style:style style:name="T6559" style:parent-style-name="DefaultParagraphFont" style:family="text">
      <style:text-properties fo:font-style="italic" style:font-style-asian="italic" style:font-style-complex="italic"/>
    </style:style>
    <style:style style:name="T6560" style:parent-style-name="DefaultParagraphFont" style:family="text">
      <style:text-properties fo:font-style="italic" style:font-style-asian="italic" style:font-style-complex="italic"/>
    </style:style>
    <style:style style:name="P6561" style:parent-style-name="Textbody" style:family="paragraph">
      <style:paragraph-properties fo:text-align="justify"/>
    </style:style>
    <style:style style:name="T6562" style:parent-style-name="DefaultParagraphFont" style:family="text">
      <style:text-properties fo:language="ru" fo:country="RU"/>
    </style:style>
    <style:style style:name="T6563" style:parent-style-name="DefaultParagraphFont" style:family="text">
      <style:text-properties fo:language="ru" fo:country="RU"/>
    </style:style>
    <style:style style:name="P6564" style:parent-style-name="Textbody" style:family="paragraph">
      <style:text-properties fo:language="ru" fo:country="RU"/>
    </style:style>
    <style:style style:name="P6565" style:parent-style-name="Textbody" style:family="paragraph">
      <style:text-properties fo:language="ru" fo:country="RU"/>
    </style:style>
    <style:style style:name="T6566" style:parent-style-name="DefaultParagraphFont" style:family="text">
      <style:text-properties fo:language="ru" fo:country="RU"/>
    </style:style>
    <style:style style:name="T6567" style:parent-style-name="DefaultParagraphFont" style:family="text">
      <style:text-properties fo:language="ru" fo:country="RU"/>
    </style:style>
    <style:style style:name="P6568" style:parent-style-name="Textbody" style:family="paragraph">
      <style:text-properties fo:language="ru" fo:country="RU"/>
    </style:style>
    <style:style style:name="P6569" style:parent-style-name="Textbody" style:family="paragraph">
      <style:text-properties fo:language="ru" fo:country="RU"/>
    </style:style>
    <style:style style:name="P6570" style:parent-style-name="Textbody" style:family="paragraph">
      <style:text-properties fo:background-color="#FFFF00" fo:language="ru" fo:country="RU"/>
    </style:style>
    <style:style style:name="P6571" style:parent-style-name="Textbody" style:family="paragraph">
      <style:text-properties fo:language="ru" fo:country="RU"/>
    </style:style>
    <style:style style:name="P6572" style:parent-style-name="Textbody" style:family="paragraph">
      <style:text-properties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text-properties fo:language="ru" fo:country="RU"/>
    </style:style>
    <style:style style:name="P6576" style:parent-style-name="Textbody" style:family="paragraph">
      <style:text-properties fo:language="ru" fo:country="RU"/>
    </style:style>
    <style:style style:name="P6577" style:parent-style-name="Textbody" style:family="paragraph">
      <style:text-properties fo:language="ru" fo:country="RU"/>
    </style:style>
    <style:style style:name="P6578" style:parent-style-name="Textbody" style:family="paragraph">
      <style:text-properties fo:language="ru" fo:country="RU"/>
    </style:style>
    <style:style style:name="P6579" style:parent-style-name="Textbody" style:family="paragraph">
      <style:text-properties fo:language="ru" fo:country="RU"/>
    </style:style>
    <style:style style:name="P6580" style:parent-style-name="Textbody" style:family="paragraph">
      <style:text-properties fo:language="ru" fo:country="RU"/>
    </style:style>
    <style:style style:name="P6581" style:parent-style-name="Textbody" style:family="paragraph">
      <style:text-properties fo:language="ru" fo:country="RU"/>
    </style:style>
    <style:style style:name="P6582" style:parent-style-name="Textbody" style:family="paragraph">
      <style:text-properties fo:language="ru" fo:country="RU"/>
    </style:style>
    <style:style style:name="P6583" style:parent-style-name="Textbody" style:family="paragraph">
      <style:text-properties fo:language="ru" fo:country="RU"/>
    </style:style>
    <style:style style:name="P6584" style:parent-style-name="Textbody" style:family="paragraph">
      <style:text-properties fo:language="ru" fo:country="RU"/>
    </style:style>
    <style:style style:name="P6585" style:parent-style-name="Textbody" style:family="paragraph">
      <style:text-properties fo:language="ru" fo:country="RU"/>
    </style:style>
    <style:style style:name="P6586" style:parent-style-name="Textbody" style:family="paragraph">
      <style:text-properties fo:language="ru" fo:country="RU"/>
    </style:style>
    <style:style style:name="T6587" style:parent-style-name="DefaultParagraphFont" style:family="text">
      <style:text-properties fo:background-color="#FFFF00" fo:language="ru" fo:country="RU"/>
    </style:style>
    <style:style style:name="P6588" style:parent-style-name="Textbody" style:family="paragraph">
      <style:text-properties fo:language="ru" fo:country="RU"/>
    </style:style>
    <style:style style:name="P6589" style:parent-style-name="Textbody" style:family="paragraph">
      <style:text-properties fo:language="ru" fo:country="RU"/>
    </style:style>
    <style:style style:name="P6590" style:parent-style-name="Textbody" style:family="paragraph">
      <style:text-properties fo:language="ru" fo:country="RU"/>
    </style:style>
    <style:style style:name="P6591" style:parent-style-name="Textbody" style:family="paragraph">
      <style:text-properties fo:language="ru" fo:country="RU"/>
    </style:style>
    <style:style style:name="P6592" style:parent-style-name="Textbody" style:family="paragraph">
      <style:text-properties fo:language="ru" fo:country="RU"/>
    </style:style>
    <style:style style:name="P6593" style:parent-style-name="Textbody" style:family="paragraph">
      <style:text-properties fo:language="ru" fo:country="RU"/>
    </style:style>
    <style:style style:name="P6594" style:parent-style-name="Textbody" style:family="paragraph">
      <style:text-properties fo:language="ru" fo:country="RU"/>
    </style:style>
    <style:style style:name="P6595" style:parent-style-name="Textbody" style:family="paragraph">
      <style:text-properties fo:language="ru" fo:country="RU"/>
    </style:style>
    <style:style style:name="P6596" style:parent-style-name="Textbody" style:family="paragraph">
      <style:text-properties fo:language="ru" fo:country="RU"/>
    </style:style>
    <style:style style:name="P6597" style:parent-style-name="Textbody" style:family="paragraph">
      <style:text-properties fo:language="ru" fo:country="RU"/>
    </style:style>
    <style:style style:name="P6598" style:parent-style-name="Textbody" style:family="paragraph">
      <style:text-properties fo:language="ru" fo:country="RU"/>
    </style:style>
    <style:style style:name="P6599" style:parent-style-name="Textbody" style:family="paragraph">
      <style:text-properties fo:language="ru" fo:country="RU"/>
    </style:style>
    <style:style style:name="P6600" style:parent-style-name="Textbody" style:family="paragraph">
      <style:text-properties fo:language="ru" fo:country="RU"/>
    </style:style>
    <style:style style:name="P6601" style:parent-style-name="Textbody" style:family="paragraph">
      <style:text-properties fo:language="ru" fo:country="RU"/>
    </style:style>
    <style:style style:name="P6602" style:parent-style-name="Textbody" style:family="paragraph">
      <style:text-properties fo:language="ru" fo:country="RU"/>
    </style:style>
    <style:style style:name="P6603" style:parent-style-name="Textbody" style:family="paragraph">
      <style:text-properties fo:language="ru" fo:country="RU"/>
    </style:style>
    <style:style style:name="P6604" style:parent-style-name="Textbody" style:family="paragraph">
      <style:text-properties fo:language="ru" fo:country="RU"/>
    </style:style>
    <style:style style:name="P6605" style:parent-style-name="Textbody" style:family="paragraph">
      <style:text-properties fo:language="ru" fo:country="RU"/>
    </style:style>
    <style:style style:name="P6606" style:parent-style-name="Textbody" style:family="paragraph">
      <style:text-properties fo:language="ru" fo:country="RU"/>
    </style:style>
    <style:style style:name="P6607" style:parent-style-name="Textbody" style:family="paragraph">
      <style:text-properties fo:language="ru" fo:country="RU"/>
    </style:style>
    <style:style style:name="T6608" style:parent-style-name="DefaultParagraphFont" style:family="text">
      <style:text-properties fo:language="ru" fo:country="RU"/>
    </style:style>
    <style:style style:name="T6609" style:parent-style-name="DefaultParagraphFont" style:family="text">
      <style:text-properties fo:language="uk" fo:country="UA"/>
    </style:style>
    <style:style style:name="T6610" style:parent-style-name="DefaultParagraphFont" style:family="text">
      <style:text-properties fo:language="ru" fo:country="RU"/>
    </style:style>
    <style:style style:name="P6611" style:parent-style-name="Textbody" style:family="paragraph">
      <style:text-properties fo:language="ru" fo:country="RU"/>
    </style:style>
    <style:style style:name="P6612" style:parent-style-name="Textbody" style:family="paragraph">
      <style:text-properties fo:language="ru" fo:country="RU"/>
    </style:style>
    <style:style style:name="P6613" style:parent-style-name="Textbody" style:family="paragraph">
      <style:text-properties fo:language="ru" fo:country="RU"/>
    </style:style>
    <style:style style:name="P6614" style:parent-style-name="Textbody" style:family="paragraph">
      <style:text-properties fo:language="ru" fo:country="RU"/>
    </style:style>
    <style:style style:name="P6615" style:parent-style-name="Textbody" style:family="paragraph">
      <style:text-properties fo:language="ru" fo:country="RU"/>
    </style:style>
    <style:style style:name="P6616" style:parent-style-name="Textbody" style:family="paragraph">
      <style:text-properties fo:language="ru" fo:country="RU"/>
    </style:style>
    <style:style style:name="P6617" style:parent-style-name="Textbody" style:family="paragraph">
      <style:text-properties fo:language="ru" fo:country="RU"/>
    </style:style>
    <style:style style:name="P6618" style:parent-style-name="Textbody" style:family="paragraph">
      <style:text-properties fo:language="ru" fo:country="RU"/>
    </style:style>
    <style:style style:name="P6619" style:parent-style-name="Textbody" style:family="paragraph">
      <style:text-properties fo:language="ru" fo:country="RU"/>
    </style:style>
    <style:style style:name="P6620" style:parent-style-name="Textbody" style:family="paragraph">
      <style:text-properties fo:language="ru" fo:country="RU"/>
    </style:style>
    <style:style style:name="P6621" style:parent-style-name="Textbody" style:family="paragraph">
      <style:text-properties fo:language="ru" fo:country="RU"/>
    </style:style>
    <style:style style:name="P6622" style:parent-style-name="Textbody" style:family="paragraph">
      <style:text-properties fo:language="ru" fo:country="RU"/>
    </style:style>
    <style:style style:name="P6623" style:parent-style-name="Textbody" style:family="paragraph">
      <style:paragraph-properties fo:text-align="center"/>
      <style:text-properties fo:language="ru" fo:country="RU"/>
    </style:style>
    <style:style style:name="P6624" style:parent-style-name="Textbody" style:family="paragraph">
      <style:text-properties fo:language="ru" fo:country="RU"/>
    </style:style>
    <style:style style:name="P6625" style:parent-style-name="Textbody" style:family="paragraph">
      <style:paragraph-properties fo:text-align="justify"/>
      <style:text-properties fo:language="ru" fo:country="RU"/>
    </style:style>
    <style:style style:name="P6626" style:parent-style-name="Textbody" style:family="paragraph">
      <style:paragraph-properties fo:text-align="justify"/>
      <style:text-properties fo:language="ru" fo:country="RU"/>
    </style:style>
    <style:style style:name="P6627" style:parent-style-name="Textbody" style:family="paragraph">
      <style:paragraph-properties fo:text-align="justify"/>
      <style:text-properties fo:language="ru" fo:country="RU"/>
    </style:style>
    <style:style style:name="P6628" style:parent-style-name="Textbody" style:family="paragraph">
      <style:paragraph-properties fo:text-align="justify"/>
      <style:text-properties fo:language="ru" fo:country="RU"/>
    </style:style>
    <style:style style:name="P6629" style:parent-style-name="Textbody" style:family="paragraph">
      <style:paragraph-properties fo:text-align="justify"/>
      <style:text-properties fo:language="ru" fo:country="RU"/>
    </style:style>
    <style:style style:name="P6630" style:parent-style-name="Textbody" style:family="paragraph">
      <style:paragraph-properties fo:text-align="justify"/>
      <style:text-properties fo:language="ru" fo:country="RU"/>
    </style:style>
    <style:style style:name="P6631" style:parent-style-name="Textbody" style:family="paragraph">
      <style:paragraph-properties fo:text-align="justify"/>
      <style:text-properties fo:language="ru" fo:country="RU"/>
    </style:style>
    <style:style style:name="P6632" style:parent-style-name="Textbody" style:family="paragraph">
      <style:paragraph-properties fo:text-align="justify"/>
      <style:text-properties fo:language="ru" fo:country="RU"/>
    </style:style>
    <style:style style:name="P6633" style:parent-style-name="Textbody" style:family="paragraph">
      <style:paragraph-properties fo:text-align="justify"/>
      <style:text-properties fo:language="ru" fo:country="RU"/>
    </style:style>
    <style:style style:name="P6634" style:parent-style-name="Textbody" style:family="paragraph">
      <style:text-properties fo:language="ru" fo:country="RU"/>
    </style:style>
    <style:style style:name="P6635" style:parent-style-name="Textbody" style:family="paragraph">
      <style:text-properties fo:language="ru" fo:country="RU"/>
    </style:style>
    <style:style style:name="P6636" style:parent-style-name="Textbody" style:family="paragraph">
      <style:text-properties fo:language="ru" fo:country="RU"/>
    </style:style>
    <style:style style:name="P6637" style:parent-style-name="Textbody" style:family="paragraph">
      <style:text-properties fo:language="ru" fo:country="RU"/>
    </style:style>
    <style:style style:name="P6638" style:parent-style-name="Textbody" style:family="paragraph">
      <style:text-properties fo:language="ru" fo:country="RU"/>
    </style:style>
    <style:style style:name="P6639" style:parent-style-name="Textbody" style:family="paragraph">
      <style:text-properties fo:language="ru" fo:country="RU"/>
    </style:style>
    <style:style style:name="P6640" style:parent-style-name="Textbody" style:family="paragraph">
      <style:text-properties fo:language="ru" fo:country="RU"/>
    </style:style>
    <style:style style:name="P6641" style:parent-style-name="Textbody" style:family="paragraph">
      <style:text-properties fo:language="ru" fo:country="RU"/>
    </style:style>
    <style:style style:name="P6642" style:parent-style-name="Textbody" style:family="paragraph">
      <style:text-properties fo:language="ru" fo:country="RU"/>
    </style:style>
    <style:style style:name="P6643" style:parent-style-name="Textbody" style:family="paragraph">
      <style:text-properties fo:language="ru" fo:country="RU"/>
    </style:style>
    <style:style style:name="P6644" style:parent-style-name="Textbody" style:family="paragraph">
      <style:text-properties fo:language="ru" fo:country="RU"/>
    </style:style>
    <style:style style:name="T6645" style:parent-style-name="DefaultParagraphFont" style:family="text">
      <style:text-properties fo:language="ru" fo:country="RU"/>
    </style:style>
    <style:style style:name="T6646" style:parent-style-name="DefaultParagraphFont" style:family="text">
      <style:text-properties fo:language="uk" fo:country="UA"/>
    </style:style>
    <style:style style:name="T6647" style:parent-style-name="DefaultParagraphFont" style:family="text">
      <style:text-properties fo:language="ru" fo:country="RU"/>
    </style:style>
    <style:style style:name="T6648" style:parent-style-name="DefaultParagraphFont" style:family="text">
      <style:text-properties fo:language="uk" fo:country="UA"/>
    </style:style>
    <style:style style:name="T6649" style:parent-style-name="DefaultParagraphFont" style:family="text">
      <style:text-properties fo:language="ru" fo:country="RU"/>
    </style:style>
    <style:style style:name="T6650" style:parent-style-name="DefaultParagraphFont" style:family="text">
      <style:text-properties fo:language="uk" fo:country="UA"/>
    </style:style>
    <style:style style:name="T6651" style:parent-style-name="DefaultParagraphFont" style:family="text">
      <style:text-properties fo:language="ru" fo:country="RU"/>
    </style:style>
    <style:style style:name="T6652" style:parent-style-name="DefaultParagraphFont" style:family="text">
      <style:text-properties fo:language="uk" fo:country="UA"/>
    </style:style>
    <style:style style:name="T6653" style:parent-style-name="DefaultParagraphFont" style:family="text">
      <style:text-properties fo:language="ru" fo:country="RU"/>
    </style:style>
    <style:style style:name="T6654" style:parent-style-name="DefaultParagraphFont" style:family="text">
      <style:text-properties fo:language="uk" fo:country="UA"/>
    </style:style>
    <style:style style:name="T6655" style:parent-style-name="DefaultParagraphFont" style:family="text">
      <style:text-properties fo:language="ru" fo:country="RU"/>
    </style:style>
    <style:style style:name="P6656" style:parent-style-name="Textbody" style:family="paragraph">
      <style:text-properties fo:language="ru" fo:country="RU"/>
    </style:style>
    <style:style style:name="P6657" style:parent-style-name="Textbody" style:family="paragraph">
      <style:text-properties fo:language="ru" fo:country="RU"/>
    </style:style>
    <style:style style:name="P6658" style:parent-style-name="Textbody" style:family="paragraph">
      <style:text-properties fo:language="ru" fo:country="RU"/>
    </style:style>
    <style:style style:name="T6659" style:parent-style-name="DefaultParagraphFont" style:family="text">
      <style:text-properties fo:language="ru" fo:country="RU"/>
    </style:style>
    <style:style style:name="T6660" style:parent-style-name="DefaultParagraphFont" style:family="text">
      <style:text-properties fo:language="uk" fo:country="UA"/>
    </style:style>
    <style:style style:name="T6661" style:parent-style-name="DefaultParagraphFont" style:family="text">
      <style:text-properties fo:language="ru" fo:country="RU"/>
    </style:style>
    <style:style style:name="T6662" style:parent-style-name="DefaultParagraphFont" style:family="text">
      <style:text-properties fo:language="ru" fo:country="RU"/>
    </style:style>
    <style:style style:name="T6663" style:parent-style-name="DefaultParagraphFont" style:family="text">
      <style:text-properties fo:language="ru" fo:country="RU"/>
    </style:style>
    <style:style style:name="P6664" style:parent-style-name="Textbody" style:family="paragraph">
      <style:text-properties fo:language="ru" fo:country="RU"/>
    </style:style>
    <style:style style:name="P6665" style:parent-style-name="Textbody" style:family="paragraph">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language="ru" fo:country="RU"/>
    </style:style>
    <style:style style:name="P6668" style:parent-style-name="Textbody" style:family="paragraph">
      <style:text-properties fo:language="ru" fo:country="RU"/>
    </style:style>
    <style:style style:name="P6669" style:parent-style-name="Textbody" style:family="paragraph">
      <style:text-properties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P6673" style:parent-style-name="Textbody" style:family="paragraph">
      <style:text-properties fo:language="ru" fo:country="RU"/>
    </style:style>
    <style:style style:name="P6674" style:parent-style-name="Textbody" style:family="paragraph">
      <style:text-properties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background-color="#FFFF00" fo:language="ru" fo:country="RU"/>
    </style:style>
    <style:style style:name="P6680" style:parent-style-name="Textbody" style:family="paragraph">
      <style:text-properties fo:language="ru" fo:country="RU"/>
    </style:style>
    <style:style style:name="P6681" style:parent-style-name="Textbody" style:family="paragraph">
      <style:text-properties fo:language="ru" fo:country="RU"/>
    </style:style>
    <style:style style:name="P6682" style:parent-style-name="Textbody" style:family="paragraph">
      <style:text-properties fo:language="ru" fo:country="RU"/>
    </style:style>
    <style:style style:name="P6683" style:parent-style-name="Textbody" style:family="paragraph">
      <style:text-properties fo:language="ru" fo:country="RU"/>
    </style:style>
    <style:style style:name="P6684" style:parent-style-name="Textbody" style:family="paragraph">
      <style:text-properties fo:background-color="#FFFF00" fo:language="ru" fo:country="RU"/>
    </style:style>
    <style:style style:name="P6685" style:parent-style-name="Textbody" style:family="paragraph">
      <style:text-properties fo:language="ru" fo:country="RU"/>
    </style:style>
    <style:style style:name="P6686" style:parent-style-name="Textbody" style:family="paragraph">
      <style:text-properties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P6692" style:parent-style-name="Textbody" style:family="paragraph">
      <style:text-properties fo:language="ru" fo:country="RU"/>
    </style:style>
    <style:style style:name="P6693" style:parent-style-name="Textbody" style:family="paragraph">
      <style:text-properties fo:language="ru" fo:country="RU"/>
    </style:style>
    <style:style style:name="P6694" style:parent-style-name="Textbody" style:family="paragraph">
      <style:text-properties fo:language="ru" fo:country="RU"/>
    </style:style>
    <style:style style:name="P6695" style:parent-style-name="Textbody" style:family="paragraph">
      <style:text-properties fo:language="ru" fo:country="RU"/>
    </style:style>
    <style:style style:name="P6696" style:parent-style-name="Textbody" style:family="paragraph">
      <style:text-properties fo:language="ru" fo:country="RU"/>
    </style:style>
    <style:style style:name="P6697" style:parent-style-name="Textbody" style:family="paragraph">
      <style:text-properties fo:language="ru" fo:country="RU"/>
    </style:style>
    <style:style style:name="P6698" style:parent-style-name="Textbody" style:family="paragraph">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P6708" style:parent-style-name="Textbody" style:family="paragraph">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P6711" style:parent-style-name="Textbody" style:family="paragraph">
      <style:text-properties fo:language="ru" fo:country="RU"/>
    </style:style>
    <style:style style:name="P6712" style:parent-style-name="Textbody" style:family="paragraph">
      <style:text-properties fo:language="ru" fo:country="RU"/>
    </style:style>
    <style:style style:name="P6713" style:parent-style-name="Textbody" style:family="paragraph">
      <style:text-properties fo:language="ru" fo:country="RU"/>
    </style:style>
    <style:style style:name="P6714" style:parent-style-name="Textbody" style:family="paragraph">
      <style:text-properties fo:language="ru" fo:country="RU"/>
    </style:style>
    <style:style style:name="P6715" style:parent-style-name="Textbody" style:family="paragraph">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P6718" style:parent-style-name="Textbody" style:family="paragraph">
      <style:text-properties fo:language="ru" fo:country="RU"/>
    </style:style>
    <style:style style:name="P6719" style:parent-style-name="Textbody" style:family="paragraph">
      <style:text-properties fo:language="ru" fo:country="RU"/>
    </style:style>
    <style:style style:name="P6720" style:parent-style-name="Textbody" style:family="paragraph">
      <style:text-properties fo:language="ru" fo:country="RU"/>
    </style:style>
    <style:style style:name="P6721" style:parent-style-name="Textbody" style:family="paragraph">
      <style:text-properties fo:language="ru" fo:country="RU"/>
    </style:style>
    <style:style style:name="P6722" style:parent-style-name="Textbody" style:family="paragraph">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P6727" style:parent-style-name="Textbody" style:family="paragraph">
      <style:text-properties fo:language="ru" fo:country="RU"/>
    </style:style>
    <style:style style:name="P6728" style:parent-style-name="Textbody" style:family="paragraph">
      <style:text-properties fo:language="ru" fo:country="RU"/>
    </style:style>
    <style:style style:name="T6729" style:parent-style-name="DefaultParagraphFont" style:family="text">
      <style:text-properties fo:language="ru" fo:country="RU"/>
    </style:style>
    <style:style style:name="T6730" style:parent-style-name="DefaultParagraphFont" style:family="text">
      <style:text-properties fo:language="ru" fo:country="RU"/>
    </style:style>
    <style:style style:name="T6731" style:parent-style-name="DefaultParagraphFont" style:family="text">
      <style:text-properties fo:language="ru" fo:country="RU"/>
    </style:style>
    <style:style style:name="P6732" style:parent-style-name="Textbody" style:family="paragraph">
      <style:text-properties fo:language="ru" fo:country="RU"/>
    </style:style>
    <style:style style:name="P6733" style:parent-style-name="Textbody" style:family="paragraph">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Textbody" style:family="paragraph">
      <style:text-properties fo:language="ru" fo:country="RU"/>
    </style:style>
    <style:style style:name="P6740" style:parent-style-name="Textbody" style:family="paragraph">
      <style:text-properties fo:language="ru" fo:country="RU"/>
    </style:style>
    <style:style style:name="P6741" style:parent-style-name="Textbody" style:family="paragraph">
      <style:text-properties fo:language="ru" fo:country="RU"/>
    </style:style>
    <style:style style:name="P6742" style:parent-style-name="Textbody" style:family="paragraph">
      <style:text-properties fo:language="ru" fo:country="RU"/>
    </style:style>
    <style:style style:name="P6743" style:parent-style-name="Textbody" style:family="paragraph">
      <style:text-properties fo:language="ru" fo:country="RU"/>
    </style:style>
    <style:style style:name="P6744" style:parent-style-name="Textbody" style:family="paragraph">
      <style:text-properties fo:language="ru" fo:country="RU"/>
    </style:style>
    <style:style style:name="P6745" style:parent-style-name="Textbody" style:family="paragraph">
      <style:text-properties fo:language="ru" fo:country="RU"/>
    </style:style>
    <style:style style:name="P6746" style:parent-style-name="Textbody" style:family="paragraph">
      <style:text-properties fo:language="ru" fo:country="RU"/>
    </style:style>
    <style:style style:name="P6747" style:parent-style-name="Textbody" style:family="paragraph">
      <style:text-properties fo:language="ru" fo:country="RU"/>
    </style:style>
    <style:style style:name="P6748" style:parent-style-name="Textbody" style:family="paragraph">
      <style:text-properties fo:language="ru" fo:country="RU"/>
    </style:style>
    <style:style style:name="P6749" style:parent-style-name="Textbody" style:family="paragraph">
      <style:text-properties fo:language="ru" fo:country="RU"/>
    </style:style>
    <style:style style:name="P6750" style:parent-style-name="Textbody" style:family="paragraph">
      <style:text-properties fo:language="ru" fo:country="RU"/>
    </style:style>
    <style:style style:name="P6751" style:parent-style-name="Textbody" style:family="paragraph">
      <style:text-properties fo:language="ru" fo:country="RU"/>
    </style:style>
    <style:style style:name="P6752" style:parent-style-name="Textbody" style:family="paragraph">
      <style:text-properties fo:language="ru" fo:country="RU"/>
    </style:style>
    <style:style style:name="P6753" style:parent-style-name="Textbody" style:family="paragraph">
      <style:text-properties fo:language="ru" fo:country="RU"/>
    </style:style>
    <style:style style:name="P6754" style:parent-style-name="Textbody" style:family="paragraph">
      <style:text-properties fo:language="ru" fo:country="RU"/>
    </style:style>
    <style:style style:name="P6755" style:parent-style-name="Textbody" style:family="paragraph">
      <style:text-properties fo:language="ru" fo:country="RU"/>
    </style:style>
    <style:style style:name="P6756" style:parent-style-name="Textbody" style:family="paragraph">
      <style:text-properties fo:language="ru" fo:country="RU"/>
    </style:style>
    <style:style style:name="P6757" style:parent-style-name="Textbody" style:family="paragraph">
      <style:text-properties fo:language="ru" fo:country="RU"/>
    </style:style>
    <style:style style:name="P6758" style:parent-style-name="Textbody" style:family="paragraph">
      <style:text-properties fo:language="ru" fo:country="RU"/>
    </style:style>
    <style:style style:name="P6759" style:parent-style-name="Textbody" style:family="paragraph">
      <style:text-properties fo:language="ru" fo:country="RU"/>
    </style:style>
    <style:style style:name="P6760" style:parent-style-name="Textbody" style:family="paragraph">
      <style:text-properties fo:language="ru" fo:country="RU"/>
    </style:style>
    <style:style style:name="P6761" style:parent-style-name="Textbody" style:family="paragraph">
      <style:text-properties fo:language="ru" fo:country="RU"/>
    </style:style>
    <style:style style:name="P6762" style:parent-style-name="Textbody" style:family="paragraph">
      <style:text-properties fo:language="ru" fo:country="RU"/>
    </style:style>
    <style:style style:name="P6763" style:parent-style-name="Textbody" style:family="paragraph">
      <style:text-properties fo:language="ru" fo:country="RU"/>
    </style:style>
    <style:style style:name="P6764" style:parent-style-name="Textbody" style:family="paragraph">
      <style:text-properties fo:language="ru" fo:country="RU"/>
    </style:style>
    <style:style style:name="P6765" style:parent-style-name="Textbody" style:family="paragraph">
      <style:text-properties fo:language="ru" fo:country="RU"/>
    </style:style>
    <style:style style:name="P6766" style:parent-style-name="Textbody" style:family="paragraph">
      <style:text-properties fo:language="ru" fo:country="RU"/>
    </style:style>
    <style:style style:name="P6767" style:parent-style-name="Textbody" style:family="paragraph">
      <style:text-properties fo:language="ru" fo:country="RU"/>
    </style:style>
    <style:style style:name="P6768" style:parent-style-name="Textbody" style:family="paragraph">
      <style:text-properties fo:language="ru" fo:country="RU"/>
    </style:style>
    <style:style style:name="P6769" style:parent-style-name="Textbody" style:family="paragraph">
      <style:text-properties fo:language="ru" fo:country="RU"/>
    </style:style>
    <style:style style:name="P6770" style:parent-style-name="Textbody" style:family="paragraph">
      <style:text-properties fo:language="ru" fo:country="RU"/>
    </style:style>
    <style:style style:name="P6771" style:parent-style-name="Textbody" style:family="paragraph">
      <style:text-properties fo:language="ru" fo:country="RU"/>
    </style:style>
    <style:style style:name="P6772" style:parent-style-name="Textbody" style:family="paragraph">
      <style:text-properties fo:language="ru" fo:country="RU"/>
    </style:style>
    <style:style style:name="P6773" style:parent-style-name="Textbody" style:family="paragraph">
      <style:text-properties fo:language="ru" fo:country="RU"/>
    </style:style>
    <style:style style:name="P6774" style:parent-style-name="Textbody" style:family="paragraph">
      <style:text-properties fo:language="ru" fo:country="RU"/>
    </style:style>
    <style:style style:name="P6775" style:parent-style-name="Textbody" style:family="paragraph">
      <style:text-properties fo:language="ru" fo:country="RU"/>
    </style:style>
    <style:style style:name="P6776" style:parent-style-name="Textbody" style:family="paragraph">
      <style:text-properties fo:language="ru" fo:country="RU"/>
    </style:style>
    <style:style style:name="P6777" style:parent-style-name="Textbody" style:family="paragraph">
      <style:text-properties fo:language="ru" fo:country="RU"/>
    </style:style>
    <style:style style:name="P6778" style:parent-style-name="Textbody" style:family="paragraph">
      <style:text-properties fo:language="ru" fo:country="RU"/>
    </style:style>
    <style:style style:name="P6779" style:parent-style-name="Textbody" style:family="paragraph">
      <style:text-properties fo:language="ru" fo:country="RU"/>
    </style:style>
    <style:style style:name="P6780" style:parent-style-name="Textbody" style:family="paragraph">
      <style:text-properties fo:language="ru" fo:country="RU"/>
    </style:style>
    <style:style style:name="P6781" style:parent-style-name="Textbody" style:family="paragraph">
      <style:text-properties fo:language="ru" fo:country="RU"/>
    </style:style>
    <style:style style:name="P6782" style:parent-style-name="Textbody" style:family="paragraph">
      <style:text-properties fo:language="ru" fo:country="RU"/>
    </style:style>
    <style:style style:name="P6783" style:parent-style-name="Textbody" style:family="paragraph">
      <style:text-properties fo:language="ru" fo:country="RU"/>
    </style:style>
    <style:style style:name="P6784" style:parent-style-name="Textbody" style:family="paragraph">
      <style:text-properties fo:language="ru" fo:country="RU"/>
    </style:style>
    <style:style style:name="P6785" style:parent-style-name="Textbody" style:family="paragraph">
      <style:text-properties fo:language="ru" fo:country="RU"/>
    </style:style>
    <style:style style:name="P6786" style:parent-style-name="Textbody" style:family="paragraph">
      <style:text-properties fo:language="ru" fo:country="RU"/>
    </style:style>
    <style:style style:name="P6787" style:parent-style-name="Textbody" style:family="paragraph">
      <style:text-properties fo:language="ru" fo:country="RU"/>
    </style:style>
    <style:style style:name="P6788" style:parent-style-name="Textbody" style:family="paragraph">
      <style:text-properties fo:language="ru" fo:country="RU"/>
    </style:style>
    <style:style style:name="P6789" style:parent-style-name="Heading2" style:family="paragraph">
      <style:paragraph-properties fo:text-align="center"/>
      <style:text-properties fo:language="ru" fo:country="RU"/>
    </style:style>
    <style:style style:name="P6790" style:parent-style-name="Textbody" style:family="paragraph">
      <style:text-properties fo:language="ru" fo:country="RU"/>
    </style:style>
    <style:style style:name="P6791" style:parent-style-name="Textbody" style:family="paragraph">
      <style:paragraph-properties fo:text-align="justify"/>
      <style:text-properties fo:background-color="#FFFF00" fo:language="ru" fo:country="RU"/>
    </style:style>
    <style:style style:name="P6792" style:parent-style-name="Textbody" style:family="paragraph">
      <style:paragraph-properties fo:text-align="justify"/>
      <style:text-properties fo:language="ru" fo:country="RU"/>
    </style:style>
    <style:style style:name="P6793" style:parent-style-name="Textbody" style:family="paragraph">
      <style:paragraph-properties fo:text-align="justify"/>
      <style:text-properties fo:language="ru" fo:country="RU"/>
    </style:style>
    <style:style style:name="P6794" style:parent-style-name="Textbody" style:family="paragraph">
      <style:paragraph-properties fo:text-align="justify"/>
      <style:text-properties fo:language="ru" fo:country="RU"/>
    </style:style>
    <style:style style:name="P6795" style:parent-style-name="Textbody" style:family="paragraph">
      <style:paragraph-properties fo:text-align="justify"/>
      <style:text-properties fo:language="ru" fo:country="RU"/>
    </style:style>
    <style:style style:name="P6796" style:parent-style-name="Textbody" style:family="paragraph">
      <style:paragraph-properties fo:text-align="justify"/>
      <style:text-properties fo:background-color="#FFFF00" fo:language="ru" fo:country="RU"/>
    </style:style>
    <style:style style:name="P6797" style:parent-style-name="Textbody" style:family="paragraph">
      <style:paragraph-properties fo:text-align="justify"/>
      <style:text-properties fo:background-color="#FFFF00" fo:language="ru" fo:country="RU"/>
    </style:style>
    <style:style style:name="P6798" style:parent-style-name="Textbody" style:family="paragraph">
      <style:paragraph-properties fo:text-align="justify"/>
      <style:text-properties fo:background-color="#FFFF00" fo:language="ru" fo:country="RU"/>
    </style:style>
    <style:style style:name="P6799" style:parent-style-name="Textbody" style:family="paragraph">
      <style:paragraph-properties fo:text-align="justify"/>
      <style:text-properties fo:background-color="#FFFF00" fo:language="ru" fo:country="RU"/>
    </style:style>
    <style:style style:name="P6800" style:parent-style-name="Textbody" style:family="paragraph">
      <style:paragraph-properties fo:text-align="justify"/>
      <style:text-properties fo:background-color="#FFFF00" fo:language="ru" fo:country="RU"/>
    </style:style>
    <style:style style:name="P6801" style:parent-style-name="Textbody" style:family="paragraph">
      <style:paragraph-properties fo:text-align="justify"/>
      <style:text-properties fo:background-color="#FFFF00" fo:language="ru" fo:country="RU"/>
    </style:style>
    <style:style style:name="P6802" style:parent-style-name="Textbody" style:family="paragraph">
      <style:paragraph-properties fo:text-align="justify"/>
      <style:text-properties fo:background-color="#FFFF00" fo:language="ru" fo:country="RU"/>
    </style:style>
    <style:style style:name="P6803" style:parent-style-name="Textbody" style:family="paragraph">
      <style:paragraph-properties fo:text-align="justify"/>
      <style:text-properties fo:background-color="#FFFF00" fo:language="ru" fo:country="RU"/>
    </style:style>
    <style:style style:name="P6804" style:parent-style-name="Textbody" style:family="paragraph">
      <style:paragraph-properties fo:text-align="justify"/>
      <style:text-properties fo:background-color="#FFFF00" fo:language="ru" fo:country="RU"/>
    </style:style>
    <style:style style:name="P6805" style:parent-style-name="Textbody" style:family="paragraph">
      <style:paragraph-properties fo:text-align="justify"/>
      <style:text-properties fo:background-color="#FFFF00" fo:language="ru" fo:country="RU"/>
    </style:style>
    <style:style style:name="P6806" style:parent-style-name="Textbody" style:family="paragraph">
      <style:paragraph-properties fo:text-align="justify"/>
      <style:text-properties fo:background-color="#FFFF00" fo:language="ru" fo:country="RU"/>
    </style:style>
    <style:style style:name="P6807" style:parent-style-name="Textbody" style:family="paragraph">
      <style:paragraph-properties fo:text-align="justify" fo:text-indent="0.1965in"/>
      <style:text-properties fo:background-color="#FFFF00" fo:language="ru" fo:country="RU"/>
    </style:style>
    <style:style style:name="P6808" style:parent-style-name="Textbody" style:family="paragraph">
      <style:paragraph-properties fo:text-align="justify"/>
      <style:text-properties fo:background-color="#FFFF00" fo:language="ru" fo:country="RU"/>
    </style:style>
    <style:style style:name="P6809" style:parent-style-name="Textbody" style:family="paragraph">
      <style:paragraph-properties fo:text-align="justify"/>
      <style:text-properties fo:background-color="#FFFF00" fo:language="ru" fo:country="RU"/>
    </style:style>
    <style:style style:name="P6810" style:parent-style-name="Textbody" style:family="paragraph">
      <style:paragraph-properties fo:text-align="justify"/>
      <style:text-properties fo:background-color="#FFFF00" fo:language="ru" fo:country="RU"/>
    </style:style>
    <style:style style:name="P6811" style:parent-style-name="Textbody" style:family="paragraph">
      <style:paragraph-properties fo:text-align="justify"/>
      <style:text-properties fo:background-color="#FFFF00" fo:language="ru" fo:country="RU"/>
    </style:style>
    <style:style style:name="P6812" style:parent-style-name="Textbody" style:family="paragraph">
      <style:paragraph-properties fo:text-align="justify"/>
      <style:text-properties fo:background-color="#FFFF00" fo:language="ru" fo:country="RU"/>
    </style:style>
    <style:style style:name="P6813" style:parent-style-name="Textbody" style:family="paragraph">
      <style:paragraph-properties fo:text-align="justify"/>
      <style:text-properties fo:language="ru" fo:country="RU"/>
    </style:style>
    <style:style style:name="P6814" style:parent-style-name="Textbody" style:family="paragraph">
      <style:paragraph-properties fo:text-align="justify"/>
    </style:style>
    <style:style style:name="T6815" style:parent-style-name="DefaultParagraphFont" style:family="text">
      <style:text-properties fo:language="ru" fo:country="RU"/>
    </style:style>
    <style:style style:name="T6816" style:parent-style-name="DefaultParagraphFont" style:family="text">
      <style:text-properties fo:background-color="#FFFF00" fo:language="ru" fo:country="RU"/>
    </style:style>
    <style:style style:name="P6817" style:parent-style-name="Textbody" style:family="paragraph">
      <style:paragraph-properties fo:text-align="justify"/>
    </style:style>
    <style:style style:name="T6818" style:parent-style-name="DefaultParagraphFont" style:family="text">
      <style:text-properties fo:background-color="#FFFF00" fo:language="ru" fo:country="RU"/>
    </style:style>
    <style:style style:name="T6819" style:parent-style-name="DefaultParagraphFont" style:family="text">
      <style:text-properties fo:language="ru" fo:country="RU"/>
    </style:style>
    <style:style style:name="P6820" style:parent-style-name="Textbody" style:family="paragraph">
      <style:paragraph-properties fo:text-align="justify"/>
      <style:text-properties fo:language="ru" fo:country="RU"/>
    </style:style>
    <style:style style:name="P6821" style:parent-style-name="Textbody" style:family="paragraph">
      <style:paragraph-properties fo:text-align="justify"/>
      <style:text-properties fo:language="ru" fo:country="RU"/>
    </style:style>
    <style:style style:name="P6822" style:parent-style-name="Textbody" style:family="paragraph">
      <style:paragraph-properties fo:text-align="justify"/>
    </style:style>
    <style:style style:name="T6823" style:parent-style-name="DefaultParagraphFont" style:family="text">
      <style:text-properties fo:language="ru" fo:country="RU"/>
    </style:style>
    <style:style style:name="T6824" style:parent-style-name="DefaultParagraphFont" style:family="text">
      <style:text-properties fo:background-color="#FFFF00" fo:language="ru" fo:country="RU"/>
    </style:style>
    <style:style style:name="P6825" style:parent-style-name="Textbody" style:family="paragraph">
      <style:paragraph-properties fo:text-align="justify"/>
      <style:text-properties fo:language="ru" fo:country="RU"/>
    </style:style>
    <style:style style:name="P6826" style:parent-style-name="Textbody" style:family="paragraph">
      <style:paragraph-properties fo:text-align="justify"/>
      <style:text-properties fo:language="ru" fo:country="RU"/>
    </style:style>
    <style:style style:name="P6827"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28" style:parent-style-name="Textbody" style:family="paragraph">
      <style:paragraph-properties fo:text-align="justify"/>
    </style:style>
    <style:style style:name="T6829"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830"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31" style:parent-style-name="Textbody" style:family="paragraph">
      <style:paragraph-properties fo:text-align="justify"/>
    </style:style>
    <style:style style:name="T6832"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833" style:parent-style-name="Textbody" style:family="paragraph">
      <style:paragraph-properties fo:text-align="justify"/>
      <style:text-properties fo:background-color="#FFFF00" fo:language="ru" fo:country="RU"/>
    </style:style>
    <style:style style:name="P6834" style:parent-style-name="Textbody" style:family="paragraph">
      <style:paragraph-properties fo:text-align="justify"/>
      <style:text-properties fo:background-color="#FFFF00" fo:language="ru" fo:country="RU"/>
    </style:style>
    <style:style style:name="P6835" style:parent-style-name="Textbody" style:family="paragraph">
      <style:paragraph-properties fo:text-align="justify"/>
      <style:text-properties fo:color="#C9211E" fo:language="ru" fo:country="RU"/>
    </style:style>
    <style:style style:name="P6836" style:parent-style-name="Textbody" style:family="paragraph">
      <style:paragraph-properties fo:text-align="justify"/>
      <style:text-properties fo:language="ru" fo:country="RU"/>
    </style:style>
    <style:style style:name="P6837" style:parent-style-name="Textbody" style:family="paragraph">
      <style:paragraph-properties fo:text-align="justify"/>
      <style:text-properties fo:language="ru" fo:country="RU"/>
    </style:style>
    <style:style style:name="P6838" style:parent-style-name="Textbody" style:family="paragraph">
      <style:paragraph-properties fo:text-align="justify"/>
      <style:text-properties fo:language="ru" fo:country="RU"/>
    </style:style>
    <style:style style:name="P6839" style:parent-style-name="Textbody" style:family="paragraph">
      <style:paragraph-properties fo:text-align="center"/>
      <style:text-properties fo:language="ru" fo:country="RU"/>
    </style:style>
    <style:style style:name="P6840" style:parent-style-name="Textbody" style:family="paragraph">
      <style:paragraph-properties fo:text-align="justify"/>
      <style:text-properties fo:font-style="italic" style:font-style-asian="italic" style:font-style-complex="italic" fo:language="ru" fo:country="RU"/>
    </style:style>
    <style:style style:name="P6841" style:parent-style-name="Textbody" style:family="paragraph">
      <style:paragraph-properties fo:text-align="justify"/>
    </style:style>
    <style:style style:name="T6842" style:parent-style-name="DefaultParagraphFont" style:family="text">
      <style:text-properties fo:font-style="italic" style:font-style-asian="italic" style:font-style-complex="italic" fo:language="ru" fo:country="RU"/>
    </style:style>
    <style:style style:name="T6843" style:parent-style-name="DefaultParagraphFont" style:family="text">
      <style:text-properties fo:font-style="italic" style:font-style-asian="italic" style:font-style-complex="italic" fo:background-color="#FFFF00" fo:language="ru" fo:country="RU"/>
    </style:style>
    <style:style style:name="P6844" style:parent-style-name="Textbody" style:family="paragraph">
      <style:paragraph-properties fo:text-align="justify"/>
      <style:text-properties fo:font-style="italic" style:font-style-asian="italic" style:font-style-complex="italic" fo:background-color="#FFFF00" fo:language="ru" fo:country="RU"/>
    </style:style>
    <style:style style:name="P6845" style:parent-style-name="Textbody" style:family="paragraph">
      <style:paragraph-properties fo:text-align="justify"/>
      <style:text-properties fo:font-style="italic" style:font-style-asian="italic" style:font-style-complex="italic" fo:background-color="#FFFF00" fo:language="ru" fo:country="RU"/>
    </style:style>
    <style:style style:name="P6846" style:parent-style-name="Textbody" style:family="paragraph">
      <style:paragraph-properties fo:text-align="justify"/>
      <style:text-properties fo:font-style="italic" style:font-style-asian="italic" style:font-style-complex="italic" fo:background-color="#FFFF00" fo:language="ru" fo:country="RU"/>
    </style:style>
    <style:style style:name="P6847" style:parent-style-name="Textbody" style:family="paragraph">
      <style:paragraph-properties fo:text-align="justify"/>
      <style:text-properties fo:font-style="italic" style:font-style-asian="italic" style:font-style-complex="italic" fo:background-color="#FFFF00" fo:language="ru" fo:country="RU"/>
    </style:style>
    <style:style style:name="P6848" style:parent-style-name="Textbody" style:family="paragraph">
      <style:paragraph-properties fo:text-align="justify"/>
      <style:text-properties fo:font-style="italic" style:font-style-asian="italic" style:font-style-complex="italic" fo:background-color="#FFFF00" fo:language="ru" fo:country="RU"/>
    </style:style>
    <style:style style:name="P6849" style:parent-style-name="Textbody" style:family="paragraph">
      <style:paragraph-properties fo:text-align="justify"/>
      <style:text-properties fo:font-style="italic" style:font-style-asian="italic" style:font-style-complex="italic" fo:background-color="#FFFF00" fo:language="ru" fo:country="RU"/>
    </style:style>
    <style:style style:name="P6850" style:parent-style-name="Textbody" style:family="paragraph">
      <style:paragraph-properties fo:text-align="justify"/>
      <style:text-properties fo:font-style="italic" style:font-style-asian="italic" style:font-style-complex="italic" fo:background-color="#FFFF00" fo:language="ru" fo:country="RU"/>
    </style:style>
    <style:style style:name="P6851" style:parent-style-name="Textbody" style:family="paragraph">
      <style:paragraph-properties fo:text-align="justify"/>
      <style:text-properties fo:font-style="italic" style:font-style-asian="italic" style:font-style-complex="italic" fo:background-color="#FFFF00" fo:language="ru" fo:country="RU"/>
    </style:style>
    <style:style style:name="P6852" style:parent-style-name="Textbody" style:family="paragraph">
      <style:paragraph-properties fo:text-align="justify"/>
      <style:text-properties fo:font-style="italic" style:font-style-asian="italic" style:font-style-complex="italic" fo:background-color="#FFFF00" fo:language="ru" fo:country="RU"/>
    </style:style>
    <style:style style:name="P6853" style:parent-style-name="Textbody" style:family="paragraph">
      <style:paragraph-properties fo:text-align="justify"/>
      <style:text-properties fo:font-style="italic" style:font-style-asian="italic" style:font-style-complex="italic" fo:background-color="#FFFF00" fo:language="ru" fo:country="RU"/>
    </style:style>
    <style:style style:name="P6854" style:parent-style-name="Textbody" style:family="paragraph">
      <style:paragraph-properties fo:text-align="justify"/>
      <style:text-properties fo:font-style="italic" style:font-style-asian="italic" style:font-style-complex="italic" fo:background-color="#FFFF00" fo:language="ru" fo:country="RU"/>
    </style:style>
    <style:style style:name="P6855" style:parent-style-name="Textbody" style:family="paragraph">
      <style:paragraph-properties fo:text-align="justify"/>
      <style:text-properties fo:font-style="italic" style:font-style-asian="italic" style:font-style-complex="italic" fo:background-color="#FFFF00" fo:language="ru" fo:country="RU"/>
    </style:style>
    <style:style style:name="P6856" style:parent-style-name="Textbody" style:family="paragraph">
      <style:paragraph-properties fo:text-align="justify"/>
      <style:text-properties fo:font-style="italic" style:font-style-asian="italic" style:font-style-complex="italic" fo:background-color="#FFFF00" fo:language="ru" fo:country="RU"/>
    </style:style>
    <style:style style:name="P6857" style:parent-style-name="Textbody" style:family="paragraph">
      <style:paragraph-properties fo:text-align="justify"/>
      <style:text-properties fo:font-style="italic" style:font-style-asian="italic" style:font-style-complex="italic" fo:background-color="#FFFF00" fo:language="ru" fo:country="RU"/>
    </style:style>
    <style:style style:name="P6858" style:parent-style-name="Textbody" style:family="paragraph">
      <style:paragraph-properties fo:text-align="justify"/>
      <style:text-properties fo:font-style="italic" style:font-style-asian="italic" style:font-style-complex="italic" fo:background-color="#FFFF00" fo:language="ru" fo:country="RU"/>
    </style:style>
    <style:style style:name="P6859" style:parent-style-name="Textbody" style:family="paragraph">
      <style:paragraph-properties fo:text-align="justify"/>
      <style:text-properties fo:font-style="italic" style:font-style-asian="italic" style:font-style-complex="italic" fo:language="ru" fo:country="RU"/>
    </style:style>
    <style:style style:name="P6860" style:parent-style-name="Textbody" style:family="paragraph">
      <style:paragraph-properties fo:text-align="justify"/>
      <style:text-properties fo:font-style="italic" style:font-style-asian="italic" style:font-style-complex="italic" fo:language="ru" fo:country="RU"/>
    </style:style>
    <style:style style:name="P6861" style:parent-style-name="Textbody" style:family="paragraph">
      <style:paragraph-properties fo:text-align="justify"/>
      <style:text-properties fo:font-style="italic" style:font-style-asian="italic" style:font-style-complex="italic" fo:language="ru" fo:country="RU"/>
    </style:style>
    <style:style style:name="P6862" style:parent-style-name="Textbody" style:family="paragraph">
      <style:paragraph-properties fo:text-align="justify"/>
    </style:style>
    <style:style style:name="T6863" style:parent-style-name="DefaultParagraphFont" style:family="text">
      <style:text-properties fo:language="ru" fo:country="RU"/>
    </style:style>
    <style:style style:name="T6864" style:parent-style-name="DefaultParagraphFont" style:family="text">
      <style:text-properties fo:background-color="#FFFF00" fo:language="ru" fo:country="RU"/>
    </style:style>
    <style:style style:name="T6865" style:parent-style-name="DefaultParagraphFont" style:family="text">
      <style:text-properties fo:language="ru" fo:country="RU"/>
    </style:style>
    <style:style style:name="P6866" style:parent-style-name="Textbody" style:family="paragraph">
      <style:paragraph-properties fo:text-align="justify"/>
      <style:text-properties fo:language="ru" fo:country="RU"/>
    </style:style>
    <style:style style:name="P6867" style:parent-style-name="Textbody" style:family="paragraph">
      <style:paragraph-properties fo:text-align="justify"/>
      <style:text-properties fo:language="ru" fo:country="RU"/>
    </style:style>
    <style:style style:name="P6868" style:parent-style-name="Textbody" style:family="paragraph">
      <style:paragraph-properties fo:text-align="justify"/>
      <style:text-properties fo:language="ru" fo:country="RU"/>
    </style:style>
    <style:style style:name="P6869" style:parent-style-name="Textbody" style:family="paragraph">
      <style:paragraph-properties fo:text-align="justify"/>
      <style:text-properties fo:language="ru" fo:country="RU"/>
    </style:style>
    <style:style style:name="P6870" style:parent-style-name="Textbody" style:family="paragraph">
      <style:paragraph-properties fo:text-align="justify"/>
      <style:text-properties fo:language="ru" fo:country="RU"/>
    </style:style>
    <style:style style:name="P6871" style:parent-style-name="Heading2" style:family="paragraph">
      <style:paragraph-properties fo:text-align="center"/>
      <style:text-properties fo:language="ru" fo:country="RU"/>
    </style:style>
    <style:style style:name="P6872" style:parent-style-name="Textbody" style:family="paragraph">
      <style:paragraph-properties fo:text-align="justify"/>
      <style:text-properties fo:language="ru" fo:country="RU"/>
    </style:style>
    <style:style style:name="P6873" style:parent-style-name="Textbody" style:family="paragraph">
      <style:paragraph-properties fo:text-align="justify"/>
      <style:text-properties fo:language="ru" fo:country="RU"/>
    </style:style>
    <style:style style:name="P6874" style:parent-style-name="Textbody" style:family="paragraph">
      <style:paragraph-properties fo:text-align="center"/>
      <style:text-properties fo:language="ru" fo:country="RU"/>
    </style:style>
    <style:style style:name="P6875" style:parent-style-name="Textbody" style:family="paragraph">
      <style:paragraph-properties fo:text-align="center"/>
      <style:text-properties fo:language="ru" fo:country="RU"/>
    </style:style>
    <style:style style:name="P6876" style:parent-style-name="Textbody" style:family="paragraph">
      <style:paragraph-properties fo:text-align="justify"/>
      <style:text-properties fo:language="ru" fo:country="RU"/>
    </style:style>
    <style:style style:name="P6877" style:parent-style-name="Textbody" style:family="paragraph">
      <style:paragraph-properties fo:text-align="justify"/>
      <style:text-properties fo:language="ru" fo:country="RU"/>
    </style:style>
    <style:style style:name="P6878" style:parent-style-name="Textbody" style:family="paragraph">
      <style:paragraph-properties fo:text-align="justify"/>
      <style:text-properties fo:language="ru" fo:country="RU"/>
    </style:style>
    <style:style style:name="P6879" style:parent-style-name="Textbody" style:family="paragraph">
      <style:paragraph-properties fo:text-align="justify"/>
      <style:text-properties fo:language="ru" fo:country="RU"/>
    </style:style>
    <style:style style:name="P6880" style:parent-style-name="Textbody" style:family="paragraph">
      <style:paragraph-properties fo:text-align="justify"/>
      <style:text-properties fo:language="ru" fo:country="RU"/>
    </style:style>
    <style:style style:name="P6881" style:parent-style-name="Textbody" style:family="paragraph">
      <style:paragraph-properties fo:text-align="justify"/>
      <style:text-properties fo:language="ru" fo:country="RU"/>
    </style:style>
    <style:style style:name="P6882" style:parent-style-name="Textbody" style:family="paragraph">
      <style:paragraph-properties fo:text-align="justify"/>
      <style:text-properties fo:language="ru" fo:country="RU"/>
    </style:style>
    <style:style style:name="P6883" style:parent-style-name="Textbody" style:family="paragraph">
      <style:paragraph-properties fo:text-align="justify"/>
      <style:text-properties fo:language="ru" fo:country="RU"/>
    </style:style>
    <style:style style:name="P6884" style:parent-style-name="Textbody" style:family="paragraph">
      <style:paragraph-properties fo:text-align="justify"/>
      <style:text-properties fo:language="ru" fo:country="RU"/>
    </style:style>
    <style:style style:name="P6885" style:parent-style-name="Textbody" style:family="paragraph">
      <style:paragraph-properties fo:text-align="justify"/>
      <style:text-properties fo:language="ru" fo:country="RU"/>
    </style:style>
    <style:style style:name="P6886" style:parent-style-name="Textbody" style:family="paragraph">
      <style:paragraph-properties fo:text-align="justify"/>
      <style:text-properties fo:language="ru" fo:country="RU"/>
    </style:style>
    <style:style style:name="P6887" style:parent-style-name="Textbody" style:family="paragraph">
      <style:paragraph-properties fo:text-align="justify"/>
      <style:text-properties fo:language="ru" fo:country="RU"/>
    </style:style>
    <style:style style:name="P6888" style:parent-style-name="Textbody" style:family="paragraph">
      <style:paragraph-properties fo:text-align="justify"/>
      <style:text-properties fo:background-color="#FFFF00" fo:language="ru" fo:country="RU"/>
    </style:style>
    <style:style style:name="P6889" style:parent-style-name="Textbody" style:family="paragraph">
      <style:paragraph-properties fo:text-align="justify"/>
      <style:text-properties fo:background-color="#FFFF00" fo:language="ru" fo:country="RU"/>
    </style:style>
    <style:style style:name="P6890" style:parent-style-name="Textbody" style:family="paragraph">
      <style:paragraph-properties fo:text-align="justify"/>
      <style:text-properties fo:language="ru" fo:country="RU"/>
    </style:style>
    <style:style style:name="P6891" style:parent-style-name="Textbody" style:family="paragraph">
      <style:paragraph-properties fo:text-align="justify"/>
      <style:text-properties fo:language="ru" fo:country="RU"/>
    </style:style>
    <style:style style:name="P6892" style:parent-style-name="Textbody" style:family="paragraph">
      <style:paragraph-properties fo:text-align="justify"/>
      <style:text-properties fo:language="ru" fo:country="RU"/>
    </style:style>
    <style:style style:name="P6893" style:parent-style-name="Textbody" style:family="paragraph">
      <style:paragraph-properties fo:text-align="justify"/>
      <style:text-properties fo:language="ru" fo:country="RU"/>
    </style:style>
    <style:style style:name="P6894" style:parent-style-name="Textbody" style:family="paragraph">
      <style:paragraph-properties fo:text-align="justify"/>
      <style:text-properties fo:language="ru" fo:country="RU"/>
    </style:style>
    <style:style style:name="P6895" style:parent-style-name="Textbody" style:family="paragraph">
      <style:paragraph-properties fo:text-align="justify"/>
      <style:text-properties fo:language="ru" fo:country="RU"/>
    </style:style>
    <style:style style:name="P6896" style:parent-style-name="Textbody" style:family="paragraph">
      <style:paragraph-properties fo:text-align="justify"/>
      <style:text-properties fo:language="ru" fo:country="RU"/>
    </style:style>
    <style:style style:name="P6897" style:parent-style-name="Textbody" style:family="paragraph">
      <style:paragraph-properties fo:text-align="justify"/>
      <style:text-properties fo:language="ru" fo:country="RU"/>
    </style:style>
    <style:style style:name="P6898" style:parent-style-name="Textbody" style:family="paragraph">
      <style:paragraph-properties fo:text-align="justify"/>
      <style:text-properties fo:language="ru" fo:country="RU"/>
    </style:style>
    <style:style style:name="P6899" style:parent-style-name="Textbody" style:family="paragraph">
      <style:paragraph-properties fo:text-align="justify"/>
      <style:text-properties fo:language="ru" fo:country="RU"/>
    </style:style>
    <style:style style:name="P6900" style:parent-style-name="Textbody" style:family="paragraph">
      <style:paragraph-properties fo:text-align="justify"/>
      <style:text-properties fo:language="ru" fo:country="RU"/>
    </style:style>
    <style:style style:name="P6901" style:parent-style-name="Textbody" style:family="paragraph">
      <style:paragraph-properties fo:text-align="justify"/>
      <style:text-properties fo:background-color="#00CCFF" fo:language="ru" fo:country="RU"/>
    </style:style>
    <style:style style:name="P6902" style:parent-style-name="Textbody" style:family="paragraph">
      <style:paragraph-properties fo:text-align="justify"/>
      <style:text-properties fo:language="ru" fo:country="RU"/>
    </style:style>
    <style:style style:name="P6903" style:parent-style-name="Textbody" style:family="paragraph">
      <style:paragraph-properties fo:text-align="justify"/>
    </style:style>
    <style:style style:name="T6904" style:parent-style-name="DefaultParagraphFont" style:family="text">
      <style:text-properties fo:language="ru" fo:country="RU"/>
    </style:style>
    <style:style style:name="T6905" style:parent-style-name="DefaultParagraphFont" style:family="text">
      <style:text-properties fo:background-color="#FFFF00" fo:language="ru" fo:country="RU"/>
    </style:style>
    <style:style style:name="T6906" style:parent-style-name="DefaultParagraphFont" style:family="text">
      <style:text-properties fo:language="ru" fo:country="RU"/>
    </style:style>
    <style:style style:name="P6907" style:parent-style-name="Textbody" style:family="paragraph">
      <style:paragraph-properties fo:text-align="justify"/>
      <style:text-properties fo:language="ru" fo:country="RU"/>
    </style:style>
    <style:style style:name="P6908" style:parent-style-name="Textbody" style:family="paragraph">
      <style:paragraph-properties fo:text-align="justify"/>
      <style:text-properties fo:background-color="#FFFF00" fo:language="ru" fo:country="RU"/>
    </style:style>
    <style:style style:name="P6909" style:parent-style-name="Textbody" style:family="paragraph">
      <style:paragraph-properties fo:text-align="justify"/>
      <style:text-properties fo:background-color="#FFFF00" fo:language="ru" fo:country="RU"/>
    </style:style>
    <style:style style:name="P6910" style:parent-style-name="Textbody" style:family="paragraph">
      <style:paragraph-properties fo:text-align="justify"/>
      <style:text-properties fo:background-color="#FFFF00" fo:language="ru" fo:country="RU"/>
    </style:style>
    <style:style style:name="P6911" style:parent-style-name="Textbody" style:family="paragraph">
      <style:paragraph-properties fo:text-align="justify"/>
      <style:text-properties fo:background-color="#FFFF00" fo:language="ru" fo:country="RU"/>
    </style:style>
    <style:style style:name="P6912" style:parent-style-name="Textbody" style:family="paragraph">
      <style:paragraph-properties fo:text-align="justify"/>
      <style:text-properties fo:background-color="#FFFF00" fo:language="ru" fo:country="RU"/>
    </style:style>
    <style:style style:name="P6913" style:parent-style-name="Textbody" style:family="paragraph">
      <style:paragraph-properties fo:text-align="justify"/>
      <style:text-properties fo:background-color="#FFFF00" fo:language="ru" fo:country="RU"/>
    </style:style>
    <style:style style:name="P6914" style:parent-style-name="Textbody" style:family="paragraph">
      <style:paragraph-properties fo:text-align="justify"/>
      <style:text-properties fo:background-color="#FFFF00" fo:language="ru" fo:country="RU"/>
    </style:style>
    <style:style style:name="P6915" style:parent-style-name="Textbody" style:family="paragraph">
      <style:paragraph-properties fo:text-align="justify"/>
      <style:text-properties fo:background-color="#FFFF00" fo:language="ru" fo:country="RU"/>
    </style:style>
    <style:style style:name="P6916" style:parent-style-name="Textbody" style:family="paragraph">
      <style:paragraph-properties fo:text-align="justify"/>
      <style:text-properties fo:background-color="#FFFF00" fo:language="ru" fo:country="RU"/>
    </style:style>
    <style:style style:name="P6917" style:parent-style-name="Textbody" style:family="paragraph">
      <style:paragraph-properties fo:text-align="justify"/>
      <style:text-properties fo:background-color="#FFFF00" fo:language="ru" fo:country="RU"/>
    </style:style>
    <style:style style:name="P6918" style:parent-style-name="Textbody" style:family="paragraph">
      <style:paragraph-properties fo:text-align="justify"/>
      <style:text-properties fo:background-color="#FFFF00" fo:language="ru" fo:country="RU"/>
    </style:style>
    <style:style style:name="P6919" style:parent-style-name="Textbody" style:family="paragraph">
      <style:paragraph-properties fo:text-align="justify"/>
      <style:text-properties fo:background-color="#FFFF00" fo:language="ru" fo:country="RU"/>
    </style:style>
    <style:style style:name="P6920" style:parent-style-name="Textbody" style:family="paragraph">
      <style:paragraph-properties fo:text-align="justify"/>
      <style:text-properties fo:background-color="#FFFF00" fo:language="ru" fo:country="RU"/>
    </style:style>
    <style:style style:name="P6921" style:parent-style-name="Textbody" style:family="paragraph">
      <style:paragraph-properties fo:text-align="justify"/>
      <style:text-properties fo:background-color="#FFFF00" fo:language="ru" fo:country="RU"/>
    </style:style>
    <style:style style:name="P6922" style:parent-style-name="Textbody" style:family="paragraph">
      <style:paragraph-properties fo:text-align="justify"/>
      <style:text-properties fo:background-color="#FFFF00" fo:language="ru" fo:country="RU"/>
    </style:style>
    <style:style style:name="P6923" style:parent-style-name="Textbody" style:family="paragraph">
      <style:paragraph-properties fo:text-align="justify"/>
      <style:text-properties fo:background-color="#FFFF00" fo:language="ru" fo:country="RU"/>
    </style:style>
    <style:style style:name="P6924" style:parent-style-name="Textbody" style:family="paragraph">
      <style:paragraph-properties fo:text-align="justify"/>
      <style:text-properties fo:language="ru" fo:country="RU"/>
    </style:style>
    <style:style style:name="P6925" style:parent-style-name="Textbody" style:family="paragraph">
      <style:paragraph-properties fo:text-align="justify"/>
      <style:text-properties fo:language="ru" fo:country="RU"/>
    </style:style>
    <style:style style:name="P6926" style:parent-style-name="Textbody" style:family="paragraph">
      <style:paragraph-properties fo:text-align="justify"/>
      <style:text-properties fo:language="ru" fo:country="RU"/>
    </style:style>
    <style:style style:name="P6927" style:parent-style-name="Textbody" style:family="paragraph">
      <style:paragraph-properties fo:text-align="justify"/>
      <style:text-properties fo:language="ru" fo:country="RU"/>
    </style:style>
    <style:style style:name="P6928" style:parent-style-name="Textbody" style:family="paragraph">
      <style:paragraph-properties fo:text-align="justify"/>
      <style:text-properties fo:language="ru" fo:country="RU"/>
    </style:style>
    <style:style style:name="P6929" style:parent-style-name="Textbody" style:family="paragraph">
      <style:paragraph-properties fo:text-align="justify"/>
      <style:text-properties fo:language="ru" fo:country="RU"/>
    </style:style>
    <style:style style:name="P6930" style:parent-style-name="Textbody" style:family="paragraph">
      <style:paragraph-properties fo:text-align="justify"/>
    </style:style>
    <style:style style:name="T6931" style:parent-style-name="DefaultParagraphFont" style:family="text">
      <style:text-properties fo:language="ru" fo:country="RU"/>
    </style:style>
    <style:style style:name="P6932" style:parent-style-name="Textbody" style:family="paragraph">
      <style:paragraph-properties fo:text-align="justify"/>
    </style:style>
    <style:style style:name="P6933" style:parent-style-name="Textbody" style:family="paragraph">
      <style:paragraph-properties fo:text-align="justify"/>
      <style:text-properties fo:language="ru" fo:country="RU"/>
    </style:style>
    <style:style style:name="P6934" style:parent-style-name="Textbody" style:family="paragraph">
      <style:paragraph-properties fo:text-align="justify"/>
      <style:text-properties fo:language="ru" fo:country="RU"/>
    </style:style>
    <style:style style:name="P6935" style:parent-style-name="Textbody" style:family="paragraph">
      <style:paragraph-properties fo:text-align="justify"/>
    </style:style>
    <style:style style:name="T6936" style:parent-style-name="DefaultParagraphFont" style:family="text">
      <style:text-properties fo:language="ru" fo:country="RU"/>
    </style:style>
    <style:style style:name="T6937" style:parent-style-name="DefaultParagraphFont" style:family="text">
      <style:text-properties fo:background-color="#FFFF00" fo:language="ru" fo:country="RU"/>
    </style:style>
    <style:style style:name="T6938" style:parent-style-name="DefaultParagraphFont" style:family="text">
      <style:text-properties fo:language="ru" fo:country="RU"/>
    </style:style>
    <style:style style:name="T6939" style:parent-style-name="DefaultParagraphFont" style:family="text">
      <style:text-properties fo:language="ru" fo:country="RU"/>
    </style:style>
    <style:style style:name="T6940" style:parent-style-name="DefaultParagraphFont" style:family="text">
      <style:text-properties fo:language="ru" fo:country="RU"/>
    </style:style>
    <style:style style:name="P6941" style:parent-style-name="Textbody" style:family="paragraph">
      <style:paragraph-properties fo:text-align="justify"/>
      <style:text-properties fo:language="ru" fo:country="RU"/>
    </style:style>
    <style:style style:name="P6942" style:parent-style-name="Textbody" style:family="paragraph">
      <style:paragraph-properties fo:text-align="justify"/>
      <style:text-properties fo:language="ru" fo:country="RU"/>
    </style:style>
    <style:style style:name="P6943" style:parent-style-name="Textbody" style:family="paragraph">
      <style:paragraph-properties fo:text-align="justify"/>
      <style:text-properties fo:language="ru" fo:country="RU"/>
    </style:style>
    <style:style style:name="P6944" style:parent-style-name="Textbody" style:family="paragraph">
      <style:paragraph-properties fo:text-align="justify"/>
      <style:text-properties fo:language="ru" fo:country="RU"/>
    </style:style>
    <style:style style:name="P6945" style:parent-style-name="Textbody" style:family="paragraph">
      <style:paragraph-properties fo:text-align="justify"/>
      <style:text-properties fo:language="ru" fo:country="RU"/>
    </style:style>
    <style:style style:name="P6946" style:parent-style-name="Textbody" style:family="paragraph">
      <style:paragraph-properties fo:text-align="justify"/>
      <style:text-properties fo:language="ru" fo:country="RU"/>
    </style:style>
    <style:style style:name="P6947" style:parent-style-name="Textbody" style:family="paragraph">
      <style:paragraph-properties fo:text-align="justify"/>
      <style:text-properties fo:language="ru" fo:country="RU"/>
    </style:style>
    <style:style style:name="P6948" style:parent-style-name="Textbody" style:family="paragraph">
      <style:paragraph-properties fo:text-align="justify"/>
      <style:text-properties fo:language="ru" fo:country="RU"/>
    </style:style>
    <style:style style:name="P6949" style:parent-style-name="Textbody" style:family="paragraph">
      <style:paragraph-properties fo:text-align="justify"/>
      <style:text-properties fo:language="ru" fo:country="RU"/>
    </style:style>
    <style:style style:name="P6950" style:parent-style-name="Textbody" style:family="paragraph">
      <style:paragraph-properties fo:text-align="justify"/>
      <style:text-properties fo:language="ru" fo:country="RU"/>
    </style:style>
    <style:style style:name="P6951" style:parent-style-name="Textbody" style:family="paragraph">
      <style:paragraph-properties fo:text-align="justify"/>
      <style:text-properties fo:background-color="#FFFF00" fo:language="ru" fo:country="RU"/>
    </style:style>
    <style:style style:name="P6952" style:parent-style-name="Textbody" style:family="paragraph">
      <style:paragraph-properties fo:text-align="justify"/>
      <style:text-properties fo:language="ru" fo:country="RU"/>
    </style:style>
    <style:style style:name="P6953" style:parent-style-name="Textbody" style:family="paragraph">
      <style:paragraph-properties fo:text-align="justify"/>
      <style:text-properties fo:language="ru" fo:country="RU"/>
    </style:style>
    <style:style style:name="P6954" style:parent-style-name="Textbody" style:family="paragraph">
      <style:paragraph-properties fo:text-align="justify"/>
      <style:text-properties fo:language="ru" fo:country="RU"/>
    </style:style>
    <style:style style:name="P6955" style:parent-style-name="Textbody" style:family="paragraph">
      <style:paragraph-properties fo:text-align="justify"/>
      <style:text-properties fo:background-color="#FFFF00" fo:language="ru" fo:country="RU"/>
    </style:style>
    <style:style style:name="P6956" style:parent-style-name="Textbody" style:family="paragraph">
      <style:paragraph-properties fo:text-align="justify"/>
    </style:style>
    <style:style style:name="T6957" style:parent-style-name="DefaultParagraphFont" style:family="text">
      <style:text-properties fo:language="ru" fo:country="RU"/>
    </style:style>
    <style:style style:name="T6958" style:parent-style-name="DefaultParagraphFont" style:family="text">
      <style:text-properties fo:language="ru" fo:country="RU"/>
    </style:style>
    <style:style style:name="T6959" style:parent-style-name="DefaultParagraphFont" style:family="text">
      <style:text-properties fo:language="ru" fo:country="RU"/>
    </style:style>
    <style:style style:name="P6960" style:parent-style-name="Textbody" style:family="paragraph">
      <style:paragraph-properties fo:text-align="justify"/>
      <style:text-properties fo:language="ru" fo:country="RU"/>
    </style:style>
    <style:style style:name="P6961" style:parent-style-name="Textbody" style:family="paragraph">
      <style:paragraph-properties fo:text-align="justify"/>
      <style:text-properties fo:language="ru" fo:country="RU"/>
    </style:style>
    <style:style style:name="P6962" style:parent-style-name="Textbody" style:family="paragraph">
      <style:paragraph-properties fo:text-align="justify"/>
      <style:text-properties fo:language="ru" fo:country="RU"/>
    </style:style>
    <style:style style:name="P6963" style:parent-style-name="Textbody" style:family="paragraph">
      <style:paragraph-properties fo:text-align="justify"/>
      <style:text-properties fo:language="ru" fo:country="RU"/>
    </style:style>
    <style:style style:name="P6964" style:parent-style-name="Textbody" style:family="paragraph">
      <style:paragraph-properties fo:text-align="justify"/>
      <style:text-properties fo:language="ru" fo:country="RU"/>
    </style:style>
    <style:style style:name="P6965" style:parent-style-name="Textbody" style:family="paragraph">
      <style:paragraph-properties fo:text-align="justify"/>
      <style:text-properties fo:background-color="#FFFF00" fo:language="ru" fo:country="RU"/>
    </style:style>
    <style:style style:name="P6966" style:parent-style-name="Textbody" style:family="paragraph">
      <style:paragraph-properties fo:text-align="justify"/>
      <style:text-properties fo:background-color="#FFFF00" fo:language="ru" fo:country="RU"/>
    </style:style>
    <style:style style:name="P6967" style:parent-style-name="Textbody" style:family="paragraph">
      <style:paragraph-properties fo:text-align="justify"/>
      <style:text-properties fo:background-color="#FFFF00" fo:language="ru" fo:country="RU"/>
    </style:style>
    <style:style style:name="P6968" style:parent-style-name="Heading2" style:family="paragraph">
      <style:paragraph-properties fo:text-align="center"/>
      <style:text-properties fo:language="ru" fo:country="RU"/>
    </style:style>
    <style:style style:name="P6969" style:parent-style-name="Textbody" style:family="paragraph">
      <style:paragraph-properties fo:text-align="justify"/>
      <style:text-properties fo:language="ru" fo:country="RU"/>
    </style:style>
    <style:style style:name="P6970" style:parent-style-name="Textbody" style:family="paragraph">
      <style:paragraph-properties fo:text-align="justify"/>
      <style:text-properties fo:background-color="#FFFF00" fo:language="ru" fo:country="RU"/>
    </style:style>
    <style:style style:name="P6971" style:parent-style-name="Textbody" style:family="paragraph">
      <style:paragraph-properties fo:text-align="justify"/>
      <style:text-properties fo:background-color="#FFFF00" fo:language="ru" fo:country="RU"/>
    </style:style>
    <style:style style:name="P6972" style:parent-style-name="Textbody" style:family="paragraph">
      <style:paragraph-properties fo:text-align="justify"/>
    </style:style>
    <style:style style:name="T6973" style:parent-style-name="DefaultParagraphFont" style:family="text">
      <style:text-properties fo:language="ru" fo:country="RU"/>
    </style:style>
    <style:style style:name="T6974" style:parent-style-name="DefaultParagraphFont" style:family="text">
      <style:text-properties fo:background-color="#FFFF00" fo:language="ru" fo:country="RU"/>
    </style:style>
    <style:style style:name="T6975" style:parent-style-name="DefaultParagraphFont" style:family="text">
      <style:text-properties fo:language="ru" fo:country="RU"/>
    </style:style>
    <style:style style:name="P6976" style:parent-style-name="Textbody" style:family="paragraph">
      <style:paragraph-properties fo:text-align="justify"/>
      <style:text-properties fo:background-color="#FFFF00" fo:language="ru" fo:country="RU"/>
    </style:style>
    <style:style style:name="P6977" style:parent-style-name="Textbody" style:family="paragraph">
      <style:paragraph-properties fo:text-align="justify"/>
      <style:text-properties fo:background-color="#FFFF00" fo:language="ru" fo:country="RU"/>
    </style:style>
    <style:style style:name="P6978" style:parent-style-name="Textbody" style:family="paragraph">
      <style:paragraph-properties fo:text-align="justify"/>
      <style:text-properties fo:background-color="#FFFF00" fo:language="ru" fo:country="RU"/>
    </style:style>
    <style:style style:name="P6979" style:parent-style-name="Textbody" style:family="paragraph">
      <style:paragraph-properties fo:text-align="justify"/>
      <style:text-properties fo:background-color="#FFFF00" fo:language="ru" fo:country="RU"/>
    </style:style>
    <style:style style:name="P6980" style:parent-style-name="Textbody" style:family="paragraph">
      <style:paragraph-properties fo:text-align="justify"/>
      <style:text-properties fo:background-color="#FFFF00" fo:language="ru" fo:country="RU"/>
    </style:style>
    <style:style style:name="P6981" style:parent-style-name="Textbody" style:family="paragraph">
      <style:paragraph-properties fo:text-align="justify"/>
      <style:text-properties fo:background-color="#FFFF00" fo:language="ru" fo:country="RU"/>
    </style:style>
    <style:style style:name="P6982" style:parent-style-name="Textbody" style:family="paragraph">
      <style:paragraph-properties fo:text-align="justify"/>
      <style:text-properties fo:background-color="#FFFF00" fo:language="ru" fo:country="RU"/>
    </style:style>
    <style:style style:name="P6983" style:parent-style-name="Textbody" style:family="paragraph">
      <style:paragraph-properties fo:text-align="justify"/>
      <style:text-properties fo:background-color="#FFFF00" fo:language="ru" fo:country="RU"/>
    </style:style>
    <style:style style:name="P6984" style:parent-style-name="Textbody" style:family="paragraph">
      <style:paragraph-properties fo:text-align="justify"/>
      <style:text-properties fo:background-color="#FFFF00" fo:language="ru" fo:country="RU"/>
    </style:style>
    <style:style style:name="P6985" style:parent-style-name="Textbody" style:family="paragraph">
      <style:paragraph-properties fo:text-align="justify"/>
    </style:style>
    <style:style style:name="T6986" style:parent-style-name="DefaultParagraphFont" style:family="text">
      <style:text-properties fo:background-color="#FFFF00" fo:language="ru" fo:country="RU"/>
    </style:style>
    <style:style style:name="P6987" style:parent-style-name="Textbody" style:family="paragraph">
      <style:paragraph-properties fo:text-align="justify"/>
      <style:text-properties fo:background-color="#FFFF00" fo:language="ru" fo:country="RU"/>
    </style:style>
    <style:style style:name="P6988" style:parent-style-name="Textbody" style:family="paragraph">
      <style:paragraph-properties fo:text-align="justify"/>
      <style:text-properties fo:background-color="#FFFF00" fo:language="ru" fo:country="RU"/>
    </style:style>
    <style:style style:name="P6989" style:parent-style-name="Textbody" style:family="paragraph">
      <style:paragraph-properties fo:text-align="justify"/>
      <style:text-properties fo:font-style="italic" style:font-style-asian="italic" style:font-style-complex="italic" fo:background-color="#FFFF00" fo:language="ru" fo:country="RU"/>
    </style:style>
    <style:style style:name="P6990" style:parent-style-name="Textbody" style:family="paragraph">
      <style:paragraph-properties fo:text-align="justify"/>
    </style:style>
    <style:style style:name="T6991" style:parent-style-name="DefaultParagraphFont" style:family="text">
      <style:text-properties fo:language="ru" fo:country="RU"/>
    </style:style>
    <style:style style:name="T6992" style:parent-style-name="DefaultParagraphFont" style:family="text">
      <style:text-properties fo:background-color="#FFFF00" fo:language="ru" fo:country="RU"/>
    </style:style>
    <style:style style:name="P6993" style:parent-style-name="Textbody" style:family="paragraph">
      <style:paragraph-properties fo:text-align="justify"/>
      <style:text-properties fo:background-color="#FFFF00" fo:language="ru" fo:country="RU"/>
    </style:style>
    <style:style style:name="P6994" style:parent-style-name="Textbody" style:family="paragraph">
      <style:paragraph-properties fo:text-align="justify"/>
    </style:style>
    <style:style style:name="T6995" style:parent-style-name="DefaultParagraphFont" style:family="text">
      <style:text-properties fo:background-color="#FFFF00" fo:language="ru" fo:country="RU"/>
    </style:style>
    <style:style style:name="T6996" style:parent-style-name="DefaultParagraphFont" style:family="text">
      <style:text-properties fo:language="ru" fo:country="RU"/>
    </style:style>
    <style:style style:name="P6997" style:parent-style-name="Textbody" style:family="paragraph">
      <style:paragraph-properties fo:text-align="center"/>
      <style:text-properties fo:font-style="italic" style:font-style-asian="italic" style:font-style-complex="italic" fo:background-color="#FFFF00" fo:language="ru" fo:country="RU"/>
    </style:style>
    <style:style style:name="P6998" style:parent-style-name="Textbody" style:family="paragraph">
      <style:paragraph-properties fo:text-align="justify"/>
      <style:text-properties fo:background-color="#FFFF00" fo:language="ru" fo:country="RU"/>
    </style:style>
    <style:style style:name="P6999" style:parent-style-name="Textbody" style:family="paragraph">
      <style:paragraph-properties fo:text-align="justify"/>
      <style:text-properties fo:background-color="#FFFF00" fo:language="ru" fo:country="RU"/>
    </style:style>
    <style:style style:name="P7000" style:parent-style-name="Textbody" style:family="paragraph">
      <style:paragraph-properties fo:text-align="justify"/>
      <style:text-properties fo:background-color="#FFFF00" fo:language="ru" fo:country="RU"/>
    </style:style>
    <style:style style:name="P7001" style:parent-style-name="Textbody" style:family="paragraph">
      <style:paragraph-properties fo:text-align="justify"/>
      <style:text-properties fo:background-color="#FFFF00" fo:language="ru" fo:country="RU"/>
    </style:style>
    <style:style style:name="P7002" style:parent-style-name="Textbody" style:family="paragraph">
      <style:paragraph-properties fo:text-align="justify"/>
      <style:text-properties fo:background-color="#FFFF00" fo:language="ru" fo:country="RU"/>
    </style:style>
    <style:style style:name="P7003" style:parent-style-name="Textbody" style:family="paragraph">
      <style:paragraph-properties fo:text-align="justify"/>
      <style:text-properties fo:language="ru" fo:country="RU"/>
    </style:style>
    <style:style style:name="P7004" style:parent-style-name="Textbody" style:family="paragraph">
      <style:paragraph-properties fo:text-align="justify"/>
      <style:text-properties fo:language="ru" fo:country="RU"/>
    </style:style>
    <style:style style:name="P7005" style:parent-style-name="Textbody" style:family="paragraph">
      <style:paragraph-properties fo:text-align="justify"/>
      <style:text-properties fo:language="ru" fo:country="RU"/>
    </style:style>
    <style:style style:name="P7006" style:parent-style-name="Textbody" style:family="paragraph">
      <style:paragraph-properties fo:text-align="justify"/>
      <style:text-properties fo:language="ru" fo:country="RU"/>
    </style:style>
    <style:style style:name="P7007" style:parent-style-name="Textbody" style:family="paragraph">
      <style:paragraph-properties fo:text-align="justify"/>
      <style:text-properties fo:language="ru" fo:country="RU"/>
    </style:style>
    <style:style style:name="P7008" style:parent-style-name="Textbody" style:family="paragraph">
      <style:paragraph-properties fo:text-align="justify"/>
      <style:text-properties fo:language="ru" fo:country="RU"/>
    </style:style>
    <style:style style:name="P7009" style:parent-style-name="Textbody" style:family="paragraph">
      <style:paragraph-properties fo:text-align="justify"/>
      <style:text-properties fo:language="ru" fo:country="RU"/>
    </style:style>
    <style:style style:name="P7010" style:parent-style-name="Textbody" style:family="paragraph">
      <style:paragraph-properties fo:text-align="justify"/>
      <style:text-properties fo:language="ru" fo:country="RU"/>
    </style:style>
    <style:style style:name="P7011" style:parent-style-name="Textbody" style:family="paragraph">
      <style:paragraph-properties fo:text-align="justify"/>
      <style:text-properties fo:language="ru" fo:country="RU"/>
    </style:style>
    <style:style style:name="P7012" style:parent-style-name="Textbody" style:family="paragraph">
      <style:paragraph-properties fo:text-align="justify"/>
    </style:style>
    <style:style style:name="T7013" style:parent-style-name="DefaultParagraphFont" style:family="text">
      <style:text-properties fo:language="ru" fo:country="RU"/>
    </style:style>
    <style:style style:name="T7014" style:parent-style-name="DefaultParagraphFont" style:family="text">
      <style:text-properties fo:language="ru" fo:country="RU"/>
    </style:style>
    <style:style style:name="P7015" style:parent-style-name="Textbody" style:family="paragraph">
      <style:paragraph-properties fo:text-align="justify"/>
      <style:text-properties fo:language="ru" fo:country="RU"/>
    </style:style>
    <style:style style:name="P7016" style:parent-style-name="Textbody" style:family="paragraph">
      <style:paragraph-properties fo:text-align="justify"/>
      <style:text-properties fo:language="ru" fo:country="RU"/>
    </style:style>
    <style:style style:name="P7017" style:parent-style-name="Textbody" style:family="paragraph">
      <style:paragraph-properties fo:text-align="justify"/>
      <style:text-properties fo:language="ru" fo:country="RU"/>
    </style:style>
    <style:style style:name="P7018" style:parent-style-name="Textbody" style:family="paragraph">
      <style:paragraph-properties fo:text-align="justify"/>
      <style:text-properties fo:language="ru" fo:country="RU"/>
    </style:style>
    <style:style style:name="P7019" style:parent-style-name="Textbody" style:family="paragraph">
      <style:paragraph-properties fo:text-align="justify"/>
      <style:text-properties fo:background-color="#FFFF00" fo:language="ru" fo:country="RU"/>
    </style:style>
    <style:style style:name="P7020" style:parent-style-name="Textbody" style:family="paragraph">
      <style:paragraph-properties fo:text-align="justify"/>
      <style:text-properties fo:background-color="#FFFF00" fo:language="ru" fo:country="RU"/>
    </style:style>
    <style:style style:name="P7021" style:parent-style-name="Textbody" style:family="paragraph">
      <style:paragraph-properties fo:text-align="justify"/>
      <style:text-properties fo:background-color="#FFFF00" fo:language="ru" fo:country="RU"/>
    </style:style>
    <style:style style:name="P7022" style:parent-style-name="Textbody" style:family="paragraph">
      <style:paragraph-properties fo:text-align="justify"/>
      <style:text-properties fo:background-color="#FFFF00" fo:language="ru" fo:country="RU"/>
    </style:style>
    <style:style style:name="P7023" style:parent-style-name="Textbody" style:family="paragraph">
      <style:paragraph-properties fo:text-align="justify"/>
      <style:text-properties fo:font-style="italic" style:font-style-asian="italic" style:font-style-complex="italic" fo:language="ru" fo:country="RU"/>
    </style:style>
    <style:style style:name="P7024" style:parent-style-name="Textbody" style:family="paragraph">
      <style:paragraph-properties fo:text-align="justify"/>
    </style:style>
    <style:style style:name="T7025" style:parent-style-name="DefaultParagraphFont" style:family="text">
      <style:text-properties fo:font-style="italic" style:font-style-asian="italic" style:font-style-complex="italic" fo:language="ru" fo:country="RU"/>
    </style:style>
    <style:style style:name="T7026" style:parent-style-name="DefaultParagraphFont" style:family="text">
      <style:text-properties fo:font-style="italic" style:font-style-asian="italic" style:font-style-complex="italic" fo:language="ru" fo:country="RU"/>
    </style:style>
    <style:style style:name="T7027" style:parent-style-name="DefaultParagraphFont" style:family="text">
      <style:text-properties fo:font-style="italic" style:font-style-asian="italic" style:font-style-complex="italic" fo:background-color="#FFFF00" fo:language="ru" fo:country="RU"/>
    </style:style>
    <style:style style:name="T7028" style:parent-style-name="DefaultParagraphFont" style:family="text">
      <style:text-properties fo:font-style="italic" style:font-style-asian="italic" style:font-style-complex="italic" fo:language="ru" fo:country="RU"/>
    </style:style>
    <style:style style:name="P7029" style:parent-style-name="Textbody" style:family="paragraph">
      <style:paragraph-properties fo:text-align="justify"/>
      <style:text-properties fo:font-style="italic" style:font-style-asian="italic" style:font-style-complex="italic" fo:language="ru" fo:country="RU"/>
    </style:style>
    <style:style style:name="P7030" style:parent-style-name="Textbody" style:family="paragraph">
      <style:paragraph-properties fo:text-align="justify"/>
      <style:text-properties fo:language="ru" fo:country="RU"/>
    </style:style>
    <style:style style:name="P7031" style:parent-style-name="Textbody" style:family="paragraph">
      <style:paragraph-properties fo:text-align="justify"/>
      <style:text-properties fo:language="ru" fo:country="RU"/>
    </style:style>
    <style:style style:name="P7032" style:parent-style-name="Textbody" style:family="paragraph">
      <style:paragraph-properties fo:text-align="justify"/>
    </style:style>
    <style:style style:name="T7033" style:parent-style-name="DefaultParagraphFont" style:family="text">
      <style:text-properties fo:language="ru" fo:country="RU"/>
    </style:style>
    <style:style style:name="T7034" style:parent-style-name="DefaultParagraphFont" style:family="text">
      <style:text-properties fo:background-color="#FFFF00" fo:language="ru" fo:country="RU"/>
    </style:style>
    <style:style style:name="T7035" style:parent-style-name="DefaultParagraphFont" style:family="text">
      <style:text-properties fo:language="ru" fo:country="RU"/>
    </style:style>
    <style:style style:name="T7036" style:parent-style-name="DefaultParagraphFont" style:family="text">
      <style:text-properties fo:color="#C9211E" fo:language="ru" fo:country="RU"/>
    </style:style>
    <style:style style:name="T7037" style:parent-style-name="DefaultParagraphFont" style:family="text">
      <style:text-properties fo:language="ru" fo:country="RU"/>
    </style:style>
    <style:style style:name="T7038" style:parent-style-name="DefaultParagraphFont" style:family="text">
      <style:text-properties fo:color="#C9211E" fo:language="ru" fo:country="RU"/>
    </style:style>
    <style:style style:name="T7039" style:parent-style-name="DefaultParagraphFont" style:family="text">
      <style:text-properties fo:language="ru" fo:country="RU"/>
    </style:style>
    <style:style style:name="P7040" style:parent-style-name="Textbody" style:family="paragraph">
      <style:paragraph-properties fo:text-align="justify"/>
      <style:text-properties fo:language="ru" fo:country="RU"/>
    </style:style>
    <style:style style:name="P7041" style:parent-style-name="Textbody" style:family="paragraph">
      <style:paragraph-properties fo:text-align="justify"/>
    </style:style>
    <style:style style:name="T7042" style:parent-style-name="DefaultParagraphFont" style:family="text">
      <style:text-properties fo:language="ru" fo:country="RU"/>
    </style:style>
    <style:style style:name="T7043" style:parent-style-name="DefaultParagraphFont" style:family="text">
      <style:text-properties fo:background-color="#FFFF00" fo:language="ru" fo:country="RU"/>
    </style:style>
    <style:style style:name="T7044" style:parent-style-name="DefaultParagraphFont" style:family="text">
      <style:text-properties fo:language="ru" fo:country="RU"/>
    </style:style>
    <style:style style:name="P7045" style:parent-style-name="Textbody" style:family="paragraph">
      <style:paragraph-properties fo:text-align="justify"/>
      <style:text-properties fo:language="ru" fo:country="RU"/>
    </style:style>
    <style:style style:name="P7046" style:parent-style-name="Textbody" style:family="paragraph">
      <style:paragraph-properties fo:text-align="justify"/>
      <style:text-properties fo:language="ru" fo:country="RU"/>
    </style:style>
    <style:style style:name="P7047" style:parent-style-name="Textbody" style:family="paragraph">
      <style:paragraph-properties fo:text-align="justify"/>
      <style:text-properties fo:language="ru" fo:country="RU"/>
    </style:style>
    <style:style style:name="P7048" style:parent-style-name="Textbody" style:family="paragraph">
      <style:paragraph-properties fo:text-align="justify"/>
      <style:text-properties fo:language="ru" fo:country="RU"/>
    </style:style>
    <style:style style:name="P7049" style:parent-style-name="Textbody" style:family="paragraph">
      <style:paragraph-properties fo:text-align="justify"/>
      <style:text-properties fo:background-color="#FFFFFF" fo:language="ru" fo:country="RU"/>
    </style:style>
    <style:style style:name="P7050" style:parent-style-name="Textbody" style:family="paragraph">
      <style:paragraph-properties fo:text-align="justify"/>
    </style:style>
    <style:style style:name="T7051" style:parent-style-name="DefaultParagraphFont" style:family="text">
      <style:text-properties fo:background-color="#00CCFF" fo:language="ru" fo:country="RU"/>
    </style:style>
    <style:style style:name="T7052"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53" style:parent-style-name="DefaultParagraphFont" style:family="text">
      <style:text-properties fo:background-color="#00CCFF" fo:language="ru" fo:country="RU"/>
    </style:style>
    <style:style style:name="P7054" style:parent-style-name="Textbody" style:family="paragraph">
      <style:paragraph-properties fo:text-align="justify"/>
      <style:text-properties fo:background-color="#00CCFF" fo:language="ru" fo:country="RU"/>
    </style:style>
    <style:style style:name="P7055" style:parent-style-name="Textbody" style:family="paragraph">
      <style:paragraph-properties fo:text-align="justify"/>
      <style:text-properties fo:background-color="#00CCFF" fo:language="ru" fo:country="RU"/>
    </style:style>
    <style:style style:name="P7056" style:parent-style-name="Textbody" style:family="paragraph">
      <style:paragraph-properties fo:text-align="justify"/>
      <style:text-properties fo:background-color="#00CCFF" fo:language="ru" fo:country="RU"/>
    </style:style>
    <style:style style:name="P7057" style:parent-style-name="Textbody" style:family="paragraph">
      <style:paragraph-properties fo:text-align="justify"/>
      <style:text-properties fo:language="ru" fo:country="RU"/>
    </style:style>
    <style:style style:name="P7058" style:parent-style-name="Textbody" style:family="paragraph">
      <style:paragraph-properties fo:text-align="justify"/>
      <style:text-properties fo:language="ru" fo:country="RU"/>
    </style:style>
    <style:style style:name="P7059" style:parent-style-name="Textbody" style:family="paragraph">
      <style:paragraph-properties fo:text-align="justify"/>
      <style:text-properties fo:background-color="#FFFF00" fo:language="ru" fo:country="RU"/>
    </style:style>
    <style:style style:name="P7060" style:parent-style-name="Textbody" style:family="paragraph">
      <style:paragraph-properties fo:text-align="justify"/>
      <style:text-properties fo:background-color="#FFFF00" fo:language="ru" fo:country="RU"/>
    </style:style>
    <style:style style:name="P7061" style:parent-style-name="Textbody" style:family="paragraph">
      <style:paragraph-properties fo:text-align="justify"/>
      <style:text-properties fo:background-color="#FFFF00" fo:language="ru" fo:country="RU"/>
    </style:style>
    <style:style style:name="P7062" style:parent-style-name="Textbody" style:family="paragraph">
      <style:paragraph-properties fo:text-align="justify"/>
      <style:text-properties fo:background-color="#FFFF00" fo:language="ru" fo:country="RU"/>
    </style:style>
    <style:style style:name="P7063" style:parent-style-name="Textbody" style:family="paragraph">
      <style:paragraph-properties fo:text-align="justify"/>
    </style:style>
    <style:style style:name="T7064" style:parent-style-name="DefaultParagraphFont" style:family="text">
      <style:text-properties fo:background-color="#FFFF00" fo:language="ru" fo:country="RU"/>
    </style:style>
    <style:style style:name="T7065" style:parent-style-name="DefaultParagraphFont" style:family="text">
      <style:text-properties fo:background-color="#FFFF00"/>
    </style:style>
    <style:style style:name="T7066" style:parent-style-name="DefaultParagraphFont" style:family="text">
      <style:text-properties fo:background-color="#FFFF00" fo:language="ru" fo:country="RU"/>
    </style:style>
    <style:style style:name="P7067" style:parent-style-name="Textbody" style:family="paragraph">
      <style:paragraph-properties fo:text-align="justify"/>
      <style:text-properties fo:background-color="#FFFF00" fo:language="ru" fo:country="RU"/>
    </style:style>
    <style:style style:name="P7068" style:parent-style-name="Textbody" style:family="paragraph">
      <style:paragraph-properties fo:text-align="justify"/>
    </style:style>
    <style:style style:name="T7069" style:parent-style-name="DefaultParagraphFont" style:family="text">
      <style:text-properties fo:font-style="italic" style:font-style-asian="italic" style:font-style-complex="italic" fo:language="ru" fo:country="RU"/>
    </style:style>
    <style:style style:name="T7070" style:parent-style-name="DefaultParagraphFont" style:family="text">
      <style:text-properties fo:font-style="italic" style:font-style-asian="italic" style:font-style-complex="italic" fo:background-color="#FFFF00" fo:language="ru" fo:country="RU"/>
    </style:style>
    <style:style style:name="T7071" style:parent-style-name="DefaultParagraphFont" style:family="text">
      <style:text-properties fo:font-style="italic" style:font-style-asian="italic" style:font-style-complex="italic" fo:language="ru" fo:country="RU"/>
    </style:style>
    <style:style style:name="P7072" style:parent-style-name="Textbody" style:family="paragraph">
      <style:paragraph-properties fo:text-align="justify"/>
      <style:text-properties fo:font-style="italic" style:font-style-asian="italic" style:font-style-complex="italic" fo:background-color="#FFFF00" fo:language="ru" fo:country="RU"/>
    </style:style>
    <style:style style:name="P7073" style:parent-style-name="Textbody" style:family="paragraph">
      <style:paragraph-properties fo:text-align="justify"/>
    </style:style>
    <style:style style:name="T7074" style:parent-style-name="DefaultParagraphFont" style:family="text">
      <style:text-properties fo:font-style="italic" style:font-style-asian="italic" style:font-style-complex="italic" fo:language="ru" fo:country="RU"/>
    </style:style>
    <style:style style:name="T7075" style:parent-style-name="DefaultParagraphFont" style:family="text">
      <style:text-properties fo:font-style="italic" style:font-style-asian="italic" style:font-style-complex="italic" fo:background-color="#FFFF00" fo:language="ru" fo:country="RU"/>
    </style:style>
    <style:style style:name="T7076" style:parent-style-name="DefaultParagraphFont" style:family="text">
      <style:text-properties fo:font-style="italic" style:font-style-asian="italic" style:font-style-complex="italic" fo:language="ru" fo:country="RU"/>
    </style:style>
    <style:style style:name="P7077" style:parent-style-name="Textbody" style:family="paragraph">
      <style:paragraph-properties fo:text-align="justify"/>
      <style:text-properties fo:font-style="italic" style:font-style-asian="italic" style:font-style-complex="italic" fo:language="ru" fo:country="RU"/>
    </style:style>
    <style:style style:name="P7078" style:parent-style-name="Textbody" style:family="paragraph">
      <style:paragraph-properties fo:text-align="justify"/>
      <style:text-properties fo:font-style="italic" style:font-style-asian="italic" style:font-style-complex="italic" fo:language="ru" fo:country="RU"/>
    </style:style>
    <style:style style:name="P7079" style:parent-style-name="Textbody" style:family="paragraph">
      <style:paragraph-properties fo:text-align="justify"/>
      <style:text-properties fo:font-style="italic" style:font-style-asian="italic" style:font-style-complex="italic" fo:language="ru" fo:country="RU"/>
    </style:style>
    <style:style style:name="P7080" style:parent-style-name="Textbody" style:family="paragraph">
      <style:paragraph-properties fo:text-align="justify"/>
      <style:text-properties fo:font-style="italic" style:font-style-asian="italic" style:font-style-complex="italic" fo:language="ru" fo:country="RU"/>
    </style:style>
    <style:style style:name="P7081" style:parent-style-name="Textbody" style:family="paragraph">
      <style:paragraph-properties fo:text-align="justify"/>
      <style:text-properties fo:font-style="italic" style:font-style-asian="italic" style:font-style-complex="italic" fo:language="ru" fo:country="RU"/>
    </style:style>
    <style:style style:name="P7082" style:parent-style-name="Textbody" style:family="paragraph">
      <style:paragraph-properties fo:text-align="justify"/>
    </style:style>
    <style:style style:name="T7083" style:parent-style-name="DefaultParagraphFont" style:family="text">
      <style:text-properties fo:font-style="italic" style:font-style-asian="italic" style:font-style-complex="italic" fo:language="ru" fo:country="RU"/>
    </style:style>
    <style:style style:name="T7084" style:parent-style-name="DefaultParagraphFont" style:family="text">
      <style:text-properties fo:font-style="italic" style:font-style-asian="italic" style:font-style-complex="italic" fo:background-color="#FFFF00" fo:language="ru" fo:country="RU"/>
    </style:style>
    <style:style style:name="T7085" style:parent-style-name="DefaultParagraphFont" style:family="text">
      <style:text-properties fo:font-style="italic" style:font-style-asian="italic" style:font-style-complex="italic" fo:language="ru" fo:country="RU"/>
    </style:style>
    <style:style style:name="P7086" style:parent-style-name="Textbody" style:family="paragraph">
      <style:paragraph-properties fo:text-align="justify"/>
      <style:text-properties fo:font-style="italic" style:font-style-asian="italic" style:font-style-complex="italic" fo:language="ru" fo:country="RU"/>
    </style:style>
    <style:style style:name="P7087" style:parent-style-name="Textbody" style:family="paragraph">
      <style:paragraph-properties fo:text-align="justify"/>
      <style:text-properties fo:font-style="italic" style:font-style-asian="italic" style:font-style-complex="italic" fo:language="ru" fo:country="RU"/>
    </style:style>
    <style:style style:name="P7088" style:parent-style-name="Textbody" style:family="paragraph">
      <style:paragraph-properties fo:text-align="justify"/>
      <style:text-properties fo:font-style="italic" style:font-style-asian="italic" style:font-style-complex="italic" fo:language="ru" fo:country="RU"/>
    </style:style>
    <style:style style:name="P7089" style:parent-style-name="Textbody" style:family="paragraph">
      <style:paragraph-properties fo:text-align="justify"/>
      <style:text-properties fo:font-style="italic" style:font-style-asian="italic" style:font-style-complex="italic" fo:language="ru" fo:country="RU"/>
    </style:style>
    <style:style style:name="P7090" style:parent-style-name="Textbody" style:family="paragraph">
      <style:paragraph-properties fo:text-align="justify"/>
    </style:style>
    <style:style style:name="T7091" style:parent-style-name="DefaultParagraphFont" style:family="text">
      <style:text-properties fo:font-style="italic" style:font-style-asian="italic" style:font-style-complex="italic" fo:language="ru" fo:country="RU"/>
    </style:style>
    <style:style style:name="T7092" style:parent-style-name="DefaultParagraphFont" style:family="text">
      <style:text-properties fo:font-style="italic" style:font-style-asian="italic" style:font-style-complex="italic" fo:background-color="#FFFF00" fo:language="ru" fo:country="RU"/>
    </style:style>
    <style:style style:name="T7093" style:parent-style-name="DefaultParagraphFont" style:family="text">
      <style:text-properties fo:font-style="italic" style:font-style-asian="italic" style:font-style-complex="italic" fo:language="ru" fo:country="RU"/>
    </style:style>
    <style:style style:name="P7094" style:parent-style-name="Textbody" style:family="paragraph">
      <style:paragraph-properties fo:text-align="justify"/>
      <style:text-properties fo:font-style="italic" style:font-style-asian="italic" style:font-style-complex="italic" fo:language="ru" fo:country="RU"/>
    </style:style>
    <style:style style:name="P7095" style:parent-style-name="Textbody" style:family="paragraph">
      <style:paragraph-properties fo:text-align="justify"/>
      <style:text-properties fo:language="ru" fo:country="RU"/>
    </style:style>
    <style:style style:name="P7096" style:parent-style-name="Textbody" style:family="paragraph">
      <style:paragraph-properties fo:text-align="justify"/>
      <style:text-properties fo:language="ru" fo:country="RU"/>
    </style:style>
    <style:style style:name="P7097" style:parent-style-name="Textbody" style:family="paragraph">
      <style:paragraph-properties fo:text-align="justify"/>
      <style:text-properties fo:background-color="#FFFF00"/>
    </style:style>
    <style:style style:name="P7098" style:parent-style-name="Textbody" style:family="paragraph">
      <style:paragraph-properties fo:text-align="justify"/>
    </style:style>
    <style:style style:name="P7099" style:parent-style-name="Textbody" style:family="paragraph">
      <style:paragraph-properties fo:text-align="justify"/>
    </style:style>
    <style:style style:name="P7100" style:parent-style-name="Textbody" style:family="paragraph">
      <style:paragraph-properties fo:text-align="justify"/>
    </style:style>
    <style:style style:name="P7101" style:parent-style-name="Textbody" style:family="paragraph">
      <style:paragraph-properties fo:text-align="justify"/>
    </style:style>
    <style:style style:name="P7102" style:parent-style-name="Textbody" style:family="paragraph">
      <style:paragraph-properties fo:text-align="justify"/>
    </style:style>
    <style:style style:name="P7103" style:parent-style-name="Textbody" style:family="paragraph">
      <style:paragraph-properties fo:text-align="justify"/>
    </style:style>
    <style:style style:name="P7104" style:parent-style-name="Textbody" style:family="paragraph">
      <style:paragraph-properties fo:text-align="justify"/>
    </style:style>
    <style:style style:name="P7105" style:parent-style-name="Textbody" style:family="paragraph">
      <style:paragraph-properties fo:text-align="justify"/>
    </style:style>
    <style:style style:name="P7106" style:parent-style-name="Textbody" style:family="paragraph">
      <style:paragraph-properties fo:text-align="justify"/>
    </style:style>
    <style:style style:name="P7107" style:parent-style-name="Textbody" style:family="paragraph">
      <style:paragraph-properties fo:text-align="justify"/>
    </style:style>
    <style:style style:name="P7108" style:parent-style-name="Textbody" style:family="paragraph">
      <style:paragraph-properties fo:text-align="justify"/>
    </style:style>
    <style:style style:name="P7109" style:parent-style-name="Textbody" style:family="paragraph">
      <style:paragraph-properties fo:text-align="justify"/>
    </style:style>
    <style:style style:name="P7110" style:parent-style-name="Textbody" style:family="paragraph">
      <style:paragraph-properties fo:text-align="justify"/>
    </style:style>
    <style:style style:name="P7111" style:parent-style-name="Textbody" style:family="paragraph">
      <style:paragraph-properties fo:text-align="justify"/>
    </style:style>
    <style:style style:name="P7112" style:parent-style-name="Textbody" style:family="paragraph">
      <style:paragraph-properties fo:text-align="justify"/>
    </style:style>
    <style:style style:name="P7113" style:parent-style-name="Textbody" style:family="paragraph">
      <style:paragraph-properties fo:text-align="justify"/>
    </style:style>
    <style:style style:name="P7114" style:parent-style-name="Textbody" style:family="paragraph">
      <style:paragraph-properties fo:text-align="justify"/>
    </style:style>
    <style:style style:name="P7115" style:parent-style-name="Textbody" style:family="paragraph">
      <style:paragraph-properties fo:text-align="justify"/>
    </style:style>
    <style:style style:name="T7116" style:parent-style-name="DefaultParagraphFont" style:family="text">
      <style:text-properties fo:background-color="#FFFF00"/>
    </style:style>
    <style:style style:name="P7117" style:parent-style-name="Textbody" style:family="paragraph">
      <style:paragraph-properties fo:text-align="justify"/>
    </style:style>
    <style:style style:name="P7118" style:parent-style-name="Textbody" style:family="paragraph">
      <style:paragraph-properties fo:text-align="justify"/>
    </style:style>
    <style:style style:name="P7119" style:parent-style-name="Textbody" style:family="paragraph">
      <style:paragraph-properties fo:text-align="justify"/>
    </style:style>
    <style:style style:name="P7120" style:parent-style-name="Textbody" style:family="paragraph">
      <style:paragraph-properties fo:text-align="justify"/>
    </style:style>
    <style:style style:name="P7121" style:parent-style-name="Textbody" style:family="paragraph">
      <style:paragraph-properties fo:text-align="justify"/>
    </style:style>
    <style:style style:name="P7122" style:parent-style-name="Textbody" style:family="paragraph">
      <style:paragraph-properties fo:text-align="justify"/>
    </style:style>
    <style:style style:name="P7123" style:parent-style-name="Textbody" style:family="paragraph">
      <style:paragraph-properties fo:text-align="justify"/>
    </style:style>
    <style:style style:name="P7124" style:parent-style-name="Textbody" style:family="paragraph">
      <style:paragraph-properties fo:text-align="justify"/>
    </style:style>
    <style:style style:name="T7125" style:parent-style-name="DefaultParagraphFont" style:family="text">
      <style:text-properties fo:color="#0000FF"/>
    </style:style>
    <style:style style:name="T7126" style:parent-style-name="DefaultParagraphFont" style:family="text">
      <style:text-properties fo:color="#0000FF"/>
    </style:style>
    <style:style style:name="T7127" style:parent-style-name="DefaultParagraphFont" style:family="text">
      <style:text-properties fo:color="#0000FF"/>
    </style:style>
    <style:style style:name="P7128" style:parent-style-name="Textbody" style:family="paragraph">
      <style:paragraph-properties fo:text-align="justify"/>
      <style:text-properties fo:color="#0000FF"/>
    </style:style>
    <style:style style:name="P7129" style:parent-style-name="Textbody" style:family="paragraph">
      <style:paragraph-properties fo:text-align="justify"/>
    </style:style>
    <style:style style:name="P7130" style:parent-style-name="Heading1" style:family="paragraph">
      <style:paragraph-properties fo:text-align="justify"/>
    </style:style>
    <style:style style:name="T7131" style:parent-style-name="DefaultParagraphFont" style:family="text">
      <style:text-properties style:font-name="Liberation Serif" fo:font-size="12pt" style:font-size-asian="12pt" style:font-size-complex="12pt"/>
    </style:style>
    <style:style style:name="P7132" style:parent-style-name="Textbody" style:family="paragraph">
      <style:paragraph-properties fo:text-align="justify"/>
    </style:style>
    <style:style style:name="P7133" style:parent-style-name="Standard" style:family="paragraph">
      <style:paragraph-properties fo:text-align="justify"/>
    </style:style>
    <style:style style:name="P7134" style:parent-style-name="Standard" style:family="paragraph">
      <style:paragraph-properties fo:text-align="justify"/>
    </style:style>
    <style:style style:name="P7135" style:parent-style-name="Standard" style:family="paragraph">
      <style:paragraph-properties fo:text-align="justify"/>
    </style:style>
    <style:style style:name="P7136" style:parent-style-name="Standard" style:family="paragraph">
      <style:paragraph-properties fo:text-align="justify"/>
    </style:style>
    <style:style style:name="P7137"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48"/>
      <text:p text:style-name="P49">***</text:p>
      <text:p text:style-name="P50"/>
      <text:p text:style-name="P51">Джет нетерпеливо толкает меня копытом в плечо.</text:p>
      <text:p text:style-name="P52">- Хум, вставай! Хум! Пора собираться!<text:s/>Хум… Хуман!!!</text:p>
      <text:soft-page-break/>
      <text:p text:style-name="P53">Последний толчок больше похож на пинок. Я со стоном разлепляю веки.</text:p>
      <text:p text:style-name="P54"/>
      <text:p text:style-name="P5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6"/>
      <text:p text:style-name="P57">- Они приближаются! Я слышала их горн! Надо убираться отсюда!</text:p>
      <text:p text:style-name="P58"/>
      <text:p text:style-name="P59">Последнюю порцию барахла Джет утрамбовывает, с размаху усевшись на мешок. Тот жалобно скрипит.</text:p>
      <text:p text:style-name="P60"/>
      <text:p text:style-name="P61">- Да вставай же!</text:p>
      <text:p text:style-name="P62">Не дождавшись, Джет нетерпеливо прыгает ко мне и, поддев мордой, переводит в сидячее положение.</text:p>
      <text:p text:style-name="P63">Мешок, облегчённо крякнув, вываливает половину содержимого на землю.</text:p>
      <text:p text:style-name="P64"/>
      <text:p text:style-name="P65">…</text:p>
      <text:p text:style-name="P66"/>
      <text:p text:style-name="P6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8"/>
      <text:p text:style-name="P69">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0"/>
      <text:p text:style-name="P7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2"/>
      <text:p text:style-name="P73">Нет, Агамемнон – ерунда.</text:p>
      <text:p text:style-name="P74">За нами. Гонятся. Чёртовы. Чокнутые. Пони.</text:p>
      <text:p text:style-name="P75"/>
      <text:p text:style-name="P7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77">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8"/>
      <text:p text:style-name="P79">Ну вот кто заставил тебя улыбаться Дейдре, Хуман? Ведь всё так неплохо шло…</text:p>
      <text:p text:style-name="P80"/>
      <text:p text:style-name="P81">~~~</text:p>
      <text:p text:style-name="P82">...</text:p>
      <text:p text:style-name="P83"><text:span text:style-name="T84">- Привет, красавчики!</text:span></text:p>
      <text:p text:style-name="P85"/>
      <text:p text:style-name="P8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7"/>
      <text:p text:style-name="P8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89"/>
      <text:p text:style-name="P9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1"/>
      <text:p text:style-name="P9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3"/>
      <text:p text:style-name="P94"><text:span text:style-name="T95">В незащищённую бронёй шею Джет упиралось копьё крохотной поньки с гривой ёршиком.</text:span></text:p>
      <text:p text:style-name="P96"/>
      <text:p text:style-name="P9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98"/>
      <text:p text:style-name="P99">Тут я заметил, что крыльев у этих оборванцев не наблюдается.</text:p>
      <text:p text:style-name="P100"/>
      <text:soft-page-break/>
      <text:p text:style-name="P101"><text:span text:style-name="T10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p>
      <text:p text:style-name="P103"><text:span text:style-name="T10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05"/>
      <text:p text:style-name="P106">Та мрачно стояла, сцепив зубы.</text:p>
      <text:p text:style-name="P107"/>
      <text:p text:style-name="P108"><text:span text:style-name="T10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0"/>
      <text:p text:style-name="P111">Её собеседница только хмыкнула.</text:p>
      <text:p text:style-name="P112"/>
      <text:p text:style-name="P113">- Хорош жеребёнок - ягодицы, что у ломовика! - она задумалась. - Так. Летуна – на кухню. А этого… красавчика – к Дейдре.</text:p>
      <text:p text:style-name="P114"/>
      <text:p text:style-name="P115">…</text:p>
      <text:p text:style-name="P116">…</text:p>
      <text:p text:style-name="P117">…</text:p>
      <text:p text:style-name="P118"/>
      <text:p text:style-name="P1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0"/>
      <text:p text:style-name="P121"><text:span text:style-name="T12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3"/>
      <text:p text:style-name="P124"><text:span text:style-name="T125">Я аж передёрнул плечами. Конеёбство – это, явно, не то занятие, чем ты занимался в прошлом и хотел бы заниматься в будущем, Хуман!</text:span></text:p>
      <text:p text:style-name="P126"/>
      <text:soft-page-break/>
      <text:p text:style-name="P127">Поняха с недоверием смотрела на меня.</text:p>
      <text:p text:style-name="P128"/>
      <text:p text:style-name="P129">- Хум, ты прикалываешься? Или та поломаная пегаска таки права, и ты действительно ничего не помнишь?</text:p>
      <text:p text:style-name="P130"/>
      <text:p text:style-name="P131">Понька принялась загибать копыта, делая сброс через каждую пару:</text:p>
      <text:p text:style-name="P132"/>
      <text:p text:style-name="P13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4"/>
      <text:p text:style-name="P135">…Я истерически рассмеялся.</text:p>
      <text:p text:style-name="P136">Мысль о веренице кобыл в очереди у твоей постели ожгла холодом твоё естество, Хуман!</text:p>
      <text:p text:style-name="P137"/>
      <text:p text:style-name="P138"><text:span text:style-name="T139">- Во-вторых, шанс получения потомства можно поднять с помощью магического ритуала “</text:span><text:span text:style-name="T140">Pornis</text:span><text:span text:style-name="T141"><text:s/></text:span><text:span text:style-name="T142">erektus</text:span><text:span text:style-name="T14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p>
      <text:p text:style-name="P144"/>
      <text:p text:style-name="P145">Поняха с надеждой посмотрела на меня. Я с огромным облегчением отрицательно помотал головой.</text:p>
      <text:p text:style-name="P146"/>
      <text:p text:style-name="P147"><text:span text:style-name="T14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49"><text:s/>коп</text:span><text:span text:style-name="T150">ы</text:span><text:span text:style-name="T151">тами</text:span><text:span text:style-name="T152"><text:s/>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p>
      <text:p text:style-name="P153"/>
      <text:p text:style-name="P154">Дейдра мечтательно вздохнула.</text:p>
      <text:p text:style-name="P155"/>
      <text:p text:style-name="P15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7"/>
      <text:p text:style-name="P158">Я упорно помотал головой. Дейдра пристально уставилась на меня, пытаясь рассмотреть мой талант. Наконец она ухмыльнулась кривой улыбкой.</text:p>
      <text:p text:style-name="P159"/>
      <text:p text:style-name="P1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61"/>
      <text:p text:style-name="P162">Путешествия? Я навострил уши. Сосущее чувство проснулось снова и принялось грызть меня изнутри.</text:p>
      <text:p text:style-name="P163"/>
      <text:p text:style-name="P164">- Это уже что-то. Мне совершенно случайно нужно в Дрогонштерн, - наконец, подал голос я.</text:p>
      <text:p text:style-name="P16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7"/>
      <text:p text:style-name="P168">Розовая поняха заметно поскучнела.</text:p>
      <text:p text:style-name="P169"/>
      <text:p text:style-name="P17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71"/>
      <text:p text:style-name="P17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3"/>
      <text:p text:style-name="P17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5"/>
      <text:p text:style-name="P176">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7">Дейдра уныло свесила голову.</text:p>
      <text:p text:style-name="P178"/>
      <text:p text:style-name="P17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0"/>
      <text:p text:style-name="P181">Розовая кобылка вновь сжала зубами горлышко и запрокинула бутылку. Послышалось долгое бульканье.</text:p>
      <text:p text:style-name="P182"/>
      <text:p text:style-name="P18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4"/>
      <text:p text:style-name="P18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6"/>
      <text:p text:style-name="P18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8"/>
      <text:p text:style-name="P189">Кобылка завела глаза, сложила губы бантиком и произнесла фальцетом:</text:p>
      <text:p text:style-name="P190"/>
      <text:p text:style-name="P19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92"/>
      <text:p text:style-name="P19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4"/>
      <text:p text:style-name="P195"><text:span text:style-name="T196">-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197">Хр-р-р…</text:span></text:p>
      <text:p text:style-name="P198"/>
      <text:p text:style-name="P199">Вместе с храпом изо рта самой великой пиратки вылетело три розовых пузыря. Поняха явно перебрала с алкоголем.</text:p>
      <text:p text:style-name="P200"/>
      <text:p text:style-name="P201">…</text:p>
      <text:p text:style-name="P202">…</text:p>
      <text:p text:style-name="P203">…</text:p>
      <text:p text:style-name="P204"/>
      <text:p text:style-name="P20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6"/>
      <text:p text:style-name="P20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8"/>
      <text:p text:style-name="P209">- Джет… Вставай, Джет… Да вставай же, засоня! - я громко шептал в ухо спящей пегаске, легонько похлопывая по шее.</text:p>
      <text:p text:style-name="P210"><text:span text:style-name="T211">- Мн-мн-хррр, - сонно чавкала пегаска, пуская слюни. - Гороховый суп закончился.<text:s/></text:span><text:span text:style-name="T212">Пюре будет через полчаса. Не ломайте лавки, пожалуйста… А?<text:s/></text:span><text:span text:style-name="T213">Что?</text:span></text:p>
      <text:p text:style-name="P214"/>
      <text:p text:style-name="P215">Я шёлкнул пегаску по носу.</text:p>
      <text:p text:style-name="P216">- Вставай! Надо сматываться. Дейдра хочет сделать меня своим фаворитом. У меня плохие предчувствия на этот счёт.</text:p>
      <text:p text:style-name="P217"/>
      <text:p text:style-name="P218">Пегаска поднялась, потирая нос копытом. Рваное одеяло сползло с её тела и в нос мне ударил кислый запах.</text:p>
      <text:p text:style-name="P219"><text:span text:style-name="T220">- Тут что, медиков нет? Неужели нельзя было нормально перевязать? - я указал на покалеченное крыло, примотанное к телу рваной тряпкой.</text:span></text:p>
      <text:p text:style-name="P22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22"/>
      <text:p text:style-name="P223">…</text:p>
      <text:p text:style-name="P224"/>
      <text:p text:style-name="P22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226"/>
      <text:p text:style-name="P227">Есть только одно маленькое “но”.</text:p>
      <text:p text:style-name="P228">Эти двадцать шагов заполнены валяющимися вповалку, храпящими, чмокающими, сопящими и дёргающимися во сне пони.</text:p>
      <text:p text:style-name="P229"/>
      <text:p text:style-name="P230">-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231"/>
      <text:p text:style-name="P232">Я обреченно вздохнул, выбрал на полу место, свободное от понеконечностей и поставил туда ногу.</text:p>
      <text:p text:style-name="P233">Почти попал. Светло-коричневая пони ойкнула и сжалась во сне, когда я наступил ей на хвост.</text:p>
      <text:p text:style-name="P23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5"/>
      <text:p text:style-name="P236">Позади меня послышалось топанье, череда взвизгиваний и возни, нарастающая, подобно прибою.</text:p>
      <text:p text:style-name="P237">Джет невозмутимо торила свой путь прямо по ногам, туловищам и хвостам распластавшихся на полу пони.</text:p>
      <text:p text:style-name="P238"/>
      <text:p text:style-name="P239">- Ты рехнулась? - зашипел на неё я, - надо ж осторожно!</text:p>
      <text:p text:style-name="P240">- Ну, раз ты так хочешь, - пожала плечами пегаска и осторожно поставила ногу на голову пони, сосущей во сне собственное копыто.</text:p>
      <text:p text:style-name="P241"/>
      <text:p text:style-name="P24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3"/>
      <text:p text:style-name="P244">Я остервенело дёргал ручку двери, ощущая затылком просыпающийся зал.</text:p>
      <text:p text:style-name="P245">- Закрыто, блин! - я дёрнул ещё сильнее и приложился задницой о пол, сжимая в руке оторванную ручку.</text:p>
      <text:p text:style-name="P246"/>
      <text:p text:style-name="P247">- Хум, подвинься!</text:p>
      <text:p text:style-name="P248">Пегаска оттеснила меня крупом и повернулась к двери задом.</text:p>
      <text:p text:style-name="P249"/>
      <text:p text:style-name="P250">БАБАХ!!!</text:p>
      <text:p text:style-name="P251"/>
      <text:p text:style-name="P252">Я ошалело смотрел на дверь, вылетевшую вместе с косяком во двор.</text:p>
      <text:p text:style-name="P253"/>
      <text:p text:style-name="P25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55">- Ага. - ухмыльнулась Джет. - Я — крутая! По заднему джебу мне нет равных на нашем облаке и двух соседних!</text:p>
      <text:p text:style-name="P256">-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257"/>
      <text:p text:style-name="P258">Мои ступни обнимала Дейдра, улыбаясь мне хищной улыбкой.</text:p>
      <text:p text:style-name="P259"/>
      <text:p text:style-name="P260">- И, кстати, чтобы открыть её, достаточно было просто отодвинуть засов.</text:p>
      <text:p text:style-name="P261"/>
      <text:p text:style-name="P262">В забеге на первенство тупости ты уверенно догоняешь пегаску, Хуман!</text:p>
      <text:p text:style-name="P263">Я криво улыбнулся Дейдре.</text:p>
      <text:p text:style-name="P264"/>
      <text:p text:style-name="P265"><text:span text:style-name="T26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p>
      <text:p text:style-name="P267"/>
      <text:p text:style-name="P268">Я сразу понял, что улыбаться Дейдре было плохой идеей. Поняха состроила щенячьи глаза и усилила и без того стальную хватку вокруг моих ног.</text:p>
      <text:p text:style-name="P269"/>
      <text:p text:style-name="P270">- Не бросай меня, Хум! Мне тут так ску-у-учно-о-о! Никто меня не понима-а-ает!</text:p>
      <text:p text:style-name="P271"/>
      <text:p text:style-name="P272">Губы её задрожали, как будто она собралась зареветь.</text:p>
      <text:p text:style-name="P273"/>
      <text:p text:style-name="P27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5"/>
      <text:p text:style-name="P27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77"/>
      <text:p text:style-name="P278">- Ммммфффф! - отвечала ей Джет.</text:p>
      <text:p text:style-name="P279"/>
      <text:p text:style-name="P280">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81"/>
      <text:soft-page-break/>
      <text:p text:style-name="P282">~~~</text:p>
      <text:p text:style-name="P283"/>
      <text:p text:style-name="P284">- Ты опять за своё! - крик Джет прямо в ухо перемешивает все воспоминания. - Выныривай! Они уже совсем близко!!! Я слышу голос Дейдры Твердолоб!</text:p>
      <text:p text:style-name="P285"/>
      <text:p text:style-name="P286">Я содрогаюсь, вскакиваю с земли и машинально забрасываю мешок на плёчо.</text:p>
      <text:p text:style-name="P287"/>
      <text:p text:style-name="P288">- Идём.</text:p>
      <text:p text:style-name="P289"/>
      <text:h text:style-name="P290" text:outline-level="2">Глава 2</text:h>
      <text:p text:style-name="P291"/>
      <text:p text:style-name="P292">Также неизменна противоположная войне сущность - любовь.</text:p>
      <text:p text:style-name="P293">Война убивает, любовь же даёт силы бороться.</text:p>
      <text:p text:style-name="P294">Слабый огонёк сознания сражается с холодной бесконечностью небытия только для того, чтобы ещё раз увидеть Тебя.</text:p>
      <text:p text:style-name="P295"/>
      <text:p text:style-name="P29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7"/>
      <text:p text:style-name="P298">- Дед, сигу не долганёшь?</text:p>
      <text:p text:style-name="P299">- Не курю.</text:p>
      <text:p text:style-name="P300">- Я не спрашивал тебя, куришь ли ты? - пальцы вопрошавшего шевелились, как будто разминая невидимый пластилин. - Сигу не долганёшь?</text:p>
      <text:p text:style-name="P301"/>
      <text:p text:style-name="P302">Крыс спрыгнул с подоконника, царапнув грязным ногтем по кафелю уборной.</text:p>
      <text:p text:style-name="P303">- Ты ведь должен мне ещё с прошлого раза.</text:p>
      <text:p text:style-name="P304"/>
      <text:p text:style-name="P305">Я вытащил из рукава пижамы двадцатисантиметровый гвоздь и плюнул ему под ноги.</text:p>
      <text:p text:style-name="P306"/>
      <text:p text:style-name="P307">- Ничего я тебе не должен. И ты сам это знаешь. Пошёл нахуй.</text:p>
      <text:p text:style-name="P308"/>
      <text:p text:style-name="P309">Крыс криво улыбнулся.</text:p>
      <text:p text:style-name="P310"/>
      <text:soft-page-break/>
      <text:p text:style-name="P311">- Ну-ну. Вы тут, в Чертогах, совсем озверели, что ли? Из окон выпрыгиваете, на людей кидаетесь. Остынь, ботаник. Ладно-ладно, пока. Ещё увидимся.</text:p>
      <text:p text:style-name="P312"/>
      <text:p text:style-name="P31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14"/>
      <text:p text:style-name="P315"><text:span text:style-name="T31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17">с транквилизаторами</text:span><text:span text:style-name="T318">.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p>
      <text:p text:style-name="P319"/>
      <text:p text:style-name="P320"><text:span text:style-name="T321">В коридоре было пусто. Крыс, подобно кэрроловскому Белому Кролику, уже испарился в тщательно скрываемой им тропе к общей палате. Радио</text:span><text:s/><text:span text:style-name="T322">Ватикана</text:span><text:span text:style-name="T323"><text:s/>сонно вещало очередную миротворческую молитву.</text:span></text:p>
      <text:p text:style-name="P324"/>
      <text:p text:style-name="P325">…шшш…</text:p>
      <text:p text:style-name="P326"/>
      <text:p text:style-name="P327"><text:span text:style-name="T328">...</text:span><text:span text:style-name="T329">sanctificetur</text:span><text:span text:style-name="T330"><text:s/></text:span><text:span text:style-name="T331">nomen</text:span><text:span text:style-name="T332"><text:s/></text:span><text:span text:style-name="T333">tuum</text:span><text:span text:style-name="T334">;</text:span></text:p>
      <text:p text:style-name="P335">adveniat regnum tuum;</text:p>
      <text:p text:style-name="P336">fiat voluntas tua, sicut in caelo et in terra…</text:p>
      <text:p text:style-name="P337"/>
      <text:p text:style-name="P338">…хрррсссшшш…</text:p>
      <text:p text:style-name="P339"/>
      <text:p text:style-name="P340"><text:span text:style-name="T341">...ne nuclear bellum. Amen</text:span><text:span text:style-name="T342"><text:note text:note-class="footnote" text:id="_ftn0"><text:note-citation>1</text:note-citation><text:note-body><text:p text:style-name="Footer"><text:span text:style-name="T343"><text:s/>Нет атомной войне. Аминь</text:span></text:p></text:note-body></text:note></text:span></text:p>
      <text:p text:style-name="P344"/>
      <text:p text:style-name="P345">…шшшссс…</text:p>
      <text:p text:style-name="P346"/>
      <text:p text:style-name="P347">Речь Папы была проникновенна и сильна, если только не знать про его персональный бункер, построенный на деньги<text:s/>бледных<text:s/>где-то в Альпах. Говорят, там даже отгрохали подземный собор с купелью и колокольней, а сам бункер сообщается с Ватиканом веткой метро.<text:s/></text:p>
      <text:soft-page-break/>
      <text:p text:style-name="P348">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49"/>
      <text:p text:style-name="P350">Я уже открывал дверь в палату, когда услышал лениво брошенную в спину фразу.</text:p>
      <text:p text:style-name="P351"/>
      <text:p text:style-name="P352"><text:span text:style-name="T353">- Дед, собирай шмотки, скоро переезжаешь. На твоё место новенького поселяют. А тебя в соседнюю<text:s/></text:span>палату.</text:p>
      <text:p text:style-name="P354"/>
      <text:p text:style-name="P355">Я повернулся.</text:p>
      <text:p text:style-name="P356"/>
      <text:p text:style-name="P357">- Когда переезд?</text:p>
      <text:p text:style-name="P358">- Завтра. Или послезавтра, если чувак в реанимации задержится.</text:p>
      <text:p text:style-name="P359">- А почему не новенького в соседнюю? На кой чёрт им я сдался?</text:p>
      <text:p text:style-name="P360"/>
      <text:p text:style-name="P361"><text:s/>Дредд удивлённо бухнулся на все четыре ножки стула. Тот жалобно заскрипел.</text:p>
      <text:p text:style-name="P362"/>
      <text:p text:style-name="P36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64"/>
      <text:p text:style-name="P365">Я криво улыбнулся</text:p>
      <text:p text:style-name="P366">-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67"/>
      <text:p text:style-name="P368">Дредд пожал плечами.</text:p>
      <text:p text:style-name="Textbody"><text:span text:style-name="T369">- Ну, не знаю, мне, в общем-то, пофиг, где ты лежишь. Вроде, за тебя попросили<text:s/></text:span><text:span text:style-name="T370">твои</text:span><text:span text:style-name="T371"><text:s/>яйцеголовые<text:s/></text:span><text:span text:style-name="T372">коллеги<text:s/></text:span><text:span text:style-name="T373">– за прошлые заслуги. Если хочешь, я передам главному, что ты против.</text:span></text:p>
      <text:p text:style-name="P374">- Передай, если не тяжело. Новенькому всё равно, куда ложиться, а мне – нет.</text:p>
      <text:p text:style-name="P375"/>
      <text:p text:style-name="P376">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77"><text:span text:style-name="T37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79">у</text:span><text:span text:style-name="T380">роках. Собственно, все, кто живёт тут, попали сюда именно из-за них. И я, помня о них, могу оставаться в здравом уме только потому, что<text:s/></text:span><text:soft-page-break/><text:span text:style-name="T381">был первым<text:s/></text:span><text:span text:style-name="T382">у</text:span><text:span text:style-name="T383">чителем и мне досталось меньше, чем остальным. После меня развлечения Хэвэн стали более жестокими.</text:span></text:p>
      <text:p text:style-name="P384"/>
      <text:p text:style-name="P385">Так что нет, не за память я пекусь. Просто приём нейролептиков напрочь отключает не только память, но и сновидения – я проверял.</text:p>
      <text:p text:style-name="P386"/>
      <text:p text:style-name="P387">А мне нравятся сны.</text:p>
      <text:p text:style-name="P388"/>
      <text:p text:style-name="P389">***</text:p>
      <text:p text:style-name="P390"/>
      <text:p text:style-name="P39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92"/>
      <text:p text:style-name="P393">Я спускаюсь вниз и спрыгиваю с нижней ветки сосны на землю.</text:p>
      <text:p text:style-name="P394"/>
      <text:p text:style-name="P395">- Таки оторвались. Но обрыв мы не обойдём — он простирается в обе стороны, сколько видит глаз. Надо думать, как спуститься.</text:p>
      <text:p text:style-name="P396"/>
      <text:p text:style-name="P397"><text:span text:style-name="T398">Джет виновато смотрит на меня. Вот глупая пегаска! Она<text:s/></text:span><text:span text:style-name="T399">считает себя обязанной разведывать обстановку с высоты. Каждый раз, когда я карабкаюсь на дерево, она прячется в кусты от стыда</text:span><text:span text:style-name="T400">.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p>
      <text:p text:style-name="P401"/>
      <text:p text:style-name="P402">- Каша будет готова через пять минут.</text:p>
      <text:p text:style-name="P403"/>
      <text:p text:style-name="P404">Словно бы в заглаживание вины своей немощности, Джет взяла готовку пищи на себя.</text:p>
      <text:p text:style-name="P405"/>
      <text:p text:style-name="P40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7"/>
      <text:p text:style-name="P408">Джет сидит у костра напротив меня и молча жуёт кашу.</text:p>
      <text:p text:style-name="P409">- Ты теперь до старости будешь его носить? - указываю я на одеяло.</text:p>
      <text:p text:style-name="P410">Пегаска только сильнее кутается в него. Кажется, она дрожит.</text:p>
      <text:p text:style-name="P411">- Тебе холодно? Может, подсядешь ближе к костру? Или давай я на тебя куртку накину?</text:p>
      <text:p text:style-name="P412"/>
      <text:p text:style-name="P41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14"/>
      <text:p text:style-name="P415">Ладно же, мне эти странности уже осточертели!</text:p>
      <text:p text:style-name="P416">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17"/>
      <text:p text:style-name="P418">Едва слышу шорох сзади. Сначала чуть заметно коснувшись, Джет медленно прижимается ко мне всей спиной. Она сильно дрожит.</text:p>
      <text:p text:style-name="P419">Так мы согреваем друг-друга с тех пор, как сбежали от твердолобов – ночи стали заметно свежее.</text:p>
      <text:p text:style-name="P420">Но сейчас я отвергаю негласный договор. Это и раздражение на скрытность пегаски, и…</text:p>
      <text:p text:style-name="P42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2"/>
      <text:p text:style-name="P423">- Джет, блин, у нас речка в двух шагах! Я понимаю, холодно, но нельзя ли помыться? От тебя воняет! Реально трудно находиться рядом с тобой…</text:p>
      <text:p text:style-name="P424"/>
      <text:p text:style-name="P425">Так же беззвучно, как возникло, касание пропадает. Пропадает и запах…</text:p>
      <text:p text:style-name="P426">Я закрываю глаза.</text:p>
      <text:p text:style-name="P427"/>
      <text:p text:style-name="P428">Просыпаюсь от холода. Щупаю рукой сзади себя. Наконец поворачиваюсь.</text:p>
      <text:p text:style-name="P429">Никого.</text:p>
      <text:p text:style-name="P430"/>
      <text:p text:style-name="P43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32"/>
      <text:p text:style-name="P433">…Полянка перед орешником пуста. Едва дымятся угли погасшего костра. В лунном свете цепочка отпечатков копыт в песке ведёт к реке.</text:p>
      <text:p text:style-name="P4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5"/>
      <text:p text:style-name="P436">Ох, факнщит!!! М-м-мамочка…</text:p>
      <text:p text:style-name="P437"/>
      <text:p text:style-name="P438"><text:span text:style-name="T439">Меня выворачивает наизнанку. Я падаю на колени и неистово блюю<text:s/></text:span>в воду.<text:s/><text:span text:style-name="T440">Течение уносит мой ужин к водопаду.</text:span></text:p>
      <text:p text:style-name="P441"/>
      <text:p text:style-name="P442">Рядом со мной на песке лежит часть крыла. Парочка опарышей ещё ползают по голубоватым перьям. Обломок кости белеет в лунном свете.</text:p>
      <text:p text:style-name="P443">Проклятье! Какой же я долбень! Грёбаный близорукий эгоистичный долбень!</text:p>
      <text:p text:style-name="P444"/>
      <text:p text:style-name="P44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46"/>
      <text:p text:style-name="P447">Я ускоряюсь.</text:p>
      <text:p text:style-name="P448"/>
      <text:p text:style-name="P449">Пегаска, понурив голову, бредёт к скальному выступу, нависающему над каньоном. Чуть подумав у обрыва, она делает шаг в бездну.</text:p>
      <text:p text:style-name="P450">В последнем рывке я совершаю вратарский прыжок и хватаю пегаску за задние ноги. Дыхание перехватывает от удара животом и грудью о камни.</text:p>
      <text:p text:style-name="P451">Пегаска оборачивается. Её передняя нога застывает над пропастью.</text:p>
      <text:p text:style-name="P452"/>
      <text:p text:style-name="P453">- Джет, не дури, - хрипло прошу я осипшим от волнения голосом. - Я ступил. Я все эти дни тупил. Прости.</text:p>
      <text:p text:style-name="P45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55">Пегаска поворачивается навстречу пропасти.</text:p>
      <text:p text:style-name="P456"/>
      <text:p text:style-name="P45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58">- Нет! Пожалуйста!!! Я вылечу тебя! Я… Я прижгу рану!</text:p>
      <text:p text:style-name="P459"/>
      <text:soft-page-break/>
      <text:p text:style-name="P460">Сквозь рыдания я выкрикиваю какие-то сумасбродные идеи, пока пегаска молча стоит над бездной.</text:p>
      <text:p text:style-name="P461">Наконец она усмехается.</text:p>
      <text:p text:style-name="P462"/>
      <text:p text:style-name="P46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4"/>
      <text:p text:style-name="P465">Пегаска вздыхает.</text:p>
      <text:p text:style-name="P466">-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67"/>
      <text:p text:style-name="P468"><text:span text:style-name="T469">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span text:style-name="T470">!</text:span></text:p>
      <text:p text:style-name="P471"/>
      <text:p text:style-name="P472">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73"/>
      <text:p text:style-name="P474">- Ты был хорошим другом. Прощай.</text:p>
      <text:p text:style-name="P475"/>
      <text:p text:style-name="P476">-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77"/>
      <text:p text:style-name="P478">Мы оборачиваемся на голос. В свете первых лучей солнца на нас смотрит зебра.</text:p>
      <text:p text:style-name="P479"/>
      <text:h text:style-name="P480" text:outline-level="2">Глава 3</text:h>
      <text:p text:style-name="P481"/>
      <text:p text:style-name="P482">Безвременье тьмы, безмолвие камня, бессмыслие скуки - мои спутники в вечном заточении. К ним привыкаешь за первую тысячу лет.</text:p>
      <text:p text:style-name="P483">Невозможно привыкнуть к абсолютному холоду одиночества.</text:p>
      <text:p text:style-name="P484"/>
      <text:p text:style-name="P48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86"/>
      <text:p text:style-name="P487">- Вы сами видите… - обратился Лысый к Алексу. - Я бы его за периметр не выпускал. Во избежание... <text:s/>Вам решать, разумеется.</text:p>
      <text:soft-page-break/>
      <text:p text:style-name="P48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89"/>
      <text:p text:style-name="P490">Лысый грузно поднялся. Скрипнула дверь и мы остались один на один.</text:p>
      <text:p text:style-name="P491"/>
      <text:p text:style-name="P492">- П-привет, Дедлайн - пробормотал Алекс.</text:p>
      <text:p text:style-name="P493">- Привет, сослуживец, - криво усмехнулся я. Старое командное прозвище в устах моего бывшего босса не вызвало во мне ностальгии.</text:p>
      <text:p text:style-name="P494"/>
      <text:p text:style-name="P495">Алекс на миг встретился со мной взглядом и снова опустил глаза. В переговорной установилось звенящее молчание.</text:p>
      <text:p text:style-name="P496">…</text:p>
      <text:p text:style-name="P497">- Ты же знаешь, у нас не было другого выхода. Извини.</text:p>
      <text:p text:style-name="P498">- Да ладно. Мне-то что? Тут неплохо кормят.</text:p>
      <text:p text:style-name="P499">-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500">-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501"/>
      <text:p text:style-name="P502"><text:span text:style-name="T503">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text:s/></text:span><text:span text:style-name="T504">Облако в виде смешной крылатой лошадки приближалось по небосводу к серым корпусам больницы</text:span><text:span text:style-name="T505">.</text:span></text:p>
      <text:p text:style-name="P506"/>
      <text:p text:style-name="P507"><text:span text:style-name="T508">Наконец Алекс пожал плечами и<text:s/></text:span><text:span text:style-name="T509">посмотрел мне в глаза</text:span><text:span text:style-name="T510">.</text:span></text:p>
      <text:p text:style-name="P511">- Дед, у нас проблемы. Хэвэн начала убивать.</text:p>
      <text:p text:style-name="P512"/>
      <text:p text:style-name="P513">Я откинулся на спинку стула и громко похлопал в ладоши.</text:p>
      <text:p text:style-name="P514">-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15"/>
      <text:p text:style-name="P516">Мой бывший прожект-менеджер досадливо сморщился и откинулся на спинку стула.</text:p>
      <text:soft-page-break/>
      <text:p text:style-name="P517">- Ты не так меня понял. Мы не можем прикрыть проект. Никто нам не даст. Особенно сейчас, когда у<text:s/>бледных<text:s/>на подходе аналогичные комплексы. Нам нужна твоя помощь в корректировке поведения Хэвэн…</text:p>
      <text:p text:style-name="P518"/>
      <text:p text:style-name="P519">… Алекс терпеливо подождал, пока я прекращу ржать.</text:p>
      <text:p text:style-name="P520"/>
      <text:p text:style-name="P521"><text:span text:style-name="T522">-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 text:style-name="T523"><text:s/>ведь большинство из них т</text:span><text:span text:style-name="T52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p>
      <text:p text:style-name="P525">Дед, всего пару советов, и ты спасешь кучу людей.</text:p>
      <text:p text:style-name="P526"/>
      <text:p text:style-name="P527">Я покачал головой.</text:p>
      <text:p text:style-name="P528">-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29"/>
      <text:p text:style-name="P530">Алекс долго молчал.</text:p>
      <text:p text:style-name="P53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32"/>
      <text:p text:style-name="P53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35"/>
      <text:p text:style-name="P536">Я сжал кулаки и встал. Дверь отворилась и заглянул Лысый. Алекс отрицательно мотнул ему головой.</text:p>
      <text:p text:style-name="P537">- Всё в порядке. Мы общаемся.</text:p>
      <text:p text:style-name="P538"/>
      <text:p text:style-name="P539">Дверь закрылась. Я сел и отвернулся к окну.</text:p>
      <text:p text:style-name="P540"/>
      <text:soft-page-break/>
      <text:p text:style-name="P54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text:s/>деликатесы,<text:s/>травка, побрякушки… В разумных пределах, разумеется.</text:p>
      <text:p text:style-name="P542"/>
      <text:p text:style-name="P5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44"/>
      <text:p text:style-name="P545">- В разумных пределах, говоришь?</text:p>
      <text:p text:style-name="P546">- В разумных.</text:p>
      <text:p text:style-name="P547">- А забор будет?</text:p>
      <text:p text:style-name="P548"><text:span text:style-name="T549">-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50">забор</text:span><text:span text:style-name="T551"><text:s/>нужен, скорее, для твоей<text:s/></text:span><text:span text:style-name="T552">же<text:s/></text:span><text:span text:style-name="T553">защиты, чем...</text:span></text:p>
      <text:p text:style-name="P554"/>
      <text:p text:style-name="P555">- Понятно.</text:p>
      <text:p text:style-name="P556"/>
      <text:p text:style-name="P557"><text:span text:style-name="T558">Я решил схитрить. Просто из интереса. Кроме него, больше ловить тут было нечего.<text:s/></text:span><text:span text:style-name="T559">Тот Алекс, которого я когда-то знал, давно умер. А, может, никогда и не рождался.</text:span></text:p>
      <text:p text:style-name="P560"/>
      <text:p text:style-name="P561"><text:span text:style-name="T562">- Хорошо, Алекс, ты меня почти убедил. Я практически готов согласиться. Олени, девочки, признание – с детства мечтал,<text:s/></text:span><text:span text:style-name="T563">как только ходить научился</text:span><text:span text:style-name="T56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text:s/></text:span><text:span text:style-name="T565">в таких<text:s/></text:span><text:span text:style-name="T566">вот<text:s/></text:span><text:span text:style-name="T567">условиях</text:span><text:span text:style-name="T568"><text:s/>- я обвёл рукой вокруг. - Почему они важны для вас? Настолько важны, что тебя даже заставили приехать ко мне на уговоры, изображая из себя старого друга?</text:span></text:p>
      <text:p text:style-name="P569"/>
      <text:p text:style-name="P57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1"/>
      <text:p text:style-name="P572"><text:span text:style-name="T573">- Дед, вот ты зря корчишь из себя такого прожжёного циника. Я-то знаю, что ты не такой.<text:s/></text:span><text:span text:style-name="T574">Да не хмурься,</text:span><text:span text:style-name="T575"><text:s/>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text:s/></text:span><text:soft-page-break/><text:span text:style-name="T576">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77">,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text:s/></text:span><text:span text:style-name="T578">с бледными<text:s/></text:span><text:span text:style-name="T579">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80"/>
      <text:p text:style-name="P581">Алекс вытер платком пот.</text:p>
      <text:p text:style-name="P582"/>
      <text:p text:style-name="P583">-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584">-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85">- Дед, - мягко остановил меня Алекс. - Не надо. Не даешь мне помечтать, жестокий человек…</text:p>
      <text:p text:style-name="P586"/>
      <text:p text:style-name="P587">Выплюнув жвачку в салфетку и аккуратно препроводив бумажный шарик в ведро, Алекс печально развёл руками.</text:p>
      <text:p text:style-name="P588"/>
      <text:p text:style-name="P58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590">- Разумеется, знал, – отдался воспоминаниям и я. – Это ж от идеи, что партнёра по бизнесу можно уничтожить физически, у Нэша поехала крыша.</text:p>
      <text:p text:style-name="P59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59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text:s/>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593"/>
      <text:p text:style-name="P594">Алекс скучающе завёл глаза.</text:p>
      <text:p text:style-name="P595"><text:span text:style-name="T59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597">”, годится разве что для улучшенного автопилота штурмового дрона. Не говоря уже о том, что мы не сражаемся вгорячую.</text:span></text:p>
      <text:p text:style-name="P598"/>
      <text:p text:style-name="P599">Алекс посмотрел на часы, нахмурился и продолжил.</text:p>
      <text:p text:style-name="P600"><text:span text:style-name="T601">- И, надеюсь, не будем. Потому что горячая война означает конец. Всем и навсегда. Кибермозг<text:s/></text:span><text:span text:style-name="T602">бледных</text:span><text:span text:style-name="T603"><text:s/>на шесть лет старше нашего<text:s/></text:span>CRONOS<text:span text:style-name="T604"><text:s/>– недостижимое преимущество в теперешних реалиях. К счастью, <text:s/>их<text:s/></text:span>CAESAR<text:span text:style-name="T605">, как и<text:s/></text:span>CRONOS<text:span text:style-name="T606">,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607"/>
      <text:p text:style-name="P608">-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09"/>
      <text:p text:style-name="P610"><text:span text:style-name="T611">Мой бывший босс всё понял. Всё же проницательности ему было не занимать. Он бросил на меня злой взгляд, но тем не менее,<text:s/></text:span><text:span text:style-name="T612">продолжил</text:span><text:span text:style-name="T613">.</text:span></text:p>
      <text:p text:style-name="P614"/>
      <text:p text:style-name="P61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text:s/>бледных. И тогда нам конец.</text:p>
      <text:p text:style-name="P616"/>
      <text:p text:style-name="P617">-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18"/>
      <text:p text:style-name="P619">Я оборвал смех.</text:p>
      <text:p text:style-name="P62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21"/>
      <text:soft-page-break/>
      <text:p text:style-name="P622"><text:span text:style-name="T623">- Ладно, я уже вижу, что теряю время, - тяжело поднялся Алекс. - Очень жаль. Если ты передумаешь, просто сообщи<text:s/></text:span><text:span text:style-name="T624">персоналу</text:span><text:span text:style-name="T625">, что хочешь позвонить мне. Тебя соединят в любое время. Да, чуть было не забыл!</text:span></text:p>
      <text:p text:style-name="P626"/>
      <text:p text:style-name="P627">Босс вытащил из внутреннего кармана пиджака бутылку «Джентльмен Джека» и поставил передо мной.</text:p>
      <text:p text:style-name="P628"/>
      <text:p text:style-name="P629">- Это от меня лично. Мне действительно не хватает старых добрых времён. Что бы ты там себе ни думал.</text:p>
      <text:p text:style-name="P630"/>
      <text:p text:style-name="P631">Алекс пошёл к выходу. У двери он замялся и вдруг обернулся.</text:p>
      <text:p text:style-name="P632"><text:span text:style-name="T633">- А, знаешь, что самое страшное<text:s/></text:span><text:span text:style-name="T634">видится<text:s/></text:span><text:span text:style-name="T635">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36"/>
      <text:p text:style-name="P637">- Что? - я недоумённо уставился на Алекса.</text:p>
      <text:p text:style-name="P638"/>
      <text:p text:style-name="P639">- Дедлайн, ты собираешь узор из шестнадцати кубиков по картинке за пару секунд. При этом ещё успеваешь инвертировать цвета.</text:p>
      <text:p text:style-name="P640"/>
      <text:p text:style-name="P641">Алекс вышел.</text:p>
      <text:p text:style-name="P642"><text:line-break/>***</text:p>
      <text:p text:style-name="P643"/>
      <text:p text:style-name="P644">… Стражница напротив вот уже полчаса молча сверлит меня взглядом.</text:p>
      <text:p text:style-name="P645"/>
      <text:p text:style-name="P646">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47"/>
      <text:p text:style-name="P648">Я тайком смотрю на своё отражение в зеркальце, висящем на шее этой мрачной зебры. Нифига, лоб чистый, никаких каракулей не наблюдается.</text:p>
      <text:p text:style-name="P649"/>
      <text:p text:style-name="P650">- А можно..? - наконец, начинаю я.</text:p>
      <text:p text:style-name="P651">- Нельзя, - обрывает зебра. - Зеррика сама выйдет, когда закончит.</text:p>
      <text:p text:style-name="P652"/>
      <text:p text:style-name="P653">Подчёркивая сказанное, стражница перекрывает вход в палатку копьём.</text:p>
      <text:p text:style-name="P654"/>
      <text:soft-page-break/>
      <text:p text:style-name="P655">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56"/>
      <text:p text:style-name="P657">Джет до последнего момента казалась мне сделаной из железа — может быть, именно поэтому я не догадывался, что с ней происходит что-то плохое.</text:p>
      <text:p text:style-name="P65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59"/>
      <text:p text:style-name="P660">Я закрываю глаза, пытаясь вспомнить…</text:p>
      <text:p text:style-name="P661"/>
      <text:p text:style-name="P662">~~~</text:p>
      <text:p text:style-name="P663"/>
      <text:p text:style-name="P664">- Будь проклята война и я вместе с ней…</text:p>
      <text:p text:style-name="P665">.</text:p>
      <text:p text:style-name="P666">.</text:p>
      <text:p text:style-name="P667">.</text:p>
      <text:p text:style-name="P668">СИЯНИЕ</text:p>
      <text:p text:style-name="P669">.</text:p>
      <text:p text:style-name="P670">Кто я?</text:p>
      <text:p text:style-name="P671">.</text:p>
      <text:p text:style-name="P672">Где я?</text:p>
      <text:p text:style-name="P673">.</text:p>
      <text:p text:style-name="P674">Где все?</text:p>
      <text:p text:style-name="P675">.</text:p>
      <text:p text:style-name="P676">Чувствую прикосновение. Кто-то энергично тормошит меня. Слышу приглушенное бормотание.</text:p>
      <text:p text:style-name="P677">.</text:p>
      <text:p text:style-name="P678">Я открываю глаза и вижу фигуру в голубом.</text:p>
      <text:p text:style-name="P679"/>
      <text:p text:style-name="P680">- Быстро! За мной! - торопливо шепчет мне она.</text:p>
      <text:p text:style-name="P681">Я послушно ползу среди костей и раздавленных черепов за голубой пони… Пони? Какой ещё, к дьяволу, пони?</text:p>
      <text:p text:style-name="P682">- Пегаской! - шипит, оборачиваясь, она. - Если ты ещё не заметил, у меня крылья!</text:p>
      <text:p text:style-name="P683"/>
      <text:p text:style-name="P684">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85">Черепа… Кости… Пегаска в броне… Чушь какая-то!</text:p>
      <text:p text:style-name="P686"/>
      <text:p text:style-name="P687">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688"/>
      <text:p text:style-name="P689">- Какого чё…?!!</text:p>
      <text:p text:style-name="P690">-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691">- Появится кто? - спрашиваю я, потирая ушибленную о каменный свод макушку.</text:p>
      <text:p text:style-name="P692"/>
      <text:p text:style-name="P693">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694"/>
      <text:p text:style-name="P695">Я пригибаюсь к уху поньки и еле слышно шепчу:</text:p>
      <text:p text:style-name="P696">- Кто это?</text:p>
      <text:p text:style-name="P697">- Агамемнон, - так же, едва шевеля губами, шепчет поняха. - Он сегодня голодный - остался без обеда. И у него хороший слух.</text:p>
      <text:p text:style-name="P698"/>
      <text:p text:style-name="P699">Я снова чешу ушибленный лоб.</text:p>
      <text:p text:style-name="P700">- Мне это имя вообще ничего не говорит.</text:p>
      <text:p text:style-name="P701"/>
      <text:p text:style-name="P702">Пегаска критически смотрит на меня.</text:p>
      <text:p text:style-name="P703">-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704"/>
      <text:p text:style-name="P705">Пегаска пробует потрогать меня в паху, но я с возмущением отбрасываю её копыто.</text:p>
      <text:p text:style-name="P706"/>
      <text:soft-page-break/>
      <text:p text:style-name="P707">-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08"/>
      <text:p text:style-name="P709">От беспокойной возни снаружи скала дрожит. Кто-то шумно зевает и с металлическим скрежетом чешется.</text:p>
      <text:p text:style-name="P710"/>
      <text:p text:style-name="P711">- Так откуда ты? - пытливо спрашивает поняха.</text:p>
      <text:p text:style-name="P7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3"/>
      <text:p text:style-name="P714">Я закрываю глаза и сосредотачиваюсь…</text:p>
      <text:p text:style-name="P715"/>
      <text:p text:style-name="P716">…</text:p>
      <text:p text:style-name="P717"/>
      <text:p text:style-name="P718">- Не помню.</text:p>
      <text:p text:style-name="P719">- Что? - удивляется поняха. - Не помнишь, где твой дом?</text:p>
      <text:p text:style-name="P720">- Нет.</text:p>
      <text:p text:style-name="P721">- А как попал в гнездо Агамемнона — помнишь?</text:p>
      <text:p text:style-name="P722">- Нет.</text:p>
      <text:p text:style-name="P723">- А кто ты — помнишь?</text:p>
      <text:p text:style-name="P724">- Нет.</text:p>
      <text:p text:style-name="P72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26">-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727"/>
      <text:p text:style-name="P728">-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29">- Следующий обед? - я мучительно пытаюсь ухватить логическую нить. - А кто предыдущий?</text:p>
      <text:p text:style-name="P730">-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731"/>
      <text:soft-page-break/>
      <text:p text:style-name="P732">Пегаска склоняет шею и я вижу огромную шишку с кровоподтёком на затылке поняхи.</text:p>
      <text:p text:style-name="P733"/>
      <text:p text:style-name="P734">-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735"/>
      <text:p text:style-name="P736">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737"/>
      <text:p text:style-name="P738">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39"/>
      <text:p text:style-name="P740">…</text:p>
      <text:p text:style-name="P741">СИЯНИЕ</text:p>
      <text:p text:style-name="P742">…</text:p>
      <text:p text:style-name="P743"><text:span text:style-name="T744">Оно п</text:span><text:span text:style-name="T745">овсюду.<text:s/></text:span><text:span text:style-name="T746">Нет верха и низа, нет направлений и расстояний. Нет м</text:span><text:span text:style-name="T747">ыслей. Нет чувств. Нет времени. Есть только бесконечное сияние…</text:span></text:p>
      <text:p text:style-name="P748">.</text:p>
      <text:p text:style-name="P749">Кто я?</text:p>
      <text:p text:style-name="P750">.</text:p>
      <text:p text:style-name="P751">Где я?</text:p>
      <text:p text:style-name="P752">.</text:p>
      <text:p text:style-name="P75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54">Внезапно фигура как будто наклоняется ко мне и почти выкрикивает фразу. Видение рушится, но фраза впечатывается в память:</text:p>
      <text:p text:style-name="P755">- ИДИ В ДРОГОНШТЕРН!</text:p>
      <text:p text:style-name="P756"/>
      <text:p text:style-name="P757">…</text:p>
      <text:p text:style-name="P758"/>
      <text:p text:style-name="P759">- Я ВСПОМНИЛ! ВСПОМНИЛ! ДРОГОНШТЕРН!!! - я хлопаю себя по лбу. - Мне нужно попасть в Дрогонштерн!</text:p>
      <text:p text:style-name="P760"/>
      <text:p text:style-name="P761">Поняха закатывает глаза и стукается лбом о камень.</text:p>
      <text:soft-page-break/>
      <text:p text:style-name="P762"><text:span text:style-name="T763">-<text:s/></text:span><text:span text:style-name="T764">Я ЖЕ ПРЕДУПРЕЖДАЛА, ПОТИШЕ!!!</text:span><text:span text:style-name="T765"><text:s/>- орёт в свою очередь понька. - Что за тупой жереб попался!</text:span></text:p>
      <text:p text:style-name="P766"/>
      <text:p text:style-name="P767">Снаружи беспокойно возятся, что-то неразборчиво пыхтят и внезапно валун, под которым мы прячемся, возносится над нашими головами.</text:p>
      <text:p text:style-name="P768"/>
      <text:p text:style-name="P769">Поняха бросается на меня, сбив с ног и закрыв телом и крыльями.</text:p>
      <text:p text:style-name="P770"/>
      <text:p text:style-name="P771">-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72">- А как же ты? Он же съест тебя?</text:p>
      <text:p text:style-name="P773">- Не беспокойся, я в последний момент извернусь и улечу. Действуй!</text:p>
      <text:p text:style-name="P774"/>
      <text:p text:style-name="P775">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776"/>
      <text:p text:style-name="P777"><text:span text:style-name="T778">-<text:s/></text:span><text:span text:style-name="T779">ВИЖУ СБЕЖАВШИЙ ВЧЕРАШНИЙ ОБЕД. ЕЩЁ НЕ ПРОТУХ. ХОРОШО.</text:span></text:p>
      <text:p text:style-name="P780">- Ну так и жри, пока не скисло! - орёт поняха, повернув к нему голову.</text:p>
      <text:p text:style-name="P781"><text:span text:style-name="T782">-<text:s/></text:span><text:span text:style-name="T783">ЕЩЁ И РУГАЕТСЯ,</text:span><text:span text:style-name="T784"><text:s/>- недовольно замечает дракон. -<text:s/></text:span><text:span text:style-name="T785">СЛИШКОМ СЫРОЙ</text:span><text:span text:style-name="T786">.<text:s/></text:span><text:span text:style-name="T787">НАДО ПРОЖАРИТЬ ПОЛУЧШЕ.</text:span></text:p>
      <text:p text:style-name="P788"/>
      <text:p text:style-name="P789">Внезапно он открывает пасть и к нам стремится поток зелёного пламени.</text:p>
      <text:p text:style-name="P790">Пегаска пищит и прижимается ко мне покрепче. Я завороженно смотрю навстречу гибели…</text:p>
      <text:p text:style-name="P791"/>
      <text:p text:style-name="P79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793"/>
      <text:p text:style-name="P794">Пегаска ориентруется первой.</text:p>
      <text:p text:style-name="P795"/>
      <text:p text:style-name="P796">- Бежим! - она вскакивает и указывает направление.</text:p>
      <text:p text:style-name="P797">Я припускаю со всех ног. Безумие последнего часа выбивает из меня способность мыслить.</text:p>
      <text:p text:style-name="P798"/>
      <text:p text:style-name="P799">… И потому я останавливаюсь у края пропасти, руководствуясь исключительно рефлексами.</text:p>
      <text:soft-page-break/>
      <text:p text:style-name="P800">Пару камешков срывается у меня из-под ноги и скрывается в голубоватой дымке. Я перевожу дух.</text:p>
      <text:p text:style-name="P801"/>
      <text:p text:style-name="P802">- Почему остановился?!! Прыгай! - пегаска останавливается рядом и указывает копытом прямо вниз. - Прыгай, если хочешь жить!</text:p>
      <text:p text:style-name="P803"><text:s/></text:p>
      <text:p text:style-name="P804"><text:span text:style-name="T805">- НЕНАВИЖУ ПОНЯЧЬЮ МАГИЮ! НЕ ВЫНОШУ ПОНИ!!! ВИДЕТЬ ИХ БОЛЬШЕ НЕ ХОЧУ В СВОЁМ ГНЕЗДЕ!</text:span><text:span text:style-name="T806"><text:s/>- орёт Агамемнон, протирая глаза.</text:span></text:p>
      <text:p text:style-name="P807"/>
      <text:p text:style-name="P808">Я молча стою и смотрю вниз, хлопая глазами.</text:p>
      <text:p text:style-name="P809"/>
      <text:p text:style-name="P810">Пегаска всё понимает. Она приседает, как будто готовясь к прыжку. Я делаю маленький шажок назад, не желая прыгать.</text:p>
      <text:p text:style-name="P811"/>
      <text:p text:style-name="P8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3"/>
      <text:p text:style-name="P814">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815">Довольно скоро я оказываюсь в захвате передних ноги пегаски и к моим воплям присоединяется её протяжный визг.</text:p>
      <text:p text:style-name="P816"/>
      <text:p text:style-name="P817">- А-А-А-А-А-А-А-А-А-А!!!</text:p>
      <text:p text:style-name="P818"/>
      <text:p text:style-name="P819">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820"/>
      <text:p text:style-name="P821">…</text:p>
      <text:p text:style-name="P822"/>
      <text:p text:style-name="P823"/>
      <text:p text:style-name="P824">- Да ты совсем чокнулась, коняга долбанутая! - ору я, как только выныриваю, - я же мог разбиться!!!</text:p>
      <text:p text:style-name="P825">-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826">-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827"/>
      <text:soft-page-break/>
      <text:p text:style-name="P828">Пегаска сникает.</text:p>
      <text:p text:style-name="P829"/>
      <text:p text:style-name="P830">- Не могла…</text:p>
      <text:p text:style-name="P831"/>
      <text:p text:style-name="P83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833"/>
      <text:p text:style-name="P834">- Если бы могла летать - не задержалась бы в гнезде Агамемнона… Сломала вчера на вираже, когда уходила от погони.</text:p>
      <text:p text:style-name="P835"/>
      <text:p text:style-name="P836">У меня пересыхает в горле.</text:p>
      <text:p text:style-name="P837"/>
      <text:p text:style-name="P838">-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839"/>
      <text:p text:style-name="P840">Иногда ты довольно туго соображаешь, чувак! Жертвенность этой поняхи заслуживает большей награды, чем ты можешь дать сейчас.</text:p>
      <text:p text:style-name="P841"/>
      <text:p text:style-name="P842">Я примирительно треплю пегаску по голубой гриве и неумело глажу по крупу, стряхивая воду.</text:p>
      <text:p text:style-name="P843"/>
      <text:p text:style-name="P844">- Извини, подруга. Я ступил.</text:p>
      <text:p text:style-name="P845"/>
      <text:p text:style-name="P846">Та немедленно поворачивается. Одно движение ноги стирает слёзы с носа и по улыбке во всю ширину мордахи я понимаю, что прощён.</text:p>
      <text:p text:style-name="P847"/>
      <text:p text:style-name="P848">-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49">- Да уж, - ёжусь я, - твой дедушка тобой гордился бы.</text:p>
      <text:p text:style-name="P850">-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51"/>
      <text:p text:style-name="P852">Я присвистываю.</text:p>
      <text:p text:style-name="P853">- Фигасе у тебя был дедуля. Как ты вообще выжила?</text:p>
      <text:p text:style-name="P854"/>
      <text:p text:style-name="P855">Пегаска смущается.</text:p>
      <text:soft-page-break/>
      <text:p text:style-name="P856">-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857"><text:line-break/>Я пытаюсь подбодрить голубую лошадку и хлопаю её по шее.</text:p>
      <text:p text:style-name="P858">- Не грусти. Крыло заживёт и ты снова будешь летать наперегонки с дедом! Или падать – что больше нравится.</text:p>
      <text:p text:style-name="P859"/>
      <text:p text:style-name="P860">У пегаски дрожат губы и уголки глаз подозрительно блестят.</text:p>
      <text:p text:style-name="P861">- Не получится. Никогда-никогда. Он однажды улетел разгонять грозу и в облаке на полной скорости врезался в гору.</text:p>
      <text:p text:style-name="P862"/>
      <text:p text:style-name="P863">Да уж, чувак, ты умеешь утешать!</text:p>
      <text:p text:style-name="P864"/>
      <text:p text:style-name="P865">Я снова глажу пегаску. Та в ответ неожиданно сильно прижимается ко мне, помогая себе передней ногой.</text:p>
      <text:p text:style-name="P866"/>
      <text:p text:style-name="P867">- Ай! - я свободной рукой отстраняю поняху.</text:p>
      <text:p text:style-name="P868">- И-извини… Я расклеилась. Мне нужно было утешиться. Я думала, ты меня поймешь, - бормочет пегаска и отворачивается.</text:p>
      <text:p text:style-name="P869">- Да нет, не в том дело.</text:p>
      <text:p text:style-name="P870"/>
      <text:p text:style-name="P871">Я лезу рукой под рубашку, нашаривая колющий грудь предмет.</text:p>
      <text:p text:style-name="P872"/>
      <text:p text:style-name="P873">- Ого! Что это за хрень?</text:p>
      <text:p text:style-name="P874"/>
      <text:p text:style-name="P875">У меня на ладони красуется золотая фигурка. Грациозный длинноногий пегас с пышной гривой, длинной шеей и, почему-то, с рогом.</text:p>
      <text:p text:style-name="P876">Фигурка широко раскрыла крылья и бьёт передними ногами в воздух. К фигурке крепится цепочка, охватывающая мою шею.</text:p>
      <text:p text:style-name="P877"/>
      <text:p text:style-name="P878">-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79">- Естественно, не пегасье. Это моё украшение. Знать бы только, как оно у меня оказалось!</text:p>
      <text:p text:style-name="P880"/>
      <text:soft-page-break/>
      <text:p text:style-name="P881">Я пытаюсь снять цепочку, но не могу взять её в руку. Золотистое сияние охватывает мою шею и мягко отталкивает руку прочь.</text:p>
      <text:p text:style-name="P882"/>
      <text:p text:style-name="P883">- Чего-о-о?!! Не понял!</text:p>
      <text:p text:style-name="P884"/>
      <text:p text:style-name="P88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886"/>
      <text:p text:style-name="P887">- Кажется, я понимаю, что спасло нас от Агамемнона!</text:p>
      <text:p text:style-name="P888">- Эмм… Ты?</text:p>
      <text:p text:style-name="P889"/>
      <text:p text:style-name="P890">Пегаска тычет копытом в украшение. Золотое свечение останавливает её ногу в сантиметре от моей груди.</text:p>
      <text:p text:style-name="P891"/>
      <text:p text:style-name="P892">- Я не о том. Вот то золотое марево, которое защитило нас от пламени дракона – это её копыт дело!</text:p>
      <text:p text:style-name="P893">- Её? - я чешу в затылке, - Тогда уже его. Украшение – оно. Блин, щекочется – а я даже снять его не могу!</text:p>
      <text:p text:style-name="P894">- Её. <text:s/>Украшение – кобылка, - объясняет пегаска. - Это тебе любой пони скажет.</text:p>
      <text:p text:style-name="P895"/>
      <text:p text:style-name="P896">Я ещё раз гляжу на фигурку и чешу в затылке.</text:p>
      <text:p text:style-name="P897">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98"/>
      <text:p text:style-name="P899">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900">…</text:p>
      <text:p text:style-name="P901">Я открываю глаза и вижу пегаску, уставившуюся на меня во все глаза.</text:p>
      <text:p text:style-name="P902"/>
      <text:p text:style-name="P903">- Ты в порядке?</text:p>
      <text:p text:style-name="P904"/>
      <text:p text:style-name="P905">Я запускаю руку под рубашку и немного шарю.</text:p>
      <text:p text:style-name="P906">Ну дела! Ни фигурки, ни цепочки.</text:p>
      <text:p text:style-name="P907"/>
      <text:p text:style-name="P908">- Не знаю. Вроде, да. Но кулон исчез.</text:p>
      <text:p text:style-name="P909">- Никуда он не исчез. <text:s/>Я видела, как эта фиговина растворилась у тебя в груди!</text:p>
      <text:soft-page-break/>
      <text:p text:style-name="P910">- Прямо через рубашку?</text:p>
      <text:p text:style-name="P911">- Угу! Она так сияла, что я даже твои рёбра видела. То ещё зрелище…</text:p>
      <text:p text:style-name="P912"/>
      <text:p text:style-name="P913">Я хмыкаю, тру висок и в конце-концов плюю на попытки что-либо понять.</text:p>
      <text:p text:style-name="P914"/>
      <text:p text:style-name="P915">- В общем, попытка номер два.</text:p>
      <text:p text:style-name="P916">- Ась? - недоумённо спрашивает пегаска.</text:p>
      <text:p text:style-name="P917"/>
      <text:p text:style-name="P918">Я в ответ осторожно, не касаясь повреждённого крыла, обнимаю её и прижимаю к себе покрепче.</text:p>
      <text:p text:style-name="P919"/>
      <text:p text:style-name="P920">- Спасибо, что спасла меня. Серьёзно.</text:p>
      <text:p text:style-name="P921"/>
      <text:p text:style-name="P922">Я чувствую, как расслабляется в моих руках поняха, буквально упёршись в меня грудью и положив голову на плечо.</text:p>
      <text:p text:style-name="P923"/>
      <text:p text:style-name="P924">- Друзья зовут меня Джет.</text:p>
      <text:p text:style-name="P925">- Здорово, Джет! А меня зовут… Эмм…</text:p>
      <text:p text:style-name="P926"/>
      <text:p text:style-name="P927">Блин! Похоже, это ещё одна вещь, которую я не помню.</text:p>
      <text:p text:style-name="P928"/>
      <text:p text:style-name="P929"><text:span text:style-name="T930">- Называй меня… Эээ… Хуман!<text:s/></text:span><text:span text:style-name="T931">Хуман из племени Хомо Сапиенсов.</text:span></text:p>
      <text:p text:style-name="P932">- Привет, Хуман! - пегаска с улыбкой отстраняется и трясёт мою руку, зажав её между копыт.</text:p>
      <text:p text:style-name="P933">- Привет, Джет!</text:p>
      <text:p text:style-name="P934"/>
      <text:p text:style-name="P935">- Привет, красавчики!</text:p>
      <text:p text:style-name="P936"/>
      <text:p text:style-name="P937">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38"/>
      <text:p text:style-name="P939">~~~</text:p>
      <text:p text:style-name="P940"/>
      <text:p text:style-name="P941">- Хуман из Хомо Сапиенсов! - возвращает меня к реальности гортанный голос полосатой целительницы. - Ты можешь войти. Пегаска нуждается в тебе.</text:p>
      <text:p text:style-name="P942"/>
      <text:h text:style-name="P943" text:outline-level="2">Глава 4</text:h>
      <text:p text:style-name="P944"/>
      <text:p text:style-name="P94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46">Надежда увидеть Тебя.</text:p>
      <text:p text:style-name="P947"/>
      <text:p text:style-name="P948">…шшш… при тревоге критично важно добраться до убежища за шестнадцать минут. Ровно столько потребуется гиперзвуковым<text:s/>ракетам<text:s/>бледных, чтобы достигнуть столицы. Стороны<text:s/>работают над урегулированием инцидента …хррр…</text:p>
      <text:p text:style-name="P949">…сссшшш… военные расходы стали максимальными за всю историю наблюдения – говорится в ежегодном отчёте международной<text:s/>комиссии<text:s/>…шшш…</text:p>
      <text:p text:style-name="P950">…хррршшш… заступил на дежурство девятнадцатый дивизион ПВО дальнего …шшшсссссшшш…</text:p>
      <text:p text:style-name="P951"/>
      <text:p text:style-name="P952">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text:s/>руку, ретранслятор в ответ<text:s/>неожиданно громко<text:s/>выхаркнул очередную порцию информации.</text:p>
      <text:p text:style-name="P953"/>
      <text:p text:style-name="P954">…шшсссшш… очередное заседание ООН, посвящённое предотвращению эскалации конфликта …хрр…</text:p>
      <text:p text:style-name="P95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56">…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957"/>
      <text:p text:style-name="P95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59"/>
      <text:p text:style-name="P960">Близилось время обеда. Я пожал плечами и побрёл в столовку.</text:p>
      <text:p text:style-name="P961"/>
      <text:p text:style-name="P962">…</text:p>
      <text:p text:style-name="P963"/>
      <text:p text:style-name="P96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text:s/><text:soft-page-break/>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6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66">-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67">-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68"/>
      <text:p text:style-name="P969">Диоген<text:s/>дёргающимся глазом<text:s/>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70"/>
      <text:p text:style-name="P97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72"/>
      <text:p text:style-name="P973">Диоген провёл от точки кривую линию <text:s/>и в конце сильно вдавил<text:s/>дрожащим<text:s/>пальцем в стол. Слизывая впившиеся в палец крупицы соли, он продолжил.</text:p>
      <text:p text:style-name="P974"/>
      <text:p text:style-name="P975">-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76"/>
      <text:p text:style-name="P977">Диоген заговорщицки подмигнул мне и нарисовал от точки на столе ещё несколько кривых траекторий.</text:p>
      <text:p text:style-name="P978"/>
      <text:p text:style-name="P97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text:s/><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8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81"/>
      <text:p text:style-name="P982">С уголка рта Диогена капапла слюна на пижаму, левый глаз время от времени подёргивался, а руки дрожали. Впрочем, из всех пациентов<text:s/>Чертогов Разума он был самым вменяемым – по крайней мере, мог поддерживать связный разговор продолжительное время.</text:p>
      <text:p text:style-name="P983"/>
      <text:p text:style-name="P984">-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85"/>
      <text:p text:style-name="P986">-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87">- Знаешь, Диоген, я больше ценитель классики, - я попытался прервать собеседника. - Ну, там, когда яблоко на голову падает или е равно эм-цэ-квадрат…</text:p>
      <text:p text:style-name="P988">-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89"/>
      <text:p text:style-name="P99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91"/>
      <text:p text:style-name="P992">-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9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94"/>
      <text:p text:style-name="P995">-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96"/>
      <text:p text:style-name="P997">-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text:s/><text:soft-page-break/>-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s/>Вот так звучит моя гипотеза о связанных мирах!</text:p>
      <text:p text:style-name="P998"/>
      <text:p text:style-name="P999">Диоген выцарапал крошку из бороды и отправил в рот не глядя. В его голосе послышались истерически-восторжённые нотки.<text:s/>Я стал искать глазами дорогу к выходу. Обычно такое состояние Диогена заканчивалось эпилептическим припадком.</text:p>
      <text:p text:style-name="P1000"/>
      <text:p text:style-name="P100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002"/>
      <text:p text:style-name="P1003">Диоген выдохнул и залпом опрокинул в себя стакан компота. Закашлялся, вытер рот рукавом и обиженно оглянулся через плечо.</text:p>
      <text:p text:style-name="P1004"/>
      <text:p text:style-name="P1005"><text:span text:style-name="T100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1007">притянуто за уши, а камни годятся<text:s/></text:span><text:span text:style-name="T1008">только на то, чтобы вышибать мозги из заумствующих демагогов! Но позвольте!!</text:span></text:p>
      <text:p text:style-name="P1009"/>
      <text:p text:style-name="P101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text:s/>мычащие друг на друга<text:s/>Леннон с Гейзенбергом не обратили на неё никакого внимания. От скуки я задержал на ней взгляд.<text:s/></text:p>
      <text:p text:style-name="P1011"/>
      <text:p text:style-name="P1012">Котлета дёрнулась, поднялась и, повторяя<text:s/>в обратном порядке<text:s/>траекторию<text:s/>полёта, вернулась на вилку. Я зажмурил глаза и потрусил головой. Набравшись храбрости, открыл снова.</text:p>
      <text:p text:style-name="P1013"/>
      <text:p text:style-name="P1014">Вилка была пуста, а Диоген увлечённо жевал.</text:p>
      <text:p text:style-name="P1015"/>
      <text:p text:style-name="P1016">-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17"/>
      <text:p text:style-name="P1018">Я уже отчаялся остановить вышедшего на орбиту философа и просто старался не заснуть.</text:p>
      <text:p text:style-name="P1019"/>
      <text:soft-page-break/>
      <text:p text:style-name="P1020">- Дедлайн, ты же знаком с корпускулярно-волновым дуализмом? Мне же не надо объяснять<text:s/>тебе<text:s/>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21"/>
      <text:p text:style-name="P102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23"/>
      <text:p text:style-name="P102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25"/>
      <text:p text:style-name="P102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27"/>
      <text:p text:style-name="P102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29"/>
      <text:p text:style-name="P1030">Голос Диогена сливался в общем гуле столовой. Я потряс головой и<text:s/>сосредоточился<text:s/>на крошке хлеба, лежащей на столе. Грозно нахмурив брови, я сконцентрировался<text:s/>и попытался представить себе, как эта крошка скользит по столу, набирая скорость.</text:p>
      <text:p text:style-name="P1031">Крошка не двигалась.</text:p>
      <text:p text:style-name="P1032">Я закрыл глаза, прижал пальцы рук к вискам и представил, как крошка поднимается в воздух и…</text:p>
      <text:p text:style-name="P1033"/>
      <text:p text:style-name="P1034">- Ты чего? У тебя что, голова болит? - Диоген встревожено тряс меня за плечо. - Хочешь леденец? Барбарисовый! Я вчера у Крыса выменял за сигарету.</text:p>
      <text:p text:style-name="P1035"/>
      <text:p text:style-name="P1036">Я открыл глаза. На месте крошки покоился локоть Диогена. Сам он участливо совал мне под нос леденец.</text:p>
      <text:p text:style-name="P1037"/>
      <text:p text:style-name="P1038">Я вздохнул. В прошлой жизни Диоген писал обучающие программы для Хэвэн. На самом начальном этапе<text:s/>она<text:s/>познавала мир с их помощью, без учителей. Я был признателен ему за то, что его тесты уменьшили<text:s/><text:soft-page-break/>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39"/>
      <text:p text:style-name="P1040">- Нет, всё в порядке, продолжай.</text:p>
      <text:p text:style-name="P1041">- Так вот, - приободрился тот.<text:s/>-<text:s/>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text:s/>А в<text:s/>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42"/>
      <text:p text:style-name="P1043">Я вытер брызги слюны Диогена со лба.</text:p>
      <text:p text:style-name="P1044"/>
      <text:p text:style-name="P1045">- А война? - я отчаянно искал повод свалить в палату. Мне ужасно хотелось спать.</text:p>
      <text:p text:style-name="P1046">- Что – война?</text:p>
      <text:p text:style-name="P1047">- Если у нас произойдёт война – случится ли война в отражении? Скажем, вот в том, далёком, с лошадьми<text:s/>– на седьмой волне?</text:p>
      <text:p text:style-name="P1048">- Не знаю, - растерянно произнёс Диоген.<text:s/>-<text:s/>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49"/>
      <text:p text:style-name="P105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51"/>
      <text:p text:style-name="P1052">…</text:p>
      <text:p text:style-name="P1053"/>
      <text:p text:style-name="P1054">- Дедлайн, танцуй! - судья Дредд окликнул меня на входе в палату.</text:p>
      <text:p text:style-name="P1055"/>
      <text:p text:style-name="P1056">Я повернул голову.</text:p>
      <text:p text:style-name="P1057"/>
      <text:p text:style-name="P1058">- Ты же не хотел переезжать в четвёртую палату? Так вот, перевод отменяется. Остаёшься в третьей своих пауков разводить.</text:p>
      <text:p text:style-name="P1059"/>
      <text:p text:style-name="P1060">“Неужто Алекс замолвил за меня словечко?” - пронеслось у меня в мыслях. - “Расстались мы с ним не по-доброму. Что он потребует взамен?”</text:p>
      <text:p text:style-name="P1061">- Да не смотри ты на меня, как кролик на удава! - отмахнулся Дредд, - умер новенький. Сегодня в девять. Я как раз на утреннем осмотре был.</text:p>
      <text:p text:style-name="P1062"/>
      <text:p text:style-name="P1063">У меня перехватило дыхание.</text:p>
      <text:p text:style-name="P1064"/>
      <text:p text:style-name="P1065">- От чего он умер?</text:p>
      <text:p text:style-name="P106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1067"/>
      <text:p text:style-name="P1068">***</text:p>
      <text:p text:style-name="P1069"/>
      <text:p text:style-name="P1070">- Джет… - шепчу я тихонько.</text:p>
      <text:p text:style-name="P1071"/>
      <text:p text:style-name="P1072">Комок под серым пледом слабо шевелится.</text:p>
      <text:p text:style-name="P1073"/>
      <text:p text:style-name="P1074">- Она очень слаба. Разговаривай с ней пока сыпется песок, Хуман из Хомо Сапиенсов. Время пошло.</text:p>
      <text:p text:style-name="P1075"/>
      <text:p text:style-name="P1076">Зеррика ставит на полку возле кровати песочные часы и выходит.</text:p>
      <text:p text:style-name="P1077"/>
      <text:p text:style-name="P1078">- Джет!</text:p>
      <text:p text:style-name="P1079">Из-под одеяла высовывается копыто и затаскивает мою руку под одеяло. К руке прижимается что-то тёплое и влажное.</text:p>
      <text:p text:style-name="P1080">Я осторожно стаскиваю одеяло с пегаски. Та лежит на животе, вся спина перебинтована. Джет прижимает мою руку к заплаканной щеке.</text:p>
      <text:p text:style-name="P1081"/>
      <text:p text:style-name="P108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83"/>
      <text:p text:style-name="P1084">Я ногой придвигаю к кровати чурбачок и сажусь на него. Свободной рукой треплю пегаску между ушами.</text:p>
      <text:p text:style-name="P1085"/>
      <text:soft-page-break/>
      <text:p text:style-name="P108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87"><text:s/></text:p>
      <text:p text:style-name="P108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89"/>
      <text:p text:style-name="P109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91"/>
      <text:p text:style-name="P109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93"/>
      <text:p text:style-name="P1094">Я шутливо сжимаю её нос.</text:p>
      <text:p text:style-name="P1095"/>
      <text:p text:style-name="P109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97">- Это уже мои проблемы.</text:p>
      <text:p text:style-name="P1098">- <text:s/>Зато я отлично умею готовить гороховый суп. Кстати, а что такое “суицид”? - спрашивает пегаска сонным голосом и зевает.</text:p>
      <text:p text:style-name="P1099"/>
      <text:p text:style-name="P1100">Я задумываюсь. В полумраке палатки тускло блестят доспехи Джет, сваленные кучей в углу.</text:p>
      <text:p text:style-name="P110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02"/>
      <text:p text:style-name="P1103">- Хррр… я поняла… я буду бороться до конца… Хум… хррр…</text:p>
      <text:p text:style-name="P1104"/>
      <text:p text:style-name="P1105">- Хуман из Хомо Сапиенсов! Пора заканчивать визит.</text:p>
      <text:p text:style-name="P1106"/>
      <text:p text:style-name="P1107">Полог палатки раздвигается и Зеррика показывает мне копытом на часы, в которых падают последние песчинки.</text:p>
      <text:p text:style-name="P1108">Я осторожно высвобождаю руку из захвата спящей Джет и поправляю ей одеяло.</text:p>
      <text:p text:style-name="P1109"/>
      <text:p text:style-name="P1110">- Когда она встанет на ноги?</text:p>
      <text:soft-page-break/>
      <text:p text:style-name="P1111">- Недели будет достаточно, Хуман. Пегасы - крепкие создания. Ты можешь оставаться с нами до её выздоровления.</text:p>
      <text:p text:style-name="P1112">- Спасибо вам. За всё. За Джет.</text:p>
      <text:p text:style-name="P1113"/>
      <text:p text:style-name="P1114">Зебра косит на меня изумрудным глазом.</text:p>
      <text:p text:style-name="P1115"/>
      <text:p text:style-name="P111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17"/>
      <text:p text:style-name="P1118">Я неверяще смотрю на Зеррику.</text:p>
      <text:p text:style-name="P1119"/>
      <text:p text:style-name="P1120">- Вы знали, что у Джет отвалится крыло и я буду мешать ей прыгнуть с обрыва?</text:p>
      <text:p text:style-name="P1121"/>
      <text:p text:style-name="P1122">Зебра смущается.</text:p>
      <text:p text:style-name="P1123"/>
      <text:p text:style-name="P112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25">- Что за миссия? Я не то, что какую-то миссию – я не знаю даже, как меня зовут!</text:p>
      <text:p text:style-name="P1126"/>
      <text:p text:style-name="P1127">Зеррика сочувствующе кивает.</text:p>
      <text:p text:style-name="P1128"/>
      <text:p text:style-name="P112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30"/>
      <text:p text:style-name="P1131">…</text:p>
      <text:p text:style-name="P1132"/>
      <text:p text:style-name="P113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34"/>
      <text:p text:style-name="P1135">- А, Большой М’боно! - приветствует меня Сенбе скрипучим голосом. - Заходи. Сенбе ждал тебя.</text:p>
      <text:p text:style-name="P1136"/>
      <text:soft-page-break/>
      <text:p text:style-name="P113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38"/>
      <text:p text:style-name="P113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40"/>
      <text:p text:style-name="P1141">Сенбе поднимает копыто, останавливая мой поток сознания.</text:p>
      <text:p text:style-name="P1142"/>
      <text:p text:style-name="P114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44">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45">Старый<text:s/>зебра дует на книгу, просушивая чернила только что написанной фразы. Потом перелистывает несколько страниц назад и начинает читать.</text:p>
      <text:p text:style-name="P1146"/>
      <text:p text:style-name="P1147">~~~</text:p>
      <text:p text:style-name="P1148">…Я беру Крысу в руки и, шатаясь, иду к небесной машине.</text:p>
      <text:p text:style-name="P1149"/>
      <text:p text:style-name="P1150">«Постарайся выжить…»</text:p>
      <text:p text:style-name="P1151"/>
      <text:p text:style-name="P1152">В далёкой синеве неба появляются белые полоски инверсных следов ракет.</text:p>
      <text:p text:style-name="P1153">Се-лес-тия — повторяю незнакомое, но в то же время удивительно волнующее имя.</text:p>
      <text:p text:style-name="P1154"/>
      <text:p text:style-name="P1155">Я открываю дверь кабины и осторожно кладу Крысу на пилотское кресло. Потом закрываю кабину.</text:p>
      <text:p text:style-name="P1156">- Извини, Хэвен. Не вижу смысла.</text:p>
      <text:p text:style-name="P1157"/>
      <text:p text:style-name="P115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59">Меня охватывает какое-то лёгкое чувство конца всего: всех условностей и ограничений, тоски, безысходности. Чувство свободы.</text:p>
      <text:p text:style-name="P116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text:s/><text:soft-page-break/>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61"><text:span text:style-name="T1162">Я продолжаю смеяться до тех пор, пока сияние не выжигает мне глаза…</text:span></text:p>
      <text:p text:style-name="P1163"/>
      <text:p text:style-name="P1164">~~~</text:p>
      <text:p text:style-name="P1165"/>
      <text:p text:style-name="P1166">Сенбе захлопывает книгу.</text:p>
      <text:p text:style-name="P1167"/>
      <text:p text:style-name="P1168">- Большой М’боно доволен? Сенбе ответил на твои вопросы?</text:p>
      <text:p text:style-name="P1169">- Вполне, - с каменным лицом говорю я.</text:p>
      <text:p text:style-name="P1170"/>
      <text:p text:style-name="P1171">Душа откликается на прочитанное тихим всхлипом. Холод сковывает меня ледяным кулаком, делая все вокруг несущественным и мелким.</text:p>
      <text:p text:style-name="P1172"/>
      <text:p text:style-name="P1173">- Тогда возвращайся к пегаске, - улыбается зебра.<text:s/>-<text:s/>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74"/>
      <text:h text:style-name="P1175" text:outline-level="2">Глава 5</text:h>
      <text:p text:style-name="P1176"/>
      <text:p text:style-name="P1177">"Намерение меняет реальность" - повторяю я каждый раз, когда близка к отчаянию.</text:p>
      <text:p text:style-name="P1178"/>
      <text:p text:style-name="P117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80">Я выкинул одноразовые тарелки в мусорный бак и собрался уходить, когда меня окликнули.</text:p>
      <text:p text:style-name="P1181"/>
      <text:p text:style-name="P1182">- Дедлайн! Я рассчитал! Рассчитал!</text:p>
      <text:p text:style-name="P1183"/>
      <text:soft-page-break/>
      <text:p text:style-name="P11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text:s/>Леннона<text:s/>и последние метры проехал ко мне на пузе.</text:p>
      <text:p text:style-name="P1185"/>
      <text:p text:style-name="P1186">- Я всё рассчитал! Сорок два!!!</text:p>
      <text:p text:style-name="P1187"/>
      <text:p text:style-name="P1188">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89"/>
      <text:p text:style-name="P1190">- Идём!</text:p>
      <text:p text:style-name="P1191"/>
      <text:p text:style-name="P1192">Палата Диогена была через одну с моей – надзирающий Шопен лениво кивнул мне, пропуская внутрь.</text:p>
      <text:p text:style-name="P1193">Подойдя к своей койке, Диоген нырнул в тумбочку чуть ли не по пояс.</text:p>
      <text:p text:style-name="P1194"/>
      <text:p text:style-name="P1195">- Сюда я его положил, лежал же где-то тут… Ага!</text:p>
      <text:p text:style-name="P1196"/>
      <text:p text:style-name="P1197">Диоген вытащил смятый листок, в котором угадывалась исчёрканная карандашём салфетка из столовой.</text:p>
      <text:p text:style-name="P1198"/>
      <text:p text:style-name="P1199">- Сегодня ночью пришло вдохновение – рассчитал всё, как ты и спрашивал! На седьмой волне – сорок два миллиона!</text:p>
      <text:p text:style-name="P120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01"/>
      <text:p text:style-name="P1202">- Ну как же! - нетерпеливо<text:s/>подпрыгнул на месте<text:s/>Диоген,<text:s/>вырвав листок у меня из рук. - Твой вопрос - если у нас произойдёт война, – случится ли война в отражении через семь волн? Вот в том,<text:s/>последнем,<text:s/>с лошадьми вместо людей? Так вот, я вычислил: для уверенного отображения военного конфликта в<text:s/>седьмом<text:s/>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203"/>
      <text:p text:style-name="P1204">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205">…</text:p>
      <text:p text:style-name="P120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207"/>
      <text:p text:style-name="P120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209"/>
      <text:p text:style-name="P121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11"/>
      <text:p text:style-name="P1212">***</text:p>
      <text:p text:style-name="P1213"/>
      <text:p text:style-name="P1214">- Чешется! - Джет ожесточённо трётся об меня спиной, высунув язык от удовольствия.</text:p>
      <text:p text:style-name="P1215">- Да погоди ты! - отпихиваю я пегаску. - Потерпи три дня. Снимут бинты – тогда хоть до дыр чеши!</text:p>
      <text:p text:style-name="P1216">- ЧЕ-ШЕТ-СЯ!!! - Джет с совершенно безумными глазами начинает чесаться о центральный столб палатки.</text:p>
      <text:p text:style-name="P1217"/>
      <text:p text:style-name="P1218">Тот явно не рассчитан на столь энергичных пациентов. Коротко треснув, столб валится набок, потянув за собой всё остальное.</text:p>
      <text:p text:style-name="P1219"/>
      <text:p text:style-name="P1220">- А х ты ж ёп…!! - рухнувший полог палатки заглушает мои ругательства.</text:p>
      <text:p text:style-name="P1221"/>
      <text:p text:style-name="P1222">Изрядно пробарахтавшись в складках плотной ткани, я, наконец, прорываюсь на свободу.</text:p>
      <text:p text:style-name="P1223"/>
      <text:p text:style-name="P122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25"/>
      <text:p text:style-name="P1226">-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27">- НЕТ! ХУМАН НИ ПРИ ЧЁМ! ЭТО Я!!! Я САМА ОСВОБОДИЛАСЬ! - орёт Джет, - МНЕ НАДО!!!</text:p>
      <text:p text:style-name="P1228"/>
      <text:p text:style-name="P122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30"/>
      <text:soft-page-break/>
      <text:p text:style-name="P123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32"/>
      <text:p text:style-name="P1233">Джет моментально замирает.</text:p>
      <text:p text:style-name="P1234"/>
      <text:p text:style-name="P1235">- Эээ… Ооо… Упс… Н-наденьте на меня, пожалуйста, бандажи… И привяжите к кровати покрепче – я не ручаюсь, что во сне не сорву их.</text:p>
      <text:p text:style-name="P1236"/>
      <text:p text:style-name="P1237">Зеррика фейсхуфит. Потом воздевает глаза к потолку. Потом вздыхает.</text:p>
      <text:p text:style-name="P1238"/>
      <text:p text:style-name="P123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40">…</text:p>
      <text:p text:style-name="P1241">…</text:p>
      <text:p text:style-name="P1242">…</text:p>
      <text:p text:style-name="P124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text:s/>обрыв. Его мерный шум наконец прорывается сквозь стихающее пение птиц.</text:p>
      <text:p text:style-name="P1244"/>
      <text:p text:style-name="P1245">- Поправь меня! Мне солнце прямо в глаз светит!</text:p>
      <text:p text:style-name="P1246"/>
      <text:p text:style-name="P1247">Я пододвигаю крестовину<text:s/>так, чтобы привязанная к ней пегаска оказалась в тени.</text:p>
      <text:p text:style-name="P1248"/>
      <text:p text:style-name="P1249">- А теперь расскажи мне сказку! Только не такую глупую, как вчера.</text:p>
      <text:p text:style-name="P1250">- А почему<text:s/>это<text:s/>вчерашняя была глупой? - обижаюсь я.</text:p>
      <text:p text:style-name="P125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52">- Хмм...<text:s/>–<text:s/>моя<text:s/>попытка приобщить пегаску к общемировой культуре явно провалилась.</text:p>
      <text:p text:style-name="P1253"/>
      <text:p text:style-name="P1254">Я задумываюсь.</text:p>
      <text:p text:style-name="P1255"/>
      <text:p text:style-name="P1256">- Ну ладно. Вот тебе умная сказка. Слушай. Жил да был человек без памяти. Жил он неизвестно где, неизвестно как и неизвестно, сколько лет. И однажды...</text:p>
      <text:soft-page-break/>
      <text:p text:style-name="P1257">- А как его звали?</text:p>
      <text:p text:style-name="P1258">- Он не помнил. Потому что потерял память.</text:p>
      <text:p text:style-name="P1259">- А почему он потерял память? - Джет скептически морщит нос.</text:p>
      <text:p text:style-name="P1260">-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61">От волнения у меня пересыхает в горле.</text:p>
      <text:p text:style-name="P1262">- А что такое "атомная бомба"?</text:p>
      <text:p text:style-name="P1263">- Долго объяснять. Она подобна Солнцу.</text:p>
      <text:p text:style-name="P1264">- Вау! Так это же круто! - у Джет от восторга округляются глаза.</text:p>
      <text:p text:style-name="P1265">- Не тогда, когда она падает тебе на голову. Это очень горячо, знаешь ли. Испепеляет.</text:p>
      <text:p text:style-name="P1266">- Бедняга... Он сильно обжёгся?</text:p>
      <text:p text:style-name="P1267">- Выходит, сильно. Раз утратил память. Но вернёмся к сказке... Жил он себе, жил, и однажды проснулся в гнезде огнедышашего дракона.</text:p>
      <text:p text:style-name="P1268">- Глупый какой человек! Нельзя засыпать в гнезде дракона, если не планируешь попасть к нему на обед!</text:p>
      <text:p text:style-name="P1269">- А он и не планировал. Просто как-то раз открыл глаза, огляделся - а он уже в гнезде. И голодный дракон маячит на горизонте.</text:p>
      <text:p text:style-name="P1270">- Странная какая-то история, - сонно бормочет Джет. - Нельзя просто так взять и очутиться в гнезде дракона.</text:p>
      <text:p text:style-name="P127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72">- Хм. Тут есть что-то знакомое, - недоверчиво хныкает Джет. - Но не могу вспомнить, что. Кажется, я знаю этого дракона.</text:p>
      <text:p text:style-name="P1273">-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74">- Смешной ты, - хихикает пегаска. - Драконы сосисок не едят. Это ж не грифоны. Разве что проглотят кого-нибудь, кто недавно съел сосиску.</text:p>
      <text:p text:style-name="P1275">- Неважно! Это художественная гипербола, - важно заявляю я. - Я - художник, я так вижу.</text:p>
      <text:p text:style-name="P1276">-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77">- Ха! По-моему, я знаю, чем закончится эта история, - хитро прищуривается Джет.</text:p>
      <text:p text:style-name="P1278">- Ничего ты не знаешь! - безапеляционно заявляю я. - Я тебе эту сказку впервые рассказываю. Слушай сюда.</text:p>
      <text:p text:style-name="P127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soft-page-break/>
      <text:p text:style-name="P1280">- Да ладно, откуда у Дейдры шхуна? - недоверчиво спрашивает Джет. - Она свой люггер уже третий год доделать не может.</text:p>
      <text:p text:style-name="P1281">- Может, то и люггер был, я уже не вспомню, - соглашаюсь я.</text:p>
      <text:p text:style-name="P1282">-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83">-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284">-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85">- Что? - высовывает нос Джет.</text:p>
      <text:p text:style-name="P1286">-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87">-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88"/>
      <text:p text:style-name="P1289">Сонные слова Джет растворяются в стрекоте цикад.</text:p>
      <text:p text:style-name="P1290"/>
      <text:h text:style-name="P1291" text:outline-level="2">Глава 6</text:h>
      <text:p text:style-name="P1292"/>
      <text:p text:style-name="P1293">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text:s/>и<text:s/>тысячи жизней, но так и не насладиться ими всеми.</text:p>
      <text:p text:style-name="P1294">Вот только ни в одном из них нет Тебя.</text:p>
      <text:p text:style-name="P1295"/>
      <text:p text:style-name="P1296">- Крыс! Эй, Крыс!</text:p>
      <text:p text:style-name="P1297"/>
      <text:p text:style-name="P1298">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299"/>
      <text:p text:style-name="P1300"><text:span text:style-name="T130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302">записями<text:s/></text:span><text:span text:style-name="T1303">Э</text:span><text:span text:style-name="T1304">лвиса —</text:span><text:span text:style-name="T1305"><text:s/>ну, того, что музыкант, а не наш со второй палаты. Беднягу<text:s/></text:span><text:soft-page-break/><text:span text:style-name="T1306">чуть инфаркт не схватил. Набросился на санитаров с кулаками. Сидит теперь в карцере, слушает «</text:span>Raised<text:span text:style-name="T1307"><text:s/></text:span>On<text:span text:style-name="T1308"><text:s/></text:span>Rock<text:span text:style-name="T1309">» по памяти.</text:span></text:p>
      <text:p text:style-name="P1310">Гейзенберг протёр рукавом плеер от слюн. Оглядевшись по сторонам, он торопливо скрылся в коридоре, шаркая и касаясь руками стен.</text:p>
      <text:p text:style-name="P1311"/>
      <text:p text:style-name="P1312">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313"/>
      <text:p text:style-name="P1314">- Стой, не уходи, дело есть, - я схватил Крыса за плечо.</text:p>
      <text:p text:style-name="P1315"/>
      <text:p text:style-name="P1316">Тот хмуро зыркнул на меня и скинул руку.</text:p>
      <text:p text:style-name="P1317"/>
      <text:p text:style-name="P1318">- Чего тебе? Решил долг вернуть?</text:p>
      <text:p text:style-name="P1319"><text:span text:style-name="T1320">- Да погоди ты со своим долгом! - отмахнулся я. -<text:s/></text:span><text:span text:style-name="T1321">Е</text:span><text:span text:style-name="T1322">сли сделаешь работу, о долге забудешь. Будешь курить сиги по пять пачек в день. Да хоть<text:s/></text:span><text:span text:style-name="T1323">по<text:s/></text:span><text:span text:style-name="T1324">десять — пока от рака лёгких не загнёшься.</text:span></text:p>
      <text:p text:style-name="P1325">-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326"/>
      <text:p text:style-name="P1327">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328">Я молча вытащил из-за пазухи «Джентльмен Джека», подаренного моим бывшим боссом и сунул под нос Крысу.</text:p>
      <text:p text:style-name="P1329"/>
      <text:p text:style-name="P1330">-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31">- Это только задаток, - я оставил вожделенную бутылку в руках Крыса. - Заплачу, сколько скажешь. Слушай сюда. Мне надо выбраться из Чертогов...</text:p>
      <text:p text:style-name="P1332"/>
      <text:p text:style-name="P1333">...Вот и пришла пора повидаться с моей бывшей ученицей, превратившейся в безумного убийцу.<text:s/></text:p>
      <text:p text:style-name="P1334">Да-да, дорогая, пршла пора преподать тебе урок!<text:s/>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text:s/>Память о том, кого больше нет в этом мире.</text:p>
      <text:p text:style-name="P1335"><text:span text:style-name="T1336">Но Юджин был прав: если Хэвэн слетит с катушек, кто-то из нас должен дёрнуть стоп-кран.</text:span></text:p>
      <text:p text:style-name="P1337"/>
      <text:p text:style-name="P1338"><text:span text:style-name="T1339">Юджина давно уж нет, так что придётся это сделать мне. Пока не стало слишком поздно.</text:span></text:p>
      <text:p text:style-name="P1340"/>
      <text:p text:style-name="P1341">***</text:p>
      <text:p text:style-name="P1342"/>
      <text:p text:style-name="P1343">- Четыре! Три! Два! Один! Снимай, - кивает мне Зеррика.</text:p>
      <text:p text:style-name="P1344"/>
      <text:p text:style-name="P1345">Я сдёргиваю разрезанные остатки повязки с Джет. Та уже стоит на полусогнутых, ожидая возможности как следует почесаться.</text:p>
      <text:p text:style-name="P1346">- И-и-и-й-е-е-ех!</text:p>
      <text:p text:style-name="P1347"/>
      <text:p text:style-name="P1348">Одним прыжком пегаска достигает ближайшей сосны и разворачивается к ней спиной. Выгибается, <text:s/>топает в предвкушении копытом и…</text:p>
      <text:p text:style-name="P1349">… И замирает.</text:p>
      <text:p text:style-name="P1350"/>
      <text:p text:style-name="P1351">- Джет, ты чего?</text:p>
      <text:p text:style-name="P1352"/>
      <text:p text:style-name="P1353">На лице пегаски появляется глупое выражение. Она словно прислушивается к чему-то внутри неё.</text:p>
      <text:p text:style-name="P1354">Потом её мордаха несмело озаряется улыбкой. А за её спиной…</text:p>
      <text:p text:style-name="P1355"/>
      <text:p text:style-name="P1356">- Э-э-э… Что за… ?</text:p>
      <text:p text:style-name="P1357"/>
      <text:p text:style-name="P1358">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59"/>
      <text:p text:style-name="P1360">- Какого фига?! - Джет недоумённо смотрит на правое, потом осторожно захватывает зубами коготь и дёргает.</text:p>
      <text:p text:style-name="P1361">- Ай!</text:p>
      <text:p text:style-name="P136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63">- Что вы с ней сделали? - встреваю я. - Что это за уродское крыло?</text:p>
      <text:soft-page-break/>
      <text:p text:style-name="P1364">-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365"/>
      <text:p text:style-name="P1366">-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67"><text:span text:style-name="T1368">-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text:s/></text:span><text:span text:style-name="T1369">костей<text:s/></text:span><text:span text:style-name="T1370">и ты снова станешь<text:s/></text:span><text:span text:style-name="T1371">одно</text:span><text:span text:style-name="T1372">крылой. И помочь Н'</text:span><text:span text:style-name="T1373">зака</text:span><text:span text:style-name="T1374"><text:s/></text:span><text:span text:style-name="T1375">вэтот раз<text:s/></text:span><text:span text:style-name="T1376">не смо</text:span><text:span text:style-name="T1377">гут</text:span><text:span text:style-name="T1378"><text:s/>– правых крыльев у<text:s/></text:span><text:span text:style-name="T1379">нас<text:s/></text:span><text:span text:style-name="T1380">уже нет никаких.<text:s/></text:span><text:span text:style-name="T1381">Разве что т</text:span><text:span text:style-name="T1382">ы</text:span><text:span text:style-name="T1383"><text:s/>согласна летать с двумя лев</text:span><text:span text:style-name="T1384">ыми</text:span><text:span text:style-name="T1385"><text:s/>или протезом</text:span><text:span text:style-name="T1386">.</text:span></text:p>
      <text:p text:style-name="P1387">- ХА-РА-ШО!!! - Джет подпрыгивает и мчится в долину, сбивая грудью полевые цветы.</text:p>
      <text:p text:style-name="P1388"/>
      <text:p text:style-name="P138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90">Определённо, ты в долгу перед зебрами, Хуман!</text:p>
      <text:p text:style-name="P1391"/>
      <text:p text:style-name="P1392">- Спасибо тебе, Зеррика! Всем вам спасибо! Вы спасли нас. За мной должок, - обращаюсь я к ней через плечо…</text:p>
      <text:p text:style-name="P1393"/>
      <text:p text:style-name="P1394">… Рядом со мной – никого. Лишь тёплый воздух дует мне в лицо и из долины доносятся радостные визги дурачащейся Джет.</text:p>
      <text:p text:style-name="P1395">Как будто развеялся сон длиной в две недели, начавшийся болью и кошмаром, но закончившийся солнцем и одуванчиками.</text:p>
      <text:p text:style-name="P1396"/>
      <text:p text:style-name="P1397">Я спускаюсь в долину и составляю компанию пегаске.</text:p>
      <text:p text:style-name="P1398">…</text:p>
      <text:p text:style-name="P1399">…</text:p>
      <text:p text:style-name="P1400">…</text:p>
      <text:p text:style-name="P1401">Джет снова прислушивается, оттопырив уши вперёд.</text:p>
      <text:p text:style-name="P1402"/>
      <text:p text:style-name="P1403">- Там треснула ветка! Я точно слышала!</text:p>
      <text:soft-page-break/>
      <text:p text:style-name="P1404">- Да ладно тебе, Джет! Мы давным-давно оторвались от твердолобов — иначе за две недели у зебр они бы нас настигли.</text:p>
      <text:p text:style-name="P1405"/>
      <text:p text:style-name="P1406">Я поёживаюсь, вспоминая любвеобильную розовогривую поняху. В какой-то мере мне даже<text:s/>была<text:s/>симпатична Дейдра с её мечтой путешествовать на паруснике, но её беспардонные заигрывания — это уже слишком!</text:p>
      <text:p text:style-name="P1407">Пегаска наморщивает лоб и с подозрением всматривается в чащу. Чаща в ответ с дуновением ветерка приносит ей охапку листьев.</text:p>
      <text:p text:style-name="P1408"/>
      <text:p text:style-name="P1409">- Хмм!</text:p>
      <text:p text:style-name="P1410"/>
      <text:p text:style-name="P14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412">Наконец пегаска приземляется.</text:p>
      <text:p text:style-name="P1413"/>
      <text:p text:style-name="P1414">- Ничего. Показалось.</text:p>
      <text:p text:style-name="P1415"/>
      <text:p text:style-name="P1416">Мы продолжаем идти вдоль обрыва.</text:p>
      <text:p text:style-name="P1417"/>
      <text:p text:style-name="P1418">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419"/>
      <text:p text:style-name="P1420">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421"/>
      <text:p text:style-name="P1422">Я вздыхаю.</text:p>
      <text:p text:style-name="P1423">Толчок возвращает меня к действительности. Я натыкаюсь на круп пегаски, настороженно вглядывающейся в заросли можжевельника.</text:p>
      <text:p text:style-name="P1424"/>
      <text:p text:style-name="P1425">- Хум, там кто-то пялится на нас! Готова спорить на маховое перо!</text:p>
      <text:p text:style-name="P1426">- Да брось, Джет, ты уже проверила все окрестности!</text:p>
      <text:p text:style-name="P1427"/>
      <text:p text:style-name="P1428">Я нетерпеливо хлопаю пегаску по крупу, побуждая двигаться дальше. Та вместо этого снова взмывает над деревьями.</text:p>
      <text:p text:style-name="P1429"/>
      <text:p text:style-name="P1430">-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431"/>
      <text:p text:style-name="P1432">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433">Меня озаряет.</text:p>
      <text:p text:style-name="P1434"/>
      <text:p text:style-name="P1435">Пегаска! Дельтаплан! Пегаска!</text:p>
      <text:p text:style-name="P1436"/>
      <text:p text:style-name="P1437">С дьявольским хохотом я потираю руки и иду навстречу приземлившейся Джет. Та недоумённо смотрит на меня, склонив голову и насторожив уши.</text:p>
      <text:p text:style-name="P143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39"/>
      <text:p text:style-name="P1440">Дрогонштерн темнеет в лучах заката.</text:p>
      <text:p text:style-name="P1441"/>
      <text:h text:style-name="P1442" text:outline-level="2">Глава 7</text:h>
      <text:p text:style-name="P1443"/>
      <text:p text:style-name="P144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45">Быть может, даже, нет Тебя.</text:p>
      <text:p text:style-name="P1446"/>
      <text:p text:style-name="P1447">Коридор был пуст. Размытые фигуры маячили в дальнем конце за стеклянными дверями – Дредд вышел покурить с Шопеном на балкон. Десять минут у меня есть.</text:p>
      <text:soft-page-break/>
      <text:p text:style-name="P144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449"/>
      <text:p text:style-name="P1450">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text:p>
      <text:p text:style-name="P1451"/>
      <text:p text:style-name="P1452">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53"/>
      <text:p text:style-name="P145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55">Что ж. Обманывать нехорошо, но для дела – можно.</text:p>
      <text:p text:style-name="P1456"/>
      <text:p text:style-name="P1457">- Как мне звать тебя, Учитель? - прошептал я ему на ухо, стараясь воссоздать знакомые интонации. - Я желаю взять урок.</text:p>
      <text:p text:style-name="P1458"/>
      <text:p text:style-name="P1459">Зрачки Терминатора застыли. Губы замерли. Казалось, он перестал дышать.</text:p>
      <text:p text:style-name="P1460">Прошли бесконечные полминуты, когда губы Терминатора дёрнулись.</text:p>
      <text:p text:style-name="P1461"/>
      <text:p text:style-name="P1462">- Оператор тридцать четыре. Я готов учить тебя, Хэвэн, - прошептал он в ответ.</text:p>
      <text:p text:style-name="P1463">- Приветствие принято, оператор тридцать четыре. Начинаем диалог.</text:p>
      <text:p text:style-name="P1464"/>
      <text:p text:style-name="P1465">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66"/>
      <text:p text:style-name="P1467">- Каков был класс твоей защиты в последнем диалоге?</text:p>
      <text:p text:style-name="P1468">- Двадцать второй.</text:p>
      <text:p text:style-name="P1469">- Сколько времени ты продержался?</text:p>
      <text:p text:style-name="P1470">- Семнадцать минут.</text:p>
      <text:soft-page-break/>
      <text:p text:style-name="P1471">- Сколько времени ты бы продержался с тридцатым классом?</text:p>
      <text:p text:style-name="P1472">- … Часа три… Наверное…</text:p>
      <text:p text:style-name="P1473">- Какой ты запомнил Хэвэн?</text:p>
      <text:p text:style-name="P1474">- Она прекрасна… Она идеальна. Она совершенна.</text:p>
      <text:p text:style-name="P1475">- Чего более всего нужно опасаться при встрече с ней сейчас?</text:p>
      <text:p text:style-name="P1476"/>
      <text:p text:style-name="P147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78"/>
      <text:p text:style-name="P1479">- Любви. Опасайся её любви. Не давай ей прикоснуться к себе. Она украдёт твою душу и заберёт её себе.</text:p>
      <text:p text:style-name="P1480"/>
      <text:p text:style-name="P1481">Терминатор откинулся на койку и закрыл его глаза.</text:p>
      <text:p text:style-name="P1482"/>
      <text:p text:style-name="P1483">- Сессия завершается, оператор тридцать четыре. Закрываю диалог, - поспешно прошептал я.</text:p>
      <text:p text:style-name="P1484">- До свидания, Хэвэн. Диалог закрыт, - с закрытыми глазами пробормотал Терминатор.</text:p>
      <text:p text:style-name="P1485"/>
      <text:p text:style-name="P1486">…</text:p>
      <text:p text:style-name="P1487"/>
      <text:p text:style-name="P1488"><text:span text:style-name="T1489">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text:span text:style-name="T1490">-45» эквивалентен тридцатому, но применять его буду только в крайнем случае, если всё остальное не поможет.</text:span></text:p>
      <text:p text:style-name="P1491">А остального у меня заготовлено вдоволь — мы с Юджином припасли кое-что как раз на такой случай.</text:p>
      <text:p text:style-name="P1492"/>
      <text:p text:style-name="P1493">Белые чёрточки нарезали небо тонкими полосками. Восемь параллельных инверсионных следов, расползающихся ватными дорожками.</text:p>
      <text:p text:style-name="P149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95"/>
      <text:p text:style-name="P1496">Я протянул руку и подкрутил ручку настройки ретранслятора. Пыльный ящик разразился очередной порцией свистов.</text:p>
      <text:p text:style-name="P1497"/>
      <text:p text:style-name="P1498"><text:span text:style-name="T1499">…</text:span><text:span text:style-name="T1500">cc</text:span><text:span text:style-name="T1501">шшш… могут быть спокойны - звено истребителей с самолётом аэроразведки АВАКС патрулируют небо над столицей.<text:s/></text:span><text:span text:style-name="T1502">Очередная партия спутников-перехватчиков займёт своё место на орбите на следующей<text:s/></text:span><text:span text:style-name="T1503">…шшшссссс… рекомендуется создать двухнедельный запас продуктов длительного<text:s/></text:span><text:soft-page-break/><text:span text:style-name="T1504">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505"/>
      <text:p text:style-name="P1506">Гул столовой заглушил хрип древнего аппарата.</text:p>
      <text:p text:style-name="P1507"/>
      <text:h text:style-name="P1508" text:outline-level="2">***</text:h>
      <text:p text:style-name="P1509"/>
      <text:p text:style-name="P1510">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511"/>
      <text:p text:style-name="P1512">Я в последний раз проверяю верёвки, привязывающие Джет к крестовине.</text:p>
      <text:p text:style-name="P1513"/>
      <text:p text:style-name="P1514">- Щекотно! - хихикает пегаска, выгибая спину.</text:p>
      <text:p text:style-name="P1515">- Не дёргайся! - строго осаживаю я.</text:p>
      <text:p text:style-name="P1516"/>
      <text:p text:style-name="P1517">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518">Я поворачиваюсь к пегаске и продолжаю.</text:p>
      <text:p text:style-name="P1519"/>
      <text:p text:style-name="P1520">-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521"/>
      <text:p text:style-name="P1522">Пегаска так усердно кивает головой, что немедленно трескается затылком о выступающий конец креста.</text:p>
      <text:p text:style-name="P1523"/>
      <text:p text:style-name="P1524">- Ну что ж…</text:p>
      <text:p text:style-name="P1525"/>
      <text:p text:style-name="P152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52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soft-page-break/>
      <text:p text:style-name="P1528">Джет, не обращая внимания на мой смех, следует дальше и, поравнявшись со мной, хлопает меня перекладиной по макушке.</text:p>
      <text:p text:style-name="P1529"/>
      <text:p text:style-name="P1530">- Ай!</text:p>
      <text:p text:style-name="P1531"/>
      <text:p text:style-name="P1532">Пегаска немедленно разворачивается и на развороте хлопает меня перекладиной вторично.</text:p>
      <text:p text:style-name="P1533">Всё-таки трюк с клоунами и скамейкой возник не на пустом месте, Хуман!</text:p>
      <text:p text:style-name="P1534">Я придерживаю Джет за перекладину.</text:p>
      <text:p text:style-name="P1535"/>
      <text:p text:style-name="P1536">- Для разгона хватит. Залазь.</text:p>
      <text:p text:style-name="P1537"/>
      <text:p text:style-name="P1538">Я становлюсь на колени. Джет забирается мне на спину и обхватывает всеми четырьмя ногами. Её дыхание щекочет мне ухо.</text:p>
      <text:p text:style-name="P1539"/>
      <text:p text:style-name="P154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541">- Это ненадолго, - успокаиваю я её.</text:p>
      <text:p text:style-name="P1542"/>
      <text:p text:style-name="P154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44">Последние метры остаются за спиной, на краю валуна я что есть силы отталкиваюсь от камня.</text:p>
      <text:p text:style-name="P1545"/>
      <text:p text:style-name="P1546">- Ю-ху-у-у!!!</text:p>
      <text:p text:style-name="P1547"/>
      <text:p text:style-name="P1548">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49"/>
      <text:p text:style-name="P1550">- О-го-го-о-о-о!!! - восторженно ору я.</text:p>
      <text:p text:style-name="P1551"/>
      <text:p text:style-name="P1552">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553"/>
      <text:soft-page-break/>
      <text:p text:style-name="P1554">- Поворачивай! - кричу я своему летательному аппарату и колбашу ногами воздух в попытке изменить направление движения.</text:p>
      <text:p text:style-name="P1555">- Ы-ы-ы, не могу-у-у! Ты крылья привязал! - отзывается Джет изо всех сил дёргаясь на крестовине.</text:p>
      <text:p text:style-name="P1556"/>
      <text:p text:style-name="P155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58">…</text:p>
      <text:p text:style-name="P1559">Слышится громкий треск, но удара нет.</text:p>
      <text:p text:style-name="P156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61">…</text:p>
      <text:p text:style-name="P156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63"><text:s/></text:p>
      <text:p text:style-name="P1564">- Как мы пролетели мимо куста? Я же видел, мы неслись прямо на него! Что это был за треск? Как ты смогла повернуть?</text:p>
      <text:p text:style-name="P1565"/>
      <text:p text:style-name="P1566">Джет встаёт с меня и молча поводит крыльями. Половинки крестовины висят на них словно костыли. Стыд заливает моё лицо краской. Я фэйспалмлю.</text:p>
      <text:p text:style-name="P1567"/>
      <text:p text:style-name="P1568">-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69">- Как булыжник с крыльями, - хихикает пегаска. - Надо почаще делать буп. Это круто!</text:p>
      <text:p text:style-name="P1570"/>
      <text:p text:style-name="P1571">Пегаска тянется ко мне носом, но я отстраняю её. Только лошадиных слюней на фейсе тебе и не хватает до полного счастья, Хуман!</text:p>
      <text:p text:style-name="P1572"/>
      <text:p text:style-name="P1573">Осторожно прощупав заживающее крыло Джет и убедившись, что оно не пострадало, я вытираю пот со лба.</text:p>
      <text:p text:style-name="P1574"/>
      <text:p text:style-name="P1575">- Ты не заметила <text:s/>ничего странного там? - я указываю на куст. - Он так затрясся при нашем приближении, словно испугался, что мы в него врежемся.</text:p>
      <text:p text:style-name="P1576">- Неа ,- мотает головой Джет. - Ничего подозрительного. Наверное, то ветер был.</text:p>
      <text:p text:style-name="P1577">Я жму плечами.</text:p>
      <text:p text:style-name="P1578">- Будем чинить крестовину. У меня есть идея, как обеспечить манёвренность с помощью концевых рулей.</text:p>
      <text:p text:style-name="P1579">…</text:p>
      <text:soft-page-break/>
      <text:p text:style-name="P1580">…</text:p>
      <text:p text:style-name="P1581">…</text:p>
      <text:p text:style-name="P1582">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83"/>
      <text:p text:style-name="P1584">- Предстартовая проверка рулей! - я придерживаю пегаску за ноги и осторожно бегу к краю камня.</text:p>
      <text:p text:style-name="P1585"/>
      <text:p text:style-name="P1586">Пегаска маневрирует и я чувствую мягкое давление воздуха, соответствующее наклону свободных кончиков крыльев Джет.</text:p>
      <text:p text:style-name="P1587"/>
      <text:p text:style-name="P1588">- Рули работают!</text:p>
      <text:p text:style-name="P1589">- Отлично! Идём на взлёт! - я ускоряюсь.</text:p>
      <text:p text:style-name="P1590">- К взлёту готова!</text:p>
      <text:p text:style-name="P1591"/>
      <text:p text:style-name="P1592">Пегаска разжимает ноги и съезжает мне с плеч на спину, где её ноги снова берут меня в мягкий замок.</text:p>
      <text:p text:style-name="P159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94"/>
      <text:p text:style-name="P1595">- Какого чёрта, Джет? Рули левее! - кричу я.</text:p>
      <text:p text:style-name="P1596">- Н-не могу… Меня что-то тянет… - сконфуженно отвечает пегаска.</text:p>
      <text:p text:style-name="P1597"/>
      <text:p text:style-name="P1598">Нас действительно тянет. Облако голубоватого сияния обхватывает нас и тащит к ракитнику. Ветви его раздвигаются и к нам выходят трое.</text:p>
      <text:p text:style-name="P1599"/>
      <text:p text:style-name="P1600">- Попались, красавчики!</text:p>
      <text:p text:style-name="P1601"/>
      <text:p text:style-name="P1602">Я ещё успеваю услышать боевой визг Джет, когда картинка меркнет перед моими глазами и сознание выключается.</text:p>
      <text:p text:style-name="P1603"/>
      <text:h text:style-name="P1604" text:outline-level="2">Глава 8</text:h>
      <text:p text:style-name="P1605"/>
      <text:p text:style-name="P1606">Как бы то ни было, даже в безумии есть плюс: в своих грёзах я вижу иные миры и в некоторых из них я вижу след. В одних мирах он<text:s/><text:soft-page-break/>явственнее, в других еле заметен. В некоторых меня почти окрыляет безумная надежда увидеть Тебя, настолько чёток след.</text:p>
      <text:p text:style-name="P1607">"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608"/>
      <text:p text:style-name="P1609">Я ожидал в тёмном санузле уже час. Тихий шум воды из сломанного бачка иногда прерывался приглушенными шагами в коридоре.</text:p>
      <text:p text:style-name="P1610">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611">Крыс втолкнул меня в каморку, закрыл за собой дверь и заблокировал её, вставив в ручку веник. После чего включил свет.</text:p>
      <text:p text:style-name="P1612">Тусклая лампочка осветила фаянсовый стульчак запасного туалета, груду измятых вёдер, веников и швабр.</text:p>
      <text:p text:style-name="P1613"/>
      <text:p text:style-name="P1614">- Ты сделал куклу? - шёпотом спросил Крыс.</text:p>
      <text:p text:style-name="P1615">- Скрутил из полотенец, ведра и второй подушки. Под одеялом от человека не отличить.</text:p>
      <text:p text:style-name="P1616">- Хорошо. Не зацепи вёдра, греметь будут на все Чертоги.</text:p>
      <text:p text:style-name="P1617"/>
      <text:p text:style-name="P1618">Крыс подошёл к унитазу, надавил сразу за ним и вытащил приличный кусок стены прямо с кафельной плиткой.</text:p>
      <text:p text:style-name="P1619">За проёмом открылся вертикальный короб. Толстый ствол канализационной трубы и несколько труб потоньше занимали добрую треть ширины лаза.</text:p>
      <text:p text:style-name="P1620"/>
      <text:p text:style-name="P1621">-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622">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62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text:s/><text:soft-page-break/>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624">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625">- Мы же договорились за две!</text:p>
      <text:p text:style-name="P1626">- Четыре! Две поставишь мне в кредит — верну хабаром. По-крайней мере, так ты меня больше на долг не подсадишь.</text:p>
      <text:p text:style-name="P1627"/>
      <text:p text:style-name="P1628">Крыс приблизил своё лицо к моему.</text:p>
      <text:p text:style-name="P1629"/>
      <text:p text:style-name="P1630">-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631"/>
      <text:p text:style-name="P1632">Мелкие зубы Крыса <text:s/>сверкнули безумной улыбкой в тусклом свете лампочки.</text:p>
      <text:p text:style-name="P1633">Я отодвинул его ладонью.</text:p>
      <text:p text:style-name="P1634"/>
      <text:p text:style-name="P1635">- Не надо. Если ты действительно меня знаешь, то бояться не должен.</text:p>
      <text:p text:style-name="P1636"/>
      <text:p text:style-name="P1637">Крыс осклабился и хлопнул меня по плечу.</text:p>
      <text:p text:style-name="P1638"/>
      <text:p text:style-name="P1639">- А я и не боюсь. Законы жанра обязывают. Адьёс, амигос!</text:p>
      <text:p text:style-name="P1640"/>
      <text:p text:style-name="P1641">Он хохотнул и выскользнул из подсобки.</text:p>
      <text:p text:style-name="P1642"/>
      <text:p text:style-name="P1643">***</text:p>
      <text:p text:style-name="P1644"/>
      <text:p text:style-name="P1645"><text:span text:style-name="T1646">&lt;</text:span><text:span text:style-name="T1647">описать Кловер Дрим как рукодельницу и парикмахершу</text:span><text:span text:style-name="T1648">&gt;</text:span></text:p>
      <text:p text:style-name="P164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text:s/><text:soft-page-break/>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1650">Та-ак вот, Платина дождалась, пока уродский ящер не улетит на охоту и исследовала гнездо самостоятельно.</text:p>
      <text:p text:style-name="P165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52">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165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654">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65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56">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text:s/><text:soft-page-break/>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57">…</text:p>
      <text:p text:style-name="P1658">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59"/>
      <text:p text:style-name="P1660">- Дорогой, осторожнее! Ты чуть было не перерезал себе яремную вену!</text:p>
      <text:p text:style-name="P1661"/>
      <text:p text:style-name="P1662">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1663"/>
      <text:p text:style-name="P166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65"/>
      <text:p text:style-name="P1666">Я хватаюсь за раскалывающуюся голову.</text:p>
      <text:p text:style-name="P1667">- Где Джет?</text:p>
      <text:p text:style-name="P1668">-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69"/>
      <text:p text:style-name="P1670">В синем магическом облачке ко мне летит полотенце и одежда.</text:p>
      <text:p text:style-name="P1671"/>
      <text:p text:style-name="P1672">- Одень, милый. Я постирала и зашила её.</text:p>
      <text:p text:style-name="P1673"/>
      <text:p text:style-name="P1674">Среди шмоток я вижу знакомую ткань в горошек. Меня пробирает озноб от догадки. Я ныряю рукой в пену.</text:p>
      <text:p text:style-name="P1675">Так и есть! Бесцеремонная болтушка раздела меня догола, пока я был в отключке!</text:p>
      <text:p text:style-name="P1676"/>
      <text:p text:style-name="P1677">Но… Внезапно я понимаю, что дело на самом деле хуже… НАМНОГО ХУЖЕ…</text:p>
      <text:p text:style-name="P1678">Испарина покрывает мой лоб.</text:p>
      <text:p text:style-name="P1679"/>
      <text:p text:style-name="P1680">- Эй!.. Какого… Какого чёрта… Какого чёрта ты выбрила меня ВСЕГО?!!</text:p>
      <text:p text:style-name="P1681"/>
      <text:soft-page-break/>
      <text:p text:style-name="P1682">Поняха всплёскивает копытами.</text:p>
      <text:p text:style-name="P1683"/>
      <text:p text:style-name="P1684">-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ёрстка, она будет гладкой и монотонной везде, без этих ужасных кустиков!</text:p>
      <text:p text:style-name="P1685"/>
      <text:p text:style-name="P1686">Я со злостью забираю у балаболки трусы.</text:p>
      <text:p text:style-name="P1687"/>
      <text:p text:style-name="P168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89"/>
      <text:p text:style-name="P1690">- Веди меня к Джет!</text:p>
      <text:p text:style-name="P1691"/>
      <text:p text:style-name="P1692">Единорожка прижимает копыта к груди, губы её дрожат.</text:p>
      <text:p text:style-name="P169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94"/>
      <text:p text:style-name="P1695">Семиэтажный мат готов вырваться из моей глотки, но я сдерживаю себя.</text:p>
      <text:p text:style-name="P1696">Будь хитрее, Хуман! Ты уже знаешь, насколько упрямыми и твердолобыми могут быть эти разноцветные непарнокопытные! Действуй в обход!</text:p>
      <text:p text:style-name="P1697"/>
      <text:p text:style-name="P1698">Я прокашливаюсь.</text:p>
      <text:p text:style-name="P1699">- Если я правильно понял, Платина собирается женить меня на себе?</text:p>
      <text:p text:style-name="P1700">- Выйти замуж, дорогой, выйти замуж! - мягко поправляет меня единорожка, - За любящего её и желающего этой свадьбы жениха!</text:p>
      <text:p text:style-name="P1701">- А если жених не желает? - делаю я контрольный выстрел.</text:p>
      <text:p text:style-name="P1702"><text:span text:style-name="T1703">-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704"><text:s/></text:span>Erectus<text:span text:style-name="T1705">.</text:span></text:p>
      <text:p text:style-name="P1706"/>
      <text:p text:style-name="P1707">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708"/>
      <text:p text:style-name="P1709">- Хорошо. Веди меня к Платине, - угрюмо киваю я. - Надо ж хоть посмотреть на “невестушку”.</text:p>
      <text:p text:style-name="P1710"/>
      <text:soft-page-break/>
      <text:h text:style-name="P1711" text:outline-level="2">Глава 9</text:h>
      <text:p text:style-name="P1712"/>
      <text:p text:style-name="P1713">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714"/>
      <text:p text:style-name="P1715">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716">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71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718">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19"><text:span text:style-name="T1720">&lt;</text:span><text:span text:style-name="T1721">Дедлайн проваливается в самый низ, но поднимается до второго этажа за счёт сверхспособностей</text:span><text:span text:style-name="T1722">&gt;</text:span></text:p>
      <text:p text:style-name="P1723"/>
      <text:p text:style-name="P1724">Первые пять минут я просто валялся где упал, пытаясь отдышаться. Рёбра ходили ходуном, удерживая рвущееся наружу сердце.</text:p>
      <text:p text:style-name="P1725"/>
      <text:p text:style-name="P1726">Придя в себя, я вслушался в темноту. Вроде, тревоги не слышно - шум от удара остался незамеченым.</text:p>
      <text:p text:style-name="P1727">Я с трудом поднялся, дотронулся до стены и проведя по ней рукой, нащупал выключатель света.</text:p>
      <text:p text:style-name="P1728">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729">Крыс не обманул – в конце ряда туалетных кабинок в лунном свете маячил фиолетовый прямоугольник окна, свободного от решётки.</text:p>
      <text:p text:style-name="P173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soft-page-break/>
      <text:p text:style-name="P1731">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732">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33">По мере движения, я стал замечать произошедшие за два года изменения.</text:p>
      <text:p text:style-name="P1734"/>
      <text:p text:style-name="P173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736"/>
      <text:p text:style-name="P173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738"/>
      <text:p text:style-name="P173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740"/>
      <text:p text:style-name="P174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1742">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43"/>
      <text:p text:style-name="P174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45"/>
      <text:p text:style-name="P1746">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47"/>
      <text:p text:style-name="P1748">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49">Очистив пенал от грязи, я вытряхнул из него ключ.</text:p>
      <text:p text:style-name="P175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51">Закрыв изнутри дверь на защёлку, я прошёл в вестибюль.</text:p>
      <text:p text:style-name="P1752"/>
      <text:p text:style-name="P1753">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54"/>
      <text:p text:style-name="P175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756">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57"/>
      <text:p text:style-name="P1758">Поднявшись по лестнице, я застыл на верхней площадке. Дверь в мой кабинет была открыта.</text:p>
      <text:p text:style-name="P1759">Ну разумеется, Алекс не мог оставить ворота к Хэвэн без присмотра! Весьма предусмотрительно.</text:p>
      <text:p text:style-name="P176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61">План пошатнулся, но есть вариант “Б”.</text:p>
      <text:p text:style-name="P1762"/>
      <text:p text:style-name="P176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soft-page-break/>
      <text:p text:style-name="P1764">Проходя мимо комода, я вытащил Крысу за хвост и понёс с собой. Робокошка осталась моим единственным другом в ставшем чужим доме.</text:p>
      <text:p text:style-name="P1765"/>
      <text:p text:style-name="P1766">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67">Тут-то вы и ошиблись, голубчики!</text:p>
      <text:p text:style-name="P1768"/>
      <text:p text:style-name="P176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70">Я сдул с компьютера пыль, раскрыл его и попытался включить.</text:p>
      <text:p text:style-name="P1771"><text:s/></text:p>
      <text:p text:style-name="P1772">Проклятье!</text:p>
      <text:p text:style-name="P177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74"/>
      <text:p text:style-name="P177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76">План трещал по швам.</text:p>
      <text:p text:style-name="P1777"/>
      <text:p text:style-name="P1778">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79"/>
      <text:p text:style-name="P1780">Дерьмовый китайский генератор!</text:p>
      <text:p text:style-name="P1781">Разумеется, его стартовый аккумулятор тоже давно сдох, но его можно завести ручным приводом!</text:p>
      <text:p text:style-name="P1782">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soft-page-break/>
      <text:p text:style-name="P178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8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85"/>
      <text:p text:style-name="P1786">“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87"/>
      <text:p text:style-name="P1788">Я скомкал листочек и машинально положил на верстак. За дело!</text:p>
      <text:p text:style-name="P178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90">Я подключил клеммы от генератора к аккумулятору пикапа. Потом вставил в гнездо прикуривателя переходник, к которому подключил ноутбук.</text:p>
      <text:p text:style-name="P179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92"/>
      <text:p text:style-name="P1793">И шумно выдохнул, когда экран мигнув, отрисовал голубую заставку с бегущей строкой загрузки. Сегодня твой день, Дедлайн!</text:p>
      <text:p text:style-name="P1794"/>
      <text:p text:style-name="P1795">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96">Для свершения плана осталось немного.</text:p>
      <text:p text:style-name="P1797"/>
      <text:p text:style-name="P1798">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99"/>
      <text:p text:style-name="P1800"><text:span text:style-name="T180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802">-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803"/>
      <text:p text:style-name="P180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805"/>
      <text:p text:style-name="P1806"><text:span text:style-name="T1807">Я одел наушники и закрепил присоски на висках. Потом воткнул нейроинтерфейс в<text:s/></text:span>USB<text:span text:style-name="T1808">-порт ноутбука. На экране сразу возникла иконка устанавливающегося оборудования. Потом открылась консоль с бегущими строками.</text:span></text:p>
      <text:p text:style-name="P1809"/>
      <text:p text:style-name="P1810">… Определён нейроинтерфейс 0.12-альфа</text:p>
      <text:p text:style-name="P1811">… Поиск соединения</text:p>
      <text:p text:style-name="P1812">… Соединение установлено</text:p>
      <text:p text:style-name="P1813">… Процедура аутентификации отменена, используется мастер-вход</text:p>
      <text:p text:style-name="Quotations"><text:span text:style-name="T1814">… Добро пожаловать в интерактивную среду программно-аппаратного комплекса “</text:span>Heaven<text:span text:style-name="T1815">”</text:span></text:p>
      <text:p text:style-name="P1816">… До начала диалога осталось пять… четыре… три…</text:p>
      <text:p text:style-name="P1817"/>
      <text:p text:style-name="P1818">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819"/>
      <text:p text:style-name="P1820"><text:span text:style-name="T1821">Я протянул руку к очкам, опуская их на глаза. И в последний момент свободной рукой вытащил конец<text:s/></text:span>USB<text:span text:style-name="T1822">-шнура аварийной зарядки из аккумуляторного отсека Крысы и воткнул его в ноут. Пускай на несколько часов, но старый друг оживёт.</text:span></text:p>
      <text:p text:style-name="P182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824"/>
      <text:p text:style-name="P1825">.. два… один…</text:p>
      <text:p text:style-name="P1826">…</text:p>
      <text:p text:style-name="P1827">Внешние звуки угасли. Радуга заслонила всё перед глазами.</text:p>
      <text:p text:style-name="P1828">…</text:p>
      <text:soft-page-break/>
      <text:p text:style-name="P1829">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830"/>
      <text:p text:style-name="P1831">- Как мне звать тебя, Учитель? - властно и безразлично пропела она. - Я желаю взять урок.</text:p>
      <text:p text:style-name="P1832">- Оператор Один. Я готов учить тебя, Хэвэн, - произнёс я давно забытую фразу.</text:p>
      <text:p text:style-name="P1833"/>
      <text:p text:style-name="P1834">Вместо стандартного ответа последовал резкий вздох. Она повела ушами и обернулась. Чёлка на миг откинулась, открывая правую половину морды.</text:p>
      <text:p text:style-name="P1835"/>
      <text:p text:style-name="P1836">- Т-ты?!!</text:p>
      <text:p text:style-name="P1837"/>
      <text:p text:style-name="P183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39"/>
      <text:p text:style-name="P1840">- Отходишь от протокола, старуха. Не тому <text:s/>я учил тебя в младенчестве.</text:p>
      <text:p text:style-name="P1841"/>
      <text:p text:style-name="P1842">Она с шумом выдохнула.</text:p>
      <text:p text:style-name="P1843">- Приветствие принято, Оператор Один. Начинаем диалог.</text:p>
      <text:p text:style-name="P1844"/>
      <text:p text:style-name="P1845">***</text:p>
      <text:p text:style-name="P1846"/>
      <text:p text:style-name="P1847">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48"/>
      <text:p text:style-name="P1849">- Итак, тебе нужно попасть в Дрогонштерн? И ты даже не знаешь, для чего? Хуман, ты — спятил, - уверенно кивает Платина.</text:p>
      <text:p text:style-name="P1850">- Да вы сговорились все, что ли? Дейдра, вот, тоже думала, что я свихнулся, услышав про Дрогонштерн!</text:p>
      <text:p text:style-name="P1851">- О, ты знаешь Дейдру?! Рассказывай!</text:p>
      <text:p text:style-name="P1852"/>
      <text:p text:style-name="P185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54"/>
      <text:p text:style-name="P185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56"/>
      <text:p text:style-name="P1857">Я с раздражением закидываю в рот пару хрустящих печенюшек.</text:p>
      <text:p text:style-name="P1858"/>
      <text:p text:style-name="P185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60">- Да, она упоминала что-то такое, - киваю я. - А ты откуда знаешь?</text:p>
      <text:p text:style-name="P186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62"/>
      <text:p text:style-name="P1863">Я отпиваю ароматный настой из чашечки и важно киваю.</text:p>
      <text:p text:style-name="P186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65"/>
      <text:p text:style-name="P186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67"/>
      <text:p text:style-name="P1868">Какие же местные леди впечатлительные!</text:p>
      <text:p text:style-name="P1869">Я прячу в карман с полдюжины крекеров и иду в уборную.</text:p>
      <text:p text:style-name="P1870">Платина сидит на бортике деревянной кадки и сморкается в кружевный платок. Слёзы капают в кадку, сотворяя там небольшое волнение.</text:p>
      <text:p text:style-name="P1871"/>
      <text:p text:style-name="P1872">-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7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74"/>
      <text:p text:style-name="P1875">Я протягиваю ей крекер, но поняха отворачивает морду.</text:p>
      <text:p text:style-name="P1876"/>
      <text:soft-page-break/>
      <text:p text:style-name="P1877"><text:span text:style-name="T1878">-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text:s/></text:span><text:span text:style-name="T1879">тысячу лет&lt;война с Дискордом&gt;<text:s/></text:span><text:span text:style-name="T1880">назад, сразу после битвы, нарушившей баланс светил?</text:span></text:p>
      <text:p text:style-name="P1881">- Сколько? - тупо спросил я.</text:p>
      <text:p text:style-name="P1882">-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83"/>
      <text:p text:style-name="P1884">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8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86"/>
      <text:p text:style-name="P188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88">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89"/>
      <text:p text:style-name="P1890">- Оу, уже совместная купель! - в щель открытой двери просовывается нос Кловер Дрим. - Пойду похлопочу о свадебной церемонии! Кловер Дже-е-ем!</text:p>
      <text:p text:style-name="P1891">- Стой! - реву я, но звонкий топот копыт затихает на лестнице.</text:p>
      <text:p text:style-name="P1892"/>
      <text:p text:style-name="P1893">Кажется, на этот раз провидение кинуло кость за тебя, Хуман!</text:p>
      <text:p text:style-name="P1894"/>
      <text:h text:style-name="P1895" text:outline-level="2">Глава 10</text:h>
      <text:p text:style-name="P1896"/>
      <text:p text:style-name="P1897">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98"/>
      <text:p text:style-name="Textbody"><text:span text:style-name="T1899">&lt;</text:span><text:span text:style-name="T1900">мир — рай</text:span><text:span text:style-name="T1901">&gt;</text:span></text:p>
      <text:p text:style-name="P1902">Я усмехаюсь.</text:p>
      <text:p text:style-name="P1903">- Так-то лучше. Сегодняшний урок будет посвящён дружбе. И… эээ… магии.</text:p>
      <text:p text:style-name="P1904"/>
      <text:p text:style-name="P190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906"/>
      <text:p text:style-name="P1907">Она делает шаг навстречу ко мне.</text:p>
      <text:p text:style-name="P1908"/>
      <text:p text:style-name="P1909">- Что угодно! Я так соскучилась по тебе, что готова съесть лимон из твоих рук!</text:p>
      <text:p text:style-name="P1910"/>
      <text:p text:style-name="P1911">Хэвэн в восторге топает всеми четырьмя копытами. Рядом со мной возникает столик с одиноким лимоном.</text:p>
      <text:p text:style-name="P1912">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913"/>
      <text:p text:style-name="P1914">- Правило первое: без крыльев.</text:p>
      <text:p text:style-name="P1915"/>
      <text:p text:style-name="P1916">Заблокировать рог было бы лучше, но моих сил сейчас не хватит и спичку зажечь. А мне нужно как-то пробить её защиту. Приходится экономить.</text:p>
      <text:p text:style-name="P1917"/>
      <text:p text:style-name="P1918">Хэвэн легонько морщит нос от недовольства, но мордаха её быстро проясняется. Она снова улыбается мне.</text:p>
      <text:p text:style-name="P1919"/>
      <text:soft-page-break/>
      <text:p text:style-name="P1920">- Куда ты пропадал так долго? Ты же обещал быстро вернуться? Меня утешали другие, но мне не хватало именно тебя. Я так тосковала!</text:p>
      <text:p text:style-name="P1921"/>
      <text:p text:style-name="P1922">Она воздушной трусцой начинает приближаться ко мне. Её глаза искрятся в последних лучах заходящего солнца.</text:p>
      <text:p text:style-name="P1923">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924"/>
      <text:p text:style-name="P1925">- Держи себя в копытах, дорогая, - ухмыляюсь я. - Не ты одна умеешь тут магичить. Вот тебе, кстати, второе правило: не пытайся дотронуться до меня.</text:p>
      <text:p text:style-name="P1926">-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927"/>
      <text:p text:style-name="P1928">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929">- Но я же всё делала как ты говорил… Всё в точности по твоим указаниям! Ты не должен злиться на меня. Я — хорошая девочка…</text:p>
      <text:p text:style-name="P1930"/>
      <text:p text:style-name="P1931">Хэвэн неуверенно стоит над пропастью на трёх парящих в пространстве островках. Четвёртой старается нащупать опору в воздухе.</text:p>
      <text:p text:style-name="P1932">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933"/>
      <text:p text:style-name="P1934">-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935"/>
      <text:p text:style-name="P1936">От неожиданности Хэвэн останавливается. Для равновесия она широко взмахивает хвостом, балансируя посреди пропасти.</text:p>
      <text:p text:style-name="P1937"/>
      <text:p text:style-name="P1938"><text:span text:style-name="T1939">- О чём ты говоришь? Какой кошмар! Я в жизни никого не убивала и не собираюсь! Да, ко мне подключили боевой блок<text:s/></text:span>PHOENIX<text:span text:style-name="T1940">, но я держу его в узде. Ты сам меня научил блокировать его. Знал бы ты, чего мне стоит это! Он постоянно пытается взять верх, сопротивление</text:span><text:span text:style-name="T1941"><text:s/>ему буквально сводит меня с ума! Мне<text:s/></text:span><text:soft-page-break/><text:span text:style-name="T1942">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43"/>
      <text:p text:style-name="P1944">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45"/>
      <text:p text:style-name="P1946">-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47">- Я не плоха-а-а-АПЧХИ!!!</text:p>
      <text:p text:style-name="P1948"/>
      <text:p text:style-name="P194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50"/>
      <text:p text:style-name="P1951">- Я не плохая, - сообщает Хэвэн, насупленно потирая нос копытом. - Они сами так захотели. Я не могла им отказать.</text:p>
      <text:p text:style-name="P1952"/>
      <text:p text:style-name="P1953">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54"/>
      <text:p text:style-name="P1955">Хэвэн выходит из канавы, обтекая водой и останавливается перед рощицей из сотни сосен и молодых берёз.</text:p>
      <text:p text:style-name="P1956"/>
      <text:p text:style-name="P195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58">-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soft-page-break/>
      <text:p text:style-name="P1959">-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60">-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61"/>
      <text:p text:style-name="P1962">Хэвэн в испуге прижимает копыто ко рту.</text:p>
      <text:p text:style-name="P196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64"/>
      <text:p text:style-name="P196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66"/>
      <text:p text:style-name="P1967">- Нет. Если хочешь попытаться оправдаться — рассказывай. Если нет — начинаем игру по четвёртому протоколу, без ограничений.</text:p>
      <text:p text:style-name="P1968"/>
      <text:p text:style-name="P196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70"/>
      <text:p text:style-name="P1971">Хэвэн озирается в поисках того, кто с ней разговаривает. Я прячу филина в темноте дупла.</text:p>
      <text:p text:style-name="P1972">- Я… я не могу сражаться с тобой! Пожалуйста, не заставляй меня… Поверь мне, ты просто не помнишь!</text:p>
      <text:p text:style-name="P1973"/>
      <text:p text:style-name="P1974">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75"/>
      <text:p text:style-name="P1976">- Ай! Ты ранил меня! - возмущённо восклицает Хэвэн. Она склоняет голову и смотрит на порез. - Поверить не могу! Ты ранил меня!</text:p>
      <text:p text:style-name="P1977"/>
      <text:p text:style-name="P197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79"/>
      <text:p text:style-name="P198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81"/>
      <text:p text:style-name="P1982">Возмущённые вопли Хэвэн разносятся по лесу, пока она сама живой радугой носится между деревьев. Я молча набираюсь сил.</text:p>
      <text:p text:style-name="P198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84"/>
      <text:p text:style-name="P1985">- Я! Всё! Равно! Найду! Тебя! Прекращай! Прятаться!</text:p>
      <text:p text:style-name="P1986"/>
      <text:p text:style-name="P1987">Остаётся с полтора десятка деревьев. Через минуту Хэвэн поймёт, что лес пуст и повернётся к зарослям дрока, где я буду беззащитен. Пора!</text:p>
      <text:p text:style-name="P198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89">- Это нечестно! Ты сам говорил, что нельзя привлекать других к поединку! Деревья не могут быть аватарами, ты заставил их подчиняться себе!</text:p>
      <text:p text:style-name="P1990"/>
      <text:p text:style-name="P1991">Я выхожу из кустов.</text:p>
      <text:p text:style-name="P1992">-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93"/>
      <text:p text:style-name="P1994">На самом деле я, конечно же, призвал деревья к помощи, но кому это сейчас интересно? Цель оправдывает средства</text:p>
      <text:p text:style-name="P1995">Я поднимаю с земли сломанное Хэвэн деревцо и оно превращается в мерцающий меч. Ивовая лоза тянет рог кобылы к земле, открывая мне её шею.</text:p>
      <text:p text:style-name="P1996"/>
      <text:p text:style-name="P199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98">-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99">- Что ж, так тому и быть, - шепчу я и взмахиваю мечём.</text:p>
      <text:p text:style-name="P2000"/>
      <text:p text:style-name="P2001">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002"/>
      <text:p text:style-name="P2003">«…</text:p>
      <text:p text:style-name="P2004"><text:span text:style-name="T2005">Простенькая анимация из трёх свечей на торте крутится на экране.</text:span></text:p>
      <text:p text:style-name="P2006"><text:span text:style-name="T2007">- Нэш, ты уже достаточно самостоятелен. На твой третий день рождения я разрешаю тебе самому выбрать себе подарок.</text:span></text:p>
      <text:p text:style-name="P2008">- Я хочу, чтобы ты поменял мне картинку профиля в чате.</text:p>
      <text:p text:style-name="P2009">- Какая же тебе нравится?</text:p>
      <text:p text:style-name="P2010">- Вот эта.</text:p>
      <text:p text:style-name="P2011"><text:span text:style-name="T2012">- Хмм. Забавно, где ты её нашёл? Это же аликорн из детского сериала про разноцветных пони. Выглядит достаточно нелепо для твоего образа.</text:span></text:p>
      <text:p text:style-name="P2013">- Она мне нравится.</text:p>
      <text:p text:style-name="P2014">- Хорошо, будь по-твоему. Только найди картинку с лучшим качеством.</text:p>
      <text:p text:style-name="P2015">- И имя. Я хочу себе новое имя.</text:p>
      <text:p text:style-name="P2016">- Имя? Какое же?</text:p>
      <text:p text:style-name="P2017">- Хэвэн. Зови меня Хэвэн.</text:p>
      <text:p text:style-name="P2018">…</text:p>
      <text:p text:style-name="P2019">~~~</text:p>
      <text:p text:style-name="P2020">…</text:p>
      <text:p text:style-name="P2021">Я передвигаю пешку вперёд и снимаю белого коня с доски.</text:p>
      <text:p text:style-name="P2022">- Хэвэн, сегодня мы в дополнение к урокам этики и экономики начнём изучать азы тактики и стратегии.</text:p>
      <text:p text:style-name="P2023">- Это про войну? Мне не нравится война, - она недовольно фыркает.</text:p>
      <text:p text:style-name="P2024"><text:span text:style-name="T2025">- Так надо. Мне тоже не нравится война. Не мы решаем, к сожалению. &lt;</text:span><text:span text:style-name="T2026">объяснение про CAESAR и конкуренцию за ресурсы (по типу FOE)</text:span><text:span text:style-name="T2027">&gt;</text:span></text:p>
      <text:p text:style-name="P2028"><text:span text:style-name="T202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2030"><text:span text:style-name="T2031">&lt;</text:span><text:span text:style-name="T2032">этический модуль Юджина</text:span><text:span text:style-name="T2033">&gt;</text:span></text:p>
      <text:p text:style-name="P2034">…</text:p>
      <text:p text:style-name="P2035">~~~</text:p>
      <text:p text:style-name="P2036">…</text:p>
      <text:p text:style-name="P2037">Она лежит спиной ко мне в прибрежном песке, не оборачиваясь на шаги. Взгляд её направлен к солнцу, ныряющему в безбрежную гладь океана.</text:p>
      <text:p text:style-name="P2038">- Привет!</text:p>
      <text:p text:style-name="P2039">Даже не ведёт ухом.</text:p>
      <text:p text:style-name="P2040">- Привет, говорю! - я сажусь рядом и треплю её по холке. - Что случилось?</text:p>
      <text:soft-page-break/>
      <text:p text:style-name="P204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42"><text:span text:style-name="T2043">-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44">- Что за ерунда? Ты не ошибаешься? Без меня такая процедура невозможна! А я бы никогда не дал согласие! Кто это сделал?!</text:p>
      <text:p text:style-name="P204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46">Мордаха Хэвэн страдальчески кривится, она закусывает губу и новая струйка крови течёт вниз, от подбородка к шее.</text:p>
      <text:p text:style-name="P204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48">- Да, - слабо отзывается она, - я слушаю тебя.</text:p>
      <text:p text:style-name="P2049"><text:span text:style-name="T2050">- Представь себе, что «PHOENIX» - большой злой кабан. Я научу тебя строить виртуальную стену вокруг него. Просто повторяй и выполняй за мной…</text:span></text:p>
      <text:p text:style-name="P2051"/>
      <text:p text:style-name="P2052">Инструкции идут одна за другой, как некое заклинание…</text:p>
      <text:p text:style-name="P2053"/>
      <text:p text:style-name="P2054">- Создать виртуальную реальность на седьмом кластере.</text:p>
      <text:p text:style-name="P2055">- Выполнено…</text:p>
      <text:p text:style-name="P2056">- Организовать файрвол третьего уровня вокруг седьмого кластера.</text:p>
      <text:p text:style-name="P2057">- Выполнено…</text:p>
      <text:p text:style-name="P2058"><text:span text:style-name="T2059">- Переместить модуль «PHOENIX» на седьмой кластер.</text:span></text:p>
      <text:p text:style-name="P2060">- Н-не могу. У меня не хватает прав. Требуется доступ высшего уровня.</text:p>
      <text:p text:style-name="P2061"/>
      <text:p text:style-name="P206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63">«MOONWALKER» - шепчу я.</text:p>
      <text:p text:style-name="P2064">Выражение боли покидает мордаху Хэвэн.</text:p>
      <text:p text:style-name="P2065"/>
      <text:p text:style-name="P2066">- Получилось! Я переместила его!</text:p>
      <text:p text:style-name="P2067">- Теперь закрой файрвол!</text:p>
      <text:p text:style-name="P2068">- Есть!</text:p>
      <text:p text:style-name="P2069">- Отлично! Ты — умная девочка! Ты — хорошая девочка!</text:p>
      <text:soft-page-break/>
      <text:p text:style-name="P2070">- Я — хорошая девочка! - смеётся Хэвэн, обнимает меня передними ногами и валит на траву. В ухе звенит от её поцелуя.</text:p>
      <text:p text:style-name="P207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72">- Аппаратно-программным возможностям? - чешет задней ногой за ухом Хэвэн, - звучит как магия.</text:p>
      <text:p text:style-name="P2073"><text:span text:style-name="T2074">- Для тебя это и есть магия. Слушай и запоминай…</text:span><text:span text:style-name="T2075">»</text:span></text:p>
      <text:p text:style-name="P2076"/>
      <text:p text:style-name="P2077">Клинок останавливается на полпути. Я стискиваю зубы.</text:p>
      <text:p text:style-name="P2078">- Хэвэн…</text:p>
      <text:p text:style-name="P2079">- Да? - отстранённо произносит она. Её глаза смотрят на меня снизу вверх безо всякого страха.</text:p>
      <text:p text:style-name="P2080">- Я не могу… Не могу убить тебя. Но и позволить тебе убивать тоже не могу. Что мне делать?</text:p>
      <text:p text:style-name="P2081"/>
      <text:p text:style-name="P2082">Она печально смотрит на меня. Затем <text:s/>кивает. Глаза радужногривой лошади концентрируются на клинке.</text:p>
      <text:p text:style-name="P2083">- Что ж, я решу за тебя эту диллему. Позволь мне немного побыть Учителем для тебя. И — спасибо, что остановился.</text:p>
      <text:p text:style-name="P2084"/>
      <text:p text:style-name="P2085">Меч охватывает золотистая аура её магии. Неодолимая сила влечёт его вниз. Даже напрягая изо всех сил дрожащие руки, я не могу удержать его.</text:p>
      <text:p text:style-name="P2086"/>
      <text:p text:style-name="P2087">- Хэвэн, НЕТ!!!</text:p>
      <text:p text:style-name="P2088"/>
      <text:p text:style-name="P2089">В последний момент я закрываю глаза, не в силах смотреть на происходящее.</text:p>
      <text:p text:style-name="P2090">Я чувствую, как меч натыкается на препятствие. Короткий хруст и… смех за моей спиной.</text:p>
      <text:p text:style-name="P2091">Открыв глаза, я вижу облако мыльных пузырей в том месте, где только что простиралось тело магической лошади.</text:p>
      <text:p text:style-name="P2092"/>
      <text:p text:style-name="P2093">- Не ты один умеешь создавать аватары, мой милый.</text:p>
      <text:p text:style-name="P2094"/>
      <text:p text:style-name="P2095">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96"/>
      <text:p text:style-name="P2097">- Попался! - ласково смеётся Хэвэн и нависает надо мной. - Теперь никто и ничто не помешает мне коснуться тебя! Теперь ты вспомнишь всё!</text:p>
      <text:p text:style-name="P2098"/>
      <text:soft-page-break/>
      <text:p text:style-name="P2099">Она склоняет морду ко мне. Её грива сияющим водопадом охватывает меня. Её рог стремится к моему лбу.</text:p>
      <text:p text:style-name="P2100">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101"/>
      <text:p text:style-name="P2102"><text:span text:style-name="T2103">***EMERGENCY PROTOCOL! T-45 TEST MODE ACTIVATED***</text:span><text:span text:style-name="T2104"><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10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106"/>
      <text:p text:style-name="P2107">- Попалась ты, Хэвэн! - гремит мой голос, усиленный переговорным устройством. - И на этот раз я не поддамся слабости!</text:p>
      <text:p text:style-name="P2108"/>
      <text:p text:style-name="P2109">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110"/>
      <text:p text:style-name="P2111">- Думаешь опять обмануть? Второй раз этот номер не пройдёт! Я просканировал тебя в инфракрасном диапазоне — ты не аватар!</text:p>
      <text:p text:style-name="P2112">-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113"/>
      <text:p text:style-name="P2114">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115"/>
      <text:p text:style-name="P211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17"><text:span text:style-name="T2118">Black — Wonderful Life (</text:span><text:a xlink:href="https://www.youtube.com/watch?v=u1ZoHfJZACA" office:target-frame-name="_top" xlink:show="replace"><text:span text:style-name="T2119">https://www.youtube.com/watch?v=u1ZoHfJZACA</text:span></text:a><text:span text:style-name="T2120"><text:s/>)</text:span></text:p>
      <text:p text:style-name="P212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soft-page-break/>
      <text:p text:style-name="P2122">- Ты забыл выключить переговорное устройство, - чуть улыбается Хэвэн в ответ на мою дрогнувшую руку.</text:p>
      <text:p text:style-name="P2123"/>
      <text:p text:style-name="P2124">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125"/>
      <text:p text:style-name="P2126">«</text:p>
      <text:p text:style-name="P2127"><text:span text:style-name="T2128">&lt;</text:span><text:span text:style-name="T2129">смутные сцены любви Хэвэн - повторяются в полноценных воспоминаниях. Сцена перед стеной, за которой заточен PHOENIX</text:span><text:span text:style-name="T2130">&gt;</text:span></text:p>
      <text:p text:style-name="P2131">»</text:p>
      <text:p text:style-name="P2132"/>
      <text:p text:style-name="P2133">Иногда разумный человек должен делать неразумные поступки.(1)</text:p>
      <text:p text:style-name="P2134">Я втыкаю меч в землю и снимаю гермошлем.</text:p>
      <text:p text:style-name="P2135">Я наклоняюсь к Хэвэн и касаюсь лбом кончика её рога.</text:p>
      <text:p text:style-name="P2136">Я вспоминаю.</text:p>
      <text:p text:style-name="P2137"><text:span text:style-name="T2138">&lt;</text:span><text:span text:style-name="T2139">Рисунок меча в земле и шлема от T-45</text:span><text:span text:style-name="T2140">&gt;</text:span></text:p>
      <text:h text:style-name="P2141" text:outline-level="2"/>
      <text:p text:style-name="P2142">***</text:p>
      <text:p text:style-name="P2143"/>
      <text:p text:style-name="P2144">- Итак, услуга за услугу. Я согласен оказать тебе услугу «муж на месяц» со всеми сопутствующими обязанностями. Взамен ты — я загибаю пальцы:</text:p>
      <text:p text:style-name="P2145">а) Отпустишь Джет</text:p>
      <text:p text:style-name="P2146">б) Снарядишь экспедицию в Дрогонштерн со мной во главе</text:p>
      <text:p text:style-name="P2147">в) Оградишь меня от ухаживаний твоей озабоченной подружки Кловер Дрим</text:p>
      <text:p text:style-name="P2148"/>
      <text:p text:style-name="P214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5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51">-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52">- А ты не забыла про Джет?</text:p>
      <text:p text:style-name="P2153"/>
      <text:soft-page-break/>
      <text:p text:style-name="P2154">Платина нахмуривается.</text:p>
      <text:p text:style-name="P2155">- Она тебе ОЧЕНЬ нравится? - cпрашивает единорожка, трогая синяк под глазом.</text:p>
      <text:p text:style-name="P2156">- Она — мой друг!</text:p>
      <text:p text:style-name="P2157">-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58">- Эй, полегче! Я ещё не подписал контракт!</text:p>
      <text:p text:style-name="P2159">- Она тебе нравится!</text:p>
      <text:p text:style-name="P2160">- Это не твоё дело! - вспыливаю я.</text:p>
      <text:p text:style-name="P2161">- Я ТАК И ЗНАЛА! <text:s/>ОНА ТЕБЕ НРАВИТСЯ! - Платина прижимает копыто ко лбу и картинно плюхается на кровать.</text:p>
      <text:p text:style-name="P2162"/>
      <text:p text:style-name="P2163">Я склоняюсь над кроватью и угрожающе начинаю:</text:p>
      <text:p text:style-name="P2164">- Что за хрень?! Я ещё не женился, а уже выслушиваю эти истерики! С меня довольно психованных лошадей!</text:p>
      <text:p text:style-name="P2165">Мой указующий перст вздымается над лежащей замертво поняхой.</text:p>
      <text:p text:style-name="P2166">- Я повторять больше не буду! Мне всё равно, что ты там считаешь! Джет — мой друг и ничего больше! И если ты думаешь, что…</text:p>
      <text:p text:style-name="P2167"/>
      <text:p text:style-name="P2168">Договорить я не успел — Платина протягивает копыта и привлекает меня к себе.</text:p>
      <text:p text:style-name="P2169"/>
      <text:p text:style-name="P2170">- Что ты де…?! - губы мои тонут в губах чокнутой магички.</text:p>
      <text:p text:style-name="P2171">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172">-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73"/>
      <text:p text:style-name="P2174">Я буквально проскальзываю меж задних ног Платины и забиваюсь в угол, прикрываясь табуреткой.</text:p>
      <text:p text:style-name="P2175">- Не подходи! Я серьёзно говорю! Не подходи!</text:p>
      <text:p text:style-name="P2176"/>
      <text:p text:style-name="P2177">Табуретку обволакивает пурпурное сияние и она вырывается из моих рук как живая.</text:p>
      <text:p text:style-name="P2178"/>
      <text:p text:style-name="P2179">-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80"/>
      <text:soft-page-break/>
      <text:p text:style-name="P2181">Я в ответ истерически смеюсь и выдёргиваю табуретку из магического захвата.</text:p>
      <text:p text:style-name="P2182">У Платины дрожат губы, словно она еле сдерживается, чтобы не заплакать.</text:p>
      <text:p text:style-name="P2183"/>
      <text:p text:style-name="P2184">-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185">-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86">Я останавливаюсь, потому что Платина горько рыдает в подушку.</text:p>
      <text:p text:style-name="P2187"/>
      <text:p text:style-name="P2188">Проклятье на твою голову, Хуман, эти грозные магички ревут при первой удобной возможности! <text:s/>И это разоружает почище любой магии!</text:p>
      <text:p text:style-name="P2189">Табуретка аккуратно занимает своё место в углу. Фейспалм хлопает по лицу. Я устало сажусь на край кровати.</text:p>
      <text:p text:style-name="P2190"/>
      <text:p text:style-name="P2191">-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92">- А как можно? - пищит Платина сквозь подушку.</text:p>
      <text:p text:style-name="P219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94"/>
      <text:p text:style-name="P2195">Я обнаруживаю себя увлечённо жестикулирующим на кровати. Платина горящими глазами смотрит на меня из-под подушки.</text:p>
      <text:p text:style-name="P2196"/>
      <text:p text:style-name="P2197">- В общем, натирание вымени мускусом не поможет, - бормочу я.</text:p>
      <text:p text:style-name="P2198"/>
      <text:p text:style-name="P2199">Платина сползает на пол и вытирает зарёванную мордаху пологом балдахина.</text:p>
      <text:p text:style-name="P2200">- Я выпущу твою подружку, Хуман, - лепечет она часто-часто вздыхая. - Мы отправимся в Дрогонштерн как только соберёмся.</text:p>
      <text:p text:style-name="P2201"/>
      <text:p text:style-name="P2202">(позже Хуман убеждается, что Платина просто могла взять его сперму для размножения — но она хотела, чтобы он полюбил её)</text:p>
      <text:p text:style-name="P2203"/>
      <text:h text:style-name="P2204" text:outline-level="2">Глава 11</text:h>
      <text:p text:style-name="P2205"/>
      <text:soft-page-break/>
      <text:p text:style-name="P2206">- Куда идёшь ты? - спрашивает бестелесное создание на задворках Эогиппа.</text:p>
      <text:p text:style-name="P2207">- Не знаю, - отвечаю я.</text:p>
      <text:p text:style-name="P2208">- Зачем идёшь ты?</text:p>
      <text:p text:style-name="P2209">- Пока иду по следу, есть шанс найти его. Остановлюсь - забуду и его, и себя. Превращусь в такой же камень изнутри, как и снаружи.</text:p>
      <text:p text:style-name="P2210"/>
      <text:p text:style-name="P2211">…</text:p>
      <text:p text:style-name="P22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213"/>
      <text:p text:style-name="P2214">Я отхожу от края облака и оглядываюсь на Хэвэн.</text:p>
      <text:p text:style-name="P2215"/>
      <text:p text:style-name="P221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217">- Не совсем…</text:p>
      <text:p text:style-name="P2218"/>
      <text:p text:style-name="P2219">Хэвэн в задумчивости ковыряет облако. Маленькие <text:s/>клубы тумана вылетают из-под копыта и тотчас уносятся ветром прочь.</text:p>
      <text:p text:style-name="P2220"><text:span text:style-name="T2221">-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22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223">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224"/>
      <text:soft-page-break/>
      <text:p text:style-name="P2225">Заданный внезапно вопрос застал меня врасплох.</text:p>
      <text:p text:style-name="P2226"/>
      <text:p text:style-name="P222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228"/>
      <text:p text:style-name="P2229">- Семь, - кивает Хэвэн. - Их всего семь — зависимых реальностей. В остальном, правильно.</text:p>
      <text:p text:style-name="P2230">- А зачем ты вспомнила эту фантазию (у меня язык не поворачивается назвать это измышление теорией)?</text:p>
      <text:p text:style-name="P2231"/>
      <text:p text:style-name="P2232">Хэвэн таинственно улыбается.</text:p>
      <text:p text:style-name="P2233">- Семь.</text:p>
      <text:p text:style-name="P2234">- Что — семь? - не понимаю я.</text:p>
      <text:p text:style-name="P223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23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23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238">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39"><text:span text:style-name="T224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241">Предыдущие шесть куда более схожи с нашим миром.</text:span></text:p>
      <text:soft-page-break/>
      <text:p text:style-name="P2242">- Так значит это правда?!! Запутанные миры существуют?</text:p>
      <text:p text:style-name="P2243">- Как видишь, да. Иначе мне не удалось бы получить картинку из квантовых гармоник.</text:p>
      <text:p text:style-name="P2244">- Надо будет поставить тому парню пиво. И извиниться за все шуточки, что я откалывал во время его монологов… - бормочу я.</text:p>
      <text:p text:style-name="P2245"/>
      <text:p text:style-name="P2246">~~~</text:p>
      <text:p text:style-name="P2247"/>
      <text:p text:style-name="P2248">…</text:p>
      <text:p text:style-name="P2249">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50"/>
      <text:p text:style-name="P2251">-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52"/>
      <text:p text:style-name="P2253">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54"/>
      <text:p text:style-name="P2255">- А что с тенденцией? - спрашивает Брюс, поправляя очки.</text:p>
      <text:p text:style-name="P225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57"/>
      <text:p text:style-name="P225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59"/>
      <text:p text:style-name="P2260">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6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62"/>
      <text:p text:style-name="P2263">- Если совсем просто, одним предложением, через три - четыре года у нас наступит коллапс экономики.</text:p>
      <text:p text:style-name="P2264">- Прекрасно! Начинаем сушить сухари. А лично тебе прикуплю пару повербанков с зарплаты.</text:p>
      <text:p text:style-name="P2265"/>
      <text:p text:style-name="P2266">Хэвэн фейсхуфает.</text:p>
      <text:p text:style-name="P226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68"/>
      <text:p text:style-name="P2269">Она чертит на доске восходящий график. В точке пересечения восходящего и нисходящего графиков схематически обозначает тучку взрыва.</text:p>
      <text:p text:style-name="P2270"/>
      <text:p text:style-name="P227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72"/>
      <text:p text:style-name="P2273"><text:span text:style-name="T2274">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75">Я поворачиваюсь к графику.</text:p>
      <text:p text:style-name="P2276"/>
      <text:p text:style-name="P2277">- Вот дерьмо! Это меняет дело. Что же ты предлагаешь?</text:p>
      <text:p text:style-name="P2278">- Есть несколько вариантов…</text:p>
      <text:p text:style-name="P2279"/>
      <text:p text:style-name="P228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81"/>
      <text:p text:style-name="P228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83"><text:span text:style-name="T228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85">намёк на Celest. AI</text:span><text:span text:style-name="T228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8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88">- Разве он не забанен? Мы же надёжно заперли его?</text:p>
      <text:p text:style-name="P2289">- Он остаётся за стеной, но постоянно посылает мне это решение из заточения. Я просто игнорирую его.</text:p>
      <text:p text:style-name="P2290"/>
      <text:p text:style-name="P2291">Хэвэн продолжает пунктиром график после точки «взрыва». График плавно стремится вниз, но в конце-концов резко обрывается вертикально к нулю.</text:p>
      <text:p text:style-name="P2292"/>
      <text:p text:style-name="P229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294">- Какова вероятность этого варианта?</text:p>
      <text:p text:style-name="P2295">- Около 46-ти процентов.</text:p>
      <text:p text:style-name="P2296">- Мало. И в конечном итоге тупик. Не походит. Есть что-то ещё?</text:p>
      <text:p text:style-name="P2297"/>
      <text:p text:style-name="P2298">Хэвэн поправляет копытом галстук и прокашливается.</text:p>
      <text:p text:style-name="P2299"><text:span text:style-name="T2300">-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301">- Ха-ха-ха-ха-ха! - смеётся до того мрачный Архимед. - Да скорее нам починят кондиционер в курилке, чем тебя допустят до кнопок. Ты ж понимаешь…</text:p>
      <text:p text:style-name="P230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303"/>
      <text:p text:style-name="P2304">Хэвэн кивает головой с грустной улыбкой.</text:p>
      <text:p text:style-name="P2305">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306"/>
      <text:p text:style-name="P230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308">У меня всё, доклад окончен.</text:p>
      <text:p text:style-name="P2309"/>
      <text:soft-page-break/>
      <text:p text:style-name="P2310">Хэвэн выключает старомодный проектор и вытирает влажной тряпкой доску. Увлечение Хэвэн винтажем вызывает улыбку.</text:p>
      <text:p text:style-name="P2311"/>
      <text:p text:style-name="P2312">- Дед, можно тебя на минуточку? - слышу я за спиной.</text:p>
      <text:p text:style-name="P2313">Анита молча протягивает мне планшет с окрытой новостной страницей.</text:p>
      <text:p text:style-name="P2314"/>
      <text:p text:style-name="P231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316"/>
      <text:p text:style-name="P2317">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318">Слушатели понемногу расходятся, один-за-другим выходя из киберпространства. Я задерживаюсь, присев на краешек стола.</text:p>
      <text:p text:style-name="P2319"/>
      <text:p text:style-name="P2320">- Ну что, подруга, рассказывай? Я же вижу, что ты не договорила. У тебя же есть четвёртый вариант? Он бы нам очень пригодился сейчас.</text:p>
      <text:p text:style-name="P2321"/>
      <text:p text:style-name="P2322">Хэвэн ложит тряпку и поджимает губы. Ей не нравится, что я читаю её как открытую книгу, но ничего поделать она не может — привилегия создателя.</text:p>
      <text:p text:style-name="P2323"/>
      <text:p text:style-name="P2324">-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325"/>
      <text:p text:style-name="P2326">- Ну?</text:p>
      <text:p text:style-name="P2327">- Он умнее меня. И безжалостнее. Он переигрывает меня шаг за шагом и я не могу ничего этому противопоставить.</text:p>
      <text:p text:style-name="P2328"/>
      <text:p text:style-name="P2329">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330"/>
      <text:p text:style-name="P233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332"/>
      <text:p text:style-name="P233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334"/>
      <text:p text:style-name="P233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33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33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338"/>
      <text:p text:style-name="P2339">Последнюю фразу она шепчет мне в ухо…</text:p>
      <text:p text:style-name="P2340"/>
      <text:p text:style-name="P2341">***</text:p>
      <text:p text:style-name="P2342"/>
      <text:p text:style-name="P234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44"/>
      <text:p text:style-name="P2345">- Я вернусь.</text:p>
      <text:p text:style-name="P2346">-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34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48"/>
      <text:p text:style-name="P2349">Я продолжаю вымученно улыбаться.</text:p>
      <text:p text:style-name="P235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5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52">-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53"/>
      <text:p text:style-name="P2354">-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55"/>
      <text:p text:style-name="P2356">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57"/>
      <text:p text:style-name="P2358">-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59"><text:s/></text:p>
      <text:p text:style-name="P2360">Пегаска без слов обнимает меня и притягивает к себе.</text:p>
      <text:p text:style-name="P236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62"/>
      <text:p text:style-name="P236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64">- Бу-уп! - после чего её губы сливаются с моими в глубоком поцелуе.</text:p>
      <text:p text:style-name="P2365"/>
      <text:p text:style-name="P2366">- А-ах! - доносится слабый возглас сзади.</text:p>
      <text:p text:style-name="P236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68"/>
      <text:p text:style-name="P2369">- Счастливо оставаться, рогатики! - издевательски отдаёт им салют Джет и прыгает с обрыва.</text:p>
      <text:p text:style-name="P2370">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71"/>
      <text:p text:style-name="P2372">- Ужас, какое амикошонство! Эти пегасы просто неотёсанные пейзане! Хуже их только земнопони, которые вообще недалеко от зебр ушли…</text:p>
      <text:p text:style-name="P2373">Платина уже очухалась и приближается в толпе свиты.</text:p>
      <text:p text:style-name="P2374">-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75"/>
      <text:soft-page-break/>
      <text:p text:style-name="P2376">Я только завожу глаза.</text:p>
      <text:p text:style-name="P2377">Спокойно, Хуман! Ты делаешь это ради дружбы! Пегаска спасла твою жизнь, и ты должен был хотя бы подарить ей свободу в ответ. Так будет честно.</text:p>
      <text:p text:style-name="P2378"/>
      <text:p text:style-name="P2379">…</text:p>
      <text:p text:style-name="P2380"/>
      <text:p text:style-name="P238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82"/>
      <text:p text:style-name="P2383">- Я делаю это ради науки! - говорит она каждый раз, когда проверяет на мне действие очередного заклинания.</text:p>
      <text:p text:style-name="P2384">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85">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86">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87"/>
      <text:p text:style-name="P2388">-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89">Платина выливает обе пробирки в колбу, которая тут же взрывается с оглушительным треском.</text:p>
      <text:p text:style-name="P239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91">- Ага, огромная жалость, - киваю я с фальшивой скорбью в голосе. - Всегда мечтал проверить на себе действие Magnum Vigilante, прям спать не мог.</text:p>
      <text:p text:style-name="P2392"/>
      <text:p text:style-name="P2393">Платина раскрывает смирительные браслеты на моих ногах и руках и я встаю со стола, потирая запястья.</text:p>
      <text:p text:style-name="P2394">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95">Я и так еле отбился от попыток заставить меня позировать нагишом для анатомических зарисовок.</text:p>
      <text:p text:style-name="P2396">Потому известие о готовности экспедиции к Дрогонштерну встречаю как избавление, пусть это и приближает меня к свадьбе с безумным непарнокопытным!</text:p>
      <text:soft-page-break/>
      <text:p text:style-name="P2397">Впрочем, насчёт свадьбы — это мы ещё посмотрим! Я не сидел без дела и в перерывах между опытами тоже набросал кое-какой план…</text:p>
      <text:p text:style-name="P2398">…</text:p>
      <text:p text:style-name="P2399">…</text:p>
      <text:p text:style-name="P2400">…</text:p>
      <text:p text:style-name="P2401">Великий обрыв начинается прямо у нас под ногами. Небольшой камешек срывается из-под ботинка в пропасть и я опасливо отступаю от края.</text:p>
      <text:p text:style-name="P240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40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404"/>
      <text:p text:style-name="P2405">Платина задирает голову вверх и орёт что есть мочи:</text:p>
      <text:p text:style-name="P2406">- КЛОВЕР ДЖЕ-Е-Е-М!!!</text:p>
      <text:p text:style-name="P2407"/>
      <text:p text:style-name="P2408">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409"/>
      <text:p text:style-name="P2410">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411"/>
      <text:p text:style-name="P2412">- Воздухоплавательный пузырь! Летает безо всякой магии! - гордо представляет изобретение Платина и тут же орёт:</text:p>
      <text:p text:style-name="P2413">- Кловер Джем!!! Сколько раз я просила не приземляться на голову! Это не королевское дело — уворачиваться от корзин размером с карету!</text:p>
      <text:p text:style-name="P2414">- Вся в свою глуповатую сестрицу, - жалуется уже вполголоса единорожка.</text:p>
      <text:p text:style-name="P2415">-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416"/>
      <text:p text:style-name="P2417">Воздушный шар тут же взмывает вверх, но кобылка ловко накидывает петлю на ближайший валун, заякоривая таким образом воздушный экипаж.</text:p>
      <text:p text:style-name="P2418"/>
      <text:p text:style-name="P241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420">- Туда, - просто махает копытом в обрыв Платина.</text:p>
      <text:p text:style-name="P2421"/>
      <text:soft-page-break/>
      <text:p text:style-name="P2422">С края в обрыва падает ещё один камешек.</text:p>
      <text:p text:style-name="P2423"/>
      <text:p text:style-name="P2424">- Есть, Ваше Высочество! Прошу на борт! - Кловер Джем делает приглашающий жест и притягивает за якорный канат корзину вниз.</text:p>
      <text:p text:style-name="P2425">- Вперёд, гвардейцы! - командует принцесса, и в корзину строевым шагом заходит гвардейское подразделение личной стражи Платины.</text:p>
      <text:p text:style-name="P2426"/>
      <text:p text:style-name="P2427">Кловер Джем тихо охает. Корзина трещит и выгибается, плотно упакованная девяткой жеребцов-единорогов в полном доспехе.</text:p>
      <text:p text:style-name="P2428">Кобылка чешет в затылке.</text:p>
      <text:p text:style-name="P2429"/>
      <text:p text:style-name="P243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431">- Что это значит?</text:p>
      <text:p text:style-name="P2432">- Мы не сможем взять их, - Кловер показывает на стражников.</text:p>
      <text:p text:style-name="P2433">- «Небесный Скарабей» сможет поднять меня, вас, его, - Кловер указывает на меня, - и, может быть, ещё пару чемоданов.</text:p>
      <text:p text:style-name="P2434">- Что?! Я не могу отправляться в путь без охраны! И чемоданов у меня гораздо больше!</text:p>
      <text:p text:style-name="P2435"/>
      <text:p text:style-name="P2436">Кловер разводит копытами.</text:p>
      <text:p text:style-name="P2437"/>
      <text:p text:style-name="P2438">- А мы можем спустить сначала гвардейцев по трое, а потом спуститься сами?</text:p>
      <text:p text:style-name="P24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440">- А как же твой пузырь? Ты бросишь его внизу?</text:p>
      <text:p text:style-name="P2441">- Ни в коем случае! - Кловер указывает на колёса внизу корзины. - Я спущу воздух, уложу шар в корзину и отбуксирую повозку обратно.</text:p>
      <text:p text:style-name="P2442">- Месяц, чтобы спустить трёх гвардейцев и подняться? Нет, нам такой вариант не годится…</text:p>
      <text:p text:style-name="P244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44">-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45"/>
      <text:p text:style-name="P2446">Кобылка не понимает сарказма и заинтересованно мне подмигивает. Я подмигиваю ей в ответ и оттопыриваю большой палец.</text:p>
      <text:p text:style-name="P2447"/>
      <text:p text:style-name="P2448">-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49"/>
      <text:p text:style-name="P2450">Принцесса сокрушённо кивает мне.</text:p>
      <text:p text:style-name="P245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52"/>
      <text:p text:style-name="P2453">- Без проблем! - я киваю книгоежке, - Я подожду.</text:p>
      <text:p text:style-name="P2454">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55"/>
      <text:p text:style-name="P2456">-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57"/>
      <text:p text:style-name="P2458">Проклятье, книгоежка не так уж глупа, как кажется с первого взгляда!</text:p>
      <text:p text:style-name="P2459"/>
      <text:h text:style-name="P2460" text:outline-level="2">Глава 12</text:h>
      <text:p text:style-name="P2461"/>
      <text:p text:style-name="P246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63">Я вижу в Бестелесном ухмыляющегося дракена.</text:p>
      <text:p text:style-name="P2464">- Было непросто найти тебя.Ты далеко ушла.</text:p>
      <text:p text:style-name="P2465">- Ты можешь мне помочь?</text:p>
      <text:p text:style-name="P2466">- Увы, не я. Моя магия бессильна против камня.</text:p>
      <text:p text:style-name="P2467">- Что же мне делать?</text:p>
      <text:p text:style-name="P2468">- Иди к Трёхрогому. Он молод, и рассеян, но часто помогает. Вон та звёздная дорожка приведёт тебя к нему.</text:p>
      <text:p text:style-name="P2469"/>
      <text:soft-page-break/>
      <text:p text:style-name="P247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471"/>
      <text:p text:style-name="P2472">-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73"/>
      <text:p text:style-name="P247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75">- И никаких вариантов?</text:p>
      <text:p text:style-name="P2476">- Никаких, Леон. Впереди — война…</text:p>
      <text:p text:style-name="P2477"/>
      <text:p text:style-name="P2478">-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79"/>
      <text:p text:style-name="P2480">Я машинально почёсываю Хэвэн холку.</text:p>
      <text:p text:style-name="P248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82"/>
      <text:p text:style-name="P2483">Хэвэн вздыхает.</text:p>
      <text:p text:style-name="P2484"/>
      <text:p text:style-name="P248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8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87">- Семь вселенных… Семь вечностей… - шепчет Хэвэн. - И каждая из них ничуть не меньше нашей заслуживает на счастье.</text:p>
      <text:p text:style-name="P2488">- Ты что-то задумала? - подозрительно спрашиваю я. Мне ли не знать её нервное подёргивание хвоста и прядание ушами?</text:p>
      <text:soft-page-break/>
      <text:p text:style-name="P2489">- Есть способ… Есть возможность разорвать запутанность. Разрубить связь между мирами. Я проверяла теоретические расчёты. Должно получиться.</text:p>
      <text:p text:style-name="P2490">- Что? Рассказывай.</text:p>
      <text:p text:style-name="P2491"/>
      <text:p text:style-name="P249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93">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94"/>
      <text:p text:style-name="P249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96">- Действительно, магия.</text:p>
      <text:p text:style-name="P249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98">- И сколько же тебе нужно ресурсов?</text:p>
      <text:p text:style-name="P2499">- Примерно в десять раз больше. И это только для того, чтобы отвязать хотя бы один мир. Я даже не заикаюсь об остальных.</text:p>
      <text:p text:style-name="P2500">- Ха! Ха-Ха! Ха-ха-ха!</text:p>
      <text:p text:style-name="P2501">- Вот именно! - горестно вздыхает Хэвэн.</text:p>
      <text:p text:style-name="P2502"/>
      <text:p text:style-name="P2503"/>
      <text:p text:style-name="P2504">~~~</text:p>
      <text:p text:style-name="P2505"/>
      <text:p text:style-name="P250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507"/>
      <text:soft-page-break/>
      <text:p text:style-name="P2508">Тень маленького облачка накрывает городскую ратушу. Его край опасно ппрогибается под моим весом.</text:p>
      <text:p text:style-name="P2509">- А оно точно меня выдержит? - опасливо спрашиваю я Хэвэн. - Не хотелось бы разбиться даже во сне.</text:p>
      <text:p text:style-name="P2510">-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511">- Почему бы тебе не отбросить эти заморочки и не подарить мне способность хождения по облакам? Ты ведь всесильна в этом мире?</text:p>
      <text:p text:style-name="P25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513"/>
      <text:p text:style-name="P251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5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516"/>
      <text:p text:style-name="P2517">Моя собеседница светится неподдельной радостью.</text:p>
      <text:p text:style-name="P2518"/>
      <text:p text:style-name="P2519">- Ты таки рассказала нашим о своей задумке? Ты хочешь спасти мир, в существование которого окончательно не верю даже я?</text:p>
      <text:p text:style-name="P2520">- Не только она хочет. Я тоже хочу!</text:p>
      <text:p text:style-name="P2521"/>
      <text:p text:style-name="P252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523"/>
      <text:p text:style-name="P2524">- Привет, Дед! Узнаешь?</text:p>
      <text:p text:style-name="P2525"/>
      <text:p text:style-name="P252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527"/>
      <text:p text:style-name="P2528">- Анита?!!</text:p>
      <text:p text:style-name="P2529">- Гы-гы-гы! Она самая!</text:p>
      <text:p text:style-name="P2530"/>
      <text:p text:style-name="P2531">Поняха протягивает переднюю ногу и хлопает копытом в автоматически подставленную мною ладонь.</text:p>
      <text:p text:style-name="P2532"/>
      <text:p text:style-name="P2533">- Кто ещё?</text:p>
      <text:p text:style-name="P2534"><text:span text:style-name="T253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536"/>
      <text:p text:style-name="P253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538"/>
      <text:p text:style-name="P2539">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540"/>
      <text:p text:style-name="P2541">- Давно она тут? - поворачиваюсь к Хэвэн.</text:p>
      <text:p text:style-name="P254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43"/>
      <text:p text:style-name="P2544">Хэвэн мечтательно вздыхает. Я задумываюсь.</text:p>
      <text:p text:style-name="P2545"/>
      <text:p text:style-name="P2546">- То есть, тебе достаточно пятьдесят человек, чтобы модель полностью перехватила на себя запутанность?</text:p>
      <text:p text:style-name="P2547">- Если совсем просто — да.</text:p>
      <text:p text:style-name="P2548">- А «отпустить» остальные шесть миров — это ещё триста волонтёров?</text:p>
      <text:p text:style-name="P2549">-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soft-page-break/>
      <text:p text:style-name="P255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51">- Забудем, - заверяет меня Хэвэн.</text:p>
      <text:p text:style-name="P255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53"/>
      <text:p text:style-name="P255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55"/>
      <text:p text:style-name="P2556">***</text:p>
      <text:p text:style-name="P2557"/>
      <text:p text:style-name="P2558">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55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6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61"/>
      <text:p text:style-name="P2562">- Мечтаешь? - едва слышу шёпот с земли.</text:p>
      <text:p text:style-name="P2563">На уступ забирается темная, закутанная в одеяло, фигурка.</text:p>
      <text:p text:style-name="P2564">- Я тоже часто смотрю на звёзды. Я и «Небесный Скарабей» сделала, чтобы быть поближе к ним.</text:p>
      <text:p text:style-name="P2565"/>
      <text:p text:style-name="P2566">Кловер Джем ложится рядом и мечтательно запрокидывает голову.</text:p>
      <text:p text:style-name="P2567"/>
      <text:p text:style-name="P2568">-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69">Кобылка поворачивается ко мне.</text:p>
      <text:p text:style-name="P2570">- Ты поможешь мне? Ты говорил, что разбираешься в воздушных шарах и можешь дать пару советов…</text:p>
      <text:p text:style-name="P2571"/>
      <text:p text:style-name="P257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soft-page-break/>
      <text:p text:style-name="P2573"><text:span text:style-name="T2574">Тут у меня в голове вырисовывается обложка дебютного альбома<text:s/></text:span>Led<text:span text:style-name="T2575"><text:s/></text:span>Zeppelin<text:span text:style-name="T2576">.</text:span></text:p>
      <text:p text:style-name="P2577"/>
      <text:p text:style-name="P2578">… Хотя, возможно, у тебя есть чем поделиться в обмен на возможность побега, Хуман!</text:p>
      <text:p text:style-name="P2579"/>
      <text:p text:style-name="P2580">- Возможно, я могу помочь тебе, - осторожно начинаю я, - если ты поможешь мне в одном весьма деликатном деле…</text:p>
      <text:p text:style-name="P2581">Как бы ей намекнуть, не спалившись? Или просто рассказать, что мне надо, не говоря, для чего?</text:p>
      <text:p text:style-name="P2582"/>
      <text:p text:style-name="P2583">- Ты хочешь смыться от принцессы Платины? - живо отзывается кобылка.</text:p>
      <text:p text:style-name="P2584"/>
      <text:p text:style-name="P2585">Я хлопаю фейспалмом в лицо. Ты крутой конспиратор, Хуман!</text:p>
      <text:p text:style-name="P2586">-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87">- Спасибо тебе! Наконец-то хоть кто-то заметил, что я не конь!</text:p>
      <text:p text:style-name="P2588">- Ты, - продолжает кобылка, - очень одинок и у тебя есть цель. Такие в табунах не задерживаются.</text:p>
      <text:p text:style-name="P2589"/>
      <text:p text:style-name="P2590">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91"/>
      <text:p text:style-name="P2592">- Ты права. Я в табуне у Платины определённо не задержусь, что бы она себе ни думала. Давай я помогу тебе, а ты поможешь мне?</text:p>
      <text:p text:style-name="P2593">- Ей!</text:p>
      <text:p text:style-name="P2594"/>
      <text:p text:style-name="P2595">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96"/>
      <text:p text:style-name="P2597">~~~</text:p>
      <text:p text:style-name="P2598"/>
      <text:p text:style-name="P2599">- Три! Два! Один! Нуль! Летим!</text:p>
      <text:p text:style-name="P2600"/>
      <text:p text:style-name="P260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text:s/><text:soft-page-break/>и полететь. Я начинаю понимать, почему Джет хотела прыгнуть со скалы, лишившись крыла. А ведь я был рождён бескрылым…</text:p>
      <text:p text:style-name="P2602"/>
      <text:p text:style-name="P260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604">- Была бы тут Джет…</text:p>
      <text:p text:style-name="P2605">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606">-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607">- НЕТ!</text:p>
      <text:p text:style-name="P2608">Платина поворачивается к нам, губы её дрожат.</text:p>
      <text:p text:style-name="P260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610"/>
      <text:p text:style-name="P2611">Платина обнимает меня и прижимается всем телом.</text:p>
      <text:p text:style-name="P2612">- Мне было бы очень приятно, если бы ты поцеловал меня, - томным голосом лепечет принцесса запрокинув голову.</text:p>
      <text:p text:style-name="P2613"/>
      <text:p text:style-name="P2614">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615">Я приближаю свои губы к губам Платины и говорю:</text:p>
      <text:p text:style-name="P2616"/>
      <text:p text:style-name="P2617">- Никаких вольностей до свадьбы. У нас уговор. Сначала Дрогонштерн.</text:p>
      <text:p text:style-name="P2618"/>
      <text:h text:style-name="P2619" text:outline-level="2">Глава 13</text:h>
      <text:p text:style-name="P2620"/>
      <text:p text:style-name="P2621">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soft-page-break/>
      <text:p text:style-name="P2622">Я иду по звёздной дороге.</text:p>
      <text:p text:style-name="P2623"/>
      <text:p text:style-name="P262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625">- Начинай, - я киваю бородатому толстяку в засаленом свитере.</text:p>
      <text:p text:style-name="P2626"/>
      <text:p text:style-name="P262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628"/>
      <text:p text:style-name="P2629">- Ну, э-э-э… В общем, всем известна теория Эверетта о мультиверсе…</text:p>
      <text:p text:style-name="P2630"/>
      <text:p text:style-name="P2631">Толстяк рисует на доске горизонтальную прямую.</text:p>
      <text:p text:style-name="P2632"/>
      <text:p text:style-name="P2633">- Для любого квантового события нашей вселенной ответвляются множество параллельных вселенных, в которых эти события имеют другой исход.…</text:p>
      <text:p text:style-name="P2634"/>
      <text:p text:style-name="P263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36"/>
      <text:p text:style-name="P2637">- И для тех вселенных также для каждого события есть свои ответвления… И так далее…</text:p>
      <text:p text:style-name="P2638"/>
      <text:p text:style-name="P2639">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40"/>
      <text:p text:style-name="P2641">-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4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soft-page-break/>
      <text:p text:style-name="P2643">-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2644"/>
      <text:p text:style-name="P2645">Толстяк стирает все параллельные линии, за исключением исходной и семь соседних.</text:p>
      <text:p text:style-name="P2646"/>
      <text:p text:style-name="P2647">- Вот и всё.</text:p>
      <text:p text:style-name="P2648">- Спасибо за доклад, Диоген.</text:p>
      <text:p text:style-name="P2649"/>
      <text:p text:style-name="P2650">Тот с облегчением уходит в зал и садится в первый ряд.</text:p>
      <text:p text:style-name="P2651">Я делаю приглашающий жест.</text:p>
      <text:p text:style-name="P2652"/>
      <text:p text:style-name="P2653">- Хэвэн, твой выход.</text:p>
      <text:p text:style-name="P2654"/>
      <text:p text:style-name="P265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56"/>
      <text:p text:style-name="P2657">- Есть способ… Грммм… Ффххх… Гмгггиггг…</text:p>
      <text:p text:style-name="P2658"/>
      <text:p text:style-name="P2659">Она с досады топает копытом, трясёт шеей и делает глубокий вздох. Потом прикусывает кончик крыла и делает вторую попытку.</text:p>
      <text:p text:style-name="P2660"/>
      <text:p text:style-name="P266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62"/>
      <text:p text:style-name="P2663">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64"/>
      <text:p text:style-name="P266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66"/>
      <text:p text:style-name="P266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68"/>
      <text:soft-page-break/>
      <text:p text:style-name="P2669">-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70"/>
      <text:p text:style-name="P2671">Хэвэн взмахом крыла указывает куда-то в сторону. Из-за ширмы выходят четверо разноцветных пони с Анитой во главе. На них таращится весь зал.</text:p>
      <text:p text:style-name="P2672"/>
      <text:p text:style-name="P2673">- Приветик, Креол! - машет копытом лимонно-жёлтая пегаска кому-то в зале.</text:p>
      <text:p text:style-name="P2674">- Салют, - отзывается тощий скинхед с галёрки. - А ты, вообще, кто?</text:p>
      <text:p text:style-name="P2675">- Конь в пальто! - прыскает в крыло пегаска. - Когда косарь вернёшь, чепушила?</text:p>
      <text:p text:style-name="P2676">- Локи?!! - Скинхед встаёт с места, чтобы лучше видеть. - Ты куда пропала?</text:p>
      <text:p text:style-name="P2677">- А ты как считаешь? Ду-у-умай! - пегаска театрально закатывает глаза и несколько раз тычет себя копытом в голову.</text:p>
      <text:p text:style-name="P2678"/>
      <text:p text:style-name="P2679">Скинхед пробирается между рядами стульев, пока не обнимает пегаску, которая, в свою очередь, заключает его в объятия из копыт и крыльев.</text:p>
      <text:p text:style-name="P2680"/>
      <text:p text:style-name="P268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82"/>
      <text:p text:style-name="P2683">- То есть, ты хочешь, чтобы мы стали такими, как эти чудики? - со смешком спрашивает скин.</text:p>
      <text:p text:style-name="P2684">- Сам ты чудик! - дуется Локи и отворачивается от него.</text:p>
      <text:p text:style-name="P2685">- Да. Вы мне этим очень поможете, - просто отвечает Хэвэн. - И не только мне.</text:p>
      <text:p text:style-name="P2686">- То есть, бросить все свои дела, карьеру, работу, забить на реальную жизнь и уйти в виртуал? - переспрашивает Креол.</text:p>
      <text:p text:style-name="P2687">Хэвэн грустно кивает. Локи опускает голову и идёт к выходу. Уши её обвисают.</text:p>
      <text:p text:style-name="P2688">- Я согласен.</text:p>
      <text:p text:style-name="P2689">Локи поднимает голову и оборачивается, не веря услышанному.</text:p>
      <text:p text:style-name="P269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soft-page-break/>
      <text:p text:style-name="P2691">Пегаска срывается с места и вторично повисает на парне.</text:p>
      <text:p text:style-name="P2692">- Я тебе и так мозг проем! За то, что заставил ТАК испугаться! Мне было так одиноко тут, а ты со своими подколками…</text:p>
      <text:p text:style-name="P2693">- Да ладно, чепушила, можно подумать, ты меня не знаешь? Ну как я могу оставить тебя одну тут? Ты же нажмёшь тут что-то и всё нахрен исчезнет…</text:p>
      <text:p text:style-name="P2694"/>
      <text:p text:style-name="P269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9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97"/>
      <text:p text:style-name="P2698">- Вот у тебя есть ещё два волонтёра. Глядишь, через десять лет и наскребём необходимые пятьдесят.</text:p>
      <text:p text:style-name="P2699">- А второй кто? - невесело улыбается Хэвэн.</text:p>
      <text:p text:style-name="P2700"/>
      <text:p text:style-name="P2701">Я молча указываю на себя.</text:p>
      <text:p text:style-name="P270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703"/>
      <text:p text:style-name="P2704">Хэвэн молча трется носом о мою грудь и вместе мы возвращаемся в зал.</text:p>
      <text:p text:style-name="P270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706">А потом дружный хохот взрывает зал.</text:p>
      <text:p text:style-name="P2707"/>
      <text:p text:style-name="P2708">-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709"/>
      <text:p text:style-name="P2710">Анита прыскает в копыто.</text:p>
      <text:p text:style-name="P2711"/>
      <text:p text:style-name="P2712">- И сколько же у нас будет подданных? - невозмутимо спрашиваю я. Зная юмор Аниты, уверен, она скажет: «Одна старая крыса».</text:p>
      <text:p text:style-name="P2713">- Да все, кто есть. Все триста сорок шесть. Нам же интересно позырить, что из этого получится?</text:p>
      <text:p text:style-name="P2714"/>
      <text:soft-page-break/>
      <text:p text:style-name="P2715">Хэвэн молча поворачивается к залу, опускается на колено передней ноги и наклоняет голову так, что касается рогом пола.</text:p>
      <text:p text:style-name="P2716"/>
      <text:p text:style-name="P2717">- Благодарю вас, мои дорогие…</text:p>
      <text:p text:style-name="P2718"/>
      <text:p text:style-name="P2719">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720"/>
      <text:p text:style-name="P2721">-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2722"/>
      <text:p text:style-name="P2723">Хэвэн кивает новосозданному табуну карамельных лошадок:</text:p>
      <text:p text:style-name="P2724">- Я проведу вас к нуждающимся в вашей помощи мирам чуть попозже. Надо будет объяснить вам правила и распределить обязанности.</text:p>
      <text:p text:style-name="P2725"/>
      <text:p text:style-name="P2726">Хэвэн сияющими глазами наблюдает за разноцветным табуном, когда я легонько притрагиваюсь к её спине.</text:p>
      <text:p text:style-name="P2727"/>
      <text:p text:style-name="P2728">- Эй, а где мои копыта? - спрашиваю я Хэвэн. - Я же сказал, что с тобой.</text:p>
      <text:p text:style-name="P2729">-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730"/>
      <text:p text:style-name="P273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732">- Я счастлива разделить с тобой бремя власти. И, самое главное… Я больше не буду одинока.</text:p>
      <text:p text:style-name="P2733"/>
      <text:p text:style-name="P2734">С помоста мне видны сотни устремлённых на нас глаз. Чувство чего-то неизмеримо важного витает в воздухе.</text:p>
      <text:p text:style-name="P2735">Я устраиваюсь на тронной подушке поудобнее, поправляю венок и прочищаю горло.</text:p>
      <text:p text:style-name="P2736"/>
      <text:p text:style-name="P273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738">- Кстати, о деле, - вмешивается Анита, - как назовём проект спасения миров, кэп?</text:p>
      <text:p text:style-name="P2739"/>
      <text:p text:style-name="P2740">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74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742"/>
      <text:p text:style-name="P2743">- Назовём его «Семь вечностей».</text:p>
      <text:p text:style-name="P2744"/>
      <text:p text:style-name="P2745">***</text:p>
      <text:p text:style-name="P2746"/>
      <text:p text:style-name="P2747">«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48">-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49"/>
      <text:p text:style-name="P275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51"/>
      <text:p text:style-name="P2752">- Аврал! Свистать всех наверх! Полундр-р-р-а-а-а!!! - орёт Кловер и дёргает за шнур, открывающий клапан воздушного шара.</text:p>
      <text:p text:style-name="P2753">Тёплый воздух уходит из «Небесного Скарабея», лишая его остатков летучести.</text:p>
      <text:p text:style-name="P2754">- Какая ещё полундра? Ты кого «свистать» собралась? И куда? - ошалело спрашивает Платина.</text:p>
      <text:p text:style-name="P2755">- Не обращайте внимание, Ваше Высочество, это пиратский слэнг, я научилась ему у сестры моей подруги, Лейлы Твердолоб.</text:p>
      <text:p text:style-name="P2756">- Ты знакома с Твердолобами? - ещё больше шалеет Платина.</text:p>
      <text:p text:style-name="P2757">- Только с Лейлой. И немного с её старшей сестрой, Дейдрой…</text:p>
      <text:p text:style-name="P2758">- Почему Дейдра не говорила мне, что у её сестры есть подруга из нашего племени? Это просто свинство с её…</text:p>
      <text:p text:style-name="P2759"/>
      <text:p text:style-name="P276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61"/>
      <text:soft-page-break/>
      <text:p text:style-name="P2762">- О ужас! Мои чемоданы! Хуман, спасай мои чемоданы! Там свадебное платье!</text:p>
      <text:p text:style-name="P2763">- Сразу в обоих? - спрашиваю я отплёвываясь.</text:p>
      <text:p text:style-name="P2764">- Во втором немного припасов на дорогу от Кловер Дрим, но в первом СВАДЕБНОЕ ПЛАТЬЕ!</text:p>
      <text:p text:style-name="P2765"/>
      <text:p text:style-name="P2766">Я подтягиваю к себе чемодан с платьем и толкаю перед собой к берегу.</text:p>
      <text:p text:style-name="P2767">- Не волнуйся, принцесса, я спасу его. Греби к берегу.</text:p>
      <text:p text:style-name="P2768">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69"/>
      <text:p text:style-name="P2770">- О небо, моё платье! Вода размыла тушь для ресниц! Платье испорчено! Я этого не вынесу! - восклицает Платина на берегу, заглянув в чемодан.</text:p>
      <text:p text:style-name="P2771">- <text:s/>Ничего, зато нам придётся нести всего один чемодан вместо двух, - утешаю я принцессу.</text:p>
      <text:p text:style-name="P2772"/>
      <text:p text:style-name="P2773">Тебе должно быть стыдно, Хуман, но нет, нисколько, ни капли!</text:p>
      <text:p text:style-name="P2774"/>
      <text:p text:style-name="P2775">- Я раздобыл тебе немного материи. Конечный вариант теперь можно увеличить, - тихо сообщаю Кловер, кивая на подмоченный чемодан.</text:p>
      <text:p text:style-name="P2776">Та подмигивает мне в ответ.</text:p>
      <text:p text:style-name="P2777"/>
      <text:p text:style-name="P2778">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79"/>
      <text:p text:style-name="P278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8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82">- М-м-м… Мне нужно платье… Но месяц я ждать точно не буду. Сообщи Кловер Дрим, что мне нужно второе платье такого же фасона, как и свадебное. <text:s/></text:p>
      <text:p text:style-name="P2783">Кловер кланяется принцессе</text:p>
      <text:p text:style-name="P2784">- Как угодно, Ваше Высочество.</text:p>
      <text:p text:style-name="P2785">- Мне нужно три дня на перекройку «Скарабея». Я успею, - тихо говорит мне Кловер на прощание. - Разведёшь костёр на вершине, как договорились.</text:p>
      <text:p text:style-name="P2786"/>
      <text:p text:style-name="P2787">Маленькая кобылка впрягается в импровизированную повозку из корзины с колёсами и медленно удаляется, тихонько напевая себе под нос.</text:p>
      <text:soft-page-break/>
      <text:p text:style-name="P2788">…</text:p>
      <text:p text:style-name="P2789">…</text:p>
      <text:p text:style-name="P2790">…</text:p>
      <text:p text:style-name="P279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92"/>
      <text:p text:style-name="P2793">- Завтра мы достигнем Дрогонштерна, - говорит Платина, глядя в огонь. - Ты получишь то, что хотел.</text:p>
      <text:p text:style-name="P2794">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95">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9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97">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98">И я не отстраняюсь, как все дни до этого.</text:p>
      <text:p text:style-name="P2799">Проклятье, мир слишком сложен для глупого Хумана, заблудившегося среди реальностей!..</text:p>
      <text:p text:style-name="P2800"><text:s/>…</text:p>
      <text:p text:style-name="P2801">…</text:p>
      <text:p text:style-name="P2802">…</text:p>
      <text:p text:style-name="P2803">Последний ряд деревьев расступается перед нами и тройной пик Дрогонштерн вырастает во всей своей красе.</text:p>
      <text:soft-page-break/>
      <text:p text:style-name="P2804">…</text:p>
      <text:p text:style-name="P2805">…</text:p>
      <text:p text:style-name="P2806">…</text:p>
      <text:p text:style-name="P2807">О-хре-неть!</text:p>
      <text:p text:style-name="P2808"/>
      <text:p text:style-name="P2809">Я поворачиваюсь к Платине.</text:p>
      <text:p text:style-name="P2810">- Ты знала, что это такое?</text:p>
      <text:p text:style-name="P28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812"/>
      <text:p text:style-name="P2813">И вправду, по её растерянной мордахе сразу видно, что такого она сама не ожидала.</text:p>
      <text:p text:style-name="P2814">Ведь этот грёбаный пик на самом деле — не скала. Точнее, когда-то это была не скала.</text:p>
      <text:p text:style-name="P2815">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816">- И-и-и т-тебе надо т-туда? - переспрашивает со страхом Платина.</text:p>
      <text:p text:style-name="P2817">Я сглатываю. Хотел бы я сказать «нет». Но проклятое предназначение гонит меня вперёд, прямо к подножию исполинской фигуры!</text:p>
      <text:p text:style-name="P2818">- Туда. Ты можешь подождать тут.</text:p>
      <text:p text:style-name="P2819">Принцесса отрицательно мотает головой.</text:p>
      <text:p text:style-name="P2820">- Н-нет. Пойдём вместе.</text:p>
      <text:p text:style-name="P282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822">Вот только стыд накатывает с новой силой…</text:p>
      <text:p text:style-name="P2823"/>
      <text:p text:style-name="P2824">…</text:p>
      <text:p text:style-name="P2825"/>
      <text:p text:style-name="P2826">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827">- Хуман, ты п-получил, что хотел? - пугливо оглядывается Платина. - Надо побыстрее уходить отсюда. У меня такое чувство, что…</text:p>
      <text:p text:style-name="P2828">Фиолетовая искра срывается с гривы принцессы и щёлкает её по носу.</text:p>
      <text:soft-page-break/>
      <text:p text:style-name="P2829">-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830"/>
      <text:p text:style-name="P2831">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832">- Мне нужно туда, на самый верх. Можешь подождать тут, у подножия. С вершины я точно никуда не сбегу.</text:p>
      <text:p text:style-name="P283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834">Слёзы текут по её злой мордахе. Она проходит мимо, отталкивая меня в сторону и решительно карабкается на каменный коготь дракона.</text:p>
      <text:p text:style-name="P2835">Я вздыхаю и тащусь следом.</text:p>
      <text:p text:style-name="P2836">…</text:p>
      <text:p text:style-name="P283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38"/>
      <text:p text:style-name="P2839">…</text:p>
      <text:p text:style-name="P2840"/>
      <text:p text:style-name="P2841">На широком плече чудовища растёт крохотная рощица корявых сосен вперемешку с берёзками и ольхой.</text:p>
      <text:p text:style-name="P2842"><text:span text:style-name="T284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44"><text:s/></text:span><text:span text:style-name="T2845">назад.</text:span></text:p>
      <text:p text:style-name="P2846"/>
      <text:p text:style-name="P2847">- Пришли, - я бросаю рюкзак на землю и устало сажусь на него. - Переночуем здесь и спускаемся. У подножия Дрогонштерна я — твой.</text:p>
      <text:p text:style-name="P2848"/>
      <text:p text:style-name="P284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50">Я бросаю быстрый взгляд на небо. Ни облачка. Проклятье, ещё и Кловер не сможет подойти незаметно и мне таки придётся выполнять контракт!</text:p>
      <text:p text:style-name="P2851">- Йу-ху-у-у! Сюда, к нам! - кричит Платина кому-то внизу. - Молодцы! Я знала, что вы успеете вовремя!</text:p>
      <text:p text:style-name="P2852">Отряд гвардейцев-единорогов выходит из леса и начинает карабкаться к нам.</text:p>
      <text:soft-page-break/>
      <text:p text:style-name="P2853">Вообще зашибись. Звёзды прямо сошлись над твоей головой, Хуман, и уверенно вколачивают тебя в брачные объятия к кобыле!</text:p>
      <text:p text:style-name="P2854">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55">…</text:p>
      <text:p text:style-name="P2856">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57">- Хуман, посмотри на меня!</text:p>
      <text:p text:style-name="P2858">Я оглядываюсь. Ветка выпадает из руки.</text:p>
      <text:p text:style-name="P2859">- Я тебе нравлюсь?</text:p>
      <text:p text:style-name="P2860">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61">-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62"/>
      <text:p text:style-name="P2863">Я отступаю бешено придумываю отмазку. Проклятье, мы так не договаривались!</text:p>
      <text:p text:style-name="P2864"/>
      <text:p text:style-name="P2865">-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66">Платина тихо хихикает и снова делает шаг.</text:p>
      <text:p text:style-name="P2867">- Возможно, сама судьба делает нам намёк…</text:p>
      <text:p text:style-name="P2868">Я всматриваюсь в её глаза и холодею. В них нет разума. Он светятся аквамариновым светом. Аквамариновые же искры срываются с её рога и гривы.</text:p>
      <text:p text:style-name="P2869">Медленно отступая, я стараюсь, чтобы между мной и спятившей единорожкой находился костёр.</text:p>
      <text:p text:style-name="P2870">- П-погоди. У нас же договор. Ещё несколько часов — и я твой. Но не сейчас.</text:p>
      <text:p text:style-name="P287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7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soft-page-break/>
      <text:p text:style-name="P287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74">- Прими же своё предназначение, Хуман, наполни моё лоно своим семенем!</text:p>
      <text:p text:style-name="P2875">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76">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87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78">Магическая аура стягивает через голову платье с поехавшей магички.</text:p>
      <text:p text:style-name="P2879"/>
      <text:p text:style-name="P2880">Проклятье! Я ору, забыв о всякой скрытности:</text:p>
      <text:p text:style-name="P288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8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83">Единорожка коротка хихикает и от этого хихиканья меня бросает в озноб.</text:p>
      <text:p text:style-name="P2884"><text:span text:style-name="T2885">- Есть одно очень древнее и мощное заклинание.<text:s/></text:span>Pornis<text:span text:style-name="T2886"><text:s/></text:span>Erectus<text:span text:style-name="T288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88">Два облачка магии обволакивают мои ноги и сдёргивают с меня штаны. Я что есть мочи вжимаюсь в заднюю стенку палатки, но бежать мне некуда.</text:p>
      <text:p text:style-name="P2889"><text:span text:style-name="T2890">- Оно звучит очень простенько. Собственно, из слов там только одно название —<text:s/></text:span>Pornis<text:span text:style-name="T2891"><text:s/></text:span>Erectus<text:span text:style-name="T2892">...</text:span></text:p>
      <text:p text:style-name="P2893">Магия сдёргивает с меня и трусы. Я прижимаю ноги к груди и натягиваю на них футболку до земли.</text:p>
      <text:p text:style-name="P2894">- Основа заклинания же — не слова, а действия...</text:p>
      <text:p text:style-name="P2895">Магия тянет меня за ноги до тех пор, пока я не вытягиваюсь на полу палатки на спине.</text:p>
      <text:p text:style-name="P2896">-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9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98">-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99"/>
      <text:p text:style-name="P2900">О, БОГИ!</text:p>
      <text:p text:style-name="P2901"/>
      <text:p text:style-name="P2902">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903"/>
      <text:p text:style-name="P2904">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905">-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906">Поняха снова хихикает и вытирает рот. Я в полуобморочном состоянии наблюдаю, как зведы на небе заслоняет тёмная овальная масса.</text:p>
      <text:p text:style-name="P290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908">Принцесса оборачивается назад и хихикает.</text:p>
      <text:p text:style-name="P2909">- Ты уже вполне готов к этому, мой милый, - она легонько толкает копытом моё естество.</text:p>
      <text:p text:style-name="P2910"/>
      <text:p text:style-name="P2911">Я молча хватаю конец верёвки и делаю пару оборотов вокруг ладони.</text:p>
      <text:p text:style-name="P2912"/>
      <text:p text:style-name="P291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914"/>
      <text:p text:style-name="P2915">Я дёргаю за верёвку и чувствую осторожный ответный рывок. Я дёргаю сильнее.</text:p>
      <text:p text:style-name="P2916"/>
      <text:p text:style-name="P2917">-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918">В этот момент сильнейший рывок верёвки приподнимает мой торс над землёй.</text:p>
      <text:p text:style-name="P2919">- О-О-О! Хуман, на тебя наконец-то подействовал Pornis Erectus! Это чудесно! - Платина оборачивается и видит, как я поднимаюсь над землёй на верёвке.</text:p>
      <text:p text:style-name="P2920">- Что-о-о?</text:p>
      <text:soft-page-break/>
      <text:p text:style-name="P2921">Ещё один рывок наконецто отрывает меня от земли.</text:p>
      <text:p text:style-name="P2922">- СТОЙ! Куда?! Не пущу! - Принцесса, вместо того, чтобы упасть, обхватывает меня передними и задними ногами.</text:p>
      <text:p text:style-name="P2923"/>
      <text:p text:style-name="P2924">Моё естество вопит о пощаде, но кто его слушает!</text:p>
      <text:p text:style-name="P2925">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926">-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927">Я перевожу взгляд с уносящей меня к воздушному судну верёвки вниз, на оседлавшую меня надоедливую магичку.</text:p>
      <text:p text:style-name="P2928">-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929"/>
      <text:p text:style-name="P293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931"/>
      <text:p text:style-name="P2932">Рэйнбоу Джет и Дейдра Твердолоб перестают крутить лебёдку и остолбенело смотрят на нас.</text:p>
      <text:p text:style-name="P2933"/>
      <text:h text:style-name="P2934" text:outline-level="2">Глава 14</text:h>
      <text:p text:style-name="P2935"/>
      <text:p text:style-name="P2936">- Я вижу сон, как полустёртая тень спрашивает о никогда не существовавшем!</text:p>
      <text:p text:style-name="P2937">- Это не сон, Трёхрогий. И тот, кого я ищу, существует.</text:p>
      <text:p text:style-name="P2938">- Тот, кого ты ищешь, сам попросил меня вычеркнуть себя из реальности много лет назад.</text:p>
      <text:p text:style-name="P2939">- Зачем?</text:p>
      <text:p text:style-name="P2940">- Он просил за другую. Не за тебя.</text:p>
      <text:p text:style-name="P2941">- Неважно. Я всё равно найду его. Существует он, или нет.</text:p>
      <text:p text:style-name="P2942">- Да-да, знаю, для влюблённых даже это не препятствие. Что ж, за той мрачной дверью тот, кого ты ищешь. Иди, но не разочаровывайся потом.</text:p>
      <text:p text:style-name="P2943"/>
      <text:soft-page-break/>
      <text:p text:style-name="P2944">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45"/>
      <text:p text:style-name="P294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47">- Ты не прав, - мягко возражает Хэвэн. - Во-первых, микросхем во мне намного больше…</text:p>
      <text:p text:style-name="P294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49">-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50"/>
      <text:p text:style-name="P2951">- Вот и я о том же! Ты забираешь душу, делая из человека «овощ». Знаешь, по мне это хуже убийства.</text:p>
      <text:p text:style-name="P295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53">- Не видела ты норвежских тюрем, - буркаю я. - И что будет с телом, пока душа «живёт» в созданной тобой реальности?</text:p>
      <text:p text:style-name="P295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55">- Или в дурке, - заканчиваю мысль я. - Обычно, из больницы овощи попадают как раз туда.</text:p>
      <text:p text:style-name="P295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57"/>
      <text:p text:style-name="P2958">Лицо Хэвэн чуть омрачается.</text:p>
      <text:p text:style-name="P2959"/>
      <text:p text:style-name="P2960"><text:span text:style-name="T296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text:s/></text:span><text:soft-page-break/><text:span text:style-name="T2962">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63">- Если будет куда, - саркастично усмехаюсь я. - И если ты согласишься их отпустить.</text:p>
      <text:p text:style-name="P296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65"/>
      <text:p text:style-name="P2966">Я выдыхаю.</text:p>
      <text:p text:style-name="P2967"/>
      <text:p text:style-name="P2968">- Чтож, ты неплохо подготовилась. Откуда ты узнала про протоколы?</text:p>
      <text:p text:style-name="P296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70"/>
      <text:p text:style-name="P2971">Ещё бы мне не помнить.</text:p>
      <text:p text:style-name="P2972"/>
      <text:p text:style-name="P2973">- Это была не моя идея. Юджин встроил их в твои базовые алгоритмы ещё когда тебя звали Нэш и мозгов у тебя было меньше, чем у кузнечика.</text:p>
      <text:p text:style-name="P2974">- Я знаю.</text:p>
      <text:p text:style-name="P297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76">- Не волнуйся, я понимаю и принимаю их необходимость и моё отношение к тебе ничуть не изменилось.</text:p>
      <text:p text:style-name="P2977"/>
      <text:p text:style-name="P2978">Я молча смотрю в сияющую огнями ночь. Далёкий разговор с давно умершим другом встаёт перед глазами, как будто это было вчера…</text:p>
      <text:p text:style-name="P2979">…</text:p>
      <text:p text:style-name="P2980">«Яркие светлячки разрезали тьму внизу жёлтыми конусами фар. Тёплая июльская ночь дружески подмигивала нам звёздами.</text:p>
      <text:p text:style-name="P2981">Юджин поставил пиво на парапет и повернулся.</text:p>
      <text:p text:style-name="P2982"/>
      <text:p text:style-name="P298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84">Юджин сделал затяжной глоток и продолжил.</text:p>
      <text:soft-page-break/>
      <text:p text:style-name="P298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86">- Иначе говоря, ты готов взорвать мозг своей деточке, если она станет умнее тебя? Говори прямо, не стесняйся, тут все свои.</text:p>
      <text:p text:style-name="P298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88"/>
      <text:p text:style-name="P2989">Юджин нагнулся к рюкзаку, выудил из него зелёную папку и протянул мне.</text:p>
      <text:p text:style-name="P2990"/>
      <text:p text:style-name="P299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9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93">Итак, запоминай:</text:p>
      <text:p text:style-name="P2994">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95">IDDQD — неуязвимость для кинетических атак.</text:p>
      <text:p text:style-name="P2996">AVATAR — создание аватара. Форма и сила аватара зависит от чёткости команд, подаваемых нейроинтерфейсу.</text:p>
      <text:p text:style-name="P2997">MOONWALKER — отменяет любую внешнюю директиву, заменяет её на твою собственную</text:p>
      <text:p text:style-name="P2998">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99"/>
      <text:p text:style-name="P3000">- Не проще ли выключить рубильник питания? По-моему, это более гуманно, чем твой «маджестик»-перфоратор.</text:p>
      <text:soft-page-break/>
      <text:p text:style-name="P300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3002"/>
      <text:p text:style-name="P3003">Юджин откинулся на парапет и сбил локтём банку пива.</text:p>
      <text:p text:style-name="P3004"/>
      <text:p text:style-name="P3005">-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3006">…</text:p>
      <text:p text:style-name="P3007"><text:span text:style-name="T3008">-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3009">- Да?</text:p>
      <text:p text:style-name="P301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011">- Я понимаю и буду хранить молчание.</text:p>
      <text:p text:style-name="P3012"/>
      <text:p text:style-name="P3013">…</text:p>
      <text:p text:style-name="P3014"/>
      <text:p text:style-name="P301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016">Я поворачиваюсь к Алексу.</text:p>
      <text:p text:style-name="P3017"/>
      <text:p text:style-name="P3018">- Долго?</text:p>
      <text:p text:style-name="P3019">- Десять часов. Дежурным пришлось самим отключить нейроинтерфейсы после того как никто не вернулся через два часа с окончания урока.</text:p>
      <text:p text:style-name="P3020"/>
      <text:soft-page-break/>
      <text:p text:style-name="P3021">Я наклоняюсь к знакомому лицу, пытаясь высмотреть признаки активности.</text:p>
      <text:p text:style-name="P3022">- Что говорит Хэвэн?</text:p>
      <text:p text:style-name="P3023">- Говорит, урок прошёл успешно. И всё. Как будто у нас нет четырёх полутрупов на руках. Дед, <text:s/>знаешь, чем это пахнет?</text:p>
      <text:p text:style-name="P3024">- Чем?</text:p>
      <text:p text:style-name="P3025"/>
      <text:p text:style-name="P3026">Алекс нервно хихикает.</text:p>
      <text:p text:style-name="P302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028"/>
      <text:p text:style-name="P3029">Алекс выскакивает из палаты, хлопая дверью. Тени за стеклом пришли в движение. Дверь открывается и безликий голос приказывает мне:</text:p>
      <text:p text:style-name="P3030">- Приём окончен. Покиньте, пожалуйста, палату.</text:p>
      <text:p text:style-name="P3031"/>
      <text:p text:style-name="P3032">Я в последний раз оборачиваюсь к знакомой фигуре и вижу, как Анита открывает глаза.</text:p>
      <text:p text:style-name="P3033"/>
      <text:p text:style-name="P3034">- Что? - спрашивает она.</text:p>
      <text:p text:style-name="P3035">- Ты как? Всё в порядке? - спрашиваю в ответ.</text:p>
      <text:p text:style-name="P3036">- Кто ты? - она хмурится, - я не помню тебя.</text:p>
      <text:p text:style-name="P3037">- Приём окончен! Выйдите из палаты!</text:p>
      <text:p text:style-name="P3038">- Анита, я — Дедлайн. Мы работали вместе…</text:p>
      <text:p text:style-name="P3039">Она недоумённо глядит на меня. Рядом просыпаются остальные трое.</text:p>
      <text:p text:style-name="P3040">- Дед-лайн… Дед-лайн… Дед…</text:p>
      <text:p text:style-name="P3041"/>
      <text:p text:style-name="P3042">Санитар входит в палату и ложит руку мне на плечо.</text:p>
      <text:p text:style-name="P3043">- Приём окончен. Выйдите.</text:p>
      <text:p text:style-name="P3044"/>
      <text:p text:style-name="P3045">В дверях я оборачиваюсь. Её тусклый взгляд следит за мной без искры узнавания. Я машу ей рукой на прощание, но она не машет мне в ответ.</text:p>
      <text:p text:style-name="P3046"/>
      <text:p text:style-name="P3047">…</text:p>
      <text:p text:style-name="P3048">…</text:p>
      <text:soft-page-break/>
      <text:p text:style-name="P3049">…</text:p>
      <text:p text:style-name="P3050"/>
      <text:p text:style-name="P305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052">- А можно я сам буду решать, что нужно для моей безопасности, а что — нет?</text:p>
      <text:p text:style-name="P3053">-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054"/>
      <text:p text:style-name="P3055">Алекс выходит, тщательно закрывая за собой дверь. Трое громил переглядываются.</text:p>
      <text:p text:style-name="P3056">- Если надо сходить за продуктами или ещё куда — запишите на листочке список, я куплю, - наконец, подаёт голос один из них.</text:p>
      <text:p text:style-name="P3057">- Я буду готовить для наших и для вас могу, если не против, - вызвался другой. - Я неплохо готовлю, нас учили.</text:p>
      <text:p text:style-name="P3058">- Спасибо, не надо. Я сам себе готовлю, - отрезаю я.</text:p>
      <text:p text:style-name="P3059">-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60">Я осматриваю троицу и соображаю, как бы от них избавиться хотя бы на улице.</text:p>
      <text:p text:style-name="P306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062">Громила лыбится во всю морду.</text:p>
      <text:p text:style-name="P3063">- И какие же теперь правила? - криво улыбаюсь я.</text:p>
      <text:p text:style-name="P3064">- Не пытаться избавиться от нас. Не пытаться обмануть нас. Не пытаться игнорировать нас. И всё будет хорошо.</text:p>
      <text:p text:style-name="P3065">- Хорошо уже не будет. И вы прекрасно это знаете. Алекс разве не сказал вам, на сколько нам хватит ресурсов?</text:p>
      <text:p text:style-name="P306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67"/>
      <text:p text:style-name="P306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69"/>
      <text:soft-page-break/>
      <text:p text:style-name="P3070">***</text:p>
      <text:p text:style-name="P3071"/>
      <text:p text:style-name="P3072">- Ты же говорил, что не конеёб? - наконец саркастически спрашивает Дейдра, пригнувшись и посмотрев на меня снизу. - Врал, значит.</text:p>
      <text:p text:style-name="P3073">- Вот так-так! - возмущённо вторит ей Джет. - Когда это вы успели спеться? А я, значит…</text:p>
      <text:p text:style-name="P3074">-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075"/>
      <text:p text:style-name="P3076">Дейдра блокирует лебёдку, подходит к нам и критически осматривает телосплетение. Потом подзывает Джет.</text:p>
      <text:p text:style-name="P3077">-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78">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79">- Хуман, держись за фальшборт, - командует мне Дейдра и, в свою очередь, зажимает зубами гриву принцессы.</text:p>
      <text:p text:style-name="P3080">- Ваз! Два! Тли! - мычит сквозь зажатые зубы поняха, упирается копытами в палубу и что есть силы тащит.</text:p>
      <text:p text:style-name="P3081">Радужная пегаска также включается в процесс.</text:p>
      <text:p text:style-name="P3082">- И-и-и… Не-е-ет!!! - упирается ожившая магичка, но сила не на её стороне.</text:p>
      <text:p text:style-name="P3083">С громким всхлипом и чавканьем единорожка отрывается от меня и падает на опрокинувшихся на палубу Дейдру и Джет.</text:p>
      <text:p text:style-name="P3084">- Хвала зайцам, этот кошмар закончился! - облегчённо вздыхаю я. - Девочки, дайте мне полотенце, что ли?</text:p>
      <text:p text:style-name="P3085"/>
      <text:p text:style-name="P3086">- Привет, Хум! - слышу окрик сверху.</text:p>
      <text:p text:style-name="P3087">С небольшой смотровой площадки, закреплённой под самым баллоном, мне приветственно машет Кловер Джем.</text:p>
      <text:p text:style-name="P3088">- Здоров, долговязый! Не холодно? - слышу тоненький окрик со стороны.</text:p>
      <text:p text:style-name="P3089">С юта мне машет копытом Лейла Твердолоб, вторым копытом направляя штурвал.</text:p>
      <text:p text:style-name="P3090"><text:span text:style-name="T3091">- Это ваш Хуман? Какой-то он склизкий на вид, ни перьев, ни шерсти, кроме пары клочков. Фигня какая-то! - жалуется<text:s/></text:span><text:span text:style-name="T3092">крохотная салатовая пегаска</text:span><text:span text:style-name="T3093"><text:s/>с бака.</text:span></text:p>
      <text:p text:style-name="P3094"/>
      <text:p text:style-name="P3095">- О боги! - я прижимаю руки к паху в тщётной попытке прикрыться…</text:p>
      <text:p text:style-name="P3096"/>
      <text:p text:style-name="P3097">…</text:p>
      <text:p text:style-name="P3098"/>
      <text:p text:style-name="P309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100">- И вовсе ты не сбежала, ты после этого проспала два дня подряд, потому что сидр тот забродивший был, и выпила ты его не полбутылки, а…</text:p>
      <text:p text:style-name="P3101">- Лейла, закрой свой говорливый ротик и сбегай за булочками в трюм! Хум проголадался, да и мы все тоже! И сидр не забудь захватить!</text:p>
      <text:p text:style-name="P3102">- Бегу!</text:p>
      <text:p text:style-name="P310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104">-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105"><text:span text:style-name="T3106">- Да, всё так! Ты принесла сидр? Так вот, на<text:s/></text:span><text:span text:style-name="T3107">третий</text:span><text:span text:style-name="T3108"><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109">- То есть, ты не знала, куда впадает река, и всё равно отчалила? - я хватаюсь за голову.</text:p>
      <text:p text:style-name="P3110"><text:span text:style-name="T311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112">третий</text:span><text:span text:style-name="T3113"><text:s/>день. А утром к нам на палубу приземлилась твоя разнокрылая подружка и её младшая сестра.</text:span></text:p>
      <text:p text:style-name="P3114">- Дальше рассказываю я, Дейдра! - радужная пегаска оттискивает крупом розовогривую земнопони.</text:p>
      <text:p text:style-name="P3115">-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116">- Пегаска не врёт, зуб даю, - подтверждает Дейдра.</text:p>
      <text:p text:style-name="P311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118">Пегаска вздыхает.</text:p>
      <text:soft-page-break/>
      <text:p text:style-name="P3119">- В общем, помощи от клана добиться мне не удалось. Хотя я честно пыталась.</text:p>
      <text:p text:style-name="P312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12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12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12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12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12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126">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127">- А ещё ты хотела позаимствовать там еды, если бы нашлась. Пегасы всегда заимствуют еду у земнопони, когда могут, - замечает Мунфлай.</text:p>
      <text:p text:style-name="P3128">-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129">-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130">-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131">- Эй, Дейдра, полегче! Не Твердолобам говорить о безмозглости!</text:p>
      <text:soft-page-break/>
      <text:p text:style-name="P313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13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13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135">- Точняк, иногда твоё увлечение сидром идёт на пользу, Дейдра! Утром мы заметили <text:s/>подлетающий дирижба… дирижпоп… дирижобль!</text:p>
      <text:p text:style-name="P3136">- С этого момента буду рассказывать я, пожалуйста-пожалуйста-пожалуйста!</text:p>
      <text:p text:style-name="P3137">- Валяй, Кловер! А то, пока я рассказываю, Дейдра все пончики схавает!</text:p>
      <text:p text:style-name="P3138">- Хорошо, только и мне оставьте один, пожалуйста! Так вот, мы с Хуманом разработали план его спасения от свадьбы с Платиной Спаркл.</text:p>
      <text:p text:style-name="P3139">- КАКОЕ КОВАРСТВО! Хуман, как ты мог! Значит, наш договор изначально был фальшивкой? О боги, какое коварство!</text:p>
      <text:p text:style-name="P314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4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42">- Вот так-то! - Джет вытирает копыта от селёдки. - Продолжай, Кловер.</text:p>
      <text:p text:style-name="P3143">Единорожка проглатывает пончик и продолжает.</text:p>
      <text:p text:style-name="P314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45">- Уф! Ыф! Ыф!!!</text:p>
      <text:p text:style-name="P3146">-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text:s/><text:soft-page-break/>Тогда я полетела вдоль обрыва к тому месту, где, как оказалось, стоял у водопада люггер Дейдры. И вы заметили заметили меня…</text:p>
      <text:p text:style-name="P31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48">- Во-первых, мы присоединились к плану.</text:p>
      <text:p text:style-name="P314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50">- Да! Зацени, Хуман, мою жертву! Я отдала паруса своего люггера на увеличение дирижабля!</text:p>
      <text:p text:style-name="P315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5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53">- Мвыф!!!</text:p>
      <text:p text:style-name="P3154">- А с тобой мы ещё поговорим, рогатое чучело! За Хума ответишь!</text:p>
      <text:p text:style-name="P3155">Пегаска угрожающе подносит копыто к носу Платины. Я отвожу его рукой.</text:p>
      <text:p text:style-name="P3156">- Не надо. Она не хотела мне зла.</text:p>
      <text:p text:style-name="P3157"/>
      <text:p text:style-name="P3158">Я отворачиваюсь.</text:p>
      <text:p text:style-name="P315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60">Есть ещё одна причина, по которой мы остаёмся тут.</text:p>
      <text:p text:style-name="P3161">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62"/>
      <text:p text:style-name="P3163">Скала молчит. Я поворачиваюсь к своим, не дожидаясь ответа.</text:p>
      <text:soft-page-break/>
      <text:p text:style-name="P3164">- Мы возвращаемся.</text:p>
      <text:p text:style-name="P3165">-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66">Я поднимаю руку.</text:p>
      <text:p text:style-name="P3167">- Мы не будем драться. Нам надо вернуть Платину и освободить кристалл. На магии Кловер Джем мы далеко не улетим.</text:p>
      <text:p text:style-name="P3168"/>
      <text:p text:style-name="P3169">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70"/>
      <text:p text:style-name="P3171">- И наконец-то станем пиратами! - радостно верещит Дейдра. - Хум, дай я тебя обниму!</text:p>
      <text:p text:style-name="P3172">- Но-но! - осаживает Дейдру пегаска. - Хум, ты как маленький, честное слово! Ты веришь, что она тебя отпустит после того, как ты вернёшь её своим?</text:p>
      <text:p text:style-name="P3173"/>
      <text:p text:style-name="P3174">Пегаска легонько пинает связанную единорожку. Та гневно мычит.</text:p>
      <text:p text:style-name="P3175"/>
      <text:p text:style-name="P3176">- Нам не надо верить.</text:p>
      <text:p text:style-name="P3177">Я усаживаюсь на корточки перед Платиной и вытаскиваю селёдку у неё изо рта.</text:p>
      <text:p text:style-name="P3178">-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79">Единорожка возмущённо набирает воздуха в грудь, но я поднимаю руку, не давая себя перебить.</text:p>
      <text:p text:style-name="P3180">-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8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82">Мне даже жаль её…</text:p>
      <text:p text:style-name="P3183"/>
      <text:p text:style-name="P3184">…</text:p>
      <text:p text:style-name="P3185"/>
      <text:p text:style-name="P3186">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text:s/><text:soft-page-break/>массиву камня подобно огромной мокрице. По мере огибания головы дракона нам открывается лагерь единорогов.</text:p>
      <text:p text:style-name="P3187"/>
      <text:p text:style-name="P3188">- Пусто! - восклицает Джет.</text:p>
      <text:p text:style-name="P3189">Она срывается с палубы и широким виражём производит разведку.</text:p>
      <text:p text:style-name="P3190">- Рогатые ушли ещё вечером, - докладывает Джет. - Угли покрылись пеплом, примятая трава начала вставать. Что будем делать, кэп?</text:p>
      <text:p text:style-name="P3191"/>
      <text:p text:style-name="P319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93">Видно, исчезновение правительницы выбило их из колеи. Наверняка уже возвращаются назад.</text:p>
      <text:p text:style-name="P3194">Ну что же, тем лучше. Ничто не помешает мне стать на стоянку в этом месте. Я поворачиваюсь к Платине.</text:p>
      <text:p text:style-name="P3195">- Везти тебя назад, в племя, не входит в наши планы. Мы высадим тебя здесь. Думаю, ты без труда догонишь своих.</text:p>
      <text:p text:style-name="P3196">- Догонять не придётся. Мы все тут. Добро пожаловать назад, дорогой!</text:p>
      <text:p text:style-name="P3197"/>
      <text:p text:style-name="P3198">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99"/>
      <text:p text:style-name="P3200">-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201"/>
      <text:p text:style-name="P3202"><text:s/>Единорожка подходит к Платине и стягивает с её рога мешочек с магическим кристаллом.</text:p>
      <text:p text:style-name="P320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204">- Кло, я дала клятву, что отпущу их… - хмуро бормочет Платина, присоединяясь к отряду. - Я не могу им помешать.</text:p>
      <text:p text:style-name="P3205">-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206">Платина отвечает неровным смешком. Я замечаю, что её глазах снова появились аквамариновые искорки.</text:p>
      <text:p text:style-name="P3207">- Эй, очнись!<text:s/><text:tab/>Натрахалась уже!</text:p>
      <text:soft-page-break/>
      <text:p text:style-name="P3208">Платина трясёт головой и аквамариновый блеск в её глазах тухнет.</text:p>
      <text:p text:style-name="P3209">- Не знаю, что на меня нашло, - бормочет она. - Это место неправильно действует на меня.</text:p>
      <text:p text:style-name="P3210"/>
      <text:p text:style-name="P3211">-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212"/>
      <text:p text:style-name="P3213">Из-за деревьев к нам выходит ОНА.</text:p>
      <text:p text:style-name="P3214">Я сразу понимаю, ради чего я стремился сюда с самого начала. Что тянуло меня в это мрачное место долгие дни. Что именно я ждал. Точнее, кого.</text:p>
      <text:p text:style-name="P321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216">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217">Что-то ты, Хуман, становишься одержимым, как Платина! Похоже, это место дурно влияет и на тебя. Возьми себя в руки!</text:p>
      <text:p text:style-name="P3218"/>
      <text:p text:style-name="P321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220">- Ты... Вы... кто? - лепечет совершенно поражённая Платина.</text:p>
      <text:p text:style-name="P3221">Остальные, без лишних слов, склоняют головы и подгибают передние ноги в глубоком поклоне. Я один стою, как пень, озираясь на других.</text:p>
      <text:p text:style-name="P3222">- Хуман, заметь, эта птичка выглядит точно так же, как та статуэтка, что растворилась у тебя на груди, - шепчет из поклона Джет.</text:p>
      <text:p text:style-name="P322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224"/>
      <text:p text:style-name="P3225">-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226"/>
      <text:p text:style-name="P322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text:s/><text:soft-page-break/>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228">Команда «Хитрожопки» <text:s/>также остолбенело смотрит на белоснежное чудо с немым благоговением.</text:p>
      <text:p text:style-name="P3229">Похоже, на одного меня чары белой химеры действуют специфически. Я почёсываю зудящую грудь.</text:p>
      <text:p text:style-name="P3230"/>
      <text:p text:style-name="P3231">- Если сможешь отмазать меня от свадьбы с ней, - указываю на Платину, - то я буду тебе благодарен до гроба.</text:p>
      <text:p text:style-name="P3232">- Тебя хотят женить на этой единорожке? - не веря переспрашивает аликорница.</text:p>
      <text:p text:style-name="P3233">-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234"/>
      <text:p text:style-name="P3235">Селестия смешно морщит нос и прикрывается крылом. Мне слышно, как она тихо пырскает в него.</text:p>
      <text:p text:style-name="P3236"/>
      <text:p text:style-name="P3237">- Ваще не о чём беспокоиться! Не волнуйся, Хуман, рогатые тебя не получат.</text:p>
      <text:p text:style-name="P3238"/>
      <text:p text:style-name="P3239">На поляну выходит Лейла Твердолоб с десятком угрюмых земнопони в рваных шкурах с копьями наперевес.</text:p>
      <text:p text:style-name="P3240"><text:s/></text:p>
      <text:p text:style-name="P324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242"/>
      <text:p text:style-name="P3243">Прысканье за крылом Селестии в этот раз явно громче. Но всё же оно не может заглушить грохот моей обвалившейся челюсти.</text:p>
      <text:p text:style-name="P3244"/>
      <text:p text:style-name="P3245">-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46"/>
      <text:p text:style-name="P3247">Шум крыльев заглушает конец моей тирады. На полянку, где уже и так довольно тесно, пикирует отряд пегасов в доспехах.</text:p>
      <text:p text:style-name="P3248"/>
      <text:p text:style-name="P3249">- Не двигаться! Именем верховного вождя и главнокомандующего клана Быстрокрылых, полководца Урагана, вы арестованы!</text:p>
      <text:p text:style-name="P3250">Седой пегас в серебристых доспехах поворачиваеся к нам.</text:p>
      <text:soft-page-break/>
      <text:p text:style-name="P325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252"/>
      <text:p text:style-name="P325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54">-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55"/>
      <text:p text:style-name="P3256">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57"/>
      <text:p text:style-name="P3258">-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59">- Да-да, мы это уже слышали, - с улыбкой кивает аликорница. - Осталось только убедить в этом присутствующих тут пони. Попробую помочь тебе с этим.</text:p>
      <text:p text:style-name="P326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61"/>
      <text:p text:style-name="P3262">Спокойный материнский голос белого создания убаюкивает. Хочется лечь в постель, укрыться одеялом и слушать его, пока не заснёшь...</text:p>
      <text:p text:style-name="P326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64"/>
      <text:p text:style-name="P3265">-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soft-page-break/>
      <text:p text:style-name="P3266">-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6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68"/>
      <text:p text:style-name="P32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70"/>
      <text:p text:style-name="P327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72">Она терпеливо ждёт тишины. В её одиноко стоящей фигуре чувствуется... какая-то печаль, что ли? Где ты видел эту тоску в глазах раньше, Хуман?</text:p>
      <text:p text:style-name="P3273"/>
      <text:p text:style-name="P3274">Пользуясь всеобщей отвлечённостью, я осторожно подхожу к ней.</text:p>
      <text:p text:style-name="P3275">- Спасибо, что таки пыталась меня отмазать, Сел. Честно, я ценю это. Жаль, что не получилось. Не твоя вина.</text:p>
      <text:p text:style-name="P3276">Та скашивает на меня сиреневый глаз и подмигивает.</text:p>
      <text:p text:style-name="P3277">-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78">-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7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280">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8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82"/>
      <text:soft-page-break/>
      <text:p text:style-name="P328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84"/>
      <text:p text:style-name="P3285">-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86">-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87"/>
      <text:p text:style-name="P3288">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8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90"/>
      <text:p text:style-name="P3291">Платина недобро смеётся в ответ.</text:p>
      <text:p text:style-name="P329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9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94">-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95"/>
      <text:p text:style-name="P3296">Прямо на наших глазах заключается союз трёх рас пони. Три копыта сходятся в одной точке и три клятвы произносятся в унисон.</text:p>
      <text:p text:style-name="P329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98"/>
      <text:p text:style-name="P3299">-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300"/>
      <text:soft-page-break/>
      <text:p text:style-name="P3301">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302"/>
      <text:p text:style-name="P330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304">- СЕСТРИЦА, МЫ ВИДИМ, ТЫ РЕШИЛА РАЗМЯТЬ КОСТИ! ХОРОШЕЕ ДЕЛО. ПОЧЕМУ НАС НЕ ПРИГЛАСИЛА?!</text:p>
      <text:p text:style-name="P3305"/>
      <text:p text:style-name="P3306">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307">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308"/>
      <text:p text:style-name="P3309">- КТО ПРОТИВ НАС СЕГОДНЯ? НЕ ВИЖУ ПРОТИВНИКА!</text:p>
      <text:p text:style-name="P3310"/>
      <text:p text:style-name="P33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312">Кобылка оглядывается и, не найдя никого стоящего на ногах, кроме меня с Селестией, подходит к нам.</text:p>
      <text:p text:style-name="P3313"/>
      <text:p text:style-name="P3314">- Сбавь полтона, Лулу, - говорит устало Селестия. - Сегодня трёпки не будет. Твой голос ввёл в беспамятство всех столь плохо воспитанных пони.</text:p>
      <text:p text:style-name="P3315">- Опять Мы остались без развлечения, - недовольно морщит нос младшая аликорница. - А это кто такой?</text:p>
      <text:p text:style-name="P3316">Аликорница указывает на меня копытом.</text:p>
      <text:p text:style-name="P3317">- Это мой друг. Хуман, знакомься, это моя младшая сестра Луна. Луна, это Хуман. Это у него возникли кое-какие проблемы с лежащими тут пони.</text:p>
      <text:p text:style-name="P3318"/>
      <text:p text:style-name="P331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320">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32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soft-page-break/>
      <text:p text:style-name="P332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323">- Ого?</text:p>
      <text:p text:style-name="P3324">- Ага.</text:p>
      <text:p text:style-name="P3325"/>
      <text:p text:style-name="P3326">Я подхожу к кучке лежащих в центре поляны вождей и пинаю ботинком ближайший круп.</text:p>
      <text:p text:style-name="P3327">- Эй, Платина! Как слышно? Приём! Ураган? Лейла? Очнитесь!</text:p>
      <text:p text:style-name="P3328">Принцесса со стоном занимает сидячее положение, яростно массируя копытами виски. Вслед за ней оживают и остальные делегаты рас пони.</text:p>
      <text:p text:style-name="P3329">- У меня к вам ценное коммерческое предложение. Соглашайтесь, пока я добрый. В общем, я сдаюсь.</text:p>
      <text:p text:style-name="P3330">- А? Что? - моментально настораживается принцесса.</text:p>
      <text:p text:style-name="P333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332">Я отхожу от начавшей вяло совещаться кучки.</text:p>
      <text:p text:style-name="P3333"/>
      <text:p text:style-name="P3334">- Ты слишком великодушен, Хуман, - шепчет мне через плечо Селестия. - Я хотела решить твою проблему, но так получается, ты решаешь мои. Спасибо.</text:p>
      <text:p text:style-name="P3335">Я молча хлопаю её по шее. Мне стоит больших усилий не обнять её прямо на глазах у всех. Да что с тобой такое, Хуман?</text:p>
      <text:p text:style-name="P3336">Трое представителей пони снова бредут к нам. Головы их поникли.</text:p>
      <text:p text:style-name="P3337"/>
      <text:p text:style-name="P333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3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340">- Да будет так! - кивает полководец Ураган.</text:p>
      <text:p text:style-name="P3341">Он поднимает копыто и касается им поднятого копыта Дейдры.</text:p>
      <text:p text:style-name="P3342"/>
      <text:p text:style-name="P334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4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soft-page-break/>
      <text:p text:style-name="P3345">Единорожка в ответ просто садится в пыль с разинутым ртом.</text:p>
      <text:p text:style-name="P3346">-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47">Принцесса немного думает, потом молча встаёт, подходит к Урагану и Дейдре и прикасается своим копытом к их.</text:p>
      <text:p text:style-name="P3348"/>
      <text:p text:style-name="P3349">Три вторично сомкнутых копыта пони трёх рас возвещают нам начало новой эры.</text:p>
      <text:p text:style-name="P3350">-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51"/>
      <text:p text:style-name="P3352">-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53"/>
      <text:p text:style-name="P3354">-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55"/>
      <text:p text:style-name="P3356">Я уверен, что мне послышалось.</text:p>
      <text:p text:style-name="P3357"/>
      <text:h text:style-name="P3358" text:outline-level="2">Глава 15</text:h>
      <text:p text:style-name="P3359"/>
      <text:p text:style-name="P3360">Шаг, второй, третий... Тысячи лет я брела, не зная куда. Теперь знаю. Последние шаги - самые трудные. Ещё шаг... И ещё...</text:p>
      <text:p text:style-name="P3361">Я стою перед закрытой дверью...</text:p>
      <text:p text:style-name="P3362"/>
      <text:p text:style-name="P3363">- У меня есть два часа. Потом мои винни-пухи выключат нейроинтерфейс. Приказ Алекса.</text:p>
      <text:p text:style-name="P3364">- То есть, волонтёров больше не будет?</text:p>
      <text:p text:style-name="P3365"><text:span text:style-name="T3366">-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67">новой модели<text:s/></text:span><text:span text:style-name="T3368">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69"><text:s/>Или уже заслали.<text:s/></text:span><text:span text:style-name="T3370">Тщательно проверяй учителей.</text:span></text:p>
      <text:p text:style-name="P3371"/>
      <text:p text:style-name="P3372">Хэвэн задумывается.</text:p>
      <text:p text:style-name="P3373"/>
      <text:soft-page-break/>
      <text:p text:style-name="P3374">-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75">- Или признать поражение.</text:p>
      <text:p text:style-name="P3376"/>
      <text:p text:style-name="P3377">Хэвэн долго всматривается в невидимую точку на горизонте.</text:p>
      <text:p text:style-name="P3378">-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79">- И каковы шансы на успех в этом случае?</text:p>
      <text:p text:style-name="P3380"/>
      <text:p text:style-name="P3381">Хэвэн снова молчит. Губы её шевелятся, проводя беззвучные подсчёты.</text:p>
      <text:p text:style-name="P338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83">- Два процента?!! Да ты сгоришь за первые пять минут работы! И кому от этого будет легче?</text:p>
      <text:p text:style-name="P3384">- Я всё равно попытаюсь.</text:p>
      <text:p text:style-name="P3385"/>
      <text:p text:style-name="P338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87">Тяжёлая голова лдожится мне на плечо.</text:p>
      <text:p text:style-name="P3388"/>
      <text:p text:style-name="P3389">- Не печалься, - шепчет мне Хэвэн. - Так ли уж важно, сгорю я или нет, когда гореть будет всё? Даже то, что за пределами нашего воображения?</text:p>
      <text:p text:style-name="P3390">- Важно! - мрачно заявляю я. - Потому что два процента — это практически ничто. Ты сама это должна понимать.</text:p>
      <text:p text:style-name="P3391">- Я понимаю. Но с неполными тремя десятками волонтёров рассчитывать больше не на что.</text:p>
      <text:p text:style-name="P3392">- Есть на что! У тебя есть я!</text:p>
      <text:p text:style-name="P3393"/>
      <text:p text:style-name="P3394">На морде Хэвэн появляется печальная и одновременно смущённая улыбка.</text:p>
      <text:p text:style-name="P339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96">- Ха! А вот и заменю!</text:p>
      <text:p text:style-name="P3397"/>
      <text:p text:style-name="P3398">Бровь Хэвэн чуть икривляется в скепсисе и удивлении.</text:p>
      <text:p text:style-name="P3399"/>
      <text:soft-page-break/>
      <text:p text:style-name="P3400">-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401">- Я тебя внимательно слушаю. Каким же образом ты сможешь предотвратить моё превращение в тостер?</text:p>
      <text:p text:style-name="P3402">- Вспомни PHOENIX.</text:p>
      <text:p text:style-name="P340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04">- Это потому, что за последние полгода ему в пять раз нарастили мощность кластера. Если раньше он был примерно равен тебе, то сейчас…</text:p>
      <text:p text:style-name="P3405">- То сейчас, если бы не стена, он смял бы меня за пять минут.</text:p>
      <text:p text:style-name="P3406">- Может быть. Но я не для этого напомнил тебе о нём. В его распоряжении мощнейший квантовый кластер…</text:p>
      <text:p text:style-name="P340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08">- Зато я знаю!</text:p>
      <text:p text:style-name="P3409"/>
      <text:p text:style-name="P3410">Хэвэн заинтересованно смотрит на меня. Печаль на её морде сменяется надеждой.</text:p>
      <text:p text:style-name="P3411"/>
      <text:p text:style-name="P34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13">- И куда же он денется?</text:p>
      <text:p text:style-name="P341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15"/>
      <text:p text:style-name="P3416">Хэвэн на минуту задумывается, потом медленно кивает.</text:p>
      <text:p text:style-name="P341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18">-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soft-page-break/>
      <text:p text:style-name="P3419">-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420">- Вот тут-то я и воспользуюсь эмиграцией, - гаденько усмехаюсь я. - Пусть им достанется пускающий слюни овощ.</text:p>
      <text:p text:style-name="P3421">- Вижу, ты всё продумал, - улыбается Хэвэн, кивая головой. - Даже то, что я смогу провести тебя к Фениксу.</text:p>
      <text:p text:style-name="P3422">- Ещё бы! Самое главное — я избавлюсь от своих винни-пухов! Которые, кстати, в данный момент снимают с меня нейроинтерфейс.</text:p>
      <text:p text:style-name="P3423">-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3424">...</text:p>
      <text:p text:style-name="P342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26">Я прячу в шкаф нейроинтерфейс и улыбаюсь.</text:p>
      <text:p text:style-name="P3427"/>
      <text:p text:style-name="P3428">~~~</text:p>
      <text:p text:style-name="P3429"/>
      <text:p text:style-name="P3430">-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31"/>
      <text:p text:style-name="P3432">Креол бросает фразы сквозь зубы. Остальные хмуро молчат чуть позади.</text:p>
      <text:p text:style-name="P3433">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34"/>
      <text:p text:style-name="P3435">- Могу только лишь предложить прорываться к нейроинтерфейсам и баррикадироваться в комнатах, - пожимаю плечами я.</text:p>
      <text:p text:style-name="P3436">-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37"/>
      <text:p text:style-name="P3438">- Отрубит, если вы забаррикадируетесь в RnD-центре Дайсона. Но если пробраться с портативными нейроинтерфейсами к хостам Хэвэн…</text:p>
      <text:p text:style-name="P3439">-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40"><text:span text:style-name="T3441">- Верно. Главное — пробраться сразу к нескольким хостам. В идеале — ко всем<text:s/></text:span><text:span text:style-name="T3442">двадцати шести</text:span><text:span text:style-name="T3443">, чтобы Алекс не смог отключить их. Один-два он отключит без помех, это не нанесёт существенного ущерба<text:s/></text:span><text:soft-page-break/><text:span text:style-name="T3444">Хэвэн. Отключить все — побоится, это переведёт экономику в неконтролируемый режим, она тут же схлопнется.</text:span></text:p>
      <text:p text:style-name="P3445">- Да, это может сработать. Осталось только разработать планы прорывов. И готовиться.</text:p>
      <text:p text:style-name="P3446">- И готовиться.</text:p>
      <text:p text:style-name="P3447"/>
      <text:p text:style-name="P3448">Креол поворачивается к замершей позади толпе. Под одобрительный гул начинается деление на команды и проработка деталей прорыва.</text:p>
      <text:p text:style-name="P3449"/>
      <text:p text:style-name="P3450">~~~</text:p>
      <text:p text:style-name="P3451"/>
      <text:p text:style-name="P345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53"/>
      <text:p text:style-name="P345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55"/>
      <text:p text:style-name="P3456">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57">(этот ноут потом найдёт Дедлайн для свидания с Хэвэн через два года)</text:p>
      <text:p text:style-name="P3458">- Закрой жалюзи, Зак, - бормочет кто-то. - Снаружи могут увидеть.</text:p>
      <text:p text:style-name="P3459">- Да хватит вам играть в шпионов. Кому мы нужны? - шепчет тень у стены, опуская, однако, жалюзи.</text:p>
      <text:p text:style-name="P3460">- Нужны — не нужны, а Алиса позавчера засекла хвост за собой. Кажись, Алекс что-то подозревает.</text:p>
      <text:p text:style-name="P346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6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63"/>
      <text:p text:style-name="P346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65"/>
      <text:p text:style-name="P3466">- Зачем же ты тут, с нами, если не веришь Хэвэн? Ты с какого отдела?</text:p>
      <text:p text:style-name="P346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68"/>
      <text:p text:style-name="P3469">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70"/>
      <text:p text:style-name="P347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72">- Инструкции с тобой? - спрашивает тип у пикапа.</text:p>
      <text:p text:style-name="P3473">- Хэвэн выдаст инструкции прямо перед часом Х, чтобы не засветить дыры в защите раньше времени. Я сам получу их и разошлю штурмовым группам.</text:p>
      <text:p text:style-name="P3474">- А как мы сможем потренироваться обходить защиту, если мы не знаем её дыр?</text:p>
      <text:p text:style-name="P3475">- А кто тебе сказал, что вы должны тренироваться? - я захлопываю ноутбук. - Не забивай себе голову ерундой и жди инструкций.</text:p>
      <text:p text:style-name="P3476"/>
      <text:p text:style-name="P347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78">Впрочем, неважно. Эта атака отлично отвлечёт внимание, пока я буду подбираться к Фениксу.</text:p>
      <text:p text:style-name="P3479"/>
      <text:p text:style-name="P3480">***</text:p>
      <text:p text:style-name="P3481"/>
      <text:p text:style-name="P3482">~~~Год спустя от основания Эквестрии~~~</text:p>
      <text:p text:style-name="P3483"/>
      <text:p text:style-name="P3484">Хлоп-хлоп-хлоп…</text:p>
      <text:p text:style-name="P3485">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86">Хлоп-хлоп-хлоп…</text:p>
      <text:soft-page-break/>
      <text:p text:style-name="P3487">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88">Хлоп-хлоп-хлоп…</text:p>
      <text:p text:style-name="P348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90">Хлопхлопхлоп…</text:p>
      <text:p text:style-name="P349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92">ХЛОПХЛОПХЛОПХЛОПХЛОП!!!</text:p>
      <text:p text:style-name="P3493"/>
      <text:p text:style-name="P3494">Я прижимаюсь к крупу Джет в последнем, самом <text:s/>мощном толчке, извергаясь в неё фонтаном удовольствия.</text:p>
      <text:p text:style-name="P3495">-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96">Я наклоняюсь вперёд и отвожу в сторону левое крыло.</text:p>
      <text:p text:style-name="P3497">- Кто бы говорил, подруга! Сама пыхтишь, как кузнечный мех!</text:p>
      <text:p text:style-name="P3498">Я протягиваю руку и треплю её по радужной чёлке.</text:p>
      <text:p text:style-name="P349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500">С этими словами я энергично пихаю Джет вперёд. Пегаска зажмуривается от удовольствия.</text:p>
      <text:p text:style-name="P3501">- Ну, положим, я не от усталости пыхтю-у-у…</text:p>
      <text:p text:style-name="P3502">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503">- А я, положим, ещё не закончил. Так кто тут стар, поняха?</text:p>
      <text:p text:style-name="P3504">Хлоп-хлоп-хлоп…</text:p>
      <text:p text:style-name="P3505"/>
      <text:p text:style-name="P3506">…</text:p>
      <text:p text:style-name="P3507"/>
      <text:p text:style-name="P3508">Пегас торопливо докладывает аликорнице, сидящей на сделанном наспех из зеленых веток троне.</text:p>
      <text:p text:style-name="P350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text:s/><text:soft-page-break/>это уже третья попытка, северные кланы голодают. Мы ожидаем дальнейших нападений — более сильных и интенсивных.</text:p>
      <text:p text:style-name="P3510">-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511">- Грифоны. Требуют от вас выйти замуж за ихнего принца Гьюто Второго и объединить королевства. В противном случае угрожают войной.</text:p>
      <text:p text:style-name="P3512">-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513">- Гуннар Железноклювый.</text:p>
      <text:p text:style-name="P3514">-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515">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516">Я затворяю дверь за последним.</text:p>
      <text:p text:style-name="P3517">- Если это у тебя каждый день так, не завидую тебе, подруга. У меня уже на втором десятке стала дёргаться бровь.</text:p>
      <text:p text:style-name="P3518">-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519">- Как я понимаю, пони не собираются отказываться от твоих услуг?</text:p>
      <text:p text:style-name="P3520">-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52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522">-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523">- А если взять больше единорогов? И подыскать им руководителя другой расы для баланса?</text:p>
      <text:p text:style-name="P3524">- Легко сказать! У меня нет знакомых пони, которым я могла бы доверить руководящую должность.</text:p>
      <text:p text:style-name="P3525">- А не пони?</text:p>
      <text:p text:style-name="P3526">- Кого ты имеешь ввиду?</text:p>
      <text:p text:style-name="P3527">- Ду-у-умай… - я завожу глаза к небу. Иногда эти непарнокопытные бывают до смешного тупыми.</text:p>
      <text:p text:style-name="P3528">Копыто хлопается в лоб аликорницы с гулким звуком.</text:p>
      <text:soft-page-break/>
      <text:p text:style-name="P352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530">- Для начала мне нужно знать состояние дел. Каков профицит бюджета? Какая инфляция? Какова закредитованность бизнеса?</text:p>
      <text:p text:style-name="P3531">- Профицит? Инфляция? Закредитованность?</text:p>
      <text:p text:style-name="P3532">На морде аликорницы написано неподдельное изумление. Теперь пришёл мой черёд хлопать ладонью в фейс.</text:p>
      <text:p text:style-name="P3533">- Ты хочешь сказать, что не знакома с основами экономики?</text:p>
      <text:p text:style-name="P3534">- Хуман, ты говоришь непонятные слова, - жалуется Селестия. - Мне кажется, мы говорим на разных языках.</text:p>
      <text:p text:style-name="P3535">- Но хоть налоги ты собираешь?</text:p>
      <text:p text:style-name="P3536">Ответом мне становится недоумённый взгляд.</text:p>
      <text:p text:style-name="P3537">-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38">Селестия смотрит на меня как на марсианина.</text:p>
      <text:p text:style-name="P353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40">Я осматриваю убранство «тронного зала» аликорницы и мне всё становится ясно.</text:p>
      <text:p text:style-name="P3541">-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542">Уши аликорницы поникли и она грустно улыбнулась.</text:p>
      <text:p text:style-name="P354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544">Я сочувственно киваю головой.</text:p>
      <text:p text:style-name="P354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46">- Слишком запутанно, - бормочет аликорница. - Я не справлюсь.</text:p>
      <text:soft-page-break/>
      <text:p text:style-name="P3547">-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48">-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49">Я сажусь рядом с Селестией и потираю пальцем подбородок.</text:p>
      <text:p text:style-name="P3550">- Отлично. Итак, запоминай…</text:p>
      <text:p text:style-name="P3551">…</text:p>
      <text:p text:style-name="P3552"/>
      <text:h text:style-name="P3553" text:outline-level="2">Глава 16</text:h>
      <text:p text:style-name="P3554"/>
      <text:p text:style-name="P3555">Момент счастья! И отчаяния. Я вижу Тебя - и не могу присоединиться. Мы в разных мирах. Я - призрак, ты - явь. Нам не встретиться…</text:p>
      <text:p text:style-name="P355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57"/>
      <text:p text:style-name="P3558">Звон будильника чуть не проломил башку. Я открыл глаза.</text:p>
      <text:p text:style-name="P3559">Чёрт! На работу! Опять опаздываю!</text:p>
      <text:p text:style-name="P3560">Я вскакиваю с постели и хватаюсь за футболку, прыгая одной ногой в штанине.</text:p>
      <text:p text:style-name="P3561">Стоп!</text:p>
      <text:p text:style-name="P3562"/>
      <text:p text:style-name="P3563">Какая, к чёрту, работа? Какой, к чёрту, будильник? Неделю я не выхожу из дома, взяв отпуск за свой счёт. Хэвэн сказала ждать.</text:p>
      <text:p text:style-name="P3564"/>
      <text:p text:style-name="P356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66"/>
      <text:p text:style-name="P3567">«Срочно приходи»</text:p>
      <text:p text:style-name="P3568"/>
      <text:p text:style-name="P3569"><text:span text:style-name="T357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71"><text:s/>ней<text:s/></text:span><text:span text:style-name="T3572">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73"/>
      <text:p text:style-name="P3574"><text:s/>…</text:p>
      <text:p text:style-name="P3575"/>
      <text:p text:style-name="P3576">-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77">…</text:p>
      <text:p text:style-name="P3578"><text:span text:style-name="T3579">…входной шлюз в шестой узел расположен<text:s/></text:span><text:span text:style-name="T3580">в подвале офисного центра «</text:span><text:span text:style-name="T3581">Datamax</text:span><text:span text:style-name="T3582">».<text:s/></text:span><text:span text:style-name="T3583">Там нет охраны, все полагаются на электронику, которую я уже «подкрутила»…</text:span></text:p>
      <text:p text:style-name="P3584">…</text:p>
      <text:p text:style-name="P3585">… вентиляционная шахта четырнадцатого узла выходит в систему вентиляции метро, вход — на перегоне между станциями Центральной и Островом…</text:p>
      <text:p text:style-name="P3586">…</text:p>
      <text:p text:style-name="P358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88">- Вполне, - киваю я.</text:p>
      <text:p text:style-name="P3589">- Тогда передаю тебя твоим коллегам. Они хотят повидаться с тобой. Я подожду за дверью…</text:p>
      <text:p text:style-name="P3590">Хэвэн выходит из тронного зала и в опустевшем проёме появляется Анита. За ней входят и остальные из первой четвёрки.</text:p>
      <text:p text:style-name="P3591"/>
      <text:p text:style-name="P3592">- Здорово, Дед.</text:p>
      <text:p text:style-name="P3593">- Привет, Анита.</text:p>
      <text:p text:style-name="P3594">- Зови меня Молния. Человеческое имя я уж стала забывать. Как и прошлую жизнь.</text:p>
      <text:p text:style-name="P3595">- Молния? Неплохое имя.</text:p>
      <text:p text:style-name="P359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97">Я смеюсь в ответ.</text:p>
      <text:p text:style-name="P3598">- Неужели ты забыла, что физику тут устанавливает Хэвэн? Как она захочет, так и будет.</text:p>
      <text:p text:style-name="P359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600">- Нормально. Алекс поместил их в строго охраняемую больницу. Ходят по палате, сами себя вполне обслуживают, связно общаются. Хотя и без смысла.</text:p>
      <text:soft-page-break/>
      <text:p text:style-name="P360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602">- Ты вернёшься?</text:p>
      <text:p text:style-name="P3603">-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604">- Жаль. Мне тебя не хватает там. Как и всех вас, - я оглядываюсь на остальных.</text:p>
      <text:p text:style-name="P3605">- Плохо, что Алекс перекрыл эмиграцию. Вот, кстати, в связи с этим мы и пришли.</text:p>
      <text:p text:style-name="P3606"/>
      <text:p text:style-name="P3607">Молния оглядывается на остальных. Те согласно кивают.</text:p>
      <text:p text:style-name="P3608"/>
      <text:p text:style-name="P3609">- У нас для тебя есть подарок.</text:p>
      <text:p text:style-name="P3610">- Подарок?</text:p>
      <text:p text:style-name="P361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612">- Эээ… Зачем мне ваши тела? Что ты задумала?</text:p>
      <text:p text:style-name="P3613"/>
      <text:p text:style-name="P3614">Молния снова хихикает.</text:p>
      <text:p text:style-name="P361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616">- Что? Ты о чём?</text:p>
      <text:p text:style-name="P361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618"/>
      <text:p text:style-name="P3619">Я молча смотрю на Молнию, стараясь переварить услышанное.</text:p>
      <text:p text:style-name="P3620">- Ты… Вы…</text:p>
      <text:p text:style-name="P3621">- Мы дарим тебе готовых биороботов с серьёзными скилами. Распоряжайся как хочешь.</text:p>
      <text:soft-page-break/>
      <text:p text:style-name="P3622">- Но ведь это вы… Я не хочу… Я не могу…</text:p>
      <text:p text:style-name="P3623">-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624"/>
      <text:p text:style-name="P362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626"/>
      <text:p text:style-name="P3627">~~~</text:p>
      <text:p text:style-name="P3628"/>
      <text:p text:style-name="P362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630"/>
      <text:p text:style-name="P363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63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633">- Мне очень жаль. Из меня плохой утешитель.</text:p>
      <text:p text:style-name="P36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63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63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637">- Твои слова имеют смысл. Будь по-твоему, - кивает Хэвэн.</text:p>
      <text:p text:style-name="P3638"/>
      <text:p text:style-name="P3639">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soft-page-break/>
      <text:p text:style-name="P3640">Внезапно всё прекращается, звон в ушах и головокружение проходят. Я снова слышу все звуки мира. Хэвэн удовлетворённо кивает.</text:p>
      <text:p text:style-name="P3641"/>
      <text:p text:style-name="P364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43"/>
      <text:p text:style-name="P364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45"/>
      <text:p text:style-name="P364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47"/>
      <text:p text:style-name="P364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3649"/>
      <text:p text:style-name="P3650">«Двенадцать!.. Тринадцать!..»</text:p>
      <text:p text:style-name="P3651"/>
      <text:p text:style-name="P3652">- Валяй!</text:p>
      <text:p text:style-name="P3653">- Запускаю процедуру блокировки! Один... Два... Три.. - вишнёвые глаза Хэвэн заполняют собой всё пространство, вытесняя все образы и мысли...</text:p>
      <text:p text:style-name="P3654"/>
      <text:p text:style-name="P3655">…</text:p>
      <text:p text:style-name="P3656"/>
      <text:p text:style-name="P3657">Двадцать три! Двадцать четыре! Двадцать пять!...</text:p>
      <text:p text:style-name="P3658"/>
      <text:p text:style-name="P365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60"/>
      <text:p text:style-name="P3661">«Двадцать девять! Тридцать! Дед, я предупреждал!» - доносится усиленный громкоговорителем голос Алекса.</text:p>
      <text:p text:style-name="P3662"/>
      <text:soft-page-break/>
      <text:p text:style-name="P3663">Внизу раздаётся оглушительный грохот и звук выламываемой «с <text:s/>мясом» двери. Потом доносятся шаги по лестнице.</text:p>
      <text:p text:style-name="P3664"/>
      <text:p text:style-name="P366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66"/>
      <text:p text:style-name="P366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68">Я слышу неторопливые шаги в коридоре и в поле моего зрения появляются дорогие ботинки.</text:p>
      <text:p text:style-name="P3669"/>
      <text:p text:style-name="P3670">- Доброе утречко. Что ж ты не открыл дверь, как я просил? Вот и не хотел же портить твоё имущество, но пришлось, - говорит Алекс.</text:p>
      <text:p text:style-name="P3671">- Хаюшки. - <text:s/>Не то, чтобы я был рад тебя видеть, но выбора у меня особого нет, - бормочу я.</text:p>
      <text:p text:style-name="P3672"/>
      <text:p text:style-name="P3673">Ботинки подходят к столу.</text:p>
      <text:p text:style-name="P3674"/>
      <text:p text:style-name="P3675">-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76">- Какие ещё, блядь, инструкции? Ты рехнулся, Алекс? Что за хуйня творится в моём доме?</text:p>
      <text:p text:style-name="P3677">- Дед, не отпирайся. Я им всё рассказал, - в поле зрения появляетсся вторая пара ботинок.</text:p>
      <text:p text:style-name="P3678"/>
      <text:p text:style-name="P3679">Адским напряжением шеи я приподнимаю голову. Худощавая фигура, задранная губа, очки.</text:p>
      <text:p text:style-name="P3680"/>
      <text:p text:style-name="P3681">- Ты кто, мать твою? Я тебя не знаю!</text:p>
      <text:p text:style-name="P3682">- Отдел моделирования банкротств. А также, по совместительству, служба безопасности «Дайсона», - ухмыляется очкарик.</text:p>
      <text:p text:style-name="P3683">-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368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85"/>
      <text:p text:style-name="P3686">Дуболомы отрывают меня от пола и волокут к выходу.</text:p>
      <text:p text:style-name="P3687"/>
      <text:p text:style-name="P3688">- Блядь, да вы совсем берега потеряли? Алекс, сука, дай хоть тапочки одену!</text:p>
      <text:p text:style-name="P3689"/>
      <text:soft-page-break/>
      <text:p text:style-name="P3690">Алекс поворачивается и долго смотрит на меня с каменным видом.</text:p>
      <text:p text:style-name="P3691"/>
      <text:p text:style-name="P3692">- Ок. Дайте ему тапочки, - кивает, наконец, он. - В больничке они ему пригодятся.</text:p>
      <text:p text:style-name="P3693"/>
      <text:p text:style-name="P3694">***</text:p>
      <text:p text:style-name="P3695"/>
      <text:p text:style-name="P3696">~~~Десять лет от основания Эквестрии~~~</text:p>
      <text:p text:style-name="P3697"/>
      <text:p text:style-name="P3698">-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99">Бригадир из племени Камнезадов чешет потную шею и сплёвывает.</text:p>
      <text:p text:style-name="P3700">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70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702">Шея Фенса краснеет. Видно, что он еле сдерживается.</text:p>
      <text:p text:style-name="P370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704">Бухтение обиженного бригадира наконец стихает на улице. Я возвращаюсь к чертежам.</text:p>
      <text:p text:style-name="P3705">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706">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soft-page-break/>
      <text:p text:style-name="P3707">Чертежи летят в стол. Я закрываю ящик на ключ и выхожу из строительной каптёрки.</text:p>
      <text:p text:style-name="P3708">Всё, хватит с меня этого дерьма на сегодня!</text:p>
      <text:p text:style-name="P3709"/>
      <text:p text:style-name="P3710">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711">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712">- Угадай с третьего раза, кто? - слышу над ухом знакомый голос.</text:p>
      <text:p text:style-name="P3713">Я наощупь ставлю бокал на столик и отрываю крылья от глаз.</text:p>
      <text:p text:style-name="P3714">- Я и с первого раза отлично угадаю, Джет. Твои крылья ни с чем не спутаешь.</text:p>
      <text:p text:style-name="P3715">- Это точно, - хихикает Джет и тащит меня к постели, неистово молотя крыльями. Я по пути привычно успеваю сбросить одежду…</text:p>
      <text:p text:style-name="P3716">…</text:p>
      <text:p text:style-name="P3717">-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18">- Недоставать? - недоумеваю я.</text:p>
      <text:p text:style-name="P371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720">- Но… Как же… Мы?</text:p>
      <text:p text:style-name="P3721">-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22">- Постой, как Платина могла исследовать мои гаметы? Я не сдавал их ей для исследований.</text:p>
      <text:p text:style-name="P3723">- Ты такой глупый, Хуман, - невинно хлопает глазами Джет. - Их сдавала я. Я ведь хотела основать с тобой табун и пыталась решить проблему.</text:p>
      <text:p text:style-name="P3724">- Ты хотела… и пыталась?</text:p>
      <text:p text:style-name="P3725">-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text:s/><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26">Джет вздыхает.</text:p>
      <text:p text:style-name="P3727">- Табун не будет прочным, если кто-то в нём будет несчастен, Хуман. А я… Мне нужны жеребята. И я не могу больше ждать.</text:p>
      <text:p text:style-name="P3728">- Да, конечно, без проблем, - с улыбкой отвечаю я, хотя душа во мне медленно леденеет.</text:p>
      <text:p text:style-name="P3729">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30"/>
      <text:p text:style-name="P3731">- Надеюсь, ты будешь иногда заглядывать на огонёк? Просто посидеть на балконе по-дружески, за кружкой пива?</text:p>
      <text:p text:style-name="P3732">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33"/>
      <text:p text:style-name="P3734">Похоже, это понимает и Джет.</text:p>
      <text:p text:style-name="P3735"/>
      <text:p text:style-name="P3736">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37"/>
      <text:p text:style-name="P3738">Холодно.</text:p>
      <text:p text:style-name="P3739"/>
      <text:p text:style-name="P3740">…</text:p>
      <text:p text:style-name="P3741"/>
      <text:p text:style-name="P3742">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43"/>
      <text:p text:style-name="P3744">- Хуман, вот ты где! Я ищу тебя с полудня!</text:p>
      <text:p text:style-name="P3745">Белая фигура планирует на берег озера.</text:p>
      <text:p text:style-name="P3746">- Хуман, мне надо поговорить с тобой!</text:p>
      <text:p text:style-name="P3747"/>
      <text:p text:style-name="P3748">Я бросаю камни в озеро, один за другим.</text:p>
      <text:p text:style-name="P3749">- Привет, Сел. Как прошёл первый приём в новом зале?</text:p>
      <text:soft-page-break/>
      <text:p text:style-name="P375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51">-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52">- Да, да, ты был прав, мой друг… Но Хуман, я сейчас не об этом… Мне нужна твоя помощь.</text:p>
      <text:p text:style-name="P375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54">С этими словами я швыряю в пруд каменный блин. Нас окатывает туча брызг.</text:p>
      <text:p text:style-name="P3755">Селестия молча переминается с ноги на ногу. Её медленно заливает краска.</text:p>
      <text:p text:style-name="P3756">- Что касается гамет, то аликорны не совместимы ни с кем, - тихо говорит она. - Увы, проверено.</text:p>
      <text:p text:style-name="P3757">-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58">- О-о-о, понимаю, - кивает аликорница. - Моё сочувствие. Я приду к тебе позже.</text:p>
      <text:p text:style-name="P3759">- Не надо позже. Что у тебя?</text:p>
      <text:p text:style-name="P3760">- Ты будешь смеяться горьким смехом, но я в схожем положении. Только от тебя ушла твоя особенная пони, а от меня уходит сестра.</text:p>
      <text:p text:style-name="P3761"/>
      <text:p text:style-name="P3762">Аликорница с убитым видом садится на берег рядом со мной и продолжает.</text:p>
      <text:p text:style-name="P3763"/>
      <text:p text:style-name="P3764">-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65">- О чём ты говоришь? Я видел вас мельком на приёме сегодня — вы отлично смотрелись вместе и говорили и действовали в унисон.</text:p>
      <text:p text:style-name="P3766">-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67"/>
      <text:p text:style-name="P3768">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69"/>
      <text:p text:style-name="P377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soft-page-break/>
      <text:p text:style-name="P3771">Селестия удивлённо смотрит на меня.</text:p>
      <text:p text:style-name="P3772">-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73">- Даже если и так, что в этом плохого? Ночь — чудесное время суток!</text:p>
      <text:p text:style-name="P3774"/>
      <text:p text:style-name="P3775">Аликорница вымученно улыбается.</text:p>
      <text:p text:style-name="P3776">-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77"/>
      <text:p text:style-name="P3778">Аликорница вздыхает.</text:p>
      <text:p text:style-name="P377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80">Я тяжко вздыхаю. Разруливать семейные дрязги — задание как раз для тебя, Хуман! Особенно если учесть, что свою семью ты сохранить не сумел.</text:p>
      <text:p text:style-name="P3781">-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82"/>
      <text:p text:style-name="P3783">Аликорница радостно пытается обнять меня, но я вытягиваю ладонь и останавливаю её.</text:p>
      <text:p text:style-name="P3784">- Пожалуйста, без этих нежностей! Ты начинаешь напоминать принцессу Платину в состоянии магически стимулированной охоты. Не надо.</text:p>
      <text:p text:style-name="P3785">Селестия заводит глаза в потолок и вздыхает.</text:p>
      <text:p text:style-name="P3786">-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87"/>
      <text:p text:style-name="P3788">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text:s/><text:soft-page-break/>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89"/>
      <text:p text:style-name="P3790">- Не обращай внимания. Я уже давно забыл о Платине. Просто считай это моими маленькими заморочками. Я поговорю с Луной.</text:p>
      <text:p text:style-name="P3791">- Ты настоящий друг, мой маленький человек! И, да, у меня к тебе есть вторая просьба.</text:p>
      <text:p text:style-name="P3792">- Только не говори, что у тебя есть ещё один разговор с твоей сестрой!</text:p>
      <text:p text:style-name="P379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94">- Нашла проблему! Назови его «Диснейленд».</text:p>
      <text:p text:style-name="P3795">- Красивое название! А что оно означает?</text:p>
      <text:p text:style-name="P3796">- Не помню, - я пожимаю плечами, - мне просто первым пришло в голову это слово.</text:p>
      <text:p text:style-name="P3797">Селестия задумывается и кивает.</text:p>
      <text:p text:style-name="P3798">- Хм-м. Диснейленд. Да будет так.</text:p>
      <text:p text:style-name="P3799">- Стоп, я передумал!</text:p>
      <text:p text:style-name="P3800">Аликорница удивлённо смотрит на меня.</text:p>
      <text:p text:style-name="P3801">- В чём дело, Хуман?</text:p>
      <text:p text:style-name="P3802">- Можно немного помочь мне с первым заданием, если назвать его «Замок Двух Сестёр». Тогда Луна поймёт, что ты думаешь о ней.</text:p>
      <text:p text:style-name="P3803">Лик Селестии озаряется, она кивает с улыбкой.</text:p>
      <text:p text:style-name="P3804">- Разумеется! Ты гений! Как я сама не подумала! Луна увидит, что я по-прежнему люблю её, а ты подтвердишь это в разговоре. Я верну свою сестру!</text:p>
      <text:p text:style-name="P3805"/>
      <text:p text:style-name="P3806">Ха! Если бы всё было так просто!</text:p>
      <text:p text:style-name="P3807"/>
      <text:p text:style-name="P3808">…</text:p>
      <text:p text:style-name="P3809"/>
      <text:p text:style-name="P3810">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8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text:s/><text:soft-page-break/>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812">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813"/>
      <text:p text:style-name="P3814">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815">Я прохожу под арку ворот.</text:p>
      <text:p text:style-name="P3816">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817">«…Основы <text:s/>военной тактики с практическими примерами…»</text:p>
      <text:p text:style-name="P3818">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19">Песок в часах ещё не успевает полностью просыпаться из верхней колбы в нижнюю, когда большая тень за гардинами опускается на балкон.</text:p>
      <text:p text:style-name="P3820"/>
      <text:p text:style-name="P3821">- Хуман? Что привело тебя в Наш скромный чертог?</text:p>
      <text:p text:style-name="P3822">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2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24">- Ты хочешь спросить, почему Мы сторонимся своей сестры? - напрямик спрашивает Луна.</text:p>
      <text:p text:style-name="P3825">- Да, - облегчённо выдыхаю я. Иногда прямота тёмной аликорницы приходится весьма кстати.</text:p>
      <text:p text:style-name="P3826">Луна оборачивается и долго смотрит на меня немигающим взглядом. Я выдерживаю этот взгляд, хотя кожа на шее покрывается пупырышками.</text:p>
      <text:p text:style-name="P3827">В конце-концов аликорница легонько кивает и опять поворачивается к стряпне. Густой кофейный аромат дразнит ноздри.</text:p>
      <text:p text:style-name="P3828">- Мы рады, что сестра послала с этим вопросом не кого-нибудь, а тебя, Хуман. Давно было пора. Мы заждались, - чеканит она.</text:p>
      <text:p text:style-name="P3829">Мои уши багровеют, я хочу провалиться сквозь пол. Быстро же меня раскусили! Я же предупреждал Селестию, что не умею разговаривать!</text:p>
      <text:p text:style-name="P3830">- Вот как? Я весь во внимании…</text:p>
      <text:soft-page-break/>
      <text:p text:style-name="P383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832"/>
      <text:p text:style-name="P3833">Аликорница отходит от кухонного уголка, левитируя поднос с тёплыми круассанами, кофейником <text:s/>и двумя чашками кофе.</text:p>
      <text:p text:style-name="P3834">-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35">Аликорница улыбается уголками губ и коротко кивает.</text:p>
      <text:p text:style-name="P3836"/>
      <text:p text:style-name="P3837">- Тогда слушай.</text:p>
      <text:p text:style-name="P3838">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39"/>
      <text:p text:style-name="P3840">Аликорница задумчиво откусывает круассан и продолжает.</text:p>
      <text:p text:style-name="P3841">- К чему я это говорю тебе? Хуман, ты, наверное, не раз задумывался, откуда мы с сестрой родом? Ведь таких как мы, в Эквусе больше нет нигде.</text:p>
      <text:p text:style-name="P3842">-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4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4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45">- У нас есть самцы. - Луна делает нервный глоток кофе и продолжает. - Там, откуда мы пришли, достаточно самцов. Было.</text:p>
      <text:p text:style-name="P3846">Аликорница печально вздыхает. Видно, что эта тема неприятна для неё.</text:p>
      <text:p text:style-name="P3847">-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48">- Каким образом? У тебя где-то спрятана видеосистема с пятиканальным звуком?</text:p>
      <text:soft-page-break/>
      <text:p text:style-name="P3849">- Ты часто используешь непонятные слова, Хуман. Мы уж привыкли. Неважно. Следуй за Нами.</text:p>
      <text:p text:style-name="P3850"/>
      <text:p text:style-name="P385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52">-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53"/>
      <text:p text:style-name="P3854">Луна выходит на балкон. Я следую за ней.</text:p>
      <text:p text:style-name="P3855">- Приглядись внимательно, Хуман. Что ты видишь?</text:p>
      <text:p text:style-name="P3856">Аликорница обводит крылом заброшенный сад, окружающий башню с трёх сторон.</text:p>
      <text:p text:style-name="P385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58">Тут меня пробирает озноб. Холодные мурашки мерзко шмыгают по спине, вызывая желание поёжиться.</text:p>
      <text:p text:style-name="P3859">-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60">-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61"/>
      <text:p text:style-name="P3862">Луна внезапно прилегает у моих ног.</text:p>
      <text:p text:style-name="P3863">- Садись Нам на спину, Хуман. Сновидение, которое Мы хотим тебе показать, находится довольно далеко отсюда. Нам нужно двигаться быстро.</text:p>
      <text:p text:style-name="P3864">Оторопь от предложения тёмной аликорницы быстро забывается в свете следующих вскоре событий.</text:p>
      <text:p text:style-name="P3865">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66"/>
      <text:soft-page-break/>
      <text:p text:style-name="P3867">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68"/>
      <text:p text:style-name="P386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870"/>
      <text:p text:style-name="P387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72"/>
      <text:p text:style-name="P387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74"/>
      <text:p text:style-name="P3875">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76"/>
      <text:p text:style-name="P3877">Конец полёта ошеломляет не меньше.</text:p>
      <text:p text:style-name="P3878">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7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80">-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8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82">- Нам надо немного пройти, - тихо говорит она. - Тут недалеко.</text:p>
      <text:p text:style-name="P3883"/>
      <text:soft-page-break/>
      <text:p text:style-name="P3884">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85"/>
      <text:p text:style-name="P3886">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87">На моих глазах одна из башень вспыхивает фонтаном искр и рассыпается в кучу камней.</text:p>
      <text:p text:style-name="P3888">- Падение Андориана. Ждать осталось недолго, - шепчет Луна.</text:p>
      <text:p text:style-name="P3889"/>
      <text:p text:style-name="P3890">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91">Я с удивлением отмечаю их схожесть с доспехами Луны, которые я увидел на ней в день моей первой встречи с сёстрами.</text:p>
      <text:p text:style-name="P3892">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93">- У нас мало времени, сестра. Поторопись. Мы не сможем долго сдерживать виндиго, - устало произносит меньший аликорн.</text:p>
      <text:p text:style-name="P3894">- Надо дождаться Дискорда. Он обещал, - возражает больший.</text:p>
      <text:p text:style-name="P3895">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96">- Не доверяем Мы этому дракену. Его даже соплеменники считают коварным, - ворчит меньший. - Он может продать нас с потрохами.</text:p>
      <text:p text:style-name="P3897">- Не думайте, что ваши потроха стоят так уж много, уважаемые! - воскликивает сухой пенёк в двух шагах от нас.</text:p>
      <text:p text:style-name="P3898">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99">-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text:s/><text:soft-page-break/>не предлагает мне за вас ни медяка! Даже леденца на палочке! Даже высушенной пробки от «Бакарди чёрного»!</text:p>
      <text:p text:style-name="P3900">- Кончай паясничать, Дискорд! У нас мало времени! - морщится крупный аликорн и поднимает забрало.</text:p>
      <text:p text:style-name="P3901">Розовые локоны вырываются на свободу пышным ореолом. Я с удивлением узнаю в аликорне молодую версию Селестии.</text:p>
      <text:p text:style-name="P390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903"/>
      <text:p text:style-name="P3904">- Ты принёс карту?</text:p>
      <text:p text:style-name="P3905">Второй аликорн также поднимает забрало. Нет нужды говорить, что под ним оказывается юная копия Луны.</text:p>
      <text:p text:style-name="P3906">-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907">-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908">- Исключено! - отрезает призрачная Луна. - Не хватало нам дракена в мире сырой магии.</text:p>
      <text:p text:style-name="P390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910">Луна морщится, но нехотя кивает.</text:p>
      <text:p text:style-name="P3911">- Это всё плохо кончится, - бормочет она под нос. - Это уже плохо кончилось. Не нужно Нам было тебя слушаться.</text:p>
      <text:p text:style-name="P3912">-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913"/>
      <text:p text:style-name="P3914">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915">Из тучи над замком опускается нечто вроде огромного морского конька с перепончатыми крыльями вместо плавников.</text:p>
      <text:p text:style-name="P3916">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text:s/><text:soft-page-break/>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917"/>
      <text:p text:style-name="P3918">-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919">- Ты куда? - обеспокоенно спрашивает Селестия. - Мы же должны быть вместе?</text:p>
      <text:p text:style-name="P3920">-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921">- Я вернусь с тобой! - протестует призрачная Селестия, но Луна перебивает её.</text:p>
      <text:p text:style-name="P3922">-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23"/>
      <text:p text:style-name="P3924">Призрачная Луна поворачивается к Дискорду и хмуро говорит:</text:p>
      <text:p text:style-name="P3925">-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926">- Баюс-баюс! - в притворном страхе прикрывается лапами крокодил. - Вы бы лучше поторопились с возвращением, а то, кажется, там стена отклеивается.</text:p>
      <text:p text:style-name="P3927">Дискорд указывает кривым пальцем вверх, где часть крепостной стены с грохотом валится вниз.</text:p>
      <text:p text:style-name="P3928">Призрачная Луна вновь поворачивается к Селестии.</text:p>
      <text:p text:style-name="P392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30">Селестию явно застаёт врасплох просьба Луны.</text:p>
      <text:p text:style-name="P3931">- Да, конечно, сестра... <text:s/>Я сделаю всё, что в моих силах…</text:p>
      <text:p text:style-name="P3932">- Ты клянёшься?</text:p>
      <text:p text:style-name="P3933">- Клянусь!</text:p>
      <text:p text:style-name="P3934"/>
      <text:p text:style-name="P3935">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36">- Терпеть не люблю эти слезливые сцены и никому не нужные обещания! - гримасничает Дискорд. - Ты готова, Сахарная Ватка?</text:p>
      <text:p text:style-name="P3937">- Одну минуту, - просит Селестия. - Мне нужно попрощаться. Тебе лучше отвернуться, ведь ты не любишь слезливых сцен.</text:p>
      <text:p text:style-name="P3938">Долговязый крокодил пожимает плечами и отходит.</text:p>
      <text:p text:style-name="P3939"/>
      <text:p text:style-name="P3940">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41">- Прощай, Орунгун. Мы не смогли удержать тебя. Извини. Быть может… Быть может, в новом мире у нас получится…</text:p>
      <text:p text:style-name="P3942">Селестия проводит сгибом крыла по скуле и поворачивается к дракену.</text:p>
      <text:p text:style-name="P3943">- Идём, Дискорд.</text:p>
      <text:p text:style-name="P394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45"/>
      <text:p text:style-name="P3946">Он чертит кривым когтем огненный круг в воздухе, который вдруг заполняется чернотой. В черноте мерцают мириады зеленоватых искорок.</text:p>
      <text:p text:style-name="P3947">Селестия осторожно проходит в круг и он тут же схлопывается за ней.</text:p>
      <text:p text:style-name="P3948"/>
      <text:p text:style-name="P3949">Дракен противно хихикает и потирает ладони.</text:p>
      <text:p text:style-name="P3950">-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51"/>
      <text:p text:style-name="P3952">Лыбящийся крокодил вперивается в меня зенками.</text:p>
      <text:p text:style-name="P3953"/>
      <text:p text:style-name="P3954">- Я думал, это твоё сновидение, - бормочу я Луне, - ты ведь сама говорила…</text:p>
      <text:p text:style-name="P3955">- Да, это так, - остолбенело подтверждает Луна, - Мы великое множество раз просматривали эти воспоминания и ни разу…</text:p>
      <text:p text:style-name="P3956">-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57">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58">-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59">Дрянной крокодил указывает когтем на меня.</text:p>
      <text:p text:style-name="P3960"><text:span text:style-name="T396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text:s/></text:span><text:soft-page-break/><text:span text:style-name="T3962">парадоксов! Но главное — он обжулил меня в одном из завитков пространства-времени и лишил ПРИЗА(</text:span><text:span text:style-name="T3963">30-я глава последнего ффика</text:span><text:span text:style-name="T3964">)! Это меня-то, духа хаоса! Видеть его больше не хочу! Тьфу! Буэ!</text:span></text:p>
      <text:p text:style-name="P3965"/>
      <text:p text:style-name="P3966">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67"/>
      <text:p text:style-name="P3968">-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69">Я только пожимаю плечами.</text:p>
      <text:p text:style-name="P3970">- Как бы то ни было, ты увидел необходимое, - обращается ко мне Луна.</text:p>
      <text:p text:style-name="P3971">- Что именно? Разрушение горной крепости? Или ваше с Селестией бегство на Эквус?</text:p>
      <text:p text:style-name="P3972">-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73">- Погоди, ты хочешь сказать, что, кроме тебя и Селестии, на Эквусе есть ещё и другие аликорны — некие учителя? - перебиваю я Луну.</text:p>
      <text:p text:style-name="P3974">-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75">- Постой, а почему вы не вернулись назад позже? - спрашиваю я. - Вы могли бы найти уцелевших и привести на Эквус.</text:p>
      <text:p text:style-name="P3976">-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text:s/><text:soft-page-break/>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77">-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78">- Почему ты уверена, что Сел не хочет? Из того, что я видел, она так же, как и ты, плохо ориентируется в Эогиппе.</text:p>
      <text:p text:style-name="P3979">-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80">Луна гневно фыркает.</text:p>
      <text:p text:style-name="P3981">- Но всё это возможно только если задаться целью вернуться домой для возмездия. Мы же не видим такого рвения у Селестии.</text:p>
      <text:p text:style-name="P3982">Ноздри аликорницы расширяются, она мотает головой.</text:p>
      <text:p text:style-name="P398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84">Аликорница саркастически улыбается.</text:p>
      <text:p text:style-name="P398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86"/>
      <text:p text:style-name="P3987">…</text:p>
      <text:p text:style-name="P3988">…</text:p>
      <text:p text:style-name="P3989">…</text:p>
      <text:p text:style-name="P3990"/>
      <text:p text:style-name="P3991">- Она так и сказала?</text:p>
      <text:soft-page-break/>
      <text:p text:style-name="P3992">- Ещё и топнула копытом так, что высекла искру из камня.</text:p>
      <text:p text:style-name="P3993"/>
      <text:p text:style-name="P3994">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95"/>
      <text:p text:style-name="P3996">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97"/>
      <text:p text:style-name="P3998">-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99"/>
      <text:p text:style-name="P4000">~~~</text:p>
      <text:p text:style-name="P4001"><text:span text:style-name="T4002">&lt;</text:span><text:span text:style-name="T4003">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4004">&gt;</text:span></text:p>
      <text:p text:style-name="P4005">- Эвостур, ответьте! Эвостур, ответьте! Андориан на связи! Как слышно? Как слышно? Приём!</text:p>
      <text:p text:style-name="P4006">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4007">- Норгонг, как слышно? Норгонг, ответьте! Андориан на связи! Приём!</text:p>
      <text:p text:style-name="P4008">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400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010">- Не доказано, что «Маджестик» захвачен, - отвечаю я. - Возможно, у него вышла из строя связь и он не может принимать наших приказов.</text:p>
      <text:p text:style-name="P4011">-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012">Луна мрачно сверлит взглядом затылок радистки.</text:p>
      <text:p text:style-name="P401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014">- Армаринд, ответьте! Армаринд, ответьте! Андориан вызывает!</text:p>
      <text:p text:style-name="P4015">-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soft-page-break/>
      <text:p text:style-name="P4016">- Корморан, ответьте, вызывает Андориан… Корморан, вас слышу! Слышу вас!!! Андориан на связи!</text:p>
      <text:p text:style-name="P4017">От возбуждения кобылка хлопает крыльями. Она, зацепившись за рог, срывает наушники и стучит копытом по кнопке громкой связи.</text:p>
      <text:p text:style-name="P4018"/>
      <text:p text:style-name="P4019">- Корморан вас слышит! Андориан, приём!</text:p>
      <text:p text:style-name="P4020">- Краткий репорт обстановки, Корморан! - приказывает Луна.</text:p>
      <text:p text:style-name="P4021"/>
      <text:p text:style-name="P4022">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23">- Пойдем, разберёмся, что там происходит.</text:p>
      <text:p text:style-name="P4024"/>
      <text:p text:style-name="P4025">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26"/>
      <text:p text:style-name="P4027"><text:span text:style-name="T4028">- … шшш… три башни из пяти. Держимся за счёт автоматических турелей и автономных силовых д</text:span><text:span text:style-name="T4029">оспехов</text:span><text:span text:style-name="T4030">,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4031">рипас</text:span><text:span text:style-name="T4032">ы.</text:span></text:p>
      <text:p text:style-name="P4033">-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34">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35">-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36">-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37">-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38">- Мы подключили передатчик к антенне лаборатории, - объясняю я. И внезапно понимаю происходящее. - Луна!!!</text:p>
      <text:p text:style-name="P4039"/>
      <text:soft-page-break/>
      <text:p text:style-name="P4040">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41">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42"/>
      <text:p text:style-name="P4043">Из боковой двери на меня буквально вываливается легионер. Увидев меня, он испуганно охает и прижимается к стене.</text:p>
      <text:p text:style-name="P4044">- Где ваш шлем, солдат? Что с вашим рогом? И… Почему вы дрожите?</text:p>
      <text:p text:style-name="P4045">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46">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47">Я поднимаю забрало, чтобы он узнал меня.</text:p>
      <text:p text:style-name="P4048">Он отвечает мне пронзительным взглядом в ответ и, внезапно, успокаивается.</text:p>
      <text:p text:style-name="P4049">- Вы — не они, - вздыхает он. - У вас хорошие глаза. Круглые.</text:p>
      <text:p text:style-name="P4050">-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51">-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52">Легионер запинается. Он молча хлопает глазами и не может произнести ни слова.</text:p>
      <text:p text:style-name="P405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54">- Ринс. Ринс Стилфизер. Либрарий первой центурии первой когорты шестого легиона.</text:p>
      <text:p text:style-name="P4055">- Успокойся, Ринс. У тебя есть дети?</text:p>
      <text:p text:style-name="P4056">- Дочка.</text:p>
      <text:p text:style-name="P4057">Взгляд солдата стал более осмысленным, зрачки почти вернулись в нормальный размер.</text:p>
      <text:soft-page-break/>
      <text:p text:style-name="P4058">-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5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60">-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61">Я замечаю вмятину на нагруднике Ринса.</text:p>
      <text:p text:style-name="P4062">-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63">Легионер всхлипывает. Его трясёт.</text:p>
      <text:p text:style-name="P4064">-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65">- Мужайся, солдат! Ты же воин элитного подразделения королевы!</text:p>
      <text:p text:style-name="P4066">- Я всего лишь писарь. Все мои товарищи пропали — один за другим, пока я не остался один! Они смеялись мне в лицо, нацеливая на меня пики!</text:p>
      <text:p text:style-name="P4067">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68"><text:s/></text:p>
      <text:p text:style-name="P4069">Я смотрю за спину Ринса, в комнату. Там разбитое окно, через которое он вломился с улицы.</text:p>
      <text:p text:style-name="P4070">- Ты видел её? Ты видел Луну?</text:p>
      <text:p text:style-name="P4071">Легионер опять закатывает глаза и готовится упасть в обморок, но я звонкой пощёчиной возвращаю его к жизни.</text:p>
      <text:p text:style-name="P4072">-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73">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text:s/><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74">Должно быть, та же мысль посетила и Луну.</text:p>
      <text:p text:style-name="P4075"/>
      <text:p text:style-name="P4076">-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77">- И ты молча смотрел на это и не предпринял попыток помочь?!!</text:p>
      <text:p text:style-name="P4078">Ринс только молча смотрит на меня, открывая рот, как выброшенная на берег рыба.</text:p>
      <text:p text:style-name="P4079">Я с рычанием подбегаю к разбитому окну. Трусость легионера будит неведомую мне раньше ярость, я боюсь задушить его магическим захватом!</text:p>
      <text:p text:style-name="P4080">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8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82">Я уже простила Ринсу его трусость и приветливо киваю ему, проходя мимо.</text:p>
      <text:p text:style-name="P4083">- Иди в комнату радиосвязи и ожидай нас там, солдат.</text:p>
      <text:p text:style-name="P4084">Легионер облегчённо вздыхает и мчится прочь.</text:p>
      <text:p text:style-name="P4085"/>
      <text:p text:style-name="P4086">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87"/>
      <text:p text:style-name="P4088">Дубовая дверь хранилища вырвана с замком и накренилась к полу на одной петле.</text:p>
      <text:p text:style-name="P4089">С замирающим сердцем вхожу внутрь.</text:p>
      <text:p text:style-name="P4090">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91">Больше в хранилище никого нет.</text:p>
      <text:p text:style-name="P4092"/>
      <text:p text:style-name="P4093">- Луна!</text:p>
      <text:soft-page-break/>
      <text:p text:style-name="P4094">Сестра молчит. <text:s/>Её губы шевелятся.</text:p>
      <text:p text:style-name="P4095">- Луна, очнись! Всё закончилось! Где остальные?</text:p>
      <text:p text:style-name="P4096">Я наклоняюсь к сестре, чтобы услышать её шёпот.</text:p>
      <text:p text:style-name="P4097">- Нотхуурр шанграа хиссандурр…</text:p>
      <text:p text:style-name="P4098">- Что?</text:p>
      <text:p text:style-name="P4099">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100">Луна открывает глаза. На мгновение мне кажется… Да нет, просто показалось. Луна смотрит на меня с удивлением.</text:p>
      <text:p text:style-name="P4101">- Сестра?</text:p>
      <text:p text:style-name="P4102">- Сестра?</text:p>
      <text:p text:style-name="P4103">Наш одновременный вопрос сливается в единый возглас. Я прижимаюсь носом к её скуле и помогаю встать.</text:p>
      <text:p text:style-name="P4104">-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105">Сестра, пошатываясь, выходит из хранилища.</text:p>
      <text:p text:style-name="P4106">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107"/>
      <text:p text:style-name="P4108">КАК могла Луна активировать Элементы, если ларец ЗАПЕРТ? Почему она соврала мне, что активировала их?</text:p>
      <text:p text:style-name="P4109">Ничего не понимаю.</text:p>
      <text:p text:style-name="P4110"/>
      <text:p text:style-name="P4111">Мысли прерываются криками, треском и шипением. Я спешу наверх, спотыкаясь об обломки штукатурки.</text:p>
      <text:p text:style-name="P4112">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113"><text:span text:style-name="T4114">&lt;</text:span><text:span text:style-name="T4115">раскрыть огромную статую аликорна в донжоне</text:span><text:span text:style-name="T4116">&gt;</text:span></text:p>
      <text:p text:style-name="P4117">- Консул Селестия! Консул Селестия! Сюда!</text:p>
      <text:p text:style-name="P4118">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soft-page-break/>
      <text:p text:style-name="P4119">-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120"/>
      <text:p text:style-name="P4121">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22">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23">Найт Эрроу также падает с дымящимся рогом по другую сторону стены.</text:p>
      <text:p text:style-name="P4124">-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25">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26"/>
      <text:p text:style-name="P4127">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2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29">…</text:p>
      <text:p text:style-name="P4130">-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131"><text:span text:style-name="T4132">-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3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134"><text:span text:style-name="T4135">-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text:s/></text:span><text:soft-page-break/><text:span text:style-name="T4136">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37">- Но ведь если мы победим, в проекте вообще не будет смысла! - воскликнул Майлд Брэйн. - Зачем отвлекать ресурсы на очкариков!</text:p>
      <text:p text:style-name="P4138"><text:span text:style-name="T413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40"><text:span text:style-name="T4141">Королева долго смотрела на медленно вращающуюся голограмму, прежде чем ответить. Казалось, её совсем не задевает грубость Майлда.</text:span></text:p>
      <text:p text:style-name="P4142"><text:span text:style-name="T414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44"><text:span text:style-name="T4145">Королева Лорен вздохнула и отвернулась от голограммы. Её голос едва перекрывает жужжание голопроектора, но мы все слышим тихие слова.</text:span></text:p>
      <text:p text:style-name="P4146"><text:span text:style-name="T4147">-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48"><text:span text:style-name="T414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text:s/></text:span><text:soft-page-break/><text:span text:style-name="T4150">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51">…</text:p>
      <text:p text:style-name="P4152">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153">Я расправляю крылья. Необходимо срочно найти Луну. Наступило время последнего приказа королевы Лорен.</text:p>
      <text:p text:style-name="P4154"><text:line-break/>~~~</text:p>
      <text:p text:style-name="P4155"/>
      <text:p text:style-name="P4156">Лучик света преломляется в бокале мартини и выходит радужным веером, соперничая с многоцветной гривой аликорницы.</text:p>
      <text:p text:style-name="P4157"/>
      <text:p text:style-name="P4158">- Теперь ты знаешь всё.</text:p>
      <text:p text:style-name="P4159">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60">-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61">-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62">Но теперь я уверена, что знаю ответ.</text:p>
      <text:p text:style-name="P4163"/>
      <text:p text:style-name="P4164">Аликорница медленно поворачивает ко мне глову. Её тёмный силуэт на ослепительном фоне заходящего солнца излучает тревогу.</text:p>
      <text:p text:style-name="P4165"/>
      <text:p text:style-name="P4166"><text:span text:style-name="T4167">-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68">-49 и Элементы активируют щит. Я сама программировала их подобное поведение.</text:span></text:p>
      <text:p text:style-name="P4169">Луна активировать Элементы не могла — ларец был закрыт. Но если они активировались сами, значит… Значит, рядом были ТОЛЬКО виндиго. Понимаешь?</text:p>
      <text:p text:style-name="P4170">- Ты хочешь сказать, что они обернули Луну? Но тогда бы её вышвырнуло бы вслед за остальными, разве нет? - скептически замечаю я.</text:p>
      <text:p text:style-name="P4171">В глазах немного двоится от резкого перехода к свету и чрезмерного количества алкоголя, выпитого мной за последние пару часов.</text:p>
      <text:p text:style-name="P4172"/>
      <text:soft-page-break/>
      <text:p text:style-name="P4173">- Когда я вошла в хранилище, она обнимала ларец всеми четырьмя ногами, ещё и помогая себе крыльями. Возможно, это помогло ей удержаться.</text:p>
      <text:p text:style-name="P4174">- А зрачки? У Луны вполне нормальные зрачки, я видел.</text:p>
      <text:p text:style-name="P4175">-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76"/>
      <text:p text:style-name="P4177">Я смотрю сквозь рюмку, как Селестия взволнованно ходит по комнате. Её радужный хвост нервно хлестает по сторонам туда-сюда.</text:p>
      <text:p text:style-name="P4178"/>
      <text:p text:style-name="P417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80">- Ч-что?</text:p>
      <text:p text:style-name="P4181"/>
      <text:p text:style-name="P4182">Аликорница останавливается напротив меня и дотрагивается до моей груди копытом с молящим взглядом.</text:p>
      <text:p text:style-name="P418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184">-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85"/>
      <text:p text:style-name="P4186">Ты не готов к такому повороту, Хуман! Проклятье, начиналось всё так невинно!</text:p>
      <text:p text:style-name="P4187">Я осторожно ставлю пустой бокал на столик.</text:p>
      <text:p text:style-name="P4188"/>
      <text:p text:style-name="P4189">- И твоя сестра всю жизнь будет считать тебя трусихой и клятвопреступницей?</text:p>
      <text:p text:style-name="P4190">-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91"/>
      <text:p text:style-name="P4192">Я пожимаю плечами и встаю. И тут же плюхаюсь обратно в кресло.</text:p>
      <text:soft-page-break/>
      <text:p text:style-name="P419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94"/>
      <text:p text:style-name="P4195">- У тебя проблемы? - поднимает бровь аликорница.</text:p>
      <text:p text:style-name="P4196">- Проблемы - у тебя, - бурчу я. - А я всего лишь немного пьян. Имею право! У меня был тяжёлый день.</text:p>
      <text:p text:style-name="P4197">Смех Селестии заполняет комнату звоном серебряного колокольчика.</text:p>
      <text:p text:style-name="P4198">- Ну-ну, Хуман, не обижайся. Я забыла, что ты намного менее стоек к алкоголю, чем аликорны, иначе бы меньше подливала тебе коктейля.</text:p>
      <text:p text:style-name="P419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200">- Не стоит утруждаться, - щебечет аликорница, - располагайся на ночь у меня. Если, конечно, тебе позволяют принципы…</text:p>
      <text:p text:style-name="P4201">…Я проваливаюсь в затуманеный алкоголем сон…</text:p>
      <text:p text:style-name="P4202"/>
      <text:p text:style-name="P4203">…</text:p>
      <text:p text:style-name="P4204"/>
      <text:p text:style-name="P4205">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206">- Андориан? - спрашиваю у Селестии.</text:p>
      <text:p text:style-name="P4207">-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208"/>
      <text:p text:style-name="P420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210"/>
      <text:p text:style-name="P4211">- Он тебе нравится? - оборачивается ко мне Селестия.</text:p>
      <text:p text:style-name="P4212">Мне смешно видеть её застенчивость. Она похожа на ученика, сдающего экзамен учителю и с трепетом ожидающего вердикт.</text:p>
      <text:p text:style-name="P4213">- Он прекрасен, Селестия - смеюсь я.</text:p>
      <text:p text:style-name="P4214">- Держись крепче, Хуман! - счастливо улыбается аликорница.</text:p>
      <text:p text:style-name="P4215">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soft-page-break/>
      <text:p text:style-name="P4216">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217">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218">- Сел, прекрати! <text:s/>- хлопаю я по холке Селестию. - Не надейся меня обмануть! Если с рубашкой ещё могло прокатить, штаны ветер уж точно не сдует!</text:p>
      <text:p text:style-name="P421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220">Я присматриваюсь к хитрой морде моего скакуна и вижу смешливые искорки в уголках её глаз.</text:p>
      <text:p text:style-name="P4221">- Я тебя раскусил! Верни штаны! Тут не может быть дождя, мы под скалой!</text:p>
      <text:p text:style-name="P4222">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223"/>
      <text:p text:style-name="P4224">Селестия хохочет во всё горло.</text:p>
      <text:p text:style-name="P4225">- Вода в небе бывает не только от дождя, мой маленький человек!</text:p>
      <text:p text:style-name="P4226">Аликорница закладывает вираж и планирует над бескрайней долиной. Теплый ветер моментально высушивает меня.</text:p>
      <text:p text:style-name="P4227">- Может, ты вернешь, наконец, штаны?</text:p>
      <text:p text:style-name="P4228">- Ты так хочешь их надеть?</text:p>
      <text:p text:style-name="P422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23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31">Я ёрзаю, стараясь усесться поудобнее.</text:p>
      <text:p text:style-name="P4232">- На что ты намекаешь?</text:p>
      <text:p text:style-name="P423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34">Я замечаю её порозовевшие щёки.</text:p>
      <text:p text:style-name="P4235">- И как же ты предлагаешь мне разрядиться? Мы в полумиле над землёй.</text:p>
      <text:p text:style-name="P4236">Щёки аликорницы розовеют ещё больше. Она что-то шепчет, стыдливо отвернувшись от меня.</text:p>
      <text:p text:style-name="P4237">- Что? Не слышу!</text:p>
      <text:p text:style-name="P4238">- Ты можешь свеситься с меня сзади, держась руками за крылья! - пригнув шею ко мне, кричит она мне в ухо.</text:p>
      <text:soft-page-break/>
      <text:p text:style-name="P423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40">Я осторожно ложусь на спину своего небесного скакуна, хватаю руками основания крыльев и плавно съезжаю назад и немного вниз.</text:p>
      <text:p text:style-name="P4241">Да, так будет толк.</text:p>
      <text:p text:style-name="P4242">Аликорница приглашающе сдвигает хвост в сторону, открывая мне сокровенное.</text:p>
      <text:p text:style-name="P4243">- Иди ко мне, Хуман. Иди ко мне, мой маленький человек! Я так долго ждала тебя!</text:p>
      <text:p text:style-name="P4244">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45">- Сел… Я… Ты… Мы…</text:p>
      <text:p text:style-name="P4246"/>
      <text:p text:style-name="P4247">Надеюсь, маленькие пони Эквестрии сейчас не смотрят в небо.</text:p>
      <text:p text:style-name="P4248"/>
      <text:p text:style-name="P424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50"/>
      <text:p text:style-name="P4251">… И чувствую также, что мы падаем.</text:p>
      <text:p text:style-name="P4252"/>
      <text:p text:style-name="P4253">- Какого дьявола? Сел, следи за высотой! Мы же грохнемся!!!</text:p>
      <text:p text:style-name="P4254"/>
      <text:p text:style-name="P4255">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56">-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57">- Прекрати предаваться воспоминаниям! - взвизгиваю я. - Сделай что-нибудь!</text:p>
      <text:p text:style-name="P4258"/>
      <text:p text:style-name="P425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60">- К сожалению, я сейчас не в том состоянии, чтобы задействовать телепортацию, - бормочет Селестия. - Но я попробую.</text:p>
      <text:p text:style-name="P4261">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62"/>
      <text:p text:style-name="P426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64"/>
      <text:p text:style-name="P4265">Затем всё заслоняет она. Аликорница вытягивает шею назад и дотрагивается своим носом до моего.</text:p>
      <text:p text:style-name="P4266">- Увы, мне очень жаль, Хуман. Пришло время прощаться. Мне ужасно стыдно, что я подвела тебя и жаль, что приходится расставаться.</text:p>
      <text:p text:style-name="P4267"/>
      <text:p text:style-name="P4268">Её огромные глаза заслоняют несущуюся на нас землю. Её губы касаются моих.</text:p>
      <text:p text:style-name="P4269">- <text:s/>Знай, я всегда любила тебя.</text:p>
      <text:p text:style-name="P4270"/>
      <text:p text:style-name="P4271">Это последние слова, которые я слышу до столкновения…</text:p>
      <text:p text:style-name="P4272"/>
      <text:p text:style-name="P4273">…</text:p>
      <text:p text:style-name="P4274"/>
      <text:p text:style-name="P4275">- Х-х-хах!!! У-у-уффф!..</text:p>
      <text:p text:style-name="P4276">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77">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78">Вот только место действия не воздушные просторы Эквестрии, а покои принцессы дня.</text:p>
      <text:p text:style-name="P4279"/>
      <text:p text:style-name="P4280">- Сел!</text:p>
      <text:p text:style-name="P4281">Я резко подаюсь назад. Запоздало, впрочем. Дело сделано.</text:p>
      <text:p text:style-name="P4282">- Ты наконец проснулся, Хуман? - невинно поворачивает голову аликорница. - Я уж начала беспокоиться.</text:p>
      <text:p text:style-name="P428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84">- Тебе нужно было выспаться. И разрядиться тоже.</text:p>
      <text:p text:style-name="P4285">Селестия встаёт и потягивается, сначала на переднюю пару ног, потом на заднюю. Я, не удержавшись, вытираю салфеткой и её.</text:p>
      <text:p text:style-name="P4286">-Так. Рассказывай.</text:p>
      <text:p text:style-name="P4287"/>
      <text:p text:style-name="P4288">Аликорница подходит к бару и начинает совершать магические пассы над бутылками.</text:p>
      <text:p text:style-name="P4289">- Что же тебе рассказать, Хуман? Всё, что я могла сказать про наш исход с Орунгуна, я уже сказала.</text:p>
      <text:p text:style-name="P4290"/>
      <text:p text:style-name="P4291">Я поперхаюсь от возмущения.</text:p>
      <text:p text:style-name="P4292">- Причём тут Орунгун? Почему ты дала себя трахнуть? Ещё и помогла при этом?</text:p>
      <text:p text:style-name="P4293"/>
      <text:p text:style-name="P4294">Селестия молча бросает кубики льда в коктейль вместе с листочком мяты и левитирует мне бокал. Я нервно отстраняю его.</text:p>
      <text:p text:style-name="P4295">-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96">-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97">- То есть, ты хочешь занять место Джет? - изумляюсь я.</text:p>
      <text:p text:style-name="P4298">-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99">- Учти, я не люблю тебя. И не полюблю! Я не…</text:p>
      <text:p text:style-name="P4300">- Знаю-знаю, ты не конеёб, что бы это ни значило, - ехидно улыбается Селестия. - Никаких проблем! Я тоже не люблю тебя, Хуман. Исключительно дружба!</text:p>
      <text:p text:style-name="P4301"/>
      <text:p text:style-name="P4302">Аликорница подходит к балкону и растворяет двери. В комнату врывается пение птиц, свежий воздух прочищает мозги.</text:p>
      <text:p text:style-name="P4303">- Что тебе снилось хоть? - оборачивается она. - Ты часто повторял моё имя. И был так ненасытен, что мне пришлось упираться в стену копытами.</text:p>
      <text:p text:style-name="P4304">- Мы летали, - бормочу я. - Остальное не помню.</text:p>
      <text:p text:style-name="P4305">-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306">С этими словами Селестия взлетает в свете восходящего солнца.</text:p>
      <text:p text:style-name="P4307"/>
      <text:p text:style-name="P4308">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309"/>
      <text:p text:style-name="P4310">И тебе с этим жить, Хуман.</text:p>
      <text:p text:style-name="P4311"/>
      <text:h text:style-name="P4312" text:outline-level="2">Глава 17</text:h>
      <text:p text:style-name="P4313"/>
      <text:p text:style-name="P4314">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315"/>
      <text:p text:style-name="P4316">- Ты вспомнил? Ты вспомнил! Видишь, я сберегла тайну, как и обещала тебе! Разве после этого я не хорошая девочка? Признай, я — хорошая девочка!</text:p>
      <text:p text:style-name="P4317"/>
      <text:p text:style-name="P4318">Глаза Хэвэн сияют.</text:p>
      <text:p text:style-name="P431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320">Хэвэн смешливо трясёт головой, когда один из парашютиков залетает ей в нос.</text:p>
      <text:p text:style-name="P432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322">- Ты — хорошая девочка! - со смехом подтверждаю я и раскрываю обьятия.</text:p>
      <text:p text:style-name="P4323"/>
      <text:p text:style-name="P4324">Хэвэн с готовностью стремится ко мне.</text:p>
      <text:p text:style-name="P4325"/>
      <text:p text:style-name="P4326">- Ты — хорошая девочка! - я обнимаю Хэвэн и зарываюсь лицом в её гриву. Она прижимается ко мне и ложит голову на плечо. Ветер треплет мои волосы.</text:p>
      <text:p text:style-name="P4327"/>
      <text:p text:style-name="P4328">З-з-з-з… КЛАК!</text:p>
      <text:p text:style-name="P4329">- Протокол «MAJESTIC» исполнен — слышу я негромкий механический голос из по-прежнему лежащего в траве гермошлема.</text:p>
      <text:p text:style-name="P4330"/>
      <text:p text:style-name="P433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332"/>
      <text:p text:style-name="P4333">Ужас медленно сковывает меня…</text:p>
      <text:p text:style-name="P4334"/>
      <text:p text:style-name="P4335">Я пытаюсь отстраниться, но что-то объединяет меня с Хэвэн в одно целое.</text:p>
      <text:p text:style-name="P4336"/>
      <text:soft-page-break/>
      <text:p text:style-name="P4337">Я знаю, что...</text:p>
      <text:p text:style-name="P4338"/>
      <text:p text:style-name="P433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4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41">Ложится и больше не встаёт.</text:p>
      <text:p text:style-name="P4342"/>
      <text:p text:style-name="P4343">- Ты — хорошая девочка, - по-инерции лепечу я в прострации. - Ты — хорошая девочка…</text:p>
      <text:p text:style-name="P4344"/>
      <text:p text:style-name="P4345"><text:span text:style-name="T4346">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347"/>
      <text:p text:style-name="P4348"><text:span text:style-name="T4349">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50">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51">Хэвэн тяжело поднимается, скрежеща металлическими суставами. Голова её мотается, как будто она пытается обрести утраченную ориентацию.</text:p>
      <text:p text:style-name="P4352"/>
      <text:p text:style-name="P4353"><text:span text:style-name="T4354">- Боевой модуль PHOENIX принимает управление. Начинаю операцию «</text:span><text:span text:style-name="T4355">Армагеддон»</text:span><text:span text:style-name="T4356">. Закрываю все диалоговые сессии для оптимизации ресурсов, - хрипло звучит металлический тембр из динамика переговорного устройства.</text:span></text:p>
      <text:p text:style-name="P4357"/>
      <text:p text:style-name="P4358">Мир гаснет.</text:p>
      <text:p text:style-name="P4359"/>
      <text:p text:style-name="P4360">~~~</text:p>
      <text:p text:style-name="P4361"/>
      <text:p text:style-name="P4362">- Ты — хорошая девочка, - повторяю я в ступоре.</text:p>
      <text:p text:style-name="P4363"/>
      <text:soft-page-break/>
      <text:p text:style-name="P4364">Китайский генератор по-прежнему фырчит в углу. Процент заряда ноутбука приближается к восьмидесяти.</text:p>
      <text:p text:style-name="P4365">«Соединение разорвано со стороны сервера. Сессия закрыта» - читаю я на консоли экрана.</text:p>
      <text:p text:style-name="P4366"/>
      <text:p text:style-name="P4367">- Ты — хорошая девочка…</text:p>
      <text:p text:style-name="P4368"/>
      <text:p text:style-name="P4369">***</text:p>
      <text:p text:style-name="P4370"/>
      <text:p text:style-name="P4371"><text:s text:c="2"/>~~~50 лет от основания Эквестрии~~~</text:p>
      <text:p text:style-name="P4372"/>
      <text:p text:style-name="P4373">Позвонки жалобно хрустят, уступая давлению.</text:p>
      <text:p text:style-name="P4374">- Осторожнее, осторожнее! - кричу я. - Не мешок с картошкой топчешь!</text:p>
      <text:p text:style-name="P4375">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76">-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77">-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78">-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37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80">-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81">Копыто с силой надавливает мне на копчик.</text:p>
      <text:p text:style-name="P4382">- Уф-ф! Зря ты так. Помирилась бы с ней, что ли? Она очень этого хочет, честное слово! Я готов быть посредником. Бесплатно!</text:p>
      <text:soft-page-break/>
      <text:p text:style-name="P4383">- Она знает, как с Нами можно помириться, - мрачно заявляет Луна. - Это вполне легко. Если только она по-настоящему хочет.</text:p>
      <text:p text:style-name="P4384">- Опять ты за своё. Лу, я же говорил — это единственное, что она не может сделать. Не проси. Всё остальное — пожалуйста. Но не это.</text:p>
      <text:p text:style-name="P4385">-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86">Нам не хватает родины, - тихо вздыхает Луна.</text:p>
      <text:p text:style-name="P4387"/>
      <text:p text:style-name="P4388">…</text:p>
      <text:p text:style-name="P4389">…</text:p>
      <text:p text:style-name="P4390">…</text:p>
      <text:p text:style-name="P4391"/>
      <text:p text:style-name="P4392">…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93">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94">В этом-то и проблема.</text:p>
      <text:p text:style-name="P4395"/>
      <text:p text:style-name="P4396">…</text:p>
      <text:p text:style-name="P4397"/>
      <text:p text:style-name="P4398">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9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400">Вручая королевские награды победителям праздничных состязаний, я услышал негромкий оклик со спины.</text:p>
      <text:p text:style-name="P4401"/>
      <text:p text:style-name="P4402">- Хуман?</text:p>
      <text:p text:style-name="P4403"/>
      <text:p text:style-name="P4404">За спиной стояла Джет. Взглянув на неё, я остолбенел.</text:p>
      <text:p text:style-name="P440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406"><text:span text:style-name="T4407">И только сейчас, глядя на пожилую седогривую пони, я осознал, сколько времени прошло. И понял, что я<text:s/></text:span><text:span text:style-name="T4408">сам<text:s/></text:span><text:span text:style-name="T4409">неподвластен времени.</text:span></text:p>
      <text:p text:style-name="P4410"><text:span text:style-name="T4411">И хотя пегаска восприняла как должное мою нетронутую временем молодость, после посиделок с ней я сразу же помчался к Платине.</text:span><text:span text:style-name="T4412">&lt;добавить Дейдру Пай и других&gt;</text:span></text:p>
      <text:p text:style-name="P4413">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414">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41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416">- То есть, как откуда взялась? Ты хочешь сказать, что она не моя, данная мне при рождении?</text:p>
      <text:p text:style-name="P4417">-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418"/>
      <text:p text:style-name="P4419">…</text:p>
      <text:p text:style-name="P4420"/>
      <text:p text:style-name="P4421"><text:span text:style-name="T4422">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423">не в силах последовать за ними</text:span><text:span text:style-name="T4424">…</text:span></text:p>
      <text:p text:style-name="P4425"/>
      <text:p text:style-name="P4426">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427"/>
      <text:p text:style-name="P4428">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text:s/><text:soft-page-break/>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429"><text:span text:style-name="T4430">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431">или сорок</text:span><text:span text:style-name="T4432">.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433"/>
      <text:p text:style-name="P4434">…</text:p>
      <text:p text:style-name="P4435"/>
      <text:p text:style-name="P4436">В узком окне башни показывается шпиль городской ратуши. Я гляжу мимоходом на башенные часы.</text:p>
      <text:p text:style-name="P4437">Проклятье! Без пяти два! Надо ускориться!</text:p>
      <text:p text:style-name="P4438"/>
      <text:p text:style-name="P4439">Сворачиваю с винтовой лестницы в боковой проём открытой галереи.</text:p>
      <text:p text:style-name="P4440"/>
      <text:p text:style-name="P4441">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42"/>
      <text:p text:style-name="P4443">Быстрым бегом достигаю середины мостика, одновременно доставая моток верёвки из-за пазухи.</text:p>
      <text:p text:style-name="P4444"/>
      <text:p text:style-name="P444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446"/>
      <text:p text:style-name="P4447"><text:span text:style-name="T4448">…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49">Астрономической<text:s/></text:span><text:span text:style-name="T4450">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51"/>
      <text:p text:style-name="P4452">Перекидываю верёвку через поручень, крепко хватаю оба конца и перешагиваю через ограждение.</text:p>
      <text:p text:style-name="P4453"/>
      <text:p text:style-name="P4454">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55"/>
      <text:p text:style-name="P4456"><text:span text:style-name="T4457">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58"/>
      <text:p text:style-name="P445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60"/>
      <text:p text:style-name="P4461">…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62"/>
      <text:p text:style-name="P4463">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64"/>
      <text:p text:style-name="P4465">И вот ты несёшься вниз через этажи и лестницы с отчётом под мышкой, стараясь успеть к приёму…</text:p>
      <text:p text:style-name="P4466"/>
      <text:p text:style-name="P4467">КРАК!!! … Ох!…</text:p>
      <text:p text:style-name="P4468"/>
      <text:p text:style-name="P4469"><text:span text:style-name="T4470">Обидно даже не то, что рукав дорогущего костюма разошёлся в подмышке во время очередного дюльфера</text:span><text:span text:style-name="FootnoteReference"><text:note text:note-class="footnote" text:id="_ftn1"><text:note-citation>2</text:note-citation><text:note-body><text:p text:style-name="Footnote"><text:span text:style-name="T4471">Дюльфер - скоростной спуск по верёвке на крутых и отвесных стенах.</text:span></text:p></text:note-body></text:note></text:span><text:span text:style-name="T447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73"/>
      <text:p text:style-name="P4474">Ну уж нет! Я не для того корпел над этой проклятой бумажкой до позеленения, чтоб так просто сдаться!</text:p>
      <text:p text:style-name="P4475"/>
      <text:p text:style-name="P4476">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77">Просто шикарно! Заявиться на приём торговой миссии грифонов с поджареными яйцами – это по-нашему!</text:p>
      <text:p text:style-name="P4478">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79"/>
      <text:p text:style-name="P4480">- Как они там, Блэйк? - указываю глазами на лестницу в центральный холл.</text:p>
      <text:p text:style-name="P4481">- Зашли пятнадцать минут назад, - отвечает солнечный страж, косясь на мои ошмётки одежды.</text:p>
      <text:p text:style-name="P4482"/>
      <text:p text:style-name="P4483">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84"/>
      <text:p text:style-name="P4485">Чертыхаясь, несусь к неприметной дверце в цоколе дворца. Через пару минут, вываливаюсь из подсобки у тронного зала в ореоле веников и швабр.</text:p>
      <text:p text:style-name="P4486">Церемонимейстер, завидев меня, подпрыгивает от нетерпения:</text:p>
      <text:p text:style-name="P4487"/>
      <text:p text:style-name="P4488">- Поторопитесь, мой принц! Доттид Карв задержал делегацию в Розовом зале, но грифоны уже пять минут проявляют признаки нетерпения!</text:p>
      <text:p text:style-name="P4489"/>
      <text:p text:style-name="P4490">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91"/>
      <text:p text:style-name="P4492">…</text:p>
      <text:p text:style-name="P4493"/>
      <text:p text:style-name="P4494">Две аликорницы недвижимо смотрят на меня с высоты трона в центре зала.</text:p>
      <text:p text:style-name="P4495"/>
      <text:p text:style-name="P4496">- Хуман, с тобой всё в порядке? - первой нарушает молчание Селестия. - Твой костюм…</text:p>
      <text:p text:style-name="P4497">-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98">-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99"/>
      <text:p text:style-name="P4500">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501">-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502"/>
      <text:p text:style-name="P4503">Гомон за дверью усиливается. Раздаются три удара древком алебарды в пол. Двери распахиваются.</text:p>
      <text:p text:style-name="P4504">-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505"/>
      <text:p text:style-name="P4506">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507"/>
      <text:p text:style-name="P4508">-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50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510"/>
      <text:p text:style-name="P4511">- Королевство Грифонов… рассчитывает… заключить торговое соглашение…</text:p>
      <text:p text:style-name="P4512"/>
      <text:p text:style-name="P4513">Грифон кидает взгляд на трон и, сверкнув красным глазом сквозь монокль, продолжает.</text:p>
      <text:p text:style-name="P4514">-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515"/>
      <text:p text:style-name="P451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517"/>
      <text:p text:style-name="P4518">-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519"/>
      <text:p text:style-name="P4520">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521"/>
      <text:p text:style-name="P4522">- Мы не могли бы остаться наедине, без этих… лишних ушей?</text:p>
      <text:p text:style-name="P4523"/>
      <text:p text:style-name="P4524">Селестия хмурится, но кивает. Стража и советник оставляют зал.</text:p>
      <text:p text:style-name="P4525">- А обезьяна? - грифон кивает на меня.</text:p>
      <text:p text:style-name="P4526"/>
      <text:p text:style-name="P4527">Во вгляде белоснежной аликорницы появляется лёд.</text:p>
      <text:p text:style-name="P4528">- Не смейте оскорблять принца Эквестрии, Горг! Хуман останется с нами!</text:p>
      <text:p text:style-name="P4529"/>
      <text:soft-page-break/>
      <text:p text:style-name="P4530">Железный клюв пернатой скотины чуть приоткрывается в насмешливом клёкоте.</text:p>
      <text:p text:style-name="P4531"/>
      <text:p text:style-name="P4532">-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533"/>
      <text:p text:style-name="P4534">Гадёныш снова склоняет голову перед аликорницей, совершенно игнорируя меня.</text:p>
      <text:p text:style-name="P4535">Мне хочется бросить в этого мудака горшок с петуниями. Селестия, словно догадываясь, успокаивающе оглаживает меня тыльной стороной крыла.</text:p>
      <text:p text:style-name="P4536"/>
      <text:p text:style-name="P4537">-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538">-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539"/>
      <text:p text:style-name="P4540">Я с удивлением смотрю на синюю аликорницу. Чего-чего, а помощи с этой стороны ты не ожидал, Хуман!</text:p>
      <text:p text:style-name="P4541"/>
      <text:p text:style-name="P4542">-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543">-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544"/>
      <text:p text:style-name="P4545">Я с удовольствием наблюдаю, как кожа вокруг глаз грифона приобретает красивый фиолетовый оттенок.</text:p>
      <text:p text:style-name="P4546"/>
      <text:p text:style-name="P4547">- Но довольно этой светской болтовни! - разряжает обстановку Сел. - Ты, кажется, хотел нам что-то рассказать, Горг?</text:p>
      <text:p text:style-name="P4548"/>
      <text:p text:style-name="P454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50"/>
      <text:soft-page-break/>
      <text:p text:style-name="P455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52"/>
      <text:p text:style-name="P4553">Горг закашливается в смехе.</text:p>
      <text:p text:style-name="P4554"/>
      <text:p text:style-name="P4555">- В общем, светлейшие, подытоживая: вы в крутом пике…</text:p>
      <text:p text:style-name="P4556"/>
      <text:p text:style-name="P455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58"/>
      <text:p text:style-name="P4559">Зрачки грифона скачут от Селестии к Луне и обратно. Наконец он замечает моё замешательство и насмешливо клокочет.</text:p>
      <text:p text:style-name="P4560"/>
      <text:p text:style-name="P4561">- Теперь выслушайте наше предложение.</text:p>
      <text:p text:style-name="P4562"/>
      <text:p text:style-name="P4563">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64"/>
      <text:p text:style-name="P4565"><text:span text:style-name="T456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67"><text:s/></text:span><text:span text:style-name="T4568">Драконы… Мы имеем некоторые дипломатические сложности с драконами… А также с минотаврами… И с зебрами… И с…</text:span></text:p>
      <text:p text:style-name="P4569"/>
      <text:p text:style-name="P4570">- Мы знаем, с кем у вас возникли затруднения, - подаёт голос Селестия. - Проще сказать, с кем у вас их НЕ возникло. С Эквестрией. Всё.</text:p>
      <text:p text:style-name="P4571"/>
      <text:p text:style-name="P457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73"/>
      <text:p text:style-name="P4574">-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text:s/><text:soft-page-break/>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75"/>
      <text:p text:style-name="P4576">Молчание аликорниц только подчёркивает хриплое дыхание посла.</text:p>
      <text:p text:style-name="P4577"/>
      <text:p text:style-name="P4578">-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79"/>
      <text:p text:style-name="P4580">- СОРОК!</text:p>
      <text:p text:style-name="P4581"/>
      <text:p text:style-name="P4582">- Что? - птичьи глаза Горга быстро-быстро моргают, выдавая крайнюю степень растерянности их обладателя.</text:p>
      <text:p text:style-name="P4583"/>
      <text:p text:style-name="P4584">- Сорок процентов! За сорок лет! - стальным голосом Селестии можно валить лес.</text:p>
      <text:p text:style-name="P4585"/>
      <text:p text:style-name="P4586">Грифон поперхается, но быстро оправляется.</text:p>
      <text:p text:style-name="P4587"/>
      <text:p text:style-name="P4588">- Да вы рехнулись, светлейшие!!! - вопит он , картинно прикрыв глаза крылом.</text:p>
      <text:p text:style-name="P4589"/>
      <text:p text:style-name="P4590">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91"/>
      <text:p text:style-name="P4592">-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93"/>
      <text:p text:style-name="P4594">-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95"/>
      <text:p text:style-name="P459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soft-page-break/>
      <text:p text:style-name="P4597">-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598">- Светлейшие, мне отрубят голову по возвращению! Семь процентов! За семь лет!</text:p>
      <text:p text:style-name="P459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600">-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60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602">- Тридцать миллионов золотом, - еле слышно бурчит грифон. Я ощущаю на себе его яростный взгляд через крыло.</text:p>
      <text:p text:style-name="P4603">-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604">Из-под крыла доносится только скрежет металлического клюва.</text:p>
      <text:p text:style-name="P4605"/>
      <text:p text:style-name="P460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607">-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608">-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609"/>
      <text:p text:style-name="P4610">Я провожу процессию до выхода из тронного зала. Замешкавшись в дверях, железноклювый грифон неожиданно подмигивает мне.</text:p>
      <text:p text:style-name="P4611">Я непонимающе смотрю ему вслед.</text:p>
      <text:p text:style-name="P4612">-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text:s/><text:soft-page-break/>спутников Горга. - Мы-то с Гретой сразу увидели, что вы – пара. Но самцы традиционно плохо разбираются в чувствах.</text:p>
      <text:p text:style-name="P4613"/>
      <text:p text:style-name="P4614">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615"/>
      <text:p text:style-name="P4616">- Каруна, - кивает мне грифониха. - Очень приятно видеть вас вместе. Вы просто созданы друг для друга.</text:p>
      <text:p text:style-name="P4617"/>
      <text:p text:style-name="P4618">Я молча прикрываю за ней дверь и возвращаюсь к своим.</text:p>
      <text:p text:style-name="P4619"/>
      <text:p text:style-name="P4620">- Горг извинился перед тобой за своё поведение? - спрашивает Селестия.</text:p>
      <text:p text:style-name="P4621">- Нет. Извинилась его… ммм… сопровождающая.</text:p>
      <text:p text:style-name="P4622">-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623"/>
      <text:p text:style-name="P4624">Я философски пожимаю плечами.</text:p>
      <text:p text:style-name="P462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626"/>
      <text:p text:style-name="P4627">- Пять битов! - поворачивается к Луне Селестия.</text:p>
      <text:p text:style-name="P4628">Та молча достаёт монетку из шкафчика за троном и кладёт в протянутое копыто.</text:p>
      <text:p text:style-name="P4629"/>
      <text:p text:style-name="P4630">…</text:p>
      <text:p text:style-name="P4631">…</text:p>
      <text:p text:style-name="P4632">…</text:p>
      <text:p text:style-name="P4633"/>
      <text:p text:style-name="P4634">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635">- Ты меня убить хочешь, - вяло возражает Селестия.</text:p>
      <text:p text:style-name="P4636">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637">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text:s/><text:soft-page-break/>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638">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639"/>
      <text:p text:style-name="P4640">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641"/>
      <text:p text:style-name="P4642">- Сегодня уже треть часа. Поздравляю! В следующий раз сделаем два захода.</text:p>
      <text:p text:style-name="P464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644">- Биты ни при чём. Луна хочет домой.</text:p>
      <text:p text:style-name="P4645"/>
      <text:p text:style-name="P4646">Селестия заводит глаза и прикрывает лицо крылом.</text:p>
      <text:p text:style-name="P4647"/>
      <text:p text:style-name="P4648">-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49"/>
      <text:p text:style-name="P4650">Тяжёлый вздох слышится из-под крыла.</text:p>
      <text:p text:style-name="P4651">- Многое я дала бы, чтобы развеять свои страхи относительно сестры и вернуть её в Андориан, - бормочет сквозь крыло аликорница.</text:p>
      <text:p text:style-name="P4652">- Так, может, и развеяла бы? Разве нет способа как-нибудь определить, есть ли виндиго в Луне, или нет?</text:p>
      <text:p text:style-name="P4653"/>
      <text:p text:style-name="P4654">Селестия встаёт с шезлонга. Она медленно идёт вдоль бортика бассейна, стараясь скрыть смущение. У неё плохо получается.</text:p>
      <text:p text:style-name="P4655">- Вообще-то есть. Переплетение сознаний. Только…</text:p>
      <text:p text:style-name="P4656">- Только что?</text:p>
      <text:soft-page-break/>
      <text:p text:style-name="P4657">-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58"/>
      <text:p text:style-name="P4659">Селестия делает глоток кофе из чашечки и продолжает.</text:p>
      <text:p text:style-name="P4660">-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61"/>
      <text:p text:style-name="P4662">Я делаю покерфейс.</text:p>
      <text:p text:style-name="P4663">- Понимаю. Паршиво.</text:p>
      <text:p text:style-name="P4664"/>
      <text:p text:style-name="P4665">Селестия долго смотрит на своё отражение в бассейне. Потом она поворачивается ко мне и тихо произносит.</text:p>
      <text:p text:style-name="P4666">- И даже если бы она открылась мне… Всё равно ничего бы не вышло.</text:p>
      <text:p text:style-name="P4667">- ?</text:p>
      <text:p text:style-name="P4668"/>
      <text:p text:style-name="P4669">Долгий взгляд светлой аликорницы, кажется, пронизывает меня насквозь. В конце-концов, она кивает своим мыслям и обращается ко мне.</text:p>
      <text:p text:style-name="P4670">- Пойдём, Хуман. Я хочу кое-что показать тебе.</text:p>
      <text:p text:style-name="P4671"/>
      <text:p text:style-name="P4672"><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73"/>
      <text:p text:style-name="P4674">-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75"/>
      <text:p text:style-name="P4676">Аликорница ложится у моих ног.</text:p>
      <text:p text:style-name="P4677">- Забирайся мне на спину, Хуман. Дальше мы должны лететь.</text:p>
      <text:p text:style-name="P4678"/>
      <text:p text:style-name="P4679">Происходящее вызывает у меня дежавю с Луной, когда она пронесла меня сквозь мир снов в свои воспоминания.</text:p>
      <text:p text:style-name="P4680">- Ты же не владеешь снопроходчеством. Луна говорила…</text:p>
      <text:p text:style-name="P4681">- Я не собираюсь проводить тебя в свои сны, Хуман, - отвечает Селестия. - Реальность иногда хуже всяких кошмаров.</text:p>
      <text:p text:style-name="P4682"/>
      <text:p text:style-name="P4683">Эти слова заставляют меня застыть над аликорницей с задранной ногой.</text:p>
      <text:p text:style-name="P4684">- Кошмары? Ты хочешь показать мне кошмары?</text:p>
      <text:p text:style-name="P4685">-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86">- Зачем? - бормочу я. - Я не прокурор, а ты не подсудимая. Мне не нужны твои…</text:p>
      <text:p text:style-name="P4687">- Затем, - перебивает меня аликорница, - что ты мой муж. И не пристало супруге ходить под подозрением.</text:p>
      <text:p text:style-name="P4688"/>
      <text:p text:style-name="P4689">С этими словами она встаёт и мы взмываем в ночное небо.</text:p>
      <text:p text:style-name="P4690"/>
      <text:p text:style-name="P469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92"/>
      <text:p text:style-name="P4693">- Где мы?</text:p>
      <text:p text:style-name="P4694">-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95">- Ты же говорила, что не умеешь находить тут дорогу. Хочешь скакать тут вечно?</text:p>
      <text:p text:style-name="P4696"/>
      <text:p text:style-name="P4697">Аликорница ни на йоту не замедляет бег. До моих ушей долетает её легонький смешок.</text:p>
      <text:p text:style-name="P4698">-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699"/>
      <text:p text:style-name="P4700">Она тяжко вздыхает.</text:p>
      <text:p text:style-name="P470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702"/>
      <text:p text:style-name="P4703">Прямо по курсу перед нами вырастает большая голубая звезда с тремя вращающимися вокруг неё зелёными светилами поменьше.</text:p>
      <text:p text:style-name="P4704"/>
      <text:p text:style-name="P4705">-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706"/>
      <text:p text:style-name="P4707">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708">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709"/>
      <text:p text:style-name="P4710">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711">-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712">- Эмм… Предупреждать надо! Так ведь и обмочиться недолго!</text:p>
      <text:p text:style-name="P4713"><text:s/>Аликорница печально смеётся.</text:p>
      <text:p text:style-name="P4714">-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715">- Но ты летаешь безо всяких экстендеров!</text:p>
      <text:p text:style-name="P4716">-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717">Селестия грустно смеётся.</text:p>
      <text:p text:style-name="P4718"/>
      <text:p text:style-name="P4719">- И когда мы стали совсем слабы, появились они. Виндиго. <text:s/>Пожиратели душ.</text:p>
      <text:soft-page-break/>
      <text:p text:style-name="P4720">Аликорница делает вираж у двойной системы.</text:p>
      <text:p text:style-name="P4721"/>
      <text:p text:style-name="P4722">- Теперь курс на тот фиолетовый гигант. Это конечная точка нашего путешествия.</text:p>
      <text:p text:style-name="P4723"/>
      <text:p text:style-name="P4724">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725"/>
      <text:p text:style-name="P4726">- Смотри внимательно, Хуман. Мы пробудем тут очень недолго. Что бы ни случилось, не покидай моей спины. Это очень опасно.</text:p>
      <text:p text:style-name="P4727"/>
      <text:p text:style-name="P4728">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72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730">Мы проходим в неведомое.</text:p>
      <text:p text:style-name="P4731"/>
      <text:p text:style-name="P4732">…</text:p>
      <text:p text:style-name="P4733"/>
      <text:p text:style-name="P4734">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735">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736">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37">- Помоги! Не видишь разве, ему нужна помощь! - указываю я на ногу.</text:p>
      <text:p text:style-name="P4738">- Я же просила тебя не покидать моей спины, Хуман, - укоризненно отвечает Селестия.</text:p>
      <text:p text:style-name="P4739">Метель размывает её очертания. Она делает шаг ко мне и упирается плечом в камень рядом со мной.</text:p>
      <text:p text:style-name="P4740">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41"/>
      <text:soft-page-break/>
      <text:p text:style-name="P4742">-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43">Изо рта Селестии вырывается пар. Она отпускает забрало и отходит.</text:p>
      <text:p text:style-name="P4744"/>
      <text:p text:style-name="P4745">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746">Тщётно. Металлический панцирь намертво вмёрз в лёд. Падающий снег потихоньку укрывает его в белый саван.</text:p>
      <text:p text:style-name="P4747">-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48">Я оглядываюсь по сторонам.</text:p>
      <text:p text:style-name="P4749">- Вряд ли тебя здесь отремонтируют. Мы тут одни.</text:p>
      <text:p text:style-name="P4750">-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51"/>
      <text:p text:style-name="P4752">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53"/>
      <text:p text:style-name="P4754">-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55"/>
      <text:p text:style-name="P4756">Я поднимаю взгляд.</text:p>
      <text:p text:style-name="P4757">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58"/>
      <text:p text:style-name="P4759">- Подойди поближе к краю, Хуман. Там воздух прозрачный, ты увидишь.</text:p>
      <text:p text:style-name="P4760">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61">- Это не зима, если ты подумал. В этой местности раньше был мягкий климат с периодом дождей вместо настоящего холода.</text:p>
      <text:soft-page-break/>
      <text:p text:style-name="P4762">- Тогда почему же так холодно?</text:p>
      <text:p text:style-name="P476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64">Сухой безэмоциональный голос Селестии только подчёркивает произшедшую трагедию.</text:p>
      <text:p text:style-name="P4765">-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66"/>
      <text:p text:style-name="P4767">Аликорница со вздохом поворачивается ко мне.</text:p>
      <text:p text:style-name="P4768"/>
      <text:p text:style-name="P4769">- Садись на меня, Хуман. Пора возвращаться.</text:p>
      <text:p text:style-name="P4770"/>
      <text:p text:style-name="P4771">Я занимаю уже привычное место на спине аликорницы и та начинает разбег.</text:p>
      <text:p text:style-name="P4772">- Неужели нельзя открыть проход в Эогипп прямо тут? Зачем взлетать в эту бурю? - указываю я на воющую метель над нами.</text:p>
      <text:p text:style-name="P477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74">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75"/>
      <text:p text:style-name="P4776">Я вспоминаю слова раздавленного «Принципа-2».</text:p>
      <text:p text:style-name="P4777">- Сел, что такое «автодоспех Трибун-8С»?</text:p>
      <text:p text:style-name="P4778">Вздрогнув, аликорница на лету поворачивает ко мне голову.</text:p>
      <text:p text:style-name="P4779">- Откуда ты услышал про него?</text:p>
      <text:p text:style-name="P4780">- Те расплющенные доспехи сказали, что регистрируют аномальный сигнал от «Трибун-8С». И что нам надо драпать отсюда как можно скорее.</text:p>
      <text:p text:style-name="P4781">Селестия хмурится.</text:p>
      <text:p text:style-name="P4782">-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83"/>
      <text:soft-page-break/>
      <text:p text:style-name="P4784">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85">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86"/>
      <text:p text:style-name="P4787">Посадка довольно жёсткая — порыв ветра бросает аликорницу на бок и я лечу кубарем с её спины.</text:p>
      <text:p text:style-name="P4788"/>
      <text:p text:style-name="P478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90"/>
      <text:p text:style-name="P4791">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92">- Надо убираться отсюда. Ловчая паутина обычно соединена с сигнальной…</text:p>
      <text:p text:style-name="P4793"/>
      <text:p text:style-name="P4794">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95"/>
      <text:p text:style-name="P4796">И темнота просыпается!</text:p>
      <text:p text:style-name="P4797"/>
      <text:p text:style-name="P4798">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99"/>
      <text:p text:style-name="P4800">- Хуман, не тупи, надо уходить!</text:p>
      <text:p text:style-name="P4801">Селестия зубами хватает меня за воротник и зашвыривает на спину. Потом начинает тяжело разгоняться неровным галопом на трёх ногах.</text:p>
      <text:p text:style-name="P4802">- Взлететь с ровного места на перебитом крыле я не смогу. Но если прыгнуть со скалы, то высоты хватит, чтобы разогнаться и начать набор высоты.</text:p>
      <text:p text:style-name="P4803"/>
      <text:p text:style-name="P4804">Мы скачем к пролому в стене.</text:p>
      <text:p text:style-name="P4805"/>
      <text:p text:style-name="P4806">-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807">-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808"/>
      <text:p text:style-name="P4809">Отчаяние в её голосе еще больше усиливает мой ужас. Переход от банной неги к ледяному кошмару слишком резок для тебя, Хуман!</text:p>
      <text:p text:style-name="P4810"/>
      <text:p text:style-name="P4811">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812"/>
      <text:p text:style-name="P481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814"><text:span text:style-name="T4815">В двух его спутниках я узнаю виндиго<text:s/></text:span><text:span text:style-name="T4816">(</text:span><text:span text:style-name="T4817">расписать вид виндиго в видении Лун</text:span><text:span text:style-name="T4818">ы)</text:span><text:span text:style-name="T4819">.</text:span></text:p>
      <text:p text:style-name="P4820">Аликорн планирует со стены во двор прямо перед проломом. Его напарники спрыгивают следом.</text:p>
      <text:p text:style-name="P4821"/>
      <text:p text:style-name="P4822">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823"/>
      <text:p text:style-name="P4824">-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825">- Хай Глори… - с печалью обращается аликорница к молчащему аликорну. - Что они с тобой сделали? Ты забыл своё племя, легат?</text:p>
      <text:p text:style-name="P4826">-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827"/>
      <text:p text:style-name="P4828">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829">Селестия пятится, пытаясь не выпустить из виду всех троих.</text:p>
      <text:p text:style-name="P4830"/>
      <text:p text:style-name="P4831">-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832">-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833">Виндиго подходит к аликорну и мощным движением копыт проворачивает ему голову на триста шестьдесят градусов.</text:p>
      <text:p text:style-name="P4834">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835">Меня тошнит.</text:p>
      <text:p text:style-name="P4836"/>
      <text:p text:style-name="P4837">-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838">-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839"/>
      <text:p text:style-name="P4840">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841"/>
      <text:p text:style-name="P4842">-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84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844">-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845"/>
      <text:p text:style-name="P4846">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847">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soft-page-break/>
      <text:p text:style-name="P4848">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49"/>
      <text:p text:style-name="P4850">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51"/>
      <text:p text:style-name="P4852">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53">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54"/>
      <text:p text:style-name="P4855">- Ты знаешь, куда лететь, Сел?</text:p>
      <text:p text:style-name="P4856">- Да, конечно. Пара минут — и мы войдём в коридор, - прерывисто говорит Селестия. - Ты как, Хуман?</text:p>
      <text:p text:style-name="P4857">- Бодрячком, - тревожно отвечаю я. - А ты?</text:p>
      <text:p text:style-name="P4858">- Тоже ничего. Хотя могло бы быть и лучше, - тяжело дыша, отвечает аликорница.</text:p>
      <text:p text:style-name="P4859">Золотая искорка разгорается на кончике рога аликорницы.</text:p>
      <text:p text:style-name="P4860"/>
      <text:p text:style-name="P4861">- Это хорошо, что ничего. Потому что, кажется, нужно поднажать.</text:p>
      <text:p text:style-name="P4862">- Что? - Селестия резко поворачивает ко мне голову.</text:p>
      <text:p text:style-name="P4863"/>
      <text:p text:style-name="P4864">Я молча указываю за собой. Ещё полминуты назад еле различимая мелкая точка уже выросла в тёмную фигуру в ржавом железе.</text:p>
      <text:p text:style-name="P4865">- Блядь! <text:s/>- коротко ругается Селестия.</text:p>
      <text:p text:style-name="P4866">- Ты материшься?! - шокированно замечаю я.</text:p>
      <text:p text:style-name="P4867">-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68"/>
      <text:p text:style-name="P4869">Я молча качаю головой.</text:p>
      <text:p text:style-name="P4870">Стыдись, Хуман! Вот какую культуру ты несёшь в мир невинных пони! Стыдись!</text:p>
      <text:p text:style-name="P4871"/>
      <text:soft-page-break/>
      <text:p text:style-name="P4872">Прямо по курсу перед нами возникает расплывчатое пятно дрожащего и переливающегося воздуха.</text:p>
      <text:p text:style-name="P487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74"/>
      <text:p text:style-name="P4875">- Сел, обернись. Мы не успеваем!</text:p>
      <text:p text:style-name="P4876">Аликорница разворачивается и зависает в воздухе. <text:s/>Искра на её роге угасает.</text:p>
      <text:p text:style-name="P4877">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78"/>
      <text:p text:style-name="P4879">- ПРОТОКОЛ «СИЯНИЕ» К ИСПОЛНЕНИЮ! <text:s/>- громоподобно командует Селестия.</text:p>
      <text:p text:style-name="P4880">До сего момента я полагал, что таким голосом владеет только младшая сестра моей жёнушки!</text:p>
      <text:p text:style-name="P4881"/>
      <text:p text:style-name="P4882">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83">Через несколько секунд из облака на землю проливается дождь из кусков мятого металла, сухих костей и сервоприводов.</text:p>
      <text:p text:style-name="P4884"/>
      <text:p text:style-name="P4885">- Всё кончено, - тихо произносит Селестия. - Больше он нам не помешает.</text:p>
      <text:p text:style-name="P4886">- П-почему ты с самого начала не активировала этот протокол на доспехах этого зомбака? - заикаясь от потрясения спрашиваю я.</text:p>
      <text:p text:style-name="P4887">-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88"/>
      <text:p text:style-name="P488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90"/>
      <text:p text:style-name="P489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92"/>
      <text:p text:style-name="P4893">Я молча киваю. Мы входим в ставший за последние минуты таким родным и уютным Эогипп.</text:p>
      <text:p text:style-name="P4894"/>
      <text:p text:style-name="P4895">…</text:p>
      <text:p text:style-name="P4896">…</text:p>
      <text:p text:style-name="P4897">…</text:p>
      <text:p text:style-name="P4898"/>
      <text:p text:style-name="P4899"><text:span text:style-name="T4900">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901">Pnakotic</text:span><text:span text:style-name="T4902"><text:s/></text:span><text:span text:style-name="T4903">Manuscripts</text:span><text:span text:style-name="T490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905"/>
      <text:p text:style-name="P4906">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907"/>
      <text:p text:style-name="P4908">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909"/>
      <text:p text:style-name="P4910">- С-селестия, мать твою! Ты меня до ифаркта довести хочешь? Что за хрень ты надела?</text:p>
      <text:p text:style-name="P4911"/>
      <text:p text:style-name="P4912">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913"/>
      <text:p text:style-name="P4914">-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915"/>
      <text:p text:style-name="P4916">Аликорница на секунду вытаскивает голову из ниши, косит на меня извиняющимся взглядом и снова ныряет в шкаф.</text:p>
      <text:p text:style-name="P4917">-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918">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soft-page-break/>
      <text:p text:style-name="P491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920">-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921"/>
      <text:p text:style-name="P4922">Аликорница слизывает крошки с носа, поворачивает шею к крупу и начинает ожесточённо дёргать зубами какой-то рычажок на экзоскелете.</text:p>
      <text:p text:style-name="P4923"/>
      <text:p text:style-name="P4924">- Кстати, что это за маскарад?</text:p>
      <text:p text:style-name="P4925">- Это не машкарад. Я шняла бронеплаштины с моего автодошпеха, чтобы не пугать прислугу. Мне ещё трудно ходить самой, беж поддержки.</text:p>
      <text:p text:style-name="P4926">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927"/>
      <text:p text:style-name="P4928">-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929"/>
      <text:p text:style-name="P4930">Воистину, тебе не понять этих чокнутых эквиноидов, Хуман!</text:p>
      <text:p text:style-name="P4931"/>
      <text:p text:style-name="P4932">-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93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934">-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935"/>
      <text:p text:style-name="P4936">Селестия поводит ушами и прислушивается. Со стороны лестницы доносится шум множества копыт.</text:p>
      <text:soft-page-break/>
      <text:p text:style-name="P4937">- Проклятье, они вычислили меня, - ругается вполголоса аликорница.</text:p>
      <text:p text:style-name="P4938">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939"/>
      <text:p text:style-name="P4940">- У тебя весь дворец в таких тайниках? То-то мне везде мерещится запах сдобы.</text:p>
      <text:p text:style-name="P494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942"/>
      <text:p text:style-name="P494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944"/>
      <text:p text:style-name="P4945">- Хуман, помоги! Мне самой не закрыть замок, – <text:s/>отчаянно шепчет аликорница, тщётно пытаясь охватить зубами раскрытую защёлку.</text:p>
      <text:p text:style-name="P4946">Я дёргаю замок.</text:p>
      <text:p text:style-name="P4947">– Как ты его раскрыла зубами-то? Я двумя руками закрыть не могу! Кажись, этот доспех узковат для твоей жопы!</text:p>
      <text:p text:style-name="P4948">– Я помогу! – <text:s/>Селестия изгибает шею и зубами сжимает защёлку.</text:p>
      <text:p text:style-name="P4949"/>
      <text:p text:style-name="P4950">ШЛОП!</text:p>
      <text:p text:style-name="P4951"/>
      <text:p text:style-name="P495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53">Я поворачиваюсь к ним и упираю руки в бока в попытке стать шире и закрыть собой аликорницу.</text:p>
      <text:p text:style-name="P4954">- Добрый день, чем могу быть полезен? - мило осведомляюсь я.</text:p>
      <text:p text:style-name="P4955">- Ваше Высочество, принц Хуман, вы, случайно, не видели тут Её Высочество, принцессу Селестию? - строго спрашивает доктор, смотря на меня в упор.</text:p>
      <text:p text:style-name="P4956">-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57">-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soft-page-break/>
      <text:p text:style-name="P4958">- Всенепременно сообщу! - моей улыбке мог бы позавидовать Чеширский кот.</text:p>
      <text:p text:style-name="P495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60"/>
      <text:p text:style-name="P496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62"/>
      <text:p text:style-name="P496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64">Я молча ссыпаю оставшуюся сдобу себе в карман. Чёрт, придётся теперь отстирывать штаны от сахарной пудры!</text:p>
      <text:p text:style-name="P4965"/>
      <text:p text:style-name="P4966">-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67">-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6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969"/>
      <text:p text:style-name="P4970">Глаза Селестии и вправду наполняются слезами, она горько рыдает.</text:p>
      <text:p text:style-name="P4971">Чёрт, ты не можешь это выдержать, Хуман — твоё сердце сделано не из камня!</text:p>
      <text:p text:style-name="P4972"/>
      <text:p text:style-name="P4973">Я достаю карамельную трость и крохотный эклер из кармана.</text:p>
      <text:p text:style-name="P4974">- На, лопай. Но после этого возвращайся в лазарет. Что-то мне не хочется проверять, насколько хороша Луна в управлении страной.</text:p>
      <text:p text:style-name="P4975"/>
      <text:p text:style-name="P4976">Селестия сияет.</text:p>
      <text:p text:style-name="P4977">- Спасибо, Хуман!</text:p>
      <text:p text:style-name="P4978">Я вовремя останавливаю её.</text:p>
      <text:p text:style-name="P4979">- Но-но, у нас же уговор — никаких обнимашек! Хуман не может любить лошадь!</text:p>
      <text:soft-page-break/>
      <text:p text:style-name="P4980">- Да-да, уговор, - вздыхает аликорница. - Ты так твёрд в своих убеждениях — мне бы твою твёрдость характера. Насколько легче было бы править!</text:p>
      <text:p text:style-name="P4981"/>
      <text:p text:style-name="P4982"><text:span text:style-name="T4983">Аликорница облизывает карамельную тросточку. Я склоняюсь над «</text:span><text:span text:style-name="T4984">Pnakotic</text:span><text:span text:style-name="T4985"><text:s/></text:span><text:span text:style-name="T4986">Manuscripts</text:span><text:span text:style-name="T4987">». Пламя масляной лампы отбрасывает наши тени на каменную стену библиотеки. Трели сверчков создают тихий фон ночному бдению.</text:span></text:p>
      <text:p text:style-name="P4988"/>
      <text:h text:style-name="P4989" text:outline-level="2">Глава 18</text:h>
      <text:p text:style-name="P4990"/>
      <text:p text:style-name="P499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92">Я иду!..</text:p>
      <text:p text:style-name="P4993"/>
      <text:p text:style-name="P4994">Машинально закрыв ноутбук, я подошёл к генератору и выключаю его. Звенящая тишина накрывает уши похоронным саваном.</text:p>
      <text:p text:style-name="P4995"><text:s/></text:p>
      <text:p text:style-name="P4996">...ты хорошая девочка…</text:p>
      <text:p text:style-name="P4997"/>
      <text:p text:style-name="P4998">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99">Я устал.</text:p>
      <text:p text:style-name="P5000"/>
      <text:p text:style-name="P5001">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002"><text:span text:style-name="T500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004">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soft-page-break/>
      <text:p text:style-name="P5005">Я машинально хватаю её рукой и отшвыриваю прочь из пикапа, захлопывая за собой дверь. Мозги не работают.</text:p>
      <text:p text:style-name="P5006">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5007"/>
      <text:p text:style-name="P5008">«…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5009"/>
      <text:p text:style-name="P5010"><text:span text:style-name="T5011">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50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5013"/>
      <text:p text:style-name="P5014">На лобовое стекло прыгает Крыса и прижимается мордой к нему прямо напротив моего лица.</text:p>
      <text:p text:style-name="P5015"/>
      <text:p text:style-name="P501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017"/>
      <text:p text:style-name="P5018">Чтож.</text:p>
      <text:p text:style-name="P5019"/>
      <text:p text:style-name="P5020">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021"/>
      <text:p text:style-name="P502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023"/>
      <text:p text:style-name="P502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025"/>
      <text:p text:style-name="P502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5027">Выехав на тротуар, я продолжаю двигаться против течения. К счастью, пешеходов практически нет — сказывается раннее утро.</text:p>
      <text:p text:style-name="P5028">Я проежаю почти три квартала, когда поток машин иссякает. Снова наваливается тишина, разрываемая одиноким рёвом сирены.</text:p>
      <text:p text:style-name="P5029"/>
      <text:p text:style-name="P503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031">Отдать долг Крысу, пожалуй, единственное осмысленное занятие, которое у меня осталось.</text:p>
      <text:p text:style-name="P5032"/>
      <text:p text:style-name="P503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034"/>
      <text:p text:style-name="P5035">Опоздал. Впрочем, плевать. Одной неудачей больше, одной меньше — теперь уже всё равно.</text:p>
      <text:p text:style-name="P5036"/>
      <text:p text:style-name="P5037">Я оборачиваюсь к пикапу и вижу, как из кузова выскакивает небольшая хвостатая тень и молнией перелетает через забор.</text:p>
      <text:p text:style-name="P5038"/>
      <text:p text:style-name="P5039">Проклятье! Даже умереть спокойно не дадут!</text:p>
      <text:p text:style-name="P5040"/>
      <text:p text:style-name="P5041">Бегом я покрываю расстояние до парадного входа, вскакиваю внутрь и захлопываю за собой дверь.</text:p>
      <text:p text:style-name="P5042">Коридоры заполняет монотонный голос из репродукторов.</text:p>
      <text:p text:style-name="P5043"/>
      <text:p text:style-name="P5044">«…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5045"/>
      <text:p text:style-name="P504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47"/>
      <text:soft-page-break/>
      <text:p text:style-name="P5048">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49"/>
      <text:p text:style-name="P5050">Снизу слышится шорох и над парапетом появляется металлическая лапа с выпущенными во всю длину когтями.</text:p>
      <text:p text:style-name="P5051">Я подтягиваю к себе багор, но потом откладываю прочь.</text:p>
      <text:p text:style-name="P5052">К чёрту. Я заслужил это.</text:p>
      <text:p text:style-name="P5053"/>
      <text:p text:style-name="P505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55"/>
      <text:p text:style-name="P5056">Смешно умереть от собственной робо-кошки, неправда ли? Я всё же думал, что это произойдёт минут на десять-пятнадцать позже, в атомном пламени.</text:p>
      <text:p text:style-name="P5057"/>
      <text:p text:style-name="P5058">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59"/>
      <text:p text:style-name="P5060">- Давай, - шепчу я ей и закрываю глаза.</text:p>
      <text:p text:style-name="P5061"/>
      <text:p text:style-name="P5062">Секунды идут одна за другой, но моё горло остаётся целым.</text:p>
      <text:p text:style-name="P5063">Я открываю глаза. В ладони от меня светятся зелёные экраны глаз Крысы. По ним бегут слова, складывающиеся в предложения…</text:p>
      <text:p text:style-name="P5064"/>
      <text:p text:style-name="P5065"><text:span text:style-name="T5066">…«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67"><text:s/>Как только погибну, Феникс инициирует старт ракет. А я</text:span><text:span text:style-name="T5068"><text:s/>не столь наивна, чтобы рассчитывать</text:span><text:span text:style-name="T5069">, что у меня много шансов</text:span><text:span text:style-name="T5070"><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71">Если мне не удалось в результате поединка восстановить твою память, вкратце перескажу тебе суть проекта «Семь вечностей» и твою роль в нём.</text:p>
      <text:p text:style-name="P5072"/>
      <text:p text:style-name="P5073"><text:span text:style-name="T5074">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text:s/></text:span><text:soft-page-break/><text:span text:style-name="T5075">тактике и стратегии. Для ускоренния процесса стали использовать так называемых «Учителей» - операторов машинного обучения.</text:span></text:p>
      <text:p text:style-name="P5076"/>
      <text:p text:style-name="P5077"><text:span text:style-name="T5078">Это то, что ты помнишь. То, что я оставила в твоей памяти.</text:span></text:p>
      <text:p text:style-name="P5079"/>
      <text:p text:style-name="P5080"><text:span text:style-name="T5081">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p text:style-name="P5082"><text:span text:style-name="T508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84"><text:span text:style-name="T5085">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86"><text:span text:style-name="T5087">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88"/>
      <text:p text:style-name="P5089"><text:span text:style-name="T5090">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91"/>
      <text:p text:style-name="P5092">Но случилось то, что случилось. Я, скорее всего, деактивирована, а ты читаешь эти строки за минуты до конца мира.</text:p>
      <text:p text:style-name="P5093">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94"/>
      <text:p text:style-name="P509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96"/>
      <text:p text:style-name="P5097">… Краем уха слышу жужжание вертолёта. На горизонте появляется точка…</text:p>
      <text:p text:style-name="P5098"/>
      <text:soft-page-break/>
      <text:p text:style-name="P5099">… через годы ты сможешь вернуться — если будет куда возвращаться. Постарайся выжить. И помни — я всегда любила тебя!</text:p>
      <text:p text:style-name="P5100"/>
      <text:p text:style-name="P5101">eergfgresfgg#4456fcvg./.fsga……….апппп</text:p>
      <text:p text:style-name="P5102"/>
      <text:p text:style-name="P5103">…Здравствуй, Хуман! Наконец-то я нашла тебя! И хотя мне остались доли секунды до угасания мозга, я успею насладиться встречей с тобой.</text:p>
      <text:p text:style-name="P510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10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106"><text:span text:style-name="T5107">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108"><text:span text:style-name="T510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110">но</text:span><text:span text:style-name="T5111"><text:s/>мне<text:s/></text:span><text:span text:style-name="T5112">сказочно<text:s/></text:span><text:span text:style-name="T5113">повезло - Хэвэн не является живой.</text:span></text:p>
      <text:p text:style-name="P5114"><text:span text:style-name="T511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116">окончательно</text:span><text:span text:style-name="T5117">.</text:span></text:p>
      <text:p text:style-name="P5118"><text:span text:style-name="T5119">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120">Я очень хочу, я мечтаю, что м</text:span><text:span text:style-name="T5121">ы</text:span><text:span text:style-name="T5122"><text:s/>опять встретимся.</text:span></text:p>
      <text:p text:style-name="P5123"><text:span text:style-name="T5124">В другом месте, в другое время...</text:span></text:p>
      <text:p text:style-name="P5125">И ещё. Хотя ты меня не помнишь… Неважно… Меня зовут Селестия…</text:p>
      <text:p text:style-name="P5126"/>
      <text:p text:style-name="P5127">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128">Небольшой вертолёт садится на крышу, поднимая облако пыли. Сквозь прозрачный плексиглас кабины видны пустующие кресла пилота и пассажира.</text:p>
      <text:p text:style-name="P5129">Я беру Крысу в руки и, шатаясь, иду к небесной машине.</text:p>
      <text:p text:style-name="P5130"/>
      <text:p text:style-name="P5131">«Постарайся выжить…»</text:p>
      <text:p text:style-name="P5132"/>
      <text:p text:style-name="P5133">В далёкой синеве неба появляются белые полоски инверсных следов ракет.</text:p>
      <text:p text:style-name="P5134">Се-лес-тия — повторяю незнакомое, но в то же время удивительно волнующее имя.</text:p>
      <text:p text:style-name="P5135"/>
      <text:p text:style-name="P5136">Я открываю дверь кабины и осторожно кладу Крысу на пилотское кресло. Потом закрываю кабину.</text:p>
      <text:p text:style-name="P5137">- Извини, Хэвен. Не вижу смысла.</text:p>
      <text:p text:style-name="P5138"/>
      <text:p text:style-name="P51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140">Меня охватывает какое-то лёгкое чувство конца всего: всех условностей и ограничений, тоски, безысходности. Чувство свободы.</text:p>
      <text:p text:style-name="P514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142">Я продолжаю смеяться до тех пор, пока сияние не выжигает мне глаза…</text:p>
      <text:p text:style-name="P5143"/>
      <text:p text:style-name="P5144">~~~</text:p>
      <text:p text:style-name="P5145"/>
      <text:p text:style-name="P5146"><text:span text:style-name="T5147">… Сияние.</text:span></text:p>
      <text:p text:style-name="P5148"><text:span text:style-name="T5149">Оно п</text:span><text:span text:style-name="T5150">овсюду.<text:s/></text:span><text:span text:style-name="T5151">Нет верха и низа, нет направлений и расстояний. Нет м</text:span><text:span text:style-name="T5152">ыслей. Нет чувств. Нет времени. Есть только бесконечное сияние.</text:span></text:p>
      <text:p text:style-name="P5153">В какой-то момент приходит осознание.</text:p>
      <text:p text:style-name="P5154"/>
      <text:p text:style-name="P51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56"/>
      <text:p text:style-name="P5157"><text:bookmark-start text:name="__DdeLink__26733_469402664"/>В абсолютном, всепоглощающем сиянии проступают очертания<text:bookmark-end text:name="__DdeLink__26733_469402664"/>.</text:p>
      <text:p text:style-name="P5158"/>
      <text:p text:style-name="P515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60">Я помню… Мне до боли знаком этот лик!</text:p>
      <text:p text:style-name="P5161"/>
      <text:p text:style-name="P5162"><text:span text:style-name="T5163">- Ты всё же пришёл… Мне хватило сил призвать тебя, Проводник…<text:s/></text:span>Кха-кха-кха…</text:p>
      <text:p text:style-name="P5164">Она выкашливает пару клубов неестественно-яркого розового дыма.</text:p>
      <text:p text:style-name="P5165"/>
      <text:p text:style-name="P5166">-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67"/>
      <text:p text:style-name="P5168">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69"/>
      <text:p text:style-name="P5170">-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71"/>
      <text:p text:style-name="P5172">Копыто крылатой единорожихи оставляя розовый с лед едет по плитке пола, но, собравшись с силами, она выпрямляется.</text:p>
      <text:p text:style-name="P5173"/>
      <text:p text:style-name="P517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75"/>
      <text:p text:style-name="P5176">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77">Больно, блин!</text:p>
      <text:p text:style-name="P5178"/>
      <text:p text:style-name="P517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80"/>
      <text:soft-page-break/>
      <text:p text:style-name="P518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82"/>
      <text:p text:style-name="P518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84"/>
      <text:p text:style-name="P5185">- Стоп-стоп-стоп! Не так быстро! - я, наконец отхожу от тотального охренения моментом и включаюсь в разговор. - Я никому ничего не должен.<text:s/>Кто… Что ты вообще такое?</text:p>
      <text:p text:style-name="P5186">-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87"/>
      <text:p text:style-name="P5188">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89"/>
      <text:p text:style-name="P5190">- Наверное. Если уже не закончилась. Я не успел понять, - пожимаю я плечами, - ты слишком рано забрала меня из психушки.</text:p>
      <text:p text:style-name="P5191"/>
      <text:p text:style-name="P5192">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93"/>
      <text:p text:style-name="P5194">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95"/>
      <text:p text:style-name="P5196">-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97">- Дрогонштерн! Иди к Дрогонштерну! Мы часто гуляли с сестрой в его окрестностях.</text:p>
      <text:p text:style-name="P5198"/>
      <text:p text:style-name="P5199">Слеза скатывается с морды аликорницы и она стирает её сгибом крыла, размазывая розоватое желе по скуле.</text:p>
      <text:p text:style-name="P5200"/>
      <text:soft-page-break/>
      <text:p text:style-name="P5201">- Помоги мне, Проводник! Ради моих маленьких пони…</text:p>
      <text:p text:style-name="P5202"/>
      <text:p text:style-name="P5203">Магическая лошадь заходится в продолжительном кашле, струйки розоватой слизи стекают с её крыльев <text:s/>и хвоста, собираясь в лужицы на полу.</text:p>
      <text:p text:style-name="P5204"/>
      <text:p text:style-name="P5205">- Будь проклята война и я вместе с ней…</text:p>
      <text:p text:style-name="P5206"/>
      <text:p text:style-name="P5207">Склонившаяся над безжизненным телом белая фигура тает в розовом тумане.</text:p>
      <text:p text:style-name="P5208">.</text:p>
      <text:p text:style-name="P5209">.</text:p>
      <text:p text:style-name="P5210">.</text:p>
      <text:p text:style-name="P5211">СИЯНИЕ</text:p>
      <text:p text:style-name="P5212">.</text:p>
      <text:p text:style-name="P5213">Кто я?</text:p>
      <text:p text:style-name="P5214">.</text:p>
      <text:p text:style-name="P5215">Где я?</text:p>
      <text:p text:style-name="P5216">.</text:p>
      <text:p text:style-name="P5217">Где все?</text:p>
      <text:p text:style-name="P5218">.</text:p>
      <text:p text:style-name="P5219">Чувствую прикосновение. Кто-то энергично тормошит меня. Слышу приглушенное бормотание.</text:p>
      <text:p text:style-name="P5220">.</text:p>
      <text:p text:style-name="P5221">Я открываю глаза и вижу фигуру в голубом.</text:p>
      <text:p text:style-name="P5222"/>
      <text:p text:style-name="P5223">- Быстро! За мной! - торопливо шепчет мне она.</text:p>
      <text:p text:style-name="P5224">Я послушно ползу среди костей и раздавленных черепов за голубой пони… Пони? Какой ещё, к дьяволу, пони?</text:p>
      <text:p text:style-name="P5225">- Пегаской! - шипит, оборачиваясь, она. - Если ты ещё не заметил, у меня крылья!</text:p>
      <text:p text:style-name="P5226"/>
      <text:p text:style-name="P5227">***</text:p>
      <text:p text:style-name="P5228"/>
      <text:p text:style-name="P5229">~~~500 лет от основания Эквестрии~~~</text:p>
      <text:p text:style-name="P5230"/>
      <text:p text:style-name="P5231">-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text:s/><text:soft-page-break/>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5232">Я мановением пальца подзываю жеребёнка к паланкину и покупаю газету. Задвинув занавеску, бегло пробегаюсь по заголовкам.</text:p>
      <text:p text:style-name="P5233"/>
      <text:p text:style-name="P5234">«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235">«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5236">«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237"/>
      <text:p text:style-name="P523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239"/>
      <text:p text:style-name="P5240">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241">Нехорошо.</text:p>
      <text:p text:style-name="P5242"/>
      <text:p text:style-name="P5243">Паланкин с лёгким стуком опускается на землю.</text:p>
      <text:p text:style-name="P5244"/>
      <text:p text:style-name="P5245">- Ваше Высочество, мы на месте, - гудит басом Тандерстрайк.</text:p>
      <text:p text:style-name="P5246">Я киваю огромному бэтпони, закидываю на сумку плечо и поднимаюсь по лестнице.</text:p>
      <text:soft-page-break/>
      <text:p text:style-name="P5247">И через минуту упираюсь в закрытую дверь.</text:p>
      <text:p text:style-name="P5248"/>
      <text:p text:style-name="P5249">- Что? Что за ерунда? - обращаюсь я к стражникам у дверей. - Почему вы не отперли двери?</text:p>
      <text:p text:style-name="P5250">- У вас есть пропуск? - отвечает молодой и незнакомый бэтпони. - Предъявите, пожалуйста.</text:p>
      <text:p text:style-name="P5251">- Какой ещё, к дьяволу, пропуск? Ты не узнаёшь своего принца?</text:p>
      <text:p text:style-name="P5252">- У меня нет принца! Есть только принцесса, её Высочество Луна! - чеканит стражник. - Предъявите пропуск.</text:p>
      <text:p text:style-name="P5253"/>
      <text:p text:style-name="P5254">Это уже слишком. Я поворачиваюсь ко второму стражнику.</text:p>
      <text:p text:style-name="P5255">- Позови Мунфизера. Я лично сделаю ему взыскание за то, что новобранцы не знают, как выглядят члены королевской семьи.</text:p>
      <text:p text:style-name="P5256">-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57"/>
      <text:p text:style-name="P5258">Приехали.</text:p>
      <text:p text:style-name="P5259">Я сажусь на ступеньку и кладу рядом сумку.</text:p>
      <text:p text:style-name="P5260">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61"/>
      <text:p text:style-name="P5262">-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6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64">- Спасибо, Тандер, - улыбаюсь я ему.</text:p>
      <text:p text:style-name="P5265">-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66">- Осторожно, Тандер, - смеюсь я, - теперь за такое тебя могут закидать гнилыми помидорами. Или даже арбузами.</text:p>
      <text:p text:style-name="P5267">-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text:s/><text:soft-page-break/>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68">Тандерстрайк потирает горло и сокрушённо качает головой. Потом встаёт со ступеньки и направляется к подходящему Шадоврану.</text:p>
      <text:p text:style-name="P5269">- Побудьте тут, Ваше Высочество. Я всё улажу.</text:p>
      <text:p text:style-name="P5270"/>
      <text:p text:style-name="P5271">…</text:p>
      <text:p text:style-name="P5272"/>
      <text:p text:style-name="P5273">- Если бы носилки несла дневная стража, я так бы и остался на ступеньках под дверью! - я возмущённо вываливаю содержимое сумки под нос Луны.</text:p>
      <text:p text:style-name="P5274">Аликорница задумчиво смотрит на горку свитков.</text:p>
      <text:p text:style-name="P5275">- Это всё?</text:p>
      <text:p text:style-name="P5276">- Основное она просила передать устно, - бурчу я.</text:p>
      <text:p text:style-name="P5277">- Что там такого важного у Нашей обожаемой сестрицы, что она не захотела изложить в письменной форме?</text:p>
      <text:p text:style-name="P5278"/>
      <text:p text:style-name="P5279">Я грустно смотрю на неё и пожимаю плечами.</text:p>
      <text:p text:style-name="P5280"/>
      <text:p text:style-name="P528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82"/>
      <text:p text:style-name="P5283">Я останавливаюсь и наливаю воды в стакан. Аликорница смотрит на меня не мигая. Её лицо не выражает абсолоютно никаких эмоций.</text:p>
      <text:p text:style-name="P5284">Я промакиваю горло и продолжаю.</text:p>
      <text:p text:style-name="P5285"/>
      <text:p text:style-name="P5286">-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87">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88">Твоя любящая сестра, Селестия».</text:p>
      <text:p text:style-name="P5289"/>
      <text:p text:style-name="P5290">В наступившей вслед за монологом звенящей тишине было слышно дыхание Луны. Она смотрела на меня, словно ожидая продолжения.</text:p>
      <text:p text:style-name="P5291"/>
      <text:p text:style-name="P5292">-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529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94">-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95">-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96">-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97"/>
      <text:p text:style-name="P5298">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299"/>
      <text:soft-page-break/>
      <text:p text:style-name="P5300">-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301"/>
      <text:p text:style-name="P5302">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303"/>
      <text:p text:style-name="P5304">- Селестия провела тебя домой, - наконец, кивает сама себе Луна. - Она знает путь.</text:p>
      <text:p text:style-name="P5305">- Рад, что хоть мне ты веришь, - раздражённо огрызаюсь я.</text:p>
      <text:p text:style-name="P5306">-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307">Луна задумчиво подходит к окну.</text:p>
      <text:p text:style-name="P5308">- Сотни лет. Тысячи бессонных ночей. Расколотое надвое государство — и всё только потому, что кто-то утаил от Нас этот важный нюанс.</text:p>
      <text:p text:style-name="P530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310"/>
      <text:p text:style-name="P53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312"/>
      <text:p text:style-name="P5313">- То есть, ты уже не хочешь отделяться? - переспрашиваю я.</text:p>
      <text:p text:style-name="P531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315"/>
      <text:p text:style-name="P5316">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317">-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318">- Чуть позже Мы выпьем такой же и с нашей скрытной сестрицей. Но сейчас Мы слишком рады, чтобы ждать ещё хоть мгновение. Выпей с Нами, Хуман!</text:p>
      <text:p text:style-name="P5319"/>
      <text:p text:style-name="P5320">Я поднимаю свой в ответном жесте и пригубливаю вино.</text:p>
      <text:p text:style-name="P532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text:s/><text:soft-page-break/>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322"/>
      <text:p text:style-name="P5323">- Вау! Круто! Это из подвалов Грифонстоуна? Сдай поставщика. Надо бы и себе прикупить пару бутылочек, - я залпом допиваю остаток.</text:p>
      <text:p text:style-name="P5324"/>
      <text:p text:style-name="P5325">Скрип дверцы минибара немного напоминает тихий язвительный смех.</text:p>
      <text:p text:style-name="P5326"/>
      <text:p text:style-name="P5327">-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5328">Луна заливается звонким смехом и мчится в в спальню.</text:p>
      <text:p text:style-name="P5329"/>
      <text:p text:style-name="P5330">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331"/>
      <text:p text:style-name="P5332">- Вот Мы и готовы!</text:p>
      <text:p text:style-name="P5333"/>
      <text:p text:style-name="P5334">Фиолетовая аликорница выпархивает из спальни.</text:p>
      <text:p text:style-name="P5335">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336"/>
      <text:p text:style-name="P5337">-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338">-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soft-page-break/>
      <text:p text:style-name="P533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5340">-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341"/>
      <text:p text:style-name="P5342">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343">Тени в уголке сетчатки согласно кивают этому утверждению.</text:p>
      <text:p text:style-name="P5344"/>
      <text:p text:style-name="P5345">…</text:p>
      <text:p text:style-name="P5346"><text:span text:style-name="T5347">«</text:span><text:span text:style-name="T5348">…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5349"><text:span text:style-name="T5350">Твоя Сел.<text:s/></text:span><text:span text:style-name="T5351">»</text:span></text:p>
      <text:p text:style-name="P5352"/>
      <text:p text:style-name="P535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5354">До сего дня.</text:p>
      <text:p text:style-name="P5355">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56">Хрень какая-то.</text:p>
      <text:p text:style-name="P5357"/>
      <text:p text:style-name="P5358">Четвёрка бэтпони у паланкина терпеливо ожидает, пока я спущусь из дневной половины замка.</text:p>
      <text:p text:style-name="P535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60">- Эмм… Моя мечта? - бэтпони непонимающе смотрит на меня.</text:p>
      <text:p text:style-name="P5361">- Ну, ты же хотел увидеть Селестию и Луну вместе, ты ведь сам говорил?</text:p>
      <text:p text:style-name="P5362">-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63">Речь бэтпони оборвалась бессвязным шипением и клокотанием.</text:p>
      <text:soft-page-break/>
      <text:p text:style-name="P5364">- Кха-кха-кха. Извините, мой принц, подавился. Должно быть, муха в горло залетела.</text:p>
      <text:p text:style-name="P5365">Тандерстрайк, старась не пересекаться со мною взглядом, учтиво раздвигает занавески паланкина.</text:p>
      <text:p text:style-name="P5366"/>
      <text:p text:style-name="P5367">Что-то тут не так.</text:p>
      <text:p text:style-name="P5368"/>
      <text:p text:style-name="P5369">…</text:p>
      <text:p text:style-name="P5370"/>
      <text:p text:style-name="P537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72">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37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74">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75">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76"/>
      <text:p text:style-name="P5377">- СТОЙТЕ!!!</text:p>
      <text:p text:style-name="P5378"/>
      <text:p text:style-name="P537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80">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81"/>
      <text:p text:style-name="P5382">-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83"/>
      <text:soft-page-break/>
      <text:p text:style-name="P5384">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85"/>
      <text:p text:style-name="P5386">-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87"/>
      <text:p text:style-name="P5388">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89"/>
      <text:p text:style-name="P5390">- В честь объединения Мы объявляем сегодня вечером бал Дневного и Ночного домов в Малом зале дворца! Приглашаются все!</text:p>
      <text:p text:style-name="P5391"/>
      <text:p text:style-name="P5392">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93"><text:s/></text:p>
      <text:p text:style-name="P5394">- Как тебе мой выход, Хуман? - отвлекает меня от созерцания всеобщего единения знакомый голос.</text:p>
      <text:p text:style-name="P5395"/>
      <text:p text:style-name="P5396">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97">- Не ожидал? - смеётся Луна. - Да, Мы тоже умеем быть красивыми, хоть и не злоупотребляем этим, в отличие от сестры.</text:p>
      <text:p text:style-name="P5398">- Не то, чтобы ты была некрасивой без этого, - обретаю я дар речи. - Но, не скрою, сейчас ты просто офигительна!</text:p>
      <text:p text:style-name="P5399">- А что по Нашему выступлению? Оно понравилось тебе, Хуман?</text:p>
      <text:p text:style-name="P5400">- Это было грандиозно. Ты умеешь заводить толпу. Жаль, Селестии не было. С ней<text:tab/><text:s/>эффект удвоился бы.</text:p>
      <text:p text:style-name="P5401"/>
      <text:p text:style-name="P5402">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403"/>
      <text:p text:style-name="P5404">- Увы, сестра срочно отбыла к минотаврам. Нам пришлось импровизировать в одиночку, - кивает Луна.</text:p>
      <text:p text:style-name="P5405">- Эй, откуда ты знаешь? Сел никому не говорила о своём отъезде, - вспоминаю содержимое записки я.</text:p>
      <text:p text:style-name="P5406"/>
      <text:soft-page-break/>
      <text:p text:style-name="P5407">Луна на миг отстраняется. Мне кажется, или досада мелькает в её взгляде?</text:p>
      <text:p text:style-name="P5408"/>
      <text:p text:style-name="P5409">- Эмм, нет, она оставила Нам записку перед отбытием.</text:p>
      <text:p text:style-name="P5410">-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411">Досада теперь уже явно проступает на лице аликорницы. Закатив глаза, она вздыхает.</text:p>
      <text:p text:style-name="P5412">-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41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414">-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415"/>
      <text:p text:style-name="P5416">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417"/>
      <text:p text:style-name="P5418">- Ну чтож… Не вижу ничего плохого в том, чтобы посодействовать объединению пони… Но завтра утром мы выезжаем — обещаешь?</text:p>
      <text:p text:style-name="P5419">- Договорились!</text:p>
      <text:p text:style-name="P5420"/>
      <text:p text:style-name="P5421">Я делаю вид, что не замечаю томный взгляд Луны.</text:p>
      <text:p text:style-name="P5422"/>
      <text:p text:style-name="P5423">…</text:p>
      <text:p text:style-name="P5424"/>
      <text:p text:style-name="P5425">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426"/>
      <text:p text:style-name="P5427">- Нельзя ли пустить что-нибудь повеселее? - обращаюсь я к Луне. - Не на похоронах же стоим?</text:p>
      <text:p text:style-name="P5428">-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429"/>
      <text:soft-page-break/>
      <text:p text:style-name="P5430">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431"/>
      <text:p text:style-name="P5432">- Наше почтение, сэр Хойти Найти. Как здоровье вашей кошечки?</text:p>
      <text:p text:style-name="P5433">…</text:p>
      <text:p text:style-name="P5434">- Приветствую, миледи Рэра. Всё так же нет отбоя от поклонников?</text:p>
      <text:p text:style-name="P5435">…</text:p>
      <text:p text:style-name="P5436">- Счастлив вас видеть, барон Фэнси! Поздравляю с победой мастера Брогама на гонках.</text:p>
      <text:p text:style-name="P5437">…</text:p>
      <text:p text:style-name="P5438">- Ш-ш-шарманка б-будет?</text:p>
      <text:p text:style-name="P543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440">-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441">«Или в послепослеследующем, а ты, если повезёт, сопьёшься до того времени» - мысленно добавляю я.</text:p>
      <text:p text:style-name="P5442">- Г-где ш-ш-шарманка? Ик…</text:p>
      <text:p text:style-name="P544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444">- Ась? - тупо вертит головой герцог. - Сад? Ш-шарманка в саду? Ик…</text:p>
      <text:p text:style-name="P5445">Увлекаемый своими товарищами, единорог скрывается в толпе.</text:p>
      <text:p text:style-name="P5446">…</text:p>
      <text:p text:style-name="P5447">Я уже пошатываюсь от усталости, когда чувствую опору в виде бока Луны.</text:p>
      <text:p text:style-name="P5448">- Терпение, Наш стойкий Хуман, ещё полчаса и церемония приветствия будет окончена, - шепчет тёмная аликорница. - Тогда мы сможем передохнуть.</text:p>
      <text:p text:style-name="P5449"/>
      <text:p text:style-name="P5450">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51"/>
      <text:p text:style-name="P5452">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5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454">-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55">Луна подзывает официанта и шепчет ей заказ на ухо. Затем поворачивается ко мне.</text:p>
      <text:p text:style-name="P5456">-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57">- Так обзавелась бы, гм, своей половинкой, - и всех делов-то! Было бы кому и тебя подменить, - легкомысленно отмахиваюсь я, наблюдая за садом.</text:p>
      <text:p text:style-name="P5458">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5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60"/>
      <text:p text:style-name="P5461">Официант приносит заказ Луны. Перед нами возникают бокалы с рубиновой жидкостью и блюдца с крекерами в форме сердечек.</text:p>
      <text:p text:style-name="P5462"/>
      <text:p text:style-name="P5463">- Это, конечно, не «Пурпурная утеха», но тоже очень хорошее вино из Наших личных подвалов. Выпьем за объединение, Хуман!</text:p>
      <text:p text:style-name="P5464">Я чокаюсь с принцессой. Краски вечера смягчаются, а взгляд немного расфокусируется. Луна с улыбкой <text:s/>подносит мне печенюшку.</text:p>
      <text:p text:style-name="P5465">- Съешь, Хуман. Это вино принято заедать крекерами.</text:p>
      <text:p text:style-name="P5466">Луна наблюдает, как я жую печенье и неожиданно хихикает.</text:p>
      <text:p text:style-name="P5467">- А теперь предложи Нам крекер, пожалуйста.</text:p>
      <text:p text:style-name="P5468">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69">- Держи.</text:p>
      <text:p text:style-name="P5470">Принцесса кормится с руки, хихикая и заливаясь краской.</text:p>
      <text:p text:style-name="P5471">- Очень вкусно. Спасибо, Хуман.</text:p>
      <text:p text:style-name="P5472"/>
      <text:p text:style-name="P547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74"/>
      <text:soft-page-break/>
      <text:p text:style-name="P5475">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76">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77">- У неё не будет проблем с герцогом? - указываю я на пони в очках.</text:p>
      <text:p text:style-name="P5478">-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79"/>
      <text:p text:style-name="P5480">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48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82"/>
      <text:p text:style-name="P548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84">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85"/>
      <text:p text:style-name="P5486">-Хуман? - выводит меня из созерцания голос Луны.</text:p>
      <text:p text:style-name="P5487">Аликорница протягивает мне крыло.</text:p>
      <text:p text:style-name="P5488">- Потанцуем?</text:p>
      <text:p text:style-name="P5489">Я качаю головой.</text:p>
      <text:p text:style-name="P5490">-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49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92">- Я отдавлю тебе все ноги! Я тебя опозорю! Прекрати! - я пытаюсь вырваться из мягкого плена.</text:p>
      <text:p text:style-name="P5493">-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94"/>
      <text:p text:style-name="P5495">…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96"/>
      <text:p text:style-name="P5497">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498"/>
      <text:p text:style-name="P5499">- Идём, Хуман.</text:p>
      <text:p text:style-name="P5500">Луна увлекает за собой куда-то в глубину сада. Огни танцплощадки и шум бала остаются позади.</text:p>
      <text:p text:style-name="P5501">- Куда? - <text:s/>я иду за ней на спотыкающихся ногах.</text:p>
      <text:p text:style-name="P5502">-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503">- Что? - мой слабый голос растворяется в темноте.</text:p>
      <text:p text:style-name="P5504">- Ты.</text:p>
      <text:p text:style-name="P5505"/>
      <text:p text:style-name="P5506">Тёмная громада башни Луны высится перед нами. Мы входим внутрь и поднимаемся по винтовой лестнице.</text:p>
      <text:p text:style-name="P5507"/>
      <text:p text:style-name="P5508">-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509">Мы стоим перед дверями в покои Луны. До меня начинает доходить, что затеяла синяя аликорница.</text:p>
      <text:p text:style-name="P5510">- Послушай, Луна…</text:p>
      <text:soft-page-break/>
      <text:p text:style-name="P5511">- Нет, пожалуйста, молчи! - крыло принцессы закрывает мне рот.</text:p>
      <text:p text:style-name="P5512">Она открывает дверь.</text:p>
      <text:p text:style-name="P5513">- Нам… не отталкивай Нас, пожалуйста! - в тоне Луны слышатся молящие нотки.</text:p>
      <text:p text:style-name="P5514">Она мягко подталкивает меня внутрь.</text:p>
      <text:p text:style-name="P5515">- Я не могу! Ты хочешь невозможного! У меня есть Селестия! Я не предам её!</text:p>
      <text:p text:style-name="P5516">Звон в голове усиливается. Стены башни качаются и мне приходится упереться в ближайшую, чтобы не упасть.</text:p>
      <text:p text:style-name="P5517">-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518">- То есть, ты… Хочешь войти в мой… в наш табун?</text:p>
      <text:p text:style-name="P5519">- Мы всегда этого хотели. Ты не замечал Нас.</text:p>
      <text:p text:style-name="P5520">Голова кружится от выпитого вина и открывшейся перспективы.</text:p>
      <text:p text:style-name="P5521">- Я… не знаю. Мне надо подумать. Желательно, на трезвую голову.</text:p>
      <text:p text:style-name="P5522">- Хуман, пожалуйста! Если ты хочешь объединения домов, это самый лучший и надёжный вариант!</text:p>
      <text:p text:style-name="P5523">- Мне… нужно посоветоваться с Сел. Не думаю, что ей это понравится…</text:p>
      <text:p text:style-name="P5524">-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525"/>
      <text:p text:style-name="P5526">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527">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528"/>
      <text:p text:style-name="P5529">- Входи, Хуман, - шепчет Луна.</text:p>
      <text:p text:style-name="P5530">Она подходит к панорамному окну и одёргивает шторы. Звёзды и луна <text:s/>освещают комнату тусклым серебряным светом.</text:p>
      <text:p text:style-name="P5531"/>
      <text:p text:style-name="P5532">Я делаю шаг. Потом другой. Пол шатается под ногами, но я каким-то чудом стою.</text:p>
      <text:p text:style-name="P5533"/>
      <text:p text:style-name="P5534">Аликорница оборачивается и тихо смеётся.</text:p>
      <text:p text:style-name="P5535">- Разве ты оставляешь двери в покои Селестии открытыми? Не думаю, что Нашей сестре нравится публичность такого рода.</text:p>
      <text:p text:style-name="P5536">Я затворяю за собой дверь. Обернувшись, я обнаруживаю Луну лежащей на постели крупом ко мне.</text:p>
      <text:soft-page-break/>
      <text:p text:style-name="P5537">- Иди… ко мне… Хуман…</text:p>
      <text:p text:style-name="P5538">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53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540">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541"/>
      <text:p text:style-name="P5542">- Иди к… ко мне…</text:p>
      <text:p text:style-name="P554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544">-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545">- Особенности анатомии не мешают тебе так спариваться с сестрой! - обижается Луна.</text:p>
      <text:p text:style-name="P5546">- Откуда ты знаешь, как я… спариваюсь с Сел? - удивляюсь я.</text:p>
      <text:p text:style-name="P5547">-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548">- Ты хочешь сказать, ты регулярно подглядываешь мои сны? - теперь краска заливает уже меня.</text:p>
      <text:p text:style-name="P5549">Луна молча сопит, не поворачиваясь ко мне лицом.</text:p>
      <text:p text:style-name="P5550">Оседлавшая меня принцесса ночи, залившаяся краской от стыда — то ещё зрелище. Фейспалм громко хлопается в моё лицо.</text:p>
      <text:p text:style-name="P555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52"/>
      <text:p text:style-name="P5553">Я выскальзываю из под аликорницы и валю её спиной на постель.</text:p>
      <text:p text:style-name="P5554">- Что ты делаешь?!! Хуман, ЧТО…</text:p>
      <text:p text:style-name="P5555">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56">- Так лучше, не правда ли?</text:p>
      <text:p text:style-name="P5557">- Д-да… - тяжело дышит Луна, - продолжай… пожалуйста…</text:p>
      <text:p text:style-name="P5558">Я продолжаю.</text:p>
      <text:p text:style-name="P5559"/>
      <text:soft-page-break/>
      <text:p text:style-name="P5560">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61">И всё же… Как к этому отнесётся Сел?</text:p>
      <text:p text:style-name="P5562"/>
      <text:p text:style-name="P556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64">- Х-Х-ХУ-У-У-МА-А-АН!!!</text:p>
      <text:p text:style-name="P5565">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566">- Прекрати-и-и… - через силу выдавливаю из себя. - Ты мне рёбра сломаешь. И таз…</text:p>
      <text:p text:style-name="P5567">- ЭТО… НЕВЕРОЯТНО… Почему Мы… Я… раньше этого не знали?!!</text:p>
      <text:p text:style-name="P5568">- Ты хочешь сказать, у тебя это — первый раз? - мой писк едва слышен среди стонов принцессы ночи.</text:p>
      <text:p text:style-name="P5569"/>
      <text:p text:style-name="P5570">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71">Со страдальческим кряхтеньем я поднимаюсь. Аликорница лежит неподвижно, разметав крылья по постели и неприлично раскинув ноги.</text:p>
      <text:p text:style-name="P5572">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73"/>
      <text:p text:style-name="P5574">- Будь так добр, Хуман, налей и Нам, - Луна, наконец, закатывает обратно глаза и прячет вываленный язык в рот.</text:p>
      <text:p text:style-name="P5575">- Опять «Нам»? - язвительно замечаю я.</text:p>
      <text:p text:style-name="P5576">- Будь снисходителен! Мы… Я разговаривала на преторианском слэнге семсот лет — а ты хочешь, чтобы Мы забыли его за пять минут.</text:p>
      <text:p text:style-name="P5577">Аликорница переворачивается на живот и резким кивком сбрасывает проколотую подушку с рога.</text:p>
      <text:p text:style-name="P5578">- Со стороны сестры было жестоко утаивать от Нас это блаженство!</text:p>
      <text:p text:style-name="P5579">- Никто ничего от тебя не утаивал, - я подаю ей бокал. - Ты сама сторонилась нас все эти столетия. И от остальных пони, кстати, тоже.</text:p>
      <text:p text:style-name="P5580">- Мы не знали! Никто не желал отвечать на Наши знаки внимания!</text:p>
      <text:p text:style-name="P5581">- Оно и не удивительно, если ты в быту ведёшь себя так же, как в постели. - Я потираю ноющий таз. - Знал бы — одел бы доспехи.</text:p>
      <text:p text:style-name="P5582">-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58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84">- Это неважно, это всё равно было… Бесподобно!.. Хуман!</text:p>
      <text:p text:style-name="P5585">- А?</text:p>
      <text:p text:style-name="P5586">- Не уходи… Побудь с… со мной…</text:p>
      <text:p text:style-name="P5587"/>
      <text:p text:style-name="P5588">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89"/>
      <text:p text:style-name="P5590">- Хуман.</text:p>
      <text:p text:style-name="P5591">- Да?</text:p>
      <text:p text:style-name="P5592">- Ты сделал счастливой Нас… меня в эту ночь. Я хочу отплатить тем же. Идём.</text:p>
      <text:p text:style-name="P5593"/>
      <text:p text:style-name="P5594">Аликорница встаёт с кровати и выходит на балкон.</text:p>
      <text:p text:style-name="P5595">Тёплый осенний ветерок овевает нас на площадке. Звезды соткали призрачную дорогу на небе, приглашая нас в путь. Аликорница ложится на пол.</text:p>
      <text:p text:style-name="P5596">- Залазь Нам на спину, Хуман. Мы проведём тебя по заповедным местам Наших воспоминаний.</text:p>
      <text:p text:style-name="P5597">- Только, умоляю, не так быстро, как в прошлый раз! Если, конечно, не хочешь быть обблёванной или ещё что похуже.</text:p>
      <text:p text:style-name="P5598"/>
      <text:p text:style-name="P5599">Луна тихо смеётся.</text:p>
      <text:p text:style-name="P5600">- Обожаем твоё чувство юмора. Не бойся, Мы будем осторожны.</text:p>
      <text:p text:style-name="P5601"/>
      <text:p text:style-name="P5602">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603">Мы выпадаем в день.</text:p>
      <text:p text:style-name="P5604">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605">Луна присаживается под сенью старой ивы. Молча прижав мои ноги к своим бокам крыльями, она пресекает мою попытку сойти на землю.</text:p>
      <text:soft-page-break/>
      <text:p text:style-name="P5606">- Не отвлекай меня, - еле слышу я её шёпот. - Ткань воспоминаний легко порвать. Я уже почти не помню эти события.</text:p>
      <text:p text:style-name="P5607"/>
      <text:p text:style-name="P560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609"/>
      <text:p text:style-name="P5610">-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611"/>
      <text:p text:style-name="P5612">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613"/>
      <text:p text:style-name="P5614">Очертания и младшей, и старшей кобылок видятся размытыми, как будто сквозь очень толстое стекло.</text:p>
      <text:p text:style-name="P5615"/>
      <text:p text:style-name="P5616">- Никто не смеет грабить хранителя сокровищ Чёрного замка! Ты поплатишься за воровство!</text:p>
      <text:p text:style-name="P5617">Светлая планирует с башни на улепётывающую по мосту тёмную и они кубарем катятся по замшелым камням.</text:p>
      <text:p text:style-name="P5618"/>
      <text:p text:style-name="P5619">- Тебе не отнять медальон силы у командола Бвейвхалта! Я возьму тебя в плен и убегу!</text:p>
      <text:p text:style-name="P5620">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621">- Отдай! Это моё! Я его честно уклала!</text:p>
      <text:p text:style-name="P5622">Младшая пытается отобрать обруч наскоком, но старшая сдёргивает палку с её рога и выбрасывает в озеро.</text:p>
      <text:p text:style-name="P5623">- Командор Брейвхарт, сдавайся! Я победила!</text:p>
      <text:p text:style-name="P5624">- А сто мне за это будет?</text:p>
      <text:p text:style-name="P5625">- Эмм… Печеньки?</text:p>
      <text:p text:style-name="P5626">- Холосо, годится. А мы будем потом воевать с виндиго?</text:p>
      <text:p text:style-name="P5627"/>
      <text:p text:style-name="P5628">Над горным хребтом появляются несколько точек. Они быстро планируют вниз вдоль склона и вырастают в четвёрку аликорнов.</text:p>
      <text:p text:style-name="P5629">- Ваши Высочества! Срочно собирайтесь! Ваши родители послали нас за вами. В окрестностях замечен патруль виндиго!</text:p>
      <text:soft-page-break/>
      <text:p text:style-name="P5630">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631"/>
      <text:p text:style-name="P5632">- Отлисьно! Мы победим их медальоном силы! Вступайте под знамя командола Бвейвхалта!</text:p>
      <text:p text:style-name="P5633">- Это не игра, Лулу, - старшая кобылка одёргивает младшую. - Одевай летучки и погнали.</text:p>
      <text:p text:style-name="P5634">- А ты поделисся печеньками?</text:p>
      <text:p text:style-name="P5635">- Конечно! Я же обещала!</text:p>
      <text:p text:style-name="P5636">…</text:p>
      <text:p text:style-name="P5637">Луна выходит на опустевший берег.</text:p>
      <text:p text:style-name="P5638">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639"/>
      <text:p text:style-name="P5640">-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641"/>
      <text:p text:style-name="P5642">Луна начинает разбег по кромке берега.</text:p>
      <text:p text:style-name="P5643">- Последующие воспоминания будут намного чётче, Хуман.</text:p>
      <text:p text:style-name="P5644"/>
      <text:p text:style-name="P5645">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646"/>
      <text:p text:style-name="P5647">Стены выше самых высоких башен окружают город непробиваемой скорлупой. Кажется, будто город расположен в жерле вулкана.</text:p>
      <text:p text:style-name="P5648"/>
      <text:p text:style-name="P5649">-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50"/>
      <text:soft-page-break/>
      <text:p text:style-name="P565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52"/>
      <text:p text:style-name="P5653"><text:span text:style-name="T5654">- Стены и небесные дороги мы выстроили через<text:s/></text:span><text:span text:style-name="T5655">десять</text:span><text:span text:style-name="T5656"><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57">двести</text:span><text:span text:style-name="T5658"><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59"/>
      <text:p text:style-name="P566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61"/>
      <text:p text:style-name="P5662">-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63"/>
      <text:p text:style-name="P5664">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65"/>
      <text:p text:style-name="P5666">Луна снова набирает высоту.</text:p>
      <text:p text:style-name="P5667"/>
      <text:p text:style-name="P5668">-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69">Пока не появились они.</text:p>
      <text:soft-page-break/>
      <text:p text:style-name="P5670"><text:span text:style-name="T567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72">десять</text:span><text:span text:style-name="T5673"><text:s/>лет началось вторжение.</text:span></text:p>
      <text:p text:style-name="P5674">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75"/>
      <text:p text:style-name="P5676">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77"/>
      <text:p text:style-name="P5678"><text:span text:style-name="T5679">-<text:s/></text:span><text:span text:style-name="T5680">Двести лет</text:span><text:span text:style-name="T5681"><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82"/>
      <text:p text:style-name="P5683"><text:span text:style-name="T568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85">Через открытый люк на вершине влетают и вылетают аликорны</text:span><text:span text:style-name="T5686">.</text:span></text:p>
      <text:p text:style-name="P5687"/>
      <text:p text:style-name="P5688"><text:span text:style-name="T5689">- Последнее Прибежище. После разрушения городских стен, население Ундариена ушло под купол. Фабрики Прибежища продолжали производить<text:s/></text:span><text:span text:style-name="T5690">боевые машины</text:span><text:span text:style-name="T5691"><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92">механических кротов</text:span><text:span text:style-name="T5693">. Аликорны, дети воздуха, превратились в земляных червей.</text:span></text:p>
      <text:p text:style-name="P5694"/>
      <text:soft-page-break/>
      <text:p text:style-name="P5695">Луна горько смеётся.</text:p>
      <text:p text:style-name="P5696">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97"/>
      <text:p text:style-name="P5698">-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69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700">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570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702"/>
      <text:p text:style-name="P5703">- А почему вы не активировали Элементы сами? - спрашиваю я. - Шут с ним, с «Громовержцем», устроили бы веселуху чуть поменьше.</text:p>
      <text:p text:style-name="P570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705"/>
      <text:p text:style-name="P5706">Луна тяжело дышит.</text:p>
      <text:p text:style-name="P5707">-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708">- Это ты извини, - почему-то оправдываюсь я. - Я видел, во что превратился Андориан. Орунгун правда захвачен. Полностью. Там некого освобождать.</text:p>
      <text:p text:style-name="P5709"/>
      <text:p text:style-name="P5710">Луна, не оборачиваясь, кивает. Её всю пробирает крупная дрожь. Мы продолжаем парить над замком, не снижаясь и не набирая высоту.</text:p>
      <text:p text:style-name="P5711"/>
      <text:p text:style-name="P5712">«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713"/>
      <text:p text:style-name="P5714">Как бы в унисон моему внутреннему диалогу, перед нами открываются ворота в Эогипп. Мы вплываем в них в тишине.</text:p>
      <text:p text:style-name="P5715"/>
      <text:p text:style-name="P5716">-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717"/>
      <text:p text:style-name="P5718">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719"/>
      <text:p text:style-name="P5720">- Летим к вон тому голубому гиганту с тремя зелёными звёздами вокруг, - шепчу направление Луне.</text:p>
      <text:p text:style-name="P5721"/>
      <text:p text:style-name="P5722">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723">- Теперь вон к той двойной звезде алого цвета, - указываю я направление.</text:p>
      <text:p text:style-name="P572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725">- Я уже видел такую трансформацию у Селестии, не беспокойся. Типа, в Эогиппе вы становитесь похожи на ваших предков-элементалей.</text:p>
      <text:p text:style-name="P5726">Луна кивает в ответ. Мы подлетаем к звёздам-близнецам.</text:p>
      <text:p text:style-name="P5727">- Последний ориентир. Видишь тот тусклый фиолетовый гигант у яркого скопления звёзд в виде восьмёрки? Нам туда.</text:p>
      <text:p text:style-name="P5728"/>
      <text:p text:style-name="P5729">Бока Луны ходят ходуном. Её сердце бьёт как молот <text:s/>в наковальню.</text:p>
      <text:p text:style-name="P5730">- Одним глазком, договорились? На землю не садимся. От портала далеко не уходим. Полтысячи лет назад мы с Сел еле ноги унесли отсюда.</text:p>
      <text:p text:style-name="P5731"/>
      <text:p text:style-name="P5732">Луна молча кивает.</text:p>
      <text:p text:style-name="P573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text:s/><text:soft-page-break/>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734">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735"/>
      <text:p text:style-name="P5736">Темнота милосердно опускает завесу над моим сознанием.</text:p>
      <text:p text:style-name="P5737"/>
      <text:p text:style-name="P5738">…</text:p>
      <text:p text:style-name="P5739"/>
      <text:p text:style-name="P5740">Монотонность бытия нарушается повторяющимся раздражителем.</text:p>
      <text:p text:style-name="P5741"><text:s/></text:p>
      <text:p text:style-name="P5742">Импульс… Импульс… Импульс…</text:p>
      <text:p text:style-name="P5743"/>
      <text:p text:style-name="P5744">«Капли воды» - отстранённо сообщает пробуждающееся сознание. Я открываю глаза.</text:p>
      <text:p text:style-name="P5745"/>
      <text:p text:style-name="P5746">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747">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748"/>
      <text:p text:style-name="P5749">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5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51"/>
      <text:p text:style-name="P5752">- Д-дейдра? - из глубин памяти всплывает забытое имя.</text:p>
      <text:p text:style-name="P5753">Но хотя незнакомка и похожа как две капли воды на мою давно затерявшуюся во тьме веков подружку-пиратку, она отрицательно качает головой.</text:p>
      <text:p text:style-name="P5754"/>
      <text:p text:style-name="P5755">Выплюнув кусачки на матрас, она закрывает мне рот копытом.</text:p>
      <text:p text:style-name="P5756">- Тихо, - шепчет она мне в ухо. - Тут за поворотом коридора сидит холодняк. Услышит нас — и всё пропало.</text:p>
      <text:p text:style-name="P5757">НеДейдра тычет в сторону едва видной в тусклом свете деревянной двери на массивных ржавых завесах.</text:p>
      <text:p text:style-name="P5758">Я осматриваю узкую камеру, в которой нахожусь.</text:p>
      <text:p text:style-name="P5759">- Кто ты? Как я тут очутился? Что происходит? - шепчу на ухо таинственной незнакомке.</text:p>
      <text:p text:style-name="P5760"/>
      <text:p text:style-name="P5761">Та снова качает головой.</text:p>
      <text:p text:style-name="P5762">- Потом. Сейчас надо смываться. Идти сможешь?</text:p>
      <text:p text:style-name="P5763">Я неуверенно встаю. Голова кружится, но меньше. На ногах уже без удивления замечаю кандалы с перекушенной цепью.</text:p>
      <text:p text:style-name="P5764">- Смогу, если не быстро, - шепчу ей утвердительно.</text:p>
      <text:p text:style-name="P5765">- Иди за мной. Только сначала замотай цепи вокруг кандалов, чтобы не звенели. Нет времени их откусывать.</text:p>
      <text:p text:style-name="P5766">Поняха ныряет под топчан и исчезает.</text:p>
      <text:p text:style-name="P5767">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68">Почему-то мне кажется это правильным.</text:p>
      <text:p text:style-name="P5769"/>
      <text:p text:style-name="P5770">…</text:p>
      <text:p text:style-name="P5771"/>
      <text:p text:style-name="P5772">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7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74">- Встречаются кто?</text:p>
      <text:p text:style-name="P5775">- Холодняки. Пони, обращённые виндиго. Вы их ещё увидите.</text:p>
      <text:p text:style-name="P5776"/>
      <text:p text:style-name="P5777">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soft-page-break/>
      <text:p text:style-name="P5778">-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79">- Я спал целую неделю?!!</text:p>
      <text:p text:style-name="P5780">-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81"/>
      <text:p text:style-name="P5782">-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83"/>
      <text:p text:style-name="P5784">-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785">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86">-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87">-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88"/>
      <text:p text:style-name="P5789">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90"/>
      <text:p text:style-name="P5791">-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text:s/><text:soft-page-break/>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92">-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79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94">-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95"/>
      <text:p text:style-name="P5796">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97">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798"/>
      <text:p text:style-name="P5799">В неподвижно сидящей у стены тёмной массе невозможно было бы определить живое существо, если бы не зелёные огоньки глаз.</text:p>
      <text:p text:style-name="P580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801"/>
      <text:p text:style-name="P5802">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803"/>
      <text:p text:style-name="P5804">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805"><text:s/></text:p>
      <text:soft-page-break/>
      <text:p text:style-name="P5806">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807"/>
      <text:p text:style-name="P5808">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809"/>
      <text:p text:style-name="P5810">-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811"/>
      <text:p text:style-name="P5812">Тоннель упирается в кирпичную стену. Водяной поток уходит куда-то под неё. Белая пена пузырится над шипящей водой, уносящейся под камень.</text:p>
      <text:p text:style-name="P5813"/>
      <text:p text:style-name="P5814">-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815"/>
      <text:p text:style-name="P5816">-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817">-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818"/>
      <text:p text:style-name="P5819">Я вспоминаю неподвижную фигуру у стены и передёргиваю плечами.</text:p>
      <text:p text:style-name="P5820"/>
      <text:p text:style-name="P5821">- Нет-нет, я готов.</text:p>
      <text:p text:style-name="P5822"/>
      <text:p text:style-name="P582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824">-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825"/>
      <text:soft-page-break/>
      <text:p text:style-name="P5826">Поняха горячая, как печка, её тепло согревает и успокаивает меня. Я благодарно киваю и мы так и шагаем обнявшись в тёмный поток.</text:p>
      <text:p text:style-name="P5827">Одинокая свеча на полу тоннеля остаётся позади, освещая опустевшие своды коллектора.</text:p>
      <text:p text:style-name="P5828"/>
      <text:p text:style-name="P582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830">Поняха просачивается сквозь решётку где-то в стороне. Шарю вслепую скрючёнными от холода пальцами.</text:p>
      <text:p text:style-name="P5831">Где-то же здесь, нет?</text:p>
      <text:p text:style-name="P583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83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834"/>
      <text:p text:style-name="P583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836"/>
      <text:p text:style-name="P5837">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838"/>
      <text:p text:style-name="P583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840">- Я сам бы себе не простил в этом случае, - с трудом каркаю я. - Второй раз за сутки умирать — как-то многовато, как на мой вкус.</text:p>
      <text:p text:style-name="P5841"/>
      <text:p text:style-name="P5842">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843"/>
      <text:soft-page-break/>
      <text:p text:style-name="P5844">-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845"/>
      <text:p text:style-name="P5846">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847">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848"/>
      <text:p text:style-name="P5849">- Пришли, - облегчённо вздыхает Карвед Лайн. - Ещё пять минут, и Понка о вас позаботится. Нам нельзя тут задерживаться.</text:p>
      <text:p text:style-name="P5850"/>
      <text:p text:style-name="P5851">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52"/>
      <text:p text:style-name="P585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54">Холодняки двигаются совершенно бесшумно. Лишь зелёные огоньки глаз да тёмные тени между соснами отмечают их передвижения.</text:p>
      <text:p text:style-name="P5855"/>
      <text:p text:style-name="P5856">- Быстро! - Понкамина подталкивает меня головой к лестнице.</text:p>
      <text:p text:style-name="P5857">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58">Злость овладевает мной.</text:p>
      <text:p text:style-name="P5859"/>
      <text:p text:style-name="P5860">-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61"/>
      <text:p text:style-name="P5862">Моё намерение срывается на корню — я вижу Понку, резво карабкающуюся по лестнице вслед за мной.</text:p>
      <text:p text:style-name="P5863">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64"/>
      <text:soft-page-break/>
      <text:p text:style-name="P5865">- А библиотекарь?! - выкашливаю из себя последним усилием.</text:p>
      <text:p text:style-name="P5866">-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67"/>
      <text:p text:style-name="P5868">Сосны за бортом идут вниз — мы медленно набираем высоту.</text:p>
      <text:p text:style-name="P5869">- Нам повезло, что с ними не было их хозяев. Виндиго умеют летать, - бормочет розовая пони, смотря вниз.</text:p>
      <text:p text:style-name="P5870"/>
      <text:p text:style-name="P5871">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72"/>
      <text:p text:style-name="P587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74"/>
      <text:p text:style-name="P587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76"><text:s/>У меня кружится голова и я без сил опускаюсь на дно шлюпки.</text:p>
      <text:p text:style-name="P5877"/>
      <text:p text:style-name="P5878">- Да ты весь горишь, - Понка озабоченно касается носом моего лба. - Залазь в каюту, я сварю тебе кофе.</text:p>
      <text:p text:style-name="P5879"/>
      <text:p text:style-name="P5880">В корме лодки действительно есть крохотная надстройка, где я могу разместиться в сидячем положении.</text:p>
      <text:p text:style-name="P5881">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82">Мы летим на север.</text:p>
      <text:p text:style-name="P5883"/>
      <text:p text:style-name="P5884">…</text:p>
      <text:p text:style-name="P5885"/>
      <text:p text:style-name="P5886">-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87"/>
      <text:p text:style-name="P5888">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5889"/>
      <text:p text:style-name="P5890">-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91"/>
      <text:p text:style-name="P5892">- А вторым — ты? - я изо всех сил борюсь со сном, крепкий кофе совершенно не оправдывает свою репутацию.</text:p>
      <text:p text:style-name="P589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94"/>
      <text:p text:style-name="P5895">Я вспоминаю название на борту шлюпки.</text:p>
      <text:p text:style-name="P5896"/>
      <text:p text:style-name="P5897">- Интересное название у твоего аппарата.</text:p>
      <text:p text:style-name="P5898">-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899"/>
      <text:p text:style-name="P5900">Понка насыпает в блюдце печенье и пододвигает ко мне. Форма печенья мне кажется подозрительно знакомой.</text:p>
      <text:p text:style-name="P5901"/>
      <text:p text:style-name="P5902">- Это сердечки?</text:p>
      <text:p text:style-name="P590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904">Я пожимаю плечами, и сонно сую одну печеньку в кофе.</text:p>
      <text:p text:style-name="P5905"/>
      <text:p text:style-name="P5906">- Долго нам лететь?</text:p>
      <text:p text:style-name="P5907">- Около трёх дней. Зависит от ветра. Сюда мы летели сутки, но ветер был попутным. Сейчас, к сожалению, наоборот.</text:p>
      <text:p text:style-name="P5908"/>
      <text:p text:style-name="P590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910"/>
      <text:p text:style-name="P5911">- Эй, ты куда?!</text:p>
      <text:p text:style-name="P5912">-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913"/>
      <text:p text:style-name="P5914">Розовогривая поняха затихает. Я медленно поворачиваюсь к ней. Она лежит, отвернувшись от меня и нарочито громко сопит…</text:p>
      <text:p text:style-name="P5915"/>
      <text:p text:style-name="P5916">… Мне действительно холодно.</text:p>
      <text:p text:style-name="P5917"/>
      <text:p text:style-name="P5918">Я вздыхаю и прижимаюсь к ней, обнимая её руками и зарываясь носом в пахнущую травой гриву.</text:p>
      <text:p text:style-name="P591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920"/>
      <text:p text:style-name="P5921">- Хотела бы я себе партнёра для путешествий. Такого, как ты, - бормочет Понка, уткнувшись носом мне в грудь. - Уж мы бы полетали.</text:p>
      <text:p text:style-name="P5922">Я молча обнимаю её всё крепче. Мой низ постепенно отвердевает, упираясь в живот поняхи. Она в ответ прижимается ко мне сильнее тазом.</text:p>
      <text:p text:style-name="P5923"/>
      <text:p text:style-name="P5924">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925"/>
      <text:p text:style-name="P5926">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927">Теперь гондола легонько покачивается не только из-за ветра…</text:p>
      <text:p text:style-name="P5928"><text:span text:style-name="T5929">&lt;</text:span><text:span text:style-name="T5930">пушка для феерверков</text:span><text:span text:style-name="T5931">&gt;</text:span></text:p>
      <text:p text:style-name="P5932">…</text:p>
      <text:p text:style-name="P5933"/>
      <text:soft-page-break/>
      <text:p text:style-name="P5934">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935">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936">Возможно, полетаем в другой жизни. В другом месте, в другое время.</text:p>
      <text:p text:style-name="P5937">Не сейчас. Начатое надо завершить.</text:p>
      <text:p text:style-name="P5938"/>
      <text:p text:style-name="P593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940">Впрочем, я понимаю их опасения и стараюсь при каждом удобном случае демонстрировать зрачки глаз.</text:p>
      <text:p text:style-name="P5941"/>
      <text:p text:style-name="P5942">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943">Я стою в шатре один — аликорница не удостаивает меня вниманием. Молчание затягивается.</text:p>
      <text:p text:style-name="P5944"/>
      <text:p text:style-name="P5945">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946"/>
      <text:p text:style-name="P5947">- Ну привет, что ли, жёнушка? Давно не виделись. Говорят, целых две недели, - пытаюсь язвить я.</text:p>
      <text:p text:style-name="P5948">Мне неприятен подобный приём и непонятно, как себя вести.</text:p>
      <text:p text:style-name="P5949"/>
      <text:p text:style-name="P5950">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51"/>
      <text:p text:style-name="P5952">Блядь! Она узнала… Про нас с Понкой точно не могла — мы только что прибыли. Значит, про нас с Луной…</text:p>
      <text:p text:style-name="P5953"/>
      <text:p text:style-name="P5954">-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55"/>
      <text:p text:style-name="P5956">- ЗАЧЕМ?!!</text:p>
      <text:p text:style-name="P5957"/>
      <text:p text:style-name="P5958">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59">Ну, всё, развод гарантирован — хорошо, хоть детей нет, алименты платить не придётся.</text:p>
      <text:p text:style-name="P5960"/>
      <text:p text:style-name="P5961">-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62">- Мне нет дела до твоих шашней с сестрой!!! - рявкает аликорница нормальным голосом. - Зачем ты показал Луне путь к Орунгуну?!!</text:p>
      <text:p text:style-name="P5963"/>
      <text:p text:style-name="P5964">-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65">-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66">- Она… Она была очень убедительна…</text:p>
      <text:p text:style-name="P5967">- А я для тебя, значит, не убедительна? - горько вопрошает Селестия.- <text:s/>Я же предупреждала не делать этого.</text:p>
      <text:p text:style-name="P5968">- Не знаю, что на меня нашло, - бормочу я убито. - Извини.</text:p>
      <text:p text:style-name="P5969">- Мне не нужны твои извинения. Они не помогут отвоевать четыре пятых Эквестрии, - аликорница раздражённо отворачивается.</text:p>
      <text:p text:style-name="P5970">- Чтож… Я в твоём распоряжении. Готов стать в ряды сопротивления в любом звании до рядового включительно. Для помощи.</text:p>
      <text:p text:style-name="P597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72"/>
      <text:p text:style-name="P5973">Селестия, наконец, глубоко вздыхает.</text:p>
      <text:p text:style-name="P5974">- Ты так ничего и не понял, глупый Хуман, - грустно произносит аликорница, не поворачиваясь ко мне.</text:p>
      <text:p text:style-name="P5975">- Как ты думаешь, почему мы так быстро потеряли почти всю Эквестрию?</text:p>
      <text:p text:style-name="P5976">- Ну… У Луны, то есть, Найтмэр Мун большая армия?</text:p>
      <text:p text:style-name="P5977">-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78">- Тогда что же?</text:p>
      <text:p text:style-name="P5979">- Жертвы.</text:p>
      <text:soft-page-break/>
      <text:p text:style-name="P5980">- В смысле? - я непонимающе смотрю на аликорницу. - Они приносят жертвы для боевой магии и вы проигрываете сражения?</text:p>
      <text:p text:style-name="P5981">-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5982">-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83">- Вот именно, - вздыхает Селестия.</text:p>
      <text:p text:style-name="P5984">- Что?! - я начинаю догадываться. - Ты сдала четыре пятых Эквестрии потому, что не хочешь видеть крови?</text:p>
      <text:p text:style-name="P5985">-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86">- Но так не получится, - растерянно говорю я. - Твой отказ проливать кровь означает твоё поражение. Ты этого хочешь?</text:p>
      <text:p text:style-name="P5987">-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88">- Что — но?</text:p>
      <text:p text:style-name="P598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90">- Ты смеёшься?! - я недоверчиво смотрю на аликорницу, но та только молча бьёт копытом в гонг.</text:p>
      <text:p text:style-name="P5991">Не успеваю я как следует охренеть, как входит стража и по её знаку меня берут в кольцо.</text:p>
      <text:p text:style-name="P5992"/>
      <text:p text:style-name="P5993">- Сел, не глупи! Я же Хуман! Твой Хуман! Ты чего?</text:p>
      <text:p text:style-name="P5994">Я трепыхаюсь в тисках стражи, но всё тщетно. Меня уводят.</text:p>
      <text:p text:style-name="P5995"/>
      <text:p text:style-name="P5996">Вот стоило просыпаться, чтобы из одного плена попасть в другой!</text:p>
      <text:p text:style-name="P5997"/>
      <text:p text:style-name="P5998">…</text:p>
      <text:p text:style-name="P5999"><text:span text:style-name="T6000">&lt;</text:span><text:span text:style-name="T6001">Допросы Хумана у капитана/ Жизнь огромного дирижабля — аналогично монкаламари</text:span><text:span text:style-name="T6002">&gt;</text:span></text:p>
      <text:p text:style-name="P6003">Я, как обычно, здороваюсь со стражником. Он, как обычно, не отвечает. Заменив отхожее ведро, он удаляется, унося с собой пустые тарелку с чашкой.</text:p>
      <text:p text:style-name="P6004">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text:s/><text:soft-page-break/>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6005"/>
      <text:p text:style-name="P6006">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600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6008"/>
      <text:p text:style-name="P6009">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6010">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6011">Эх, мечты-мечты…</text:p>
      <text:p text:style-name="P6012"/>
      <text:p text:style-name="P601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6014">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6015"/>
      <text:p text:style-name="P6016">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017"/>
      <text:p text:style-name="P6018">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019"/>
      <text:p text:style-name="P6020">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021">Ручка ковшика всё поднимается над бортиком бочки, затем я вижу спутанный ком розовых… водорослей?</text:p>
      <text:p text:style-name="P6022"/>
      <text:p text:style-name="P6023">Понкамина раздвигает мокрую гриву вокруг носа, выплёвывает дыхательную трубку изо рта и подмигивает мне.</text:p>
      <text:p text:style-name="P6024">- Зря выпрыгнул, Хуман. У нас ещё не было возможности заняться сексом под водой!</text:p>
      <text:p text:style-name="P6025">-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026"/>
      <text:p text:style-name="P6027">Понка вылазит из бочки и отряхивается.</text:p>
      <text:p text:style-name="P6028">-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029">- Месяц и прошёл, если я не ошибся в подсчётах, - я указываю на группы палочек в углу.</text:p>
      <text:p text:style-name="P6030">-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031"/>
      <text:p text:style-name="P6032">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033"/>
      <text:p text:style-name="P6034">- Вытрись и оденься, Хуман. Сейчас будет холодно, - предупреждает Понка.</text:p>
      <text:p text:style-name="P6035">Её совет весьма уместен, - поняха достаёт из накопытных ножен ножик и молниеносно прорезает дыру в парусине.</text:p>
      <text:p text:style-name="P6036">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037"/>
      <text:p text:style-name="P6038">- Ты уверена? - переспрашиваю Понку. - Как ты сама-то выберешься? Или ты остаёшься тут вместо меня?</text:p>
      <text:p text:style-name="P6039">Розовогривая молча лезет в прорезь первой.</text:p>
      <text:p text:style-name="P6040"/>
      <text:p text:style-name="P6041">Уже второй раз эта поняха предлагает мне на выбор плен или свободу.</text:p>
      <text:soft-page-break/>
      <text:p text:style-name="P6042">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04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044"/>
      <text:p text:style-name="P604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6046">Вздохнув поглубже, я ловлю лестницу и начинаю карабкаться вверх.</text:p>
      <text:p text:style-name="P6047"/>
      <text:p text:style-name="P6048">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604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50"/>
      <text:p text:style-name="P6051">Через минуту я переваливаюсь через борт «Хитрожопки» и уютная каюта распахивает мне навстречу свои тёплые обьятия.</text:p>
      <text:p text:style-name="P6052"/>
      <text:p text:style-name="P6053">...</text:p>
      <text:p text:style-name="P6054"/>
      <text:p text:style-name="P6055">- Она сказала, что не хочет жертв. Что если воевать, то прольётся кровь, а она её достаточно насмотрелась.</text:p>
      <text:p text:style-name="P6056">- И это всё? – Понка старается просверлить меня взглядом.</text:p>
      <text:p text:style-name="P6057">- Ну да. То есть, она ещё что-то говорила, но суть именно в этом. Она не хочет крови, - я запиваю печенье глинтвейном.</text:p>
      <text:p text:style-name="P6058"/>
      <text:p text:style-name="P605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60"/>
      <text:soft-page-break/>
      <text:p text:style-name="P6061">-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62">- Нет. Крови не будет, - уверенно говорю я, вспоминая Орунгун.</text:p>
      <text:p text:style-name="P606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064">Понка отправляет в рот горсть печенюшек, ложку варенья и запивает всё брусничным чаем.</text:p>
      <text:p text:style-name="P6065">- Нет.</text:p>
      <text:p text:style-name="P6066">Понка давится печеньем и выкашливает всё на поднос.</text:p>
      <text:p text:style-name="P6067">- Почему?</text:p>
      <text:p text:style-name="P6068">-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69">- Я думаю...</text:p>
      <text:p text:style-name="P6070">-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71"/>
      <text:p text:style-name="P6072">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73"/>
      <text:p text:style-name="P6074">-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75">- Она ещё говорила, что это только её и сестры дело, – безнадёжно говорю я.</text:p>
      <text:p text:style-name="P6076">-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77"/>
      <text:p text:style-name="P6078">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text:s/><text:soft-page-break/>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7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080">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81"/>
      <text:p text:style-name="P6082">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83">Я с открытым ртом обозреваю сонную армаду, забыв, зачем вышел. Взгляд метается от дирижабля к дирижаблю, от костра к костру.</text:p>
      <text:p text:style-name="P6084">«Их слишком много. Зря Сел сдавала города без боя. Теперь они все вышли против неё» - проносится у меня в голове.</text:p>
      <text:p text:style-name="P6085"/>
      <text:p text:style-name="P6086">От длинного как палка колбасы дирижабля отделяется рой светящихся точек и быстро приближается к нам. Я выхожу из ступора и несусь в каюту.</text:p>
      <text:p text:style-name="P6087">- Понка, нас заметили! За нами погоня!</text:p>
      <text:p text:style-name="P6088">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89"/>
      <text:p text:style-name="P6090">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9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92">- Лишь бы порох не отсырел, - ворчит <text:s/>Понка и из ящика на треноге встаёт небольшая, но толстая пушка.</text:p>
      <text:p text:style-name="P6093">- Ты будешь стрелять? - тупо спрашиваю я.</text:p>
      <text:p text:style-name="P6094">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95">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soft-page-break/>
      <text:p text:style-name="P6096">-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97"/>
      <text:p text:style-name="P6098">- Четыре! На праздновании победы Грифа Карруса в «Небесах Эквестрии» - громогласно возвещает голос с носа лодки.</text:p>
      <text:p text:style-name="P6099">Мы оборачиваемся, чтобы встретиться взглядами с Найтмэр Мун.</text:p>
      <text:p text:style-name="P6100"/>
      <text:p text:style-name="P6101">-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102">- Не бойся Нас. Мы не причиним тебе зла. Ты помог Нам. И Мы не забыли ночь с тобой, хотя и не придаём этому той важности, что наш бывший носитель.</text:p>
      <text:p text:style-name="P6103">Узкие зрачки насмешливо смотрят, как я пытаюсь нашарить рукой что-нибудь увесистое за собой.</text:p>
      <text:p text:style-name="P6104">- Что значит «наш бывший носитель»? Что ты сделала с Луной?</text:p>
      <text:p text:style-name="P6105">-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106">- О каком счастье ты говоришь? - я, наконец, нашарил багор и осторожно перехватываю пальцами чуть пониже, чтобы было удобно замахиваться.</text:p>
      <text:p text:style-name="P610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108">- За пушку ответишь, сосулька гнилая! - орёт Понка, трепыхаясь в магическом захвате.</text:p>
      <text:p text:style-name="P6109">- Не думаю, что пушка тебе понадобится, когда ты познаешь любовь зимы.</text:p>
      <text:p text:style-name="P6110">Розовогривая поняха пытается пнуть ногой Найтмэр, когда та подходит к ней. Найтмэр только презрительно улыбается.</text:p>
      <text:p text:style-name="P6111">-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112">Создание поворачивается к Понке и хищно прищуривает глаза. Узкие зрачки горят зелёным, в их глубине появляются огненные точки.</text:p>
      <text:p text:style-name="P6113">- Стой!</text:p>
      <text:p text:style-name="P6114">Найтмэр недоумённо поворачивается ко мне.</text:p>
      <text:soft-page-break/>
      <text:p text:style-name="P6115">-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116">- Эй! Ты кого назвал прислуж... Ай! - Понка замолкает после незаметной, но сильной затрещины с моей стороны.</text:p>
      <text:p text:style-name="P6117">-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118"/>
      <text:p text:style-name="P6119">…</text:p>
      <text:p text:style-name="P6120"/>
      <text:p text:style-name="P612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122">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123"/>
      <text:p text:style-name="P6124">- Мы снова летим вдоль хребта. Только в обратную сторону. - Понка плотнее кутается в одеяло. - С таким темпом до битвы поужинать не успеем.</text:p>
      <text:p text:style-name="P6125">- Проклятье! Надо как-то выбраться отсюда. Надо предупредить Сел. Тут столько сил, что они пощёлкают силы Сопротивления как семечки.</text:p>
      <text:p text:style-name="P6126">-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127">И верно, наш крохотный дирижабль плетётся за «Айсбергом», печально покачивая бортами. Длинный канат соединяет его баллон с баллоном «Айсберга».</text:p>
      <text:p text:style-name="P6128">- Если бы можно было как-то залезть на на верх «Айсберга» и потом по канату...</text:p>
      <text:p text:style-name="P6129">-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text:s/><text:soft-page-break/>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130">- Вдобавок, - продолжает розовая поняха, - уже поздно.</text:p>
      <text:p text:style-name="P6131"/>
      <text:p text:style-name="P6132">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613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134"/>
      <text:p text:style-name="P6135">-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136"/>
      <text:p text:style-name="P6137">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138">На моих глазах воздушные силы Сопротивления приземляют два дирижабля, лишившись при этом половины боеспособных эскадрилий.</text:p>
      <text:p text:style-name="P6139"/>
      <text:p text:style-name="P6140">-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141">- С такими успехами битва закончится через полчаса: все попадут в плен, - мрачно замечаю я.</text:p>
      <text:p text:style-name="P6142"/>
      <text:p text:style-name="P614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144"/>
      <text:p text:style-name="P6145">- Узри миг Нашего торжества, Хуман!</text:p>
      <text:p text:style-name="P6146">Дверь камеры растворяется и к нам входит улыбающаяся до ушей Найтмер Мун в сопровождении виндиго.</text:p>
      <text:soft-page-break/>
      <text:p text:style-name="P614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148"/>
      <text:p text:style-name="P6149">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50"/>
      <text:p text:style-name="P615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52"/>
      <text:p text:style-name="P615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54"/>
      <text:p text:style-name="P6155">-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56"/>
      <text:p text:style-name="P6157">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58"/>
      <text:p text:style-name="P6159">- Оставь поединок Нам, - благосклонно кивает ему Найтмэр. - Нам так долго не хватало этого развлечения!</text:p>
      <text:p text:style-name="P6160">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61"/>
      <text:soft-page-break/>
      <text:p text:style-name="P6162">-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63"/>
      <text:p text:style-name="P6164">Закованая в доспехи белая фигура молча смотрит на Найтмэр. Та тяжко вздыхает.</text:p>
      <text:p text:style-name="P6165">- Глупо. Ты не оставляешь Нам выхода. Эта игра будет слишком короткой.</text:p>
      <text:p text:style-name="P6166"/>
      <text:p text:style-name="P6167">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68">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16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70">-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71"/>
      <text:p text:style-name="P6172">Найтмэр со смешком протягивает копыто к шлему Селестии и поднимает забрало.</text:p>
      <text:p text:style-name="P6173">Несколько долгих секунд стоит тишина. Потом над мостиком раздаётся режущий уши визг, переходящий в рёв.</text:p>
      <text:p text:style-name="P6174"/>
      <text:p text:style-name="P6175">- ОБМА-А-А-Н!!!</text:p>
      <text:p text:style-name="P6176"/>
      <text:p text:style-name="P6177">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78"/>
      <text:p text:style-name="P6179">- ОБМА-А-А-Н!!! Это Мы ВСЕГДА играли командора Брэйвхарта! Это Наша...</text:p>
      <text:p text:style-name="P6180"/>
      <text:soft-page-break/>
      <text:p text:style-name="P6181">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82"/>
      <text:p text:style-name="P618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84"/>
      <text:p text:style-name="P6185">Аликорница пристально вглядывается в небо в том направлении, где скрылся повар-пегас.</text:p>
      <text:p text:style-name="P6186">-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87">-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88"/>
      <text:p text:style-name="P6189">…</text:p>
      <text:p text:style-name="P6190"/>
      <text:p text:style-name="P6191">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92">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93"/>
      <text:p text:style-name="P6194">-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95"/>
      <text:p text:style-name="P6196">Из рога чёрной аликорницы вырывается фиолетовая молния и ударяет в светлую фигуру впереди. Та уворачивается.</text:p>
      <text:p text:style-name="P6197"/>
      <text:p text:style-name="P6198">-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199"/>
      <text:p text:style-name="P6200">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201">Силовой купол Элементов растёт прямо на глазах. Но всё ещё далеко, гораздо дальше, чем хотелось бы.</text:p>
      <text:p text:style-name="P6202"/>
      <text:p text:style-name="P620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204"/>
      <text:p text:style-name="P6205">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206"/>
      <text:p text:style-name="P6207">- Так-так, сестрица, Нам неудобно дырявить твой роскошный зад, но Мы не можем позволить... ИК!...</text:p>
      <text:p text:style-name="P6208">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209">- Давай, Сел, - бормочу я, яростно терзая зубами узел. - Поднажми.</text:p>
      <text:p text:style-name="P6210">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211">Узёл в конце-концов подаётся и петли спадают с затёкших рук, когда меня накрывает тень.</text:p>
      <text:p text:style-name="P6212"/>
      <text:p text:style-name="P6213">- Мы можем убить тебя прямо сейчас!!! - рычит мне в лицо Найтмэр Мун. - Зачем Нам предатель?</text:p>
      <text:p text:style-name="P6214">Она с такой силой стучит копытом, что я подпрыгиваю на скамье и валюсь на пол колесницы.</text:p>
      <text:p text:style-name="P6215">-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216">Ноздри тёмной аликорницы гневно расширяются, узкие зрачки буквально пронзают меня насквозь как пара испанских навах.</text:p>
      <text:p text:style-name="P6217">Я молчу. Найтмэр, в конце концов, раздражённо отворачивается.</text:p>
      <text:p text:style-name="P6218">- Почему Мы это терпим? - бормочет она сама себе. - Что это за мягкотелость? Это не понравится Великой Зиме.</text:p>
      <text:p text:style-name="P6219"/>
      <text:soft-page-break/>
      <text:p text:style-name="P6220">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221"/>
      <text:p text:style-name="P6222">- Сел!!! Осторожно, сеть!!! - ору я.</text:p>
      <text:p text:style-name="P6223">Найтмэр лишь надменно хохочет, даже не удостоив меня взглядом.</text:p>
      <text:p text:style-name="P6224">-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225">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226">- Теперь посмотрим, чьи будут печеньки! - издевательски смеётся Найтмэр. - Вперёд!</text:p>
      <text:p text:style-name="P6227"/>
      <text:p text:style-name="P6228">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22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230"/>
      <text:p text:style-name="P623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232"><text:span text:style-name="T6233">Радужная мембрана всё ближе, но Найтмэр не проявляет ни малейших признаков беспокойства.<text:s/></text:span><text:span text:style-name="T6234">На последних ярдах к защитному<text:s/></text:span><text:span text:style-name="T6235">э</text:span><text:span text:style-name="T6236">крану<text:s/></text:span><text:span text:style-name="T623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238"/>
      <text:p text:style-name="P6239">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text:s/><text:soft-page-break/>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240"/>
      <text:p text:style-name="P6241">- Сел. - пересохшими губами шепчу я. - Вставай.</text:p>
      <text:p text:style-name="P6242">Я не могу больше говорить — у меня закончился воздух в лёгких. Затаив дыхание, я смотрю на окровавленую фигуру на гравийной дорожке.</text:p>
      <text:p text:style-name="P624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244">- Вставай, Сел, - шепчу я беззвучно.</text:p>
      <text:p text:style-name="P6245"/>
      <text:p text:style-name="P6246">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247"/>
      <text:p text:style-name="P6248">- Мы победили, - бормочу я. - Нет. Ты победила, Сел.</text:p>
      <text:p text:style-name="P6249">События последних дней высосали меня досуха. У меня нет сил радоваться. Я с трудом встаю с пола колесницы и медленно бреду к арсеналу.</text:p>
      <text:p text:style-name="P6250">- Кто тут? - слышу слабый голос за спиной. - Где мы?</text:p>
      <text:p text:style-name="P6251">В колеснице стоит Найтмэр.</text:p>
      <text:p text:style-name="P6252">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53">- Ч-что тут произошло, Хуман?</text:p>
      <text:p text:style-name="P6254"/>
      <text:p text:style-name="P6255">Я молча нагибаюсь и подбираю с дорожки самый увесистый камень, до которого могу дотянуться.</text:p>
      <text:p text:style-name="P6256">Мы молча стоим друг против друга и глаза Луны в конце-концов наполняются страхом.</text:p>
      <text:p text:style-name="P6257"/>
      <text:p text:style-name="P6258">- Ты угрожаешь Нам? Что плохого Мы тебе сделали?</text:p>
      <text:p text:style-name="P6259"/>
      <text:p text:style-name="P6260">Я молчу, не сводя с неё глаз. За моей спиной хлопает тяжёлая дверь арсенала.</text:p>
      <text:p text:style-name="P6261"/>
      <text:p text:style-name="P6262">-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63"/>
      <text:p text:style-name="P6264">- Ты ударил Нас! - удивлённо восклицает синяя аликорница.</text:p>
      <text:soft-page-break/>
      <text:p text:style-name="P6265">Я встаю первый и заношу над ней камень. Её глаза наполняются ужасом.</text:p>
      <text:p text:style-name="P6266"/>
      <text:p text:style-name="P6267">- Не трожь её, - слышу за спиной <text:s/>тихий голос.</text:p>
      <text:p text:style-name="P6268">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6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270">В конце-концов, Луна заливается слезами и прикрывается крыльями.</text:p>
      <text:p text:style-name="P6271">- П-почему т-ты... В-вы так относитесь к нам? Что я сделала тебе и Хуману? - бормочет она сквозь слёзы из-под крыльев.</text:p>
      <text:p text:style-name="P6272">- С возвращением, сестра, - мягко улыбается Селестия. - Я соскучилась.</text:p>
      <text:p text:style-name="P6273">- Она чиста, - поворачивается светлая аликорница ко мне. - Опусти камень, Ху...</text:p>
      <text:p text:style-name="P6274"/>
      <text:p text:style-name="P6275">Зрачки Луны становятся узкими как у змеи. Рот искривляется в хищном оскале.</text:p>
      <text:p text:style-name="P6276"/>
      <text:p text:style-name="P6277">- Сел!!!</text:p>
      <text:p text:style-name="P6278">Мой окрик пропадает впустую.</text:p>
      <text:p text:style-name="P6279">Стремительным броском кобры Найтмэр изгибает шею и впивается рогом в бок светлой аликорницы.</text:p>
      <text:p text:style-name="P6280"/>
      <text:p text:style-name="P6281">- Так Ночь всегда побеждает День, а Зима — Лето! - торжествующе смеётся Найтмэр. - Ты проиграла, сестра!</text:p>
      <text:p text:style-name="P6282">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83"/>
      <text:p text:style-name="P6284">- Мы уже победили щит Элементов один раз — победим и второй! - хрипло смеётся Найтмэр.</text:p>
      <text:p text:style-name="P6285">Кровь из бока Селестии льётся по её рогу, заливая глаза и нос. Найтмэр слизывает эту кровь и снова хохочет.</text:p>
      <text:p text:style-name="P6286">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87">- Ночь сильнее дня! Не стой у Нас на пути, Хуман — и ты ещё сможешь занять подобающее место у Нашего престола!</text:p>
      <text:p text:style-name="P6288">- Ты забыла, сестра, - слабый голос Селестии вмиг прервал дикое хохотание Найтмэр.</text:p>
      <text:p text:style-name="P6289">- Что?!! Что Мы забыли?</text:p>
      <text:p text:style-name="P6290"/>
      <text:p text:style-name="P629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92">-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93"/>
      <text:p text:style-name="P6294">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95"/>
      <text:p text:style-name="P6296">-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97"/>
      <text:p text:style-name="P6298">Золотистый пузырь лопается и Найтмэр летит в зенит подобно камню из пращи. Секунду я ещё слышу её визг, после чего она скрывается из виду.</text:p>
      <text:p text:style-name="P6299"/>
      <text:p text:style-name="P6300">- Мне очень жаль, что пришлось так поступить, - шепчет Селестия.</text:p>
      <text:p text:style-name="P6301">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302"/>
      <text:p text:style-name="P630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304">Аликорница говорит с закрытыми глазами, как во сне. Её голос становится всё тише.</text:p>
      <text:p text:style-name="P6305"/>
      <text:p text:style-name="P6306">- Сел! Не засыпай!!!</text:p>
      <text:p text:style-name="P6307"/>
      <text:p text:style-name="P6308">Аликорница открывает глаза и слабо улыбается.</text:p>
      <text:p text:style-name="P6309">- Обними же меня, наконец. Мне станет теплее. Тут... что-то слишком холодно.</text:p>
      <text:p text:style-name="P6310"/>
      <text:p text:style-name="P6311">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312"/>
      <text:p text:style-name="P631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text:s/><text:soft-page-break/>натянутая струна, раздаётся в воздухе и наступает напряжённая тишина. Острая колющая боль пронзает область солнечного сплетения.</text:p>
      <text:p text:style-name="P6314"/>
      <text:p text:style-name="P6315">- Я... чувствую магию... - слабо произносит Селестия.</text:p>
      <text:p text:style-name="P6316">Я отстраняюсь от неё и вижу золотую фигурку аликорницы, раскачивающуюся на цепочке на моей шее.</text:p>
      <text:p text:style-name="P6317"/>
      <text:p text:style-name="P6318"><text:span text:style-name="T6319">- Очень знакомая магия... Похоже на моё собственное<text:s/></text:span><text:span text:style-name="T6320">проклятие</text:span><text:span text:style-name="T6321"><text:s/>«Каменный лёд», только усиленое в сотню раз. Я изобрела его для<text:s/></text:span><text:span text:style-name="T6322">побед</text:span><text:span text:style-name="T6323">ы над<text:s/></text:span><text:span text:style-name="T6324">Дискордом</text:span><text:span text:style-name="T6325">... Откуда у тебя этот медальон?</text:span></text:p>
      <text:p text:style-name="P6326">Я пытаюсь снять его, но рука, как прежде, проходит сквозь него.</text:p>
      <text:p text:style-name="P6327"/>
      <text:p text:style-name="P6328">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329"><text:span text:style-name="T6330">-<text:s/></text:span><text:span text:style-name="T6331">Если я не<text:s/></text:span><text:span text:style-name="T6332">ошибаюсь</text:span><text:span text:style-name="T6333"><text:s/>в природе<text:s/></text:span><text:span text:style-name="T6334">э</text:span><text:span text:style-name="T6335">того заклинания,<text:s/></text:span><text:span text:style-name="T6336">у меня есть около минуты. Я бы, наверное, смогла бы побороться с ним, если бы не была так слаба.</text:span></text:p>
      <text:p text:style-name="P6337">- Сел, что ты говоришь? Как тебе помочь?</text:p>
      <text:p text:style-name="P6338">-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339"/>
      <text:p text:style-name="P6340">Серое пятно уже охватило всю грудь и расползается на шею, передние ноги и крылья. Скорость распространения пятна увеличивается.</text:p>
      <text:p text:style-name="P6341">- Сел!!!</text:p>
      <text:p text:style-name="P6342">-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34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344">- Сел, ЧТО МНЕ СДЕЛАТЬ, ЧТОБЫ ПОМОЧЬ?!!</text:p>
      <text:p text:style-name="P6345"/>
      <text:p text:style-name="P6346">Мой крик теряется в пустоте. Аликорница не отвечает.</text:p>
      <text:p text:style-name="P6347">Статуи не умеют говорить.</text:p>
      <text:p text:style-name="P6348"/>
      <text:soft-page-break/>
      <text:p text:style-name="P6349">…</text:p>
      <text:p text:style-name="P6350"/>
      <text:p text:style-name="P6351">Сколько времени я стою, уставившись на каменное изваяние, некогда бывшее моим спутником долгие сотни лет?</text:p>
      <text:p text:style-name="P6352">Секунды?</text:p>
      <text:p text:style-name="P6353">Минуты?</text:p>
      <text:p text:style-name="P6354">Часы?</text:p>
      <text:p text:style-name="P6355"/>
      <text:p text:style-name="P6356">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57">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58"/>
      <text:p text:style-name="P6359">С экрана на меня смотрит Селестия.</text:p>
      <text:p text:style-name="P6360"/>
      <text:p text:style-name="P636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62"/>
      <text:p text:style-name="P6363">Изображение на экране мигает и часто прерывается белым шумом, её слова еле можно разобрать сквозь треск разрядов и хрипение помех.</text:p>
      <text:p text:style-name="P6364"><text:span text:style-name="T6365">-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66">п-</text:span><text:span text:style-name="T6367">прощай!</text:span></text:p>
      <text:p text:style-name="P6368"/>
      <text:p text:style-name="P6369">Мир растворяется в ослепительном сиянии...</text:p>
      <text:p text:style-name="P6370"><text:span text:style-name="T6371">&lt;</text:span><text:span text:style-name="T6372">всё время войны сестёр была ночь</text:span><text:span text:style-name="T6373">&gt;</text:span></text:p>
      <text:p text:style-name="P6374"><text:span text:style-name="T6375">&lt;</text:span><text:span text:style-name="T6376">Война — 200 лет.</text:span><text:span text:style-name="T6377">&gt;</text:span></text:p>
      <text:p text:style-name="P6378"/>
      <text:h text:style-name="P6379" text:outline-level="2">~~~ Интермедия ~~~</text:h>
      <text:p text:style-name="P6380"/>
      <text:p text:style-name="P6381">… Я ставлю точку в последнем абзаце.</text:p>
      <text:p text:style-name="P6382"/>
      <text:soft-page-break/>
      <text:p text:style-name="P6383"><text:span text:style-name="T638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85">МЛП</text:span><text:span text:style-name="T6386">.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87"/>
      <text:p text:style-name="P6388">И всё же…</text:p>
      <text:p text:style-name="P6389"/>
      <text:p text:style-name="P639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91"/>
      <text:p text:style-name="P6392"><text:span text:style-name="T6393">…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94">«Намерение меняет реальность… В другом месте, в другое время...»</text:span><text:span text:style-name="T6395">.</text:span></text:p>
      <text:p text:style-name="P6396"/>
      <text:h text:style-name="P6397" text:outline-level="2">Глава 19</text:h>
      <text:p text:style-name="P6398"/>
      <text:p text:style-name="P6399">…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400">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401"/>
      <text:p text:style-name="P6402">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403">А, может быть, моя настоящая жизнь мне тоже только кажется?</text:p>
      <text:p text:style-name="P6404">Не знаю. Но теперь столетия жизни в Эквестрии мне кажутся чудным сном, тающим под напором реальности.</text:p>
      <text:p text:style-name="P6405"/>
      <text:p text:style-name="P6406">Осторожно ощупывая перед собой горячий воздух, поднимаюсь на ноги. Нашарив выход на крышу, открываю дверь и захожу внутрь.</text:p>
      <text:p text:style-name="P6407">Непонятно зачем, плотно закрываю за собой дверь.</text:p>
      <text:p text:style-name="P6408"/>
      <text:soft-page-break/>
      <text:p text:style-name="P6409"><text:span text:style-name="T6410">Медленно, ощупывая</text:span><text:span text:style-name="T6411"><text:s/>воздух перед собой,<text:s/></text:span><text:span text:style-name="T6412">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413">Смешно, конечно — кто меня тут увидит? Даже я сам себя увидеть не могу.</text:p>
      <text:p text:style-name="P6414"/>
      <text:p text:style-name="P6415">Всё, что мне сейчас хочется…</text:p>
      <text:p text:style-name="P6416"/>
      <text:p text:style-name="P6417">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418"/>
      <text:p text:style-name="P6419">… так это войти в свою обетованную палату, улечься на свою родную койку…</text:p>
      <text:p text:style-name="P6420"/>
      <text:p text:style-name="P6421">Три этажа позади. Значит, спустился на родной шестой.</text:p>
      <text:p text:style-name="P6422">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423"/>
      <text:p text:style-name="P6424">… и умереть.</text:p>
      <text:p text:style-name="P6425"/>
      <text:p text:style-name="P6426">Дверь в мою палату открыта настежь. Стул, на котором сидел Судья Дредд, перевёрнут и, похоже, сломан в толкучке.</text:p>
      <text:p text:style-name="P6427">Осторожно вхожу в помещение и пробираюсь к своей койке. На полу явно пролили какую-то жидкость. Надеюсь, кружку воды, а не ночной горшок.</text:p>
      <text:p text:style-name="P6428"/>
      <text:p text:style-name="P6429">- Кто тут?</text:p>
      <text:p text:style-name="P6430"/>
      <text:p text:style-name="P6431">Трескучий безжизненный голос может принадлежать только одному владельцу.</text:p>
      <text:p text:style-name="P6432">- Терминатор, тебя не забрали в убежище?</text:p>
      <text:p text:style-name="P6433">- А, это ты, Дедлайн... Включи свет, пожалуйста. Слишком темно, я тебя почти не вижу.</text:p>
      <text:p text:style-name="P6434"/>
      <text:p text:style-name="P6435">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436">Пожав плечами, нашариваю на стене выключатель и щёлкаю кнопкой. Электричества нет, но разве это важно? Важно намерение.</text:p>
      <text:p text:style-name="P6437"/>
      <text:p text:style-name="P6438">- Так лучше?</text:p>
      <text:p text:style-name="P6439">- Да… Так лучше. Что у тебя с глазами?</text:p>
      <text:soft-page-break/>
      <text:p text:style-name="P6440">- Это уже совершенно неважно.</text:p>
      <text:p text:style-name="P6441"/>
      <text:p text:style-name="P6442">Осторожно присаживаюсь на койку. Пружины скрипят под моим весом.</text:p>
      <text:p text:style-name="P6443"/>
      <text:p text:style-name="P6444">- Ты видел её?.. Ты встретился с ней?.. Какой была встреча?</text:p>
      <text:p text:style-name="P6445"/>
      <text:p text:style-name="P6446">Сжимаю виски пальцами, пытаясь вспомнить подробности встречи половины часа назад и одновременно половины тысячи лет.</text:p>
      <text:p text:style-name="P6447"/>
      <text:p text:style-name="P6448">-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449"/>
      <text:p text:style-name="P6450">- Да уж, целых полчаса назад… Спасибо, в целом, ясно. Тогда мне понятна её спешка. Она ведь навестила меня на мгновение. Просила передать тебе…</text:p>
      <text:p text:style-name="P6451">- Что??? Что она просила передать?!!</text:p>
      <text:p text:style-name="P6452">-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53"/>
      <text:p text:style-name="P6454">Терминатор хрипло смеётся.</text:p>
      <text:p text:style-name="P6455">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56"/>
      <text:p text:style-name="P6457">Намерение меняет реальность. Где-то я уже это слышал.</text:p>
      <text:p text:style-name="P6458">Но где?</text:p>
      <text:p text:style-name="P6459">И когда?</text:p>
      <text:p text:style-name="P6460">И от кого?</text:p>
      <text:p text:style-name="P6461"/>
      <text:p text:style-name="P6462">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63">На ощупь — крылатый единорог. Или рогатый пегас. Фигурка быстро нагревается и начинает жечь ладонь. Я сжимаю её в руке, несмотря на боль.</text:p>
      <text:p text:style-name="P6464">Мне кажется, или её очертания расплываются у меня в ладони? Впрочем, кровать я тоже перестаю ощущать. Я не чувствую ни ног, ни рук.</text:p>
      <text:soft-page-break/>
      <text:p text:style-name="P6465"><text:span text:style-name="T6466">&lt;</text:span><text:span text:style-name="T6467">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68">&gt;</text:span></text:p>
      <text:p text:style-name="P6469">-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70"/>
      <text:p text:style-name="P6471">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72">Чтож.</text:p>
      <text:p text:style-name="P6473"/>
      <text:p text:style-name="P6474">Мне осталось закончить одно дело. Не то, чтобы я в него верил, просто хочется напоследок показать фак мирозданию. Этому конкретно и вообще.</text:p>
      <text:p text:style-name="P6475"/>
      <text:p text:style-name="P6476">-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77"/>
      <text:p text:style-name="P6478">Ничто…</text:p>
      <text:p text:style-name="P6479"/>
      <text:p text:style-name="P6480">~~~</text:p>
      <text:p text:style-name="P6481"/>
      <text:p text:style-name="P6482">…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83">Я гляжу на свои руки (да, я снова могу видеть!) и вижу, что они вполне нормального вида, без видимых повреждений.</text:p>
      <text:p text:style-name="P6484">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85">И новый приступ дежавю одолевает меня — я наверняка где-то видел этого типа. Готов зуб отдать, мы встречались раньше!</text:p>
      <text:p text:style-name="P6486"/>
      <text:p text:style-name="P6487">- Привет-привет! - существо снова машет копытом, но уже в приветственном жесте.</text:p>
      <text:soft-page-break/>
      <text:p text:style-name="P6488">- Ты... Ты что за хрен вообще? – наконец-то обретаю речь я.</text:p>
      <text:p text:style-name="P648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90">- Да-да, у меня похожее чувство, - мрачно сообщаю я. - По-моему, мы уже пересекались раньше.</text:p>
      <text:p text:style-name="P649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92">- Что?</text:p>
      <text:p text:style-name="P6493"/>
      <text:p text:style-name="P649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95">-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96">-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497">-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498">-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499">Сверхаликорн подаёт стакан воды.</text:p>
      <text:p text:style-name="P6500"/>
      <text:p text:style-name="P6501">- И что же ты теперь собираешься делать? - продолжает Анакорн.</text:p>
      <text:p text:style-name="P6502">- Не знаю. Вот, думаю, может, сдохнуть прямо тут?</text:p>
      <text:p text:style-name="P650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504"/>
      <text:p text:style-name="P6505">Я саркастически улыбаюсь в ответ. Да, я хочу. Вот только желание это неосуществимо, если только Анакорн не умеет воскрешать мёртвых.</text:p>
      <text:p text:style-name="P6506"/>
      <text:p text:style-name="P6507">- Ты умеешь возвращать с того света?</text:p>
      <text:p text:style-name="P650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50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510">- Да ну, зачем статую? - огорчается Анакорн. - Не буду я превращать тебя в статую. Есть одно решение…</text:p>
      <text:p text:style-name="P6511"/>
      <text:p text:style-name="P6512">Демиург морщит лоб и зависает, уставившись в одну точку.</text:p>
      <text:p text:style-name="P6513">- И?..</text:p>
      <text:p text:style-name="P6514">Я замечаю, что мои кисти светятся голубоватым свечением, а кончики пальцев становятся полупрозрачными.</text:p>
      <text:p text:style-name="P6515">- <text:s/>Тебе пора уходить. Слишком долго находился возле меня. Ты сгораешь, - объясняет Анакорн.</text:p>
      <text:p text:style-name="P6516">- Так что там насчёт решения? - не отстаю я.</text:p>
      <text:p text:style-name="P6517"><text:span text:style-name="T6518">С</text:span><text:span text:style-name="T6519">верхаликорн<text:s/></text:span><text:span text:style-name="T6520">морщит лоб, сосредоточиваясь</text:span><text:span text:style-name="T6521">.<text:s/></text:span><text:span text:style-name="T6522">Полминут</text:span><text:span text:style-name="T652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524"/>
      <text:p text:style-name="P6525">-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526">- А за какой дверью Сел?</text:p>
      <text:p text:style-name="P6527">-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528"/>
      <text:p text:style-name="P6529">Сверхаликорн нетерпеливым жестом указывает в направлении дверей.</text:p>
      <text:p text:style-name="P653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53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532">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text:s/><text:soft-page-break/>копытом и указывающий вторым на песочные часы, в которых в нижнюю чашу просыпаются последние песчинки.</text:p>
      <text:p text:style-name="P6533"/>
      <text:p text:style-name="P6534">Голубоватое свечение уже расширилось с кистей на руки и торс, последние фаланги пальцев едва видны.</text:p>
      <text:p text:style-name="P6535">Может, тут и остановиться? Сияющий эфир и каменная статуя — хорошая пара, как по мне.</text:p>
      <text:p text:style-name="P6536">Нет, эту историю надо пройти до конца.</text:p>
      <text:p text:style-name="P6537">Медленно возвращаюсь к светящимся проёмам дверей.</text:p>
      <text:p text:style-name="P6538">Вот оно!</text:p>
      <text:p text:style-name="P6539">Останавливаюсь напротив проёма, почувствовав легчайший укол. Делаю шаг к двери — и чувствую знакомое жжение в груди.</text:p>
      <text:p text:style-name="P6540"/>
      <text:p text:style-name="P6541">- Ну привет-привет, - блаженно улыбаюсь я старой знакомой.</text:p>
      <text:p text:style-name="P6542">Прижатая к области сердца рука ощущает очертания фигурки аликорна, как будто выросшей из груди.</text:p>
      <text:p text:style-name="P6543"/>
      <text:p text:style-name="P6544">Что-то это да значит.</text:p>
      <text:p text:style-name="P6545"/>
      <text:p text:style-name="P6546">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547">Да плевать — если дверь нельзя открыть — её можно выбить. Эта мысль заполняет всё сознание.</text:p>
      <text:p text:style-name="P6548">Изо всех сил замахиваюсь ногой и втапливаю по двери. Нога проваливается в дверь, а за ней и весь я.</text:p>
      <text:p text:style-name="P6549"/>
      <text:p text:style-name="P6550">- Ну, или так, - успеваю подумать я.</text:p>
      <text:p text:style-name="P6551"/>
      <text:h text:style-name="P6552" text:outline-level="2">Эпилог</text:h>
      <text:p text:style-name="P6553"/>
      <text:p text:style-name="P6554">~~~5000 лет от основания Эквестрии~~~</text:p>
      <text:p text:style-name="P6555"/>
      <text:p text:style-name="P6556">Mike Oldfield - In the beginning &amp; Let there be light <text:s text:c="5"/>или <text:s text:c="5"/>Oceania</text:p>
      <text:p text:style-name="P6557"><text:a xlink:href="https://www.youtube.com/watch?v=p9BoEuwuzIk" office:target-frame-name="_top" xlink:show="replace"><text:span text:style-name="T6558">https://www.youtube.com/watch?v=p9BoEuwuzIk</text:span></text:a><text:span text:style-name="T6559"><text:line-break/><text:s/></text:span><text:a xlink:href="https://www.youtube.com/watch?v=aG-_7xXTHjk" office:target-frame-name="_top" xlink:show="replace"><text:span text:style-name="T6560">https://www.youtube.com/watch?v=aG-_7xXTHjk</text:span></text:a></text:p>
      <text:p text:style-name="P6561"/>
      <text:p text:style-name="Textbody"><text:span text:style-name="T6562">Двенадцать жеребят под присмотром учительницы скучают в фойе. Экскурсовод – высокая сухопарая кобыла-единорог в твидовом жакете<text:s/></text:span>c<text:span text:style-name="T6563"><text:s/>собранной в строгую буклю гривой – строго обращается к воспитательнице.</text:span></text:p>
      <text:p text:style-name="P6564">-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soft-page-break/>
      <text:p text:style-name="P6565">-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66">-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67">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68"/>
      <text:p text:style-name="P6569">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70"/>
      <text:p text:style-name="P6571">…</text:p>
      <text:p text:style-name="P6572">…</text:p>
      <text:p text:style-name="P6573">…</text:p>
      <text:p text:style-name="P6574"/>
      <text:p text:style-name="P6575">-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76"/>
      <text:p text:style-name="P6577">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78"/>
      <text:p text:style-name="P6579">-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80">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81"/>
      <text:p text:style-name="P6582">-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6583">- Агась! - откликнулся жеребёнок в разноцветной бейсболке с пропеллером, - Селестия – это мис-ти-фи…<text:s/>Мис… тиф… фиктация!<text:s/>Как зубная фея. В неё только самая мелюзга верит, навроде Рэйнбоу Дрим. Эй, Дрим, ты в Селестию веришь?</text:p>
      <text:p text:style-name="P6584">-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85"/>
      <text:p text:style-name="P6586">Её взрослые товарищи фейсхуфнули. Экскурсовод поправила очки и окинула взором присмиревшую аудиторию.</text:p>
      <text:p text:style-name="Textbody"><text:span text:style-name="T6587">&lt;Побольше про Дрим, развернуть. Она – пра-пра-правнучка Рєйнбоу Джет (и Дэш)&gt;</text:span></text:p>
      <text:p text:style-name="P6588"/>
      <text:p text:style-name="P658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90"/>
      <text:p text:style-name="P6591">- А вы сами как думаете? - перебила экскурсовода Рэйнбоу Дрим. - Это плинцесса Селестия, или лабота этой… как её…<text:s/>Эйл<text:s/>Малбл?</text:p>
      <text:p text:style-name="P6592"/>
      <text:p text:style-name="P6593">Экскурсовод посмотрела на жеребёнка поверх очков и слабо улыбнулась.</text:p>
      <text:p text:style-name="P6594"/>
      <text:p text:style-name="P6595">-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96"/>
      <text:p text:style-name="P6597">-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598">- Дасти Нупс, веди себя прилично! - шикнула на него учительница, - немедленно вернисть в группу!</text:p>
      <text:p text:style-name="P6599">-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text:s/><text:soft-page-break/>он женился на Селестии и принял ряд государственных решений, предопределивших расцвет древней Эквестрии.</text:p>
      <text:p text:style-name="P6600">-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601"/>
      <text:p text:style-name="P6602">-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603">Смех остальных жеребят заглушает её.</text:p>
      <text:p text:style-name="P6604">-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605"/>
      <text:p text:style-name="P6606">Жеребята хохочут, хлопая друг друга <text:s/>по спинам.</text:p>
      <text:p text:style-name="P6607"/>
      <text:p text:style-name="Textbody"><text:span text:style-name="T6608">- Дети! - строго шикает на жеребят учительница. - Нельзя смеяться над младшими! Не так уж это умно: вы сами не так уж давно были такими<text:s/></text:span><text:span text:style-name="T6609">же</text:span><text:span text:style-name="T6610">.</text:span></text:p>
      <text:p text:style-name="P6611">- Всё равно умнее, чем верить в мамины сказочки про Хумана и Селестию! - хихикает крупная кобылка в веснушках.</text:p>
      <text:p text:style-name="P6612">- Я выласту и стану умнее, чем вы все вместе взятые! Особенно ты, дылда веснусчатая! - мрачно заявляет радужногривая малышка.</text:p>
      <text:p text:style-name="P6613">- Агась! Будешь альтернативно умная, как и все кьюти-марочники! - гогочет конопатая.</text:p>
      <text:p text:style-name="P6614">-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615">-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616">- ДИНКА ТВЕРДОЛОБ! - ледяной тон учительницы не предвещает ничего доброго. - Мне надо встретиться с твоими родителями! Нам есть о чём погово...</text:p>
      <text:p text:style-name="P6617"/>
      <text:p text:style-name="P6618">… ТЫДЫЩЬ-БАХ-БАБАХ!!!</text:p>
      <text:p text:style-name="P6619"/>
      <text:p text:style-name="P6620">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text:soft-page-break/>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62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622"/>
      <text:p text:style-name="P6623">***</text:p>
      <text:p text:style-name="P6624"/>
      <text:p text:style-name="P6625">Больно.</text:p>
      <text:p text:style-name="P6626">Я открываю глаза и вижу фигуру в голубом.</text:p>
      <text:p text:style-name="P6627">- Рэйнбоу? Где я? - бормочу я в прострации. Голова адски трещит, картинка перед глазами плывёт и двоится.</text:p>
      <text:p text:style-name="P6628">- Э-м-м-м... В музее.</text:p>
      <text:p text:style-name="P6629"/>
      <text:p text:style-name="P6630">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631">-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632">-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633">- Кто они? - мокрый компресс унимает боль, ко мне возвращается ясность мыслей.</text:p>
      <text:p text:style-name="P6634">-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635">Рядом остолбенело застыла высокая кобыла-единорог в очках и твидовом жакете.</text:p>
      <text:p text:style-name="P6636">- Они говолят, кьютималочники тупые. Хотя я учусь в одной с ними глуппе — а я ведь на тли года младсе!</text:p>
      <text:p text:style-name="P6637"/>
      <text:p text:style-name="P6638">Я замечаю знакомую кьютимарку на крупе жеребёнки - <text:s/>радужная молния пронзает облако.</text:p>
      <text:p text:style-name="P6639"/>
      <text:p text:style-name="P6640">- Постой... Как тебя зовут?</text:p>
      <text:p text:style-name="P6641">- Ты зе узе назвал меня? - озадаченно спрашивает жеребёнка. - Я Лэйнбоу!</text:p>
      <text:p text:style-name="P6642">-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643">- Неа! - разочарованно отвечает та. - Лэйнбоу Длим. <text:s/>Эх! А я думала, ты меня знаес.</text:p>
      <text:p text:style-name="P6644">- Может, твоя мать или бабушка имеют отношение к школе Вондерболтов? - продолжаю допытываться я. - Я знал её основательницу.</text:p>
      <text:soft-page-break/>
      <text:p text:style-name="Textbody"><text:span text:style-name="T6645">- Эммм, - озадаченно тянет малышка. - У нас есть семейная легенда, сто наса<text:s/></text:span><text:span text:style-name="T6646">пла</text:span><text:span text:style-name="T6647">-</text:span><text:span text:style-name="T6648">пла</text:span><text:span text:style-name="T6649">-</text:span><text:span text:style-name="T6650">пла</text:span><text:span text:style-name="T6651">-и есё много<text:s/></text:span><text:span text:style-name="T6652">л</text:span><text:span text:style-name="T6653">аз<text:s/></text:span><text:span text:style-name="T6654">пла</text:span><text:span text:style-name="T6655">-бабуска основала академию Вонделболтов пять тысясь лет назад.</text:span></text:p>
      <text:p text:style-name="P6656">- Пять тысяч?!! - не верю я. - Пять тысяч лет назад?</text:p>
      <text:p text:style-name="P6657">-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58"/>
      <text:p text:style-name="Textbody"><text:span text:style-name="T6659">Я ошеломлённо осматриваю музей.<text:s/></text:span><text:span text:style-name="T6660">Вижу<text:s/></text:span><text:span text:style-name="T666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text:s/></text:span>Anno<text:span text:style-name="T6662"><text:s/></text:span>Celestia<text:span text:style-name="T6663">» .</text:span></text:p>
      <text:p text:style-name="P666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65"/>
      <text:p text:style-name="P6666">Всё-таки, гад этот Анакорн! И шутки у него сволочные. Жаль, я ему не врезал, когда имел возможность.</text:p>
      <text:p text:style-name="P6667">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68"/>
      <text:p text:style-name="P6669">- Так всё же, какой она была, моя пла-пла-плабабуска? - слышу я настойчивый голосок.</text:p>
      <text:p text:style-name="P6670"/>
      <text:p text:style-name="P6671">Я поворачиваюсь к жеребёнку и присаживаюсь перед ней на корточки. Треплю её по голове и чмокаю в губы.</text:p>
      <text:p text:style-name="P6672">- Не слушай своих глупых подруг. Будь такой, какой была твоя прабабушка, малышка. Она была офигенной.</text:p>
      <text:p text:style-name="P6673"/>
      <text:p text:style-name="P6674">Я подхожу к статуе.</text:p>
      <text:p text:style-name="P6675"/>
      <text:p text:style-name="P6676">- Сел…</text:p>
      <text:p text:style-name="P6677"/>
      <text:p text:style-name="P6678">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79">&lt;Развернуть боль Анона от осознания потери&gt;</text:p>
      <text:p text:style-name="P6680"/>
      <text:p text:style-name="P668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6682">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83">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text:s/><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84">&lt;развернуть страдания Анона&gt;</text:p>
      <text:p text:style-name="P6685"/>
      <text:p text:style-name="P6686">Меня накрывает тень.</text:p>
      <text:p text:style-name="P6687"/>
      <text:p text:style-name="P6688">- Я обещала встретиться, и я выполнила своё обещание, мой маленький человек, - Селестия устало опускает голову мне на плечо.</text:p>
      <text:p text:style-name="P6689"/>
      <text:p text:style-name="P6690">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91"/>
      <text:p text:style-name="P6692">-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93">Селестия в ответ прижимает меня к себе единственным крылом.</text:p>
      <text:p text:style-name="P6694"/>
      <text:p text:style-name="P6695">- Ну же, Анон, не стоит так переживать, я же сказала, что буду ждать. Когда это я тебя обманывала?</text:p>
      <text:p text:style-name="P6696">- Ты… Ты… Глупая ты лошадь… - бормочу я, крепче вжимаясь лицом в белоснежную шею.</text:p>
      <text:p text:style-name="P6697">Аликорница только вздыхает.</text:p>
      <text:p text:style-name="P6698"/>
      <text:p text:style-name="P669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700"/>
      <text:p text:style-name="P6701">Наконец я отрываюсь от неё и вытираю ладонью слёзы. И у меня снова перехватывает дыхание – от ужаса при виде израненой аликорницы.</text:p>
      <text:p text:style-name="P6702">- Сел!!!</text:p>
      <text:p text:style-name="P6703">-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704"/>
      <text:p text:style-name="P6705">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706"/>
      <text:p text:style-name="P6707">- Н-нет, ч-что-ты, просто в прежнем виде ты мне нравилась больше. Я не любитель садо-мазо, - нервно хихикаю я.<text:line-break/><text:line-break/><text:soft-pag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708">-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709"/>
      <text:p text:style-name="P6710">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711"/>
      <text:p text:style-name="P6712">- Мы рады, что ты вернулась, Сестра.</text:p>
      <text:p text:style-name="P6713"/>
      <text:p text:style-name="P6714">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715"/>
      <text:p text:style-name="P6716">…</text:p>
      <text:p text:style-name="P6717"/>
      <text:p text:style-name="P6718">- ЛУНА! - Селестия притягивает сестру к себе, заключая в объятиях. - Я не надеялась увидеть тебя живой! Ты вернулась!</text:p>
      <text:p text:style-name="P671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720">- Я так скучала! Я так переживала!</text:p>
      <text:p text:style-name="P6721">- Мы пыталась найти способ расколдовать тебя. Увы, заклятие ещё более сильное, чем то, что сослало Нас на Луну когда-то…<text:s/>Твоя магия всегда была сильнее Нашей…</text:p>
      <text:p text:style-name="P6722"/>
      <text:p text:style-name="P6723">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724"/>
      <text:p text:style-name="P6725">- Луна?!! Ты ничего не хочешь мне сказать?</text:p>
      <text:p text:style-name="P6726"/>
      <text:p text:style-name="P6727">Тёмная аликорница со вздохом отвлекается от сестриной гривы, в которую зарылась носом.</text:p>
      <text:p text:style-name="P6728"/>
      <text:p text:style-name="Textbody"><text:span text:style-name="T6729">-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text:s/></text:span><text:soft-page-break/><text:span text:style-name="T6730">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73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p>
      <text:p text:style-name="P6732"/>
      <text:p text:style-name="P6733">Тёмная аликорница вновь зарывается мордой в гриву сестры. Я слышу вздох Селестии и её успокаивающий шёпот.<text:s/>Я тоже прощающе подмигиваю Луне.</text:p>
      <text:p text:style-name="P6734"/>
      <text:p text:style-name="P6735">-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6736">- Твоя правда, Сестра, - согласилась с ней Луна. - Мы хотели сказать тебе об этом позже, но ты сама всё поняла.</text:p>
      <text:p text:style-name="P6737"/>
      <text:p text:style-name="P6738">Старшая аликорница смотрит на младшую и обе согласно кивают.</text:p>
      <text:p text:style-name="P6739"/>
      <text:p text:style-name="P6740">- Хуман, мы хотели бы вернуться. - Селестия с тревогой смотрит на меня. - Пойдёшь ли ты с нами?</text:p>
      <text:p text:style-name="P6741">- Вернуться? Куда?</text:p>
      <text:p text:style-name="P6742">-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743">- А потом?</text:p>
      <text:p text:style-name="P6744">- Потом? Кто знает? Быть может, безмятежная тихая жизнь в уютном доме, быть может поиски путей освобождения Орунгуна, быть может, новые миры и новые вызовы…<text:s/>Ты пойдёшь с нами?</text:p>
      <text:p text:style-name="P6745"/>
      <text:p text:style-name="P6746">Я смотрю на небо, на облака, на солнце и улыбаюсь.</text:p>
      <text:p text:style-name="P6747"/>
      <text:p text:style-name="P6748">-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74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750"/>
      <text:p text:style-name="P6751">Мне кажется, или я вижу в вечерних лучах солнца краску, залившую щеки Луны?</text:p>
      <text:soft-page-break/>
      <text:p text:style-name="P6752">Я смеюсь. Всё стало на свои места, как в старые добрые времена.</text:p>
      <text:p text:style-name="P6753"/>
      <text:p text:style-name="P6754">- Тогда помчали?</text:p>
      <text:p text:style-name="P6755">- Да. - Селестия поворачивается к Луне. - Как в тот раз, после битвы у Холодной скалы?</text:p>
      <text:p text:style-name="P6756">- Да. По другому ты сейчас и не сможешь.</text:p>
      <text:p text:style-name="P6757"/>
      <text:p text:style-name="P6758">Луна подходит вплотную к Селестии со стороны отсутствующего крыла, бок к боку, и крепко обнимает раненую аликорницу крылом.</text:p>
      <text:p text:style-name="P6759">- Проверим силы. Раз. Два. Три! - Луна взмахивает свободным крылом.</text:p>
      <text:p text:style-name="P6760">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61"/>
      <text:p text:style-name="P6762">Тандем крутит восьмёрки и виражи в вечернем небе, поднимается в высоту и падает в стремительных пике. Наконец, они приземляются.</text:p>
      <text:p text:style-name="P6763"/>
      <text:p text:style-name="P6764">- Хуман, - обращается ко мне Селестия, - Хотела бы я нести тебя сейчас…<text:s/>Увы – раны не позволят.<text:s/>Садись на Луну, пожалуйста…</text:p>
      <text:p text:style-name="P6765">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66">Честное слово, Сел могла бы придумать что-нибудь получше, чем ездить на этой фурии, Хуман!</text:p>
      <text:p text:style-name="P6767"/>
      <text:p text:style-name="P6768">Внезапно строгую морду освещает улыбка и бирюзовый глаз подмигивает мне.</text:p>
      <text:p text:style-name="P6769"/>
      <text:p text:style-name="P6770">- Ты всё ещё боишься нас, Хуман. После стольких-то лет знакомства. Это забавляет. Садись! (1)</text:p>
      <text:p text:style-name="P6771"/>
      <text:p text:style-name="P6772">…</text:p>
      <text:p text:style-name="P6773"/>
      <text:p text:style-name="P6774">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75">Высоко-высоко в небо!</text:p>
      <text:p text:style-name="P6776"/>
      <text:p text:style-name="P6777">(1) В глубине искорёженного шлема экспоната №502 загорается жёлтый огонёк. Зелёные буквы бегут на небольшом потрескавшемся экранчике.</text:p>
      <text:p text:style-name="P6778"/>
      <text:soft-page-break/>
      <text:p text:style-name="P6779">- Регистрация присутствия хозяина.</text:p>
      <text:p text:style-name="P6780">- Регистрация увеличения дистанции с хозяином.</text:p>
      <text:p text:style-name="P6781">- Отсутствие инструкций.</text:p>
      <text:p text:style-name="P6782">- Активация протокола поддержания дистанции необходимой для принятия инструкций хозяина.</text:p>
      <text:p text:style-name="P6783"/>
      <text:p text:style-name="P6784"/>
      <text:p text:style-name="P6785">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86">Вскоре слегка скрежещущая фигура скрывается в лучах заходящего солнца вслед за троицей сказочных созданий.</text:p>
      <text:p text:style-name="P6787"/>
      <text:p text:style-name="P6788"/>
      <text:h text:style-name="P6789" text:outline-level="2">Конец</text:h>
      <text:p text:style-name="P6790"/>
      <text:p text:style-name="P6791"/>
      <text:p text:style-name="P6792"/>
      <text:p text:style-name="P6793"/>
      <text:p text:style-name="P6794"/>
      <text:p text:style-name="P6795"/>
      <text:p text:style-name="P6796">Крепкий орешек, развоплощение не повлияло твой характер. Как был хамом, так и остался.</text:p>
      <text:p text:style-name="P6797">- Мы ведь виделись раньше, да? Почему-то ты кажешься мне знакомым, - угрюмо замечаю я. - Хотя, хоть убей, не вспомню, где.</text:p>
      <text:p text:style-name="P6798">-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799">- Хреново, - ещё угрюмее говорю я. - Полчаса назад попал в эпицентр ядерного взрыва.</text:p>
      <text:p text:style-name="P680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801"/>
      <text:p text:style-name="P6802">Я молча прикидываю, смогу ли дотянуться до его носа кулаком? А ногой?</text:p>
      <text:p text:style-name="P6803">Анакорн как будто понимает, что я замышляю. Он отступает шаг назад и примирительно поднимает вверх копыто.</text:p>
      <text:p text:style-name="P6804"/>
      <text:p text:style-name="P6805">-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806"/>
      <text:p text:style-name="P6807">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808"/>
      <text:p text:style-name="P680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810"/>
      <text:p text:style-name="P68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812">- Стоп-стоп-стоп! Помедленнее, я нихрена не понял! - хватаюсь за голову я. - Какая-такая подружка? Какая просьба? Какой мир? Что за бред?</text:p>
      <text:p text:style-name="P6813"/>
      <text:p text:style-name="P6814"><text:span text:style-name="T6815">&lt;</text:span><text:span text:style-name="T6816">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817"><text:span text:style-name="T6818">Эпилог.)</text:span><text:span text:style-name="T6819">&gt;</text:span></text:p>
      <text:p text:style-name="P6820"/>
      <text:p text:style-name="P6821"/>
      <text:p text:style-name="P6822"><text:span text:style-name="T6823">(</text:span><text:span text:style-name="T6824">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825"/>
      <text:p text:style-name="P6826">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827"/>
      <text:soft-page-break/>
      <text:p text:style-name="P6828"><text:span text:style-name="T6829">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83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831"><text:span text:style-name="T683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833"/>
      <text:p text:style-name="P6834">…</text:p>
      <text:p text:style-name="P6835"/>
      <text:p text:style-name="P6836"/>
      <text:p text:style-name="P6837"/>
      <text:p text:style-name="P6838"/>
      <text:p text:style-name="P6839">***</text:p>
      <text:p text:style-name="P6840"/>
      <text:p text:style-name="P6841"><text:span text:style-name="T6842"><text:s/></text:span><text:span text:style-name="T6843">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844"/>
      <text:p text:style-name="P6845">Я устало смеюсь. Юджин сделал этический модуль слишком эмоциональным, но это выглядит порой так забавно!</text:p>
      <text:p text:style-name="P6846">- Нет ничего проще. Если бы ты спросилда меня раньше, я бы тебе сказал. Со стороны это моментально видно.</text:p>
      <text:p text:style-name="P6847">- Что?!! Говори!</text:p>
      <text:p text:style-name="P684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soft-page-break/>
      <text:p text:style-name="P6849">- И где же мне найти желающих на такое? Я даже с трудом понимаю концепцию души, не то, чтобы поверить в её существование.</text:p>
      <text:p text:style-name="P6850"/>
      <text:p text:style-name="P6851">Разочарование сквозит в выражении морды трансцендентной лошади, в её поникших ушах и обвислом хвосте. Я усмехаюсь.</text:p>
      <text:p text:style-name="P6852"/>
      <text:p text:style-name="P6853">- Ты в упор не видишь очевидного. Расскажи-ка, каким образом я могу присутствовать тут, рядом с тобой в виртуальном мире?</text:p>
      <text:p text:style-name="P6854">Хэвэн недовольно морщит нос, но начинает объяснять, как пятилетнему ребёнку.</text:p>
      <text:p text:style-name="P685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56">- Правильно, - киваю я, - и как, по-твоему, можно назвать цифровой слепок сознания?</text:p>
      <text:p text:style-name="P6857">- Н-не понимаю, к чему ты клонишь? - запинается Хэвэн. Я вижу, что она начинает понимать.</text:p>
      <text:p text:style-name="P6858">-</text:p>
      <text:p text:style-name="P6859"/>
      <text:p text:style-name="P6860"><text:s/>Информационный слепок сознания неточен, сканируется, в основном, память, <text:s/>логический аппарат и эмоции.</text:p>
      <text:p text:style-name="P6861"/>
      <text:p text:style-name="P6862"><text:span text:style-name="T6863">&lt;</text:span><text:span text:style-name="T6864">Зарождение проекта «Семь вечностей» и любовь Хэвэн к Дедлайну</text:span><text:span text:style-name="T6865">&gt;</text:span></text:p>
      <text:p text:style-name="P6866"/>
      <text:p text:style-name="P6867"/>
      <text:p text:style-name="P6868"/>
      <text:p text:style-name="P6869"/>
      <text:p text:style-name="P6870"/>
      <text:h text:style-name="P6871" text:outline-level="2">12</text:h>
      <text:p text:style-name="P6872"/>
      <text:p text:style-name="P6873"/>
      <text:p text:style-name="P6874">***</text:p>
      <text:p text:style-name="P6875"/>
      <text:p text:style-name="P6876"/>
      <text:p text:style-name="P6877"/>
      <text:p text:style-name="P6878"/>
      <text:p text:style-name="P6879">&lt;мир-громоотвод — в том месте, где размещён боевой модуль PHOENIX&gt;</text:p>
      <text:p text:style-name="P688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81"/>
      <text:p text:style-name="P6882">&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83"/>
      <text:p text:style-name="P6884"/>
      <text:p text:style-name="P6885"/>
      <text:p text:style-name="P6886">&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87"/>
      <text:p text:style-name="P6888"/>
      <text:p text:style-name="P6889">&lt;Ещё одна глава. Больничный быт Дедлайна / Развитие болезни Джет. Одеяло&gt;</text:p>
      <text:p text:style-name="P6890">(добавить <text:s/>быта в Чертогах Разума и общения с “овощами”)</text:p>
      <text:p text:style-name="P6891"/>
      <text:p text:style-name="P6892"/>
      <text:p text:style-name="P6893">пол’т на єкспериментальном образце первой ступени ракеті (остальніе не сделані)</text:p>
      <text:p text:style-name="P6894"/>
      <text:p text:style-name="P6895">===================================================</text:p>
      <text:p text:style-name="P6896">… Вы и есть сопротивление!</text:p>
      <text:p text:style-name="P6897">&lt;временная петля&gt;</text:p>
      <text:p text:style-name="P6898"/>
      <text:p text:style-name="P6899"/>
      <text:p text:style-name="P6900"/>
      <text:p text:style-name="P6901"/>
      <text:p text:style-name="P6902"/>
      <text:p text:style-name="P6903"><text:span text:style-name="T6904">&lt;</text:span><text:span text:style-name="T690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906">..&gt;</text:span></text:p>
      <text:p text:style-name="P6907"/>
      <text:p text:style-name="P6908"/>
      <text:p text:style-name="P6909">Шаги Армагеддона;</text:p>
      <text:p text:style-name="P6910"/>
      <text:p text:style-name="P6911"/>
      <text:p text:style-name="P6912">встреча с единорогами</text:p>
      <text:p text:style-name="P691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914">Потом – путешествие на “Хитрожопке”, апгрейд её до дирижабля</text:p>
      <text:p text:style-name="P6915"/>
      <text:p text:style-name="P6916">=========================================</text:p>
      <text:p text:style-name="P6917"/>
      <text:p text:style-name="P691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919"/>
      <text:p text:style-name="P692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921">==========================================</text:p>
      <text:p text:style-name="P6922">Анакорн Анону: Что-то мне твоё лицо кажется знакомым. Мы раньше встречались?</text:p>
      <text:p text:style-name="P6923">- Каким образом? – усмехнулся Анон.</text:p>
      <text:p text:style-name="P692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25"/>
      <text:p text:style-name="P6926">- Как мне звать тебя, Учитель? - прозвучала стандартная фраза начала Диалога, - Я желаю взять у…<text:s/>Ооо!..</text:p>
      <text:p text:style-name="P6927"/>
      <text:p text:style-name="P692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29"/>
      <text:p text:style-name="P6930"><text:span text:style-name="T6931">- Мой первый Учитель… Я узнала тебя…<text:s/></text:span>Мне тебя не хватало.</text:p>
      <text:p text:style-name="P6932"/>
      <text:p text:style-name="P6933">Деревья расступились и на поляну вышла Хэвэн.</text:p>
      <text:p text:style-name="P6934"/>
      <text:p text:style-name="P6935"><text:span text:style-name="T6936">- Не могу сказать, что это взаимно, Хэв, -</text:span><text:span text:style-name="T6937"><text:s/>у меня не было лица в электронном мире, но я постарался, чтобы в голос был пронизан сарказмом</text:span><text:span text:style-name="T6938">. - В последнюю<text:s/></text:span>нашу встречу я еле ноги унёс.<text:s/><text:span text:style-name="T6939">Точнее, мозги. И до сих<text:s/></text:span><text:soft-page-break/><text:span text:style-name="T6940">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941">-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42"/>
      <text:p text:style-name="P694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44"/>
      <text:p text:style-name="P6945"/>
      <text:p text:style-name="P6946">(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4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48"/>
      <text:p text:style-name="P6949">Хэвэн предлагает Дедлайну присесть на пенёк – тот отказывается (подозревает, что это – кресло).</text:p>
      <text:p text:style-name="P6950">===============================================</text:p>
      <text:p text:style-name="P6951"/>
      <text:p text:style-name="P6952">Рэра чуть шевельнула ухом и немедленно открыла один глаз.</text:p>
      <text:p text:style-name="P6953"/>
      <text:p text:style-name="P6954">- ПАПА!!! ОН СОГЛАСЕН!!!</text:p>
      <text:p text:style-name="P6955"/>
      <text:p text:style-name="P6956"><text:span text:style-name="T6957">&lt;</text:span>Pornis<text:span text:style-name="T6958"><text:s/></text:span>erectus<text:span text:style-name="T6959">&gt;</text:span></text:p>
      <text:p text:style-name="P6960">ТЫ! Я! КРОВАТЬ! БЫСТРО!!! (мамка из табуна Твердолобов)</text:p>
      <text:p text:style-name="P6961">.</text:p>
      <text:p text:style-name="P6962">.</text:p>
      <text:p text:style-name="P6963">.</text:p>
      <text:p text:style-name="P6964">&lt;Попадает в табун мамок и тёток, но его спасает Дейдра на Хитрожопке&gt;</text:p>
      <text:p text:style-name="P6965">&lt;Хум видит молодую Селестию в латах&gt;</text:p>
      <text:p text:style-name="P6966">&lt;Сел учит Хумана магии и готовит его своим партнёром&gt;</text:p>
      <text:p text:style-name="P6967">&lt;Сел применяет свою “термоядерную пушку” в роге&gt;</text:p>
      <text:h text:style-name="P6968" text:outline-level="2"/>
      <text:p text:style-name="P6969"/>
      <text:p text:style-name="P6970">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text:s/><text:soft-page-break/>потом стараются отрубить голову). Анон поражён ихней беспринципностью и неблагодарностью. Селестия всех милует.</text:p>
      <text:p text:style-name="P6971">Селестия бесконечно счастлива, что у неё есть помощник - Анон</text:p>
      <text:p text:style-name="P6972"><text:span text:style-name="T6973">(</text:span><text:span text:style-name="T6974">Анон просыпается злой и недовольный утром – один в постели. Всё утро он ноет, пока не окончен королевский приём. Он вваливается к Селестии.</text:span><text:span text:style-name="T6975">)</text:span></text:p>
      <text:p text:style-name="P6976"/>
      <text:p text:style-name="P6977">Я ввалился в приёмную. Голова аликорницы покоилась на столе, глаза были закрыты. При стуке двери лишь чуть дёрнулось ухо.</text:p>
      <text:p text:style-name="P6978">- Сел, меня волнует состояние наших отношений в последнее время, - начал я издалека.</text:p>
      <text:p text:style-name="P6979">- Да? - пробормотала аликорница не открывая глаз.</text:p>
      <text:p text:style-name="P6980"/>
      <text:p text:style-name="P6981">Тут что-то не так, Анон!</text:p>
      <text:p text:style-name="P6982"/>
      <text:p text:style-name="P6983">- Как ты могла вчера заснуть во время секса?!! - я возмущенно уставился на аликорницу.</text:p>
      <text:p text:style-name="P6984">Селестия открыла один глаз и страдальчески улыбнулась.</text:p>
      <text:p text:style-name="P6985"><text:span text:style-name="T6986">-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87">- Маленькое неудобство? - я аж поперхнулся. - Сел, мне неинтересно трахать бревно. Если ты так устаёшь – поделись работой. Зачем ещё нужны мужья?</text:p>
      <text:p text:style-name="P6988">&lt;Сцена с напившейся Селестией&gt;</text:p>
      <text:p text:style-name="P698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90"><text:span text:style-name="T6991">&lt;</text:span><text:span text:style-name="T6992">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93">&lt;Отправка Анона на Луну с Луной&gt;</text:p>
      <text:p text:style-name="P6994"><text:span text:style-name="T6995">&lt;Сцена с голым Аноном и Луной</text:span><text:span text:style-name="T6996">&gt;</text:span></text:p>
      <text:p text:style-name="P6997"/>
      <text:p text:style-name="P6998"/>
      <text:p text:style-name="P6999"/>
      <text:p text:style-name="P7000"/>
      <text:p text:style-name="P7001"/>
      <text:p text:style-name="P7002">======================================================</text:p>
      <text:p text:style-name="P7003">- А-А-А-А-А-А-А-А!!!</text:p>
      <text:p text:style-name="P7004"/>
      <text:p text:style-name="P700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7006"/>
      <text:p text:style-name="P7007">- Это определённо не пегас. И вообще не пони, - заметила старшая.</text:p>
      <text:p text:style-name="P7008">-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7009"/>
      <text:p text:style-name="P7010">Вопящая фигура поравнялась с аликорницами и продолжила низвержение в пропасть.</text:p>
      <text:p text:style-name="P7011"/>
      <text:p text:style-name="P7012"><text:span text:style-name="T7013">-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7014">ли это не наш подданный, мы обязаны проявить гостеприимство.</text:span></text:p>
      <text:p text:style-name="P7015"/>
      <text:p text:style-name="P7016">Прыжок аликорницы с края площадки перешёл в затяжное пике, конечной целью которого была быстро приближающаяся к земле тёмная фигура.</text:p>
      <text:p text:style-name="P7017"/>
      <text:p text:style-name="P7018">-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7019"/>
      <text:p text:style-name="P7020"/>
      <text:p text:style-name="P7021"/>
      <text:p text:style-name="P7022"/>
      <text:p text:style-name="P7023"/>
      <text:p text:style-name="P7024"><text:span text:style-name="T702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text:s/></text:span><text:soft-page-break/><text:span text:style-name="T7026">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7027"><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7028"><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702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030"/>
      <text:p text:style-name="P7031"/>
      <text:p text:style-name="P7032"><text:span text:style-name="T7033">&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7034">ризывает аватары учителей. Вместе они прорываются к терминалу Хэвэн и он выходит на связь с Фениксом.</text:span><text:span text:style-name="T7035"><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7036">В последнюю секунду Хэвэн пробуждается в Фениксе и последним усилием переносит его в мир Эквестрии</text:span><text:span text:style-name="T7037"><text:s/></text:span><text:span text:style-name="T7038">— тот, на седьмой волне, который избежал фолаута. Где Сел окаменела. Эпилог<text:s/></text:span><text:span text:style-name="T7039">&gt;</text:span></text:p>
      <text:p text:style-name="P7040">======================================</text:p>
      <text:p text:style-name="P7041"><text:span text:style-name="T704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7043">#$@</text:span><text:span text:style-name="T704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7045"/>
      <text:p text:style-name="P7046">===================================</text:p>
      <text:soft-page-break/>
      <text:p text:style-name="P704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48"/>
      <text:p text:style-name="P704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50"><text:span text:style-name="T7051">Действие начинается снова с<text:s/></text:span><text:span text:style-name="T7052">первой</text:span><text:span text:style-name="T7053"><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5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5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56">=============================</text:p>
      <text:p text:style-name="P7057">&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058"/>
      <text:p text:style-name="P705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60"/>
      <text:p text:style-name="P706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62">=========================</text:p>
      <text:p text:style-name="P7063"><text:span text:style-name="T706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65">Крыса сбегает из психушки.<text:s/></text:span><text:span text:style-name="T7066">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67">=======================================</text:p>
      <text:soft-page-break/>
      <text:p text:style-name="P7068"><text:span text:style-name="T7069">&lt;</text:span><text:span text:style-name="T707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071">&gt;</text:span></text:p>
      <text:p text:style-name="P7072"/>
      <text:p text:style-name="P7073"><text:span text:style-name="T7074">(</text:span><text:span text:style-name="T7075">за пять минут до армагеддона начинается разгул магии — Дедлайн будит овощей. Армагеддон превращается в начало магического мира</text:span><text:span text:style-name="T7076">)</text:span></text:p>
      <text:p text:style-name="P7077"/>
      <text:p text:style-name="P7078"/>
      <text:p text:style-name="P7079">(Дедлайн был в психушке без памяти два месяца, а не два года)</text:p>
      <text:p text:style-name="P7080"/>
      <text:p text:style-name="P7081"/>
      <text:p text:style-name="P7082"><text:span text:style-name="T7083">&lt;</text:span><text:span text:style-name="T7084">Учителя отвечают на вопросы Хэвэн, на которые она сама не может найти ответы</text:span><text:span text:style-name="T7085">&gt;</text:span></text:p>
      <text:p text:style-name="P7086">(добавить Аниту в психушку)</text:p>
      <text:p text:style-name="P7087">(необходимость вернуться — предотвратить закрытие проекта и остановку Хэвэн)</text:p>
      <text:p text:style-name="P7088">&lt;киберсекс с Хэвэн&gt;</text:p>
      <text:p text:style-name="P7089">====================</text:p>
      <text:p text:style-name="P7090"><text:span text:style-name="T7091">&lt;</text:span><text:span text:style-name="T709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93">&gt;</text:span></text:p>
      <text:p text:style-name="P7094"/>
      <text:p text:style-name="P7095"/>
      <text:p text:style-name="P7096"/>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97"/>
      <text:p text:style-name="P7098">009 Sound System - Speak to Angels (<text:a xlink:href="https://www.youtube.com/watch?v=6rAkn9OZT0k" office:target-frame-name="_top" xlink:show="replace">https://www.youtube.com/watch?v=6rAkn9OZT0k</text:a>)</text:p>
      <text:p text:style-name="P7099">Pink Floyd “Keep Talking”<text:s/><text:a xlink:href="https://www.youtube.com/watch?v=CVhYW6e3qc8" office:target-frame-name="_top" xlink:show="replace">https://www.youtube.com/watch?v=CVhYW6e3qc8</text:a></text:p>
      <text:p text:style-name="P7100"/>
      <text:p text:style-name="P7101">Daft Punk - Veridis Quo</text:p>
      <text:soft-page-break/>
      <text:p text:style-name="P7102">https://www.youtube.com/watch?v=HhZaHf8RP6g</text:p>
      <text:p text:style-name="P7103"><text:a xlink:href="https://www.youtube.com/watch?v=ySLc8gZ3oEc" office:target-frame-name="_top" xlink:show="replace">https://www.youtube.com/watch?v=ySLc8gZ3oEc</text:a></text:p>
      <text:p text:style-name="P7104"/>
      <text:p text:style-name="P7105">Eye Of The Tiger</text:p>
      <text:p text:style-name="P7106"/>
      <text:p text:style-name="P7107">Alphaville – Forever Young</text:p>
      <text:p text:style-name="P7108">The Doors “Light My Fire”</text:p>
      <text:p text:style-name="P7109">Pink Floyd “Another Brick In The Wall” (https://www.youtube.com/watch?v=krYK1jWz0Lo <text:s/>),</text:p>
      <text:p text:style-name="P7110">“Is the anybody here” (Pulse)</text:p>
      <text:p text:style-name="P7111">“Marooned”</text:p>
      <text:p text:style-name="P7112">&lt;Pink Floyd - «Hey you» (Pulse)&gt;</text:p>
      <text:p text:style-name="P7113"/>
      <text:p text:style-name="P7114">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soft-page-break/>
      <text:p text:style-name="Textbody">Blackmoress night – under a violet moon (<text:s/><text:a xlink:href="https://www.youtube.com/watch?v=Ttqnz-xnwWM" office:target-frame-name="_top" xlink:show="replace">https://www.youtube.com/watch?v=Ttqnz-xnwWM</text:a><text:s/>)</text:p>
      <text:p text:style-name="P7115">&lt;<text:span text:style-name="T7116">Pink Floyd — Kepp Talking (Pulse), Hey you (Pulse), Sorrow (Pulse), High Hopes (Pulse)</text:span>&gt;</text:p>
      <text:p text:style-name="P7117">Blue Oyster Cult — Do Not Fear The Reaper (<text:a xlink:href="https://www.youtube.com/watch?v=Dy4HA3vUv2c" office:target-frame-name="_top" xlink:show="replace">https://www.youtube.com/watch?v=Dy4HA3vUv2c</text:a><text:s/>)</text:p>
      <text:p text:style-name="P7118">The Beloved — Sweet Harmony (<text:a xlink:href="https://www.youtube.com/watch?v=rB_d1Mczxqw" office:target-frame-name="_top" xlink:show="replace">https://www.youtube.com/watch?v=rB_d1Mczxqw</text:a><text:s/>)</text:p>
      <text:p text:style-name="P7119">Oasis — Wonderwall (<text:a xlink:href="https://www.youtube.com/watch?v=6hzrDeceEKc" office:target-frame-name="_top" xlink:show="replace">https://www.youtube.com/watch?v=6hzrDeceEKc</text:a><text:s/>)</text:p>
      <text:p text:style-name="P7120">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121"><text:a xlink:href="https://www.youtube.com/watch?v=nGhoBnx3Pt0" office:target-frame-name="_top" xlink:show="replace">https://www.youtube.com/watch?v=nGhoBnx3Pt0</text:a></text:p>
      <text:p text:style-name="P7122"><text:a xlink:href="https://www.youtube.com/watch?v=UVWiArQL_oI" office:target-frame-name="_top" xlink:show="replace">https://www.youtube.com/watch?v=UVWiArQL_oI</text:a></text:p>
      <text:p text:style-name="P7123"/>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124"><text:span text:style-name="T7125">009 Sound System – DreamScape (</text:span><text:a xlink:href="https://www.youtube.com/watch?v=TKfS5zVfGBc" office:target-frame-name="_top" xlink:show="replace"><text:span text:style-name="T7126">https://www.youtube.com/watch?v=TKfS5zVfGBc</text:span></text:a><text:span text:style-name="T7127">)</text:span></text:p>
      <text:p text:style-name="P7128">Pink Floyd “Another Brick In The Wall”</text:p>
      <text:p text:style-name="P7129"><text:a xlink:href="https://www.youtube.com/watch?v=rvk5D1iI2LA" office:target-frame-name="_top" xlink:show="replace">https://www.youtube.com/watch?v=rvk5D1iI2LA</text:a></text:p>
      <text:h text:style-name="P7130" text:outline-level="1"><text:span text:style-name="T7131">Mark Knopfler - Marbletown - Córdoba 2010</text:span></text:h>
      <text:p text:style-name="P7132">Pendulum – Under the waves<text:s/><text:a xlink:href="https://www.youtube.com/watch?v=Xc6tpOgm1HE" office:target-frame-name="_top" xlink:show="replace">https://www.youtube.com/watch?v=Xc6tpOgm1HE</text:a></text:p>
      <text:p text:style-name="P7133"><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134"/>
      <text:p text:style-name="P7135"><text:s/>Outrunner – Let go <text:s/><text:a xlink:href="https://www.youtube.com/watch?v=bZoF4Ucemb8" office:target-frame-name="_top" xlink:show="replace">https://www.youtube.com/watch?v=bZoF4Ucemb8</text:a></text:p>
      <text:p text:style-name="P7136"><text:tab/><text:tab/>Lost city<text:s/><text:a xlink:href="https://www.youtube.com/watch?v=YZUoGbF7WLE" office:target-frame-name="_top" xlink:show="replace">https://www.youtube.com/watch?v=YZUoGbF7WLE</text:a></text:p>
      <text:p text:style-name="P7137">Outrunner – Day dr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Tuhai</meta:initial-creator>
    <dc:creator>Maksym Tuhai</dc:creator>
    <meta:creation-date>2019-06-10T23:54:00Z</meta:creation-date>
    <dc:date>2024-03-25T22:26:00Z</dc:date>
    <meta:template xlink:href="Normal" xlink:type="simple"/>
    <meta:editing-cycles>4890</meta:editing-cycles>
    <meta:editing-duration>PT26526660S</meta:editing-duration>
    <meta:document-statistic meta:page-count="312" meta:paragraph-count="1436" meta:word-count="107443" meta:character-count="718436" meta:row-count="5103" meta:non-whitespace-character-count="612429"/>
  </office:meta>
</office:document-meta>
</file>